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Heading_20_1" style:master-page-name="Standard">
      <style:paragraph-properties fo:break-before="auto" fo:line-height="115%" fo:margin-right="2.54cm" style:writing-mode="lr-tb"/>
    </style:style>
    <style:style style:name="P2" style:family="paragraph" style:parent-style-name="Standard">
      <style:paragraph-properties fo:break-before="auto" fo:text-indent="0cm" fo:line-height="115%" fo:margin-left="0.635cm" style:writing-mode="lr-tb"/>
    </style:style>
    <style:style style:name="T2_1" style:family="text"/>
    <style:style style:name="T2_2" style:family="text">
      <style:text-properties fo:color="#1155cc" style:text-underline-style="solid" style:text-underline-color="font-color"/>
    </style:style>
    <style:style style:name="P3" style:family="paragraph" style:parent-style-name="Standard">
      <style:paragraph-properties fo:break-before="auto" fo:text-indent="0cm" fo:line-height="115%" fo:margin-left="0.635cm" style:writing-mode="lr-tb"/>
    </style:style>
    <style:style style:name="T3_1" style:family="text"/>
    <style:style style:name="T3_2" style:family="text">
      <style:text-properties fo:color="#1155cc" style:text-underline-style="solid" style:text-underline-color="font-color"/>
    </style:style>
    <style:style style:name="P4" style:family="paragraph" style:parent-style-name="Standard">
      <style:paragraph-properties fo:break-before="auto" fo:text-indent="0cm" fo:line-height="115%" fo:margin-left="0.635cm" style:writing-mode="lr-tb"/>
    </style:style>
    <style:style style:name="T4_1" style:family="text"/>
    <style:style style:name="T4_2" style:family="text">
      <style:text-properties fo:color="#1155cc" style:text-underline-style="solid" style:text-underline-color="font-color"/>
    </style:style>
    <style:style style:name="P5" style:family="paragraph" style:parent-style-name="Standard">
      <style:paragraph-properties fo:break-before="auto" fo:text-indent="0cm" fo:line-height="115%" fo:margin-left="1.27cm" style:writing-mode="lr-tb"/>
    </style:style>
    <style:style style:name="T5_1" style:family="text"/>
    <style:style style:name="T5_2" style:family="text">
      <style:text-properties fo:color="#1155cc" style:text-underline-style="solid" style:text-underline-color="font-color"/>
    </style:style>
    <style:style style:name="T5_3" style:family="text"/>
    <style:style style:name="T5_4" style:family="text">
      <style:text-properties fo:color="#1155cc" style:text-underline-style="solid" style:text-underline-color="font-color"/>
    </style:style>
    <style:style style:name="T5_5" style:family="text"/>
    <style:style style:name="T5_6" style:family="text">
      <style:text-properties fo:color="#1155cc" style:text-underline-style="solid" style:text-underline-color="font-color"/>
    </style:style>
    <style:style style:name="T5_7" style:family="text"/>
    <style:style style:name="T5_8" style:family="text">
      <style:text-properties fo:color="#1155cc" style:text-underline-style="solid" style:text-underline-color="font-color"/>
    </style:style>
    <style:style style:name="T5_9" style:family="text"/>
    <style:style style:name="T5_10" style:family="text">
      <style:text-properties fo:color="#1155cc" style:text-underline-style="solid" style:text-underline-color="font-color"/>
    </style:style>
    <style:style style:name="T5_11" style:family="text"/>
    <style:style style:name="T5_12" style:family="text">
      <style:text-properties fo:color="#1155cc" style:text-underline-style="solid" style:text-underline-color="font-color"/>
    </style:style>
    <style:style style:name="P6" style:family="paragraph" style:parent-style-name="Standard">
      <style:paragraph-properties fo:break-before="auto" fo:text-indent="0cm" fo:line-height="115%" fo:margin-left="1.27cm" style:writing-mode="lr-tb"/>
    </style:style>
    <style:style style:name="T6_1" style:family="text"/>
    <style:style style:name="T6_2" style:family="text">
      <style:text-properties fo:color="#1155cc" style:text-underline-style="solid" style:text-underline-color="font-color"/>
    </style:style>
    <style:style style:name="T6_3" style:family="text"/>
    <style:style style:name="T6_4" style:family="text">
      <style:text-properties fo:color="#1155cc" style:text-underline-style="solid" style:text-underline-color="font-color"/>
    </style:style>
    <style:style style:name="T6_5" style:family="text"/>
    <style:style style:name="T6_6" style:family="text">
      <style:text-properties fo:color="#1155cc" style:text-underline-style="solid" style:text-underline-color="font-color"/>
    </style:style>
    <style:style style:name="T6_7" style:family="text"/>
    <style:style style:name="T6_8" style:family="text">
      <style:text-properties fo:color="#1155cc" style:text-underline-style="solid" style:text-underline-color="font-color"/>
    </style:style>
    <style:style style:name="T6_9" style:family="text"/>
    <style:style style:name="T6_10" style:family="text">
      <style:text-properties fo:color="#1155cc" style:text-underline-style="solid" style:text-underline-color="font-color"/>
    </style:style>
    <style:style style:name="T6_11" style:family="text"/>
    <style:style style:name="T6_12" style:family="text">
      <style:text-properties fo:color="#1155cc" style:text-underline-style="solid" style:text-underline-color="font-color"/>
    </style:style>
    <style:style style:name="T6_13" style:family="text"/>
    <style:style style:name="T6_14" style:family="text">
      <style:text-properties fo:color="#1155cc" style:text-underline-style="solid" style:text-underline-color="font-color"/>
    </style:style>
    <style:style style:name="T6_15" style:family="text"/>
    <style:style style:name="T6_16" style:family="text">
      <style:text-properties fo:color="#1155cc" style:text-underline-style="solid" style:text-underline-color="font-color"/>
    </style:style>
    <style:style style:name="T6_17" style:family="text"/>
    <style:style style:name="T6_18" style:family="text">
      <style:text-properties fo:color="#1155cc" style:text-underline-style="solid" style:text-underline-color="font-color"/>
    </style:style>
    <style:style style:name="T6_19" style:family="text"/>
    <style:style style:name="T6_20" style:family="text">
      <style:text-properties fo:color="#1155cc" style:text-underline-style="solid" style:text-underline-color="font-color"/>
    </style:style>
    <style:style style:name="T6_21" style:family="text"/>
    <style:style style:name="T6_22" style:family="text">
      <style:text-properties fo:color="#1155cc" style:text-underline-style="solid" style:text-underline-color="font-color"/>
    </style:style>
    <style:style style:name="T6_23" style:family="text"/>
    <style:style style:name="T6_24" style:family="text">
      <style:text-properties fo:color="#1155cc" style:text-underline-style="solid" style:text-underline-color="font-color"/>
    </style:style>
    <style:style style:name="T6_25" style:family="text"/>
    <style:style style:name="T6_26" style:family="text">
      <style:text-properties fo:color="#1155cc" style:text-underline-style="solid" style:text-underline-color="font-color"/>
    </style:style>
    <style:style style:name="P7" style:family="paragraph" style:parent-style-name="Standard">
      <style:paragraph-properties fo:break-before="auto" fo:text-indent="0cm" fo:line-height="115%" fo:margin-left="1.27cm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T7_3" style:family="text"/>
    <style:style style:name="T7_4" style:family="text">
      <style:text-properties fo:color="#1155cc" style:text-underline-style="solid" style:text-underline-color="font-color"/>
    </style:style>
    <style:style style:name="T7_5" style:family="text"/>
    <style:style style:name="T7_6" style:family="text">
      <style:text-properties fo:color="#1155cc" style:text-underline-style="solid" style:text-underline-color="font-color"/>
    </style:style>
    <style:style style:name="T7_7" style:family="text"/>
    <style:style style:name="T7_8" style:family="text">
      <style:text-properties fo:color="#1155cc" style:text-underline-style="solid" style:text-underline-color="font-color"/>
    </style:style>
    <style:style style:name="T7_9" style:family="text"/>
    <style:style style:name="T7_10" style:family="text">
      <style:text-properties fo:color="#1155cc" style:text-underline-style="solid" style:text-underline-color="font-color"/>
    </style:style>
    <style:style style:name="T7_11" style:family="text"/>
    <style:style style:name="T7_12" style:family="text">
      <style:text-properties fo:color="#1155cc" style:text-underline-style="solid" style:text-underline-color="font-color"/>
    </style:style>
    <style:style style:name="T7_13" style:family="text"/>
    <style:style style:name="T7_14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break-before="auto" fo:text-indent="0cm" fo:line-height="115%" fo:margin-left="1.27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text-indent="0cm" fo:line-height="115%" fo:margin-left="1.27cm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T9_3" style:family="text"/>
    <style:style style:name="T9_4" style:family="text">
      <style:text-properties fo:color="#1155cc" style:text-underline-style="solid" style:text-underline-color="font-color"/>
    </style:style>
    <style:style style:name="T9_5" style:family="text"/>
    <style:style style:name="T9_6" style:family="text">
      <style:text-properties fo:color="#1155cc" style:text-underline-style="solid" style:text-underline-color="font-color"/>
    </style:style>
    <style:style style:name="T9_7" style:family="text"/>
    <style:style style:name="T9_8" style:family="text">
      <style:text-properties fo:color="#1155cc" style:text-underline-style="solid" style:text-underline-color="font-color"/>
    </style:style>
    <style:style style:name="T9_9" style:family="text"/>
    <style:style style:name="T9_10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text-indent="0cm" fo:line-height="115%" fo:margin-left="1.27cm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T10_3" style:family="text"/>
    <style:style style:name="T10_4" style:family="text">
      <style:text-properties fo:color="#1155cc" style:text-underline-style="solid" style:text-underline-color="font-color"/>
    </style:style>
    <style:style style:name="T10_5" style:family="text"/>
    <style:style style:name="T10_6" style:family="text">
      <style:text-properties fo:color="#1155cc" style:text-underline-style="solid" style:text-underline-color="font-color"/>
    </style:style>
    <style:style style:name="T10_7" style:family="text"/>
    <style:style style:name="T10_8" style:family="text">
      <style:text-properties fo:color="#1155cc" style:text-underline-style="solid" style:text-underline-color="font-color"/>
    </style:style>
    <style:style style:name="T10_9" style:family="text"/>
    <style:style style:name="T10_10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text-indent="0cm" fo:line-height="115%" fo:margin-left="0.635cm" style:writing-mode="lr-tb"/>
    </style:style>
    <style:style style:name="T11_1" style:family="text"/>
    <style:style style:name="T11_2" style:family="text">
      <style:text-properties fo:color="#1155cc" style:text-underline-style="solid" style:text-underline-color="font-color"/>
    </style:style>
    <style:style style:name="T11_3" style:family="text"/>
    <style:style style:name="T11_4" style:family="text">
      <style:text-properties fo:color="#1155cc" style:text-underline-style="solid" style:text-underline-color="font-color"/>
    </style:style>
    <style:style style:name="T11_5" style:family="text"/>
    <style:style style:name="T11_6" style:family="text">
      <style:text-properties fo:color="#1155cc" style:text-underline-style="solid" style:text-underline-color="font-color"/>
    </style:style>
    <style:style style:name="T11_7" style:family="text"/>
    <style:style style:name="T11_8" style:family="text">
      <style:text-properties fo:color="#1155cc" style:text-underline-style="solid" style:text-underline-color="font-color"/>
    </style:style>
    <style:style style:name="T11_9" style:family="text"/>
    <style:style style:name="T11_10" style:family="text">
      <style:text-properties fo:color="#1155cc" style:text-underline-style="solid" style:text-underline-color="font-color"/>
    </style:style>
    <style:style style:name="P12" style:family="paragraph" style:parent-style-name="Standard">
      <style:paragraph-properties fo:break-before="auto" fo:text-indent="0cm" fo:line-height="115%" fo:margin-left="1.27cm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T12_3" style:family="text"/>
    <style:style style:name="T12_4" style:family="text">
      <style:text-properties fo:color="#1155cc" style:text-underline-style="solid" style:text-underline-color="font-color"/>
    </style:style>
    <style:style style:name="T12_5" style:family="text"/>
    <style:style style:name="T12_6" style:family="text">
      <style:text-properties fo:color="#1155cc" style:text-underline-style="solid" style:text-underline-color="font-color"/>
    </style:style>
    <style:style style:name="T12_7" style:family="text"/>
    <style:style style:name="T12_8" style:family="text">
      <style:text-properties fo:color="#1155cc" style:text-underline-style="solid" style:text-underline-color="font-color"/>
    </style:style>
    <style:style style:name="T12_9" style:family="text"/>
    <style:style style:name="T12_10" style:family="text">
      <style:text-properties fo:color="#1155cc" style:text-underline-style="solid" style:text-underline-color="font-color"/>
    </style:style>
    <style:style style:name="T12_11" style:family="text"/>
    <style:style style:name="T12_12" style:family="text">
      <style:text-properties fo:color="#1155cc" style:text-underline-style="solid" style:text-underline-color="font-color"/>
    </style:style>
    <style:style style:name="T12_13" style:family="text"/>
    <style:style style:name="T12_14" style:family="text">
      <style:text-properties fo:color="#1155cc" style:text-underline-style="solid" style:text-underline-color="font-color"/>
    </style:style>
    <style:style style:name="T12_15" style:family="text"/>
    <style:style style:name="T12_16" style:family="text">
      <style:text-properties fo:color="#1155cc" style:text-underline-style="solid" style:text-underline-color="font-color"/>
    </style:style>
    <style:style style:name="T12_17" style:family="text"/>
    <style:style style:name="T12_18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text-indent="0cm" fo:line-height="115%" fo:margin-left="1.27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T13_3" style:family="text"/>
    <style:style style:name="T13_4" style:family="text">
      <style:text-properties fo:color="#1155cc" style:text-underline-style="solid" style:text-underline-color="font-color"/>
    </style:style>
    <style:style style:name="T13_5" style:family="text"/>
    <style:style style:name="T13_6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text-indent="0cm" fo:line-height="115%" fo:margin-left="1.27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text-indent="0cm" fo:line-height="115%" fo:margin-left="0.635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line-height="115%" fo:margin-left="1.27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text-indent="0cm" fo:line-height="115%" fo:margin-left="1.27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T17_3" style:family="text"/>
    <style:style style:name="T17_4" style:family="text">
      <style:text-properties fo:color="#1155cc" style:text-underline-style="solid" style:text-underline-color="font-color"/>
    </style:style>
    <style:style style:name="T17_5" style:family="text"/>
    <style:style style:name="T17_6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text-indent="0cm" fo:line-height="115%" fo:margin-left="1.27cm" style:writing-mode="lr-tb"/>
    </style:style>
    <style:style style:name="T18_1" style:family="text"/>
    <style:style style:name="T18_2" style:family="text">
      <style:text-properties fo:color="#1155cc" style:text-underline-style="solid" style:text-underline-color="font-color"/>
    </style:style>
    <style:style style:name="T18_3" style:family="text"/>
    <style:style style:name="T18_4" style:family="text">
      <style:text-properties fo:color="#1155cc" style:text-underline-style="solid" style:text-underline-color="font-color"/>
    </style:style>
    <style:style style:name="T18_5" style:family="text"/>
    <style:style style:name="T18_6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fo:text-indent="0cm" fo:line-height="115%" fo:margin-left="1.27cm" style:writing-mode="lr-tb"/>
    </style:style>
    <style:style style:name="T19_1" style:family="text"/>
    <style:style style:name="T19_2" style:family="text">
      <style:text-properties fo:color="#1155cc" style:text-underline-style="solid" style:text-underline-color="font-color"/>
    </style:style>
    <style:style style:name="T19_3" style:family="text"/>
    <style:style style:name="T19_4" style:family="text">
      <style:text-properties fo:color="#1155cc" style:text-underline-style="solid" style:text-underline-color="font-color"/>
    </style:style>
    <style:style style:name="T19_5" style:family="text"/>
    <style:style style:name="T19_6" style:family="text">
      <style:text-properties fo:color="#1155cc" style:text-underline-style="solid" style:text-underline-color="font-color"/>
    </style:style>
    <style:style style:name="P20" style:family="paragraph" style:parent-style-name="Standard">
      <style:paragraph-properties fo:break-before="auto" fo:text-indent="0cm" fo:line-height="115%" fo:margin-left="1.27cm" style:writing-mode="lr-tb"/>
    </style:style>
    <style:style style:name="T20_1" style:family="text"/>
    <style:style style:name="T20_2" style:family="text">
      <style:text-properties fo:color="#1155cc" style:text-underline-style="solid" style:text-underline-color="font-color"/>
    </style:style>
    <style:style style:name="T20_3" style:family="text"/>
    <style:style style:name="T20_4" style:family="text">
      <style:text-properties fo:color="#1155cc" style:text-underline-style="solid" style:text-underline-color="font-color"/>
    </style:style>
    <style:style style:name="T20_5" style:family="text"/>
    <style:style style:name="T20_6" style:family="text">
      <style:text-properties fo:color="#1155cc" style:text-underline-style="solid" style:text-underline-color="font-color"/>
    </style:style>
    <style:style style:name="P21" style:family="paragraph" style:parent-style-name="Standard">
      <style:paragraph-properties fo:break-before="auto" fo:text-indent="0cm" fo:line-height="115%" fo:margin-left="1.27cm" style:writing-mode="lr-tb"/>
    </style:style>
    <style:style style:name="T21_1" style:family="text"/>
    <style:style style:name="T21_2" style:family="text">
      <style:text-properties fo:color="#1155cc" style:text-underline-style="solid" style:text-underline-color="font-color"/>
    </style:style>
    <style:style style:name="T21_3" style:family="text"/>
    <style:style style:name="T21_4" style:family="text">
      <style:text-properties fo:color="#1155cc" style:text-underline-style="solid" style:text-underline-color="font-color"/>
    </style:style>
    <style:style style:name="T21_5" style:family="text"/>
    <style:style style:name="T21_6" style:family="text">
      <style:text-properties fo:color="#1155cc" style:text-underline-style="solid" style:text-underline-color="font-color"/>
    </style:style>
    <style:style style:name="P22" style:family="paragraph" style:parent-style-name="Standard">
      <style:paragraph-properties fo:break-before="auto" fo:text-indent="0cm" fo:line-height="115%" fo:margin-left="1.27cm" style:writing-mode="lr-tb"/>
    </style:style>
    <style:style style:name="T22_1" style:family="text"/>
    <style:style style:name="T22_2" style:family="text">
      <style:text-properties fo:color="#1155cc" style:text-underline-style="solid" style:text-underline-color="font-color"/>
    </style:style>
    <style:style style:name="T22_3" style:family="text"/>
    <style:style style:name="T22_4" style:family="text">
      <style:text-properties fo:color="#1155cc" style:text-underline-style="solid" style:text-underline-color="font-color"/>
    </style:style>
    <style:style style:name="T22_5" style:family="text"/>
    <style:style style:name="T22_6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break-before="auto" fo:text-indent="0cm" fo:line-height="115%" fo:margin-left="1.27cm" style:writing-mode="lr-tb"/>
    </style:style>
    <style:style style:name="T23_1" style:family="text"/>
    <style:style style:name="T23_2" style:family="text">
      <style:text-properties fo:color="#1155cc" style:text-underline-style="solid" style:text-underline-color="font-color"/>
    </style:style>
    <style:style style:name="T23_3" style:family="text"/>
    <style:style style:name="T23_4" style:family="text">
      <style:text-properties fo:color="#1155cc" style:text-underline-style="solid" style:text-underline-color="font-color"/>
    </style:style>
    <style:style style:name="T23_5" style:family="text"/>
    <style:style style:name="T23_6" style:family="text">
      <style:text-properties fo:color="#1155cc" style:text-underline-style="solid" style:text-underline-color="font-color"/>
    </style:style>
    <style:style style:name="P24" style:family="paragraph" style:parent-style-name="Standard">
      <style:paragraph-properties fo:break-before="auto" fo:text-indent="0cm" fo:line-height="115%" fo:margin-left="1.27cm" style:writing-mode="lr-tb"/>
    </style:style>
    <style:style style:name="T24_1" style:family="text"/>
    <style:style style:name="T24_2" style:family="text">
      <style:text-properties fo:color="#1155cc" style:text-underline-style="solid" style:text-underline-color="font-color"/>
    </style:style>
    <style:style style:name="T24_3" style:family="text"/>
    <style:style style:name="T24_4" style:family="text">
      <style:text-properties fo:color="#1155cc" style:text-underline-style="solid" style:text-underline-color="font-color"/>
    </style:style>
    <style:style style:name="T24_5" style:family="text"/>
    <style:style style:name="T24_6" style:family="text">
      <style:text-properties fo:color="#1155cc" style:text-underline-style="solid" style:text-underline-color="font-color"/>
    </style:style>
    <style:style style:name="T24_7" style:family="text"/>
    <style:style style:name="T24_8" style:family="text">
      <style:text-properties fo:color="#1155cc" style:text-underline-style="solid" style:text-underline-color="font-color"/>
    </style:style>
    <style:style style:name="T24_9" style:family="text"/>
    <style:style style:name="T24_10" style:family="text">
      <style:text-properties fo:color="#1155cc" style:text-underline-style="solid" style:text-underline-color="font-color"/>
    </style:style>
    <style:style style:name="P25" style:family="paragraph" style:parent-style-name="Standard">
      <style:paragraph-properties fo:break-before="auto" fo:text-indent="0cm" fo:line-height="115%" fo:margin-left="1.27cm" style:writing-mode="lr-tb"/>
    </style:style>
    <style:style style:name="T25_1" style:family="text"/>
    <style:style style:name="T25_2" style:family="text">
      <style:text-properties fo:color="#1155cc" style:text-underline-style="solid" style:text-underline-color="font-color"/>
    </style:style>
    <style:style style:name="T25_3" style:family="text"/>
    <style:style style:name="T25_4" style:family="text">
      <style:text-properties fo:color="#1155cc" style:text-underline-style="solid" style:text-underline-color="font-color"/>
    </style:style>
    <style:style style:name="T25_5" style:family="text"/>
    <style:style style:name="T25_6" style:family="text">
      <style:text-properties fo:color="#1155cc" style:text-underline-style="solid" style:text-underline-color="font-color"/>
    </style:style>
    <style:style style:name="P26" style:family="paragraph" style:parent-style-name="Standard">
      <style:paragraph-properties fo:break-before="auto" fo:text-indent="0cm" fo:line-height="115%" fo:margin-left="1.27cm" style:writing-mode="lr-tb"/>
    </style:style>
    <style:style style:name="T26_1" style:family="text"/>
    <style:style style:name="T26_2" style:family="text">
      <style:text-properties fo:color="#1155cc" style:text-underline-style="solid" style:text-underline-color="font-color"/>
    </style:style>
    <style:style style:name="T26_3" style:family="text"/>
    <style:style style:name="T26_4" style:family="text">
      <style:text-properties fo:color="#1155cc" style:text-underline-style="solid" style:text-underline-color="font-color"/>
    </style:style>
    <style:style style:name="T26_5" style:family="text"/>
    <style:style style:name="T26_6" style:family="text">
      <style:text-properties fo:color="#1155cc" style:text-underline-style="solid" style:text-underline-color="font-color"/>
    </style:style>
    <style:style style:name="P27" style:family="paragraph" style:parent-style-name="Standard">
      <style:paragraph-properties fo:break-before="auto" fo:text-indent="0cm" fo:line-height="115%" fo:margin-left="1.27cm" style:writing-mode="lr-tb"/>
    </style:style>
    <style:style style:name="T27_1" style:family="text"/>
    <style:style style:name="T27_2" style:family="text">
      <style:text-properties fo:color="#1155cc" style:text-underline-style="solid" style:text-underline-color="font-color"/>
    </style:style>
    <style:style style:name="T27_3" style:family="text"/>
    <style:style style:name="T27_4" style:family="text">
      <style:text-properties fo:color="#1155cc" style:text-underline-style="solid" style:text-underline-color="font-color"/>
    </style:style>
    <style:style style:name="T27_5" style:family="text"/>
    <style:style style:name="T27_6" style:family="text">
      <style:text-properties fo:color="#1155cc" style:text-underline-style="solid" style:text-underline-color="font-color"/>
    </style:style>
    <style:style style:name="P28" style:family="paragraph" style:parent-style-name="Standard">
      <style:paragraph-properties fo:break-before="auto" fo:text-indent="0cm" fo:line-height="115%" fo:margin-left="1.27cm" style:writing-mode="lr-tb"/>
    </style:style>
    <style:style style:name="T28_1" style:family="text"/>
    <style:style style:name="T28_2" style:family="text">
      <style:text-properties fo:color="#1155cc" style:text-underline-style="solid" style:text-underline-color="font-color"/>
    </style:style>
    <style:style style:name="T28_3" style:family="text"/>
    <style:style style:name="T28_4" style:family="text">
      <style:text-properties fo:color="#1155cc" style:text-underline-style="solid" style:text-underline-color="font-color"/>
    </style:style>
    <style:style style:name="T28_5" style:family="text"/>
    <style:style style:name="T28_6" style:family="text">
      <style:text-properties fo:color="#1155cc" style:text-underline-style="solid" style:text-underline-color="font-color"/>
    </style:style>
    <style:style style:name="P29" style:family="paragraph" style:parent-style-name="Standard">
      <style:paragraph-properties fo:break-before="auto" fo:text-indent="0cm" fo:line-height="115%" fo:margin-left="1.27cm" style:writing-mode="lr-tb"/>
    </style:style>
    <style:style style:name="T29_1" style:family="text"/>
    <style:style style:name="T29_2" style:family="text">
      <style:text-properties fo:color="#1155cc" style:text-underline-style="solid" style:text-underline-color="font-color"/>
    </style:style>
    <style:style style:name="T29_3" style:family="text"/>
    <style:style style:name="T29_4" style:family="text">
      <style:text-properties fo:color="#1155cc" style:text-underline-style="solid" style:text-underline-color="font-color"/>
    </style:style>
    <style:style style:name="T29_5" style:family="text"/>
    <style:style style:name="T29_6" style:family="text">
      <style:text-properties fo:color="#1155cc" style:text-underline-style="solid" style:text-underline-color="font-color"/>
    </style:style>
    <style:style style:name="P30" style:family="paragraph" style:parent-style-name="Standard">
      <style:paragraph-properties fo:break-before="auto" fo:text-indent="0cm" fo:line-height="115%" fo:margin-left="0.635cm" style:writing-mode="lr-tb"/>
    </style:style>
    <style:style style:name="T30_1" style:family="text"/>
    <style:style style:name="T30_2" style:family="text">
      <style:text-properties fo:color="#1155cc" style:text-underline-style="solid" style:text-underline-color="font-color"/>
    </style:style>
    <style:style style:name="P31" style:family="paragraph" style:parent-style-name="Standard">
      <style:paragraph-properties fo:break-before="auto" fo:text-indent="0cm" fo:line-height="115%" fo:margin-left="1.27cm" style:writing-mode="lr-tb"/>
    </style:style>
    <style:style style:name="T31_1" style:family="text"/>
    <style:style style:name="T31_2" style:family="text">
      <style:text-properties fo:color="#1155cc" style:text-underline-style="solid" style:text-underline-color="font-color"/>
    </style:style>
    <style:style style:name="T31_3" style:family="text"/>
    <style:style style:name="T31_4" style:family="text">
      <style:text-properties fo:color="#1155cc" style:text-underline-style="solid" style:text-underline-color="font-color"/>
    </style:style>
    <style:style style:name="T31_5" style:family="text"/>
    <style:style style:name="T31_6" style:family="text">
      <style:text-properties fo:color="#1155cc" style:text-underline-style="solid" style:text-underline-color="font-color"/>
    </style:style>
    <style:style style:name="P32" style:family="paragraph" style:parent-style-name="Standard">
      <style:paragraph-properties fo:break-before="auto" fo:text-indent="0cm" fo:line-height="115%" fo:margin-left="1.27cm" style:writing-mode="lr-tb"/>
    </style:style>
    <style:style style:name="T32_1" style:family="text"/>
    <style:style style:name="T32_2" style:family="text">
      <style:text-properties fo:color="#1155cc" style:text-underline-style="solid" style:text-underline-color="font-color"/>
    </style:style>
    <style:style style:name="T32_3" style:family="text"/>
    <style:style style:name="T32_4" style:family="text">
      <style:text-properties fo:color="#1155cc" style:text-underline-style="solid" style:text-underline-color="font-color"/>
    </style:style>
    <style:style style:name="T32_5" style:family="text"/>
    <style:style style:name="T32_6" style:family="text">
      <style:text-properties fo:color="#1155cc" style:text-underline-style="solid" style:text-underline-color="font-color"/>
    </style:style>
    <style:style style:name="P33" style:family="paragraph" style:parent-style-name="Standard">
      <style:paragraph-properties fo:break-before="auto" fo:text-indent="0cm" fo:line-height="115%" fo:margin-left="1.27cm" style:writing-mode="lr-tb"/>
    </style:style>
    <style:style style:name="T33_1" style:family="text"/>
    <style:style style:name="T33_2" style:family="text">
      <style:text-properties fo:color="#1155cc" style:text-underline-style="solid" style:text-underline-color="font-color"/>
    </style:style>
    <style:style style:name="T33_3" style:family="text"/>
    <style:style style:name="T33_4" style:family="text">
      <style:text-properties fo:color="#1155cc" style:text-underline-style="solid" style:text-underline-color="font-color"/>
    </style:style>
    <style:style style:name="T33_5" style:family="text"/>
    <style:style style:name="T33_6" style:family="text">
      <style:text-properties fo:color="#1155cc" style:text-underline-style="solid" style:text-underline-color="font-color"/>
    </style:style>
    <style:style style:name="P34" style:family="paragraph" style:parent-style-name="Standard">
      <style:paragraph-properties fo:break-before="auto" fo:text-indent="0cm" fo:line-height="115%" fo:margin-left="1.27cm" style:writing-mode="lr-tb"/>
    </style:style>
    <style:style style:name="T34_1" style:family="text"/>
    <style:style style:name="T34_2" style:family="text">
      <style:text-properties fo:color="#1155cc" style:text-underline-style="solid" style:text-underline-color="font-color"/>
    </style:style>
    <style:style style:name="T34_3" style:family="text"/>
    <style:style style:name="T34_4" style:family="text">
      <style:text-properties fo:color="#1155cc" style:text-underline-style="solid" style:text-underline-color="font-color"/>
    </style:style>
    <style:style style:name="T34_5" style:family="text"/>
    <style:style style:name="T34_6" style:family="text">
      <style:text-properties fo:color="#1155cc" style:text-underline-style="solid" style:text-underline-color="font-color"/>
    </style:style>
    <style:style style:name="P35" style:family="paragraph" style:parent-style-name="Standard">
      <style:paragraph-properties fo:break-before="auto" fo:text-indent="0cm" fo:line-height="115%" fo:margin-left="1.27cm" style:writing-mode="lr-tb"/>
    </style:style>
    <style:style style:name="T35_1" style:family="text"/>
    <style:style style:name="T35_2" style:family="text">
      <style:text-properties fo:color="#1155cc" style:text-underline-style="solid" style:text-underline-color="font-color"/>
    </style:style>
    <style:style style:name="T35_3" style:family="text"/>
    <style:style style:name="T35_4" style:family="text">
      <style:text-properties fo:color="#1155cc" style:text-underline-style="solid" style:text-underline-color="font-color"/>
    </style:style>
    <style:style style:name="T35_5" style:family="text"/>
    <style:style style:name="T35_6" style:family="text">
      <style:text-properties fo:color="#1155cc" style:text-underline-style="solid" style:text-underline-color="font-color"/>
    </style:style>
    <style:style style:name="P36" style:family="paragraph" style:parent-style-name="Standard">
      <style:paragraph-properties fo:break-before="auto" fo:text-indent="0cm" fo:line-height="115%" fo:margin-left="1.27cm" style:writing-mode="lr-tb"/>
    </style:style>
    <style:style style:name="T36_1" style:family="text"/>
    <style:style style:name="T36_2" style:family="text">
      <style:text-properties fo:color="#1155cc" style:text-underline-style="solid" style:text-underline-color="font-color"/>
    </style:style>
    <style:style style:name="T36_3" style:family="text"/>
    <style:style style:name="T36_4" style:family="text">
      <style:text-properties fo:color="#1155cc" style:text-underline-style="solid" style:text-underline-color="font-color"/>
    </style:style>
    <style:style style:name="T36_5" style:family="text"/>
    <style:style style:name="T36_6" style:family="text">
      <style:text-properties fo:color="#1155cc" style:text-underline-style="solid" style:text-underline-color="font-color"/>
    </style:style>
    <style:style style:name="P37" style:family="paragraph" style:parent-style-name="Standard">
      <style:paragraph-properties fo:break-before="auto" fo:text-indent="0cm" fo:line-height="115%" fo:margin-left="1.27cm" style:writing-mode="lr-tb"/>
    </style:style>
    <style:style style:name="T37_1" style:family="text"/>
    <style:style style:name="T37_2" style:family="text">
      <style:text-properties fo:color="#1155cc" style:text-underline-style="solid" style:text-underline-color="font-color"/>
    </style:style>
    <style:style style:name="T37_3" style:family="text"/>
    <style:style style:name="T37_4" style:family="text">
      <style:text-properties fo:color="#1155cc" style:text-underline-style="solid" style:text-underline-color="font-color"/>
    </style:style>
    <style:style style:name="T37_5" style:family="text"/>
    <style:style style:name="T37_6" style:family="text">
      <style:text-properties fo:color="#1155cc" style:text-underline-style="solid" style:text-underline-color="font-color"/>
    </style:style>
    <style:style style:name="P38" style:family="paragraph" style:parent-style-name="Standard">
      <style:paragraph-properties fo:break-before="auto" fo:text-indent="0cm" fo:line-height="115%" fo:margin-left="1.27cm" style:writing-mode="lr-tb"/>
    </style:style>
    <style:style style:name="T38_1" style:family="text"/>
    <style:style style:name="T38_2" style:family="text">
      <style:text-properties fo:color="#1155cc" style:text-underline-style="solid" style:text-underline-color="font-color"/>
    </style:style>
    <style:style style:name="T38_3" style:family="text"/>
    <style:style style:name="T38_4" style:family="text">
      <style:text-properties fo:color="#1155cc" style:text-underline-style="solid" style:text-underline-color="font-color"/>
    </style:style>
    <style:style style:name="T38_5" style:family="text"/>
    <style:style style:name="T38_6" style:family="text">
      <style:text-properties fo:color="#1155cc" style:text-underline-style="solid" style:text-underline-color="font-color"/>
    </style:style>
    <style:style style:name="P39" style:family="paragraph" style:parent-style-name="Standard">
      <style:paragraph-properties fo:break-before="auto" fo:text-indent="0cm" fo:line-height="115%" fo:margin-left="1.27cm" style:writing-mode="lr-tb"/>
    </style:style>
    <style:style style:name="T39_1" style:family="text"/>
    <style:style style:name="T39_2" style:family="text">
      <style:text-properties fo:color="#1155cc" style:text-underline-style="solid" style:text-underline-color="font-color"/>
    </style:style>
    <style:style style:name="T39_3" style:family="text"/>
    <style:style style:name="T39_4" style:family="text">
      <style:text-properties fo:color="#1155cc" style:text-underline-style="solid" style:text-underline-color="font-color"/>
    </style:style>
    <style:style style:name="T39_5" style:family="text"/>
    <style:style style:name="T39_6" style:family="text">
      <style:text-properties fo:color="#1155cc" style:text-underline-style="solid" style:text-underline-color="font-color"/>
    </style:style>
    <style:style style:name="P40" style:family="paragraph" style:parent-style-name="Standard">
      <style:paragraph-properties fo:break-before="auto" fo:text-indent="0cm" fo:line-height="115%" fo:margin-left="0.635cm" style:writing-mode="lr-tb"/>
    </style:style>
    <style:style style:name="T40_1" style:family="text"/>
    <style:style style:name="T40_2" style:family="text">
      <style:text-properties fo:color="#1155cc" style:text-underline-style="solid" style:text-underline-color="font-color"/>
    </style:style>
    <style:style style:name="T40_3" style:family="text"/>
    <style:style style:name="T40_4" style:family="text">
      <style:text-properties fo:color="#1155cc" style:text-underline-style="solid" style:text-underline-color="font-color"/>
    </style:style>
    <style:style style:name="T40_5" style:family="text"/>
    <style:style style:name="T40_6" style:family="text">
      <style:text-properties fo:color="#1155cc" style:text-underline-style="solid" style:text-underline-color="font-color"/>
    </style:style>
    <style:style style:name="P41" style:family="paragraph" style:parent-style-name="Standard">
      <style:paragraph-properties fo:break-before="auto" fo:text-indent="0cm" fo:line-height="115%" fo:margin-left="1.27cm" style:writing-mode="lr-tb"/>
    </style:style>
    <style:style style:name="T41_1" style:family="text"/>
    <style:style style:name="T41_2" style:family="text">
      <style:text-properties fo:color="#1155cc" style:text-underline-style="solid" style:text-underline-color="font-color"/>
    </style:style>
    <style:style style:name="T41_3" style:family="text"/>
    <style:style style:name="T41_4" style:family="text">
      <style:text-properties fo:color="#1155cc" style:text-underline-style="solid" style:text-underline-color="font-color"/>
    </style:style>
    <style:style style:name="T41_5" style:family="text"/>
    <style:style style:name="T41_6" style:family="text">
      <style:text-properties fo:color="#1155cc" style:text-underline-style="solid" style:text-underline-color="font-color"/>
    </style:style>
    <style:style style:name="P42" style:family="paragraph" style:parent-style-name="Standard">
      <style:paragraph-properties fo:break-before="auto" fo:text-indent="0cm" fo:line-height="115%" fo:margin-left="1.27cm" style:writing-mode="lr-tb"/>
    </style:style>
    <style:style style:name="T42_1" style:family="text"/>
    <style:style style:name="T42_2" style:family="text">
      <style:text-properties fo:color="#1155cc" style:text-underline-style="solid" style:text-underline-color="font-color"/>
    </style:style>
    <style:style style:name="T42_3" style:family="text"/>
    <style:style style:name="T42_4" style:family="text">
      <style:text-properties fo:color="#1155cc" style:text-underline-style="solid" style:text-underline-color="font-color"/>
    </style:style>
    <style:style style:name="T42_5" style:family="text"/>
    <style:style style:name="T42_6" style:family="text">
      <style:text-properties fo:color="#1155cc" style:text-underline-style="solid" style:text-underline-color="font-color"/>
    </style:style>
    <style:style style:name="P43" style:family="paragraph" style:parent-style-name="Standard">
      <style:paragraph-properties fo:break-before="auto" fo:text-indent="0cm" fo:line-height="115%" fo:margin-left="1.27cm" style:writing-mode="lr-tb"/>
    </style:style>
    <style:style style:name="T43_1" style:family="text"/>
    <style:style style:name="T43_2" style:family="text">
      <style:text-properties fo:color="#1155cc" style:text-underline-style="solid" style:text-underline-color="font-color"/>
    </style:style>
    <style:style style:name="T43_3" style:family="text"/>
    <style:style style:name="T43_4" style:family="text">
      <style:text-properties fo:color="#1155cc" style:text-underline-style="solid" style:text-underline-color="font-color"/>
    </style:style>
    <style:style style:name="T43_5" style:family="text"/>
    <style:style style:name="T43_6" style:family="text">
      <style:text-properties fo:color="#1155cc" style:text-underline-style="solid" style:text-underline-color="font-color"/>
    </style:style>
    <style:style style:name="T43_7" style:family="text"/>
    <style:style style:name="T43_8" style:family="text">
      <style:text-properties fo:color="#1155cc" style:text-underline-style="solid" style:text-underline-color="font-color"/>
    </style:style>
    <style:style style:name="T43_9" style:family="text"/>
    <style:style style:name="T43_10" style:family="text">
      <style:text-properties fo:color="#1155cc" style:text-underline-style="solid" style:text-underline-color="font-color"/>
    </style:style>
    <style:style style:name="P44" style:family="paragraph" style:parent-style-name="Standard">
      <style:paragraph-properties fo:break-before="auto" fo:text-indent="0cm" fo:line-height="115%" fo:margin-left="1.27cm" style:writing-mode="lr-tb"/>
    </style:style>
    <style:style style:name="T44_1" style:family="text"/>
    <style:style style:name="T44_2" style:family="text">
      <style:text-properties fo:color="#1155cc" style:text-underline-style="solid" style:text-underline-color="font-color"/>
    </style:style>
    <style:style style:name="T44_3" style:family="text"/>
    <style:style style:name="T44_4" style:family="text">
      <style:text-properties fo:color="#1155cc" style:text-underline-style="solid" style:text-underline-color="font-color"/>
    </style:style>
    <style:style style:name="T44_5" style:family="text"/>
    <style:style style:name="T44_6" style:family="text">
      <style:text-properties fo:color="#1155cc" style:text-underline-style="solid" style:text-underline-color="font-color"/>
    </style:style>
    <style:style style:name="P45" style:family="paragraph" style:parent-style-name="Standard">
      <style:paragraph-properties fo:break-before="auto" fo:text-indent="0cm" fo:line-height="115%" fo:margin-left="1.27cm" style:writing-mode="lr-tb"/>
    </style:style>
    <style:style style:name="T45_1" style:family="text"/>
    <style:style style:name="T45_2" style:family="text">
      <style:text-properties fo:color="#1155cc" style:text-underline-style="solid" style:text-underline-color="font-color"/>
    </style:style>
    <style:style style:name="T45_3" style:family="text"/>
    <style:style style:name="T45_4" style:family="text">
      <style:text-properties fo:color="#1155cc" style:text-underline-style="solid" style:text-underline-color="font-color"/>
    </style:style>
    <style:style style:name="T45_5" style:family="text"/>
    <style:style style:name="T45_6" style:family="text">
      <style:text-properties fo:color="#1155cc" style:text-underline-style="solid" style:text-underline-color="font-color"/>
    </style:style>
    <style:style style:name="P46" style:family="paragraph" style:parent-style-name="Standard">
      <style:paragraph-properties fo:break-before="auto" fo:text-indent="0cm" fo:line-height="115%" fo:margin-left="0.635cm" style:writing-mode="lr-tb"/>
    </style:style>
    <style:style style:name="T46_1" style:family="text"/>
    <style:style style:name="T46_2" style:family="text">
      <style:text-properties fo:color="#1155cc" style:text-underline-style="solid" style:text-underline-color="font-color"/>
    </style:style>
    <style:style style:name="P47" style:family="paragraph" style:parent-style-name="Standard">
      <style:paragraph-properties fo:break-before="auto" fo:text-indent="0cm" fo:line-height="115%" fo:margin-left="0.635cm" style:writing-mode="lr-tb"/>
    </style:style>
    <style:style style:name="T47_1" style:family="text"/>
    <style:style style:name="T47_2" style:family="text">
      <style:text-properties fo:color="#1155cc" style:text-underline-style="solid" style:text-underline-color="font-color"/>
    </style:style>
    <style:style style:name="T47_3" style:family="text"/>
    <style:style style:name="T47_4" style:family="text">
      <style:text-properties fo:color="#1155cc" style:text-underline-style="solid" style:text-underline-color="font-color"/>
    </style:style>
    <style:style style:name="T47_5" style:family="text"/>
    <style:style style:name="T47_6" style:family="text">
      <style:text-properties fo:color="#1155cc" style:text-underline-style="solid" style:text-underline-color="font-color"/>
    </style:style>
    <style:style style:name="P48" style:family="paragraph" style:parent-style-name="Standard">
      <style:paragraph-properties fo:break-before="auto" fo:text-indent="0cm" fo:line-height="115%" fo:margin-left="0.635cm" style:writing-mode="lr-tb"/>
    </style:style>
    <style:style style:name="T48_1" style:family="text"/>
    <style:style style:name="T48_2" style:family="text">
      <style:text-properties fo:color="#1155cc" style:text-underline-style="solid" style:text-underline-color="font-color"/>
    </style:style>
    <style:style style:name="T48_3" style:family="text"/>
    <style:style style:name="T48_4" style:family="text">
      <style:text-properties fo:color="#1155cc" style:text-underline-style="solid" style:text-underline-color="font-color"/>
    </style:style>
    <style:style style:name="T48_5" style:family="text"/>
    <style:style style:name="T48_6" style:family="text">
      <style:text-properties fo:color="#1155cc" style:text-underline-style="solid" style:text-underline-color="font-color"/>
    </style:style>
    <style:style style:name="P49" style:family="paragraph" style:parent-style-name="Standard">
      <style:paragraph-properties fo:break-before="auto" fo:text-indent="0cm" fo:line-height="115%" fo:margin-left="0.635cm" style:writing-mode="lr-tb"/>
    </style:style>
    <style:style style:name="T49_1" style:family="text"/>
    <style:style style:name="T49_2" style:family="text">
      <style:text-properties fo:color="#1155cc" style:text-underline-style="solid" style:text-underline-color="font-color"/>
    </style:style>
    <style:style style:name="P50" style:family="paragraph" style:parent-style-name="Standard">
      <style:paragraph-properties fo:break-before="auto" fo:text-indent="0cm" fo:line-height="115%" fo:margin-left="0.635cm" style:writing-mode="lr-tb"/>
    </style:style>
    <style:style style:name="T50_1" style:family="text"/>
    <style:style style:name="T50_2" style:family="text">
      <style:text-properties fo:color="#1155cc" style:text-underline-style="solid" style:text-underline-color="font-color"/>
    </style:style>
    <style:style style:name="T50_3" style:family="text"/>
    <style:style style:name="T50_4" style:family="text">
      <style:text-properties fo:color="#1155cc" style:text-underline-style="solid" style:text-underline-color="font-color"/>
    </style:style>
    <style:style style:name="T50_5" style:family="text"/>
    <style:style style:name="T50_6" style:family="text">
      <style:text-properties fo:color="#1155cc" style:text-underline-style="solid" style:text-underline-color="font-color"/>
    </style:style>
    <style:style style:name="T50_7" style:family="text"/>
    <style:style style:name="T50_8" style:family="text">
      <style:text-properties fo:color="#1155cc" style:text-underline-style="solid" style:text-underline-color="font-color"/>
    </style:style>
    <style:style style:name="T50_9" style:family="text"/>
    <style:style style:name="T50_10" style:family="text">
      <style:text-properties fo:color="#1155cc" style:text-underline-style="solid" style:text-underline-color="font-color"/>
    </style:style>
    <style:style style:name="P51" style:family="paragraph" style:parent-style-name="Standard">
      <style:paragraph-properties fo:break-before="auto" fo:text-indent="0cm" fo:line-height="115%" fo:margin-left="0.635cm" style:writing-mode="lr-tb"/>
    </style:style>
    <style:style style:name="T51_1" style:family="text"/>
    <style:style style:name="T51_2" style:family="text">
      <style:text-properties fo:color="#1155cc" style:text-underline-style="solid" style:text-underline-color="font-color"/>
    </style:style>
    <style:style style:name="P52" style:family="paragraph" style:parent-style-name="Heading_20_1">
      <style:paragraph-properties fo:break-before="page" fo:line-height="115%" fo:margin-top="0.847cm" fo:margin-bottom="0.212cm" fo:margin-right="2.54cm" style:writing-mode="lr-tb"/>
    </style:style>
    <style:style style:name="T52_1" style:family="text"/>
    <style:style style:name="P53" style:family="paragraph" style:parent-style-name="Standard">
      <style:paragraph-properties fo:break-before="auto" fo:line-height="115%" fo:margin-top="0cm" fo:margin-right="2.54cm" style:writing-mode="lr-tb"/>
    </style:style>
    <style:style style:name="T53_1" style:family="text">
      <style:text-properties fo:color="#ff0000"/>
    </style:style>
    <style:style style:name="T53_2" style:family="text">
      <style:text-properties fo:color="#ff0000"/>
    </style:style>
    <style:style style:name="T53_3" style:family="text">
      <style:text-properties fo:color="#ff0000"/>
    </style:style>
    <style:style style:name="T53_4" style:family="text">
      <style:text-properties fo:color="#ff0000"/>
    </style:style>
    <style:style style:name="T53_5" style:family="text">
      <style:text-properties fo:color="#ff0000"/>
    </style:style>
    <style:style style:name="T53_6" style:family="text">
      <style:text-properties fo:color="#ff0000"/>
    </style:style>
    <style:style style:name="T53_7" style:family="text">
      <style:text-properties fo:color="#ff0000"/>
    </style:style>
    <style:style style:name="T53_8" style:family="text">
      <style:text-properties fo:color="#ff0000"/>
    </style:style>
    <style:style style:name="T53_9" style:family="text">
      <style:text-properties fo:color="#ff0000"/>
    </style:style>
    <style:style style:name="T53_10" style:family="text">
      <style:text-properties fo:color="#ff0000"/>
    </style:style>
    <style:style style:name="T53_11" style:family="text">
      <style:text-properties fo:color="#ff0000"/>
    </style:style>
    <style:style style:name="T53_12" style:family="text">
      <style:text-properties fo:color="#ff0000"/>
    </style:style>
    <style:style style:name="T53_13" style:family="text">
      <style:text-properties fo:color="#ff0000"/>
    </style:style>
    <style:style style:name="P54" style:family="paragraph" style:parent-style-name="Standard">
      <style:paragraph-properties fo:break-before="auto" fo:line-height="115%" fo:margin-top="0cm" fo:margin-right="2.54cm" style:writing-mode="lr-tb"/>
    </style:style>
    <style:style style:name="T54_1" style:family="text">
      <style:text-properties fo:color="#ff0000"/>
    </style:style>
    <style:style style:name="T54_2" style:family="text">
      <style:text-properties fo:color="#ff0000"/>
    </style:style>
    <style:style style:name="T54_3" style:family="text">
      <style:text-properties fo:color="#ff0000"/>
    </style:style>
    <style:style style:name="T54_4" style:family="text">
      <style:text-properties fo:color="#ff0000"/>
    </style:style>
    <style:style style:name="T54_5" style:family="text">
      <style:text-properties fo:color="#ff0000"/>
    </style:style>
    <style:style style:name="P55" style:family="paragraph" style:parent-style-name="Standard">
      <style:paragraph-properties fo:break-before="auto" fo:line-height="115%" fo:margin-top="0cm" fo:margin-right="2.54cm" style:writing-mode="lr-tb"/>
    </style:style>
    <style:style style:name="T55_1" style:family="text">
      <style:text-properties fo:color="#ff0000"/>
    </style:style>
    <style:style style:name="T55_2" style:family="text">
      <style:text-properties fo:color="#ff0000"/>
    </style:style>
    <style:style style:name="T55_3" style:family="text">
      <style:text-properties fo:color="#ff0000"/>
    </style:style>
    <style:style style:name="P56" style:family="paragraph" style:parent-style-name="Standard">
      <style:paragraph-properties fo:break-before="auto" fo:line-height="115%" fo:margin-top="0cm" fo:margin-right="2.54cm" style:writing-mode="lr-tb"/>
    </style:style>
    <style:style style:name="T56_1" style:family="text">
      <style:text-properties fo:color="#ff0000"/>
    </style:style>
    <style:style style:name="T56_2" style:family="text">
      <style:text-properties fo:color="#ff0000"/>
    </style:style>
    <style:style style:name="T56_3" style:family="text">
      <style:text-properties fo:color="#ff0000"/>
    </style:style>
    <style:style style:name="T56_4" style:family="text">
      <style:text-properties fo:color="#ff0000"/>
    </style:style>
    <style:style style:name="T56_5" style:family="text">
      <style:text-properties fo:color="#ff0000"/>
    </style:style>
    <style:style style:name="P57" style:family="paragraph" style:parent-style-name="Standard">
      <style:paragraph-properties fo:break-before="auto" fo:line-height="115%" fo:margin-top="0cm" fo:margin-right="2.54cm" style:writing-mode="lr-tb"/>
    </style:style>
    <style:style style:name="T57_1" style:family="text">
      <style:text-properties fo:color="#ff0000"/>
    </style:style>
    <style:style style:name="T57_2" style:family="text">
      <style:text-properties fo:color="#ff0000"/>
    </style:style>
    <style:style style:name="T57_3" style:family="text">
      <style:text-properties fo:color="#ff0000"/>
    </style:style>
    <style:style style:name="T57_4" style:family="text">
      <style:text-properties fo:color="#ff0000"/>
    </style:style>
    <style:style style:name="T57_5" style:family="text">
      <style:text-properties fo:color="#ff0000"/>
    </style:style>
    <style:style style:name="T57_6" style:family="text">
      <style:text-properties fo:color="#ff0000"/>
    </style:style>
    <style:style style:name="T57_7" style:family="text">
      <style:text-properties fo:color="#ff0000"/>
    </style:style>
    <style:style style:name="T57_8" style:family="text">
      <style:text-properties fo:color="#ff0000"/>
    </style:style>
    <style:style style:name="T57_9" style:family="text">
      <style:text-properties fo:color="#ff0000"/>
    </style:style>
    <style:style style:name="P58" style:family="paragraph" style:parent-style-name="Standard">
      <style:paragraph-properties fo:break-before="auto" fo:line-height="115%" fo:margin-top="0cm" fo:margin-right="2.54cm" style:writing-mode="lr-tb"/>
    </style:style>
    <style:style style:name="T58_1" style:family="text">
      <style:text-properties fo:color="#ff0000"/>
    </style:style>
    <style:style style:name="T58_2" style:family="text">
      <style:text-properties fo:color="#ff0000"/>
    </style:style>
    <style:style style:name="T58_3" style:family="text">
      <style:text-properties fo:color="#ff0000"/>
    </style:style>
    <style:style style:name="T58_4" style:family="text">
      <style:text-properties fo:color="#ff0000"/>
    </style:style>
    <style:style style:name="T58_5" style:family="text">
      <style:text-properties fo:color="#ff0000"/>
    </style:style>
    <style:style style:name="T58_6" style:family="text">
      <style:text-properties fo:color="#ff0000"/>
    </style:style>
    <style:style style:name="T58_7" style:family="text">
      <style:text-properties fo:color="#ff0000"/>
    </style:style>
    <style:style style:name="T58_8" style:family="text">
      <style:text-properties fo:color="#ff0000"/>
    </style:style>
    <style:style style:name="T58_9" style:family="text">
      <style:text-properties fo:color="#ff0000"/>
    </style:style>
    <style:style style:name="P59" style:family="paragraph" style:parent-style-name="Standard">
      <style:paragraph-properties fo:break-before="auto" fo:line-height="115%" fo:margin-top="0cm" fo:margin-right="2.54cm" style:writing-mode="lr-tb"/>
    </style:style>
    <style:style style:name="T59_1" style:family="text">
      <style:text-properties fo:background-color="#ffffff" fo:color="#222222" fo:font-size="12pt" style:font-size-asian="12pt" style:font-size-complex="12pt"/>
    </style:style>
    <style:style style:name="T59_2" style:family="text">
      <style:text-properties fo:background-color="#ffffff" fo:color="#222222" fo:font-size="12pt" style:font-size-asian="12pt" style:font-size-complex="12pt"/>
    </style:style>
    <style:style style:name="T59_3" style:family="text">
      <style:text-properties fo:background-color="#ffffff" fo:color="#222222" fo:font-size="12pt" style:font-size-asian="12pt" style:font-size-complex="12pt"/>
    </style:style>
    <style:style style:name="T59_4" style:family="text">
      <style:text-properties fo:background-color="#ffffff" fo:color="#222222" fo:font-size="12pt" style:font-size-asian="12pt" style:font-size-complex="12pt"/>
    </style:style>
    <style:style style:name="T59_5" style:family="text">
      <style:text-properties fo:background-color="#ffffff" fo:color="#222222" fo:font-size="12pt" style:font-size-asian="12pt" style:font-size-complex="12pt"/>
    </style:style>
    <style:style style:name="T59_6" style:family="text">
      <style:text-properties fo:background-color="#ffffff" fo:color="#222222" fo:font-size="12pt" style:font-size-asian="12pt" style:font-size-complex="12pt"/>
    </style:style>
    <style:style style:name="T59_7" style:family="text">
      <style:text-properties fo:background-color="#ffffff" fo:color="#222222" fo:font-size="12pt" style:font-size-asian="12pt" style:font-size-complex="12pt"/>
    </style:style>
    <style:style style:name="T59_8" style:family="text">
      <style:text-properties fo:background-color="#ffffff" fo:color="#222222" fo:font-size="12pt" style:font-size-asian="12pt" style:font-size-complex="12pt"/>
    </style:style>
    <style:style style:name="T59_9" style:family="text">
      <style:text-properties fo:background-color="#ffffff" fo:color="#222222" fo:font-size="12pt" style:font-size-asian="12pt" style:font-size-complex="12pt"/>
    </style:style>
    <style:style style:name="T59_10" style:family="text">
      <style:text-properties fo:background-color="#ffffff" fo:color="#222222" fo:font-size="12pt" style:font-size-asian="12pt" style:font-size-complex="12pt"/>
    </style:style>
    <style:style style:name="T59_11" style:family="text">
      <style:text-properties fo:background-color="#ffffff" fo:color="#222222" fo:font-size="12pt" style:font-size-asian="12pt" style:font-size-complex="12pt"/>
    </style:style>
    <style:style style:name="T59_12" style:family="text">
      <style:text-properties fo:background-color="#ffffff" fo:color="#222222" fo:font-size="12pt" style:font-size-asian="12pt" style:font-size-complex="12pt"/>
    </style:style>
    <style:style style:name="T59_13" style:family="text">
      <style:text-properties fo:background-color="#ffffff" fo:color="#222222" fo:font-size="12pt" style:font-size-asian="12pt" style:font-size-complex="12pt"/>
    </style:style>
    <style:style style:name="T59_14" style:family="text">
      <style:text-properties fo:background-color="#ffffff" fo:color="#222222" fo:font-size="12pt" style:font-size-asian="12pt" style:font-size-complex="12pt"/>
    </style:style>
    <style:style style:name="T59_15" style:family="text">
      <style:text-properties fo:background-color="#ffffff" fo:color="#222222" fo:font-size="12pt" style:font-size-asian="12pt" style:font-size-complex="12pt"/>
    </style:style>
    <style:style style:name="P60" style:family="paragraph" style:parent-style-name="Standard">
      <style:paragraph-properties fo:break-before="auto" fo:line-height="115%" fo:margin-top="0cm" fo:margin-right="2.54cm" style:writing-mode="lr-tb"/>
    </style:style>
    <style:style style:name="T60_1" style:family="text">
      <style:text-properties fo:background-color="#ffffff" fo:color="#222222" fo:font-size="12pt" style:font-size-asian="12pt" style:font-size-complex="12pt"/>
    </style:style>
    <style:style style:name="T60_2" style:family="text">
      <style:text-properties fo:background-color="#ffffff" fo:color="#222222" fo:font-size="12pt" style:font-size-asian="12pt" style:font-size-complex="12pt"/>
    </style:style>
    <style:style style:name="T60_3" style:family="text">
      <style:text-properties fo:background-color="#ffffff" fo:color="#222222" fo:font-size="12pt" style:font-size-asian="12pt" style:font-size-complex="12pt"/>
    </style:style>
    <style:style style:name="T60_4" style:family="text">
      <style:text-properties fo:background-color="#ffffff" fo:color="#222222" fo:font-size="12pt" style:font-size-asian="12pt" style:font-size-complex="12pt"/>
    </style:style>
    <style:style style:name="T60_5" style:family="text">
      <style:text-properties fo:background-color="#ffffff" fo:color="#222222" fo:font-size="12pt" style:font-size-asian="12pt" style:font-size-complex="12pt"/>
    </style:style>
    <style:style style:name="P61" style:family="paragraph" style:parent-style-name="Standard">
      <style:paragraph-properties fo:break-before="auto" fo:line-height="115%" fo:margin-top="0cm" fo:margin-right="2.54cm" style:writing-mode="lr-tb"/>
    </style:style>
    <style:style style:name="T61_1" style:family="text">
      <style:text-properties fo:background-color="#ffffff" fo:color="#222222" fo:font-size="12pt" style:font-size-asian="12pt" style:font-size-complex="12pt"/>
    </style:style>
    <style:style style:name="T61_2" style:family="text">
      <style:text-properties fo:background-color="#ffffff" fo:color="#222222" fo:font-size="12pt" style:font-size-asian="12pt" style:font-size-complex="12pt"/>
    </style:style>
    <style:style style:name="T61_3" style:family="text">
      <style:text-properties fo:background-color="#ffffff" fo:color="#222222" fo:font-size="12pt" style:font-size-asian="12pt" style:font-size-complex="12pt"/>
    </style:style>
    <style:style style:name="T61_4" style:family="text">
      <style:text-properties fo:background-color="#ffffff" fo:color="#222222" fo:font-size="12pt" style:font-size-asian="12pt" style:font-size-complex="12pt"/>
    </style:style>
    <style:style style:name="T61_5" style:family="text">
      <style:text-properties fo:background-color="#ffffff" fo:color="#222222" fo:font-size="12pt" style:font-size-asian="12pt" style:font-size-complex="12pt"/>
    </style:style>
    <style:style style:name="P62" style:family="paragraph" style:parent-style-name="Standard">
      <style:paragraph-properties fo:break-before="auto" fo:line-height="115%" fo:margin-top="0cm" fo:margin-right="2.54cm" style:writing-mode="lr-tb"/>
    </style:style>
    <style:style style:name="T62_1" style:family="text">
      <style:text-properties fo:color="#ff0000"/>
    </style:style>
    <style:style style:name="T62_2" style:family="text">
      <style:text-properties fo:color="#ff0000"/>
    </style:style>
    <style:style style:name="T62_3" style:family="text">
      <style:text-properties fo:color="#ff0000"/>
    </style:style>
    <style:style style:name="T62_4" style:family="text">
      <style:text-properties fo:color="#ff0000"/>
    </style:style>
    <style:style style:name="T62_5" style:family="text">
      <style:text-properties fo:color="#ff0000"/>
    </style:style>
    <style:style style:name="T62_6" style:family="text">
      <style:text-properties fo:color="#ff0000"/>
    </style:style>
    <style:style style:name="T62_7" style:family="text">
      <style:text-properties fo:color="#ff0000"/>
    </style:style>
    <style:style style:name="T62_8" style:family="text">
      <style:text-properties fo:color="#ff0000"/>
    </style:style>
    <style:style style:name="T62_9" style:family="text">
      <style:text-properties fo:color="#ff0000"/>
    </style:style>
    <style:style style:name="T62_10" style:family="text">
      <style:text-properties fo:color="#ff0000"/>
    </style:style>
    <style:style style:name="T62_11" style:family="text">
      <style:text-properties fo:color="#ff0000"/>
    </style:style>
    <style:style style:name="T62_12" style:family="text">
      <style:text-properties fo:color="#ff0000"/>
    </style:style>
    <style:style style:name="T62_13" style:family="text">
      <style:text-properties fo:color="#ff0000"/>
    </style:style>
    <style:style style:name="T62_14" style:family="text">
      <style:text-properties fo:color="#ff0000"/>
    </style:style>
    <style:style style:name="T62_15" style:family="text">
      <style:text-properties fo:color="#ff0000"/>
    </style:style>
    <style:style style:name="T62_16" style:family="text">
      <style:text-properties fo:color="#ff0000"/>
    </style:style>
    <style:style style:name="T62_17" style:family="text">
      <style:text-properties fo:color="#ff0000"/>
    </style:style>
    <style:style style:name="T62_18" style:family="text">
      <style:text-properties fo:color="#ff0000"/>
    </style:style>
    <style:style style:name="T62_19" style:family="text">
      <style:text-properties fo:color="#ff0000"/>
    </style:style>
    <style:style style:name="T62_20" style:family="text">
      <style:text-properties fo:color="#ff0000"/>
    </style:style>
    <style:style style:name="T62_21" style:family="text">
      <style:text-properties fo:color="#ff0000"/>
    </style:style>
    <style:style style:name="T62_22" style:family="text">
      <style:text-properties fo:color="#ff0000"/>
    </style:style>
    <style:style style:name="T62_23" style:family="text">
      <style:text-properties fo:color="#ff0000"/>
    </style:style>
    <style:style style:name="P63" style:family="paragraph" style:parent-style-name="Standard">
      <style:paragraph-properties fo:break-before="auto" fo:line-height="115%" fo:margin-top="0cm" fo:margin-right="2.54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P64" style:family="paragraph" style:parent-style-name="Standard">
      <style:paragraph-properties fo:break-before="auto" fo:line-height="115%" fo:margin-top="0cm" fo:margin-right="2.54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P65" style:family="paragraph" style:parent-style-name="Standard">
      <style:paragraph-properties fo:break-before="auto" fo:line-height="115%" fo:margin-top="0cm" fo:margin-right="2.54cm" style:writing-mode="lr-tb"/>
    </style:style>
    <style:style style:name="T65_1" style:family="text"/>
    <style:style style:name="P66" style:family="paragraph" style:parent-style-name="Standard">
      <style:paragraph-properties fo:break-before="auto" fo:line-height="115%" fo:margin-top="0cm" fo:margin-right="2.54cm" style:writing-mode="lr-tb"/>
    </style:style>
    <style:style style:name="T66_1" style:family="text"/>
    <style:style style:name="T66_2" style:family="text"/>
    <style:style style:name="T66_3" style:family="text"/>
    <style:style style:name="P67" style:family="paragraph" style:parent-style-name="Standard">
      <style:paragraph-properties fo:break-before="auto" fo:line-height="115%" fo:margin-top="0cm" fo:margin-right="2.54cm" style:writing-mode="lr-tb"/>
    </style:style>
    <style:style style:name="P68" style:family="paragraph" style:parent-style-name="Standard">
      <style:paragraph-properties fo:break-before="auto" fo:line-height="115%" fo:margin-top="0cm" fo:margin-right="2.54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P69" style:family="paragraph" style:parent-style-name="Standard">
      <style:paragraph-properties fo:break-before="auto" fo:line-height="115%" fo:margin-top="0cm" fo:margin-right="2.54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P70" style:family="paragraph" style:parent-style-name="Standard">
      <style:paragraph-properties fo:break-before="auto" fo:line-height="115%" fo:margin-top="0cm" fo:margin-right="2.54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P71" style:family="paragraph" style:parent-style-name="Standard">
      <style:paragraph-properties fo:break-before="auto" fo:line-height="115%" fo:margin-top="0cm" fo:margin-right="2.54cm" style:writing-mode="lr-tb"/>
    </style:style>
    <style:style style:name="T71_1" style:family="text"/>
    <style:style style:name="T71_2" style:family="text">
      <style:text-properties fo:color="#1155cc" style:text-underline-style="solid" style:text-underline-color="font-color"/>
    </style:style>
    <style:style style:name="T71_3" style:family="text"/>
    <style:style style:name="T71_4" style:family="text">
      <style:text-properties fo:color="#1155cc" style:text-underline-style="solid" style:text-underline-color="font-color"/>
    </style:style>
    <style:style style:name="T71_5" style:family="text"/>
    <style:style style:name="T71_6" style:family="text">
      <style:text-properties fo:color="#1155cc" style:text-underline-style="solid" style:text-underline-color="font-color"/>
    </style:style>
    <style:style style:name="T71_7" style:family="text"/>
    <style:style style:name="T71_8" style:family="text">
      <style:text-properties fo:color="#1155cc" style:text-underline-style="solid" style:text-underline-color="font-color"/>
    </style:style>
    <style:style style:name="T71_9" style:family="text"/>
    <style:style style:name="T71_10" style:family="text">
      <style:text-properties fo:color="#1155cc" style:text-underline-style="solid" style:text-underline-color="font-color"/>
    </style:style>
    <style:style style:name="T71_11" style:family="text"/>
    <style:style style:name="T71_12" style:family="text">
      <style:text-properties fo:color="#1155cc" style:text-underline-style="solid" style:text-underline-color="font-color"/>
    </style:style>
    <style:style style:name="T71_13" style:family="text"/>
    <style:style style:name="T71_14" style:family="text">
      <style:text-properties fo:color="#1155cc" style:text-underline-style="solid" style:text-underline-color="font-color"/>
    </style:style>
    <style:style style:name="T71_15" style:family="text"/>
    <style:style style:name="T71_16" style:family="text">
      <style:text-properties fo:color="#1155cc" style:text-underline-style="solid" style:text-underline-color="font-color"/>
    </style:style>
    <style:style style:name="T71_17" style:family="text"/>
    <style:style style:name="T71_18" style:family="text">
      <style:text-properties fo:color="#1155cc" style:text-underline-style="solid" style:text-underline-color="font-color"/>
    </style:style>
    <style:style style:name="T71_19" style:family="text"/>
    <style:style style:name="T71_20" style:family="text">
      <style:text-properties fo:color="#1155cc" style:text-underline-style="solid" style:text-underline-color="font-color"/>
    </style:style>
    <style:style style:name="T71_21" style:family="text"/>
    <style:style style:name="T71_22" style:family="text">
      <style:text-properties fo:color="#1155cc" style:text-underline-style="solid" style:text-underline-color="font-color"/>
    </style:style>
    <style:style style:name="P72" style:family="paragraph" style:parent-style-name="Standard">
      <style:paragraph-properties fo:break-before="auto" fo:line-height="115%" fo:margin-top="0cm" fo:margin-right="2.54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P73" style:family="paragraph" style:parent-style-name="Standard">
      <style:paragraph-properties fo:break-before="auto" fo:line-height="115%" fo:margin-top="0cm" fo:margin-right="2.54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P74" style:family="paragraph" style:parent-style-name="Standard">
      <style:paragraph-properties fo:break-before="auto" fo:line-height="115%" fo:margin-top="0cm" fo:margin-right="2.54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P75" style:family="paragraph" style:parent-style-name="Standard">
      <style:paragraph-properties fo:break-before="auto" fo:line-height="115%" fo:margin-top="0cm" fo:margin-right="2.54cm" style:writing-mode="lr-tb"/>
    </style:style>
    <style:style style:name="T75_1" style:family="text">
      <style:text-properties fo:color="#ff0000"/>
    </style:style>
    <style:style style:name="T75_2" style:family="text">
      <style:text-properties fo:color="#ff0000"/>
    </style:style>
    <style:style style:name="T75_3" style:family="text">
      <style:text-properties fo:color="#ff0000"/>
    </style:style>
    <style:style style:name="T75_4" style:family="text">
      <style:text-properties fo:color="#ff0000"/>
    </style:style>
    <style:style style:name="T75_5" style:family="text">
      <style:text-properties fo:color="#ff0000"/>
    </style:style>
    <style:style style:name="T75_6" style:family="text">
      <style:text-properties fo:color="#ff0000"/>
    </style:style>
    <style:style style:name="T75_7" style:family="text">
      <style:text-properties fo:color="#ff0000"/>
    </style:style>
    <style:style style:name="T75_8" style:family="text">
      <style:text-properties fo:color="#ff0000"/>
    </style:style>
    <style:style style:name="T75_9" style:family="text">
      <style:text-properties fo:color="#ff0000"/>
    </style:style>
    <style:style style:name="T75_10" style:family="text">
      <style:text-properties fo:color="#ff0000"/>
    </style:style>
    <style:style style:name="T75_11" style:family="text">
      <style:text-properties fo:color="#ff0000"/>
    </style:style>
    <style:style style:name="T75_12" style:family="text">
      <style:text-properties fo:color="#ff0000"/>
    </style:style>
    <style:style style:name="T75_13" style:family="text">
      <style:text-properties fo:color="#ff0000"/>
    </style:style>
    <style:style style:name="T75_14" style:family="text">
      <style:text-properties fo:color="#ff0000"/>
    </style:style>
    <style:style style:name="T75_15" style:family="text">
      <style:text-properties fo:color="#ff0000"/>
    </style:style>
    <style:style style:name="T75_16" style:family="text">
      <style:text-properties fo:color="#ff0000"/>
    </style:style>
    <style:style style:name="T75_17" style:family="text">
      <style:text-properties fo:color="#ff0000"/>
    </style:style>
    <style:style style:name="T75_18" style:family="text">
      <style:text-properties fo:color="#ff0000"/>
    </style:style>
    <style:style style:name="T75_19" style:family="text">
      <style:text-properties fo:color="#ff0000"/>
    </style:style>
    <style:style style:name="T75_20" style:family="text">
      <style:text-properties fo:color="#ff0000"/>
    </style:style>
    <style:style style:name="T75_21" style:family="text">
      <style:text-properties fo:color="#ff0000"/>
    </style:style>
    <style:style style:name="T75_22" style:family="text">
      <style:text-properties fo:color="#ff0000"/>
    </style:style>
    <style:style style:name="T75_23" style:family="text">
      <style:text-properties fo:color="#ff0000"/>
    </style:style>
    <style:style style:name="T75_24" style:family="text">
      <style:text-properties fo:color="#ff0000"/>
    </style:style>
    <style:style style:name="T75_25" style:family="text">
      <style:text-properties fo:color="#ff0000"/>
    </style:style>
    <style:style style:name="P76" style:family="paragraph" style:parent-style-name="Standard">
      <style:paragraph-properties fo:break-before="auto" fo:line-height="115%" fo:margin-top="0cm" fo:margin-right="2.54cm" style:writing-mode="lr-tb"/>
    </style:style>
    <style:style style:name="T76_1" style:family="text">
      <style:text-properties fo:color="#ff0000"/>
    </style:style>
    <style:style style:name="T76_2" style:family="text">
      <style:text-properties fo:color="#ff0000"/>
    </style:style>
    <style:style style:name="T76_3" style:family="text">
      <style:text-properties fo:color="#ff0000"/>
    </style:style>
    <style:style style:name="T76_4" style:family="text">
      <style:text-properties fo:color="#ff0000"/>
    </style:style>
    <style:style style:name="T76_5" style:family="text">
      <style:text-properties fo:color="#ff0000"/>
    </style:style>
    <style:style style:name="T76_6" style:family="text">
      <style:text-properties fo:color="#ff0000"/>
    </style:style>
    <style:style style:name="T76_7" style:family="text">
      <style:text-properties fo:color="#ff0000"/>
    </style:style>
    <style:style style:name="T76_8" style:family="text">
      <style:text-properties fo:color="#ff0000"/>
    </style:style>
    <style:style style:name="T76_9" style:family="text">
      <style:text-properties fo:color="#ff0000"/>
    </style:style>
    <style:style style:name="T76_10" style:family="text">
      <style:text-properties fo:color="#ff0000"/>
    </style:style>
    <style:style style:name="T76_11" style:family="text">
      <style:text-properties fo:color="#ff0000"/>
    </style:style>
    <style:style style:name="P77" style:family="paragraph" style:parent-style-name="Standard">
      <style:paragraph-properties fo:break-before="auto" fo:line-height="115%" fo:margin-top="0cm" fo:margin-right="2.54cm" style:writing-mode="lr-tb"/>
    </style:style>
    <style:style style:name="T77_1" style:family="text">
      <style:text-properties fo:color="#ff0000"/>
    </style:style>
    <style:style style:name="T77_2" style:family="text">
      <style:text-properties fo:color="#ff0000"/>
    </style:style>
    <style:style style:name="T77_3" style:family="text">
      <style:text-properties fo:color="#ff0000"/>
    </style:style>
    <style:style style:name="T77_4" style:family="text">
      <style:text-properties fo:color="#ff0000"/>
    </style:style>
    <style:style style:name="T77_5" style:family="text">
      <style:text-properties fo:color="#ff0000"/>
    </style:style>
    <style:style style:name="T77_6" style:family="text">
      <style:text-properties fo:color="#ff0000"/>
    </style:style>
    <style:style style:name="T77_7" style:family="text">
      <style:text-properties fo:color="#ff0000"/>
    </style:style>
    <style:style style:name="T77_8" style:family="text">
      <style:text-properties fo:color="#ff0000"/>
    </style:style>
    <style:style style:name="T77_9" style:family="text">
      <style:text-properties fo:color="#ff0000"/>
    </style:style>
    <style:style style:name="T77_10" style:family="text">
      <style:text-properties fo:color="#ff0000"/>
    </style:style>
    <style:style style:name="T77_11" style:family="text">
      <style:text-properties fo:color="#ff0000"/>
    </style:style>
    <style:style style:name="T77_12" style:family="text">
      <style:text-properties fo:color="#ff0000"/>
    </style:style>
    <style:style style:name="T77_13" style:family="text">
      <style:text-properties fo:color="#ff0000"/>
    </style:style>
    <style:style style:name="T77_14" style:family="text">
      <style:text-properties fo:color="#ff0000"/>
    </style:style>
    <style:style style:name="T77_15" style:family="text">
      <style:text-properties fo:color="#ff0000"/>
    </style:style>
    <style:style style:name="P78" style:family="paragraph" style:parent-style-name="Standard">
      <style:paragraph-properties fo:break-before="auto" fo:line-height="115%" fo:margin-top="0cm" fo:margin-right="2.54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P79" style:family="paragraph" style:parent-style-name="Standard">
      <style:paragraph-properties fo:break-before="auto" fo:line-height="115%" fo:margin-top="0cm" fo:margin-right="2.54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P80" style:family="paragraph" style:parent-style-name="Standard">
      <style:paragraph-properties fo:break-before="auto" fo:line-height="115%" fo:margin-top="0cm" fo:margin-right="2.54cm" style:writing-mode="lr-tb"/>
    </style:style>
    <style:style style:name="T80_1" style:family="text"/>
    <style:style style:name="T80_2" style:family="text"/>
    <style:style style:name="T80_3" style:family="text">
      <style:text-properties fo:font-weight="bold" style:font-weight-asian="bold" style:font-weight-complex="bold"/>
    </style:style>
    <style:style style:name="T80_4" style:family="text">
      <style:text-properties fo:font-weight="bold" style:font-weight-asian="bold" style:font-weight-complex="bold"/>
    </style:style>
    <style:style style:name="T80_5" style:family="text">
      <style:text-properties fo:font-weight="bold" style:font-weight-asian="bold" style:font-weight-complex="bold"/>
    </style:style>
    <style:style style:name="T80_6" style:family="text">
      <style:text-properties fo:font-weight="bold" style:font-weight-asian="bold" style:font-weight-complex="bold"/>
    </style:style>
    <style:style style:name="T80_7" style:family="text">
      <style:text-properties fo:font-weight="bold" style:font-weight-asian="bold" style:font-weight-complex="bold"/>
    </style:style>
    <style:style style:name="T80_8" style:family="text">
      <style:text-properties fo:font-weight="bold" style:font-weight-asian="bold" style:font-weight-complex="bold"/>
    </style:style>
    <style:style style:name="T80_9" style:family="text">
      <style:text-properties fo:font-weight="bold" style:font-weight-asian="bold" style:font-weight-complex="bold"/>
    </style:style>
    <style:style style:name="T80_10" style:family="text">
      <style:text-properties fo:font-weight="bold" style:font-weight-asian="bold" style:font-weight-complex="bold"/>
    </style:style>
    <style:style style:name="T80_11" style:family="text">
      <style:text-properties fo:font-weight="bold" style:font-weight-asian="bold" style:font-weight-complex="bold"/>
    </style:style>
    <style:style style:name="T80_12" style:family="text">
      <style:text-properties fo:font-weight="bold" style:font-weight-asian="bold" style:font-weight-complex="bold"/>
    </style:style>
    <style:style style:name="T80_13" style:family="text">
      <style:text-properties fo:font-weight="bold" style:font-weight-asian="bold" style:font-weight-complex="bold"/>
    </style:style>
    <style:style style:name="T80_14" style:family="text">
      <style:text-properties fo:font-weight="bold" style:font-weight-asian="bold" style:font-weight-complex="bold"/>
    </style:style>
    <style:style style:name="P81" style:family="paragraph" style:parent-style-name="Standard">
      <style:paragraph-properties fo:break-before="auto" fo:line-height="115%" fo:margin-top="0cm" fo:margin-right="2.54cm" style:writing-mode="lr-tb"/>
    </style:style>
    <style:style style:name="T81_1" style:family="text">
      <style:text-properties fo:color="#980000"/>
    </style:style>
    <style:style style:name="T81_2" style:family="text">
      <style:text-properties fo:color="#980000"/>
    </style:style>
    <style:style style:name="T81_3" style:family="text">
      <style:text-properties fo:color="#980000"/>
    </style:style>
    <style:style style:name="T81_4" style:family="text">
      <style:text-properties fo:color="#980000"/>
    </style:style>
    <style:style style:name="T81_5" style:family="text">
      <style:text-properties fo:color="#980000"/>
    </style:style>
    <style:style style:name="T81_6" style:family="text">
      <style:text-properties fo:color="#980000"/>
    </style:style>
    <style:style style:name="T81_7" style:family="text">
      <style:text-properties fo:color="#980000"/>
    </style:style>
    <style:style style:name="T81_8" style:family="text">
      <style:text-properties fo:color="#980000"/>
    </style:style>
    <style:style style:name="T81_9" style:family="text">
      <style:text-properties fo:color="#980000"/>
    </style:style>
    <style:style style:name="T81_10" style:family="text">
      <style:text-properties fo:color="#980000"/>
    </style:style>
    <style:style style:name="T81_11" style:family="text">
      <style:text-properties fo:color="#980000"/>
    </style:style>
    <style:style style:name="T81_12" style:family="text">
      <style:text-properties fo:color="#980000"/>
    </style:style>
    <style:style style:name="T81_13" style:family="text">
      <style:text-properties fo:color="#980000"/>
    </style:style>
    <style:style style:name="T81_14" style:family="text">
      <style:text-properties fo:color="#980000"/>
    </style:style>
    <style:style style:name="T81_15" style:family="text">
      <style:text-properties fo:color="#980000"/>
    </style:style>
    <style:style style:name="T81_16" style:family="text">
      <style:text-properties fo:color="#980000"/>
    </style:style>
    <style:style style:name="T81_17" style:family="text">
      <style:text-properties fo:color="#980000"/>
    </style:style>
    <style:style style:name="T81_18" style:family="text">
      <style:text-properties fo:color="#980000"/>
    </style:style>
    <style:style style:name="T81_19" style:family="text">
      <style:text-properties fo:color="#980000"/>
    </style:style>
    <style:style style:name="T81_20" style:family="text">
      <style:text-properties fo:color="#980000"/>
    </style:style>
    <style:style style:name="T81_21" style:family="text">
      <style:text-properties fo:color="#980000"/>
    </style:style>
    <style:style style:name="T81_22" style:family="text">
      <style:text-properties fo:color="#980000"/>
    </style:style>
    <style:style style:name="T81_23" style:family="text">
      <style:text-properties fo:color="#980000"/>
    </style:style>
    <style:style style:name="T81_24" style:family="text">
      <style:text-properties fo:color="#980000"/>
    </style:style>
    <style:style style:name="T81_25" style:family="text">
      <style:text-properties fo:color="#980000"/>
    </style:style>
    <style:style style:name="T81_26" style:family="text">
      <style:text-properties fo:color="#980000"/>
    </style:style>
    <style:style style:name="T81_27" style:family="text">
      <style:text-properties fo:color="#980000"/>
    </style:style>
    <style:style style:name="T81_28" style:family="text">
      <style:text-properties fo:color="#980000"/>
    </style:style>
    <style:style style:name="T81_29" style:family="text">
      <style:text-properties fo:color="#980000"/>
    </style:style>
    <style:style style:name="T81_30" style:family="text">
      <style:text-properties fo:color="#980000"/>
    </style:style>
    <style:style style:name="T81_31" style:family="text">
      <style:text-properties fo:color="#980000"/>
    </style:style>
    <style:style style:name="T81_32" style:family="text">
      <style:text-properties fo:color="#980000"/>
    </style:style>
    <style:style style:name="T81_33" style:family="text">
      <style:text-properties fo:color="#980000"/>
    </style:style>
    <style:style style:name="T81_34" style:family="text">
      <style:text-properties fo:color="#980000"/>
    </style:style>
    <style:style style:name="T81_35" style:family="text">
      <style:text-properties fo:color="#980000"/>
    </style:style>
    <style:style style:name="T81_36" style:family="text">
      <style:text-properties fo:color="#980000"/>
    </style:style>
    <style:style style:name="T81_37" style:family="text">
      <style:text-properties fo:color="#980000"/>
    </style:style>
    <style:style style:name="T81_38" style:family="text">
      <style:text-properties fo:color="#980000"/>
    </style:style>
    <style:style style:name="T81_39" style:family="text">
      <style:text-properties fo:color="#980000"/>
    </style:style>
    <style:style style:name="T81_40" style:family="text">
      <style:text-properties fo:color="#980000"/>
    </style:style>
    <style:style style:name="T81_41" style:family="text">
      <style:text-properties fo:color="#980000"/>
    </style:style>
    <style:style style:name="T81_42" style:family="text">
      <style:text-properties fo:color="#980000"/>
    </style:style>
    <style:style style:name="T81_43" style:family="text">
      <style:text-properties fo:color="#980000"/>
    </style:style>
    <style:style style:name="P82" style:family="paragraph" style:parent-style-name="Standard">
      <style:paragraph-properties fo:break-before="auto" fo:line-height="115%" fo:margin-top="0cm" fo:margin-right="2.54cm" style:writing-mode="lr-tb"/>
    </style:style>
    <style:style style:name="T82_1" style:family="text">
      <style:text-properties fo:color="#980000"/>
    </style:style>
    <style:style style:name="T82_2" style:family="text">
      <style:text-properties fo:color="#980000"/>
    </style:style>
    <style:style style:name="T82_3" style:family="text">
      <style:text-properties fo:color="#980000"/>
    </style:style>
    <style:style style:name="T82_4" style:family="text">
      <style:text-properties fo:color="#980000"/>
    </style:style>
    <style:style style:name="T82_5" style:family="text">
      <style:text-properties fo:color="#980000"/>
    </style:style>
    <style:style style:name="T82_6" style:family="text">
      <style:text-properties fo:color="#980000"/>
    </style:style>
    <style:style style:name="T82_7" style:family="text">
      <style:text-properties fo:color="#980000"/>
    </style:style>
    <style:style style:name="T82_8" style:family="text">
      <style:text-properties fo:color="#980000"/>
    </style:style>
    <style:style style:name="T82_9" style:family="text">
      <style:text-properties fo:color="#980000"/>
    </style:style>
    <style:style style:name="T82_10" style:family="text">
      <style:text-properties fo:color="#980000"/>
    </style:style>
    <style:style style:name="T82_11" style:family="text">
      <style:text-properties fo:color="#980000"/>
    </style:style>
    <style:style style:name="T82_12" style:family="text">
      <style:text-properties fo:color="#980000"/>
    </style:style>
    <style:style style:name="T82_13" style:family="text">
      <style:text-properties fo:color="#980000"/>
    </style:style>
    <style:style style:name="T82_14" style:family="text">
      <style:text-properties fo:color="#980000"/>
    </style:style>
    <style:style style:name="T82_15" style:family="text">
      <style:text-properties fo:color="#980000"/>
    </style:style>
    <style:style style:name="T82_16" style:family="text">
      <style:text-properties fo:color="#980000"/>
    </style:style>
    <style:style style:name="T82_17" style:family="text">
      <style:text-properties fo:color="#980000"/>
    </style:style>
    <style:style style:name="T82_18" style:family="text">
      <style:text-properties fo:color="#980000"/>
    </style:style>
    <style:style style:name="T82_19" style:family="text">
      <style:text-properties fo:color="#980000"/>
    </style:style>
    <style:style style:name="T82_20" style:family="text">
      <style:text-properties fo:color="#980000"/>
    </style:style>
    <style:style style:name="T82_21" style:family="text">
      <style:text-properties fo:color="#980000"/>
    </style:style>
    <style:style style:name="T82_22" style:family="text">
      <style:text-properties fo:color="#980000"/>
    </style:style>
    <style:style style:name="T82_23" style:family="text">
      <style:text-properties fo:color="#980000"/>
    </style:style>
    <style:style style:name="T82_24" style:family="text">
      <style:text-properties fo:color="#980000"/>
    </style:style>
    <style:style style:name="T82_25" style:family="text">
      <style:text-properties fo:color="#980000"/>
    </style:style>
    <style:style style:name="T82_26" style:family="text">
      <style:text-properties fo:color="#980000"/>
    </style:style>
    <style:style style:name="T82_27" style:family="text">
      <style:text-properties fo:color="#980000"/>
    </style:style>
    <style:style style:name="P83" style:family="paragraph" style:parent-style-name="Standard">
      <style:paragraph-properties fo:break-before="auto" fo:line-height="115%" fo:margin-top="0cm" fo:margin-right="2.54cm" style:writing-mode="lr-tb"/>
    </style:style>
    <style:style style:name="T83_1" style:family="text">
      <style:text-properties fo:color="#980000"/>
    </style:style>
    <style:style style:name="T83_2" style:family="text">
      <style:text-properties fo:color="#980000"/>
    </style:style>
    <style:style style:name="T83_3" style:family="text">
      <style:text-properties fo:color="#980000"/>
    </style:style>
    <style:style style:name="T83_4" style:family="text">
      <style:text-properties fo:color="#980000"/>
    </style:style>
    <style:style style:name="T83_5" style:family="text">
      <style:text-properties fo:color="#980000"/>
    </style:style>
    <style:style style:name="T83_6" style:family="text">
      <style:text-properties fo:color="#980000"/>
    </style:style>
    <style:style style:name="T83_7" style:family="text">
      <style:text-properties fo:color="#980000"/>
    </style:style>
    <style:style style:name="T83_8" style:family="text">
      <style:text-properties fo:color="#980000"/>
    </style:style>
    <style:style style:name="T83_9" style:family="text">
      <style:text-properties fo:color="#980000"/>
    </style:style>
    <style:style style:name="T83_10" style:family="text">
      <style:text-properties fo:color="#980000"/>
    </style:style>
    <style:style style:name="T83_11" style:family="text">
      <style:text-properties fo:color="#980000"/>
    </style:style>
    <style:style style:name="T83_12" style:family="text">
      <style:text-properties fo:color="#980000"/>
    </style:style>
    <style:style style:name="T83_13" style:family="text">
      <style:text-properties fo:color="#980000"/>
    </style:style>
    <style:style style:name="T83_14" style:family="text">
      <style:text-properties fo:color="#980000"/>
    </style:style>
    <style:style style:name="T83_15" style:family="text">
      <style:text-properties fo:color="#980000"/>
    </style:style>
    <style:style style:name="P84" style:family="paragraph" style:parent-style-name="Standard">
      <style:paragraph-properties fo:break-before="auto" fo:line-height="115%" fo:margin-top="0cm" fo:margin-right="2.54cm" style:writing-mode="lr-tb"/>
    </style:style>
    <style:style style:name="T84_1" style:family="text">
      <style:text-properties fo:color="#980000"/>
    </style:style>
    <style:style style:name="T84_2" style:family="text">
      <style:text-properties fo:color="#980000"/>
    </style:style>
    <style:style style:name="T84_3" style:family="text">
      <style:text-properties fo:color="#980000"/>
    </style:style>
    <style:style style:name="T84_4" style:family="text">
      <style:text-properties fo:color="#980000"/>
    </style:style>
    <style:style style:name="T84_5" style:family="text">
      <style:text-properties fo:color="#980000"/>
    </style:style>
    <style:style style:name="T84_6" style:family="text">
      <style:text-properties fo:color="#980000"/>
    </style:style>
    <style:style style:name="T84_7" style:family="text">
      <style:text-properties fo:color="#980000"/>
    </style:style>
    <style:style style:name="T84_8" style:family="text">
      <style:text-properties fo:color="#980000"/>
    </style:style>
    <style:style style:name="T84_9" style:family="text">
      <style:text-properties fo:color="#980000"/>
    </style:style>
    <style:style style:name="T84_10" style:family="text">
      <style:text-properties fo:color="#980000"/>
    </style:style>
    <style:style style:name="T84_11" style:family="text">
      <style:text-properties fo:color="#980000"/>
    </style:style>
    <style:style style:name="T84_12" style:family="text">
      <style:text-properties fo:color="#980000"/>
    </style:style>
    <style:style style:name="P85" style:family="paragraph" style:parent-style-name="Standard">
      <style:paragraph-properties fo:break-before="auto" fo:line-height="115%" fo:margin-top="0cm" fo:margin-right="2.54cm" style:writing-mode="lr-tb"/>
    </style:style>
    <style:style style:name="T85_1" style:family="text"/>
    <style:style style:name="T85_2" style:family="text">
      <style:text-properties fo:color="#1155cc" style:text-underline-style="solid" style:text-underline-color="font-color"/>
    </style:style>
    <style:style style:name="T85_3" style:family="text"/>
    <style:style style:name="T85_4" style:family="text">
      <style:text-properties fo:color="#1155cc" style:text-underline-style="solid" style:text-underline-color="font-color"/>
    </style:style>
    <style:style style:name="T85_5" style:family="text"/>
    <style:style style:name="T85_6" style:family="text">
      <style:text-properties fo:color="#1155cc" style:text-underline-style="solid" style:text-underline-color="font-color"/>
    </style:style>
    <style:style style:name="T85_7" style:family="text"/>
    <style:style style:name="T85_8" style:family="text">
      <style:text-properties fo:color="#1155cc" style:text-underline-style="solid" style:text-underline-color="font-color"/>
    </style:style>
    <style:style style:name="T85_9" style:family="text"/>
    <style:style style:name="T85_10" style:family="text">
      <style:text-properties fo:color="#1155cc" style:text-underline-style="solid" style:text-underline-color="font-color"/>
    </style:style>
    <style:style style:name="T85_11" style:family="text"/>
    <style:style style:name="T85_12" style:family="text">
      <style:text-properties fo:color="#1155cc" style:text-underline-style="solid" style:text-underline-color="font-color"/>
    </style:style>
    <style:style style:name="T85_13" style:family="text"/>
    <style:style style:name="T85_14" style:family="text">
      <style:text-properties fo:color="#1155cc" style:text-underline-style="solid" style:text-underline-color="font-color"/>
    </style:style>
    <style:style style:name="T85_15" style:family="text"/>
    <style:style style:name="T85_16" style:family="text">
      <style:text-properties fo:color="#1155cc" style:text-underline-style="solid" style:text-underline-color="font-color"/>
    </style:style>
    <style:style style:name="T85_17" style:family="text"/>
    <style:style style:name="T85_18" style:family="text">
      <style:text-properties fo:color="#1155cc" style:text-underline-style="solid" style:text-underline-color="font-color"/>
    </style:style>
    <style:style style:name="P86" style:family="paragraph" style:parent-style-name="Standard">
      <style:paragraph-properties fo:break-before="auto" fo:line-height="115%" fo:margin-top="0cm" fo:margin-right="2.54cm" style:writing-mode="lr-tb"/>
    </style:style>
    <style:style style:name="T86_1" style:family="text">
      <style:text-properties fo:background-color="#ffffff" fo:color="#656565"/>
    </style:style>
    <style:style style:name="T86_2" style:family="text">
      <style:text-properties fo:background-color="#ffffff" fo:color="#656565"/>
    </style:style>
    <style:style style:name="T86_3" style:family="text">
      <style:text-properties fo:background-color="#ffffff" fo:color="#656565"/>
    </style:style>
    <style:style style:name="T86_4" style:family="text">
      <style:text-properties fo:background-color="#ffffff" fo:color="#656565"/>
    </style:style>
    <style:style style:name="T86_5" style:family="text">
      <style:text-properties fo:background-color="#ffffff" fo:color="#656565"/>
    </style:style>
    <style:style style:name="T86_6" style:family="text">
      <style:text-properties fo:background-color="#ffffff" fo:color="#656565"/>
    </style:style>
    <style:style style:name="T86_7" style:family="text">
      <style:text-properties fo:background-color="#ffffff" fo:color="#656565"/>
    </style:style>
    <style:style style:name="T86_8" style:family="text">
      <style:text-properties fo:background-color="#ffffff" fo:color="#656565"/>
    </style:style>
    <style:style style:name="T86_9" style:family="text">
      <style:text-properties fo:background-color="#ffffff" fo:color="#656565"/>
    </style:style>
    <style:style style:name="T86_10" style:family="text">
      <style:text-properties fo:background-color="#ffffff" fo:color="#656565"/>
    </style:style>
    <style:style style:name="T86_11" style:family="text">
      <style:text-properties fo:background-color="#ffffff" fo:color="#656565"/>
    </style:style>
    <style:style style:name="T86_12" style:family="text">
      <style:text-properties fo:background-color="#ffffff" fo:color="#656565"/>
    </style:style>
    <style:style style:name="T86_13" style:family="text">
      <style:text-properties fo:background-color="#ffffff" fo:color="#656565"/>
    </style:style>
    <style:style style:name="T86_14" style:family="text">
      <style:text-properties fo:background-color="#ffffff" fo:color="#656565"/>
    </style:style>
    <style:style style:name="T86_15" style:family="text">
      <style:text-properties fo:background-color="#ffffff" fo:color="#656565"/>
    </style:style>
    <style:style style:name="T86_16" style:family="text">
      <style:text-properties fo:background-color="#ffffff" fo:color="#656565"/>
    </style:style>
    <style:style style:name="T86_17" style:family="text">
      <style:text-properties fo:background-color="#ffffff" fo:color="#656565"/>
    </style:style>
    <style:style style:name="T86_18" style:family="text">
      <style:text-properties fo:background-color="#ffffff" fo:color="#656565"/>
    </style:style>
    <style:style style:name="T86_19" style:family="text">
      <style:text-properties fo:background-color="#ffffff" fo:color="#656565"/>
    </style:style>
    <style:style style:name="T86_20" style:family="text">
      <style:text-properties fo:background-color="#ffffff" fo:color="#656565"/>
    </style:style>
    <style:style style:name="T86_21" style:family="text">
      <style:text-properties fo:background-color="#ffffff" fo:color="#656565"/>
    </style:style>
    <style:style style:name="T86_22" style:family="text">
      <style:text-properties fo:background-color="#ffffff" fo:color="#656565"/>
    </style:style>
    <style:style style:name="T86_23" style:family="text">
      <style:text-properties fo:background-color="#ffffff" fo:color="#656565"/>
    </style:style>
    <style:style style:name="T86_24" style:family="text">
      <style:text-properties fo:background-color="#ffffff" fo:color="#656565"/>
    </style:style>
    <style:style style:name="T86_25" style:family="text">
      <style:text-properties fo:background-color="#ffffff" fo:color="#656565"/>
    </style:style>
    <style:style style:name="T86_26" style:family="text">
      <style:text-properties fo:background-color="#ffffff" fo:color="#656565"/>
    </style:style>
    <style:style style:name="T86_27" style:family="text">
      <style:text-properties fo:background-color="#ffffff" fo:color="#656565"/>
    </style:style>
    <style:style style:name="T86_28" style:family="text">
      <style:text-properties fo:background-color="#ffffff" fo:color="#656565"/>
    </style:style>
    <style:style style:name="T86_29" style:family="text">
      <style:text-properties fo:background-color="#ffffff" fo:color="#656565"/>
    </style:style>
    <style:style style:name="T86_30" style:family="text">
      <style:text-properties fo:background-color="#ffffff" fo:color="#656565"/>
    </style:style>
    <style:style style:name="T86_31" style:family="text">
      <style:text-properties fo:background-color="#ffffff" fo:color="#656565"/>
    </style:style>
    <style:style style:name="T86_32" style:family="text">
      <style:text-properties fo:background-color="#ffffff" fo:color="#656565"/>
    </style:style>
    <style:style style:name="T86_33" style:family="text">
      <style:text-properties fo:background-color="#ffffff" fo:color="#656565"/>
    </style:style>
    <style:style style:name="T86_34" style:family="text">
      <style:text-properties fo:background-color="#ffffff" fo:color="#656565"/>
    </style:style>
    <style:style style:name="T86_35" style:family="text">
      <style:text-properties fo:background-color="#ffffff" fo:color="#656565"/>
    </style:style>
    <style:style style:name="T86_36" style:family="text">
      <style:text-properties fo:background-color="#ffffff" fo:color="#656565"/>
    </style:style>
    <style:style style:name="T86_37" style:family="text">
      <style:text-properties fo:background-color="#ffffff" fo:color="#656565"/>
    </style:style>
    <style:style style:name="T86_38" style:family="text">
      <style:text-properties fo:background-color="#ffffff" fo:color="#656565"/>
    </style:style>
    <style:style style:name="T86_39" style:family="text">
      <style:text-properties fo:background-color="#ffffff" fo:color="#656565"/>
    </style:style>
    <style:style style:name="T86_40" style:family="text">
      <style:text-properties fo:background-color="#ffffff" fo:color="#656565"/>
    </style:style>
    <style:style style:name="T86_41" style:family="text">
      <style:text-properties fo:background-color="#ffffff" fo:color="#656565"/>
    </style:style>
    <style:style style:name="T86_42" style:family="text">
      <style:text-properties fo:background-color="#ffffff" fo:color="#656565"/>
    </style:style>
    <style:style style:name="T86_43" style:family="text">
      <style:text-properties fo:background-color="#ffffff" fo:color="#656565"/>
    </style:style>
    <style:style style:name="T86_44" style:family="text">
      <style:text-properties fo:background-color="#ffffff" fo:color="#656565"/>
    </style:style>
    <style:style style:name="T86_45" style:family="text">
      <style:text-properties fo:background-color="#ffffff" fo:color="#656565"/>
    </style:style>
    <style:style style:name="T86_46" style:family="text">
      <style:text-properties fo:background-color="#ffffff" fo:color="#656565"/>
    </style:style>
    <style:style style:name="T86_47" style:family="text">
      <style:text-properties fo:background-color="#ffffff" fo:color="#656565"/>
    </style:style>
    <style:style style:name="T86_48" style:family="text">
      <style:text-properties fo:background-color="#ffffff" fo:color="#656565"/>
    </style:style>
    <style:style style:name="T86_49" style:family="text">
      <style:text-properties fo:background-color="#ffffff" fo:color="#656565"/>
    </style:style>
    <style:style style:name="T86_50" style:family="text">
      <style:text-properties fo:background-color="#ffffff" fo:color="#656565"/>
    </style:style>
    <style:style style:name="T86_51" style:family="text">
      <style:text-properties fo:background-color="#ffffff" fo:color="#656565"/>
    </style:style>
    <style:style style:name="T86_52" style:family="text">
      <style:text-properties fo:background-color="#ffffff" fo:color="#656565"/>
    </style:style>
    <style:style style:name="T86_53" style:family="text">
      <style:text-properties fo:background-color="#ffffff" fo:color="#656565"/>
    </style:style>
    <style:style style:name="T86_54" style:family="text">
      <style:text-properties fo:background-color="#ffffff" fo:color="#656565"/>
    </style:style>
    <style:style style:name="T86_55" style:family="text">
      <style:text-properties fo:background-color="#ffffff" fo:color="#656565"/>
    </style:style>
    <style:style style:name="T86_56" style:family="text">
      <style:text-properties fo:background-color="#ffffff" fo:color="#656565"/>
    </style:style>
    <style:style style:name="T86_57" style:family="text">
      <style:text-properties fo:background-color="#ffffff" fo:color="#656565"/>
    </style:style>
    <style:style style:name="T86_58" style:family="text">
      <style:text-properties fo:background-color="#ffffff" fo:color="#656565"/>
    </style:style>
    <style:style style:name="T86_59" style:family="text">
      <style:text-properties fo:background-color="#ffffff" fo:color="#656565"/>
    </style:style>
    <style:style style:name="T86_60" style:family="text">
      <style:text-properties fo:background-color="#ffffff" fo:color="#656565"/>
    </style:style>
    <style:style style:name="T86_61" style:family="text">
      <style:text-properties fo:background-color="#ffffff" fo:color="#656565"/>
    </style:style>
    <style:style style:name="T86_62" style:family="text">
      <style:text-properties fo:background-color="#ffffff" fo:color="#656565"/>
    </style:style>
    <style:style style:name="P87" style:family="paragraph" style:parent-style-name="Standard">
      <style:paragraph-properties fo:break-before="auto" fo:line-height="115%" fo:margin-top="0cm" fo:margin-right="2.54cm" style:writing-mode="lr-tb"/>
    </style:style>
    <style:style style:name="T87_1" style:family="text">
      <style:text-properties fo:background-color="#ffffff" fo:color="#656565"/>
    </style:style>
    <style:style style:name="T87_2" style:family="text">
      <style:text-properties fo:background-color="#ffffff" fo:color="#656565"/>
    </style:style>
    <style:style style:name="T87_3" style:family="text">
      <style:text-properties fo:background-color="#ffffff" fo:color="#656565"/>
    </style:style>
    <style:style style:name="T87_4" style:family="text">
      <style:text-properties fo:background-color="#ffffff" fo:color="#656565"/>
    </style:style>
    <style:style style:name="T87_5" style:family="text">
      <style:text-properties fo:background-color="#ffffff" fo:color="#656565"/>
    </style:style>
    <style:style style:name="T87_6" style:family="text">
      <style:text-properties fo:background-color="#ffffff" fo:color="#656565"/>
    </style:style>
    <style:style style:name="T87_7" style:family="text">
      <style:text-properties fo:background-color="#ffffff" fo:color="#656565"/>
    </style:style>
    <style:style style:name="T87_8" style:family="text">
      <style:text-properties fo:background-color="#ffffff" fo:color="#656565"/>
    </style:style>
    <style:style style:name="T87_9" style:family="text">
      <style:text-properties fo:background-color="#ffffff" fo:color="#656565"/>
    </style:style>
    <style:style style:name="T87_10" style:family="text">
      <style:text-properties fo:background-color="#ffffff" fo:color="#656565"/>
    </style:style>
    <style:style style:name="T87_11" style:family="text">
      <style:text-properties fo:background-color="#ffffff" fo:color="#656565"/>
    </style:style>
    <style:style style:name="T87_12" style:family="text">
      <style:text-properties fo:background-color="#ffffff" fo:color="#656565"/>
    </style:style>
    <style:style style:name="T87_13" style:family="text">
      <style:text-properties fo:background-color="#ffffff" fo:color="#656565"/>
    </style:style>
    <style:style style:name="T87_14" style:family="text">
      <style:text-properties fo:background-color="#ffffff" fo:color="#656565"/>
    </style:style>
    <style:style style:name="T87_15" style:family="text">
      <style:text-properties fo:background-color="#ffffff" fo:color="#656565"/>
    </style:style>
    <style:style style:name="T87_16" style:family="text">
      <style:text-properties fo:background-color="#ffffff" fo:color="#656565"/>
    </style:style>
    <style:style style:name="T87_17" style:family="text">
      <style:text-properties fo:background-color="#ffffff" fo:color="#656565"/>
    </style:style>
    <style:style style:name="T87_18" style:family="text">
      <style:text-properties fo:background-color="#ffffff" fo:color="#656565"/>
    </style:style>
    <style:style style:name="T87_19" style:family="text">
      <style:text-properties fo:background-color="#ffffff" fo:color="#656565"/>
    </style:style>
    <style:style style:name="T87_20" style:family="text">
      <style:text-properties fo:background-color="#ffffff" fo:color="#656565"/>
    </style:style>
    <style:style style:name="T87_21" style:family="text">
      <style:text-properties fo:background-color="#ffffff" fo:color="#656565"/>
    </style:style>
    <style:style style:name="T87_22" style:family="text">
      <style:text-properties fo:background-color="#ffffff" fo:color="#656565"/>
    </style:style>
    <style:style style:name="T87_23" style:family="text">
      <style:text-properties fo:background-color="#ffffff" fo:color="#656565"/>
    </style:style>
    <style:style style:name="T87_24" style:family="text">
      <style:text-properties fo:background-color="#ffffff" fo:color="#656565"/>
    </style:style>
    <style:style style:name="T87_25" style:family="text">
      <style:text-properties fo:background-color="#ffffff" fo:color="#656565"/>
    </style:style>
    <style:style style:name="T87_26" style:family="text">
      <style:text-properties fo:background-color="#ffffff" fo:color="#656565"/>
    </style:style>
    <style:style style:name="T87_27" style:family="text">
      <style:text-properties fo:background-color="#ffffff" fo:color="#656565"/>
    </style:style>
    <style:style style:name="T87_28" style:family="text">
      <style:text-properties fo:background-color="#ffffff" fo:color="#656565"/>
    </style:style>
    <style:style style:name="T87_29" style:family="text">
      <style:text-properties fo:background-color="#ffffff" fo:color="#656565"/>
    </style:style>
    <style:style style:name="T87_30" style:family="text">
      <style:text-properties fo:background-color="#ffffff" fo:color="#656565"/>
    </style:style>
    <style:style style:name="T87_31" style:family="text">
      <style:text-properties fo:background-color="#ffffff" fo:color="#656565"/>
    </style:style>
    <style:style style:name="T87_32" style:family="text">
      <style:text-properties fo:background-color="#ffffff" fo:color="#656565"/>
    </style:style>
    <style:style style:name="T87_33" style:family="text">
      <style:text-properties fo:background-color="#ffffff" fo:color="#656565"/>
    </style:style>
    <style:style style:name="T87_34" style:family="text">
      <style:text-properties fo:background-color="#ffffff" fo:color="#656565"/>
    </style:style>
    <style:style style:name="T87_35" style:family="text">
      <style:text-properties fo:background-color="#ffffff" fo:color="#656565"/>
    </style:style>
    <style:style style:name="T87_36" style:family="text">
      <style:text-properties fo:background-color="#ffffff" fo:color="#656565"/>
    </style:style>
    <style:style style:name="T87_37" style:family="text">
      <style:text-properties fo:background-color="#ffffff" fo:color="#656565"/>
    </style:style>
    <style:style style:name="T87_38" style:family="text">
      <style:text-properties fo:background-color="#ffffff" fo:color="#656565"/>
    </style:style>
    <style:style style:name="T87_39" style:family="text">
      <style:text-properties fo:background-color="#ffffff" fo:color="#656565"/>
    </style:style>
    <style:style style:name="T87_40" style:family="text">
      <style:text-properties fo:background-color="#ffffff" fo:color="#656565"/>
    </style:style>
    <style:style style:name="T87_41" style:family="text">
      <style:text-properties fo:background-color="#ffffff" fo:color="#656565"/>
    </style:style>
    <style:style style:name="T87_42" style:family="text">
      <style:text-properties fo:background-color="#ffffff" fo:color="#656565"/>
    </style:style>
    <style:style style:name="T87_43" style:family="text">
      <style:text-properties fo:background-color="#ffffff" fo:color="#656565"/>
    </style:style>
    <style:style style:name="T87_44" style:family="text">
      <style:text-properties fo:background-color="#ffffff" fo:color="#656565"/>
    </style:style>
    <style:style style:name="T87_45" style:family="text">
      <style:text-properties fo:background-color="#ffffff" fo:color="#656565"/>
    </style:style>
    <style:style style:name="T87_46" style:family="text">
      <style:text-properties fo:background-color="#ffffff" fo:color="#656565"/>
    </style:style>
    <style:style style:name="T87_47" style:family="text">
      <style:text-properties fo:background-color="#ffffff" fo:color="#656565"/>
    </style:style>
    <style:style style:name="T87_48" style:family="text">
      <style:text-properties fo:background-color="#ffffff" fo:color="#656565"/>
    </style:style>
    <style:style style:name="T87_49" style:family="text">
      <style:text-properties fo:background-color="#ffffff" fo:color="#656565"/>
    </style:style>
    <style:style style:name="T87_50" style:family="text">
      <style:text-properties fo:background-color="#ffffff" fo:color="#656565"/>
    </style:style>
    <style:style style:name="T87_51" style:family="text">
      <style:text-properties fo:background-color="#ffffff" fo:color="#656565"/>
    </style:style>
    <style:style style:name="T87_52" style:family="text">
      <style:text-properties fo:background-color="#ffffff" fo:color="#656565"/>
    </style:style>
    <style:style style:name="T87_53" style:family="text">
      <style:text-properties fo:background-color="#ffffff" fo:color="#656565"/>
    </style:style>
    <style:style style:name="T87_54" style:family="text">
      <style:text-properties fo:background-color="#ffffff" fo:color="#656565"/>
    </style:style>
    <style:style style:name="T87_55" style:family="text">
      <style:text-properties fo:background-color="#ffffff" fo:color="#656565"/>
    </style:style>
    <style:style style:name="T87_56" style:family="text">
      <style:text-properties fo:background-color="#ffffff" fo:color="#656565"/>
    </style:style>
    <style:style style:name="T87_57" style:family="text">
      <style:text-properties fo:background-color="#ffffff" fo:color="#656565"/>
    </style:style>
    <style:style style:name="T87_58" style:family="text">
      <style:text-properties fo:background-color="#ffffff" fo:color="#656565"/>
    </style:style>
    <style:style style:name="T87_59" style:family="text">
      <style:text-properties fo:background-color="#ffffff" fo:color="#656565"/>
    </style:style>
    <style:style style:name="T87_60" style:family="text">
      <style:text-properties fo:background-color="#ffffff" fo:color="#656565"/>
    </style:style>
    <style:style style:name="T87_61" style:family="text">
      <style:text-properties fo:background-color="#ffffff" fo:color="#656565"/>
    </style:style>
    <style:style style:name="T87_62" style:family="text">
      <style:text-properties fo:background-color="#ffffff" fo:color="#656565"/>
    </style:style>
    <style:style style:name="T87_63" style:family="text">
      <style:text-properties fo:background-color="#ffffff" fo:color="#656565"/>
    </style:style>
    <style:style style:name="T87_64" style:family="text">
      <style:text-properties fo:background-color="#ffffff" fo:color="#656565"/>
    </style:style>
    <style:style style:name="T87_65" style:family="text">
      <style:text-properties fo:background-color="#ffffff" fo:color="#656565"/>
    </style:style>
    <style:style style:name="T87_66" style:family="text">
      <style:text-properties fo:background-color="#ffffff" fo:color="#656565"/>
    </style:style>
    <style:style style:name="T87_67" style:family="text">
      <style:text-properties fo:background-color="#ffffff" fo:color="#656565"/>
    </style:style>
    <style:style style:name="T87_68" style:family="text">
      <style:text-properties fo:background-color="#ffffff" fo:color="#656565"/>
    </style:style>
    <style:style style:name="T87_69" style:family="text">
      <style:text-properties fo:background-color="#ffffff" fo:color="#656565"/>
    </style:style>
    <style:style style:name="T87_70" style:family="text">
      <style:text-properties fo:background-color="#ffffff" fo:color="#656565"/>
    </style:style>
    <style:style style:name="T87_71" style:family="text">
      <style:text-properties fo:background-color="#ffffff" fo:color="#656565"/>
    </style:style>
    <style:style style:name="T87_72" style:family="text">
      <style:text-properties fo:background-color="#ffffff" fo:color="#656565"/>
    </style:style>
    <style:style style:name="T87_73" style:family="text">
      <style:text-properties fo:background-color="#ffffff" fo:color="#656565"/>
    </style:style>
    <style:style style:name="T87_74" style:family="text">
      <style:text-properties fo:background-color="#ffffff" fo:color="#656565"/>
    </style:style>
    <style:style style:name="T87_75" style:family="text">
      <style:text-properties fo:background-color="#ffffff" fo:color="#656565"/>
    </style:style>
    <style:style style:name="T87_76" style:family="text">
      <style:text-properties fo:background-color="#ffffff" fo:color="#656565"/>
    </style:style>
    <style:style style:name="T87_77" style:family="text">
      <style:text-properties fo:background-color="#ffffff" fo:color="#656565"/>
    </style:style>
    <style:style style:name="T87_78" style:family="text">
      <style:text-properties fo:background-color="#ffffff" fo:color="#656565"/>
    </style:style>
    <style:style style:name="T87_79" style:family="text">
      <style:text-properties fo:background-color="#ffffff" fo:color="#656565"/>
    </style:style>
    <style:style style:name="T87_80" style:family="text">
      <style:text-properties fo:background-color="#ffffff" fo:color="#656565"/>
    </style:style>
    <style:style style:name="T87_81" style:family="text">
      <style:text-properties fo:background-color="#ffffff" fo:color="#656565"/>
    </style:style>
    <style:style style:name="T87_82" style:family="text">
      <style:text-properties fo:background-color="#ffffff" fo:color="#656565"/>
    </style:style>
    <style:style style:name="T87_83" style:family="text">
      <style:text-properties fo:background-color="#ffffff" fo:color="#656565"/>
    </style:style>
    <style:style style:name="T87_84" style:family="text">
      <style:text-properties fo:background-color="#ffffff" fo:color="#656565"/>
    </style:style>
    <style:style style:name="T87_85" style:family="text">
      <style:text-properties fo:background-color="#ffffff" fo:color="#656565"/>
    </style:style>
    <style:style style:name="T87_86" style:family="text">
      <style:text-properties fo:background-color="#ffffff" fo:color="#656565"/>
    </style:style>
    <style:style style:name="T87_87" style:family="text">
      <style:text-properties fo:background-color="#ffffff" fo:color="#656565"/>
    </style:style>
    <style:style style:name="T87_88" style:family="text">
      <style:text-properties fo:background-color="#ffffff" fo:color="#656565"/>
    </style:style>
    <style:style style:name="T87_89" style:family="text">
      <style:text-properties fo:background-color="#ffffff" fo:color="#656565"/>
    </style:style>
    <style:style style:name="T87_90" style:family="text">
      <style:text-properties fo:background-color="#ffffff" fo:color="#656565"/>
    </style:style>
    <style:style style:name="T87_91" style:family="text">
      <style:text-properties fo:background-color="#ffffff" fo:color="#656565"/>
    </style:style>
    <style:style style:name="T87_92" style:family="text">
      <style:text-properties fo:background-color="#ffffff" fo:color="#656565"/>
    </style:style>
    <style:style style:name="T87_93" style:family="text">
      <style:text-properties fo:background-color="#ffffff" fo:color="#656565"/>
    </style:style>
    <style:style style:name="T87_94" style:family="text">
      <style:text-properties fo:background-color="#ffffff" fo:color="#656565"/>
    </style:style>
    <style:style style:name="T87_95" style:family="text">
      <style:text-properties fo:background-color="#ffffff" fo:color="#656565"/>
    </style:style>
    <style:style style:name="T87_96" style:family="text">
      <style:text-properties fo:background-color="#ffffff" fo:color="#656565"/>
    </style:style>
    <style:style style:name="T87_97" style:family="text">
      <style:text-properties fo:background-color="#ffffff" fo:color="#656565"/>
    </style:style>
    <style:style style:name="T87_98" style:family="text">
      <style:text-properties fo:background-color="#ffffff" fo:color="#656565"/>
    </style:style>
    <style:style style:name="T87_99" style:family="text">
      <style:text-properties fo:background-color="#ffffff" fo:color="#656565"/>
    </style:style>
    <style:style style:name="T87_100" style:family="text">
      <style:text-properties fo:background-color="#ffffff" fo:color="#656565"/>
    </style:style>
    <style:style style:name="T87_101" style:family="text">
      <style:text-properties fo:background-color="#ffffff" fo:color="#656565"/>
    </style:style>
    <style:style style:name="T87_102" style:family="text">
      <style:text-properties fo:background-color="#ffffff" fo:color="#656565"/>
    </style:style>
    <style:style style:name="T87_103" style:family="text">
      <style:text-properties fo:background-color="#ffffff" fo:color="#656565"/>
    </style:style>
    <style:style style:name="T87_104" style:family="text">
      <style:text-properties fo:background-color="#ffffff" fo:color="#656565"/>
    </style:style>
    <style:style style:name="T87_105" style:family="text">
      <style:text-properties fo:background-color="#ffffff" fo:color="#656565"/>
    </style:style>
    <style:style style:name="T87_106" style:family="text">
      <style:text-properties fo:background-color="#ffffff" fo:color="#656565"/>
    </style:style>
    <style:style style:name="T87_107" style:family="text">
      <style:text-properties fo:background-color="#ffffff" fo:color="#656565"/>
    </style:style>
    <style:style style:name="T87_108" style:family="text">
      <style:text-properties fo:background-color="#ffffff" fo:color="#656565"/>
    </style:style>
    <style:style style:name="T87_109" style:family="text">
      <style:text-properties fo:background-color="#ffffff" fo:color="#656565"/>
    </style:style>
    <style:style style:name="T87_110" style:family="text">
      <style:text-properties fo:background-color="#ffffff" fo:color="#656565"/>
    </style:style>
    <style:style style:name="T87_111" style:family="text">
      <style:text-properties fo:background-color="#ffffff" fo:color="#656565"/>
    </style:style>
    <style:style style:name="T87_112" style:family="text">
      <style:text-properties fo:background-color="#ffffff" fo:color="#656565"/>
    </style:style>
    <style:style style:name="T87_113" style:family="text">
      <style:text-properties fo:background-color="#ffffff" fo:color="#656565"/>
    </style:style>
    <style:style style:name="T87_114" style:family="text">
      <style:text-properties fo:background-color="#ffffff" fo:color="#656565"/>
    </style:style>
    <style:style style:name="T87_115" style:family="text">
      <style:text-properties fo:background-color="#ffffff" fo:color="#656565"/>
    </style:style>
    <style:style style:name="T87_116" style:family="text">
      <style:text-properties fo:background-color="#ffffff" fo:color="#656565"/>
    </style:style>
    <style:style style:name="T87_117" style:family="text">
      <style:text-properties fo:background-color="#ffffff" fo:color="#656565"/>
    </style:style>
    <style:style style:name="T87_118" style:family="text">
      <style:text-properties fo:background-color="#ffffff" fo:color="#656565"/>
    </style:style>
    <style:style style:name="T87_119" style:family="text">
      <style:text-properties fo:background-color="#ffffff" fo:color="#656565"/>
    </style:style>
    <style:style style:name="T87_120" style:family="text">
      <style:text-properties fo:background-color="#ffffff" fo:color="#656565"/>
    </style:style>
    <style:style style:name="T87_121" style:family="text">
      <style:text-properties fo:background-color="#ffffff" fo:color="#656565"/>
    </style:style>
    <style:style style:name="T87_122" style:family="text">
      <style:text-properties fo:background-color="#ffffff" fo:color="#656565"/>
    </style:style>
    <style:style style:name="T87_123" style:family="text">
      <style:text-properties fo:background-color="#ffffff" fo:color="#656565"/>
    </style:style>
    <style:style style:name="T87_124" style:family="text">
      <style:text-properties fo:background-color="#ffffff" fo:color="#656565"/>
    </style:style>
    <style:style style:name="T87_125" style:family="text">
      <style:text-properties fo:background-color="#ffffff" fo:color="#656565"/>
    </style:style>
    <style:style style:name="T87_126" style:family="text">
      <style:text-properties fo:background-color="#ffffff" fo:color="#656565"/>
    </style:style>
    <style:style style:name="T87_127" style:family="text">
      <style:text-properties fo:background-color="#ffffff" fo:color="#656565"/>
    </style:style>
    <style:style style:name="T87_128" style:family="text">
      <style:text-properties fo:background-color="#ffffff" fo:color="#656565"/>
    </style:style>
    <style:style style:name="T87_129" style:family="text">
      <style:text-properties fo:background-color="#ffffff" fo:color="#656565"/>
    </style:style>
    <style:style style:name="T87_130" style:family="text">
      <style:text-properties fo:background-color="#ffffff" fo:color="#656565"/>
    </style:style>
    <style:style style:name="T87_131" style:family="text">
      <style:text-properties fo:background-color="#ffffff" fo:color="#656565"/>
    </style:style>
    <style:style style:name="T87_132" style:family="text">
      <style:text-properties fo:background-color="#ffffff" fo:color="#656565"/>
    </style:style>
    <style:style style:name="T87_133" style:family="text">
      <style:text-properties fo:background-color="#ffffff" fo:color="#656565"/>
    </style:style>
    <style:style style:name="T87_134" style:family="text">
      <style:text-properties fo:background-color="#ffffff" fo:color="#656565"/>
    </style:style>
    <style:style style:name="T87_135" style:family="text">
      <style:text-properties fo:background-color="#ffffff" fo:color="#656565"/>
    </style:style>
    <style:style style:name="T87_136" style:family="text">
      <style:text-properties fo:background-color="#ffffff" fo:color="#656565"/>
    </style:style>
    <style:style style:name="T87_137" style:family="text">
      <style:text-properties fo:background-color="#ffffff" fo:color="#656565"/>
    </style:style>
    <style:style style:name="T87_138" style:family="text">
      <style:text-properties fo:background-color="#ffffff" fo:color="#656565"/>
    </style:style>
    <style:style style:name="T87_139" style:family="text">
      <style:text-properties fo:background-color="#ffffff" fo:color="#656565"/>
    </style:style>
    <style:style style:name="T87_140" style:family="text">
      <style:text-properties fo:background-color="#ffffff" fo:color="#656565"/>
    </style:style>
    <style:style style:name="T87_141" style:family="text">
      <style:text-properties fo:background-color="#ffffff" fo:color="#656565"/>
    </style:style>
    <style:style style:name="T87_142" style:family="text">
      <style:text-properties fo:background-color="#ffffff" fo:color="#656565"/>
    </style:style>
    <style:style style:name="P88" style:family="paragraph" style:parent-style-name="Standard">
      <style:paragraph-properties fo:break-before="auto" fo:line-height="115%" fo:margin-top="0cm" fo:margin-right="2.54cm" style:writing-mode="lr-tb"/>
    </style:style>
    <style:style style:name="T88_1" style:family="text">
      <style:text-properties fo:background-color="#ffffff" fo:color="#656565"/>
    </style:style>
    <style:style style:name="T88_2" style:family="text">
      <style:text-properties fo:background-color="#ffffff" fo:color="#656565"/>
    </style:style>
    <style:style style:name="T88_3" style:family="text">
      <style:text-properties fo:background-color="#ffffff" fo:color="#656565"/>
    </style:style>
    <style:style style:name="T88_4" style:family="text">
      <style:text-properties fo:background-color="#ffffff" fo:color="#656565"/>
    </style:style>
    <style:style style:name="T88_5" style:family="text"/>
    <style:style style:name="T88_6" style:family="text">
      <style:text-properties fo:background-color="#ffffff" fo:color="#656565" style:text-underline-style="solid" style:text-underline-color="font-color"/>
    </style:style>
    <style:style style:name="T88_7" style:family="text"/>
    <style:style style:name="T88_8" style:family="text">
      <style:text-properties fo:background-color="#ffffff" fo:color="#656565" style:text-underline-style="solid" style:text-underline-color="font-color"/>
    </style:style>
    <style:style style:name="T88_9" style:family="text"/>
    <style:style style:name="T88_10" style:family="text">
      <style:text-properties fo:background-color="#ffffff" fo:color="#656565" style:text-underline-style="solid" style:text-underline-color="font-color"/>
    </style:style>
    <style:style style:name="T88_11" style:family="text"/>
    <style:style style:name="T88_12" style:family="text">
      <style:text-properties fo:background-color="#ffffff" fo:color="#656565" style:text-underline-style="solid" style:text-underline-color="font-color"/>
    </style:style>
    <style:style style:name="T88_13" style:family="text"/>
    <style:style style:name="T88_14" style:family="text">
      <style:text-properties fo:background-color="#ffffff" fo:color="#656565" style:text-underline-style="solid" style:text-underline-color="font-color"/>
    </style:style>
    <style:style style:name="T88_15" style:family="text"/>
    <style:style style:name="T88_16" style:family="text">
      <style:text-properties fo:background-color="#ffffff" fo:color="#656565" style:text-underline-style="solid" style:text-underline-color="font-color"/>
    </style:style>
    <style:style style:name="T88_17" style:family="text"/>
    <style:style style:name="T88_18" style:family="text">
      <style:text-properties fo:background-color="#ffffff" fo:color="#656565" style:text-underline-style="solid" style:text-underline-color="font-color"/>
    </style:style>
    <style:style style:name="T88_19" style:family="text"/>
    <style:style style:name="T88_20" style:family="text">
      <style:text-properties fo:background-color="#ffffff" fo:color="#656565" style:text-underline-style="solid" style:text-underline-color="font-color"/>
    </style:style>
    <style:style style:name="T88_21" style:family="text"/>
    <style:style style:name="T88_22" style:family="text">
      <style:text-properties fo:background-color="#ffffff" fo:color="#656565" style:text-underline-style="solid" style:text-underline-color="font-color"/>
    </style:style>
    <style:style style:name="T88_23" style:family="text"/>
    <style:style style:name="T88_24" style:family="text">
      <style:text-properties fo:background-color="#ffffff" fo:color="#656565" style:text-underline-style="solid" style:text-underline-color="font-color"/>
    </style:style>
    <style:style style:name="T88_25" style:family="text"/>
    <style:style style:name="T88_26" style:family="text">
      <style:text-properties fo:background-color="#ffffff" fo:color="#656565" style:text-underline-style="solid" style:text-underline-color="font-color"/>
    </style:style>
    <style:style style:name="T88_27" style:family="text"/>
    <style:style style:name="T88_28" style:family="text">
      <style:text-properties fo:background-color="#ffffff" fo:color="#656565" style:text-underline-style="solid" style:text-underline-color="font-color"/>
    </style:style>
    <style:style style:name="T88_29" style:family="text">
      <style:text-properties fo:background-color="#ffffff" fo:color="#656565"/>
    </style:style>
    <style:style style:name="T88_30" style:family="text">
      <style:text-properties fo:background-color="#ffffff" fo:color="#656565"/>
    </style:style>
    <style:style style:name="T88_31" style:family="text">
      <style:text-properties fo:background-color="#ffffff" fo:color="#656565"/>
    </style:style>
    <style:style style:name="T88_32" style:family="text">
      <style:text-properties fo:background-color="#ffffff" fo:color="#656565"/>
    </style:style>
    <style:style style:name="T88_33" style:family="text">
      <style:text-properties fo:background-color="#ffffff" fo:color="#656565"/>
    </style:style>
    <style:style style:name="T88_34" style:family="text">
      <style:text-properties fo:background-color="#ffffff" fo:color="#656565"/>
    </style:style>
    <style:style style:name="T88_35" style:family="text">
      <style:text-properties fo:background-color="#ffffff" fo:color="#656565"/>
    </style:style>
    <style:style style:name="T88_36" style:family="text">
      <style:text-properties fo:background-color="#ffffff" fo:color="#656565"/>
    </style:style>
    <style:style style:name="T88_37" style:family="text">
      <style:text-properties fo:background-color="#ffffff" fo:color="#656565"/>
    </style:style>
    <style:style style:name="T88_38" style:family="text">
      <style:text-properties fo:background-color="#ffffff" fo:color="#656565"/>
    </style:style>
    <style:style style:name="T88_39" style:family="text">
      <style:text-properties fo:background-color="#ffffff" fo:color="#656565"/>
    </style:style>
    <style:style style:name="T88_40" style:family="text">
      <style:text-properties fo:background-color="#ffffff" fo:color="#656565"/>
    </style:style>
    <style:style style:name="T88_41" style:family="text">
      <style:text-properties fo:background-color="#ffffff" fo:color="#656565"/>
    </style:style>
    <style:style style:name="T88_42" style:family="text">
      <style:text-properties fo:background-color="#ffffff" fo:color="#656565"/>
    </style:style>
    <style:style style:name="T88_43" style:family="text">
      <style:text-properties fo:background-color="#ffffff" fo:color="#656565"/>
    </style:style>
    <style:style style:name="T88_44" style:family="text">
      <style:text-properties fo:background-color="#ffffff" fo:color="#656565"/>
    </style:style>
    <style:style style:name="T88_45" style:family="text">
      <style:text-properties fo:background-color="#ffffff" fo:color="#656565"/>
    </style:style>
    <style:style style:name="T88_46" style:family="text">
      <style:text-properties fo:background-color="#ffffff" fo:color="#656565"/>
    </style:style>
    <style:style style:name="T88_47" style:family="text">
      <style:text-properties fo:background-color="#ffffff" fo:color="#656565"/>
    </style:style>
    <style:style style:name="T88_48" style:family="text">
      <style:text-properties fo:background-color="#ffffff" fo:color="#656565"/>
    </style:style>
    <style:style style:name="T88_49" style:family="text">
      <style:text-properties fo:background-color="#ffffff" fo:color="#656565"/>
    </style:style>
    <style:style style:name="T88_50" style:family="text">
      <style:text-properties fo:background-color="#ffffff" fo:color="#656565"/>
    </style:style>
    <style:style style:name="T88_51" style:family="text">
      <style:text-properties fo:background-color="#ffffff" fo:color="#656565"/>
    </style:style>
    <style:style style:name="T88_52" style:family="text">
      <style:text-properties fo:background-color="#ffffff" fo:color="#656565"/>
    </style:style>
    <style:style style:name="T88_53" style:family="text">
      <style:text-properties fo:background-color="#ffffff" fo:color="#656565"/>
    </style:style>
    <style:style style:name="T88_54" style:family="text">
      <style:text-properties fo:background-color="#ffffff" fo:color="#656565"/>
    </style:style>
    <style:style style:name="T88_55" style:family="text">
      <style:text-properties fo:background-color="#ffffff" fo:color="#656565"/>
    </style:style>
    <style:style style:name="T88_56" style:family="text">
      <style:text-properties fo:background-color="#ffffff" fo:color="#656565"/>
    </style:style>
    <style:style style:name="T88_57" style:family="text">
      <style:text-properties fo:background-color="#ffffff" fo:color="#656565"/>
    </style:style>
    <style:style style:name="T88_58" style:family="text">
      <style:text-properties fo:background-color="#ffffff" fo:color="#656565"/>
    </style:style>
    <style:style style:name="T88_59" style:family="text">
      <style:text-properties fo:background-color="#ffffff" fo:color="#656565"/>
    </style:style>
    <style:style style:name="T88_60" style:family="text">
      <style:text-properties fo:background-color="#ffffff" fo:color="#656565"/>
    </style:style>
    <style:style style:name="T88_61" style:family="text">
      <style:text-properties fo:background-color="#ffffff" fo:color="#656565"/>
    </style:style>
    <style:style style:name="T88_62" style:family="text">
      <style:text-properties fo:background-color="#ffffff" fo:color="#656565"/>
    </style:style>
    <style:style style:name="T88_63" style:family="text">
      <style:text-properties fo:background-color="#ffffff" fo:color="#656565"/>
    </style:style>
    <style:style style:name="T88_64" style:family="text">
      <style:text-properties fo:background-color="#ffffff" fo:color="#656565"/>
    </style:style>
    <style:style style:name="T88_65" style:family="text">
      <style:text-properties fo:background-color="#ffffff" fo:color="#656565"/>
    </style:style>
    <style:style style:name="T88_66" style:family="text">
      <style:text-properties fo:background-color="#ffffff" fo:color="#656565"/>
    </style:style>
    <style:style style:name="T88_67" style:family="text">
      <style:text-properties fo:background-color="#ffffff" fo:color="#656565"/>
    </style:style>
    <style:style style:name="T88_68" style:family="text">
      <style:text-properties fo:background-color="#ffffff" fo:color="#656565"/>
    </style:style>
    <style:style style:name="T88_69" style:family="text">
      <style:text-properties fo:background-color="#ffffff" fo:color="#656565"/>
    </style:style>
    <style:style style:name="T88_70" style:family="text">
      <style:text-properties fo:background-color="#ffffff" fo:color="#656565"/>
    </style:style>
    <style:style style:name="T88_71" style:family="text">
      <style:text-properties fo:background-color="#ffffff" fo:color="#656565"/>
    </style:style>
    <style:style style:name="P89" style:family="paragraph" style:parent-style-name="Standard">
      <style:paragraph-properties fo:break-before="auto" fo:line-height="115%" fo:margin-top="0cm" fo:margin-right="2.54cm" style:writing-mode="lr-tb"/>
    </style:style>
    <style:style style:name="T89_1" style:family="text">
      <style:text-properties fo:background-color="#ffffff" fo:color="#656565"/>
    </style:style>
    <style:style style:name="T89_2" style:family="text">
      <style:text-properties fo:background-color="#ffffff" fo:color="#656565"/>
    </style:style>
    <style:style style:name="T89_3" style:family="text">
      <style:text-properties fo:background-color="#ffffff" fo:color="#656565"/>
    </style:style>
    <style:style style:name="T89_4" style:family="text">
      <style:text-properties fo:background-color="#ffffff" fo:color="#656565"/>
    </style:style>
    <style:style style:name="T89_5" style:family="text">
      <style:text-properties fo:background-color="#ffffff" fo:color="#656565"/>
    </style:style>
    <style:style style:name="T89_6" style:family="text">
      <style:text-properties fo:background-color="#ffffff" fo:color="#656565"/>
    </style:style>
    <style:style style:name="T89_7" style:family="text">
      <style:text-properties fo:background-color="#ffffff" fo:color="#656565"/>
    </style:style>
    <style:style style:name="T89_8" style:family="text">
      <style:text-properties fo:background-color="#ffffff" fo:color="#656565"/>
    </style:style>
    <style:style style:name="T89_9" style:family="text">
      <style:text-properties fo:background-color="#ffffff" fo:color="#656565"/>
    </style:style>
    <style:style style:name="T89_10" style:family="text">
      <style:text-properties fo:background-color="#ffffff" fo:color="#656565"/>
    </style:style>
    <style:style style:name="T89_11" style:family="text">
      <style:text-properties fo:background-color="#ffffff" fo:color="#656565"/>
    </style:style>
    <style:style style:name="T89_12" style:family="text">
      <style:text-properties fo:background-color="#ffffff" fo:color="#656565"/>
    </style:style>
    <style:style style:name="T89_13" style:family="text">
      <style:text-properties fo:background-color="#ffffff" fo:color="#656565"/>
    </style:style>
    <style:style style:name="T89_14" style:family="text">
      <style:text-properties fo:background-color="#ffffff" fo:color="#656565"/>
    </style:style>
    <style:style style:name="T89_15" style:family="text">
      <style:text-properties fo:background-color="#ffffff" fo:color="#656565"/>
    </style:style>
    <style:style style:name="T89_16" style:family="text">
      <style:text-properties fo:background-color="#ffffff" fo:color="#656565"/>
    </style:style>
    <style:style style:name="T89_17" style:family="text">
      <style:text-properties fo:background-color="#ffffff" fo:color="#656565"/>
    </style:style>
    <style:style style:name="T89_18" style:family="text">
      <style:text-properties fo:background-color="#ffffff" fo:color="#656565"/>
    </style:style>
    <style:style style:name="P90" style:family="paragraph" style:parent-style-name="Standard">
      <style:paragraph-properties fo:break-before="auto" fo:line-height="115%" fo:margin-top="0cm" fo:margin-right="2.54cm" style:writing-mode="lr-tb"/>
    </style:style>
    <style:style style:name="T90_1" style:family="text">
      <style:text-properties fo:background-color="#ffffff" fo:color="#656565"/>
    </style:style>
    <style:style style:name="T90_2" style:family="text">
      <style:text-properties fo:background-color="#ffffff" fo:color="#656565"/>
    </style:style>
    <style:style style:name="T90_3" style:family="text">
      <style:text-properties fo:background-color="#ffffff" fo:color="#656565"/>
    </style:style>
    <style:style style:name="T90_4" style:family="text">
      <style:text-properties fo:background-color="#ffffff" fo:color="#656565"/>
    </style:style>
    <style:style style:name="T90_5" style:family="text">
      <style:text-properties fo:background-color="#ffffff" fo:color="#656565"/>
    </style:style>
    <style:style style:name="T90_6" style:family="text">
      <style:text-properties fo:background-color="#ffffff" fo:color="#656565"/>
    </style:style>
    <style:style style:name="T90_7" style:family="text">
      <style:text-properties fo:background-color="#ffffff" fo:color="#656565"/>
    </style:style>
    <style:style style:name="T90_8" style:family="text">
      <style:text-properties fo:background-color="#ffffff" fo:color="#656565"/>
    </style:style>
    <style:style style:name="T90_9" style:family="text">
      <style:text-properties fo:background-color="#ffffff" fo:color="#656565"/>
    </style:style>
    <style:style style:name="T90_10" style:family="text">
      <style:text-properties fo:background-color="#ffffff" fo:color="#656565"/>
    </style:style>
    <style:style style:name="T90_11" style:family="text">
      <style:text-properties fo:background-color="#ffffff" fo:color="#656565"/>
    </style:style>
    <style:style style:name="T90_12" style:family="text">
      <style:text-properties fo:background-color="#ffffff" fo:color="#656565"/>
    </style:style>
    <style:style style:name="T90_13" style:family="text">
      <style:text-properties fo:background-color="#ffffff" fo:color="#656565"/>
    </style:style>
    <style:style style:name="T90_14" style:family="text">
      <style:text-properties fo:background-color="#ffffff" fo:color="#656565"/>
    </style:style>
    <style:style style:name="T90_15" style:family="text">
      <style:text-properties fo:background-color="#ffffff" fo:color="#656565"/>
    </style:style>
    <style:style style:name="T90_16" style:family="text">
      <style:text-properties fo:background-color="#ffffff" fo:color="#656565"/>
    </style:style>
    <style:style style:name="T90_17" style:family="text">
      <style:text-properties fo:background-color="#ffffff" fo:color="#656565"/>
    </style:style>
    <style:style style:name="T90_18" style:family="text">
      <style:text-properties fo:background-color="#ffffff" fo:color="#656565"/>
    </style:style>
    <style:style style:name="T90_19" style:family="text">
      <style:text-properties fo:background-color="#ffffff" fo:color="#656565"/>
    </style:style>
    <style:style style:name="P91" style:family="paragraph" style:parent-style-name="Standard">
      <style:paragraph-properties fo:break-before="auto" fo:line-height="115%" fo:margin-top="0cm" fo:margin-right="2.54cm" style:writing-mode="lr-tb"/>
    </style:style>
    <style:style style:name="T91_1" style:family="text">
      <style:text-properties fo:background-color="#ffffff" fo:color="#656565"/>
    </style:style>
    <style:style style:name="T91_2" style:family="text">
      <style:text-properties fo:background-color="#ffffff" fo:color="#656565"/>
    </style:style>
    <style:style style:name="T91_3" style:family="text">
      <style:text-properties fo:background-color="#ffffff" fo:color="#656565"/>
    </style:style>
    <style:style style:name="T91_4" style:family="text">
      <style:text-properties fo:background-color="#ffffff" fo:color="#656565"/>
    </style:style>
    <style:style style:name="T91_5" style:family="text">
      <style:text-properties fo:background-color="#ffffff" fo:color="#656565"/>
    </style:style>
    <style:style style:name="T91_6" style:family="text">
      <style:text-properties fo:background-color="#ffffff" fo:color="#656565"/>
    </style:style>
    <style:style style:name="T91_7" style:family="text">
      <style:text-properties fo:background-color="#ffffff" fo:color="#656565"/>
    </style:style>
    <style:style style:name="T91_8" style:family="text">
      <style:text-properties fo:background-color="#ffffff" fo:color="#656565"/>
    </style:style>
    <style:style style:name="T91_9" style:family="text">
      <style:text-properties fo:background-color="#ffffff" fo:color="#656565"/>
    </style:style>
    <style:style style:name="T91_10" style:family="text">
      <style:text-properties fo:background-color="#ffffff" fo:color="#656565"/>
    </style:style>
    <style:style style:name="T91_11" style:family="text">
      <style:text-properties fo:background-color="#ffffff" fo:color="#656565"/>
    </style:style>
    <style:style style:name="T91_12" style:family="text">
      <style:text-properties fo:background-color="#ffffff" fo:color="#656565"/>
    </style:style>
    <style:style style:name="T91_13" style:family="text">
      <style:text-properties fo:background-color="#ffffff" fo:color="#656565"/>
    </style:style>
    <style:style style:name="T91_14" style:family="text">
      <style:text-properties fo:background-color="#ffffff" fo:color="#656565"/>
    </style:style>
    <style:style style:name="T91_15" style:family="text">
      <style:text-properties fo:background-color="#ffffff" fo:color="#656565"/>
    </style:style>
    <style:style style:name="T91_16" style:family="text">
      <style:text-properties fo:background-color="#ffffff" fo:color="#656565"/>
    </style:style>
    <style:style style:name="T91_17" style:family="text">
      <style:text-properties fo:background-color="#ffffff" fo:color="#656565"/>
    </style:style>
    <style:style style:name="T91_18" style:family="text">
      <style:text-properties fo:background-color="#ffffff" fo:color="#656565"/>
    </style:style>
    <style:style style:name="T91_19" style:family="text">
      <style:text-properties fo:background-color="#ffffff" fo:color="#656565"/>
    </style:style>
    <style:style style:name="T91_20" style:family="text">
      <style:text-properties fo:background-color="#ffffff" fo:color="#656565"/>
    </style:style>
    <style:style style:name="T91_21" style:family="text">
      <style:text-properties fo:background-color="#ffffff" fo:color="#656565"/>
    </style:style>
    <style:style style:name="T91_22" style:family="text">
      <style:text-properties fo:background-color="#ffffff" fo:color="#656565"/>
    </style:style>
    <style:style style:name="T91_23" style:family="text">
      <style:text-properties fo:background-color="#ffffff" fo:color="#656565"/>
    </style:style>
    <style:style style:name="T91_24" style:family="text">
      <style:text-properties fo:background-color="#ffffff" fo:color="#656565"/>
    </style:style>
    <style:style style:name="T91_25" style:family="text">
      <style:text-properties fo:background-color="#ffffff" fo:color="#656565"/>
    </style:style>
    <style:style style:name="T91_26" style:family="text">
      <style:text-properties fo:background-color="#ffffff" fo:color="#656565"/>
    </style:style>
    <style:style style:name="T91_27" style:family="text">
      <style:text-properties fo:background-color="#ffffff" fo:color="#656565"/>
    </style:style>
    <style:style style:name="T91_28" style:family="text">
      <style:text-properties fo:background-color="#ffffff" fo:color="#656565"/>
    </style:style>
    <style:style style:name="T91_29" style:family="text">
      <style:text-properties fo:background-color="#ffffff" fo:color="#656565"/>
    </style:style>
    <style:style style:name="T91_30" style:family="text">
      <style:text-properties fo:background-color="#ffffff" fo:color="#656565"/>
    </style:style>
    <style:style style:name="T91_31" style:family="text">
      <style:text-properties fo:background-color="#ffffff" fo:color="#656565"/>
    </style:style>
    <style:style style:name="T91_32" style:family="text">
      <style:text-properties fo:background-color="#ffffff" fo:color="#656565"/>
    </style:style>
    <style:style style:name="T91_33" style:family="text">
      <style:text-properties fo:background-color="#ffffff" fo:color="#656565"/>
    </style:style>
    <style:style style:name="T91_34" style:family="text">
      <style:text-properties fo:background-color="#ffffff" fo:color="#656565"/>
    </style:style>
    <style:style style:name="T91_35" style:family="text">
      <style:text-properties fo:background-color="#ffffff" fo:color="#656565"/>
    </style:style>
    <style:style style:name="T91_36" style:family="text">
      <style:text-properties fo:background-color="#ffffff" fo:color="#656565"/>
    </style:style>
    <style:style style:name="T91_37" style:family="text">
      <style:text-properties fo:background-color="#ffffff" fo:color="#656565"/>
    </style:style>
    <style:style style:name="T91_38" style:family="text">
      <style:text-properties fo:background-color="#ffffff" fo:color="#656565"/>
    </style:style>
    <style:style style:name="T91_39" style:family="text">
      <style:text-properties fo:background-color="#ffffff" fo:color="#656565"/>
    </style:style>
    <style:style style:name="T91_40" style:family="text">
      <style:text-properties fo:background-color="#ffffff" fo:color="#656565"/>
    </style:style>
    <style:style style:name="T91_41" style:family="text">
      <style:text-properties fo:background-color="#ffffff" fo:color="#656565"/>
    </style:style>
    <style:style style:name="T91_42" style:family="text">
      <style:text-properties fo:background-color="#ffffff" fo:color="#656565"/>
    </style:style>
    <style:style style:name="T91_43" style:family="text">
      <style:text-properties fo:background-color="#ffffff" fo:color="#656565"/>
    </style:style>
    <style:style style:name="T91_44" style:family="text">
      <style:text-properties fo:background-color="#ffffff" fo:color="#656565"/>
    </style:style>
    <style:style style:name="T91_45" style:family="text">
      <style:text-properties fo:background-color="#ffffff" fo:color="#656565"/>
    </style:style>
    <style:style style:name="T91_46" style:family="text">
      <style:text-properties fo:background-color="#ffffff" fo:color="#656565"/>
    </style:style>
    <style:style style:name="T91_47" style:family="text">
      <style:text-properties fo:background-color="#ffffff" fo:color="#656565"/>
    </style:style>
    <style:style style:name="T91_48" style:family="text">
      <style:text-properties fo:background-color="#ffffff" fo:color="#656565"/>
    </style:style>
    <style:style style:name="T91_49" style:family="text">
      <style:text-properties fo:background-color="#ffffff" fo:color="#656565"/>
    </style:style>
    <style:style style:name="T91_50" style:family="text">
      <style:text-properties fo:background-color="#ffffff" fo:color="#656565"/>
    </style:style>
    <style:style style:name="T91_51" style:family="text">
      <style:text-properties fo:background-color="#ffffff" fo:color="#656565"/>
    </style:style>
    <style:style style:name="T91_52" style:family="text">
      <style:text-properties fo:background-color="#ffffff" fo:color="#656565"/>
    </style:style>
    <style:style style:name="T91_53" style:family="text">
      <style:text-properties fo:background-color="#ffffff" fo:color="#656565"/>
    </style:style>
    <style:style style:name="T91_54" style:family="text">
      <style:text-properties fo:background-color="#ffffff" fo:color="#656565"/>
    </style:style>
    <style:style style:name="T91_55" style:family="text">
      <style:text-properties fo:background-color="#ffffff" fo:color="#656565"/>
    </style:style>
    <style:style style:name="P92" style:family="paragraph" style:parent-style-name="Standard">
      <style:paragraph-properties fo:break-before="auto" fo:line-height="115%" fo:margin-top="0cm" fo:margin-right="2.54cm" style:writing-mode="lr-tb"/>
    </style:style>
    <style:style style:name="T92_1" style:family="text">
      <style:text-properties fo:background-color="#ffffff" fo:color="#656565"/>
    </style:style>
    <style:style style:name="T92_2" style:family="text">
      <style:text-properties fo:background-color="#ffffff" fo:color="#656565"/>
    </style:style>
    <style:style style:name="T92_3" style:family="text">
      <style:text-properties fo:background-color="#ffffff" fo:color="#656565"/>
    </style:style>
    <style:style style:name="T92_4" style:family="text">
      <style:text-properties fo:background-color="#ffffff" fo:color="#656565"/>
    </style:style>
    <style:style style:name="T92_5" style:family="text">
      <style:text-properties fo:background-color="#ffffff" fo:color="#656565"/>
    </style:style>
    <style:style style:name="T92_6" style:family="text">
      <style:text-properties fo:background-color="#ffffff" fo:color="#656565"/>
    </style:style>
    <style:style style:name="T92_7" style:family="text">
      <style:text-properties fo:background-color="#ffffff" fo:color="#656565"/>
    </style:style>
    <style:style style:name="T92_8" style:family="text">
      <style:text-properties fo:background-color="#ffffff" fo:color="#656565"/>
    </style:style>
    <style:style style:name="T92_9" style:family="text">
      <style:text-properties fo:background-color="#ffffff" fo:color="#656565"/>
    </style:style>
    <style:style style:name="T92_10" style:family="text">
      <style:text-properties fo:background-color="#ffffff" fo:color="#656565"/>
    </style:style>
    <style:style style:name="T92_11" style:family="text">
      <style:text-properties fo:background-color="#ffffff" fo:color="#656565"/>
    </style:style>
    <style:style style:name="T92_12" style:family="text">
      <style:text-properties fo:background-color="#ffffff" fo:color="#656565"/>
    </style:style>
    <style:style style:name="T92_13" style:family="text">
      <style:text-properties fo:background-color="#ffffff" fo:color="#656565"/>
    </style:style>
    <style:style style:name="T92_14" style:family="text">
      <style:text-properties fo:background-color="#ffffff" fo:color="#656565"/>
    </style:style>
    <style:style style:name="T92_15" style:family="text">
      <style:text-properties fo:background-color="#ffffff" fo:color="#656565"/>
    </style:style>
    <style:style style:name="T92_16" style:family="text">
      <style:text-properties fo:background-color="#ffffff" fo:color="#656565"/>
    </style:style>
    <style:style style:name="T92_17" style:family="text">
      <style:text-properties fo:background-color="#ffffff" fo:color="#656565"/>
    </style:style>
    <style:style style:name="T92_18" style:family="text">
      <style:text-properties fo:background-color="#ffffff" fo:color="#656565"/>
    </style:style>
    <style:style style:name="T92_19" style:family="text">
      <style:text-properties fo:background-color="#ffffff" fo:color="#656565"/>
    </style:style>
    <style:style style:name="T92_20" style:family="text">
      <style:text-properties fo:background-color="#ffffff" fo:color="#656565"/>
    </style:style>
    <style:style style:name="T92_21" style:family="text">
      <style:text-properties fo:background-color="#ffffff" fo:color="#656565"/>
    </style:style>
    <style:style style:name="T92_22" style:family="text">
      <style:text-properties fo:background-color="#ffffff" fo:color="#656565"/>
    </style:style>
    <style:style style:name="T92_23" style:family="text">
      <style:text-properties fo:background-color="#ffffff" fo:color="#656565"/>
    </style:style>
    <style:style style:name="T92_24" style:family="text">
      <style:text-properties fo:background-color="#ffffff" fo:color="#656565"/>
    </style:style>
    <style:style style:name="T92_25" style:family="text">
      <style:text-properties fo:background-color="#ffffff" fo:color="#656565"/>
    </style:style>
    <style:style style:name="P93" style:family="paragraph" style:parent-style-name="Standard">
      <style:paragraph-properties fo:break-before="auto" fo:line-height="115%" fo:margin-top="0cm" fo:margin-right="2.54cm" style:writing-mode="lr-tb"/>
    </style:style>
    <style:style style:name="T93_1" style:family="text">
      <style:text-properties fo:color="#980000"/>
    </style:style>
    <style:style style:name="T93_2" style:family="text">
      <style:text-properties fo:color="#980000"/>
    </style:style>
    <style:style style:name="T93_3" style:family="text">
      <style:text-properties fo:color="#980000"/>
    </style:style>
    <style:style style:name="T93_4" style:family="text">
      <style:text-properties fo:color="#980000"/>
    </style:style>
    <style:style style:name="T93_5" style:family="text">
      <style:text-properties fo:color="#980000"/>
    </style:style>
    <style:style style:name="T93_6" style:family="text">
      <style:text-properties fo:color="#980000"/>
    </style:style>
    <style:style style:name="T93_7" style:family="text">
      <style:text-properties fo:color="#980000"/>
    </style:style>
    <style:style style:name="T93_8" style:family="text">
      <style:text-properties fo:color="#980000"/>
    </style:style>
    <style:style style:name="T93_9" style:family="text">
      <style:text-properties fo:color="#980000"/>
    </style:style>
    <style:style style:name="T93_10" style:family="text">
      <style:text-properties fo:color="#980000"/>
    </style:style>
    <style:style style:name="T93_11" style:family="text">
      <style:text-properties fo:color="#980000"/>
    </style:style>
    <style:style style:name="T93_12" style:family="text">
      <style:text-properties fo:color="#980000"/>
    </style:style>
    <style:style style:name="T93_13" style:family="text">
      <style:text-properties fo:color="#980000"/>
    </style:style>
    <style:style style:name="T93_14" style:family="text">
      <style:text-properties fo:color="#980000"/>
    </style:style>
    <style:style style:name="T93_15" style:family="text">
      <style:text-properties fo:color="#980000"/>
    </style:style>
    <style:style style:name="T93_16" style:family="text">
      <style:text-properties fo:color="#980000"/>
    </style:style>
    <style:style style:name="T93_17" style:family="text">
      <style:text-properties fo:color="#980000"/>
    </style:style>
    <style:style style:name="T93_18" style:family="text">
      <style:text-properties fo:color="#980000"/>
    </style:style>
    <style:style style:name="T93_19" style:family="text">
      <style:text-properties fo:color="#980000"/>
    </style:style>
    <style:style style:name="P94" style:family="paragraph" style:parent-style-name="Standard">
      <style:paragraph-properties fo:break-before="auto" fo:line-height="115%" fo:margin-top="0cm" fo:margin-right="2.54cm" style:writing-mode="lr-tb"/>
    </style:style>
    <style:style style:name="T94_1" style:family="text">
      <style:text-properties fo:color="#980000"/>
    </style:style>
    <style:style style:name="T94_2" style:family="text">
      <style:text-properties fo:color="#980000"/>
    </style:style>
    <style:style style:name="T94_3" style:family="text">
      <style:text-properties fo:color="#980000"/>
    </style:style>
    <style:style style:name="T94_4" style:family="text">
      <style:text-properties fo:color="#980000"/>
    </style:style>
    <style:style style:name="T94_5" style:family="text">
      <style:text-properties fo:color="#980000"/>
    </style:style>
    <style:style style:name="T94_6" style:family="text">
      <style:text-properties fo:color="#980000"/>
    </style:style>
    <style:style style:name="T94_7" style:family="text">
      <style:text-properties fo:color="#980000"/>
    </style:style>
    <style:style style:name="T94_8" style:family="text">
      <style:text-properties fo:color="#980000"/>
    </style:style>
    <style:style style:name="T94_9" style:family="text">
      <style:text-properties fo:color="#980000"/>
    </style:style>
    <style:style style:name="T94_10" style:family="text">
      <style:text-properties fo:color="#980000"/>
    </style:style>
    <style:style style:name="T94_11" style:family="text">
      <style:text-properties fo:color="#980000"/>
    </style:style>
    <style:style style:name="T94_12" style:family="text">
      <style:text-properties fo:color="#980000"/>
    </style:style>
    <style:style style:name="T94_13" style:family="text">
      <style:text-properties fo:color="#980000"/>
    </style:style>
    <style:style style:name="T94_14" style:family="text">
      <style:text-properties fo:color="#980000"/>
    </style:style>
    <style:style style:name="T94_15" style:family="text">
      <style:text-properties fo:color="#980000"/>
    </style:style>
    <style:style style:name="T94_16" style:family="text">
      <style:text-properties fo:color="#980000"/>
    </style:style>
    <style:style style:name="T94_17" style:family="text">
      <style:text-properties fo:color="#980000"/>
    </style:style>
    <style:style style:name="T94_18" style:family="text">
      <style:text-properties fo:color="#980000"/>
    </style:style>
    <style:style style:name="T94_19" style:family="text">
      <style:text-properties fo:color="#980000"/>
    </style:style>
    <style:style style:name="T94_20" style:family="text">
      <style:text-properties fo:color="#980000"/>
    </style:style>
    <style:style style:name="T94_21" style:family="text">
      <style:text-properties fo:color="#980000"/>
    </style:style>
    <style:style style:name="T94_22" style:family="text">
      <style:text-properties fo:color="#980000"/>
    </style:style>
    <style:style style:name="T94_23" style:family="text">
      <style:text-properties fo:color="#980000"/>
    </style:style>
    <style:style style:name="T94_24" style:family="text">
      <style:text-properties fo:color="#980000"/>
    </style:style>
    <style:style style:name="T94_25" style:family="text">
      <style:text-properties fo:color="#980000"/>
    </style:style>
    <style:style style:name="T94_26" style:family="text">
      <style:text-properties fo:color="#980000"/>
    </style:style>
    <style:style style:name="T94_27" style:family="text">
      <style:text-properties fo:color="#980000"/>
    </style:style>
    <style:style style:name="T94_28" style:family="text">
      <style:text-properties fo:color="#980000"/>
    </style:style>
    <style:style style:name="T94_29" style:family="text">
      <style:text-properties fo:color="#980000"/>
    </style:style>
    <style:style style:name="T94_30" style:family="text">
      <style:text-properties fo:color="#980000"/>
    </style:style>
    <style:style style:name="T94_31" style:family="text">
      <style:text-properties fo:color="#980000"/>
    </style:style>
    <style:style style:name="T94_32" style:family="text">
      <style:text-properties fo:color="#980000"/>
    </style:style>
    <style:style style:name="T94_33" style:family="text">
      <style:text-properties fo:color="#980000"/>
    </style:style>
    <style:style style:name="T94_34" style:family="text">
      <style:text-properties fo:color="#980000"/>
    </style:style>
    <style:style style:name="T94_35" style:family="text">
      <style:text-properties fo:color="#980000"/>
    </style:style>
    <style:style style:name="T94_36" style:family="text">
      <style:text-properties fo:color="#980000"/>
    </style:style>
    <style:style style:name="T94_37" style:family="text">
      <style:text-properties fo:color="#980000"/>
    </style:style>
    <style:style style:name="T94_38" style:family="text">
      <style:text-properties fo:color="#980000"/>
    </style:style>
    <style:style style:name="T94_39" style:family="text">
      <style:text-properties fo:color="#980000"/>
    </style:style>
    <style:style style:name="T94_40" style:family="text">
      <style:text-properties fo:color="#980000"/>
    </style:style>
    <style:style style:name="T94_41" style:family="text">
      <style:text-properties fo:color="#980000"/>
    </style:style>
    <style:style style:name="T94_42" style:family="text">
      <style:text-properties fo:color="#980000"/>
    </style:style>
    <style:style style:name="T94_43" style:family="text">
      <style:text-properties fo:color="#980000"/>
    </style:style>
    <style:style style:name="T94_44" style:family="text">
      <style:text-properties fo:color="#980000"/>
    </style:style>
    <style:style style:name="T94_45" style:family="text">
      <style:text-properties fo:color="#980000"/>
    </style:style>
    <style:style style:name="T94_46" style:family="text">
      <style:text-properties fo:color="#980000"/>
    </style:style>
    <style:style style:name="T94_47" style:family="text">
      <style:text-properties fo:color="#980000"/>
    </style:style>
    <style:style style:name="T94_48" style:family="text">
      <style:text-properties fo:color="#980000"/>
    </style:style>
    <style:style style:name="T94_49" style:family="text">
      <style:text-properties fo:color="#980000"/>
    </style:style>
    <style:style style:name="T94_50" style:family="text">
      <style:text-properties fo:color="#980000"/>
    </style:style>
    <style:style style:name="T94_51" style:family="text">
      <style:text-properties fo:color="#980000"/>
    </style:style>
    <style:style style:name="T94_52" style:family="text">
      <style:text-properties fo:color="#980000"/>
    </style:style>
    <style:style style:name="T94_53" style:family="text">
      <style:text-properties fo:color="#980000"/>
    </style:style>
    <style:style style:name="T94_54" style:family="text">
      <style:text-properties fo:color="#980000"/>
    </style:style>
    <style:style style:name="T94_55" style:family="text">
      <style:text-properties fo:color="#980000"/>
    </style:style>
    <style:style style:name="T94_56" style:family="text">
      <style:text-properties fo:color="#980000"/>
    </style:style>
    <style:style style:name="T94_57" style:family="text">
      <style:text-properties fo:color="#980000"/>
    </style:style>
    <style:style style:name="T94_58" style:family="text">
      <style:text-properties fo:color="#980000"/>
    </style:style>
    <style:style style:name="T94_59" style:family="text">
      <style:text-properties fo:color="#980000"/>
    </style:style>
    <style:style style:name="T94_60" style:family="text">
      <style:text-properties fo:color="#980000"/>
    </style:style>
    <style:style style:name="T94_61" style:family="text">
      <style:text-properties fo:color="#980000"/>
    </style:style>
    <style:style style:name="T94_62" style:family="text">
      <style:text-properties fo:color="#980000"/>
    </style:style>
    <style:style style:name="T94_63" style:family="text">
      <style:text-properties fo:color="#980000"/>
    </style:style>
    <style:style style:name="T94_64" style:family="text">
      <style:text-properties fo:color="#980000"/>
    </style:style>
    <style:style style:name="P95" style:family="paragraph" style:parent-style-name="Standard">
      <style:paragraph-properties fo:break-before="auto" fo:line-height="115%" fo:margin-top="0cm" fo:margin-right="2.54cm" style:writing-mode="lr-tb"/>
    </style:style>
    <style:style style:name="T95_1" style:family="text"/>
    <style:style style:name="T95_2" style:family="text"/>
    <style:style style:name="T95_3" style:family="text"/>
    <style:style style:name="P96" style:family="paragraph" style:parent-style-name="Standard">
      <style:paragraph-properties fo:break-before="auto" fo:line-height="115%" fo:margin-top="0cm" fo:margin-right="2.54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P97" style:family="paragraph" style:parent-style-name="Standard">
      <style:paragraph-properties fo:break-before="auto" fo:line-height="115%" fo:margin-top="0cm" fo:margin-right="2.54cm" style:writing-mode="lr-tb"/>
    </style:style>
    <style:style style:name="T97_1" style:family="text">
      <style:text-properties fo:color="#ff0000"/>
    </style:style>
    <style:style style:name="T97_2" style:family="text">
      <style:text-properties fo:color="#ff0000"/>
    </style:style>
    <style:style style:name="T97_3" style:family="text">
      <style:text-properties fo:color="#ff0000"/>
    </style:style>
    <style:style style:name="T97_4" style:family="text">
      <style:text-properties fo:color="#ff0000"/>
    </style:style>
    <style:style style:name="T97_5" style:family="text">
      <style:text-properties fo:color="#ff0000"/>
    </style:style>
    <style:style style:name="T97_6" style:family="text">
      <style:text-properties fo:color="#ff0000"/>
    </style:style>
    <style:style style:name="T97_7" style:family="text">
      <style:text-properties fo:color="#ff0000"/>
    </style:style>
    <style:style style:name="T97_8" style:family="text">
      <style:text-properties fo:color="#ff0000"/>
    </style:style>
    <style:style style:name="T97_9" style:family="text">
      <style:text-properties fo:color="#ff0000"/>
    </style:style>
    <style:style style:name="T97_10" style:family="text">
      <style:text-properties fo:color="#ff0000"/>
    </style:style>
    <style:style style:name="T97_11" style:family="text">
      <style:text-properties fo:color="#ff0000"/>
    </style:style>
    <style:style style:name="T97_12" style:family="text">
      <style:text-properties fo:color="#ff0000"/>
    </style:style>
    <style:style style:name="T97_13" style:family="text">
      <style:text-properties fo:color="#ff0000"/>
    </style:style>
    <style:style style:name="T97_14" style:family="text">
      <style:text-properties fo:color="#ff0000"/>
    </style:style>
    <style:style style:name="T97_15" style:family="text">
      <style:text-properties fo:color="#ff0000"/>
    </style:style>
    <style:style style:name="T97_16" style:family="text">
      <style:text-properties fo:color="#ff0000"/>
    </style:style>
    <style:style style:name="T97_17" style:family="text">
      <style:text-properties fo:color="#ff0000"/>
    </style:style>
    <style:style style:name="T97_18" style:family="text">
      <style:text-properties fo:color="#ff0000"/>
    </style:style>
    <style:style style:name="T97_19" style:family="text">
      <style:text-properties fo:color="#ff0000"/>
    </style:style>
    <style:style style:name="T97_20" style:family="text">
      <style:text-properties fo:color="#ff0000"/>
    </style:style>
    <style:style style:name="T97_21" style:family="text">
      <style:text-properties fo:color="#ff0000"/>
    </style:style>
    <style:style style:name="T97_22" style:family="text">
      <style:text-properties fo:color="#ff0000"/>
    </style:style>
    <style:style style:name="T97_23" style:family="text">
      <style:text-properties fo:color="#ff0000"/>
    </style:style>
    <style:style style:name="T97_24" style:family="text">
      <style:text-properties fo:color="#ff0000"/>
    </style:style>
    <style:style style:name="T97_25" style:family="text">
      <style:text-properties fo:color="#ff0000"/>
    </style:style>
    <style:style style:name="T97_26" style:family="text">
      <style:text-properties fo:color="#ff0000"/>
    </style:style>
    <style:style style:name="T97_27" style:family="text">
      <style:text-properties fo:color="#ff0000"/>
    </style:style>
    <style:style style:name="P98" style:family="paragraph" style:parent-style-name="Standard">
      <style:paragraph-properties fo:break-before="auto" fo:line-height="115%" fo:margin-top="0cm" fo:margin-right="2.54cm" style:writing-mode="lr-tb"/>
    </style:style>
    <style:style style:name="T98_1" style:family="text">
      <style:text-properties fo:color="#ff0000"/>
    </style:style>
    <style:style style:name="T98_2" style:family="text">
      <style:text-properties fo:color="#ff0000"/>
    </style:style>
    <style:style style:name="T98_3" style:family="text">
      <style:text-properties fo:color="#ff0000"/>
    </style:style>
    <style:style style:name="T98_4" style:family="text">
      <style:text-properties fo:color="#ff0000"/>
    </style:style>
    <style:style style:name="T98_5" style:family="text">
      <style:text-properties fo:color="#ff0000"/>
    </style:style>
    <style:style style:name="T98_6" style:family="text">
      <style:text-properties fo:color="#ff0000"/>
    </style:style>
    <style:style style:name="T98_7" style:family="text">
      <style:text-properties fo:color="#ff0000"/>
    </style:style>
    <style:style style:name="T98_8" style:family="text">
      <style:text-properties fo:color="#ff0000"/>
    </style:style>
    <style:style style:name="T98_9" style:family="text">
      <style:text-properties fo:color="#ff0000"/>
    </style:style>
    <style:style style:name="T98_10" style:family="text">
      <style:text-properties fo:color="#ff0000"/>
    </style:style>
    <style:style style:name="T98_11" style:family="text">
      <style:text-properties fo:color="#ff0000"/>
    </style:style>
    <style:style style:name="T98_12" style:family="text">
      <style:text-properties fo:color="#ff0000"/>
    </style:style>
    <style:style style:name="T98_13" style:family="text">
      <style:text-properties fo:color="#ff0000"/>
    </style:style>
    <style:style style:name="T98_14" style:family="text">
      <style:text-properties fo:color="#ff0000"/>
    </style:style>
    <style:style style:name="T98_15" style:family="text">
      <style:text-properties fo:color="#ff0000"/>
    </style:style>
    <style:style style:name="T98_16" style:family="text">
      <style:text-properties fo:color="#ff0000"/>
    </style:style>
    <style:style style:name="T98_17" style:family="text">
      <style:text-properties fo:color="#ff0000"/>
    </style:style>
    <style:style style:name="T98_18" style:family="text">
      <style:text-properties fo:color="#ff0000"/>
    </style:style>
    <style:style style:name="T98_19" style:family="text">
      <style:text-properties fo:color="#ff0000"/>
    </style:style>
    <style:style style:name="P99" style:family="paragraph" style:parent-style-name="Standard">
      <style:paragraph-properties fo:break-before="auto" fo:line-height="115%" fo:margin-top="0cm" fo:margin-right="2.54cm" style:writing-mode="lr-tb"/>
    </style:style>
    <style:style style:name="T99_1" style:family="text">
      <style:text-properties fo:color="#ff0000"/>
    </style:style>
    <style:style style:name="T99_2" style:family="text">
      <style:text-properties fo:color="#ff0000"/>
    </style:style>
    <style:style style:name="T99_3" style:family="text">
      <style:text-properties fo:color="#ff0000"/>
    </style:style>
    <style:style style:name="T99_4" style:family="text">
      <style:text-properties fo:color="#ff0000"/>
    </style:style>
    <style:style style:name="T99_5" style:family="text">
      <style:text-properties fo:color="#ff0000"/>
    </style:style>
    <style:style style:name="T99_6" style:family="text">
      <style:text-properties fo:color="#ff0000"/>
    </style:style>
    <style:style style:name="T99_7" style:family="text">
      <style:text-properties fo:color="#ff0000"/>
    </style:style>
    <style:style style:name="T99_8" style:family="text">
      <style:text-properties fo:color="#ff0000"/>
    </style:style>
    <style:style style:name="T99_9" style:family="text">
      <style:text-properties fo:color="#ff0000"/>
    </style:style>
    <style:style style:name="T99_10" style:family="text">
      <style:text-properties fo:color="#ff0000"/>
    </style:style>
    <style:style style:name="T99_11" style:family="text">
      <style:text-properties fo:color="#ff0000"/>
    </style:style>
    <style:style style:name="T99_12" style:family="text">
      <style:text-properties fo:color="#ff0000"/>
    </style:style>
    <style:style style:name="T99_13" style:family="text">
      <style:text-properties fo:color="#ff0000"/>
    </style:style>
    <style:style style:name="P100" style:family="paragraph" style:parent-style-name="Standard">
      <style:paragraph-properties fo:break-before="auto" fo:line-height="115%" fo:margin-top="0cm" fo:margin-right="2.54cm" style:writing-mode="lr-tb"/>
    </style:style>
    <style:style style:name="T100_1" style:family="text">
      <style:text-properties fo:color="#ff0000"/>
    </style:style>
    <style:style style:name="T100_2" style:family="text">
      <style:text-properties fo:color="#ff0000"/>
    </style:style>
    <style:style style:name="T100_3" style:family="text">
      <style:text-properties fo:color="#ff0000"/>
    </style:style>
    <style:style style:name="P101" style:family="paragraph" style:parent-style-name="Standard">
      <style:paragraph-properties fo:break-before="auto" fo:line-height="115%" fo:margin-top="0cm" fo:margin-right="2.54cm" style:writing-mode="lr-tb"/>
    </style:style>
    <style:style style:name="T101_1" style:family="text">
      <style:text-properties fo:color="#ff0000"/>
    </style:style>
    <style:style style:name="T101_2" style:family="text">
      <style:text-properties fo:color="#ff0000"/>
    </style:style>
    <style:style style:name="T101_3" style:family="text">
      <style:text-properties fo:color="#ff0000"/>
    </style:style>
    <style:style style:name="T101_4" style:family="text">
      <style:text-properties fo:color="#ff0000"/>
    </style:style>
    <style:style style:name="T101_5" style:family="text">
      <style:text-properties fo:color="#ff0000"/>
    </style:style>
    <style:style style:name="P102" style:family="paragraph" style:parent-style-name="Standard">
      <style:paragraph-properties fo:break-before="auto" fo:line-height="115%" fo:margin-top="0cm" fo:margin-right="2.54cm" style:writing-mode="lr-tb"/>
    </style:style>
    <style:style style:name="T102_1" style:family="text">
      <style:text-properties fo:color="#ff0000"/>
    </style:style>
    <style:style style:name="T102_2" style:family="text">
      <style:text-properties fo:color="#ff0000"/>
    </style:style>
    <style:style style:name="T102_3" style:family="text">
      <style:text-properties fo:color="#ff0000"/>
    </style:style>
    <style:style style:name="P103" style:family="paragraph" style:parent-style-name="Standard">
      <style:paragraph-properties fo:break-before="auto" fo:line-height="115%" fo:margin-top="0cm" fo:margin-right="2.54cm" style:writing-mode="lr-tb"/>
    </style:style>
    <style:style style:name="T103_1" style:family="text">
      <style:text-properties fo:color="#ff0000"/>
    </style:style>
    <style:style style:name="T103_2" style:family="text">
      <style:text-properties fo:color="#ff0000"/>
    </style:style>
    <style:style style:name="T103_3" style:family="text">
      <style:text-properties fo:color="#ff0000"/>
    </style:style>
    <style:style style:name="P104" style:family="paragraph" style:parent-style-name="Standard">
      <style:paragraph-properties fo:break-before="auto" fo:line-height="115%" fo:margin-top="0cm" fo:margin-right="2.54cm" style:writing-mode="lr-tb"/>
    </style:style>
    <style:style style:name="T104_1" style:family="text">
      <style:text-properties fo:color="#ff0000"/>
    </style:style>
    <style:style style:name="T104_2" style:family="text">
      <style:text-properties fo:color="#ff0000"/>
    </style:style>
    <style:style style:name="T104_3" style:family="text">
      <style:text-properties fo:color="#ff0000"/>
    </style:style>
    <style:style style:name="T104_4" style:family="text">
      <style:text-properties fo:color="#ff0000"/>
    </style:style>
    <style:style style:name="T104_5" style:family="text">
      <style:text-properties fo:color="#ff0000"/>
    </style:style>
    <style:style style:name="P105" style:family="paragraph" style:parent-style-name="Standard">
      <style:paragraph-properties fo:break-before="auto" fo:line-height="115%" fo:margin-top="0cm" fo:margin-right="2.54cm" style:writing-mode="lr-tb"/>
    </style:style>
    <style:style style:name="T105_1" style:family="text">
      <style:text-properties fo:color="#ff0000"/>
    </style:style>
    <style:style style:name="T105_2" style:family="text">
      <style:text-properties fo:color="#ff0000"/>
    </style:style>
    <style:style style:name="T105_3" style:family="text">
      <style:text-properties fo:color="#ff0000"/>
    </style:style>
    <style:style style:name="T105_4" style:family="text">
      <style:text-properties fo:color="#ff0000"/>
    </style:style>
    <style:style style:name="T105_5" style:family="text">
      <style:text-properties fo:color="#ff0000"/>
    </style:style>
    <style:style style:name="T105_6" style:family="text">
      <style:text-properties fo:color="#ff0000"/>
    </style:style>
    <style:style style:name="T105_7" style:family="text">
      <style:text-properties fo:color="#ff0000"/>
    </style:style>
    <style:style style:name="P106" style:family="paragraph" style:parent-style-name="Standard">
      <style:paragraph-properties fo:break-before="auto" fo:line-height="115%" fo:margin-top="0cm" fo:margin-right="2.54cm" style:writing-mode="lr-tb"/>
    </style:style>
    <style:style style:name="T106_1" style:family="text">
      <style:text-properties fo:color="#ff0000"/>
    </style:style>
    <style:style style:name="T106_2" style:family="text">
      <style:text-properties fo:color="#ff0000"/>
    </style:style>
    <style:style style:name="T106_3" style:family="text">
      <style:text-properties fo:color="#ff0000"/>
    </style:style>
    <style:style style:name="T106_4" style:family="text">
      <style:text-properties fo:color="#ff0000"/>
    </style:style>
    <style:style style:name="T106_5" style:family="text">
      <style:text-properties fo:color="#ff0000"/>
    </style:style>
    <style:style style:name="T106_6" style:family="text">
      <style:text-properties fo:color="#ff0000"/>
    </style:style>
    <style:style style:name="T106_7" style:family="text">
      <style:text-properties fo:color="#ff0000"/>
    </style:style>
    <style:style style:name="T106_8" style:family="text">
      <style:text-properties fo:color="#ff0000"/>
    </style:style>
    <style:style style:name="T106_9" style:family="text">
      <style:text-properties fo:color="#ff0000"/>
    </style:style>
    <style:style style:name="T106_10" style:family="text">
      <style:text-properties fo:color="#ff0000"/>
    </style:style>
    <style:style style:name="T106_11" style:family="text">
      <style:text-properties fo:color="#ff0000"/>
    </style:style>
    <style:style style:name="T106_12" style:family="text">
      <style:text-properties fo:color="#ff0000"/>
    </style:style>
    <style:style style:name="T106_13" style:family="text">
      <style:text-properties fo:color="#ff0000"/>
    </style:style>
    <style:style style:name="T106_14" style:family="text">
      <style:text-properties fo:color="#ff0000"/>
    </style:style>
    <style:style style:name="T106_15" style:family="text">
      <style:text-properties fo:color="#ff0000"/>
    </style:style>
    <style:style style:name="T106_16" style:family="text">
      <style:text-properties fo:color="#ff0000"/>
    </style:style>
    <style:style style:name="T106_17" style:family="text">
      <style:text-properties fo:color="#ff0000"/>
    </style:style>
    <style:style style:name="T106_18" style:family="text">
      <style:text-properties fo:color="#ff0000"/>
    </style:style>
    <style:style style:name="T106_19" style:family="text">
      <style:text-properties fo:color="#ff0000"/>
    </style:style>
    <style:style style:name="T106_20" style:family="text">
      <style:text-properties fo:color="#ff0000"/>
    </style:style>
    <style:style style:name="P107" style:family="paragraph" style:parent-style-name="Standard">
      <style:paragraph-properties fo:break-before="auto" fo:line-height="115%" fo:margin-top="0cm" fo:margin-right="2.54cm" style:writing-mode="lr-tb"/>
    </style:style>
    <style:style style:name="T107_1" style:family="text">
      <style:text-properties fo:color="#ff0000"/>
    </style:style>
    <style:style style:name="T107_2" style:family="text">
      <style:text-properties fo:color="#ff0000"/>
    </style:style>
    <style:style style:name="T107_3" style:family="text">
      <style:text-properties fo:color="#ff0000"/>
    </style:style>
    <style:style style:name="T107_4" style:family="text">
      <style:text-properties fo:color="#ff0000"/>
    </style:style>
    <style:style style:name="T107_5" style:family="text">
      <style:text-properties fo:color="#ff0000"/>
    </style:style>
    <style:style style:name="T107_6" style:family="text">
      <style:text-properties fo:color="#ff0000"/>
    </style:style>
    <style:style style:name="T107_7" style:family="text">
      <style:text-properties fo:color="#ff0000"/>
    </style:style>
    <style:style style:name="T107_8" style:family="text">
      <style:text-properties fo:color="#ff0000"/>
    </style:style>
    <style:style style:name="T107_9" style:family="text">
      <style:text-properties fo:color="#ff0000"/>
    </style:style>
    <style:style style:name="T107_10" style:family="text">
      <style:text-properties fo:color="#ff0000"/>
    </style:style>
    <style:style style:name="T107_11" style:family="text">
      <style:text-properties fo:color="#ff0000"/>
    </style:style>
    <style:style style:name="T107_12" style:family="text">
      <style:text-properties fo:color="#ff0000"/>
    </style:style>
    <style:style style:name="T107_13" style:family="text">
      <style:text-properties fo:color="#ff0000"/>
    </style:style>
    <style:style style:name="T107_14" style:family="text">
      <style:text-properties fo:color="#ff0000"/>
    </style:style>
    <style:style style:name="T107_15" style:family="text">
      <style:text-properties fo:color="#ff0000"/>
    </style:style>
    <style:style style:name="T107_16" style:family="text">
      <style:text-properties fo:color="#ff0000"/>
    </style:style>
    <style:style style:name="T107_17" style:family="text">
      <style:text-properties fo:color="#ff0000"/>
    </style:style>
    <style:style style:name="T107_18" style:family="text">
      <style:text-properties fo:color="#ff0000"/>
    </style:style>
    <style:style style:name="T107_19" style:family="text">
      <style:text-properties fo:color="#ff0000"/>
    </style:style>
    <style:style style:name="P108" style:family="paragraph" style:parent-style-name="Standard">
      <style:paragraph-properties fo:break-before="auto" fo:line-height="115%" fo:margin-top="0cm" fo:margin-right="2.54cm" style:writing-mode="lr-tb"/>
    </style:style>
    <style:style style:name="T108_1" style:family="text"/>
    <style:style style:name="T108_2" style:family="text">
      <style:text-properties fo:color="#1155cc" style:text-underline-style="solid" style:text-underline-color="font-color"/>
    </style:style>
    <style:style style:name="T108_3" style:family="text"/>
    <style:style style:name="T108_4" style:family="text">
      <style:text-properties fo:color="#1155cc" style:text-underline-style="solid" style:text-underline-color="font-color"/>
    </style:style>
    <style:style style:name="T108_5" style:family="text"/>
    <style:style style:name="T108_6" style:family="text">
      <style:text-properties fo:color="#1155cc" style:text-underline-style="solid" style:text-underline-color="font-color"/>
    </style:style>
    <style:style style:name="T108_7" style:family="text"/>
    <style:style style:name="T108_8" style:family="text">
      <style:text-properties fo:color="#1155cc" style:text-underline-style="solid" style:text-underline-color="font-color"/>
    </style:style>
    <style:style style:name="T108_9" style:family="text"/>
    <style:style style:name="T108_10" style:family="text">
      <style:text-properties fo:color="#1155cc" style:text-underline-style="solid" style:text-underline-color="font-color"/>
    </style:style>
    <style:style style:name="T108_11" style:family="text"/>
    <style:style style:name="T108_12" style:family="text">
      <style:text-properties fo:color="#1155cc" style:text-underline-style="solid" style:text-underline-color="font-color"/>
    </style:style>
    <style:style style:name="T108_13" style:family="text"/>
    <style:style style:name="T108_14" style:family="text">
      <style:text-properties fo:color="#1155cc" style:text-underline-style="solid" style:text-underline-color="font-color"/>
    </style:style>
    <style:style style:name="T108_15" style:family="text"/>
    <style:style style:name="T108_16" style:family="text">
      <style:text-properties fo:color="#1155cc" style:text-underline-style="solid" style:text-underline-color="font-color"/>
    </style:style>
    <style:style style:name="T108_17" style:family="text"/>
    <style:style style:name="T108_18" style:family="text">
      <style:text-properties fo:color="#1155cc" style:text-underline-style="solid" style:text-underline-color="font-color"/>
    </style:style>
    <style:style style:name="T108_19" style:family="text"/>
    <style:style style:name="T108_20" style:family="text">
      <style:text-properties fo:color="#1155cc" style:text-underline-style="solid" style:text-underline-color="font-color"/>
    </style:style>
    <style:style style:name="T108_21" style:family="text"/>
    <style:style style:name="T108_22" style:family="text">
      <style:text-properties fo:color="#1155cc" style:text-underline-style="solid" style:text-underline-color="font-color"/>
    </style:style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P109" style:family="paragraph" style:parent-style-name="Standard">
      <style:paragraph-properties fo:break-before="auto" fo:line-height="115%" fo:margin-top="0cm" fo:margin-right="2.54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T109_28" style:family="text"/>
    <style:style style:name="T109_29" style:family="text"/>
    <style:style style:name="P110" style:family="paragraph" style:parent-style-name="Standard">
      <style:paragraph-properties fo:break-before="auto" fo:line-height="115%" fo:margin-top="0cm" fo:margin-right="2.54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P111" style:family="paragraph" style:parent-style-name="Standard">
      <style:paragraph-properties fo:break-before="auto" fo:line-height="115%" fo:margin-top="0cm" fo:margin-right="2.54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P112" style:family="paragraph" style:parent-style-name="Standard">
      <style:paragraph-properties fo:break-before="auto" fo:line-height="115%" fo:margin-top="0cm" fo:margin-right="2.54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P113" style:family="paragraph" style:parent-style-name="Standard">
      <style:paragraph-properties fo:break-before="auto" fo:line-height="115%" fo:margin-top="0cm" fo:margin-right="2.54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P114" style:family="paragraph" style:parent-style-name="Standard">
      <style:paragraph-properties fo:break-before="auto" fo:line-height="115%" fo:margin-top="0cm" fo:margin-right="2.54cm" style:writing-mode="lr-tb"/>
    </style:style>
    <style:style style:name="T114_1" style:family="text"/>
    <style:style style:name="T114_2" style:family="text"/>
    <style:style style:name="P115" style:family="paragraph" style:parent-style-name="Standard">
      <style:paragraph-properties fo:break-before="auto" fo:line-height="115%" fo:margin-top="0cm" fo:margin-right="2.54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P116" style:family="paragraph" style:parent-style-name="Standard">
      <style:paragraph-properties fo:break-before="auto" fo:line-height="115%" fo:margin-top="0cm" fo:margin-right="2.54cm" style:writing-mode="lr-tb"/>
    </style:style>
    <style:style style:name="T116_1" style:family="text"/>
    <style:style style:name="P117" style:family="paragraph" style:parent-style-name="Standard">
      <style:paragraph-properties fo:break-before="auto" fo:line-height="115%" fo:margin-top="0cm" fo:margin-right="2.54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T117_31" style:family="text"/>
    <style:style style:name="P118" style:family="paragraph" style:parent-style-name="Standard">
      <style:paragraph-properties fo:break-before="auto" fo:line-height="115%" fo:margin-top="0cm" fo:margin-right="2.54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P119" style:family="paragraph" style:parent-style-name="Standard">
      <style:paragraph-properties fo:break-before="auto" fo:line-height="115%" fo:margin-top="0cm" fo:margin-right="2.54cm" style:writing-mode="lr-tb"/>
    </style:style>
    <style:style style:name="T119_1" style:family="text"/>
    <style:style style:name="T119_2" style:family="text"/>
    <style:style style:name="P120" style:family="paragraph" style:parent-style-name="Standard">
      <style:paragraph-properties fo:break-before="auto" fo:line-height="115%" fo:margin-top="0cm" fo:margin-right="2.54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P121" style:family="paragraph" style:parent-style-name="Standard">
      <style:paragraph-properties fo:break-before="auto" fo:line-height="115%" fo:margin-top="0cm" fo:margin-right="2.54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/>
    <style:style style:name="P122" style:family="paragraph" style:parent-style-name="Standard">
      <style:paragraph-properties fo:break-before="auto" fo:line-height="115%" fo:margin-top="0cm" fo:margin-right="2.54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P123" style:family="paragraph" style:parent-style-name="Standard">
      <style:paragraph-properties fo:break-before="auto" fo:line-height="115%" fo:margin-top="0cm" fo:margin-right="2.54cm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P124" style:family="paragraph" style:parent-style-name="Standard">
      <style:paragraph-properties fo:break-before="auto" fo:line-height="115%" fo:margin-top="0cm" fo:margin-right="2.54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P125" style:family="paragraph" style:parent-style-name="Standard">
      <style:paragraph-properties fo:break-before="auto" fo:line-height="115%" fo:margin-top="0cm" fo:margin-right="2.54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P126" style:family="paragraph" style:parent-style-name="Standard">
      <style:paragraph-properties fo:break-before="auto" fo:line-height="115%" fo:margin-top="0cm" fo:margin-right="2.54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P127" style:family="paragraph" style:parent-style-name="Standard">
      <style:paragraph-properties fo:break-before="auto" fo:line-height="115%" fo:margin-top="0cm" fo:margin-right="2.54cm" style:writing-mode="lr-tb"/>
    </style:style>
    <style:style style:name="T127_1" style:family="text"/>
    <style:style style:name="T127_2" style:family="text">
      <style:text-properties fo:color="#1155cc" style:text-underline-style="solid" style:text-underline-color="font-color"/>
    </style:style>
    <style:style style:name="T127_3" style:family="text"/>
    <style:style style:name="T127_4" style:family="text">
      <style:text-properties fo:color="#1155cc" style:text-underline-style="solid" style:text-underline-color="font-color"/>
    </style:style>
    <style:style style:name="T127_5" style:family="text"/>
    <style:style style:name="T127_6" style:family="text">
      <style:text-properties fo:color="#1155cc" style:text-underline-style="solid" style:text-underline-color="font-color"/>
    </style:style>
    <style:style style:name="T127_7" style:family="text"/>
    <style:style style:name="T127_8" style:family="text">
      <style:text-properties fo:color="#1155cc" style:text-underline-style="solid" style:text-underline-color="font-color"/>
    </style:style>
    <style:style style:name="T127_9" style:family="text"/>
    <style:style style:name="T127_10" style:family="text">
      <style:text-properties fo:color="#1155cc" style:text-underline-style="solid" style:text-underline-color="font-color"/>
    </style:style>
    <style:style style:name="T127_11" style:family="text"/>
    <style:style style:name="T127_12" style:family="text">
      <style:text-properties fo:color="#1155cc" style:text-underline-style="solid" style:text-underline-color="font-color"/>
    </style:style>
    <style:style style:name="T127_13" style:family="text"/>
    <style:style style:name="T127_14" style:family="text">
      <style:text-properties fo:color="#1155cc" style:text-underline-style="solid" style:text-underline-color="font-color"/>
    </style:style>
    <style:style style:name="T127_15" style:family="text"/>
    <style:style style:name="T127_16" style:family="text">
      <style:text-properties fo:color="#1155cc" style:text-underline-style="solid" style:text-underline-color="font-color"/>
    </style:style>
    <style:style style:name="T127_17" style:family="text"/>
    <style:style style:name="T127_18" style:family="text">
      <style:text-properties fo:color="#1155cc" style:text-underline-style="solid" style:text-underline-color="font-color"/>
    </style:style>
    <style:style style:name="P128" style:family="paragraph" style:parent-style-name="Standard">
      <style:paragraph-properties fo:break-before="auto" fo:line-height="115%" fo:margin-top="0cm" fo:margin-right="2.54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P129" style:family="paragraph" style:parent-style-name="Standard">
      <style:paragraph-properties fo:break-before="auto" fo:line-height="115%" fo:margin-top="0cm" fo:margin-right="2.54cm" style:writing-mode="lr-tb"/>
    </style:style>
    <style:style style:name="T129_1" style:family="text"/>
    <style:style style:name="T129_2" style:family="text"/>
    <style:style style:name="T129_3" style:family="text"/>
    <style:style style:name="P130" style:family="paragraph" style:parent-style-name="Standard">
      <style:paragraph-properties fo:break-before="auto" fo:line-height="115%" fo:margin-top="0cm" fo:margin-right="2.54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P131" style:family="paragraph" style:parent-style-name="Standard">
      <style:paragraph-properties fo:break-before="auto" fo:line-height="115%" fo:margin-top="0cm" fo:margin-right="2.54cm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>
      <style:text-properties fo:color="#1155cc" style:text-underline-style="solid" style:text-underline-color="font-color"/>
    </style:style>
    <style:style style:name="T131_23" style:family="text"/>
    <style:style style:name="T131_24" style:family="text">
      <style:text-properties fo:color="#1155cc" style:text-underline-style="solid" style:text-underline-color="font-color"/>
    </style:style>
    <style:style style:name="T131_25" style:family="text"/>
    <style:style style:name="T131_26" style:family="text">
      <style:text-properties fo:color="#1155cc" style:text-underline-style="solid" style:text-underline-color="font-color"/>
    </style:style>
    <style:style style:name="T131_27" style:family="text"/>
    <style:style style:name="T131_28" style:family="text">
      <style:text-properties fo:color="#1155cc" style:text-underline-style="solid" style:text-underline-color="font-color"/>
    </style:style>
    <style:style style:name="T131_29" style:family="text"/>
    <style:style style:name="T131_30" style:family="text">
      <style:text-properties fo:color="#1155cc" style:text-underline-style="solid" style:text-underline-color="font-color"/>
    </style:style>
    <style:style style:name="T131_31" style:family="text"/>
    <style:style style:name="T131_32" style:family="text">
      <style:text-properties fo:color="#1155cc" style:text-underline-style="solid" style:text-underline-color="font-color"/>
    </style:style>
    <style:style style:name="T131_33" style:family="text"/>
    <style:style style:name="T131_34" style:family="text">
      <style:text-properties fo:color="#1155cc" style:text-underline-style="solid" style:text-underline-color="font-color"/>
    </style:style>
    <style:style style:name="T131_35" style:family="text"/>
    <style:style style:name="T131_36" style:family="text">
      <style:text-properties fo:color="#1155cc" style:text-underline-style="solid" style:text-underline-color="font-color"/>
    </style:style>
    <style:style style:name="T131_37" style:family="text"/>
    <style:style style:name="T131_38" style:family="text">
      <style:text-properties fo:color="#1155cc" style:text-underline-style="solid" style:text-underline-color="font-color"/>
    </style:style>
    <style:style style:name="T131_39" style:family="text"/>
    <style:style style:name="T131_40" style:family="text">
      <style:text-properties fo:color="#1155cc" style:text-underline-style="solid" style:text-underline-color="font-color"/>
    </style:style>
    <style:style style:name="T131_41" style:family="text"/>
    <style:style style:name="T131_42" style:family="text">
      <style:text-properties fo:color="#1155cc" style:text-underline-style="solid" style:text-underline-color="font-color"/>
    </style:style>
    <style:style style:name="P132" style:family="paragraph" style:parent-style-name="Standard">
      <style:paragraph-properties fo:break-before="auto" fo:line-height="115%" fo:margin-top="0cm" fo:margin-right="2.54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P133" style:family="paragraph" style:parent-style-name="Standard">
      <style:paragraph-properties fo:break-before="auto" fo:line-height="115%" fo:margin-top="0cm" fo:margin-right="2.54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T133_23" style:family="text"/>
    <style:style style:name="T133_24" style:family="text"/>
    <style:style style:name="T133_25" style:family="text"/>
    <style:style style:name="T133_26" style:family="text"/>
    <style:style style:name="T133_27" style:family="text"/>
    <style:style style:name="T133_28" style:family="text"/>
    <style:style style:name="T133_29" style:family="text"/>
    <style:style style:name="T133_30" style:family="text"/>
    <style:style style:name="T133_31" style:family="text"/>
    <style:style style:name="T133_32" style:family="text"/>
    <style:style style:name="T133_33" style:family="text"/>
    <style:style style:name="T133_34" style:family="text"/>
    <style:style style:name="T133_35" style:family="text"/>
    <style:style style:name="T133_36" style:family="text"/>
    <style:style style:name="T133_37" style:family="text"/>
    <style:style style:name="T133_38" style:family="text"/>
    <style:style style:name="T133_39" style:family="text"/>
    <style:style style:name="T133_40" style:family="text"/>
    <style:style style:name="T133_41" style:family="text"/>
    <style:style style:name="T133_42" style:family="text"/>
    <style:style style:name="T133_43" style:family="text"/>
    <style:style style:name="T133_44" style:family="text"/>
    <style:style style:name="T133_45" style:family="text"/>
    <style:style style:name="T133_46" style:family="text"/>
    <style:style style:name="T133_47" style:family="text"/>
    <style:style style:name="T133_48" style:family="text"/>
    <style:style style:name="T133_49" style:family="text"/>
    <style:style style:name="T133_50" style:family="text"/>
    <style:style style:name="T133_51" style:family="text"/>
    <style:style style:name="P134" style:family="paragraph" style:parent-style-name="Standard">
      <style:paragraph-properties fo:break-before="auto" fo:line-height="115%" fo:margin-top="0cm" fo:margin-right="2.54cm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P135" style:family="paragraph" style:parent-style-name="Standard">
      <style:paragraph-properties fo:break-before="auto" fo:line-height="115%" fo:margin-top="0cm" fo:margin-right="2.54cm" style:writing-mode="lr-tb"/>
    </style:style>
    <style:style style:name="T135_1" style:family="text"/>
    <style:style style:name="T135_2" style:family="text">
      <style:text-properties fo:color="#1155cc" style:text-underline-style="solid" style:text-underline-color="font-color"/>
    </style:style>
    <style:style style:name="T135_3" style:family="text"/>
    <style:style style:name="T135_4" style:family="text">
      <style:text-properties fo:color="#1155cc" style:text-underline-style="solid" style:text-underline-color="font-color"/>
    </style:style>
    <style:style style:name="T135_5" style:family="text"/>
    <style:style style:name="T135_6" style:family="text">
      <style:text-properties fo:color="#1155cc" style:text-underline-style="solid" style:text-underline-color="font-color"/>
    </style:style>
    <style:style style:name="T135_7" style:family="text"/>
    <style:style style:name="T135_8" style:family="text">
      <style:text-properties fo:color="#1155cc" style:text-underline-style="solid" style:text-underline-color="font-color"/>
    </style:style>
    <style:style style:name="T135_9" style:family="text"/>
    <style:style style:name="T135_10" style:family="text">
      <style:text-properties fo:color="#1155cc" style:text-underline-style="solid" style:text-underline-color="font-color"/>
    </style:style>
    <style:style style:name="T135_11" style:family="text"/>
    <style:style style:name="T135_12" style:family="text">
      <style:text-properties fo:color="#1155cc" style:text-underline-style="solid" style:text-underline-color="font-color"/>
    </style:style>
    <style:style style:name="T135_13" style:family="text"/>
    <style:style style:name="T135_14" style:family="text">
      <style:text-properties fo:color="#1155cc" style:text-underline-style="solid" style:text-underline-color="font-color"/>
    </style:style>
    <style:style style:name="T135_15" style:family="text"/>
    <style:style style:name="T135_16" style:family="text">
      <style:text-properties fo:color="#1155cc" style:text-underline-style="solid" style:text-underline-color="font-color"/>
    </style:style>
    <style:style style:name="T135_17" style:family="text"/>
    <style:style style:name="T135_18" style:family="text">
      <style:text-properties fo:color="#1155cc" style:text-underline-style="solid" style:text-underline-color="font-color"/>
    </style:style>
    <style:style style:name="T135_19" style:family="text"/>
    <style:style style:name="T135_20" style:family="text">
      <style:text-properties fo:color="#1155cc" style:text-underline-style="solid" style:text-underline-color="font-color"/>
    </style:style>
    <style:style style:name="T135_21" style:family="text"/>
    <style:style style:name="T135_22" style:family="text">
      <style:text-properties fo:color="#1155cc" style:text-underline-style="solid" style:text-underline-color="font-color"/>
    </style:style>
    <style:style style:name="T135_23" style:family="text"/>
    <style:style style:name="T135_24" style:family="text">
      <style:text-properties fo:color="#1155cc" style:text-underline-style="solid" style:text-underline-color="font-color"/>
    </style:style>
    <style:style style:name="T135_25" style:family="text"/>
    <style:style style:name="T135_26" style:family="text">
      <style:text-properties fo:color="#1155cc" style:text-underline-style="solid" style:text-underline-color="font-color"/>
    </style:style>
    <style:style style:name="T135_27" style:family="text"/>
    <style:style style:name="T135_28" style:family="text"/>
    <style:style style:name="T135_29" style:family="text"/>
    <style:style style:name="P136" style:family="paragraph" style:parent-style-name="Heading_20_1">
      <style:paragraph-properties fo:break-before="page" fo:line-height="115%" fo:margin-top="0.847cm" fo:margin-bottom="0.212cm" fo:margin-right="2.54cm" style:writing-mode="lr-tb"/>
    </style:style>
    <style:style style:name="T136_1" style:family="text"/>
    <style:style style:name="Table1" style:family="table">
      <style:table-properties table:align="left" style:width="23.495cm" fo:margin-left="0.176cm"/>
    </style:style>
    <style:style style:name="Column1" style:family="table-column">
      <style:table-column-properties style:column-width="11.695cm"/>
    </style:style>
    <style:style style:name="Column2" style:family="table-column">
      <style:table-column-properties style:column-width="11.8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left="0cm" fo:margin-right="2.54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left" fo:break-before="auto" fo:text-indent="0cm" fo:line-height="100%" fo:margin-top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left" fo:break-before="auto" fo:text-indent="0cm" fo:line-height="115%" fo:margin-top="0cm" fo:margin-left="0cm" fo:margin-right="2.54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0" style:family="paragraph" style:parent-style-name="Heading_20_1">
      <style:paragraph-properties fo:break-before="page" fo:line-height="115%" fo:margin-top="0.847cm" fo:margin-bottom="0.212cm" fo:margin-right="2.54cm" style:writing-mode="lr-tb"/>
    </style:style>
    <style:style style:name="P151" style:family="paragraph" style:parent-style-name="Heading_20_1">
      <style:paragraph-properties fo:break-before="page" fo:line-height="115%" style:writing-mode="lr-tb"/>
    </style:style>
    <style:style style:name="T151_1" style:family="text"/>
    <style:style style:name="P152" style:family="paragraph" style:parent-style-name="Standard">
      <style:paragraph-properties fo:break-before="auto" fo:line-height="115%" fo:margin-right="2.54cm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T152_23" style:family="text"/>
    <style:style style:name="T152_24" style:family="text"/>
    <style:style style:name="T152_25" style:family="text"/>
    <style:style style:name="T152_26" style:family="text"/>
    <style:style style:name="T152_27" style:family="text"/>
    <style:style style:name="T152_28" style:family="text"/>
    <style:style style:name="T152_29" style:family="text"/>
    <style:style style:name="T152_30" style:family="text"/>
    <style:style style:name="T152_31" style:family="text"/>
    <style:style style:name="T152_32" style:family="text"/>
    <style:style style:name="T152_33" style:family="text"/>
    <style:style style:name="T152_34" style:family="text"/>
    <style:style style:name="T152_35" style:family="text"/>
    <style:style style:name="T152_36" style:family="text"/>
    <style:style style:name="T152_37" style:family="text"/>
    <style:style style:name="T152_38" style:family="text"/>
    <style:style style:name="T152_39" style:family="text"/>
    <style:style style:name="T152_40" style:family="text"/>
    <style:style style:name="T152_41" style:family="text"/>
    <style:style style:name="T152_42" style:family="text"/>
    <style:style style:name="T152_43" style:family="text"/>
    <style:style style:name="T152_44" style:family="text"/>
    <style:style style:name="T152_45" style:family="text"/>
    <style:style style:name="T152_46" style:family="text"/>
    <style:style style:name="T152_47" style:family="text"/>
    <style:style style:name="T152_48" style:family="text"/>
    <style:style style:name="T152_49" style:family="text"/>
    <style:style style:name="T152_50" style:family="text"/>
    <style:style style:name="T152_51" style:family="text"/>
    <style:style style:name="T152_52" style:family="text"/>
    <style:style style:name="T152_53" style:family="text"/>
    <style:style style:name="T152_54" style:family="text"/>
    <style:style style:name="T152_55" style:family="text"/>
    <style:style style:name="T152_56" style:family="text"/>
    <style:style style:name="T152_57" style:family="text"/>
    <style:style style:name="T152_58" style:family="text"/>
    <style:style style:name="T152_59" style:family="text"/>
    <style:style style:name="T152_60" style:family="text"/>
    <style:style style:name="P153" style:family="paragraph" style:parent-style-name="Standard">
      <style:paragraph-properties fo:break-before="auto" fo:line-height="115%" style:writing-mode="lr-tb"/>
    </style:style>
    <style:style style:name="P154" style:family="paragraph" style:parent-style-name="Heading_20_2">
      <style:paragraph-properties fo:break-before="page" fo:line-height="115%" fo:margin-right="2.54cm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able2" style:family="table">
      <style:table-properties table:align="left" style:width="23.495cm" fo:margin-left="0.176cm"/>
    </style:style>
    <style:style style:name="Column3" style:family="table-column">
      <style:table-column-properties style:column-width="11.8cm"/>
    </style:style>
    <style:style style:name="Column4" style:family="table-column">
      <style:table-column-properties style:column-width="11.695cm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5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6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7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1" style:family="paragraph" style:parent-style-name="Standard">
      <style:paragraph-properties fo:text-align="left" fo:break-before="auto" fo:line-height="100%" fo:margin-top="0cm" fo:margin-bottom="0cm" fo:margin-right="2.54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2" style:family="paragraph" style:parent-style-name="Standard">
      <style:paragraph-properties fo:text-align="left" fo:break-before="auto" fo:line-height="100%" fo:margin-top="0cm" fo:margin-bottom="0cm" fo:margin-right="2.54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3" style:family="paragraph" style:parent-style-name="Standard">
      <style:paragraph-properties fo:break-before="auto" fo:line-height="100%" fo:margin-right="2.54cm" style:writing-mode="lr-tb"/>
    </style:style>
    <style:style style:name="P164" style:family="paragraph" style:parent-style-name="Heading_20_2">
      <style:paragraph-properties fo:break-before="page" fo:line-height="115%" fo:margin-right="2.54cm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able3" style:family="table">
      <style:table-properties table:align="left" style:width="23.495cm" fo:margin-left="0.176cm"/>
    </style:style>
    <style:style style:name="Column5" style:family="table-column">
      <style:table-column-properties style:column-width="11.748cm"/>
    </style:style>
    <style:style style:name="Column6" style:family="table-column">
      <style:table-column-properties style:column-width="11.748cm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5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6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7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8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text-align="left" fo:break-before="auto" fo:line-height="100%" fo:margin-top="0cm" fo:margin-bottom="0cm" fo:margin-right="2.54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4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74_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0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0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8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9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77_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1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5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5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5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5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5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5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5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5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5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5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6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6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6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6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6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6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6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6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6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6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70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71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72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73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74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75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76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77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78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79" style:family="text">
      <style:text-properties style:text-line-through-style="none" fo:font-style="normal" style:font-style-asian="normal" style:font-style-complex="normal" fo:color="#e0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183_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5" style:family="paragraph" style:parent-style-name="Standard">
      <style:paragraph-properties fo:break-before="auto" fo:line-height="115%" fo:margin-right="2.54cm" style:writing-mode="lr-tb"/>
    </style:style>
    <style:style style:name="P186" style:family="paragraph" style:parent-style-name="Heading_20_2">
      <style:paragraph-properties fo:break-before="page" fo:line-height="115%" fo:margin-right="2.54cm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P188" style:family="paragraph" style:parent-style-name="Standard">
      <style:paragraph-properties fo:break-before="auto" fo:line-height="115%" style:writing-mode="lr-tb"/>
    </style:style>
    <style:style style:name="P189" style:family="paragraph" style:parent-style-name="Standard">
      <style:paragraph-properties fo:break-before="auto" fo:line-height="115%" fo:margin-top="0cm" style:writing-mode="lr-tb"/>
    </style:style>
    <style:style style:name="T189_1" style:family="text"/>
    <style:style style:name="P190" style:family="paragraph" style:parent-style-name="Standard">
      <style:paragraph-properties fo:break-before="auto" fo:line-height="115%" fo:margin-top="0cm" style:writing-mode="lr-tb"/>
    </style:style>
    <style:style style:name="T190_1" style:family="text"/>
    <style:style style:name="P191" style:family="paragraph" style:parent-style-name="Standard">
      <style:paragraph-properties fo:break-before="auto" fo:line-height="115%" fo:margin-top="0cm" style:writing-mode="lr-tb"/>
    </style:style>
    <style:style style:name="T191_1" style:family="text"/>
    <style:style style:name="P192" style:family="paragraph" style:parent-style-name="Standard">
      <style:paragraph-properties fo:break-before="auto" fo:line-height="115%" fo:margin-top="0cm" style:writing-mode="lr-tb"/>
    </style:style>
    <style:style style:name="T192_1" style:family="text"/>
    <style:style style:name="T192_2" style:family="text"/>
    <style:style style:name="T192_3" style:family="text"/>
    <style:style style:name="P193" style:family="paragraph" style:parent-style-name="Standard">
      <style:paragraph-properties fo:break-before="auto" fo:line-height="115%" fo:margin-top="0cm" style:writing-mode="lr-tb"/>
    </style:style>
    <style:style style:name="T193_1" style:family="text"/>
    <style:style style:name="T193_2" style:family="text"/>
    <style:style style:name="T193_3" style:family="text"/>
    <style:style style:name="P194" style:family="paragraph" style:parent-style-name="Standard">
      <style:paragraph-properties fo:break-before="auto" fo:line-height="115%" fo:margin-top="0cm" style:writing-mode="lr-tb"/>
    </style:style>
    <style:style style:name="T194_1" style:family="text"/>
    <style:style style:name="P195" style:family="paragraph" style:parent-style-name="Standard">
      <style:paragraph-properties fo:break-before="auto" fo:line-height="115%" fo:margin-top="0cm" style:writing-mode="lr-tb"/>
    </style:style>
    <style:style style:name="T195_1" style:family="text"/>
    <style:style style:name="P196" style:family="paragraph" style:parent-style-name="Standard">
      <style:paragraph-properties fo:break-before="auto" fo:line-height="115%" fo:margin-top="0cm" fo:margin-bottom="0cm" style:writing-mode="lr-tb"/>
    </style:style>
    <style:style style:name="T196_1" style:family="text"/>
    <style:style style:name="T196_2" style:family="text"/>
    <style:style style:name="P197" style:family="paragraph" style:parent-style-name="Standard">
      <style:paragraph-properties fo:break-before="auto" fo:line-height="115%" style:writing-mode="lr-tb"/>
    </style:style>
    <style:style style:name="P198" style:family="paragraph" style:parent-style-name="Standard">
      <style:paragraph-properties fo:break-before="auto" fo:line-height="115%" fo:margin-right="2.54cm" style:writing-mode="lr-tb"/>
    </style:style>
    <style:style style:name="T198_1" style:family="text">
      <style:text-properties fo:font-weight="bold" style:font-weight-asian="bold" style:font-weight-complex="bold"/>
    </style:style>
    <style:style style:name="P199" style:family="paragraph" style:parent-style-name="Standard">
      <style:paragraph-properties fo:break-before="auto" fo:line-height="115%" fo:margin-top="0cm" fo:margin-right="2.54cm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P200" style:family="paragraph" style:parent-style-name="Standard">
      <style:paragraph-properties fo:break-before="auto" fo:line-height="115%" fo:margin-top="0cm" fo:margin-right="2.54cm" style:writing-mode="lr-tb"/>
    </style:style>
    <style:style style:name="T200_1" style:family="text"/>
    <style:style style:name="T200_2" style:family="text"/>
    <style:style style:name="T200_3" style:family="text"/>
    <style:style style:name="P201" style:family="paragraph" style:parent-style-name="Standard">
      <style:paragraph-properties fo:break-before="auto" fo:line-height="115%" fo:margin-top="0cm" fo:margin-right="2.54cm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T201_12" style:family="text"/>
    <style:style style:name="P202" style:family="paragraph" style:parent-style-name="Standard">
      <style:paragraph-properties fo:break-before="auto" fo:line-height="115%" fo:margin-top="0cm" fo:margin-right="2.54cm" style:writing-mode="lr-tb"/>
    </style:style>
    <style:style style:name="T202_1" style:family="text"/>
    <style:style style:name="T202_2" style:family="text"/>
    <style:style style:name="P203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203_1" style:family="text"/>
    <style:style style:name="P204" style:family="paragraph" style:parent-style-name="Standard">
      <style:paragraph-properties fo:break-before="page" fo:line-height="115%" style:writing-mode="lr-tb"/>
    </style:style>
    <style:style style:name="P205" style:family="paragraph" style:parent-style-name="Heading_20_2">
      <style:paragraph-properties fo:break-before="auto" fo:line-height="115%" fo:margin-right="2.54cm" style:writing-mode="lr-tb"/>
    </style:style>
    <style:style style:name="T205_1" style:family="text"/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>
      <style:text-properties fo:font-weight="bold" style:font-weight-asian="bold" style:font-weight-complex="bold"/>
    </style:style>
    <style:style style:name="T206_6" style:family="text"/>
    <style:style style:name="T206_7" style:family="text"/>
    <style:style style:name="T206_8" style:family="text"/>
    <style:style style:name="T206_9" style:family="text">
      <style:text-properties fo:font-weight="bold" style:font-weight-asian="bold" style:font-weight-complex="bold"/>
    </style:style>
    <style:style style:name="T206_10" style:family="text">
      <style:text-properties fo:font-weight="bold" style:font-weight-asian="bold" style:font-weight-complex="bold"/>
    </style:style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T206_17" style:family="text"/>
    <style:style style:name="T206_18" style:family="text"/>
    <style:style style:name="T206_19" style:family="text"/>
    <style:style style:name="T206_20" style:family="text"/>
    <style:style style:name="T206_21" style:family="text"/>
    <style:style style:name="T206_22" style:family="text"/>
    <style:style style:name="T206_23" style:family="text"/>
    <style:style style:name="T206_24" style:family="text"/>
    <style:style style:name="T206_25" style:family="text"/>
    <style:style style:name="T206_26" style:family="text"/>
    <style:style style:name="T206_27" style:family="text"/>
    <style:style style:name="T206_28" style:family="text"/>
    <style:style style:name="T206_29" style:family="text"/>
    <style:style style:name="T206_30" style:family="text"/>
    <style:style style:name="T206_31" style:family="text"/>
    <style:style style:name="T206_32" style:family="text"/>
    <style:style style:name="T206_33" style:family="text"/>
    <style:style style:name="T206_34" style:family="text"/>
    <style:style style:name="T206_35" style:family="text"/>
    <style:style style:name="T206_36" style:family="text"/>
    <style:style style:name="T206_37" style:family="text"/>
    <style:style style:name="T206_38" style:family="text"/>
    <style:style style:name="T206_39" style:family="text"/>
    <style:style style:name="T206_40" style:family="text"/>
    <style:style style:name="T206_41" style:family="text"/>
    <style:style style:name="T206_42" style:family="text"/>
    <style:style style:name="T206_43" style:family="text"/>
    <style:style style:name="T206_44" style:family="text"/>
    <style:style style:name="T206_45" style:family="text"/>
    <style:style style:name="T206_46" style:family="text"/>
    <style:style style:name="T206_47" style:family="text"/>
    <style:style style:name="T206_48" style:family="text"/>
    <style:style style:name="T206_49" style:family="text"/>
    <style:style style:name="T206_50" style:family="text"/>
    <style:style style:name="P207" style:family="paragraph" style:parent-style-name="Standard">
      <style:paragraph-properties fo:break-before="auto" fo:line-height="115%" fo:margin-top="0cm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P208" style:family="paragraph" style:parent-style-name="Standard">
      <style:paragraph-properties fo:break-before="auto" fo:line-height="115%" fo:margin-top="0cm" style:writing-mode="lr-tb"/>
    </style:style>
    <style:style style:name="T208_1" style:family="text"/>
    <style:style style:name="P209" style:family="paragraph" style:parent-style-name="Standard">
      <style:paragraph-properties fo:break-before="auto" fo:line-height="115%" fo:margin-top="0cm" style:writing-mode="lr-tb"/>
    </style:style>
    <style:style style:name="T209_1" style:family="text"/>
    <style:style style:name="P210" style:family="paragraph" style:parent-style-name="Standard">
      <style:paragraph-properties fo:break-before="auto" fo:line-height="115%" fo:margin-top="0cm" style:writing-mode="lr-tb"/>
    </style:style>
    <style:style style:name="T210_1" style:family="text"/>
    <style:style style:name="P211" style:family="paragraph" style:parent-style-name="Standard">
      <style:paragraph-properties fo:break-before="auto" fo:line-height="115%" fo:margin-top="0cm" fo:margin-bottom="0cm" style:writing-mode="lr-tb"/>
    </style:style>
    <style:style style:name="T211_1" style:family="text"/>
    <style:style style:name="P212" style:family="paragraph" style:parent-style-name="Standard">
      <style:paragraph-properties fo:break-before="auto" fo:line-height="115%" style:writing-mode="lr-tb"/>
    </style:style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>
      <style:text-properties fo:font-weight="bold" style:font-weight-asian="bold" style:font-weight-complex="bold"/>
    </style:style>
    <style:style style:name="P214" style:family="paragraph" style:parent-style-name="Standard">
      <style:paragraph-properties fo:break-before="auto" fo:line-height="115%" fo:margin-top="0cm" fo:margin-right="2.54cm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P215" style:family="paragraph" style:parent-style-name="Standard">
      <style:paragraph-properties fo:break-before="auto" fo:line-height="115%" fo:margin-top="0cm" fo:margin-right="2.54cm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P216" style:family="paragraph" style:parent-style-name="Standard">
      <style:paragraph-properties fo:break-before="auto" fo:line-height="115%" fo:margin-top="0cm" fo:margin-right="2.54cm" style:writing-mode="lr-tb"/>
    </style:style>
    <style:style style:name="T216_1" style:family="text"/>
    <style:style style:name="T216_2" style:family="text">
      <style:text-properties fo:color="#1155cc" style:text-underline-style="solid" style:text-underline-color="font-color"/>
    </style:style>
    <style:style style:name="T216_3" style:family="text"/>
    <style:style style:name="T216_4" style:family="text">
      <style:text-properties fo:color="#1155cc" style:text-underline-style="solid" style:text-underline-color="font-color"/>
    </style:style>
    <style:style style:name="T216_5" style:family="text"/>
    <style:style style:name="T216_6" style:family="text">
      <style:text-properties fo:color="#1155cc" style:text-underline-style="solid" style:text-underline-color="font-color"/>
    </style:style>
    <style:style style:name="T216_7" style:family="text"/>
    <style:style style:name="T216_8" style:family="text">
      <style:text-properties fo:color="#1155cc" style:text-underline-style="solid" style:text-underline-color="font-color"/>
    </style:style>
    <style:style style:name="T216_9" style:family="text"/>
    <style:style style:name="T216_10" style:family="text">
      <style:text-properties fo:color="#1155cc" style:text-underline-style="solid" style:text-underline-color="font-color"/>
    </style:style>
    <style:style style:name="T216_11" style:family="text"/>
    <style:style style:name="T216_12" style:family="text">
      <style:text-properties fo:color="#1155cc" style:text-underline-style="solid" style:text-underline-color="font-color"/>
    </style:style>
    <style:style style:name="T216_13" style:family="text"/>
    <style:style style:name="T216_14" style:family="text">
      <style:text-properties fo:color="#1155cc" style:text-underline-style="solid" style:text-underline-color="font-color"/>
    </style:style>
    <style:style style:name="T216_15" style:family="text"/>
    <style:style style:name="T216_16" style:family="text">
      <style:text-properties fo:color="#1155cc" style:text-underline-style="solid" style:text-underline-color="font-color"/>
    </style:style>
    <style:style style:name="T216_17" style:family="text"/>
    <style:style style:name="T216_18" style:family="text">
      <style:text-properties fo:color="#1155cc" style:text-underline-style="solid" style:text-underline-color="font-color"/>
    </style:style>
    <style:style style:name="T216_19" style:family="text"/>
    <style:style style:name="T216_20" style:family="text">
      <style:text-properties fo:color="#1155cc" style:text-underline-style="solid" style:text-underline-color="font-color"/>
    </style:style>
    <style:style style:name="T216_21" style:family="text"/>
    <style:style style:name="T216_22" style:family="text">
      <style:text-properties fo:color="#1155cc" style:text-underline-style="solid" style:text-underline-color="font-color"/>
    </style:style>
    <style:style style:name="T216_23" style:family="text"/>
    <style:style style:name="T216_24" style:family="text">
      <style:text-properties fo:color="#1155cc" style:text-underline-style="solid" style:text-underline-color="font-color"/>
    </style:style>
    <style:style style:name="T216_25" style:family="text"/>
    <style:style style:name="T216_26" style:family="text">
      <style:text-properties fo:color="#1155cc" style:text-underline-style="solid" style:text-underline-color="font-color"/>
    </style:style>
    <style:style style:name="T216_27" style:family="text"/>
    <style:style style:name="T216_28" style:family="text">
      <style:text-properties fo:color="#1155cc" style:text-underline-style="solid" style:text-underline-color="font-color"/>
    </style:style>
    <style:style style:name="T216_29" style:family="text"/>
    <style:style style:name="T216_30" style:family="text">
      <style:text-properties fo:color="#1155cc" style:text-underline-style="solid" style:text-underline-color="font-color"/>
    </style:style>
    <style:style style:name="T216_31" style:family="text"/>
    <style:style style:name="T216_32" style:family="text">
      <style:text-properties fo:color="#1155cc" style:text-underline-style="solid" style:text-underline-color="font-color"/>
    </style:style>
    <style:style style:name="T216_33" style:family="text"/>
    <style:style style:name="T216_34" style:family="text">
      <style:text-properties fo:color="#1155cc" style:text-underline-style="solid" style:text-underline-color="font-color"/>
    </style:style>
    <style:style style:name="T216_35" style:family="text"/>
    <style:style style:name="T216_36" style:family="text">
      <style:text-properties fo:color="#1155cc" style:text-underline-style="solid" style:text-underline-color="font-color"/>
    </style:style>
    <style:style style:name="T216_37" style:family="text"/>
    <style:style style:name="T216_38" style:family="text">
      <style:text-properties fo:color="#1155cc" style:text-underline-style="solid" style:text-underline-color="font-color"/>
    </style:style>
    <style:style style:name="T216_39" style:family="text"/>
    <style:style style:name="T216_40" style:family="text">
      <style:text-properties fo:color="#1155cc" style:text-underline-style="solid" style:text-underline-color="font-color"/>
    </style:style>
    <style:style style:name="T216_41" style:family="text"/>
    <style:style style:name="T216_42" style:family="text">
      <style:text-properties fo:color="#1155cc" style:text-underline-style="solid" style:text-underline-color="font-color"/>
    </style:style>
    <style:style style:name="T216_43" style:family="text"/>
    <style:style style:name="T216_44" style:family="text">
      <style:text-properties fo:color="#1155cc" style:text-underline-style="solid" style:text-underline-color="font-color"/>
    </style:style>
    <style:style style:name="P217" style:family="paragraph" style:parent-style-name="Standard">
      <style:paragraph-properties fo:break-before="auto" fo:line-height="115%" fo:margin-top="0cm" fo:margin-right="2.54cm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>
      <style:text-properties fo:color="#1155cc" style:text-underline-style="solid" style:text-underline-color="font-color"/>
    </style:style>
    <style:style style:name="T217_7" style:family="text"/>
    <style:style style:name="T217_8" style:family="text">
      <style:text-properties fo:color="#1155cc" style:text-underline-style="solid" style:text-underline-color="font-color"/>
    </style:style>
    <style:style style:name="T217_9" style:family="text"/>
    <style:style style:name="T217_10" style:family="text">
      <style:text-properties fo:color="#1155cc" style:text-underline-style="solid" style:text-underline-color="font-color"/>
    </style:style>
    <style:style style:name="T217_11" style:family="text"/>
    <style:style style:name="T217_12" style:family="text">
      <style:text-properties fo:color="#1155cc" style:text-underline-style="solid" style:text-underline-color="font-color"/>
    </style:style>
    <style:style style:name="T217_13" style:family="text"/>
    <style:style style:name="T217_14" style:family="text">
      <style:text-properties fo:color="#1155cc" style:text-underline-style="solid" style:text-underline-color="font-color"/>
    </style:style>
    <style:style style:name="T217_15" style:family="text"/>
    <style:style style:name="T217_16" style:family="text">
      <style:text-properties fo:color="#1155cc" style:text-underline-style="solid" style:text-underline-color="font-color"/>
    </style:style>
    <style:style style:name="T217_17" style:family="text"/>
    <style:style style:name="T217_18" style:family="text">
      <style:text-properties fo:color="#1155cc" style:text-underline-style="solid" style:text-underline-color="font-color"/>
    </style:style>
    <style:style style:name="T217_19" style:family="text"/>
    <style:style style:name="T217_20" style:family="text">
      <style:text-properties fo:color="#1155cc" style:text-underline-style="solid" style:text-underline-color="font-color"/>
    </style:style>
    <style:style style:name="T217_21" style:family="text"/>
    <style:style style:name="T217_22" style:family="text">
      <style:text-properties fo:color="#1155cc" style:text-underline-style="solid" style:text-underline-color="font-color"/>
    </style:style>
    <style:style style:name="T217_23" style:family="text"/>
    <style:style style:name="T217_24" style:family="text">
      <style:text-properties fo:color="#1155cc" style:text-underline-style="solid" style:text-underline-color="font-color"/>
    </style:style>
    <style:style style:name="T217_25" style:family="text"/>
    <style:style style:name="T217_26" style:family="text">
      <style:text-properties fo:color="#1155cc" style:text-underline-style="solid" style:text-underline-color="font-color"/>
    </style:style>
    <style:style style:name="T217_27" style:family="text"/>
    <style:style style:name="T217_28" style:family="text">
      <style:text-properties fo:color="#1155cc" style:text-underline-style="solid" style:text-underline-color="font-color"/>
    </style:style>
    <style:style style:name="T217_29" style:family="text"/>
    <style:style style:name="T217_30" style:family="text">
      <style:text-properties fo:color="#1155cc" style:text-underline-style="solid" style:text-underline-color="font-color"/>
    </style:style>
    <style:style style:name="T217_31" style:family="text"/>
    <style:style style:name="T217_32" style:family="text">
      <style:text-properties fo:color="#1155cc" style:text-underline-style="solid" style:text-underline-color="font-color"/>
    </style:style>
    <style:style style:name="T217_33" style:family="text"/>
    <style:style style:name="T217_34" style:family="text">
      <style:text-properties fo:color="#1155cc" style:text-underline-style="solid" style:text-underline-color="font-color"/>
    </style:style>
    <style:style style:name="T217_35" style:family="text"/>
    <style:style style:name="T217_36" style:family="text">
      <style:text-properties fo:color="#1155cc" style:text-underline-style="solid" style:text-underline-color="font-color"/>
    </style:style>
    <style:style style:name="T217_37" style:family="text"/>
    <style:style style:name="T217_38" style:family="text">
      <style:text-properties fo:color="#1155cc" style:text-underline-style="solid" style:text-underline-color="font-color"/>
    </style:style>
    <style:style style:name="T217_39" style:family="text"/>
    <style:style style:name="T217_40" style:family="text">
      <style:text-properties fo:color="#1155cc" style:text-underline-style="solid" style:text-underline-color="font-color"/>
    </style:style>
    <style:style style:name="T217_41" style:family="text"/>
    <style:style style:name="T217_42" style:family="text">
      <style:text-properties fo:color="#1155cc" style:text-underline-style="solid" style:text-underline-color="font-color"/>
    </style:style>
    <style:style style:name="T217_43" style:family="text"/>
    <style:style style:name="T217_44" style:family="text">
      <style:text-properties fo:color="#1155cc" style:text-underline-style="solid" style:text-underline-color="font-color"/>
    </style:style>
    <style:style style:name="T217_45" style:family="text"/>
    <style:style style:name="T217_46" style:family="text">
      <style:text-properties fo:color="#1155cc" style:text-underline-style="solid" style:text-underline-color="font-color"/>
    </style:style>
    <style:style style:name="T217_47" style:family="text"/>
    <style:style style:name="T217_48" style:family="text">
      <style:text-properties fo:color="#1155cc" style:text-underline-style="solid" style:text-underline-color="font-color"/>
    </style:style>
    <style:style style:name="T217_49" style:family="text"/>
    <style:style style:name="T217_50" style:family="text">
      <style:text-properties fo:color="#1155cc" style:text-underline-style="solid" style:text-underline-color="font-color"/>
    </style:style>
    <style:style style:name="P218" style:family="paragraph" style:parent-style-name="Standard">
      <style:paragraph-properties fo:break-before="auto" fo:line-height="115%" fo:margin-top="0cm" fo:margin-right="2.54cm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T218_13" style:family="text"/>
    <style:style style:name="T218_14" style:family="text"/>
    <style:style style:name="T218_15" style:family="text"/>
    <style:style style:name="T218_16" style:family="text"/>
    <style:style style:name="T218_17" style:family="text"/>
    <style:style style:name="T218_18" style:family="text"/>
    <style:style style:name="T218_19" style:family="text"/>
    <style:style style:name="P219" style:family="paragraph" style:parent-style-name="Standard">
      <style:paragraph-properties fo:break-before="auto" fo:line-height="115%" fo:margin-top="0cm" fo:margin-right="2.54cm" style:writing-mode="lr-tb"/>
    </style:style>
    <style:style style:name="T219_1" style:family="text"/>
    <style:style style:name="T219_2" style:family="text"/>
    <style:style style:name="T219_3" style:family="text"/>
    <style:style style:name="P220" style:family="paragraph" style:parent-style-name="Standard">
      <style:paragraph-properties fo:break-before="auto" fo:line-height="115%" fo:margin-top="0cm" fo:margin-right="2.54cm" style:writing-mode="lr-tb"/>
    </style:style>
    <style:style style:name="T220_1" style:family="text"/>
    <style:style style:name="T220_2" style:family="text">
      <style:text-properties fo:color="#1155cc" style:text-underline-style="solid" style:text-underline-color="font-color"/>
    </style:style>
    <style:style style:name="T220_3" style:family="text"/>
    <style:style style:name="T220_4" style:family="text">
      <style:text-properties fo:color="#1155cc" style:text-underline-style="solid" style:text-underline-color="font-color"/>
    </style:style>
    <style:style style:name="T220_5" style:family="text"/>
    <style:style style:name="T220_6" style:family="text">
      <style:text-properties fo:color="#1155cc" style:text-underline-style="solid" style:text-underline-color="font-color"/>
    </style:style>
    <style:style style:name="T220_7" style:family="text"/>
    <style:style style:name="T220_8" style:family="text">
      <style:text-properties fo:color="#1155cc" style:text-underline-style="solid" style:text-underline-color="font-color"/>
    </style:style>
    <style:style style:name="T220_9" style:family="text"/>
    <style:style style:name="T220_10" style:family="text">
      <style:text-properties fo:color="#1155cc" style:text-underline-style="solid" style:text-underline-color="font-color"/>
    </style:style>
    <style:style style:name="T220_11" style:family="text"/>
    <style:style style:name="T220_12" style:family="text">
      <style:text-properties fo:color="#1155cc" style:text-underline-style="solid" style:text-underline-color="font-color"/>
    </style:style>
    <style:style style:name="T220_13" style:family="text"/>
    <style:style style:name="T220_14" style:family="text">
      <style:text-properties fo:color="#1155cc" style:text-underline-style="solid" style:text-underline-color="font-color"/>
    </style:style>
    <style:style style:name="T220_15" style:family="text"/>
    <style:style style:name="T220_16" style:family="text">
      <style:text-properties fo:color="#1155cc" style:text-underline-style="solid" style:text-underline-color="font-color"/>
    </style:style>
    <style:style style:name="T220_17" style:family="text"/>
    <style:style style:name="T220_18" style:family="text">
      <style:text-properties fo:color="#1155cc" style:text-underline-style="solid" style:text-underline-color="font-color"/>
    </style:style>
    <style:style style:name="T220_19" style:family="text"/>
    <style:style style:name="T220_20" style:family="text">
      <style:text-properties fo:color="#1155cc" style:text-underline-style="solid" style:text-underline-color="font-color"/>
    </style:style>
    <style:style style:name="P221" style:family="paragraph" style:parent-style-name="Standard">
      <style:paragraph-properties fo:break-before="auto" fo:line-height="115%" fo:margin-top="0cm" fo:margin-right="2.54cm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T221_9" style:family="text"/>
    <style:style style:name="T221_10" style:family="text"/>
    <style:style style:name="T221_11" style:family="text"/>
    <style:style style:name="P222" style:family="paragraph" style:parent-style-name="Standard">
      <style:paragraph-properties fo:break-before="auto" fo:line-height="115%" fo:margin-top="0cm" fo:margin-right="2.54cm" style:writing-mode="lr-tb"/>
    </style:style>
    <style:style style:name="T222_1" style:family="text"/>
    <style:style style:name="T222_2" style:family="text"/>
    <style:style style:name="T222_3" style:family="text"/>
    <style:style style:name="P223" style:family="paragraph" style:parent-style-name="Standard">
      <style:paragraph-properties fo:break-before="auto" fo:line-height="115%" fo:margin-top="0cm" fo:margin-right="2.54cm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P224" style:family="paragraph" style:parent-style-name="Standard">
      <style:paragraph-properties fo:break-before="auto" fo:line-height="115%" fo:margin-top="0cm" fo:margin-right="2.54cm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P225" style:family="paragraph" style:parent-style-name="Standard">
      <style:paragraph-properties fo:break-before="auto" fo:line-height="115%" fo:margin-top="0cm" fo:margin-right="2.54cm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P226" style:family="paragraph" style:parent-style-name="Standard">
      <style:paragraph-properties fo:break-before="auto" fo:line-height="115%" fo:margin-top="0cm" fo:margin-right="2.54cm" style:writing-mode="lr-tb"/>
    </style:style>
    <style:style style:name="T226_1" style:family="text">
      <style:text-properties fo:color="#cc0000"/>
    </style:style>
    <style:style style:name="T226_2" style:family="text">
      <style:text-properties fo:color="#cc0000"/>
    </style:style>
    <style:style style:name="T226_3" style:family="text">
      <style:text-properties fo:color="#cc0000"/>
    </style:style>
    <style:style style:name="T226_4" style:family="text">
      <style:text-properties fo:color="#cc0000"/>
    </style:style>
    <style:style style:name="T226_5" style:family="text">
      <style:text-properties fo:color="#cc0000"/>
    </style:style>
    <style:style style:name="P227" style:family="paragraph" style:parent-style-name="Standard">
      <style:paragraph-properties fo:break-before="auto" fo:line-height="115%" fo:margin-top="0cm" fo:margin-right="2.54cm" style:writing-mode="lr-tb"/>
    </style:style>
    <style:style style:name="T227_1" style:family="text">
      <style:text-properties fo:color="#cc0000"/>
    </style:style>
    <style:style style:name="T227_2" style:family="text">
      <style:text-properties fo:color="#cc0000"/>
    </style:style>
    <style:style style:name="T227_3" style:family="text">
      <style:text-properties fo:color="#cc0000"/>
    </style:style>
    <style:style style:name="T227_4" style:family="text">
      <style:text-properties fo:color="#cc0000"/>
    </style:style>
    <style:style style:name="P228" style:family="paragraph" style:parent-style-name="Standard">
      <style:paragraph-properties fo:break-before="auto" fo:line-height="115%" fo:margin-top="0cm" fo:margin-right="2.54cm" style:writing-mode="lr-tb"/>
    </style:style>
    <style:style style:name="T228_1" style:family="text">
      <style:text-properties fo:color="#cc0000"/>
    </style:style>
    <style:style style:name="T228_2" style:family="text">
      <style:text-properties fo:color="#cc0000"/>
    </style:style>
    <style:style style:name="T228_3" style:family="text">
      <style:text-properties fo:color="#cc0000"/>
    </style:style>
    <style:style style:name="T228_4" style:family="text">
      <style:text-properties fo:color="#cc0000"/>
    </style:style>
    <style:style style:name="T228_5" style:family="text">
      <style:text-properties fo:color="#cc0000"/>
    </style:style>
    <style:style style:name="T228_6" style:family="text">
      <style:text-properties fo:color="#cc0000"/>
    </style:style>
    <style:style style:name="T228_7" style:family="text">
      <style:text-properties fo:color="#cc0000"/>
    </style:style>
    <style:style style:name="T228_8" style:family="text">
      <style:text-properties fo:color="#cc0000"/>
    </style:style>
    <style:style style:name="P229" style:family="paragraph" style:parent-style-name="Standard">
      <style:paragraph-properties fo:break-before="auto" fo:line-height="115%" fo:margin-top="0cm" fo:margin-right="2.54cm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P230" style:family="paragraph" style:parent-style-name="Standard">
      <style:paragraph-properties fo:break-before="auto" fo:line-height="115%" fo:margin-top="0cm" fo:margin-right="2.54cm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T230_12" style:family="text"/>
    <style:style style:name="T230_13" style:family="text"/>
    <style:style style:name="T230_14" style:family="text"/>
    <style:style style:name="T230_15" style:family="text"/>
    <style:style style:name="T230_16" style:family="text"/>
    <style:style style:name="T230_17" style:family="text"/>
    <style:style style:name="T230_18" style:family="text"/>
    <style:style style:name="T230_19" style:family="text"/>
    <style:style style:name="T230_20" style:family="text"/>
    <style:style style:name="P231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231_1" style:family="text"/>
    <style:style style:name="T231_2" style:family="text">
      <style:text-properties fo:color="#1155cc" style:text-underline-style="solid" style:text-underline-color="font-color"/>
    </style:style>
    <style:style style:name="T231_3" style:family="text"/>
    <style:style style:name="T231_4" style:family="text">
      <style:text-properties fo:color="#1155cc" style:text-underline-style="solid" style:text-underline-color="font-color"/>
    </style:style>
    <style:style style:name="T231_5" style:family="text"/>
    <style:style style:name="T231_6" style:family="text">
      <style:text-properties fo:color="#1155cc" style:text-underline-style="solid" style:text-underline-color="font-color"/>
    </style:style>
    <style:style style:name="T231_7" style:family="text"/>
    <style:style style:name="T231_8" style:family="text">
      <style:text-properties fo:color="#1155cc" style:text-underline-style="solid" style:text-underline-color="font-color"/>
    </style:style>
    <style:style style:name="T231_9" style:family="text"/>
    <style:style style:name="T231_10" style:family="text">
      <style:text-properties fo:color="#1155cc" style:text-underline-style="solid" style:text-underline-color="font-color"/>
    </style:style>
    <style:style style:name="T231_11" style:family="text"/>
    <style:style style:name="T231_12" style:family="text">
      <style:text-properties fo:color="#1155cc" style:text-underline-style="solid" style:text-underline-color="font-color"/>
    </style:style>
    <style:style style:name="T231_13" style:family="text"/>
    <style:style style:name="T231_14" style:family="text">
      <style:text-properties fo:color="#1155cc" style:text-underline-style="solid" style:text-underline-color="font-color"/>
    </style:style>
    <style:style style:name="T231_15" style:family="text"/>
    <style:style style:name="T231_16" style:family="text">
      <style:text-properties fo:color="#1155cc" style:text-underline-style="solid" style:text-underline-color="font-color"/>
    </style:style>
    <style:style style:name="T231_17" style:family="text"/>
    <style:style style:name="T231_18" style:family="text">
      <style:text-properties fo:color="#1155cc" style:text-underline-style="solid" style:text-underline-color="font-color"/>
    </style:style>
    <style:style style:name="P232" style:family="paragraph" style:parent-style-name="Heading_20_2">
      <style:paragraph-properties fo:break-before="page" fo:line-height="115%" fo:margin-right="2.54cm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able4" style:family="table">
      <style:table-properties table:align="left" style:width="23.495cm" fo:margin-left="0.176cm"/>
    </style:style>
    <style:style style:name="Column7" style:family="table-column">
      <style:table-column-properties style:column-width="11.695cm"/>
    </style:style>
    <style:style style:name="Column8" style:family="table-column">
      <style:table-column-properties style:column-width="11.8cm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3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2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4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5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2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8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2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9" style:family="paragraph" style:parent-style-name="Heading_20_2">
      <style:paragraph-properties fo:break-before="page" fo:line-height="115%" fo:margin-right="2.54cm" style:writing-mode="lr-tb"/>
    </style:style>
    <style:style style:name="P240" style:family="paragraph" style:parent-style-name="Heading_20_2">
      <style:paragraph-properties fo:break-before="page" fo:line-height="115%" fo:margin-right="2.54cm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P241" style:family="paragraph" style:parent-style-name="Standard">
      <style:paragraph-properties fo:break-before="auto" fo:line-height="115%" style:writing-mode="lr-tb"/>
    </style:style>
    <style:style style:name="P242" style:family="paragraph" style:parent-style-name="Standard">
      <style:paragraph-properties fo:break-before="auto" fo:line-height="115%" style:writing-mode="lr-tb"/>
    </style:style>
    <style:style style:name="T242_1" style:family="text">
      <style:text-properties fo:font-weight="bold" style:font-weight-asian="bold" style:font-weight-complex="bold"/>
    </style:style>
    <style:style style:name="P243" style:family="paragraph" style:parent-style-name="Standard">
      <style:paragraph-properties fo:break-before="auto" fo:line-height="115%" fo:margin-top="0cm" style:writing-mode="lr-tb"/>
    </style:style>
    <style:style style:name="T243_1" style:family="text"/>
    <style:style style:name="T243_2" style:family="text"/>
    <style:style style:name="T243_3" style:family="text"/>
    <style:style style:name="P244" style:family="paragraph" style:parent-style-name="Standard">
      <style:paragraph-properties fo:break-before="auto" fo:line-height="115%" fo:margin-top="0cm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T244_10" style:family="text"/>
    <style:style style:name="T244_11" style:family="text"/>
    <style:style style:name="T244_12" style:family="text"/>
    <style:style style:name="T244_13" style:family="text"/>
    <style:style style:name="T244_14" style:family="text"/>
    <style:style style:name="T244_15" style:family="text"/>
    <style:style style:name="T244_16" style:family="text"/>
    <style:style style:name="T244_17" style:family="text"/>
    <style:style style:name="T244_18" style:family="text"/>
    <style:style style:name="P245" style:family="paragraph" style:parent-style-name="Standard">
      <style:paragraph-properties fo:break-before="auto" fo:line-height="115%" fo:margin-top="0cm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T245_10" style:family="text"/>
    <style:style style:name="T245_11" style:family="text"/>
    <style:style style:name="P246" style:family="paragraph" style:parent-style-name="Standard">
      <style:paragraph-properties fo:break-before="auto" fo:line-height="115%" fo:margin-top="0cm" fo:margin-bottom="0cm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P247" style:family="paragraph" style:parent-style-name="Heading_20_1">
      <style:paragraph-properties fo:break-before="page" fo:line-height="115%" fo:margin-right="2.54cm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P248" style:family="paragraph" style:parent-style-name="Standard">
      <style:paragraph-properties fo:break-before="auto" fo:line-height="115%" fo:margin-top="0cm" style:writing-mode="lr-tb"/>
    </style:style>
    <style:style style:name="T248_1" style:family="text"/>
    <style:style style:name="P249" style:family="paragraph" style:parent-style-name="Standard">
      <style:paragraph-properties fo:break-before="auto" fo:line-height="115%" fo:margin-top="0cm" style:writing-mode="lr-tb"/>
    </style:style>
    <style:style style:name="T249_1" style:family="text"/>
    <style:style style:name="P250" style:family="paragraph" style:parent-style-name="Standard">
      <style:paragraph-properties fo:break-before="auto" fo:line-height="115%" fo:margin-top="0cm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P251" style:family="paragraph" style:parent-style-name="Standard">
      <style:paragraph-properties fo:break-before="auto" fo:line-height="115%" fo:margin-top="0cm" style:writing-mode="lr-tb"/>
    </style:style>
    <style:style style:name="T251_1" style:family="text"/>
    <style:style style:name="P252" style:family="paragraph" style:parent-style-name="Standard">
      <style:paragraph-properties fo:break-before="auto" fo:line-height="115%" fo:margin-top="0cm" fo:margin-bottom="0cm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P253" style:family="paragraph" style:parent-style-name="Standard">
      <style:paragraph-properties fo:break-before="auto" fo:line-height="115%" style:writing-mode="lr-tb"/>
    </style:style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>
      <style:text-properties fo:font-weight="bold" style:font-weight-asian="bold" style:font-weight-complex="bold"/>
    </style:style>
    <style:style style:name="P255" style:family="paragraph" style:parent-style-name="Standard">
      <style:paragraph-properties fo:break-before="auto" fo:line-height="115%" fo:margin-top="0cm" fo:margin-right="2.54cm" style:writing-mode="lr-tb"/>
    </style:style>
    <style:style style:name="T255_1" style:family="text">
      <style:text-properties fo:color="#cc0000"/>
    </style:style>
    <style:style style:name="T255_2" style:family="text">
      <style:text-properties fo:color="#cc0000"/>
    </style:style>
    <style:style style:name="T255_3" style:family="text">
      <style:text-properties fo:color="#cc0000"/>
    </style:style>
    <style:style style:name="T255_4" style:family="text">
      <style:text-properties fo:color="#cc0000"/>
    </style:style>
    <style:style style:name="T255_5" style:family="text">
      <style:text-properties fo:color="#cc0000"/>
    </style:style>
    <style:style style:name="T255_6" style:family="text">
      <style:text-properties fo:color="#cc0000"/>
    </style:style>
    <style:style style:name="T255_7" style:family="text">
      <style:text-properties fo:color="#cc0000"/>
    </style:style>
    <style:style style:name="T255_8" style:family="text">
      <style:text-properties fo:color="#cc0000"/>
    </style:style>
    <style:style style:name="T255_9" style:family="text">
      <style:text-properties fo:color="#cc0000"/>
    </style:style>
    <style:style style:name="T255_10" style:family="text">
      <style:text-properties fo:color="#cc0000"/>
    </style:style>
    <style:style style:name="T255_11" style:family="text">
      <style:text-properties fo:color="#cc0000"/>
    </style:style>
    <style:style style:name="T255_12" style:family="text">
      <style:text-properties fo:color="#cc0000"/>
    </style:style>
    <style:style style:name="T255_13" style:family="text">
      <style:text-properties fo:color="#cc0000"/>
    </style:style>
    <style:style style:name="T255_14" style:family="text">
      <style:text-properties fo:color="#cc0000"/>
    </style:style>
    <style:style style:name="T255_15" style:family="text">
      <style:text-properties fo:color="#cc0000"/>
    </style:style>
    <style:style style:name="T255_16" style:family="text">
      <style:text-properties fo:color="#cc0000"/>
    </style:style>
    <style:style style:name="T255_17" style:family="text">
      <style:text-properties fo:color="#cc0000"/>
    </style:style>
    <style:style style:name="T255_18" style:family="text">
      <style:text-properties fo:color="#cc0000"/>
    </style:style>
    <style:style style:name="T255_19" style:family="text">
      <style:text-properties fo:color="#cc0000"/>
    </style:style>
    <style:style style:name="T255_20" style:family="text">
      <style:text-properties fo:color="#cc0000"/>
    </style:style>
    <style:style style:name="P256" style:family="paragraph" style:parent-style-name="Standard">
      <style:paragraph-properties fo:break-before="auto" fo:line-height="115%" fo:margin-top="0cm" fo:margin-right="2.54cm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T256_9" style:family="text"/>
    <style:style style:name="T256_10" style:family="text"/>
    <style:style style:name="T256_11" style:family="text"/>
    <style:style style:name="T256_12" style:family="text"/>
    <style:style style:name="T256_13" style:family="text"/>
    <style:style style:name="T256_14" style:family="text"/>
    <style:style style:name="T256_15" style:family="text"/>
    <style:style style:name="P257" style:family="paragraph" style:parent-style-name="Standard">
      <style:paragraph-properties fo:break-before="auto" fo:line-height="115%" fo:margin-top="0cm" fo:margin-right="2.54cm" style:writing-mode="lr-tb"/>
    </style:style>
    <style:style style:name="T257_1" style:family="text"/>
    <style:style style:name="P258" style:family="paragraph" style:parent-style-name="Standard">
      <style:paragraph-properties fo:break-before="auto" fo:line-height="115%" fo:margin-top="0cm" fo:margin-right="2.54cm" style:writing-mode="lr-tb"/>
    </style:style>
    <style:style style:name="T258_1" style:family="text"/>
    <style:style style:name="P259" style:family="paragraph" style:parent-style-name="Standard">
      <style:paragraph-properties fo:break-before="auto" fo:line-height="115%" fo:margin-top="0cm" fo:margin-right="2.54cm" style:writing-mode="lr-tb"/>
    </style:style>
    <style:style style:name="T259_1" style:family="text"/>
    <style:style style:name="P260" style:family="paragraph" style:parent-style-name="Standard">
      <style:paragraph-properties fo:break-before="auto" fo:line-height="115%" fo:margin-top="0cm" fo:margin-right="2.54cm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T260_9" style:family="text"/>
    <style:style style:name="T260_10" style:family="text"/>
    <style:style style:name="T260_11" style:family="text"/>
    <style:style style:name="T260_12" style:family="text"/>
    <style:style style:name="T260_13" style:family="text"/>
    <style:style style:name="T260_14" style:family="text"/>
    <style:style style:name="T260_15" style:family="text"/>
    <style:style style:name="T260_16" style:family="text"/>
    <style:style style:name="P261" style:family="paragraph" style:parent-style-name="Standard">
      <style:paragraph-properties fo:break-before="auto" fo:line-height="115%" fo:margin-top="0cm" fo:margin-right="2.54cm" style:writing-mode="lr-tb"/>
    </style:style>
    <style:style style:name="T261_1" style:family="text"/>
    <style:style style:name="P262" style:family="paragraph" style:parent-style-name="Standard">
      <style:paragraph-properties fo:break-before="auto" fo:line-height="115%" fo:margin-top="0cm" fo:margin-right="2.54cm" style:writing-mode="lr-tb"/>
    </style:style>
    <style:style style:name="T262_1" style:family="text"/>
    <style:style style:name="P263" style:family="paragraph" style:parent-style-name="Standard">
      <style:paragraph-properties fo:break-before="auto" fo:line-height="115%" fo:margin-top="0cm" fo:margin-bottom="0cm" style:writing-mode="lr-tb"/>
    </style:style>
    <style:style style:name="T263_1" style:family="text"/>
    <style:style style:name="P264" style:family="paragraph" style:parent-style-name="Standard">
      <style:paragraph-properties fo:break-before="auto" fo:line-height="115%" fo:margin-right="2.54cm" style:writing-mode="lr-tb"/>
    </style:style>
    <style:style style:name="P265" style:family="paragraph" style:parent-style-name="Standard">
      <style:paragraph-properties fo:break-before="page" fo:line-height="115%" style:writing-mode="lr-tb"/>
    </style:style>
    <style:style style:name="P266" style:family="paragraph" style:parent-style-name="Heading_20_2">
      <style:paragraph-properties fo:break-before="auto" fo:line-height="115%" fo:margin-right="2.54cm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T266_9" style:family="text"/>
    <style:style style:name="Table5" style:family="table">
      <style:table-properties table:align="left" style:width="23.495cm" fo:margin-left="0.176cm"/>
    </style:style>
    <style:style style:name="Column9" style:family="table-column">
      <style:table-column-properties style:column-width="11.8cm"/>
    </style:style>
    <style:style style:name="Column10" style:family="table-column">
      <style:table-column-properties style:column-width="11.695cm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7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8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2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0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9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2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0" style:family="paragraph" style:parent-style-name="Standard">
      <style:paragraph-properties fo:text-align="left" fo:break-before="auto" fo:line-height="100%" fo:margin-top="0cm" fo:margin-bottom="0cm" fo:margin-right="2.54cm" style:writing-mode="lr-tb"/>
    </style:style>
    <style:style style:name="T2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1" style:family="paragraph" style:parent-style-name="Standard">
      <style:paragraph-properties fo:text-align="left" fo:break-before="auto" fo:line-height="100%" fo:margin-top="0cm" fo:margin-right="2.54cm" style:writing-mode="lr-tb"/>
    </style:style>
    <style:style style:name="T271_1" style:family="text">
      <style:text-properties style:text-line-through-style="none" fo:font-style="normal" style:font-style-asian="normal" style:font-style-complex="normal" fo:color="#cc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2" style:family="paragraph" style:parent-style-name="Standard">
      <style:paragraph-properties fo:text-align="left" fo:break-before="auto" fo:line-height="100%" fo:margin-top="0cm" fo:margin-bottom="0cm" fo:margin-right="2.54cm" style:writing-mode="lr-tb"/>
    </style:style>
    <style:style style:name="T2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3" style:family="paragraph" style:parent-style-name="Heading_20_2">
      <style:paragraph-properties fo:break-before="auto" fo:line-height="115%" fo:margin-right="2.54cm" style:writing-mode="lr-tb"/>
    </style:style>
    <style:style style:name="P274" style:family="paragraph" style:parent-style-name="Heading_20_2">
      <style:paragraph-properties fo:break-before="page" fo:line-height="115%" fo:margin-right="2.54cm" style:writing-mode="lr-tb"/>
    </style:style>
    <style:style style:name="T274_1" style:family="text"/>
    <style:style style:name="T274_2" style:family="text"/>
    <style:style style:name="T274_3" style:family="text"/>
    <style:style style:name="P275" style:family="paragraph" style:parent-style-name="Standard">
      <style:paragraph-properties fo:break-before="auto" fo:line-height="115%" fo:margin-top="0cm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T275_6" style:family="text"/>
    <style:style style:name="T275_7" style:family="text"/>
    <style:style style:name="T275_8" style:family="text"/>
    <style:style style:name="T275_9" style:family="text"/>
    <style:style style:name="T275_10" style:family="text"/>
    <style:style style:name="P276" style:family="paragraph" style:parent-style-name="Standard">
      <style:paragraph-properties fo:break-before="auto" fo:line-height="115%" fo:margin-top="0cm" fo:margin-bottom="0cm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T276_6" style:family="text"/>
    <style:style style:name="T276_7" style:family="text"/>
    <style:style style:name="T276_8" style:family="text"/>
    <style:style style:name="T276_9" style:family="text"/>
    <style:style style:name="T276_10" style:family="text"/>
    <style:style style:name="T276_11" style:family="text"/>
    <style:style style:name="T276_12" style:family="text"/>
    <style:style style:name="T276_13" style:family="text"/>
    <style:style style:name="T276_14" style:family="text"/>
    <style:style style:name="T276_15" style:family="text"/>
    <style:style style:name="P277" style:family="paragraph" style:parent-style-name="Standard">
      <style:paragraph-properties fo:break-before="auto" fo:line-height="115%" style:writing-mode="lr-tb"/>
    </style:style>
    <style:style style:name="P278" style:family="paragraph" style:parent-style-name="Standard">
      <style:paragraph-properties fo:break-before="auto" fo:line-height="115%" style:writing-mode="lr-tb"/>
    </style:style>
    <style:style style:name="T278_1" style:family="text">
      <style:text-properties fo:font-weight="bold" style:font-weight-asian="bold" style:font-weight-complex="bold"/>
    </style:style>
    <style:style style:name="P279" style:family="paragraph" style:parent-style-name="Standard">
      <style:paragraph-properties fo:break-before="auto" fo:line-height="115%" fo:margin-top="0cm" fo:margin-right="2.54cm" style:writing-mode="lr-tb"/>
    </style:style>
    <style:style style:name="T279_1" style:family="text">
      <style:text-properties fo:color="#a61c00"/>
    </style:style>
    <style:style style:name="T279_2" style:family="text">
      <style:text-properties fo:color="#a61c00"/>
    </style:style>
    <style:style style:name="T279_3" style:family="text">
      <style:text-properties fo:color="#a61c00"/>
    </style:style>
    <style:style style:name="T279_4" style:family="text">
      <style:text-properties fo:color="#a61c00"/>
    </style:style>
    <style:style style:name="T279_5" style:family="text">
      <style:text-properties fo:color="#a61c00"/>
    </style:style>
    <style:style style:name="T279_6" style:family="text">
      <style:text-properties fo:color="#a61c00"/>
    </style:style>
    <style:style style:name="T279_7" style:family="text">
      <style:text-properties fo:color="#a61c00"/>
    </style:style>
    <style:style style:name="T279_8" style:family="text">
      <style:text-properties fo:color="#a61c00"/>
    </style:style>
    <style:style style:name="T279_9" style:family="text">
      <style:text-properties fo:color="#a61c00"/>
    </style:style>
    <style:style style:name="T279_10" style:family="text">
      <style:text-properties fo:color="#a61c00"/>
    </style:style>
    <style:style style:name="T279_11" style:family="text">
      <style:text-properties fo:color="#a61c00"/>
    </style:style>
    <style:style style:name="T279_12" style:family="text">
      <style:text-properties fo:color="#a61c00"/>
    </style:style>
    <style:style style:name="T279_13" style:family="text">
      <style:text-properties fo:color="#a61c00"/>
    </style:style>
    <style:style style:name="P280" style:family="paragraph" style:parent-style-name="Standard">
      <style:paragraph-properties fo:break-before="auto" fo:line-height="115%" fo:margin-top="0cm" fo:margin-right="2.54cm" style:writing-mode="lr-tb"/>
    </style:style>
    <style:style style:name="T280_1" style:family="text">
      <style:text-properties fo:color="#a61c00"/>
    </style:style>
    <style:style style:name="T280_2" style:family="text">
      <style:text-properties fo:color="#a61c00"/>
    </style:style>
    <style:style style:name="T280_3" style:family="text">
      <style:text-properties fo:color="#a61c00"/>
    </style:style>
    <style:style style:name="T280_4" style:family="text">
      <style:text-properties fo:color="#a61c00"/>
    </style:style>
    <style:style style:name="T280_5" style:family="text">
      <style:text-properties fo:color="#a61c00"/>
    </style:style>
    <style:style style:name="T280_6" style:family="text">
      <style:text-properties fo:color="#a61c00"/>
    </style:style>
    <style:style style:name="T280_7" style:family="text">
      <style:text-properties fo:color="#a61c00"/>
    </style:style>
    <style:style style:name="T280_8" style:family="text">
      <style:text-properties fo:color="#a61c00"/>
    </style:style>
    <style:style style:name="T280_9" style:family="text">
      <style:text-properties fo:color="#a61c00"/>
    </style:style>
    <style:style style:name="T280_10" style:family="text">
      <style:text-properties fo:color="#a61c00"/>
    </style:style>
    <style:style style:name="T280_11" style:family="text">
      <style:text-properties fo:color="#a61c00"/>
    </style:style>
    <style:style style:name="T280_12" style:family="text">
      <style:text-properties fo:color="#a61c00"/>
    </style:style>
    <style:style style:name="T280_13" style:family="text">
      <style:text-properties fo:color="#a61c00"/>
    </style:style>
    <style:style style:name="T280_14" style:family="text">
      <style:text-properties fo:color="#a61c00"/>
    </style:style>
    <style:style style:name="T280_15" style:family="text">
      <style:text-properties fo:color="#a61c00"/>
    </style:style>
    <style:style style:name="P281" style:family="paragraph" style:parent-style-name="Standard">
      <style:paragraph-properties fo:break-before="auto" fo:line-height="115%" fo:margin-top="0cm" fo:margin-right="2.54cm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T281_9" style:family="text"/>
    <style:style style:name="T281_10" style:family="text"/>
    <style:style style:name="P282" style:family="paragraph" style:parent-style-name="Standard">
      <style:paragraph-properties fo:break-before="auto" fo:line-height="115%" fo:margin-top="0cm" fo:margin-right="2.54cm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T282_8" style:family="text"/>
    <style:style style:name="T282_9" style:family="text"/>
    <style:style style:name="T282_10" style:family="text"/>
    <style:style style:name="T282_11" style:family="text"/>
    <style:style style:name="T282_12" style:family="text"/>
    <style:style style:name="T282_13" style:family="text"/>
    <style:style style:name="T282_14" style:family="text"/>
    <style:style style:name="T282_15" style:family="text"/>
    <style:style style:name="T282_16" style:family="text"/>
    <style:style style:name="T282_17" style:family="text"/>
    <style:style style:name="T282_18" style:family="text"/>
    <style:style style:name="T282_19" style:family="text"/>
    <style:style style:name="T282_20" style:family="text"/>
    <style:style style:name="T282_21" style:family="text"/>
    <style:style style:name="T282_22" style:family="text"/>
    <style:style style:name="T282_23" style:family="text"/>
    <style:style style:name="T282_24" style:family="text"/>
    <style:style style:name="T282_25" style:family="text"/>
    <style:style style:name="T282_26" style:family="text"/>
    <style:style style:name="T282_27" style:family="text"/>
    <style:style style:name="T282_28" style:family="text"/>
    <style:style style:name="T282_29" style:family="text"/>
    <style:style style:name="T282_30" style:family="text"/>
    <style:style style:name="T282_31" style:family="text"/>
    <style:style style:name="P283" style:family="paragraph" style:parent-style-name="Standard">
      <style:paragraph-properties fo:break-before="auto" fo:line-height="115%" fo:margin-top="0cm" fo:margin-right="2.54cm" style:writing-mode="lr-tb"/>
    </style:style>
    <style:style style:name="T283_1" style:family="text"/>
    <style:style style:name="P284" style:family="paragraph" style:parent-style-name="Standard">
      <style:paragraph-properties fo:break-before="auto" fo:line-height="115%" fo:margin-top="0cm" fo:margin-right="2.54cm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T284_9" style:family="text"/>
    <style:style style:name="T284_10" style:family="text"/>
    <style:style style:name="T284_11" style:family="text"/>
    <style:style style:name="T284_12" style:family="text"/>
    <style:style style:name="T284_13" style:family="text"/>
    <style:style style:name="T284_14" style:family="text"/>
    <style:style style:name="T284_15" style:family="text"/>
    <style:style style:name="T284_16" style:family="text"/>
    <style:style style:name="T284_17" style:family="text"/>
    <style:style style:name="T284_18" style:family="text"/>
    <style:style style:name="T284_19" style:family="text"/>
    <style:style style:name="T284_20" style:family="text"/>
    <style:style style:name="T284_21" style:family="text"/>
    <style:style style:name="T284_22" style:family="text"/>
    <style:style style:name="T284_23" style:family="text"/>
    <style:style style:name="T284_24" style:family="text"/>
    <style:style style:name="T284_25" style:family="text"/>
    <style:style style:name="T284_26" style:family="text"/>
    <style:style style:name="T284_27" style:family="text"/>
    <style:style style:name="T284_28" style:family="text"/>
    <style:style style:name="T284_29" style:family="text"/>
    <style:style style:name="T284_30" style:family="text"/>
    <style:style style:name="T284_31" style:family="text"/>
    <style:style style:name="T284_32" style:family="text"/>
    <style:style style:name="T284_33" style:family="text"/>
    <style:style style:name="T284_34" style:family="text"/>
    <style:style style:name="P285" style:family="paragraph" style:parent-style-name="Standard">
      <style:paragraph-properties fo:break-before="auto" fo:line-height="115%" fo:margin-top="0cm" fo:margin-right="2.54cm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P286" style:family="paragraph" style:parent-style-name="Standard">
      <style:paragraph-properties fo:break-before="auto" fo:line-height="115%" fo:margin-top="0cm" fo:margin-right="2.54cm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T286_7" style:family="text"/>
    <style:style style:name="T286_8" style:family="text"/>
    <style:style style:name="T286_9" style:family="text"/>
    <style:style style:name="T286_10" style:family="text"/>
    <style:style style:name="T286_11" style:family="text"/>
    <style:style style:name="T286_12" style:family="text"/>
    <style:style style:name="T286_13" style:family="text"/>
    <style:style style:name="T286_14" style:family="text"/>
    <style:style style:name="T286_15" style:family="text"/>
    <style:style style:name="T286_16" style:family="text"/>
    <style:style style:name="T286_17" style:family="text"/>
    <style:style style:name="T286_18" style:family="text"/>
    <style:style style:name="T286_19" style:family="text"/>
    <style:style style:name="T286_20" style:family="text"/>
    <style:style style:name="T286_21" style:family="text"/>
    <style:style style:name="P287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T287_11" style:family="text"/>
    <style:style style:name="T287_12" style:family="text"/>
    <style:style style:name="T287_13" style:family="text"/>
    <style:style style:name="T287_14" style:family="text"/>
    <style:style style:name="T287_15" style:family="text"/>
    <style:style style:name="T287_16" style:family="text"/>
    <style:style style:name="T287_17" style:family="text"/>
    <style:style style:name="P288" style:family="paragraph" style:parent-style-name="Heading_20_2">
      <style:paragraph-properties fo:break-before="page" fo:line-height="115%" fo:margin-right="2.54cm" style:writing-mode="lr-tb"/>
    </style:style>
    <style:style style:name="T288_1" style:family="text"/>
    <style:style style:name="P289" style:family="paragraph" style:parent-style-name="Standard">
      <style:paragraph-properties fo:break-before="auto" fo:line-height="115%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T289_14" style:family="text"/>
    <style:style style:name="T289_15" style:family="text"/>
    <style:style style:name="T289_16" style:family="text"/>
    <style:style style:name="T289_17" style:family="text"/>
    <style:style style:name="T289_18" style:family="text"/>
    <style:style style:name="T289_19" style:family="text"/>
    <style:style style:name="T289_20" style:family="text"/>
    <style:style style:name="T289_21" style:family="text"/>
    <style:style style:name="T289_22" style:family="text"/>
    <style:style style:name="T289_23" style:family="text"/>
    <style:style style:name="T289_24" style:family="text"/>
    <style:style style:name="P290" style:family="paragraph" style:parent-style-name="Standard">
      <style:paragraph-properties fo:break-before="auto" fo:line-height="115%" style:writing-mode="lr-tb"/>
    </style:style>
    <style:style style:name="P291" style:family="paragraph" style:parent-style-name="Standard">
      <style:paragraph-properties fo:break-before="auto" fo:line-height="115%" fo:margin-top="0cm" style:writing-mode="lr-tb"/>
    </style:style>
    <style:style style:name="T291_1" style:family="text"/>
    <style:style style:name="P292" style:family="paragraph" style:parent-style-name="Standard">
      <style:paragraph-properties fo:break-before="auto" fo:line-height="115%" fo:margin-top="0cm" style:writing-mode="lr-tb"/>
    </style:style>
    <style:style style:name="T292_1" style:family="text"/>
    <style:style style:name="P293" style:family="paragraph" style:parent-style-name="Standard">
      <style:paragraph-properties fo:break-before="auto" fo:line-height="115%" fo:margin-top="0cm" style:writing-mode="lr-tb"/>
    </style:style>
    <style:style style:name="T293_1" style:family="text"/>
    <style:style style:name="P294" style:family="paragraph" style:parent-style-name="Standard">
      <style:paragraph-properties fo:break-before="auto" fo:line-height="115%" fo:margin-top="0cm" style:writing-mode="lr-tb"/>
    </style:style>
    <style:style style:name="T294_1" style:family="text"/>
    <style:style style:name="P295" style:family="paragraph" style:parent-style-name="Standard">
      <style:paragraph-properties fo:break-before="auto" fo:line-height="115%" fo:margin-top="0cm" style:writing-mode="lr-tb"/>
    </style:style>
    <style:style style:name="T295_1" style:family="text"/>
    <style:style style:name="P296" style:family="paragraph" style:parent-style-name="Standard">
      <style:paragraph-properties fo:break-before="auto" fo:line-height="115%" fo:margin-top="0cm" style:writing-mode="lr-tb"/>
    </style:style>
    <style:style style:name="T296_1" style:family="text"/>
    <style:style style:name="P297" style:family="paragraph" style:parent-style-name="Standard">
      <style:paragraph-properties fo:break-before="auto" fo:line-height="115%" fo:margin-top="0cm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T297_7" style:family="text"/>
    <style:style style:name="T297_8" style:family="text"/>
    <style:style style:name="T297_9" style:family="text"/>
    <style:style style:name="T297_10" style:family="text"/>
    <style:style style:name="T297_11" style:family="text"/>
    <style:style style:name="T297_12" style:family="text"/>
    <style:style style:name="T297_13" style:family="text"/>
    <style:style style:name="T297_14" style:family="text"/>
    <style:style style:name="T297_15" style:family="text"/>
    <style:style style:name="T297_16" style:family="text"/>
    <style:style style:name="T297_17" style:family="text"/>
    <style:style style:name="T297_18" style:family="text"/>
    <style:style style:name="T297_19" style:family="text"/>
    <style:style style:name="T297_20" style:family="text"/>
    <style:style style:name="T297_21" style:family="text"/>
    <style:style style:name="T297_22" style:family="text"/>
    <style:style style:name="T297_23" style:family="text"/>
    <style:style style:name="T297_24" style:family="text"/>
    <style:style style:name="T297_25" style:family="text"/>
    <style:style style:name="T297_26" style:family="text"/>
    <style:style style:name="T297_27" style:family="text"/>
    <style:style style:name="T297_28" style:family="text"/>
    <style:style style:name="T297_29" style:family="text"/>
    <style:style style:name="T297_30" style:family="text"/>
    <style:style style:name="P298" style:family="paragraph" style:parent-style-name="Standard">
      <style:paragraph-properties fo:break-before="auto" fo:line-height="115%" fo:margin-top="0cm" style:writing-mode="lr-tb"/>
    </style:style>
    <style:style style:name="T298_1" style:family="text"/>
    <style:style style:name="P299" style:family="paragraph" style:parent-style-name="Standard">
      <style:paragraph-properties fo:break-before="auto" fo:line-height="115%" fo:margin-top="0cm" style:writing-mode="lr-tb"/>
    </style:style>
    <style:style style:name="T299_1" style:family="text"/>
    <style:style style:name="P300" style:family="paragraph" style:parent-style-name="Standard">
      <style:paragraph-properties fo:break-before="auto" fo:line-height="115%" fo:margin-top="0cm" style:writing-mode="lr-tb"/>
    </style:style>
    <style:style style:name="T300_1" style:family="text"/>
    <style:style style:name="P301" style:family="paragraph" style:parent-style-name="Standard">
      <style:paragraph-properties fo:break-before="auto" fo:line-height="115%" fo:margin-top="0cm" style:writing-mode="lr-tb"/>
    </style:style>
    <style:style style:name="P302" style:family="paragraph" style:parent-style-name="Standard">
      <style:paragraph-properties fo:break-before="auto" fo:line-height="115%" fo:margin-top="0cm" style:writing-mode="lr-tb"/>
    </style:style>
    <style:style style:name="T302_1" style:family="text">
      <style:text-properties fo:font-weight="bold" style:font-weight-asian="bold" style:font-weight-complex="bold"/>
    </style:style>
    <style:style style:name="P303" style:family="paragraph" style:parent-style-name="Standard">
      <style:paragraph-properties fo:break-before="auto" fo:line-height="115%" fo:margin-top="0cm" fo:margin-right="2.54cm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T303_6" style:family="text"/>
    <style:style style:name="T303_7" style:family="text"/>
    <style:style style:name="T303_8" style:family="text"/>
    <style:style style:name="T303_9" style:family="text"/>
    <style:style style:name="T303_10" style:family="text"/>
    <style:style style:name="T303_11" style:family="text"/>
    <style:style style:name="T303_12" style:family="text"/>
    <style:style style:name="T303_13" style:family="text"/>
    <style:style style:name="T303_14" style:family="text"/>
    <style:style style:name="T303_15" style:family="text"/>
    <style:style style:name="T303_16" style:family="text"/>
    <style:style style:name="T303_17" style:family="text"/>
    <style:style style:name="T303_18" style:family="text"/>
    <style:style style:name="T303_19" style:family="text"/>
    <style:style style:name="T303_20" style:family="text"/>
    <style:style style:name="T303_21" style:family="text"/>
    <style:style style:name="T303_22" style:family="text"/>
    <style:style style:name="T303_23" style:family="text"/>
    <style:style style:name="T303_24" style:family="text"/>
    <style:style style:name="T303_25" style:family="text"/>
    <style:style style:name="T303_26" style:family="text"/>
    <style:style style:name="T303_27" style:family="text"/>
    <style:style style:name="T303_28" style:family="text"/>
    <style:style style:name="T303_29" style:family="text"/>
    <style:style style:name="T303_30" style:family="text"/>
    <style:style style:name="T303_31" style:family="text"/>
    <style:style style:name="T303_32" style:family="text"/>
    <style:style style:name="T303_33" style:family="text"/>
    <style:style style:name="T303_34" style:family="text"/>
    <style:style style:name="T303_35" style:family="text"/>
    <style:style style:name="P304" style:family="paragraph" style:parent-style-name="Standard">
      <style:paragraph-properties fo:break-before="auto" fo:line-height="115%" fo:margin-top="0cm" style:writing-mode="lr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/>
    <style:style style:name="T304_6" style:family="text"/>
    <style:style style:name="T304_7" style:family="text"/>
    <style:style style:name="P305" style:family="paragraph" style:parent-style-name="Standard">
      <style:paragraph-properties fo:break-before="auto" fo:line-height="115%" fo:margin-top="0cm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T305_7" style:family="text"/>
    <style:style style:name="T305_8" style:family="text"/>
    <style:style style:name="T305_9" style:family="text"/>
    <style:style style:name="T305_10" style:family="text"/>
    <style:style style:name="T305_11" style:family="text"/>
    <style:style style:name="P306" style:family="paragraph" style:parent-style-name="Standard">
      <style:paragraph-properties fo:break-before="auto" fo:line-height="115%" fo:margin-top="0cm" style:writing-mode="lr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P307" style:family="paragraph" style:parent-style-name="Standard">
      <style:paragraph-properties fo:break-before="auto" fo:line-height="115%" fo:margin-top="0cm" style:writing-mode="lr-tb"/>
    </style:style>
    <style:style style:name="T307_1" style:family="text"/>
    <style:style style:name="T307_2" style:family="text"/>
    <style:style style:name="T307_3" style:family="text"/>
    <style:style style:name="T307_4" style:family="text"/>
    <style:style style:name="T307_5" style:family="text"/>
    <style:style style:name="T307_6" style:family="text"/>
    <style:style style:name="P308" style:family="paragraph" style:parent-style-name="Standard">
      <style:paragraph-properties fo:break-before="auto" fo:line-height="115%" fo:margin-top="0cm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P309" style:family="paragraph" style:parent-style-name="Standard">
      <style:paragraph-properties fo:break-before="auto" fo:line-height="115%" fo:margin-top="0cm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P310" style:family="paragraph" style:parent-style-name="Standard">
      <style:paragraph-properties fo:break-before="auto" fo:line-height="115%" fo:margin-top="0cm" style:writing-mode="lr-tb"/>
    </style:style>
    <style:style style:name="T310_1" style:family="text"/>
    <style:style style:name="P311" style:family="paragraph" style:parent-style-name="Standard">
      <style:paragraph-properties fo:break-before="auto" fo:line-height="115%" fo:margin-top="0cm" style:writing-mode="lr-tb"/>
    </style:style>
    <style:style style:name="T311_1" style:family="text"/>
    <style:style style:name="P312" style:family="paragraph" style:parent-style-name="Standard">
      <style:paragraph-properties fo:break-before="auto" fo:line-height="115%" fo:margin-top="0cm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P313" style:family="paragraph" style:parent-style-name="Heading_20_1">
      <style:paragraph-properties fo:break-before="page" fo:line-height="115%" fo:margin-top="0.847cm" fo:margin-bottom="0.212cm" fo:margin-right="2.54cm" style:writing-mode="lr-tb"/>
    </style:style>
    <style:style style:name="T313_1" style:family="text"/>
    <style:style style:name="P314" style:family="paragraph" style:parent-style-name="Standard">
      <style:paragraph-properties fo:break-before="auto" fo:line-height="115%" fo:margin-right="2.54cm" style:writing-mode="lr-tb"/>
    </style:style>
    <style:style style:name="T314_1" style:family="text"/>
    <style:style style:name="T314_2" style:family="text"/>
    <style:style style:name="T314_3" style:family="text">
      <style:text-properties fo:font-weight="bold" style:font-weight-asian="bold" style:font-weight-complex="bold"/>
    </style:style>
    <style:style style:name="T314_4" style:family="text">
      <style:text-properties fo:font-weight="bold" style:font-weight-asian="bold" style:font-weight-complex="bold"/>
    </style:style>
    <style:style style:name="T314_5" style:family="text"/>
    <style:style style:name="T314_6" style:family="text"/>
    <style:style style:name="T314_7" style:family="text"/>
    <style:style style:name="T314_8" style:family="text"/>
    <style:style style:name="T314_9" style:family="text"/>
    <style:style style:name="T314_10" style:family="text"/>
    <style:style style:name="T314_11" style:family="text"/>
    <style:style style:name="T314_12" style:family="text"/>
    <style:style style:name="T314_13" style:family="text"/>
    <style:style style:name="T314_14" style:family="text"/>
    <style:style style:name="T314_15" style:family="text"/>
    <style:style style:name="T314_16" style:family="text"/>
    <style:style style:name="T314_17" style:family="text"/>
    <style:style style:name="T314_18" style:family="text"/>
    <style:style style:name="T314_19" style:family="text"/>
    <style:style style:name="T314_20" style:family="text"/>
    <style:style style:name="T314_21" style:family="text"/>
    <style:style style:name="T314_22" style:family="text"/>
    <style:style style:name="T314_23" style:family="text"/>
    <style:style style:name="T314_24" style:family="text"/>
    <style:style style:name="T314_25" style:family="text"/>
    <style:style style:name="T314_26" style:family="text"/>
    <style:style style:name="T314_27" style:family="text"/>
    <style:style style:name="T314_28" style:family="text"/>
    <style:style style:name="T314_29" style:family="text"/>
    <style:style style:name="T314_30" style:family="text"/>
    <style:style style:name="T314_31" style:family="text"/>
    <style:style style:name="T314_32" style:family="text"/>
    <style:style style:name="T314_33" style:family="text"/>
    <style:style style:name="T314_34" style:family="text"/>
    <style:style style:name="T314_35" style:family="text"/>
    <style:style style:name="T314_36" style:family="text"/>
    <style:style style:name="T314_37" style:family="text"/>
    <style:style style:name="T314_38" style:family="text"/>
    <style:style style:name="T314_39" style:family="text"/>
    <style:style style:name="T314_40" style:family="text"/>
    <style:style style:name="T314_41" style:family="text"/>
    <style:style style:name="T314_42" style:family="text"/>
    <style:style style:name="T314_43" style:family="text"/>
    <style:style style:name="T314_44" style:family="text"/>
    <style:style style:name="T314_45" style:family="text"/>
    <style:style style:name="T314_46" style:family="text"/>
    <style:style style:name="T314_47" style:family="text"/>
    <style:style style:name="T314_48" style:family="text"/>
    <style:style style:name="T314_49" style:family="text"/>
    <style:style style:name="T314_50" style:family="text"/>
    <style:style style:name="T314_51" style:family="text"/>
    <style:style style:name="T314_52" style:family="text"/>
    <style:style style:name="T314_53" style:family="text"/>
    <style:style style:name="T314_54" style:family="text"/>
    <style:style style:name="T314_55" style:family="text"/>
    <style:style style:name="T314_56" style:family="text"/>
    <style:style style:name="T314_57" style:family="text"/>
    <style:style style:name="T314_58" style:family="text"/>
    <style:style style:name="T314_59" style:family="text"/>
    <style:style style:name="T314_60" style:family="text"/>
    <style:style style:name="T314_61" style:family="text"/>
    <style:style style:name="T314_62" style:family="text"/>
    <style:style style:name="T314_63" style:family="text"/>
    <style:style style:name="T314_64" style:family="text"/>
    <style:style style:name="T314_65" style:family="text"/>
    <style:style style:name="T314_66" style:family="text"/>
    <style:style style:name="T314_67" style:family="text"/>
    <style:style style:name="T314_68" style:family="text"/>
    <style:style style:name="T314_69" style:family="text"/>
    <style:style style:name="T314_70" style:family="text"/>
    <style:style style:name="T314_71" style:family="text"/>
    <style:style style:name="T314_72" style:family="text"/>
    <style:style style:name="T314_73" style:family="text"/>
    <style:style style:name="T314_74" style:family="text"/>
    <style:style style:name="T314_75" style:family="text"/>
    <style:style style:name="T314_76" style:family="text"/>
    <style:style style:name="T314_77" style:family="text"/>
    <style:style style:name="T314_78" style:family="text"/>
    <style:style style:name="T314_79" style:family="text"/>
    <style:style style:name="T314_80" style:family="text"/>
    <style:style style:name="T314_81" style:family="text"/>
    <style:style style:name="T314_82" style:family="text"/>
    <style:style style:name="T314_83" style:family="text"/>
    <style:style style:name="T314_84" style:family="text"/>
    <style:style style:name="T314_85" style:family="text"/>
    <style:style style:name="T314_86" style:family="text"/>
    <style:style style:name="P315" style:family="paragraph" style:parent-style-name="Standard">
      <style:paragraph-properties fo:break-before="auto" fo:line-height="115%" fo:margin-top="0cm" fo:margin-right="2.54cm" style:writing-mode="lr-tb"/>
    </style:style>
    <style:style style:name="T315_1" style:family="text"/>
    <style:style style:name="T315_2" style:family="text"/>
    <style:style style:name="T315_3" style:family="text"/>
    <style:style style:name="T315_4" style:family="text"/>
    <style:style style:name="T315_5" style:family="text"/>
    <style:style style:name="T315_6" style:family="text"/>
    <style:style style:name="T315_7" style:family="text"/>
    <style:style style:name="T315_8" style:family="text"/>
    <style:style style:name="T315_9" style:family="text"/>
    <style:style style:name="T315_10" style:family="text"/>
    <style:style style:name="T315_11" style:family="text"/>
    <style:style style:name="T315_12" style:family="text"/>
    <style:style style:name="T315_13" style:family="text"/>
    <style:style style:name="P316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T316_7" style:family="text"/>
    <style:style style:name="T316_8" style:family="text"/>
    <style:style style:name="T316_9" style:family="text"/>
    <style:style style:name="T316_10" style:family="text"/>
    <style:style style:name="T316_11" style:family="text"/>
    <style:style style:name="T316_12" style:family="text"/>
    <style:style style:name="T316_13" style:family="text"/>
    <style:style style:name="T316_14" style:family="text"/>
    <style:style style:name="T316_15" style:family="text"/>
    <style:style style:name="T316_16" style:family="text"/>
    <style:style style:name="T316_17" style:family="text"/>
    <style:style style:name="T316_18" style:family="text"/>
    <style:style style:name="T316_19" style:family="text"/>
    <style:style style:name="T316_20" style:family="text"/>
    <style:style style:name="T316_21" style:family="text"/>
    <style:style style:name="T316_22" style:family="text"/>
    <style:style style:name="T316_23" style:family="text"/>
    <style:style style:name="T316_24" style:family="text"/>
    <style:style style:name="T316_25" style:family="text"/>
    <style:style style:name="T316_26" style:family="text"/>
    <style:style style:name="T316_27" style:family="text"/>
    <style:style style:name="T316_28" style:family="text"/>
    <style:style style:name="T316_29" style:family="text"/>
    <style:style style:name="T316_30" style:family="text"/>
    <style:style style:name="T316_31" style:family="text"/>
    <style:style style:name="T316_32" style:family="text"/>
    <style:style style:name="T316_33" style:family="text"/>
    <style:style style:name="T316_34" style:family="text"/>
    <style:style style:name="T316_35" style:family="text"/>
    <style:style style:name="T316_36" style:family="text"/>
    <style:style style:name="P317" style:family="paragraph" style:parent-style-name="Standard">
      <style:paragraph-properties fo:break-before="page" fo:line-height="115%" fo:margin-right="2.54cm" style:writing-mode="lr-tb"/>
    </style:style>
    <style:style style:name="P318" style:family="paragraph" style:parent-style-name="Heading_20_2">
      <style:paragraph-properties fo:break-before="auto" fo:line-height="115%" fo:margin-top="0.635cm" fo:margin-bottom="0.141cm" fo:margin-right="2.54cm" style:writing-mode="lr-tb"/>
    </style:style>
    <style:style style:name="T318_1" style:family="text"/>
    <style:style style:name="T318_2" style:family="text"/>
    <style:style style:name="T318_3" style:family="text"/>
    <style:style style:name="P319" style:family="paragraph" style:parent-style-name="Standard">
      <style:paragraph-properties fo:break-before="auto" fo:line-height="115%" fo:margin-right="2.54cm" style:writing-mode="lr-tb"/>
    </style:style>
    <style:style style:name="T319_1" style:family="text">
      <style:text-properties fo:font-weight="bold" style:font-weight-asian="bold" style:font-weight-complex="bold"/>
    </style:style>
    <style:style style:name="P320" style:family="paragraph" style:parent-style-name="Standard">
      <style:paragraph-properties fo:break-before="auto" fo:line-height="115%" fo:margin-top="0cm" fo:margin-right="2.54cm" style:writing-mode="lr-tb"/>
    </style:style>
    <style:style style:name="T320_1" style:family="text"/>
    <style:style style:name="T320_2" style:family="text"/>
    <style:style style:name="T320_3" style:family="text"/>
    <style:style style:name="T320_4" style:family="text"/>
    <style:style style:name="T320_5" style:family="text"/>
    <style:style style:name="T320_6" style:family="text"/>
    <style:style style:name="T320_7" style:family="text"/>
    <style:style style:name="T320_8" style:family="text"/>
    <style:style style:name="T320_9" style:family="text"/>
    <style:style style:name="T320_10" style:family="text"/>
    <style:style style:name="T320_11" style:family="text"/>
    <style:style style:name="T320_12" style:family="text"/>
    <style:style style:name="T320_13" style:family="text"/>
    <style:style style:name="T320_14" style:family="text"/>
    <style:style style:name="T320_15" style:family="text"/>
    <style:style style:name="T320_16" style:family="text"/>
    <style:style style:name="T320_17" style:family="text"/>
    <style:style style:name="T320_18" style:family="text"/>
    <style:style style:name="T320_19" style:family="text"/>
    <style:style style:name="P321" style:family="paragraph" style:parent-style-name="Standard">
      <style:paragraph-properties fo:break-before="auto" fo:line-height="115%" fo:margin-top="0cm" fo:margin-right="2.54cm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T321_6" style:family="text"/>
    <style:style style:name="T321_7" style:family="text"/>
    <style:style style:name="T321_8" style:family="text"/>
    <style:style style:name="T321_9" style:family="text"/>
    <style:style style:name="T321_10" style:family="text"/>
    <style:style style:name="T321_11" style:family="text"/>
    <style:style style:name="T321_12" style:family="text"/>
    <style:style style:name="T321_13" style:family="text"/>
    <style:style style:name="T321_14" style:family="text"/>
    <style:style style:name="T321_15" style:family="text"/>
    <style:style style:name="T321_16" style:family="text"/>
    <style:style style:name="T321_17" style:family="text"/>
    <style:style style:name="T321_18" style:family="text"/>
    <style:style style:name="P322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T322_6" style:family="text"/>
    <style:style style:name="T322_7" style:family="text"/>
    <style:style style:name="T322_8" style:family="text"/>
    <style:style style:name="T322_9" style:family="text"/>
    <style:style style:name="T322_10" style:family="text"/>
    <style:style style:name="T322_11" style:family="text"/>
    <style:style style:name="T322_12" style:family="text"/>
    <style:style style:name="T322_13" style:family="text"/>
    <style:style style:name="T322_14" style:family="text"/>
    <style:style style:name="T322_15" style:family="text"/>
    <style:style style:name="T322_16" style:family="text"/>
    <style:style style:name="T322_17" style:family="text"/>
    <style:style style:name="T322_18" style:family="text"/>
    <style:style style:name="T322_19" style:family="text"/>
    <style:style style:name="T322_20" style:family="text"/>
    <style:style style:name="T322_21" style:family="text"/>
    <style:style style:name="T322_22" style:family="text"/>
    <style:style style:name="T322_23" style:family="text"/>
    <style:style style:name="T322_24" style:family="text"/>
    <style:style style:name="T322_25" style:family="text"/>
    <style:style style:name="T322_26" style:family="text"/>
    <style:style style:name="T322_27" style:family="text"/>
    <style:style style:name="T322_28" style:family="text"/>
    <style:style style:name="T322_29" style:family="text"/>
    <style:style style:name="T322_30" style:family="text"/>
    <style:style style:name="T322_31" style:family="text"/>
    <style:style style:name="T322_32" style:family="text"/>
    <style:style style:name="T322_33" style:family="text"/>
    <style:style style:name="T322_34" style:family="text"/>
    <style:style style:name="T322_35" style:family="text"/>
    <style:style style:name="T322_36" style:family="text"/>
    <style:style style:name="T322_37" style:family="text"/>
    <style:style style:name="T322_38" style:family="text"/>
    <style:style style:name="T322_39" style:family="text"/>
    <style:style style:name="P323" style:family="paragraph" style:parent-style-name="Standard">
      <style:paragraph-properties fo:break-before="auto" fo:line-height="115%" fo:margin-right="2.54cm" style:writing-mode="lr-tb"/>
    </style:style>
    <style:style style:name="P324" style:family="paragraph" style:parent-style-name="Heading_20_2">
      <style:paragraph-properties fo:break-before="page" fo:line-height="115%" fo:margin-right="2.54cm" style:writing-mode="lr-tb"/>
    </style:style>
    <style:style style:name="T324_1" style:family="text"/>
    <style:style style:name="T324_2" style:family="text"/>
    <style:style style:name="T324_3" style:family="text"/>
    <style:style style:name="P325" style:family="paragraph" style:parent-style-name="Standard">
      <style:paragraph-properties fo:break-before="auto" fo:line-height="115%" fo:margin-top="0cm" style:writing-mode="lr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T325_5" style:family="text"/>
    <style:style style:name="T325_6" style:family="text"/>
    <style:style style:name="T325_7" style:family="text"/>
    <style:style style:name="T325_8" style:family="text"/>
    <style:style style:name="T325_9" style:family="text"/>
    <style:style style:name="T325_10" style:family="text"/>
    <style:style style:name="T325_11" style:family="text"/>
    <style:style style:name="P326" style:family="paragraph" style:parent-style-name="Standard">
      <style:paragraph-properties fo:break-before="auto" fo:line-height="115%" fo:margin-top="0cm" style:writing-mode="lr-tb"/>
    </style:style>
    <style:style style:name="T326_1" style:family="text"/>
    <style:style style:name="T326_2" style:family="text"/>
    <style:style style:name="T326_3" style:family="text"/>
    <style:style style:name="P327" style:family="paragraph" style:parent-style-name="Standard">
      <style:paragraph-properties fo:break-before="auto" fo:line-height="115%" fo:margin-top="0cm" style:writing-mode="lr-tb"/>
    </style:style>
    <style:style style:name="T327_1" style:family="text"/>
    <style:style style:name="T327_2" style:family="text"/>
    <style:style style:name="T327_3" style:family="text"/>
    <style:style style:name="T327_4" style:family="text"/>
    <style:style style:name="T327_5" style:family="text"/>
    <style:style style:name="T327_6" style:family="text"/>
    <style:style style:name="T327_7" style:family="text"/>
    <style:style style:name="T327_8" style:family="text"/>
    <style:style style:name="T327_9" style:family="text"/>
    <style:style style:name="T327_10" style:family="text"/>
    <style:style style:name="T327_11" style:family="text"/>
    <style:style style:name="T327_12" style:family="text"/>
    <style:style style:name="P328" style:family="paragraph" style:parent-style-name="Standard">
      <style:paragraph-properties fo:break-before="auto" fo:line-height="115%" fo:margin-top="0cm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P329" style:family="paragraph" style:parent-style-name="Standard">
      <style:paragraph-properties fo:break-before="auto" fo:line-height="115%" fo:margin-top="0cm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T329_8" style:family="text"/>
    <style:style style:name="T329_9" style:family="text"/>
    <style:style style:name="T329_10" style:family="text"/>
    <style:style style:name="P330" style:family="paragraph" style:parent-style-name="Standard">
      <style:paragraph-properties fo:break-before="auto" fo:line-height="115%" fo:margin-top="0cm" style:writing-mode="lr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T330_5" style:family="text"/>
    <style:style style:name="T330_6" style:family="text"/>
    <style:style style:name="T330_7" style:family="text"/>
    <style:style style:name="P331" style:family="paragraph" style:parent-style-name="Standard">
      <style:paragraph-properties fo:break-before="auto" fo:line-height="115%" fo:margin-top="0cm" style:writing-mode="lr-tb"/>
    </style:style>
    <style:style style:name="T331_1" style:family="text"/>
    <style:style style:name="T331_2" style:family="text"/>
    <style:style style:name="T331_3" style:family="text"/>
    <style:style style:name="T331_4" style:family="text"/>
    <style:style style:name="T331_5" style:family="text"/>
    <style:style style:name="T331_6" style:family="text"/>
    <style:style style:name="T331_7" style:family="text"/>
    <style:style style:name="T331_8" style:family="text"/>
    <style:style style:name="T331_9" style:family="text"/>
    <style:style style:name="P332" style:family="paragraph" style:parent-style-name="Standard">
      <style:paragraph-properties fo:break-before="auto" fo:line-height="115%" fo:margin-top="0cm" style:writing-mode="lr-tb"/>
    </style:style>
    <style:style style:name="T332_1" style:family="text"/>
    <style:style style:name="T332_2" style:family="text"/>
    <style:style style:name="T332_3" style:family="text"/>
    <style:style style:name="T332_4" style:family="text"/>
    <style:style style:name="T332_5" style:family="text"/>
    <style:style style:name="T332_6" style:family="text"/>
    <style:style style:name="T332_7" style:family="text"/>
    <style:style style:name="T332_8" style:family="text"/>
    <style:style style:name="T332_9" style:family="text"/>
    <style:style style:name="T332_10" style:family="text"/>
    <style:style style:name="T332_11" style:family="text"/>
    <style:style style:name="T332_12" style:family="text"/>
    <style:style style:name="T332_13" style:family="text"/>
    <style:style style:name="T332_14" style:family="text"/>
    <style:style style:name="T332_15" style:family="text"/>
    <style:style style:name="T332_16" style:family="text"/>
    <style:style style:name="T332_17" style:family="text"/>
    <style:style style:name="T332_18" style:family="text"/>
    <style:style style:name="T332_19" style:family="text"/>
    <style:style style:name="P333" style:family="paragraph" style:parent-style-name="Standard">
      <style:paragraph-properties fo:break-before="auto" fo:line-height="115%" fo:margin-top="0cm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/>
    <style:style style:name="T333_6" style:family="text"/>
    <style:style style:name="T333_7" style:family="text"/>
    <style:style style:name="T333_8" style:family="text"/>
    <style:style style:name="T333_9" style:family="text"/>
    <style:style style:name="T333_10" style:family="text"/>
    <style:style style:name="T333_11" style:family="text"/>
    <style:style style:name="P334" style:family="paragraph" style:parent-style-name="Standard">
      <style:paragraph-properties fo:break-before="auto" fo:line-height="115%" fo:margin-top="0cm" style:writing-mode="lr-tb"/>
    </style:style>
    <style:style style:name="T334_1" style:family="text"/>
    <style:style style:name="T334_2" style:family="text"/>
    <style:style style:name="T334_3" style:family="text"/>
    <style:style style:name="P335" style:family="paragraph" style:parent-style-name="Standard">
      <style:paragraph-properties fo:break-before="auto" fo:line-height="115%" fo:margin-top="0cm" style:writing-mode="lr-tb"/>
    </style:style>
    <style:style style:name="T335_1" style:family="text"/>
    <style:style style:name="T335_2" style:family="text"/>
    <style:style style:name="T335_3" style:family="text"/>
    <style:style style:name="T335_4" style:family="text"/>
    <style:style style:name="T335_5" style:family="text"/>
    <style:style style:name="P336" style:family="paragraph" style:parent-style-name="Standard">
      <style:paragraph-properties fo:break-before="auto" fo:line-height="115%" fo:margin-top="0cm" style:writing-mode="lr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T336_7" style:family="text"/>
    <style:style style:name="T336_8" style:family="text"/>
    <style:style style:name="T336_9" style:family="text"/>
    <style:style style:name="T336_10" style:family="text"/>
    <style:style style:name="T336_11" style:family="text"/>
    <style:style style:name="T336_12" style:family="text"/>
    <style:style style:name="P337" style:family="paragraph" style:parent-style-name="Standard">
      <style:paragraph-properties fo:break-before="auto" fo:line-height="115%" fo:margin-top="0cm" fo:margin-bottom="0cm" style:writing-mode="lr-tb"/>
    </style:style>
    <style:style style:name="T337_1" style:family="text"/>
    <style:style style:name="P338" style:family="paragraph" style:parent-style-name="Standard">
      <style:paragraph-properties fo:break-before="auto" fo:line-height="115%" style:writing-mode="lr-tb"/>
    </style:style>
    <style:style style:name="P339" style:family="paragraph" style:parent-style-name="Standard">
      <style:paragraph-properties fo:break-before="auto" fo:line-height="115%" style:writing-mode="lr-tb"/>
    </style:style>
    <style:style style:name="T339_1" style:family="text">
      <style:text-properties fo:font-weight="bold" style:font-weight-asian="bold" style:font-weight-complex="bold"/>
    </style:style>
    <style:style style:name="P340" style:family="paragraph" style:parent-style-name="Standard">
      <style:paragraph-properties fo:break-before="auto" fo:line-height="115%" fo:margin-top="0cm" fo:margin-right="2.54cm" style:writing-mode="lr-tb"/>
    </style:style>
    <style:style style:name="T340_1" style:family="text"/>
    <style:style style:name="T340_2" style:family="text"/>
    <style:style style:name="T340_3" style:family="text"/>
    <style:style style:name="T340_4" style:family="text"/>
    <style:style style:name="T340_5" style:family="text"/>
    <style:style style:name="T340_6" style:family="text"/>
    <style:style style:name="T340_7" style:family="text"/>
    <style:style style:name="T340_8" style:family="text"/>
    <style:style style:name="T340_9" style:family="text"/>
    <style:style style:name="T340_10" style:family="text"/>
    <style:style style:name="T340_11" style:family="text"/>
    <style:style style:name="P341" style:family="paragraph" style:parent-style-name="Standard">
      <style:paragraph-properties fo:break-before="auto" fo:line-height="115%" fo:margin-top="0cm" fo:margin-right="2.54cm" style:writing-mode="lr-tb"/>
    </style:style>
    <style:style style:name="T341_1" style:family="text"/>
    <style:style style:name="T341_2" style:family="text"/>
    <style:style style:name="T341_3" style:family="text"/>
    <style:style style:name="T341_4" style:family="text"/>
    <style:style style:name="T341_5" style:family="text"/>
    <style:style style:name="T341_6" style:family="text"/>
    <style:style style:name="T341_7" style:family="text"/>
    <style:style style:name="T341_8" style:family="text"/>
    <style:style style:name="T341_9" style:family="text"/>
    <style:style style:name="T341_10" style:family="text"/>
    <style:style style:name="T341_11" style:family="text"/>
    <style:style style:name="T341_12" style:family="text"/>
    <style:style style:name="T341_13" style:family="text"/>
    <style:style style:name="T341_14" style:family="text"/>
    <style:style style:name="T341_15" style:family="text"/>
    <style:style style:name="T341_16" style:family="text"/>
    <style:style style:name="T341_17" style:family="text"/>
    <style:style style:name="T341_18" style:family="text"/>
    <style:style style:name="T341_19" style:family="text"/>
    <style:style style:name="T341_20" style:family="text"/>
    <style:style style:name="T341_21" style:family="text"/>
    <style:style style:name="T341_22" style:family="text"/>
    <style:style style:name="T341_23" style:family="text"/>
    <style:style style:name="T341_24" style:family="text"/>
    <style:style style:name="T341_25" style:family="text"/>
    <style:style style:name="T341_26" style:family="text"/>
    <style:style style:name="T341_27" style:family="text"/>
    <style:style style:name="T341_28" style:family="text"/>
    <style:style style:name="T341_29" style:family="text"/>
    <style:style style:name="T341_30" style:family="text"/>
    <style:style style:name="T341_31" style:family="text"/>
    <style:style style:name="P342" style:family="paragraph" style:parent-style-name="Standard">
      <style:paragraph-properties fo:break-before="auto" fo:line-height="115%" fo:margin-top="0cm" fo:margin-right="2.54cm" style:writing-mode="lr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/>
    <style:style style:name="T342_6" style:family="text"/>
    <style:style style:name="T342_7" style:family="text"/>
    <style:style style:name="T342_8" style:family="text"/>
    <style:style style:name="T342_9" style:family="text"/>
    <style:style style:name="P343" style:family="paragraph" style:parent-style-name="Standard">
      <style:paragraph-properties fo:break-before="auto" fo:line-height="115%" fo:margin-top="0cm" fo:margin-right="2.54cm" style:writing-mode="lr-tb"/>
    </style:style>
    <style:style style:name="T343_1" style:family="text"/>
    <style:style style:name="T343_2" style:family="text"/>
    <style:style style:name="T343_3" style:family="text"/>
    <style:style style:name="T343_4" style:family="text"/>
    <style:style style:name="T343_5" style:family="text"/>
    <style:style style:name="T343_6" style:family="text"/>
    <style:style style:name="T343_7" style:family="text"/>
    <style:style style:name="T343_8" style:family="text"/>
    <style:style style:name="P344" style:family="paragraph" style:parent-style-name="Standard">
      <style:paragraph-properties fo:break-before="auto" fo:line-height="115%" fo:margin-top="0cm" fo:margin-right="2.54cm" style:writing-mode="lr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T344_5" style:family="text"/>
    <style:style style:name="T344_6" style:family="text"/>
    <style:style style:name="T344_7" style:family="text"/>
    <style:style style:name="T344_8" style:family="text"/>
    <style:style style:name="T344_9" style:family="text"/>
    <style:style style:name="T344_10" style:family="text"/>
    <style:style style:name="P345" style:family="paragraph" style:parent-style-name="Standard">
      <style:paragraph-properties fo:break-before="auto" fo:line-height="115%" fo:margin-top="0cm" fo:margin-right="2.54cm" style:writing-mode="lr-tb"/>
    </style:style>
    <style:style style:name="T345_1" style:family="text"/>
    <style:style style:name="T345_2" style:family="text"/>
    <style:style style:name="T345_3" style:family="text"/>
    <style:style style:name="T345_4" style:family="text"/>
    <style:style style:name="T345_5" style:family="text"/>
    <style:style style:name="T345_6" style:family="text"/>
    <style:style style:name="T345_7" style:family="text"/>
    <style:style style:name="T345_8" style:family="text"/>
    <style:style style:name="T345_9" style:family="text"/>
    <style:style style:name="T345_10" style:family="text"/>
    <style:style style:name="P346" style:family="paragraph" style:parent-style-name="Standard">
      <style:paragraph-properties fo:break-before="auto" fo:line-height="115%" fo:margin-top="0cm" fo:margin-right="2.54cm" style:writing-mode="lr-tb"/>
    </style:style>
    <style:style style:name="T346_1" style:family="text"/>
    <style:style style:name="T346_2" style:family="text"/>
    <style:style style:name="T346_3" style:family="text"/>
    <style:style style:name="P347" style:family="paragraph" style:parent-style-name="Standard">
      <style:paragraph-properties fo:break-before="auto" fo:line-height="115%" fo:margin-top="0cm" fo:margin-right="2.54cm" style:writing-mode="lr-tb"/>
    </style:style>
    <style:style style:name="T347_1" style:family="text"/>
    <style:style style:name="P348" style:family="paragraph" style:parent-style-name="Standard">
      <style:paragraph-properties fo:break-before="auto" fo:line-height="115%" fo:margin-top="0cm" fo:margin-right="2.54cm" style:writing-mode="lr-tb"/>
    </style:style>
    <style:style style:name="T348_1" style:family="text"/>
    <style:style style:name="P349" style:family="paragraph" style:parent-style-name="Standard">
      <style:paragraph-properties fo:break-before="auto" fo:line-height="115%" fo:margin-top="0cm" fo:margin-right="2.54cm" style:writing-mode="lr-tb"/>
    </style:style>
    <style:style style:name="T349_1" style:family="text"/>
    <style:style style:name="P350" style:family="paragraph" style:parent-style-name="Standard">
      <style:paragraph-properties fo:break-before="auto" fo:line-height="115%" fo:margin-top="0cm" fo:margin-right="2.54cm" style:writing-mode="lr-tb"/>
    </style:style>
    <style:style style:name="T350_1" style:family="text"/>
    <style:style style:name="P351" style:family="paragraph" style:parent-style-name="Standard">
      <style:paragraph-properties fo:break-before="auto" fo:line-height="115%" fo:margin-top="0cm" fo:margin-right="2.54cm" style:writing-mode="lr-tb"/>
    </style:style>
    <style:style style:name="T351_1" style:family="text"/>
    <style:style style:name="T351_2" style:family="text"/>
    <style:style style:name="T351_3" style:family="text"/>
    <style:style style:name="P352" style:family="paragraph" style:parent-style-name="Standard">
      <style:paragraph-properties fo:break-before="auto" fo:line-height="115%" fo:margin-top="0cm" fo:margin-right="2.54cm" style:writing-mode="lr-tb"/>
    </style:style>
    <style:style style:name="T352_1" style:family="text"/>
    <style:style style:name="T352_2" style:family="text"/>
    <style:style style:name="T352_3" style:family="text"/>
    <style:style style:name="T352_4" style:family="text"/>
    <style:style style:name="T352_5" style:family="text"/>
    <style:style style:name="T352_6" style:family="text"/>
    <style:style style:name="T352_7" style:family="text"/>
    <style:style style:name="P353" style:family="paragraph" style:parent-style-name="Standard">
      <style:paragraph-properties fo:break-before="auto" fo:line-height="115%" fo:margin-top="0cm" fo:margin-right="2.54cm" style:writing-mode="lr-tb"/>
    </style:style>
    <style:style style:name="T353_1" style:family="text"/>
    <style:style style:name="P354" style:family="paragraph" style:parent-style-name="Standard">
      <style:paragraph-properties fo:break-before="auto" fo:line-height="115%" fo:margin-top="0cm" fo:margin-right="2.54cm" style:writing-mode="lr-tb"/>
    </style:style>
    <style:style style:name="T354_1" style:family="text"/>
    <style:style style:name="P355" style:family="paragraph" style:parent-style-name="Standard">
      <style:paragraph-properties fo:break-before="auto" fo:line-height="115%" fo:margin-top="0cm" fo:margin-right="2.54cm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T355_5" style:family="text"/>
    <style:style style:name="T355_6" style:family="text"/>
    <style:style style:name="T355_7" style:family="text"/>
    <style:style style:name="T355_8" style:family="text"/>
    <style:style style:name="T355_9" style:family="text"/>
    <style:style style:name="T355_10" style:family="text"/>
    <style:style style:name="T355_11" style:family="text"/>
    <style:style style:name="T355_12" style:family="text"/>
    <style:style style:name="T355_13" style:family="text"/>
    <style:style style:name="T355_14" style:family="text"/>
    <style:style style:name="T355_15" style:family="text"/>
    <style:style style:name="T355_16" style:family="text"/>
    <style:style style:name="T355_17" style:family="text"/>
    <style:style style:name="T355_18" style:family="text"/>
    <style:style style:name="T355_19" style:family="text"/>
    <style:style style:name="T355_20" style:family="text"/>
    <style:style style:name="T355_21" style:family="text"/>
    <style:style style:name="T355_22" style:family="text"/>
    <style:style style:name="T355_23" style:family="text"/>
    <style:style style:name="T355_24" style:family="text"/>
    <style:style style:name="T355_25" style:family="text"/>
    <style:style style:name="P356" style:family="paragraph" style:parent-style-name="Standard">
      <style:paragraph-properties fo:break-before="auto" fo:line-height="115%" fo:margin-top="0cm" fo:margin-right="2.54cm" style:writing-mode="lr-tb"/>
    </style:style>
    <style:style style:name="T356_1" style:family="text"/>
    <style:style style:name="T356_2" style:family="text"/>
    <style:style style:name="T356_3" style:family="text"/>
    <style:style style:name="T356_4" style:family="text"/>
    <style:style style:name="T356_5" style:family="text"/>
    <style:style style:name="T356_6" style:family="text"/>
    <style:style style:name="T356_7" style:family="text"/>
    <style:style style:name="T356_8" style:family="text"/>
    <style:style style:name="T356_9" style:family="text"/>
    <style:style style:name="T356_10" style:family="text"/>
    <style:style style:name="T356_11" style:family="text"/>
    <style:style style:name="T356_12" style:family="text"/>
    <style:style style:name="T356_13" style:family="text"/>
    <style:style style:name="T356_14" style:family="text"/>
    <style:style style:name="T356_15" style:family="text"/>
    <style:style style:name="T356_16" style:family="text"/>
    <style:style style:name="T356_17" style:family="text"/>
    <style:style style:name="T356_18" style:family="text"/>
    <style:style style:name="T356_19" style:family="text"/>
    <style:style style:name="T356_20" style:family="text"/>
    <style:style style:name="T356_21" style:family="text"/>
    <style:style style:name="T356_22" style:family="text"/>
    <style:style style:name="T356_23" style:family="text"/>
    <style:style style:name="T356_24" style:family="text"/>
    <style:style style:name="T356_25" style:family="text"/>
    <style:style style:name="P357" style:family="paragraph" style:parent-style-name="Standard">
      <style:paragraph-properties fo:break-before="auto" fo:line-height="115%" fo:margin-top="0cm" fo:margin-right="2.54cm" style:writing-mode="lr-tb"/>
    </style:style>
    <style:style style:name="T357_1" style:family="text"/>
    <style:style style:name="T357_2" style:family="text"/>
    <style:style style:name="T357_3" style:family="text"/>
    <style:style style:name="T357_4" style:family="text"/>
    <style:style style:name="T357_5" style:family="text"/>
    <style:style style:name="T357_6" style:family="text"/>
    <style:style style:name="T357_7" style:family="text"/>
    <style:style style:name="T357_8" style:family="text"/>
    <style:style style:name="T357_9" style:family="text"/>
    <style:style style:name="T357_10" style:family="text"/>
    <style:style style:name="T357_11" style:family="text"/>
    <style:style style:name="T357_12" style:family="text"/>
    <style:style style:name="T357_13" style:family="text"/>
    <style:style style:name="T357_14" style:family="text"/>
    <style:style style:name="T357_15" style:family="text"/>
    <style:style style:name="T357_16" style:family="text"/>
    <style:style style:name="P358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358_1" style:family="text"/>
    <style:style style:name="T358_2" style:family="text"/>
    <style:style style:name="T358_3" style:family="text"/>
    <style:style style:name="T358_4" style:family="text"/>
    <style:style style:name="T358_5" style:family="text"/>
    <style:style style:name="P359" style:family="paragraph" style:parent-style-name="Standard">
      <style:paragraph-properties fo:break-before="page" fo:line-height="115%" fo:margin-right="2.54cm" style:writing-mode="lr-tb"/>
    </style:style>
    <style:style style:name="P360" style:family="paragraph" style:parent-style-name="Heading_20_2">
      <style:paragraph-properties fo:break-before="auto" fo:line-height="115%" fo:margin-right="2.54cm" style:writing-mode="lr-tb"/>
    </style:style>
    <style:style style:name="T360_1" style:family="text"/>
    <style:style style:name="T360_2" style:family="text"/>
    <style:style style:name="T360_3" style:family="text"/>
    <style:style style:name="P361" style:family="paragraph" style:parent-style-name="Heading_20_2">
      <style:paragraph-properties fo:break-before="auto" fo:line-height="115%" fo:margin-right="2.54cm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able6" style:family="table">
      <style:table-properties table:align="left" style:width="23.495cm" fo:margin-left="0.176cm"/>
    </style:style>
    <style:style style:name="Column11" style:family="table-column">
      <style:table-column-properties style:column-width="11.748cm"/>
    </style:style>
    <style:style style:name="Column12" style:family="table-column">
      <style:table-column-properties style:column-width="11.748cm"/>
    </style:style>
    <style:style style:name="Row1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2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3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3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3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2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4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</style:style>
    <style:style style:name="T3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8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9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0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3" style:family="text"/>
    <style:style style:name="T37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5" style:family="text"/>
    <style:style style:name="T37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7" style:family="text"/>
    <style:style style:name="T37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1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371_1" style:family="text"/>
    <style:style style:name="T371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1_3" style:family="text"/>
    <style:style style:name="T371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1_5" style:family="text"/>
    <style:style style:name="T371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1_7" style:family="text"/>
    <style:style style:name="T371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1_9" style:family="text"/>
    <style:style style:name="T371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1_11" style:family="text"/>
    <style:style style:name="T371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1_13" style:family="text"/>
    <style:style style:name="T371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1_15" style:family="text"/>
    <style:style style:name="T371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1_17" style:family="text"/>
    <style:style style:name="T371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1_19" style:family="text"/>
    <style:style style:name="T371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1_21" style:family="text"/>
    <style:style style:name="T371_2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1_23" style:family="text"/>
    <style:style style:name="T371_2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1_25" style:family="text"/>
    <style:style style:name="T371_2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1_27" style:family="text"/>
    <style:style style:name="T371_2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1_29" style:family="text"/>
    <style:style style:name="T371_3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72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372_1" style:family="text"/>
    <style:style style:name="T372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2_3" style:family="text"/>
    <style:style style:name="T372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2_5" style:family="text"/>
    <style:style style:name="T372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2_7" style:family="text"/>
    <style:style style:name="T372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2_9" style:family="text"/>
    <style:style style:name="T372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2_11" style:family="text"/>
    <style:style style:name="T372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2_13" style:family="text"/>
    <style:style style:name="T372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2_15" style:family="text"/>
    <style:style style:name="T372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2_17" style:family="text"/>
    <style:style style:name="T372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2_19" style:family="text"/>
    <style:style style:name="T372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2_21" style:family="text"/>
    <style:style style:name="T372_2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2_23" style:family="text"/>
    <style:style style:name="T372_2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2_25" style:family="text"/>
    <style:style style:name="T372_2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2_27" style:family="text"/>
    <style:style style:name="T372_2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2_29" style:family="text"/>
    <style:style style:name="T372_3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2_31" style:family="text"/>
    <style:style style:name="T372_3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72_33" style:family="text"/>
    <style:style style:name="T372_3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373" style:family="paragraph" style:parent-style-name="Heading_20_2">
      <style:paragraph-properties fo:break-before="auto" fo:line-height="115%" fo:margin-right="2.54cm" style:writing-mode="lr-tb"/>
    </style:style>
    <style:style style:name="T373_1" style:family="text"/>
    <style:style style:name="T373_2" style:family="text"/>
    <style:style style:name="T373_3" style:family="text"/>
    <style:style style:name="P374" style:family="paragraph" style:parent-style-name="Standard">
      <style:paragraph-properties fo:break-before="auto" fo:line-height="115%" style:writing-mode="lr-tb"/>
    </style:style>
    <style:style style:name="T374_1" style:family="text">
      <style:text-properties fo:font-weight="bold" style:font-weight-asian="bold" style:font-weight-complex="bold"/>
    </style:style>
    <style:style style:name="P375" style:family="paragraph" style:parent-style-name="Standard">
      <style:paragraph-properties fo:break-before="auto" fo:line-height="115%" fo:margin-top="0cm" style:writing-mode="lr-tb"/>
    </style:style>
    <style:style style:name="T375_1" style:family="text"/>
    <style:style style:name="T375_2" style:family="text"/>
    <style:style style:name="T375_3" style:family="text"/>
    <style:style style:name="T375_4" style:family="text"/>
    <style:style style:name="T375_5" style:family="text"/>
    <style:style style:name="T375_6" style:family="text"/>
    <style:style style:name="T375_7" style:family="text"/>
    <style:style style:name="T375_8" style:family="text"/>
    <style:style style:name="T375_9" style:family="text"/>
    <style:style style:name="T375_10" style:family="text"/>
    <style:style style:name="T375_11" style:family="text"/>
    <style:style style:name="T375_12" style:family="text"/>
    <style:style style:name="P376" style:family="paragraph" style:parent-style-name="Standard">
      <style:paragraph-properties fo:break-before="auto" fo:line-height="115%" fo:margin-top="0cm" style:writing-mode="lr-tb"/>
    </style:style>
    <style:style style:name="T376_1" style:family="text"/>
    <style:style style:name="T376_2" style:family="text"/>
    <style:style style:name="T376_3" style:family="text"/>
    <style:style style:name="T376_4" style:family="text"/>
    <style:style style:name="T376_5" style:family="text"/>
    <style:style style:name="T376_6" style:family="text"/>
    <style:style style:name="T376_7" style:family="text"/>
    <style:style style:name="T376_8" style:family="text"/>
    <style:style style:name="T376_9" style:family="text"/>
    <style:style style:name="T376_10" style:family="text"/>
    <style:style style:name="T376_11" style:family="text"/>
    <style:style style:name="T376_12" style:family="text"/>
    <style:style style:name="T376_13" style:family="text"/>
    <style:style style:name="T376_14" style:family="text"/>
    <style:style style:name="T376_15" style:family="text"/>
    <style:style style:name="T376_16" style:family="text"/>
    <style:style style:name="T376_17" style:family="text"/>
    <style:style style:name="P377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377_1" style:family="text"/>
    <style:style style:name="T377_2" style:family="text"/>
    <style:style style:name="T377_3" style:family="text"/>
    <style:style style:name="T377_4" style:family="text"/>
    <style:style style:name="T377_5" style:family="text"/>
    <style:style style:name="T377_6" style:family="text"/>
    <style:style style:name="T377_7" style:family="text"/>
    <style:style style:name="T377_8" style:family="text"/>
    <style:style style:name="T377_9" style:family="text"/>
    <style:style style:name="P378" style:family="paragraph" style:parent-style-name="Heading_20_2">
      <style:paragraph-properties fo:break-before="auto" fo:line-height="115%" fo:margin-right="2.54cm" style:writing-mode="lr-tb"/>
    </style:style>
    <style:style style:name="T378_1" style:family="text"/>
    <style:style style:name="T378_2" style:family="text"/>
    <style:style style:name="T378_3" style:family="text"/>
    <style:style style:name="P379" style:family="paragraph" style:parent-style-name="Standard">
      <style:paragraph-properties fo:break-before="auto" fo:line-height="115%" fo:margin-right="2.54cm" style:writing-mode="lr-tb"/>
    </style:style>
    <style:style style:name="P380" style:family="paragraph" style:parent-style-name="Heading_20_2">
      <style:paragraph-properties fo:break-before="auto" fo:line-height="115%" fo:margin-right="2.54cm" style:writing-mode="lr-tb"/>
    </style:style>
    <style:style style:name="T380_1" style:family="text"/>
    <style:style style:name="T380_2" style:family="text"/>
    <style:style style:name="T380_3" style:family="text"/>
    <style:style style:name="P381" style:family="paragraph" style:parent-style-name="Standard">
      <style:paragraph-properties fo:break-before="auto" fo:line-height="115%" fo:margin-right="2.54cm" style:writing-mode="lr-tb"/>
      <style:text-properties fo:font-style="italic" style:font-style-asian="italic" style:font-style-complex="italic" fo:font-weight="bold" style:font-weight-asian="bold" style:font-weight-complex="bold"/>
    </style:style>
    <style:style style:name="P382" style:family="paragraph" style:parent-style-name="Heading_20_2">
      <style:paragraph-properties fo:break-before="auto" fo:line-height="115%" fo:margin-right="2.54cm" style:writing-mode="lr-tb"/>
    </style:style>
    <style:style style:name="T382_1" style:family="text"/>
    <style:style style:name="T382_2" style:family="text"/>
    <style:style style:name="T382_3" style:family="text"/>
    <style:style style:name="P383" style:family="paragraph" style:parent-style-name="Heading_20_2">
      <style:paragraph-properties fo:break-before="auto" fo:line-height="115%" fo:margin-right="2.54cm" style:writing-mode="lr-tb"/>
    </style:style>
    <style:style style:name="T383_1" style:family="text"/>
    <style:style style:name="T383_2" style:family="text"/>
    <style:style style:name="T383_3" style:family="text"/>
    <style:style style:name="P384" style:family="paragraph" style:parent-style-name="Standard">
      <style:paragraph-properties fo:break-before="auto" fo:line-height="115%" style:writing-mode="lr-tb"/>
    </style:style>
    <style:style style:name="T384_1" style:family="text"/>
    <style:style style:name="T384_2" style:family="text"/>
    <style:style style:name="T384_3" style:family="text"/>
    <style:style style:name="T384_4" style:family="text"/>
    <style:style style:name="T384_5" style:family="text"/>
    <style:style style:name="T384_6" style:family="text"/>
    <style:style style:name="P385" style:family="paragraph" style:parent-style-name="Heading_20_2">
      <style:paragraph-properties fo:break-before="auto" fo:line-height="115%" fo:margin-right="2.54cm" style:writing-mode="lr-tb"/>
    </style:style>
    <style:style style:name="T385_1" style:family="text"/>
    <style:style style:name="T385_2" style:family="text"/>
    <style:style style:name="T385_3" style:family="text"/>
    <style:style style:name="T385_4" style:family="text"/>
    <style:style style:name="T385_5" style:family="text"/>
    <style:style style:name="P386" style:family="paragraph" style:parent-style-name="Heading_20_2">
      <style:paragraph-properties fo:break-before="auto" fo:line-height="115%" fo:margin-right="2.54cm" style:writing-mode="lr-tb"/>
    </style:style>
    <style:style style:name="T386_1" style:family="text"/>
    <style:style style:name="T386_2" style:family="text"/>
    <style:style style:name="T386_3" style:family="text"/>
    <style:style style:name="P387" style:family="paragraph" style:parent-style-name="Heading_20_2">
      <style:paragraph-properties fo:break-before="auto" fo:line-height="115%" fo:margin-right="2.54cm" style:writing-mode="lr-tb"/>
    </style:style>
    <style:style style:name="T387_1" style:family="text"/>
    <style:style style:name="T387_2" style:family="text"/>
    <style:style style:name="T387_3" style:family="text"/>
    <style:style style:name="P388" style:family="paragraph" style:parent-style-name="Standard">
      <style:paragraph-properties fo:break-before="auto" fo:line-height="115%" style:writing-mode="lr-tb"/>
    </style:style>
    <style:style style:name="T388_1" style:family="text">
      <style:text-properties fo:font-weight="bold" style:font-weight-asian="bold" style:font-weight-complex="bold"/>
    </style:style>
    <style:style style:name="P389" style:family="paragraph" style:parent-style-name="Standard">
      <style:paragraph-properties fo:break-before="auto" fo:line-height="115%" fo:margin-top="0cm" style:writing-mode="lr-tb"/>
    </style:style>
    <style:style style:name="T389_1" style:family="text"/>
    <style:style style:name="T389_2" style:family="text"/>
    <style:style style:name="T389_3" style:family="text"/>
    <style:style style:name="T389_4" style:family="text"/>
    <style:style style:name="T389_5" style:family="text"/>
    <style:style style:name="P390" style:family="paragraph" style:parent-style-name="Standard">
      <style:paragraph-properties fo:break-before="page" fo:line-height="115%" fo:margin-top="0cm" fo:margin-bottom="0cm" style:writing-mode="lr-tb"/>
    </style:style>
    <style:style style:name="P391" style:family="paragraph" style:parent-style-name="Heading_20_2">
      <style:paragraph-properties fo:break-before="auto" fo:line-height="115%" fo:margin-right="2.54cm" style:writing-mode="lr-tb"/>
    </style:style>
    <style:style style:name="T391_1" style:family="text"/>
    <style:style style:name="T391_2" style:family="text"/>
    <style:style style:name="T391_3" style:family="text"/>
    <style:style style:name="P392" style:family="paragraph" style:parent-style-name="Standard">
      <style:paragraph-properties fo:break-before="auto" fo:line-height="115%" style:writing-mode="lr-tb"/>
    </style:style>
    <style:style style:name="T392_1" style:family="text">
      <style:text-properties fo:font-weight="bold" style:font-weight-asian="bold" style:font-weight-complex="bold"/>
    </style:style>
    <style:style style:name="P393" style:family="paragraph" style:parent-style-name="Standard">
      <style:paragraph-properties fo:break-before="auto" fo:line-height="115%" fo:margin-top="0cm" fo:margin-bottom="0cm" style:writing-mode="lr-tb"/>
    </style:style>
    <style:style style:name="T393_1" style:family="text"/>
    <style:style style:name="T393_2" style:family="text"/>
    <style:style style:name="T393_3" style:family="text"/>
    <style:style style:name="T393_4" style:family="text"/>
    <style:style style:name="T393_5" style:family="text"/>
    <style:style style:name="P394" style:family="paragraph" style:parent-style-name="Heading_20_2">
      <style:paragraph-properties fo:break-before="auto" fo:line-height="115%" style:writing-mode="lr-tb"/>
    </style:style>
    <style:style style:name="T394_1" style:family="text"/>
    <style:style style:name="T394_2" style:family="text"/>
    <style:style style:name="T394_3" style:family="text"/>
    <style:style style:name="P395" style:family="paragraph" style:parent-style-name="Standard">
      <style:paragraph-properties fo:break-before="auto" fo:line-height="115%" style:writing-mode="lr-tb"/>
    </style:style>
    <style:style style:name="T395_1" style:family="text"/>
    <style:style style:name="T395_2" style:family="text"/>
    <style:style style:name="T395_3" style:family="text"/>
    <style:style style:name="T395_4" style:family="text"/>
    <style:style style:name="T395_5" style:family="text"/>
    <style:style style:name="T395_6" style:family="text"/>
    <style:style style:name="T395_7" style:family="text"/>
    <style:style style:name="T395_8" style:family="text"/>
    <style:style style:name="T395_9" style:family="text"/>
    <style:style style:name="T395_10" style:family="text"/>
    <style:style style:name="T395_11" style:family="text"/>
    <style:style style:name="T395_12" style:family="text"/>
    <style:style style:name="T395_13" style:family="text"/>
    <style:style style:name="T395_14" style:family="text"/>
    <style:style style:name="T395_15" style:family="text"/>
    <style:style style:name="T395_16" style:family="text"/>
    <style:style style:name="T395_17" style:family="text"/>
    <style:style style:name="T395_18" style:family="text"/>
    <style:style style:name="T395_19" style:family="text"/>
    <style:style style:name="T395_20" style:family="text"/>
    <style:style style:name="T395_21" style:family="text"/>
    <style:style style:name="T395_22" style:family="text"/>
    <style:style style:name="P396" style:family="paragraph" style:parent-style-name="Standard">
      <style:paragraph-properties fo:break-before="auto" fo:line-height="115%" style:writing-mode="lr-tb"/>
    </style:style>
    <style:style style:name="P397" style:family="paragraph" style:parent-style-name="Standard">
      <style:paragraph-properties fo:break-before="auto" fo:line-height="115%" style:writing-mode="lr-tb"/>
    </style:style>
    <style:style style:name="T397_1" style:family="text">
      <style:text-properties fo:font-weight="bold" style:font-weight-asian="bold" style:font-weight-complex="bold"/>
    </style:style>
    <style:style style:name="P398" style:family="paragraph" style:parent-style-name="Standard">
      <style:paragraph-properties fo:break-before="auto" fo:line-height="115%" fo:margin-top="0cm" fo:margin-bottom="0cm" style:writing-mode="lr-tb"/>
    </style:style>
    <style:style style:name="T398_1" style:family="text"/>
    <style:style style:name="T398_2" style:family="text"/>
    <style:style style:name="T398_3" style:family="text"/>
    <style:style style:name="T398_4" style:family="text"/>
    <style:style style:name="T398_5" style:family="text"/>
    <style:style style:name="T398_6" style:family="text"/>
    <style:style style:name="T398_7" style:family="text"/>
    <style:style style:name="T398_8" style:family="text"/>
    <style:style style:name="P399" style:family="paragraph" style:parent-style-name="Heading_20_2">
      <style:paragraph-properties fo:break-before="auto" fo:line-height="115%" fo:margin-right="2.54cm" style:writing-mode="lr-tb"/>
    </style:style>
    <style:style style:name="T399_1" style:family="text"/>
    <style:style style:name="T399_2" style:family="text"/>
    <style:style style:name="T399_3" style:family="text"/>
    <style:style style:name="P400" style:family="paragraph" style:parent-style-name="Standard">
      <style:paragraph-properties fo:break-before="auto" fo:line-height="115%" style:writing-mode="lr-tb"/>
    </style:style>
    <style:style style:name="T400_1" style:family="text">
      <style:text-properties fo:font-weight="bold" style:font-weight-asian="bold" style:font-weight-complex="bold"/>
    </style:style>
    <style:style style:name="P401" style:family="paragraph" style:parent-style-name="Standard">
      <style:paragraph-properties fo:break-before="auto" fo:line-height="115%" fo:margin-top="0cm" fo:margin-right="2.54cm" style:writing-mode="lr-tb"/>
    </style:style>
    <style:style style:name="T401_1" style:family="text"/>
    <style:style style:name="T401_2" style:family="text">
      <style:text-properties fo:color="#1155cc" style:text-underline-style="solid" style:text-underline-color="font-color"/>
    </style:style>
    <style:style style:name="T401_3" style:family="text"/>
    <style:style style:name="T401_4" style:family="text">
      <style:text-properties fo:color="#1155cc" style:text-underline-style="solid" style:text-underline-color="font-color"/>
    </style:style>
    <style:style style:name="T401_5" style:family="text"/>
    <style:style style:name="T401_6" style:family="text">
      <style:text-properties fo:color="#1155cc" style:text-underline-style="solid" style:text-underline-color="font-color"/>
    </style:style>
    <style:style style:name="T401_7" style:family="text"/>
    <style:style style:name="T401_8" style:family="text">
      <style:text-properties fo:color="#1155cc" style:text-underline-style="solid" style:text-underline-color="font-color"/>
    </style:style>
    <style:style style:name="T401_9" style:family="text"/>
    <style:style style:name="T401_10" style:family="text">
      <style:text-properties fo:color="#1155cc" style:text-underline-style="solid" style:text-underline-color="font-color"/>
    </style:style>
    <style:style style:name="T401_11" style:family="text"/>
    <style:style style:name="T401_12" style:family="text">
      <style:text-properties fo:color="#1155cc" style:text-underline-style="solid" style:text-underline-color="font-color"/>
    </style:style>
    <style:style style:name="T401_13" style:family="text"/>
    <style:style style:name="T401_14" style:family="text">
      <style:text-properties fo:color="#1155cc" style:text-underline-style="solid" style:text-underline-color="font-color"/>
    </style:style>
    <style:style style:name="T401_15" style:family="text"/>
    <style:style style:name="T401_16" style:family="text">
      <style:text-properties fo:color="#1155cc" style:text-underline-style="solid" style:text-underline-color="font-color"/>
    </style:style>
    <style:style style:name="P402" style:family="paragraph" style:parent-style-name="Standard">
      <style:paragraph-properties fo:break-before="auto" fo:line-height="115%" fo:margin-top="0cm" fo:margin-right="2.54cm" style:writing-mode="lr-tb"/>
    </style:style>
    <style:style style:name="T402_1" style:family="text"/>
    <style:style style:name="T402_2" style:family="text"/>
    <style:style style:name="T402_3" style:family="text"/>
    <style:style style:name="T402_4" style:family="text"/>
    <style:style style:name="T402_5" style:family="text"/>
    <style:style style:name="T402_6" style:family="text"/>
    <style:style style:name="T402_7" style:family="text"/>
    <style:style style:name="P403" style:family="paragraph" style:parent-style-name="Standard">
      <style:paragraph-properties fo:break-before="auto" fo:line-height="115%" fo:margin-top="0cm" fo:margin-right="2.54cm" style:writing-mode="lr-tb"/>
    </style:style>
    <style:style style:name="T403_1" style:family="text"/>
    <style:style style:name="T403_2" style:family="text"/>
    <style:style style:name="T403_3" style:family="text"/>
    <style:style style:name="T403_4" style:family="text"/>
    <style:style style:name="T403_5" style:family="text"/>
    <style:style style:name="T403_6" style:family="text"/>
    <style:style style:name="T403_7" style:family="text"/>
    <style:style style:name="P404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404_1" style:family="text">
      <style:text-properties fo:font-weight="bold" style:font-weight-asian="bold" style:font-weight-complex="bold"/>
    </style:style>
    <style:style style:name="T404_2" style:family="text">
      <style:text-properties fo:font-weight="bold" style:font-weight-asian="bold" style:font-weight-complex="bold"/>
    </style:style>
    <style:style style:name="T404_3" style:family="text">
      <style:text-properties fo:font-weight="bold" style:font-weight-asian="bold" style:font-weight-complex="bold"/>
    </style:style>
    <style:style style:name="T404_4" style:family="text">
      <style:text-properties fo:font-weight="bold" style:font-weight-asian="bold" style:font-weight-complex="bold"/>
    </style:style>
    <style:style style:name="T404_5" style:family="text">
      <style:text-properties fo:font-weight="bold" style:font-weight-asian="bold" style:font-weight-complex="bold"/>
    </style:style>
    <style:style style:name="P405" style:family="paragraph" style:parent-style-name="Heading_20_1">
      <style:paragraph-properties fo:break-before="page" fo:line-height="115%" fo:margin-right="2.54cm" style:writing-mode="lr-tb"/>
    </style:style>
    <style:style style:name="T405_1" style:family="text"/>
    <style:style style:name="P406" style:family="paragraph" style:parent-style-name="Standard">
      <style:paragraph-properties fo:break-before="auto" fo:line-height="115%" style:writing-mode="lr-tb"/>
    </style:style>
    <style:style style:name="T406_1" style:family="text"/>
    <style:style style:name="T406_2" style:family="text"/>
    <style:style style:name="T406_3" style:family="text"/>
    <style:style style:name="T406_4" style:family="text"/>
    <style:style style:name="T406_5" style:family="text"/>
    <style:style style:name="T406_6" style:family="text"/>
    <style:style style:name="T406_7" style:family="text"/>
    <style:style style:name="T406_8" style:family="text"/>
    <style:style style:name="T406_9" style:family="text"/>
    <style:style style:name="T406_10" style:family="text"/>
    <style:style style:name="T406_11" style:family="text"/>
    <style:style style:name="T406_12" style:family="text"/>
    <style:style style:name="T406_13" style:family="text"/>
    <style:style style:name="T406_14" style:family="text"/>
    <style:style style:name="T406_15" style:family="text"/>
    <style:style style:name="T406_16" style:family="text"/>
    <style:style style:name="T406_17" style:family="text"/>
    <style:style style:name="T406_18" style:family="text"/>
    <style:style style:name="T406_19" style:family="text"/>
    <style:style style:name="T406_20" style:family="text"/>
    <style:style style:name="T406_21" style:family="text"/>
    <style:style style:name="T406_22" style:family="text"/>
    <style:style style:name="T406_23" style:family="text"/>
    <style:style style:name="T406_24" style:family="text"/>
    <style:style style:name="P407" style:family="paragraph" style:parent-style-name="Heading_20_2">
      <style:paragraph-properties fo:break-before="page" fo:line-height="115%" fo:margin-right="2.54cm" style:writing-mode="lr-tb"/>
    </style:style>
    <style:style style:name="T407_1" style:family="text"/>
    <style:style style:name="T407_2" style:family="text"/>
    <style:style style:name="T407_3" style:family="text"/>
    <style:style style:name="P408" style:family="paragraph" style:parent-style-name="Standard">
      <style:paragraph-properties fo:break-before="auto" fo:line-height="115%" style:writing-mode="lr-tb"/>
    </style:style>
    <style:style style:name="T408_1" style:family="text">
      <style:text-properties fo:font-weight="bold" style:font-weight-asian="bold" style:font-weight-complex="bold"/>
    </style:style>
    <style:style style:name="P409" style:family="paragraph" style:parent-style-name="Standard">
      <style:paragraph-properties fo:break-before="auto" fo:line-height="115%" fo:margin-top="0cm" fo:margin-right="2.54cm" style:writing-mode="lr-tb"/>
    </style:style>
    <style:style style:name="T409_1" style:family="text"/>
    <style:style style:name="T409_2" style:family="text"/>
    <style:style style:name="T409_3" style:family="text"/>
    <style:style style:name="T409_4" style:family="text"/>
    <style:style style:name="T409_5" style:family="text"/>
    <style:style style:name="T409_6" style:family="text"/>
    <style:style style:name="T409_7" style:family="text"/>
    <style:style style:name="T409_8" style:family="text"/>
    <style:style style:name="T409_9" style:family="text"/>
    <style:style style:name="T409_10" style:family="text"/>
    <style:style style:name="T409_11" style:family="text"/>
    <style:style style:name="P410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410_1" style:family="text"/>
    <style:style style:name="T410_2" style:family="text"/>
    <style:style style:name="T410_3" style:family="text"/>
    <style:style style:name="P411" style:family="paragraph" style:parent-style-name="Heading_20_2">
      <style:paragraph-properties fo:break-before="page" fo:line-height="115%" fo:margin-right="2.54cm" style:writing-mode="lr-tb"/>
    </style:style>
    <style:style style:name="T411_1" style:family="text"/>
    <style:style style:name="T411_2" style:family="text"/>
    <style:style style:name="T411_3" style:family="text"/>
    <style:style style:name="P412" style:family="paragraph" style:parent-style-name="Standard">
      <style:paragraph-properties fo:break-before="auto" fo:line-height="115%" style:writing-mode="lr-tb"/>
    </style:style>
    <style:style style:name="T412_1" style:family="text"/>
    <style:style style:name="T412_2" style:family="text"/>
    <style:style style:name="T412_3" style:family="text"/>
    <style:style style:name="T412_4" style:family="text"/>
    <style:style style:name="T412_5" style:family="text"/>
    <style:style style:name="T412_6" style:family="text"/>
    <style:style style:name="T412_7" style:family="text"/>
    <style:style style:name="T412_8" style:family="text"/>
    <style:style style:name="T412_9" style:family="text"/>
    <style:style style:name="T412_10" style:family="text"/>
    <style:style style:name="T412_11" style:family="text"/>
    <style:style style:name="T412_12" style:family="text"/>
    <style:style style:name="T412_13" style:family="text"/>
    <style:style style:name="T412_14" style:family="text"/>
    <style:style style:name="T412_15" style:family="text"/>
    <style:style style:name="T412_16" style:family="text"/>
    <style:style style:name="T412_17" style:family="text"/>
    <style:style style:name="T412_18" style:family="text"/>
    <style:style style:name="T412_19" style:family="text"/>
    <style:style style:name="T412_20" style:family="text"/>
    <style:style style:name="T412_21" style:family="text"/>
    <style:style style:name="T412_22" style:family="text"/>
    <style:style style:name="T412_23" style:family="text"/>
    <style:style style:name="T412_24" style:family="text"/>
    <style:style style:name="T412_25" style:family="text"/>
    <style:style style:name="T412_26" style:family="text"/>
    <style:style style:name="T412_27" style:family="text"/>
    <style:style style:name="T412_28" style:family="text"/>
    <style:style style:name="T412_29" style:family="text"/>
    <style:style style:name="T412_30" style:family="text"/>
    <style:style style:name="T412_31" style:family="text"/>
    <style:style style:name="T412_32" style:family="text"/>
    <style:style style:name="T412_33" style:family="text"/>
    <style:style style:name="T412_34" style:family="text"/>
    <style:style style:name="T412_35" style:family="text"/>
    <style:style style:name="T412_36" style:family="text"/>
    <style:style style:name="T412_37" style:family="text"/>
    <style:style style:name="T412_38" style:family="text"/>
    <style:style style:name="T412_39" style:family="text"/>
    <style:style style:name="T412_40" style:family="text"/>
    <style:style style:name="T412_41" style:family="text"/>
    <style:style style:name="T412_42" style:family="text"/>
    <style:style style:name="T412_43" style:family="text"/>
    <style:style style:name="T412_44" style:family="text"/>
    <style:style style:name="T412_45" style:family="text"/>
    <style:style style:name="T412_46" style:family="text"/>
    <style:style style:name="T412_47" style:family="text"/>
    <style:style style:name="T412_48" style:family="text"/>
    <style:style style:name="T412_49" style:family="text"/>
    <style:style style:name="T412_50" style:family="text"/>
    <style:style style:name="T412_51" style:family="text"/>
    <style:style style:name="T412_52" style:family="text"/>
    <style:style style:name="T412_53" style:family="text"/>
    <style:style style:name="T412_54" style:family="text"/>
    <style:style style:name="T412_55" style:family="text"/>
    <style:style style:name="T412_56" style:family="text"/>
    <style:style style:name="T412_57" style:family="text"/>
    <style:style style:name="T412_58" style:family="text"/>
    <style:style style:name="T412_59" style:family="text"/>
    <style:style style:name="T412_60" style:family="text"/>
    <style:style style:name="T412_61" style:family="text"/>
    <style:style style:name="T412_62" style:family="text"/>
    <style:style style:name="T412_63" style:family="text"/>
    <style:style style:name="T412_64" style:family="text"/>
    <style:style style:name="T412_65" style:family="text"/>
    <style:style style:name="T412_66" style:family="text"/>
    <style:style style:name="T412_67" style:family="text"/>
    <style:style style:name="T412_68" style:family="text"/>
    <style:style style:name="T412_69" style:family="text"/>
    <style:style style:name="T412_70" style:family="text"/>
    <style:style style:name="T412_71" style:family="text"/>
    <style:style style:name="T412_72" style:family="text"/>
    <style:style style:name="T412_73" style:family="text"/>
    <style:style style:name="T412_74" style:family="text"/>
    <style:style style:name="T412_75" style:family="text"/>
    <style:style style:name="T412_76" style:family="text"/>
    <style:style style:name="T412_77" style:family="text"/>
    <style:style style:name="T412_78" style:family="text"/>
    <style:style style:name="T412_79" style:family="text"/>
    <style:style style:name="T412_80" style:family="text"/>
    <style:style style:name="T412_81" style:family="text"/>
    <style:style style:name="T412_82" style:family="text"/>
    <style:style style:name="T412_83" style:family="text"/>
    <style:style style:name="T412_84" style:family="text"/>
    <style:style style:name="T412_85" style:family="text"/>
    <style:style style:name="T412_86" style:family="text"/>
    <style:style style:name="T412_87" style:family="text"/>
    <style:style style:name="T412_88" style:family="text"/>
    <style:style style:name="T412_89" style:family="text"/>
    <style:style style:name="T412_90" style:family="text"/>
    <style:style style:name="T412_91" style:family="text"/>
    <style:style style:name="T412_92" style:family="text"/>
    <style:style style:name="T412_93" style:family="text"/>
    <style:style style:name="T412_94" style:family="text"/>
    <style:style style:name="T412_95" style:family="text"/>
    <style:style style:name="T412_96" style:family="text"/>
    <style:style style:name="T412_97" style:family="text"/>
    <style:style style:name="T412_98" style:family="text"/>
    <style:style style:name="T412_99" style:family="text"/>
    <style:style style:name="T412_100" style:family="text"/>
    <style:style style:name="T412_101" style:family="text"/>
    <style:style style:name="T412_102" style:family="text"/>
    <style:style style:name="T412_103" style:family="text"/>
    <style:style style:name="T412_104" style:family="text"/>
    <style:style style:name="T412_105" style:family="text"/>
    <style:style style:name="T412_106" style:family="text"/>
    <style:style style:name="T412_107" style:family="text"/>
    <style:style style:name="T412_108" style:family="text"/>
    <style:style style:name="T412_109" style:family="text"/>
    <style:style style:name="T412_110" style:family="text"/>
    <style:style style:name="T412_111" style:family="text"/>
    <style:style style:name="T412_112" style:family="text"/>
    <style:style style:name="T412_113" style:family="text"/>
    <style:style style:name="T412_114" style:family="text"/>
    <style:style style:name="T412_115" style:family="text"/>
    <style:style style:name="T412_116" style:family="text"/>
    <style:style style:name="T412_117" style:family="text"/>
    <style:style style:name="T412_118" style:family="text"/>
    <style:style style:name="T412_119" style:family="text"/>
    <style:style style:name="T412_120" style:family="text"/>
    <style:style style:name="T412_121" style:family="text"/>
    <style:style style:name="T412_122" style:family="text"/>
    <style:style style:name="T412_123" style:family="text"/>
    <style:style style:name="T412_124" style:family="text"/>
    <style:style style:name="T412_125" style:family="text"/>
    <style:style style:name="T412_126" style:family="text"/>
    <style:style style:name="T412_127" style:family="text"/>
    <style:style style:name="T412_128" style:family="text"/>
    <style:style style:name="T412_129" style:family="text"/>
    <style:style style:name="T412_130" style:family="text"/>
    <style:style style:name="T412_131" style:family="text"/>
    <style:style style:name="T412_132" style:family="text"/>
    <style:style style:name="T412_133" style:family="text"/>
    <style:style style:name="T412_134" style:family="text"/>
    <style:style style:name="T412_135" style:family="text"/>
    <style:style style:name="T412_136" style:family="text"/>
    <style:style style:name="T412_137" style:family="text"/>
    <style:style style:name="T412_138" style:family="text"/>
    <style:style style:name="T412_139" style:family="text"/>
    <style:style style:name="T412_140" style:family="text"/>
    <style:style style:name="T412_141" style:family="text"/>
    <style:style style:name="T412_142" style:family="text"/>
    <style:style style:name="T412_143" style:family="text"/>
    <style:style style:name="T412_144" style:family="text"/>
    <style:style style:name="T412_145" style:family="text"/>
    <style:style style:name="T412_146" style:family="text"/>
    <style:style style:name="T412_147" style:family="text"/>
    <style:style style:name="T412_148" style:family="text"/>
    <style:style style:name="T412_149" style:family="text"/>
    <style:style style:name="T412_150" style:family="text"/>
    <style:style style:name="T412_151" style:family="text"/>
    <style:style style:name="T412_152" style:family="text"/>
    <style:style style:name="T412_153" style:family="text"/>
    <style:style style:name="T412_154" style:family="text"/>
    <style:style style:name="T412_155" style:family="text"/>
    <style:style style:name="T412_156" style:family="text"/>
    <style:style style:name="T412_157" style:family="text"/>
    <style:style style:name="T412_158" style:family="text"/>
    <style:style style:name="T412_159" style:family="text"/>
    <style:style style:name="T412_160" style:family="text"/>
    <style:style style:name="T412_161" style:family="text"/>
    <style:style style:name="T412_162" style:family="text"/>
    <style:style style:name="T412_163" style:family="text"/>
    <style:style style:name="T412_164" style:family="text"/>
    <style:style style:name="T412_165" style:family="text"/>
    <style:style style:name="T412_166" style:family="text"/>
    <style:style style:name="T412_167" style:family="text"/>
    <style:style style:name="P413" style:family="paragraph" style:parent-style-name="Standard">
      <style:paragraph-properties fo:break-before="auto" fo:line-height="115%" style:writing-mode="lr-tb"/>
    </style:style>
    <style:style style:name="P414" style:family="paragraph" style:parent-style-name="Standard">
      <style:paragraph-properties fo:break-before="auto" fo:line-height="115%" style:writing-mode="lr-tb"/>
    </style:style>
    <style:style style:name="T414_1" style:family="text">
      <style:text-properties fo:font-weight="bold" style:font-weight-asian="bold" style:font-weight-complex="bold"/>
    </style:style>
    <style:style style:name="P415" style:family="paragraph" style:parent-style-name="Standard">
      <style:paragraph-properties fo:break-before="auto" fo:line-height="115%" fo:margin-top="0cm" fo:margin-right="2.54cm" style:writing-mode="lr-tb"/>
    </style:style>
    <style:style style:name="T415_1" style:family="text"/>
    <style:style style:name="T415_2" style:family="text"/>
    <style:style style:name="T415_3" style:family="text"/>
    <style:style style:name="T415_4" style:family="text"/>
    <style:style style:name="T415_5" style:family="text"/>
    <style:style style:name="T415_6" style:family="text"/>
    <style:style style:name="T415_7" style:family="text"/>
    <style:style style:name="T415_8" style:family="text"/>
    <style:style style:name="T415_9" style:family="text"/>
    <style:style style:name="T415_10" style:family="text"/>
    <style:style style:name="T415_11" style:family="text"/>
    <style:style style:name="T415_12" style:family="text"/>
    <style:style style:name="T415_13" style:family="text"/>
    <style:style style:name="T415_14" style:family="text"/>
    <style:style style:name="T415_15" style:family="text"/>
    <style:style style:name="T415_16" style:family="text"/>
    <style:style style:name="T415_17" style:family="text"/>
    <style:style style:name="T415_18" style:family="text"/>
    <style:style style:name="T415_19" style:family="text"/>
    <style:style style:name="P416" style:family="paragraph" style:parent-style-name="Standard">
      <style:paragraph-properties fo:break-before="auto" fo:line-height="115%" fo:margin-top="0cm" fo:margin-right="2.54cm" style:writing-mode="lr-tb"/>
    </style:style>
    <style:style style:name="T416_1" style:family="text"/>
    <style:style style:name="T416_2" style:family="text"/>
    <style:style style:name="T416_3" style:family="text"/>
    <style:style style:name="P417" style:family="paragraph" style:parent-style-name="Standard">
      <style:paragraph-properties fo:break-before="auto" fo:line-height="115%" fo:margin-top="0cm" fo:margin-right="2.54cm" style:writing-mode="lr-tb"/>
    </style:style>
    <style:style style:name="T417_1" style:family="text"/>
    <style:style style:name="T417_2" style:family="text"/>
    <style:style style:name="T417_3" style:family="text"/>
    <style:style style:name="T417_4" style:family="text"/>
    <style:style style:name="T417_5" style:family="text"/>
    <style:style style:name="P418" style:family="paragraph" style:parent-style-name="Standard">
      <style:paragraph-properties fo:break-before="auto" fo:line-height="115%" fo:margin-top="0cm" fo:margin-right="2.54cm" style:writing-mode="lr-tb"/>
    </style:style>
    <style:style style:name="T418_1" style:family="text"/>
    <style:style style:name="T418_2" style:family="text"/>
    <style:style style:name="T418_3" style:family="text"/>
    <style:style style:name="T418_4" style:family="text"/>
    <style:style style:name="T418_5" style:family="text"/>
    <style:style style:name="T418_6" style:family="text"/>
    <style:style style:name="T418_7" style:family="text"/>
    <style:style style:name="T418_8" style:family="text"/>
    <style:style style:name="T418_9" style:family="text"/>
    <style:style style:name="T418_10" style:family="text"/>
    <style:style style:name="T418_11" style:family="text"/>
    <style:style style:name="P419" style:family="paragraph" style:parent-style-name="Standard">
      <style:paragraph-properties fo:break-before="auto" fo:line-height="115%" fo:margin-top="0cm" fo:margin-right="2.54cm" style:writing-mode="lr-tb"/>
    </style:style>
    <style:style style:name="T419_1" style:family="text"/>
    <style:style style:name="T419_2" style:family="text"/>
    <style:style style:name="T419_3" style:family="text"/>
    <style:style style:name="P420" style:family="paragraph" style:parent-style-name="Standard">
      <style:paragraph-properties fo:break-before="auto" fo:line-height="115%" fo:margin-top="0cm" fo:margin-right="2.54cm" style:writing-mode="lr-tb"/>
    </style:style>
    <style:style style:name="T420_1" style:family="text"/>
    <style:style style:name="T420_2" style:family="text"/>
    <style:style style:name="T420_3" style:family="text"/>
    <style:style style:name="T420_4" style:family="text"/>
    <style:style style:name="T420_5" style:family="text"/>
    <style:style style:name="T420_6" style:family="text"/>
    <style:style style:name="T420_7" style:family="text"/>
    <style:style style:name="T420_8" style:family="text"/>
    <style:style style:name="T420_9" style:family="text"/>
    <style:style style:name="T420_10" style:family="text"/>
    <style:style style:name="T420_11" style:family="text"/>
    <style:style style:name="T420_12" style:family="text"/>
    <style:style style:name="T420_13" style:family="text"/>
    <style:style style:name="T420_14" style:family="text"/>
    <style:style style:name="T420_15" style:family="text"/>
    <style:style style:name="T420_16" style:family="text"/>
    <style:style style:name="T420_17" style:family="text"/>
    <style:style style:name="T420_18" style:family="text"/>
    <style:style style:name="T420_19" style:family="text"/>
    <style:style style:name="T420_20" style:family="text"/>
    <style:style style:name="T420_21" style:family="text"/>
    <style:style style:name="T420_22" style:family="text"/>
    <style:style style:name="T420_23" style:family="text"/>
    <style:style style:name="T420_24" style:family="text"/>
    <style:style style:name="T420_25" style:family="text"/>
    <style:style style:name="T420_26" style:family="text"/>
    <style:style style:name="P421" style:family="paragraph" style:parent-style-name="Standard">
      <style:paragraph-properties fo:break-before="auto" fo:line-height="115%" fo:margin-top="0cm" style:writing-mode="lr-tb"/>
    </style:style>
    <style:style style:name="T421_1" style:family="text"/>
    <style:style style:name="T421_2" style:family="text"/>
    <style:style style:name="T421_3" style:family="text"/>
    <style:style style:name="T421_4" style:family="text"/>
    <style:style style:name="T421_5" style:family="text"/>
    <style:style style:name="T421_6" style:family="text"/>
    <style:style style:name="T421_7" style:family="text"/>
    <style:style style:name="T421_8" style:family="text"/>
    <style:style style:name="T421_9" style:family="text"/>
    <style:style style:name="T421_10" style:family="text"/>
    <style:style style:name="T421_11" style:family="text"/>
    <style:style style:name="T421_12" style:family="text"/>
    <style:style style:name="T421_13" style:family="text"/>
    <style:style style:name="T421_14" style:family="text"/>
    <style:style style:name="T421_15" style:family="text"/>
    <style:style style:name="T421_16" style:family="text"/>
    <style:style style:name="T421_17" style:family="text"/>
    <style:style style:name="P422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422_1" style:family="text"/>
    <style:style style:name="T422_2" style:family="text"/>
    <style:style style:name="T422_3" style:family="text"/>
    <style:style style:name="T422_4" style:family="text"/>
    <style:style style:name="T422_5" style:family="text"/>
    <style:style style:name="T422_6" style:family="text"/>
    <style:style style:name="T422_7" style:family="text"/>
    <style:style style:name="T422_8" style:family="text"/>
    <style:style style:name="T422_9" style:family="text"/>
    <style:style style:name="T422_10" style:family="text"/>
    <style:style style:name="P423" style:family="paragraph" style:parent-style-name="Heading_20_2">
      <style:paragraph-properties fo:break-before="page" fo:line-height="115%" fo:margin-right="2.54cm" style:writing-mode="lr-tb"/>
    </style:style>
    <style:style style:name="T423_1" style:family="text"/>
    <style:style style:name="T423_2" style:family="text"/>
    <style:style style:name="T423_3" style:family="text"/>
    <style:style style:name="P424" style:family="paragraph" style:parent-style-name="Standard">
      <style:paragraph-properties fo:break-before="auto" fo:line-height="115%" style:writing-mode="lr-tb"/>
    </style:style>
    <style:style style:name="T424_1" style:family="text">
      <style:text-properties fo:font-weight="bold" style:font-weight-asian="bold" style:font-weight-complex="bold"/>
    </style:style>
    <style:style style:name="P425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425_1" style:family="text"/>
    <style:style style:name="T425_2" style:family="text"/>
    <style:style style:name="T425_3" style:family="text"/>
    <style:style style:name="T425_4" style:family="text"/>
    <style:style style:name="T425_5" style:family="text"/>
    <style:style style:name="P426" style:family="paragraph" style:parent-style-name="Heading_20_2">
      <style:paragraph-properties fo:break-before="page" fo:line-height="115%" fo:margin-right="2.54cm" style:writing-mode="lr-tb"/>
    </style:style>
    <style:style style:name="T426_1" style:family="text"/>
    <style:style style:name="T426_2" style:family="text"/>
    <style:style style:name="T426_3" style:family="text"/>
    <style:style style:name="P427" style:family="paragraph" style:parent-style-name="Standard">
      <style:paragraph-properties fo:break-before="auto" fo:line-height="115%" style:writing-mode="lr-tb"/>
    </style:style>
    <style:style style:name="T427_1" style:family="text">
      <style:text-properties fo:font-weight="bold" style:font-weight-asian="bold" style:font-weight-complex="bold"/>
    </style:style>
    <style:style style:name="P428" style:family="paragraph" style:parent-style-name="Standard">
      <style:paragraph-properties fo:break-before="auto" fo:line-height="115%" fo:margin-top="0cm" fo:margin-right="2.54cm" style:writing-mode="lr-tb"/>
    </style:style>
    <style:style style:name="T428_1" style:family="text"/>
    <style:style style:name="T428_2" style:family="text"/>
    <style:style style:name="T428_3" style:family="text"/>
    <style:style style:name="T428_4" style:family="text"/>
    <style:style style:name="T428_5" style:family="text"/>
    <style:style style:name="T428_6" style:family="text"/>
    <style:style style:name="T428_7" style:family="text"/>
    <style:style style:name="T428_8" style:family="text"/>
    <style:style style:name="T428_9" style:family="text"/>
    <style:style style:name="T428_10" style:family="text"/>
    <style:style style:name="T428_11" style:family="text"/>
    <style:style style:name="P429" style:family="paragraph" style:parent-style-name="Standard">
      <style:paragraph-properties fo:break-before="auto" fo:line-height="115%" fo:margin-top="0cm" fo:margin-right="2.54cm" style:writing-mode="lr-tb"/>
    </style:style>
    <style:style style:name="T429_1" style:family="text"/>
    <style:style style:name="T429_2" style:family="text"/>
    <style:style style:name="T429_3" style:family="text"/>
    <style:style style:name="T429_4" style:family="text"/>
    <style:style style:name="T429_5" style:family="text"/>
    <style:style style:name="T429_6" style:family="text"/>
    <style:style style:name="T429_7" style:family="text"/>
    <style:style style:name="P430" style:family="paragraph" style:parent-style-name="Standard">
      <style:paragraph-properties fo:break-before="auto" fo:line-height="115%" fo:margin-top="0cm" fo:margin-right="2.54cm" style:writing-mode="lr-tb"/>
    </style:style>
    <style:style style:name="T430_1" style:family="text"/>
    <style:style style:name="T430_2" style:family="text"/>
    <style:style style:name="T430_3" style:family="text"/>
    <style:style style:name="T430_4" style:family="text"/>
    <style:style style:name="T430_5" style:family="text"/>
    <style:style style:name="P431" style:family="paragraph" style:parent-style-name="Standard">
      <style:paragraph-properties fo:break-before="auto" fo:line-height="115%" fo:margin-top="0cm" fo:margin-right="2.54cm" style:writing-mode="lr-tb"/>
    </style:style>
    <style:style style:name="T431_1" style:family="text"/>
    <style:style style:name="T431_2" style:family="text"/>
    <style:style style:name="T431_3" style:family="text"/>
    <style:style style:name="T431_4" style:family="text"/>
    <style:style style:name="T431_5" style:family="text"/>
    <style:style style:name="T431_6" style:family="text"/>
    <style:style style:name="T431_7" style:family="text"/>
    <style:style style:name="T431_8" style:family="text"/>
    <style:style style:name="T431_9" style:family="text"/>
    <style:style style:name="T431_10" style:family="text"/>
    <style:style style:name="T431_11" style:family="text"/>
    <style:style style:name="T431_12" style:family="text"/>
    <style:style style:name="T431_13" style:family="text"/>
    <style:style style:name="T431_14" style:family="text"/>
    <style:style style:name="T431_15" style:family="text"/>
    <style:style style:name="T431_16" style:family="text"/>
    <style:style style:name="T431_17" style:family="text"/>
    <style:style style:name="T431_18" style:family="text"/>
    <style:style style:name="T431_19" style:family="text"/>
    <style:style style:name="T431_20" style:family="text"/>
    <style:style style:name="T431_21" style:family="text"/>
    <style:style style:name="T431_22" style:family="text"/>
    <style:style style:name="T431_23" style:family="text"/>
    <style:style style:name="T431_24" style:family="text"/>
    <style:style style:name="T431_25" style:family="text"/>
    <style:style style:name="T431_26" style:family="text"/>
    <style:style style:name="T431_27" style:family="text"/>
    <style:style style:name="P432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432_1" style:family="text"/>
    <style:style style:name="T432_2" style:family="text"/>
    <style:style style:name="T432_3" style:family="text"/>
    <style:style style:name="P433" style:family="paragraph" style:parent-style-name="Heading_20_2">
      <style:paragraph-properties fo:break-before="page" fo:line-height="115%" fo:margin-right="2.54cm" style:writing-mode="lr-tb"/>
    </style:style>
    <style:style style:name="T433_1" style:family="text"/>
    <style:style style:name="T433_2" style:family="text"/>
    <style:style style:name="T433_3" style:family="text"/>
    <style:style style:name="P434" style:family="paragraph" style:parent-style-name="Standard">
      <style:paragraph-properties fo:break-before="auto" fo:line-height="115%" style:writing-mode="lr-tb"/>
    </style:style>
    <style:style style:name="T434_1" style:family="text">
      <style:text-properties fo:font-weight="bold" style:font-weight-asian="bold" style:font-weight-complex="bold"/>
    </style:style>
    <style:style style:name="P435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435_1" style:family="text"/>
    <style:style style:name="T435_2" style:family="text"/>
    <style:style style:name="T435_3" style:family="text"/>
    <style:style style:name="T435_4" style:family="text"/>
    <style:style style:name="T435_5" style:family="text"/>
    <style:style style:name="T435_6" style:family="text"/>
    <style:style style:name="T435_7" style:family="text"/>
    <style:style style:name="T435_8" style:family="text"/>
    <style:style style:name="T435_9" style:family="text"/>
    <style:style style:name="T435_10" style:family="text"/>
    <style:style style:name="P436" style:family="paragraph" style:parent-style-name="Heading_20_2">
      <style:paragraph-properties fo:break-before="page" fo:line-height="115%" fo:margin-right="2.54cm" style:writing-mode="lr-tb"/>
    </style:style>
    <style:style style:name="T436_1" style:family="text"/>
    <style:style style:name="T436_2" style:family="text"/>
    <style:style style:name="T436_3" style:family="text"/>
    <style:style style:name="P437" style:family="paragraph" style:parent-style-name="Standard">
      <style:paragraph-properties fo:break-before="auto" fo:line-height="115%" style:writing-mode="lr-tb"/>
    </style:style>
    <style:style style:name="T437_1" style:family="text">
      <style:text-properties fo:font-weight="bold" style:font-weight-asian="bold" style:font-weight-complex="bold"/>
    </style:style>
    <style:style style:name="P438" style:family="paragraph" style:parent-style-name="Standard">
      <style:paragraph-properties fo:break-before="auto" fo:line-height="115%" fo:margin-top="0cm" fo:margin-right="2.54cm" style:writing-mode="lr-tb"/>
    </style:style>
    <style:style style:name="T438_1" style:family="text"/>
    <style:style style:name="T438_2" style:family="text"/>
    <style:style style:name="T438_3" style:family="text"/>
    <style:style style:name="T438_4" style:family="text"/>
    <style:style style:name="T438_5" style:family="text"/>
    <style:style style:name="T438_6" style:family="text"/>
    <style:style style:name="T438_7" style:family="text"/>
    <style:style style:name="T438_8" style:family="text"/>
    <style:style style:name="T438_9" style:family="text"/>
    <style:style style:name="T438_10" style:family="text"/>
    <style:style style:name="T438_11" style:family="text"/>
    <style:style style:name="T438_12" style:family="text"/>
    <style:style style:name="T438_13" style:family="text"/>
    <style:style style:name="P439" style:family="paragraph" style:parent-style-name="Standard">
      <style:paragraph-properties fo:break-before="auto" fo:line-height="115%" fo:margin-top="0cm" fo:margin-right="2.54cm" style:writing-mode="lr-tb"/>
    </style:style>
    <style:style style:name="T439_1" style:family="text"/>
    <style:style style:name="T439_2" style:family="text"/>
    <style:style style:name="T439_3" style:family="text"/>
    <style:style style:name="T439_4" style:family="text"/>
    <style:style style:name="T439_5" style:family="text"/>
    <style:style style:name="T439_6" style:family="text"/>
    <style:style style:name="T439_7" style:family="text"/>
    <style:style style:name="T439_8" style:family="text"/>
    <style:style style:name="T439_9" style:family="text"/>
    <style:style style:name="P440" style:family="paragraph" style:parent-style-name="Standard">
      <style:paragraph-properties fo:break-before="auto" fo:line-height="115%" fo:margin-top="0cm" fo:margin-right="2.54cm" style:writing-mode="lr-tb"/>
    </style:style>
    <style:style style:name="T440_1" style:family="text"/>
    <style:style style:name="T440_2" style:family="text"/>
    <style:style style:name="T440_3" style:family="text"/>
    <style:style style:name="T440_4" style:family="text"/>
    <style:style style:name="T440_5" style:family="text"/>
    <style:style style:name="T440_6" style:family="text"/>
    <style:style style:name="T440_7" style:family="text"/>
    <style:style style:name="T440_8" style:family="text"/>
    <style:style style:name="T440_9" style:family="text"/>
    <style:style style:name="T440_10" style:family="text"/>
    <style:style style:name="T440_11" style:family="text"/>
    <style:style style:name="T440_12" style:family="text"/>
    <style:style style:name="T440_13" style:family="text"/>
    <style:style style:name="T440_14" style:family="text"/>
    <style:style style:name="P441" style:family="paragraph" style:parent-style-name="Standard">
      <style:paragraph-properties fo:break-before="auto" fo:line-height="115%" fo:margin-top="0cm" fo:margin-right="2.54cm" style:writing-mode="lr-tb"/>
    </style:style>
    <style:style style:name="T441_1" style:family="text"/>
    <style:style style:name="T441_2" style:family="text"/>
    <style:style style:name="T441_3" style:family="text"/>
    <style:style style:name="T441_4" style:family="text"/>
    <style:style style:name="T441_5" style:family="text"/>
    <style:style style:name="P442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442_1" style:family="text"/>
    <style:style style:name="T442_2" style:family="text"/>
    <style:style style:name="T442_3" style:family="text"/>
    <style:style style:name="T442_4" style:family="text"/>
    <style:style style:name="T442_5" style:family="text"/>
    <style:style style:name="T442_6" style:family="text"/>
    <style:style style:name="T442_7" style:family="text"/>
    <style:style style:name="T442_8" style:family="text"/>
    <style:style style:name="T442_9" style:family="text"/>
    <style:style style:name="T442_10" style:family="text"/>
    <style:style style:name="T442_11" style:family="text"/>
    <style:style style:name="P443" style:family="paragraph" style:parent-style-name="Standard">
      <style:paragraph-properties fo:break-before="auto" fo:line-height="115%" fo:margin-right="2.54cm" style:writing-mode="lr-tb"/>
    </style:style>
    <style:style style:name="P444" style:family="paragraph" style:parent-style-name="Heading_20_2">
      <style:paragraph-properties fo:break-before="page" fo:line-height="115%" fo:margin-right="2.54cm" style:writing-mode="lr-tb"/>
    </style:style>
    <style:style style:name="T444_1" style:family="text"/>
    <style:style style:name="T444_2" style:family="text"/>
    <style:style style:name="T444_3" style:family="text"/>
    <style:style style:name="P445" style:family="paragraph" style:parent-style-name="Standard">
      <style:paragraph-properties fo:break-before="auto" fo:line-height="115%" style:writing-mode="lr-tb"/>
    </style:style>
    <style:style style:name="T445_1" style:family="text"/>
    <style:style style:name="T445_2" style:family="text"/>
    <style:style style:name="T445_3" style:family="text"/>
    <style:style style:name="T445_4" style:family="text"/>
    <style:style style:name="T445_5" style:family="text"/>
    <style:style style:name="T445_6" style:family="text"/>
    <style:style style:name="T445_7" style:family="text"/>
    <style:style style:name="T445_8" style:family="text"/>
    <style:style style:name="T445_9" style:family="text"/>
    <style:style style:name="T445_10" style:family="text"/>
    <style:style style:name="T445_11" style:family="text"/>
    <style:style style:name="T445_12" style:family="text"/>
    <style:style style:name="P446" style:family="paragraph" style:parent-style-name="Standard">
      <style:paragraph-properties fo:break-before="auto" fo:line-height="115%" fo:margin-top="0cm" style:writing-mode="lr-tb"/>
    </style:style>
    <style:style style:name="T446_1" style:family="text"/>
    <style:style style:name="T446_2" style:family="text"/>
    <style:style style:name="T446_3" style:family="text"/>
    <style:style style:name="T446_4" style:family="text"/>
    <style:style style:name="T446_5" style:family="text"/>
    <style:style style:name="T446_6" style:family="text"/>
    <style:style style:name="T446_7" style:family="text"/>
    <style:style style:name="P447" style:family="paragraph" style:parent-style-name="Standard">
      <style:paragraph-properties fo:break-before="auto" fo:line-height="115%" fo:margin-top="0cm" style:writing-mode="lr-tb"/>
    </style:style>
    <style:style style:name="T447_1" style:family="text"/>
    <style:style style:name="T447_2" style:family="text"/>
    <style:style style:name="T447_3" style:family="text"/>
    <style:style style:name="T447_4" style:family="text"/>
    <style:style style:name="T447_5" style:family="text"/>
    <style:style style:name="T447_6" style:family="text"/>
    <style:style style:name="T447_7" style:family="text"/>
    <style:style style:name="T447_8" style:family="text"/>
    <style:style style:name="T447_9" style:family="text"/>
    <style:style style:name="T447_10" style:family="text"/>
    <style:style style:name="T447_11" style:family="text"/>
    <style:style style:name="T447_12" style:family="text"/>
    <style:style style:name="T447_13" style:family="text"/>
    <style:style style:name="T447_14" style:family="text"/>
    <style:style style:name="T447_15" style:family="text"/>
    <style:style style:name="T447_16" style:family="text"/>
    <style:style style:name="T447_17" style:family="text"/>
    <style:style style:name="T447_18" style:family="text"/>
    <style:style style:name="T447_19" style:family="text"/>
    <style:style style:name="T447_20" style:family="text"/>
    <style:style style:name="T447_21" style:family="text"/>
    <style:style style:name="T447_22" style:family="text"/>
    <style:style style:name="P448" style:family="paragraph" style:parent-style-name="Standard">
      <style:paragraph-properties fo:break-before="auto" fo:line-height="115%" fo:margin-top="0cm" style:writing-mode="lr-tb"/>
    </style:style>
    <style:style style:name="T448_1" style:family="text"/>
    <style:style style:name="T448_2" style:family="text"/>
    <style:style style:name="T448_3" style:family="text"/>
    <style:style style:name="T448_4" style:family="text"/>
    <style:style style:name="T448_5" style:family="text"/>
    <style:style style:name="T448_6" style:family="text"/>
    <style:style style:name="T448_7" style:family="text"/>
    <style:style style:name="P449" style:family="paragraph" style:parent-style-name="Standard">
      <style:paragraph-properties fo:break-before="auto" fo:line-height="115%" fo:margin-top="0cm" fo:margin-bottom="0cm" style:writing-mode="lr-tb"/>
    </style:style>
    <style:style style:name="T449_1" style:family="text"/>
    <style:style style:name="T449_2" style:family="text"/>
    <style:style style:name="T449_3" style:family="text"/>
    <style:style style:name="T449_4" style:family="text"/>
    <style:style style:name="T449_5" style:family="text"/>
    <style:style style:name="T449_6" style:family="text"/>
    <style:style style:name="T449_7" style:family="text"/>
    <style:style style:name="T449_8" style:family="text"/>
    <style:style style:name="T449_9" style:family="text"/>
    <style:style style:name="T449_10" style:family="text"/>
    <style:style style:name="T449_11" style:family="text"/>
    <style:style style:name="T449_12" style:family="text"/>
    <style:style style:name="T449_13" style:family="text"/>
    <style:style style:name="T449_14" style:family="text"/>
    <style:style style:name="T449_15" style:family="text"/>
    <style:style style:name="P450" style:family="paragraph" style:parent-style-name="Standard">
      <style:paragraph-properties fo:break-before="auto" fo:line-height="115%" style:writing-mode="lr-tb"/>
    </style:style>
    <style:style style:name="P451" style:family="paragraph" style:parent-style-name="Standard">
      <style:paragraph-properties fo:break-before="auto" fo:line-height="115%" style:writing-mode="lr-tb"/>
    </style:style>
    <style:style style:name="T451_1" style:family="text">
      <style:text-properties fo:font-weight="bold" style:font-weight-asian="bold" style:font-weight-complex="bold"/>
    </style:style>
    <style:style style:name="P452" style:family="paragraph" style:parent-style-name="Standard">
      <style:paragraph-properties fo:break-before="auto" fo:line-height="115%" fo:margin-top="0cm" fo:margin-right="2.54cm" style:writing-mode="lr-tb"/>
    </style:style>
    <style:style style:name="T452_1" style:family="text"/>
    <style:style style:name="T452_2" style:family="text"/>
    <style:style style:name="T452_3" style:family="text"/>
    <style:style style:name="T452_4" style:family="text"/>
    <style:style style:name="T452_5" style:family="text"/>
    <style:style style:name="T452_6" style:family="text"/>
    <style:style style:name="T452_7" style:family="text"/>
    <style:style style:name="T452_8" style:family="text"/>
    <style:style style:name="T452_9" style:family="text"/>
    <style:style style:name="T452_10" style:family="text"/>
    <style:style style:name="T452_11" style:family="text"/>
    <style:style style:name="T452_12" style:family="text"/>
    <style:style style:name="P453" style:family="paragraph" style:parent-style-name="Standard">
      <style:paragraph-properties fo:break-before="auto" fo:line-height="115%" fo:margin-top="0cm" fo:margin-right="2.54cm" style:writing-mode="lr-tb"/>
    </style:style>
    <style:style style:name="T453_1" style:family="text"/>
    <style:style style:name="T453_2" style:family="text"/>
    <style:style style:name="T453_3" style:family="text"/>
    <style:style style:name="P454" style:family="paragraph" style:parent-style-name="Standard">
      <style:paragraph-properties fo:break-before="auto" fo:line-height="115%" fo:margin-top="0cm" fo:margin-right="2.54cm" style:writing-mode="lr-tb"/>
    </style:style>
    <style:style style:name="T454_1" style:family="text"/>
    <style:style style:name="T454_2" style:family="text"/>
    <style:style style:name="T454_3" style:family="text"/>
    <style:style style:name="T454_4" style:family="text"/>
    <style:style style:name="T454_5" style:family="text"/>
    <style:style style:name="T454_6" style:family="text"/>
    <style:style style:name="T454_7" style:family="text"/>
    <style:style style:name="T454_8" style:family="text"/>
    <style:style style:name="P455" style:family="paragraph" style:parent-style-name="Standard">
      <style:paragraph-properties fo:break-before="auto" fo:line-height="115%" fo:margin-top="0cm" fo:margin-right="2.54cm" style:writing-mode="lr-tb"/>
    </style:style>
    <style:style style:name="T455_1" style:family="text"/>
    <style:style style:name="T455_2" style:family="text"/>
    <style:style style:name="T455_3" style:family="text"/>
    <style:style style:name="T455_4" style:family="text"/>
    <style:style style:name="T455_5" style:family="text"/>
    <style:style style:name="P456" style:family="paragraph" style:parent-style-name="Standard">
      <style:paragraph-properties fo:break-before="auto" fo:line-height="115%" fo:margin-top="0cm" fo:margin-right="2.54cm" style:writing-mode="lr-tb"/>
    </style:style>
    <style:style style:name="T456_1" style:family="text"/>
    <style:style style:name="T456_2" style:family="text"/>
    <style:style style:name="T456_3" style:family="text"/>
    <style:style style:name="T456_4" style:family="text"/>
    <style:style style:name="T456_5" style:family="text"/>
    <style:style style:name="T456_6" style:family="text"/>
    <style:style style:name="T456_7" style:family="text"/>
    <style:style style:name="T456_8" style:family="text"/>
    <style:style style:name="T456_9" style:family="text"/>
    <style:style style:name="T456_10" style:family="text"/>
    <style:style style:name="T456_11" style:family="text"/>
    <style:style style:name="T456_12" style:family="text"/>
    <style:style style:name="T456_13" style:family="text"/>
    <style:style style:name="T456_14" style:family="text"/>
    <style:style style:name="T456_15" style:family="text"/>
    <style:style style:name="T456_16" style:family="text"/>
    <style:style style:name="T456_17" style:family="text"/>
    <style:style style:name="T456_18" style:family="text"/>
    <style:style style:name="T456_19" style:family="text"/>
    <style:style style:name="T456_20" style:family="text"/>
    <style:style style:name="T456_21" style:family="text"/>
    <style:style style:name="T456_22" style:family="text"/>
    <style:style style:name="T456_23" style:family="text"/>
    <style:style style:name="T456_24" style:family="text"/>
    <style:style style:name="P457" style:family="paragraph" style:parent-style-name="Standard">
      <style:paragraph-properties fo:break-before="auto" fo:line-height="115%" fo:margin-top="0cm" fo:margin-right="2.54cm" style:writing-mode="lr-tb"/>
    </style:style>
    <style:style style:name="T457_1" style:family="text"/>
    <style:style style:name="T457_2" style:family="text"/>
    <style:style style:name="T457_3" style:family="text"/>
    <style:style style:name="T457_4" style:family="text"/>
    <style:style style:name="T457_5" style:family="text"/>
    <style:style style:name="T457_6" style:family="text"/>
    <style:style style:name="T457_7" style:family="text"/>
    <style:style style:name="T457_8" style:family="text"/>
    <style:style style:name="T457_9" style:family="text"/>
    <style:style style:name="T457_10" style:family="text"/>
    <style:style style:name="T457_11" style:family="text"/>
    <style:style style:name="T457_12" style:family="text"/>
    <style:style style:name="T457_13" style:family="text"/>
    <style:style style:name="T457_14" style:family="text"/>
    <style:style style:name="T457_15" style:family="text"/>
    <style:style style:name="T457_16" style:family="text"/>
    <style:style style:name="T457_17" style:family="text"/>
    <style:style style:name="T457_18" style:family="text"/>
    <style:style style:name="T457_19" style:family="text"/>
    <style:style style:name="T457_20" style:family="text"/>
    <style:style style:name="T457_21" style:family="text"/>
    <style:style style:name="T457_22" style:family="text"/>
    <style:style style:name="T457_23" style:family="text"/>
    <style:style style:name="T457_24" style:family="text"/>
    <style:style style:name="T457_25" style:family="text"/>
    <style:style style:name="T457_26" style:family="text"/>
    <style:style style:name="T457_27" style:family="text"/>
    <style:style style:name="T457_28" style:family="text"/>
    <style:style style:name="T457_29" style:family="text"/>
    <style:style style:name="T457_30" style:family="text"/>
    <style:style style:name="T457_31" style:family="text"/>
    <style:style style:name="T457_32" style:family="text"/>
    <style:style style:name="T457_33" style:family="text"/>
    <style:style style:name="T457_34" style:family="text"/>
    <style:style style:name="T457_35" style:family="text"/>
    <style:style style:name="T457_36" style:family="text"/>
    <style:style style:name="T457_37" style:family="text"/>
    <style:style style:name="T457_38" style:family="text"/>
    <style:style style:name="T457_39" style:family="text"/>
    <style:style style:name="T457_40" style:family="text"/>
    <style:style style:name="T457_41" style:family="text"/>
    <style:style style:name="T457_42" style:family="text"/>
    <style:style style:name="T457_43" style:family="text"/>
    <style:style style:name="T457_44" style:family="text"/>
    <style:style style:name="T457_45" style:family="text"/>
    <style:style style:name="T457_46" style:family="text"/>
    <style:style style:name="T457_47" style:family="text"/>
    <style:style style:name="T457_48" style:family="text"/>
    <style:style style:name="P458" style:family="paragraph" style:parent-style-name="Standard">
      <style:paragraph-properties fo:break-before="auto" fo:line-height="115%" fo:margin-top="0cm" fo:margin-right="2.54cm" style:writing-mode="lr-tb"/>
    </style:style>
    <style:style style:name="T458_1" style:family="text"/>
    <style:style style:name="T458_2" style:family="text"/>
    <style:style style:name="P459" style:family="paragraph" style:parent-style-name="Standard">
      <style:paragraph-properties fo:break-before="auto" fo:line-height="115%" fo:margin-top="0cm" fo:margin-right="2.54cm" style:writing-mode="lr-tb"/>
    </style:style>
    <style:style style:name="T459_1" style:family="text"/>
    <style:style style:name="T459_2" style:family="text">
      <style:text-properties fo:color="#1155cc" style:text-underline-style="solid" style:text-underline-color="font-color"/>
    </style:style>
    <style:style style:name="T459_3" style:family="text"/>
    <style:style style:name="T459_4" style:family="text">
      <style:text-properties fo:color="#1155cc" style:text-underline-style="solid" style:text-underline-color="font-color"/>
    </style:style>
    <style:style style:name="T459_5" style:family="text"/>
    <style:style style:name="T459_6" style:family="text">
      <style:text-properties fo:color="#1155cc" style:text-underline-style="solid" style:text-underline-color="font-color"/>
    </style:style>
    <style:style style:name="T459_7" style:family="text"/>
    <style:style style:name="T459_8" style:family="text">
      <style:text-properties fo:color="#1155cc" style:text-underline-style="solid" style:text-underline-color="font-color"/>
    </style:style>
    <style:style style:name="T459_9" style:family="text"/>
    <style:style style:name="T459_10" style:family="text">
      <style:text-properties fo:color="#1155cc" style:text-underline-style="solid" style:text-underline-color="font-color"/>
    </style:style>
    <style:style style:name="T459_11" style:family="text"/>
    <style:style style:name="T459_12" style:family="text">
      <style:text-properties fo:color="#1155cc" style:text-underline-style="solid" style:text-underline-color="font-color"/>
    </style:style>
    <style:style style:name="T459_13" style:family="text"/>
    <style:style style:name="T459_14" style:family="text">
      <style:text-properties fo:color="#1155cc" style:text-underline-style="solid" style:text-underline-color="font-color"/>
    </style:style>
    <style:style style:name="T459_15" style:family="text"/>
    <style:style style:name="T459_16" style:family="text">
      <style:text-properties fo:color="#1155cc" style:text-underline-style="solid" style:text-underline-color="font-color"/>
    </style:style>
    <style:style style:name="T459_17" style:family="text"/>
    <style:style style:name="T459_18" style:family="text">
      <style:text-properties fo:color="#1155cc" style:text-underline-style="solid" style:text-underline-color="font-color"/>
    </style:style>
    <style:style style:name="T459_19" style:family="text"/>
    <style:style style:name="T459_20" style:family="text">
      <style:text-properties fo:color="#1155cc" style:text-underline-style="solid" style:text-underline-color="font-color"/>
    </style:style>
    <style:style style:name="T459_21" style:family="text"/>
    <style:style style:name="T459_22" style:family="text">
      <style:text-properties fo:color="#1155cc" style:text-underline-style="solid" style:text-underline-color="font-color"/>
    </style:style>
    <style:style style:name="T459_23" style:family="text"/>
    <style:style style:name="T459_24" style:family="text">
      <style:text-properties fo:color="#1155cc" style:text-underline-style="solid" style:text-underline-color="font-color"/>
    </style:style>
    <style:style style:name="T459_25" style:family="text"/>
    <style:style style:name="T459_26" style:family="text">
      <style:text-properties fo:color="#1155cc" style:text-underline-style="solid" style:text-underline-color="font-color"/>
    </style:style>
    <style:style style:name="T459_27" style:family="text"/>
    <style:style style:name="T459_28" style:family="text">
      <style:text-properties fo:color="#1155cc" style:text-underline-style="solid" style:text-underline-color="font-color"/>
    </style:style>
    <style:style style:name="T459_29" style:family="text"/>
    <style:style style:name="T459_30" style:family="text">
      <style:text-properties fo:color="#1155cc" style:text-underline-style="solid" style:text-underline-color="font-color"/>
    </style:style>
    <style:style style:name="P460" style:family="paragraph" style:parent-style-name="Standard">
      <style:paragraph-properties fo:break-before="auto" fo:line-height="115%" fo:margin-top="0cm" fo:margin-right="2.54cm" style:writing-mode="lr-tb"/>
    </style:style>
    <style:style style:name="T460_1" style:family="text"/>
    <style:style style:name="T460_2" style:family="text">
      <style:text-properties fo:color="#1155cc" style:text-underline-style="solid" style:text-underline-color="font-color"/>
    </style:style>
    <style:style style:name="T460_3" style:family="text"/>
    <style:style style:name="T460_4" style:family="text">
      <style:text-properties fo:color="#1155cc" style:text-underline-style="solid" style:text-underline-color="font-color"/>
    </style:style>
    <style:style style:name="T460_5" style:family="text"/>
    <style:style style:name="T460_6" style:family="text">
      <style:text-properties fo:color="#1155cc" style:text-underline-style="solid" style:text-underline-color="font-color"/>
    </style:style>
    <style:style style:name="T460_7" style:family="text"/>
    <style:style style:name="T460_8" style:family="text">
      <style:text-properties fo:color="#1155cc" style:text-underline-style="solid" style:text-underline-color="font-color"/>
    </style:style>
    <style:style style:name="T460_9" style:family="text"/>
    <style:style style:name="T460_10" style:family="text">
      <style:text-properties fo:color="#1155cc" style:text-underline-style="solid" style:text-underline-color="font-color"/>
    </style:style>
    <style:style style:name="T460_11" style:family="text"/>
    <style:style style:name="T460_12" style:family="text">
      <style:text-properties fo:color="#1155cc" style:text-underline-style="solid" style:text-underline-color="font-color"/>
    </style:style>
    <style:style style:name="T460_13" style:family="text"/>
    <style:style style:name="T460_14" style:family="text">
      <style:text-properties fo:color="#1155cc" style:text-underline-style="solid" style:text-underline-color="font-color"/>
    </style:style>
    <style:style style:name="T460_15" style:family="text"/>
    <style:style style:name="T460_16" style:family="text">
      <style:text-properties fo:color="#1155cc" style:text-underline-style="solid" style:text-underline-color="font-color"/>
    </style:style>
    <style:style style:name="T460_17" style:family="text"/>
    <style:style style:name="T460_18" style:family="text">
      <style:text-properties fo:color="#1155cc" style:text-underline-style="solid" style:text-underline-color="font-color"/>
    </style:style>
    <style:style style:name="T460_19" style:family="text"/>
    <style:style style:name="T460_20" style:family="text">
      <style:text-properties fo:color="#1155cc" style:text-underline-style="solid" style:text-underline-color="font-color"/>
    </style:style>
    <style:style style:name="T460_21" style:family="text"/>
    <style:style style:name="T460_22" style:family="text">
      <style:text-properties fo:color="#1155cc" style:text-underline-style="solid" style:text-underline-color="font-color"/>
    </style:style>
    <style:style style:name="T460_23" style:family="text"/>
    <style:style style:name="T460_24" style:family="text">
      <style:text-properties fo:color="#1155cc" style:text-underline-style="solid" style:text-underline-color="font-color"/>
    </style:style>
    <style:style style:name="T460_25" style:family="text"/>
    <style:style style:name="T460_26" style:family="text">
      <style:text-properties fo:color="#1155cc" style:text-underline-style="solid" style:text-underline-color="font-color"/>
    </style:style>
    <style:style style:name="T460_27" style:family="text"/>
    <style:style style:name="T460_28" style:family="text">
      <style:text-properties fo:color="#1155cc" style:text-underline-style="solid" style:text-underline-color="font-color"/>
    </style:style>
    <style:style style:name="T460_29" style:family="text"/>
    <style:style style:name="T460_30" style:family="text">
      <style:text-properties fo:color="#1155cc" style:text-underline-style="solid" style:text-underline-color="font-color"/>
    </style:style>
    <style:style style:name="T460_31" style:family="text"/>
    <style:style style:name="T460_32" style:family="text">
      <style:text-properties fo:color="#1155cc" style:text-underline-style="solid" style:text-underline-color="font-color"/>
    </style:style>
    <style:style style:name="T460_33" style:family="text"/>
    <style:style style:name="T460_34" style:family="text">
      <style:text-properties fo:color="#1155cc" style:text-underline-style="solid" style:text-underline-color="font-color"/>
    </style:style>
    <style:style style:name="P461" style:family="paragraph" style:parent-style-name="Standard">
      <style:paragraph-properties fo:break-before="auto" fo:line-height="115%" fo:margin-top="0cm" fo:margin-right="2.54cm" style:writing-mode="lr-tb"/>
    </style:style>
    <style:style style:name="T461_1" style:family="text"/>
    <style:style style:name="T461_2" style:family="text">
      <style:text-properties fo:color="#1155cc" style:text-underline-style="solid" style:text-underline-color="font-color"/>
    </style:style>
    <style:style style:name="T461_3" style:family="text"/>
    <style:style style:name="T461_4" style:family="text">
      <style:text-properties fo:color="#1155cc" style:text-underline-style="solid" style:text-underline-color="font-color"/>
    </style:style>
    <style:style style:name="T461_5" style:family="text"/>
    <style:style style:name="T461_6" style:family="text">
      <style:text-properties fo:color="#1155cc" style:text-underline-style="solid" style:text-underline-color="font-color"/>
    </style:style>
    <style:style style:name="T461_7" style:family="text"/>
    <style:style style:name="T461_8" style:family="text">
      <style:text-properties fo:color="#1155cc" style:text-underline-style="solid" style:text-underline-color="font-color"/>
    </style:style>
    <style:style style:name="T461_9" style:family="text"/>
    <style:style style:name="T461_10" style:family="text">
      <style:text-properties fo:color="#1155cc" style:text-underline-style="solid" style:text-underline-color="font-color"/>
    </style:style>
    <style:style style:name="T461_11" style:family="text"/>
    <style:style style:name="T461_12" style:family="text">
      <style:text-properties fo:color="#1155cc" style:text-underline-style="solid" style:text-underline-color="font-color"/>
    </style:style>
    <style:style style:name="T461_13" style:family="text"/>
    <style:style style:name="T461_14" style:family="text">
      <style:text-properties fo:color="#1155cc" style:text-underline-style="solid" style:text-underline-color="font-color"/>
    </style:style>
    <style:style style:name="T461_15" style:family="text"/>
    <style:style style:name="T461_16" style:family="text">
      <style:text-properties fo:color="#1155cc" style:text-underline-style="solid" style:text-underline-color="font-color"/>
    </style:style>
    <style:style style:name="T461_17" style:family="text"/>
    <style:style style:name="T461_18" style:family="text">
      <style:text-properties fo:color="#1155cc" style:text-underline-style="solid" style:text-underline-color="font-color"/>
    </style:style>
    <style:style style:name="T461_19" style:family="text"/>
    <style:style style:name="T461_20" style:family="text">
      <style:text-properties fo:color="#1155cc" style:text-underline-style="solid" style:text-underline-color="font-color"/>
    </style:style>
    <style:style style:name="T461_21" style:family="text"/>
    <style:style style:name="T461_22" style:family="text">
      <style:text-properties fo:color="#1155cc" style:text-underline-style="solid" style:text-underline-color="font-color"/>
    </style:style>
    <style:style style:name="T461_23" style:family="text"/>
    <style:style style:name="T461_24" style:family="text">
      <style:text-properties fo:color="#1155cc" style:text-underline-style="solid" style:text-underline-color="font-color"/>
    </style:style>
    <style:style style:name="T461_25" style:family="text"/>
    <style:style style:name="T461_26" style:family="text">
      <style:text-properties fo:color="#1155cc" style:text-underline-style="solid" style:text-underline-color="font-color"/>
    </style:style>
    <style:style style:name="T461_27" style:family="text"/>
    <style:style style:name="T461_28" style:family="text">
      <style:text-properties fo:color="#1155cc" style:text-underline-style="solid" style:text-underline-color="font-color"/>
    </style:style>
    <style:style style:name="T461_29" style:family="text"/>
    <style:style style:name="T461_30" style:family="text">
      <style:text-properties fo:color="#1155cc" style:text-underline-style="solid" style:text-underline-color="font-color"/>
    </style:style>
    <style:style style:name="P462" style:family="paragraph" style:parent-style-name="Standard">
      <style:paragraph-properties fo:break-before="auto" fo:line-height="115%" fo:margin-top="0cm" fo:margin-right="2.54cm" style:writing-mode="lr-tb"/>
    </style:style>
    <style:style style:name="T462_1" style:family="text"/>
    <style:style style:name="T462_2" style:family="text">
      <style:text-properties fo:color="#1155cc" style:text-underline-style="solid" style:text-underline-color="font-color"/>
    </style:style>
    <style:style style:name="T462_3" style:family="text"/>
    <style:style style:name="T462_4" style:family="text">
      <style:text-properties fo:color="#1155cc" style:text-underline-style="solid" style:text-underline-color="font-color"/>
    </style:style>
    <style:style style:name="T462_5" style:family="text"/>
    <style:style style:name="T462_6" style:family="text">
      <style:text-properties fo:color="#1155cc" style:text-underline-style="solid" style:text-underline-color="font-color"/>
    </style:style>
    <style:style style:name="T462_7" style:family="text"/>
    <style:style style:name="T462_8" style:family="text">
      <style:text-properties fo:color="#1155cc" style:text-underline-style="solid" style:text-underline-color="font-color"/>
    </style:style>
    <style:style style:name="T462_9" style:family="text"/>
    <style:style style:name="T462_10" style:family="text">
      <style:text-properties fo:color="#1155cc" style:text-underline-style="solid" style:text-underline-color="font-color"/>
    </style:style>
    <style:style style:name="T462_11" style:family="text"/>
    <style:style style:name="T462_12" style:family="text">
      <style:text-properties fo:color="#1155cc" style:text-underline-style="solid" style:text-underline-color="font-color"/>
    </style:style>
    <style:style style:name="T462_13" style:family="text"/>
    <style:style style:name="T462_14" style:family="text">
      <style:text-properties fo:color="#1155cc" style:text-underline-style="solid" style:text-underline-color="font-color"/>
    </style:style>
    <style:style style:name="T462_15" style:family="text"/>
    <style:style style:name="T462_16" style:family="text">
      <style:text-properties fo:color="#1155cc" style:text-underline-style="solid" style:text-underline-color="font-color"/>
    </style:style>
    <style:style style:name="T462_17" style:family="text"/>
    <style:style style:name="T462_18" style:family="text">
      <style:text-properties fo:color="#1155cc" style:text-underline-style="solid" style:text-underline-color="font-color"/>
    </style:style>
    <style:style style:name="T462_19" style:family="text"/>
    <style:style style:name="T462_20" style:family="text">
      <style:text-properties fo:color="#1155cc" style:text-underline-style="solid" style:text-underline-color="font-color"/>
    </style:style>
    <style:style style:name="P463" style:family="paragraph" style:parent-style-name="Standard">
      <style:paragraph-properties fo:break-before="auto" fo:line-height="115%" fo:margin-top="0cm" fo:margin-right="2.54cm" style:writing-mode="lr-tb"/>
    </style:style>
    <style:style style:name="T463_1" style:family="text"/>
    <style:style style:name="P464" style:family="paragraph" style:parent-style-name="Standard">
      <style:paragraph-properties fo:break-before="auto" fo:line-height="115%" fo:margin-top="0cm" fo:margin-right="2.54cm" style:writing-mode="lr-tb"/>
    </style:style>
    <style:style style:name="T464_1" style:family="text"/>
    <style:style style:name="T464_2" style:family="text"/>
    <style:style style:name="T464_3" style:family="text"/>
    <style:style style:name="T464_4" style:family="text"/>
    <style:style style:name="T464_5" style:family="text"/>
    <style:style style:name="T464_6" style:family="text"/>
    <style:style style:name="T464_7" style:family="text"/>
    <style:style style:name="T464_8" style:family="text"/>
    <style:style style:name="T464_9" style:family="text"/>
    <style:style style:name="P465" style:family="paragraph" style:parent-style-name="Standard">
      <style:paragraph-properties fo:break-before="auto" fo:line-height="115%" fo:margin-top="0cm" fo:margin-right="2.54cm" style:writing-mode="lr-tb"/>
    </style:style>
    <style:style style:name="T465_1" style:family="text"/>
    <style:style style:name="T465_2" style:family="text"/>
    <style:style style:name="T465_3" style:family="text"/>
    <style:style style:name="T465_4" style:family="text"/>
    <style:style style:name="T465_5" style:family="text"/>
    <style:style style:name="P466" style:family="paragraph" style:parent-style-name="Standard">
      <style:paragraph-properties fo:break-before="auto" fo:line-height="115%" fo:margin-top="0cm" fo:margin-right="2.54cm" style:writing-mode="lr-tb"/>
    </style:style>
    <style:style style:name="T466_1" style:family="text"/>
    <style:style style:name="T466_2" style:family="text"/>
    <style:style style:name="T466_3" style:family="text"/>
    <style:style style:name="T466_4" style:family="text"/>
    <style:style style:name="T466_5" style:family="text"/>
    <style:style style:name="T466_6" style:family="text"/>
    <style:style style:name="T466_7" style:family="text"/>
    <style:style style:name="T466_8" style:family="text"/>
    <style:style style:name="T466_9" style:family="text"/>
    <style:style style:name="T466_10" style:family="text"/>
    <style:style style:name="T466_11" style:family="text"/>
    <style:style style:name="T466_12" style:family="text"/>
    <style:style style:name="T466_13" style:family="text"/>
    <style:style style:name="T466_14" style:family="text"/>
    <style:style style:name="T466_15" style:family="text"/>
    <style:style style:name="T466_16" style:family="text"/>
    <style:style style:name="T466_17" style:family="text"/>
    <style:style style:name="T466_18" style:family="text"/>
    <style:style style:name="T466_19" style:family="text"/>
    <style:style style:name="T466_20" style:family="text"/>
    <style:style style:name="T466_21" style:family="text"/>
    <style:style style:name="T466_22" style:family="text"/>
    <style:style style:name="T466_23" style:family="text"/>
    <style:style style:name="T466_24" style:family="text"/>
    <style:style style:name="T466_25" style:family="text"/>
    <style:style style:name="T466_26" style:family="text"/>
    <style:style style:name="T466_27" style:family="text"/>
    <style:style style:name="T466_28" style:family="text"/>
    <style:style style:name="T466_29" style:family="text"/>
    <style:style style:name="T466_30" style:family="text"/>
    <style:style style:name="T466_31" style:family="text"/>
    <style:style style:name="T466_32" style:family="text"/>
    <style:style style:name="T466_33" style:family="text"/>
    <style:style style:name="T466_34" style:family="text"/>
    <style:style style:name="T466_35" style:family="text"/>
    <style:style style:name="T466_36" style:family="text"/>
    <style:style style:name="T466_37" style:family="text"/>
    <style:style style:name="T466_38" style:family="text"/>
    <style:style style:name="P467" style:family="paragraph" style:parent-style-name="Standard">
      <style:paragraph-properties fo:break-before="auto" fo:line-height="115%" fo:margin-top="0cm" fo:margin-right="2.54cm" style:writing-mode="lr-tb"/>
    </style:style>
    <style:style style:name="T467_1" style:family="text"/>
    <style:style style:name="T467_2" style:family="text"/>
    <style:style style:name="T467_3" style:family="text"/>
    <style:style style:name="T467_4" style:family="text"/>
    <style:style style:name="T467_5" style:family="text"/>
    <style:style style:name="T467_6" style:family="text"/>
    <style:style style:name="T467_7" style:family="text"/>
    <style:style style:name="T467_8" style:family="text"/>
    <style:style style:name="T467_9" style:family="text"/>
    <style:style style:name="P468" style:family="paragraph" style:parent-style-name="Standard">
      <style:paragraph-properties fo:break-before="auto" fo:line-height="115%" fo:margin-top="0cm" fo:margin-right="2.54cm" style:writing-mode="lr-tb"/>
    </style:style>
    <style:style style:name="T468_1" style:family="text"/>
    <style:style style:name="T468_2" style:family="text"/>
    <style:style style:name="T468_3" style:family="text"/>
    <style:style style:name="T468_4" style:family="text"/>
    <style:style style:name="T468_5" style:family="text"/>
    <style:style style:name="T468_6" style:family="text"/>
    <style:style style:name="T468_7" style:family="text"/>
    <style:style style:name="T468_8" style:family="text"/>
    <style:style style:name="T468_9" style:family="text"/>
    <style:style style:name="T468_10" style:family="text"/>
    <style:style style:name="T468_11" style:family="text"/>
    <style:style style:name="P469" style:family="paragraph" style:parent-style-name="Standard">
      <style:paragraph-properties fo:break-before="auto" fo:line-height="115%" fo:margin-top="0cm" fo:margin-right="2.54cm" style:writing-mode="lr-tb"/>
    </style:style>
    <style:style style:name="T469_1" style:family="text"/>
    <style:style style:name="T469_2" style:family="text"/>
    <style:style style:name="T469_3" style:family="text"/>
    <style:style style:name="T469_4" style:family="text"/>
    <style:style style:name="T469_5" style:family="text"/>
    <style:style style:name="T469_6" style:family="text"/>
    <style:style style:name="T469_7" style:family="text"/>
    <style:style style:name="T469_8" style:family="text"/>
    <style:style style:name="T469_9" style:family="text"/>
    <style:style style:name="T469_10" style:family="text"/>
    <style:style style:name="T469_11" style:family="text"/>
    <style:style style:name="P470" style:family="paragraph" style:parent-style-name="Standard">
      <style:paragraph-properties fo:break-before="auto" fo:line-height="115%" fo:margin-top="0cm" fo:margin-right="2.54cm" style:writing-mode="lr-tb"/>
    </style:style>
    <style:style style:name="T470_1" style:family="text"/>
    <style:style style:name="T470_2" style:family="text"/>
    <style:style style:name="T470_3" style:family="text"/>
    <style:style style:name="T470_4" style:family="text"/>
    <style:style style:name="T470_5" style:family="text"/>
    <style:style style:name="T470_6" style:family="text"/>
    <style:style style:name="T470_7" style:family="text"/>
    <style:style style:name="T470_8" style:family="text"/>
    <style:style style:name="T470_9" style:family="text"/>
    <style:style style:name="P471" style:family="paragraph" style:parent-style-name="Standard">
      <style:paragraph-properties fo:break-before="auto" fo:line-height="115%" fo:margin-top="0cm" fo:margin-right="2.54cm" style:writing-mode="lr-tb"/>
    </style:style>
    <style:style style:name="T471_1" style:family="text"/>
    <style:style style:name="T471_2" style:family="text"/>
    <style:style style:name="T471_3" style:family="text"/>
    <style:style style:name="T471_4" style:family="text"/>
    <style:style style:name="T471_5" style:family="text"/>
    <style:style style:name="T471_6" style:family="text">
      <style:text-properties fo:color="#1155cc" style:text-underline-style="solid" style:text-underline-color="font-color"/>
    </style:style>
    <style:style style:name="T471_7" style:family="text"/>
    <style:style style:name="T471_8" style:family="text">
      <style:text-properties fo:color="#1155cc" style:text-underline-style="solid" style:text-underline-color="font-color"/>
    </style:style>
    <style:style style:name="T471_9" style:family="text"/>
    <style:style style:name="T471_10" style:family="text">
      <style:text-properties fo:color="#1155cc" style:text-underline-style="solid" style:text-underline-color="font-color"/>
    </style:style>
    <style:style style:name="T471_11" style:family="text"/>
    <style:style style:name="T471_12" style:family="text">
      <style:text-properties fo:color="#1155cc" style:text-underline-style="solid" style:text-underline-color="font-color"/>
    </style:style>
    <style:style style:name="T471_13" style:family="text"/>
    <style:style style:name="T471_14" style:family="text">
      <style:text-properties fo:color="#1155cc" style:text-underline-style="solid" style:text-underline-color="font-color"/>
    </style:style>
    <style:style style:name="T471_15" style:family="text"/>
    <style:style style:name="T471_16" style:family="text">
      <style:text-properties fo:color="#1155cc" style:text-underline-style="solid" style:text-underline-color="font-color"/>
    </style:style>
    <style:style style:name="T471_17" style:family="text"/>
    <style:style style:name="T471_18" style:family="text">
      <style:text-properties fo:color="#1155cc" style:text-underline-style="solid" style:text-underline-color="font-color"/>
    </style:style>
    <style:style style:name="T471_19" style:family="text"/>
    <style:style style:name="T471_20" style:family="text"/>
    <style:style style:name="T471_21" style:family="text"/>
    <style:style style:name="T471_22" style:family="text"/>
    <style:style style:name="T471_23" style:family="text"/>
    <style:style style:name="T471_24" style:family="text"/>
    <style:style style:name="T471_25" style:family="text"/>
    <style:style style:name="T471_26" style:family="text"/>
    <style:style style:name="T471_27" style:family="text"/>
    <style:style style:name="T471_28" style:family="text"/>
    <style:style style:name="T471_29" style:family="text"/>
    <style:style style:name="T471_30" style:family="text"/>
    <style:style style:name="T471_31" style:family="text"/>
    <style:style style:name="T471_32" style:family="text"/>
    <style:style style:name="T471_33" style:family="text"/>
    <style:style style:name="T471_34" style:family="text"/>
    <style:style style:name="T471_35" style:family="text"/>
    <style:style style:name="P472" style:family="paragraph" style:parent-style-name="Standard">
      <style:paragraph-properties fo:break-before="auto" fo:line-height="115%" fo:margin-top="0cm" fo:margin-right="2.54cm" style:writing-mode="lr-tb"/>
    </style:style>
    <style:style style:name="T472_1" style:family="text"/>
    <style:style style:name="T472_2" style:family="text"/>
    <style:style style:name="T472_3" style:family="text"/>
    <style:style style:name="T472_4" style:family="text"/>
    <style:style style:name="T472_5" style:family="text"/>
    <style:style style:name="T472_6" style:family="text"/>
    <style:style style:name="T472_7" style:family="text"/>
    <style:style style:name="T472_8" style:family="text"/>
    <style:style style:name="T472_9" style:family="text"/>
    <style:style style:name="T472_10" style:family="text"/>
    <style:style style:name="T472_11" style:family="text"/>
    <style:style style:name="T472_12" style:family="text"/>
    <style:style style:name="T472_13" style:family="text"/>
    <style:style style:name="T472_14" style:family="text"/>
    <style:style style:name="T472_15" style:family="text"/>
    <style:style style:name="T472_16" style:family="text"/>
    <style:style style:name="T472_17" style:family="text"/>
    <style:style style:name="P473" style:family="paragraph" style:parent-style-name="Standard">
      <style:paragraph-properties fo:break-before="auto" fo:line-height="115%" fo:margin-top="0cm" fo:margin-right="2.54cm" style:writing-mode="lr-tb"/>
    </style:style>
    <style:style style:name="T473_1" style:family="text"/>
    <style:style style:name="P474" style:family="paragraph" style:parent-style-name="Standard">
      <style:paragraph-properties fo:break-before="auto" fo:line-height="115%" fo:margin-top="0cm" fo:margin-right="2.54cm" style:writing-mode="lr-tb"/>
    </style:style>
    <style:style style:name="T474_1" style:family="text"/>
    <style:style style:name="T474_2" style:family="text"/>
    <style:style style:name="T474_3" style:family="text"/>
    <style:style style:name="T474_4" style:family="text"/>
    <style:style style:name="T474_5" style:family="text"/>
    <style:style style:name="T474_6" style:family="text"/>
    <style:style style:name="T474_7" style:family="text"/>
    <style:style style:name="T474_8" style:family="text"/>
    <style:style style:name="T474_9" style:family="text"/>
    <style:style style:name="P475" style:family="paragraph" style:parent-style-name="Standard">
      <style:paragraph-properties fo:break-before="auto" fo:line-height="115%" fo:margin-top="0cm" fo:margin-right="2.54cm" style:writing-mode="lr-tb"/>
    </style:style>
    <style:style style:name="T475_1" style:family="text"/>
    <style:style style:name="T475_2" style:family="text"/>
    <style:style style:name="T475_3" style:family="text"/>
    <style:style style:name="T475_4" style:family="text"/>
    <style:style style:name="T475_5" style:family="text"/>
    <style:style style:name="T475_6" style:family="text"/>
    <style:style style:name="T475_7" style:family="text"/>
    <style:style style:name="T475_8" style:family="text"/>
    <style:style style:name="T475_9" style:family="text"/>
    <style:style style:name="T475_10" style:family="text"/>
    <style:style style:name="T475_11" style:family="text"/>
    <style:style style:name="T475_12" style:family="text"/>
    <style:style style:name="T475_13" style:family="text"/>
    <style:style style:name="T475_14" style:family="text"/>
    <style:style style:name="T475_15" style:family="text"/>
    <style:style style:name="P476" style:family="paragraph" style:parent-style-name="Standard">
      <style:paragraph-properties fo:break-before="auto" fo:line-height="115%" fo:margin-top="0cm" fo:margin-right="2.54cm" style:writing-mode="lr-tb"/>
    </style:style>
    <style:style style:name="T476_1" style:family="text"/>
    <style:style style:name="T476_2" style:family="text"/>
    <style:style style:name="T476_3" style:family="text"/>
    <style:style style:name="T476_4" style:family="text"/>
    <style:style style:name="T476_5" style:family="text"/>
    <style:style style:name="T476_6" style:family="text"/>
    <style:style style:name="T476_7" style:family="text"/>
    <style:style style:name="T476_8" style:family="text"/>
    <style:style style:name="T476_9" style:family="text"/>
    <style:style style:name="P477" style:family="paragraph" style:parent-style-name="Standard">
      <style:paragraph-properties fo:break-before="auto" fo:line-height="115%" fo:margin-top="0cm" fo:margin-right="2.54cm" style:writing-mode="lr-tb"/>
    </style:style>
    <style:style style:name="T477_1" style:family="text"/>
    <style:style style:name="T477_2" style:family="text"/>
    <style:style style:name="T477_3" style:family="text"/>
    <style:style style:name="P478" style:family="paragraph" style:parent-style-name="Standard">
      <style:paragraph-properties fo:break-before="auto" fo:line-height="115%" fo:margin-top="0cm" fo:margin-right="2.54cm" style:writing-mode="lr-tb"/>
    </style:style>
    <style:style style:name="T478_1" style:family="text"/>
    <style:style style:name="T478_2" style:family="text"/>
    <style:style style:name="T478_3" style:family="text"/>
    <style:style style:name="T478_4" style:family="text"/>
    <style:style style:name="T478_5" style:family="text"/>
    <style:style style:name="T478_6" style:family="text"/>
    <style:style style:name="T478_7" style:family="text"/>
    <style:style style:name="T478_8" style:family="text"/>
    <style:style style:name="T478_9" style:family="text"/>
    <style:style style:name="T478_10" style:family="text"/>
    <style:style style:name="T478_11" style:family="text"/>
    <style:style style:name="T478_12" style:family="text"/>
    <style:style style:name="T478_13" style:family="text"/>
    <style:style style:name="T478_14" style:family="text"/>
    <style:style style:name="T478_15" style:family="text"/>
    <style:style style:name="T478_16" style:family="text"/>
    <style:style style:name="T478_17" style:family="text"/>
    <style:style style:name="T478_18" style:family="text"/>
    <style:style style:name="T478_19" style:family="text"/>
    <style:style style:name="T478_20" style:family="text"/>
    <style:style style:name="T478_21" style:family="text"/>
    <style:style style:name="T478_22" style:family="text"/>
    <style:style style:name="T478_23" style:family="text"/>
    <style:style style:name="T478_24" style:family="text"/>
    <style:style style:name="T478_25" style:family="text"/>
    <style:style style:name="T478_26" style:family="text"/>
    <style:style style:name="T478_27" style:family="text"/>
    <style:style style:name="T478_28" style:family="text"/>
    <style:style style:name="T478_29" style:family="text"/>
    <style:style style:name="T478_30" style:family="text"/>
    <style:style style:name="T478_31" style:family="text"/>
    <style:style style:name="T478_32" style:family="text"/>
    <style:style style:name="T478_33" style:family="text"/>
    <style:style style:name="T478_34" style:family="text"/>
    <style:style style:name="T478_35" style:family="text"/>
    <style:style style:name="T478_36" style:family="text"/>
    <style:style style:name="T478_37" style:family="text"/>
    <style:style style:name="T478_38" style:family="text"/>
    <style:style style:name="T478_39" style:family="text"/>
    <style:style style:name="T478_40" style:family="text"/>
    <style:style style:name="T478_41" style:family="text"/>
    <style:style style:name="T478_42" style:family="text"/>
    <style:style style:name="T478_43" style:family="text"/>
    <style:style style:name="T478_44" style:family="text"/>
    <style:style style:name="T478_45" style:family="text"/>
    <style:style style:name="T478_46" style:family="text"/>
    <style:style style:name="T478_47" style:family="text"/>
    <style:style style:name="T478_48" style:family="text"/>
    <style:style style:name="T478_49" style:family="text"/>
    <style:style style:name="T478_50" style:family="text"/>
    <style:style style:name="T478_51" style:family="text"/>
    <style:style style:name="T478_52" style:family="text"/>
    <style:style style:name="T478_53" style:family="text"/>
    <style:style style:name="T478_54" style:family="text"/>
    <style:style style:name="T478_55" style:family="text"/>
    <style:style style:name="T478_56" style:family="text"/>
    <style:style style:name="T478_57" style:family="text"/>
    <style:style style:name="T478_58" style:family="text"/>
    <style:style style:name="T478_59" style:family="text"/>
    <style:style style:name="T478_60" style:family="text"/>
    <style:style style:name="T478_61" style:family="text"/>
    <style:style style:name="T478_62" style:family="text"/>
    <style:style style:name="T478_63" style:family="text"/>
    <style:style style:name="T478_64" style:family="text"/>
    <style:style style:name="T478_65" style:family="text"/>
    <style:style style:name="T478_66" style:family="text"/>
    <style:style style:name="T478_67" style:family="text"/>
    <style:style style:name="T478_68" style:family="text"/>
    <style:style style:name="T478_69" style:family="text"/>
    <style:style style:name="T478_70" style:family="text"/>
    <style:style style:name="T478_71" style:family="text"/>
    <style:style style:name="T478_72" style:family="text"/>
    <style:style style:name="T478_73" style:family="text"/>
    <style:style style:name="T478_74" style:family="text"/>
    <style:style style:name="T478_75" style:family="text"/>
    <style:style style:name="T478_76" style:family="text"/>
    <style:style style:name="T478_77" style:family="text"/>
    <style:style style:name="T478_78" style:family="text"/>
    <style:style style:name="T478_79" style:family="text"/>
    <style:style style:name="T478_80" style:family="text"/>
    <style:style style:name="T478_81" style:family="text"/>
    <style:style style:name="T478_82" style:family="text"/>
    <style:style style:name="T478_83" style:family="text"/>
    <style:style style:name="T478_84" style:family="text"/>
    <style:style style:name="T478_85" style:family="text"/>
    <style:style style:name="P479" style:family="paragraph" style:parent-style-name="Standard">
      <style:paragraph-properties fo:break-before="auto" fo:line-height="115%" fo:margin-top="0cm" fo:margin-right="2.54cm" style:writing-mode="lr-tb"/>
    </style:style>
    <style:style style:name="T479_1" style:family="text"/>
    <style:style style:name="T479_2" style:family="text"/>
    <style:style style:name="T479_3" style:family="text"/>
    <style:style style:name="T479_4" style:family="text"/>
    <style:style style:name="T479_5" style:family="text"/>
    <style:style style:name="T479_6" style:family="text"/>
    <style:style style:name="T479_7" style:family="text"/>
    <style:style style:name="T479_8" style:family="text"/>
    <style:style style:name="T479_9" style:family="text"/>
    <style:style style:name="P480" style:family="paragraph" style:parent-style-name="Standard">
      <style:paragraph-properties fo:break-before="auto" fo:line-height="115%" fo:margin-top="0cm" fo:margin-right="2.54cm" style:writing-mode="lr-tb"/>
    </style:style>
    <style:style style:name="T480_1" style:family="text"/>
    <style:style style:name="T480_2" style:family="text">
      <style:text-properties fo:color="#1155cc" style:text-underline-style="solid" style:text-underline-color="font-color"/>
    </style:style>
    <style:style style:name="T480_3" style:family="text"/>
    <style:style style:name="T480_4" style:family="text">
      <style:text-properties fo:color="#1155cc" style:text-underline-style="solid" style:text-underline-color="font-color"/>
    </style:style>
    <style:style style:name="T480_5" style:family="text"/>
    <style:style style:name="T480_6" style:family="text">
      <style:text-properties fo:color="#1155cc" style:text-underline-style="solid" style:text-underline-color="font-color"/>
    </style:style>
    <style:style style:name="T480_7" style:family="text"/>
    <style:style style:name="T480_8" style:family="text">
      <style:text-properties fo:color="#1155cc" style:text-underline-style="solid" style:text-underline-color="font-color"/>
    </style:style>
    <style:style style:name="T480_9" style:family="text"/>
    <style:style style:name="T480_10" style:family="text">
      <style:text-properties fo:color="#1155cc" style:text-underline-style="solid" style:text-underline-color="font-color"/>
    </style:style>
    <style:style style:name="T480_11" style:family="text"/>
    <style:style style:name="T480_12" style:family="text">
      <style:text-properties fo:color="#1155cc" style:text-underline-style="solid" style:text-underline-color="font-color"/>
    </style:style>
    <style:style style:name="T480_13" style:family="text"/>
    <style:style style:name="T480_14" style:family="text">
      <style:text-properties fo:color="#1155cc" style:text-underline-style="solid" style:text-underline-color="font-color"/>
    </style:style>
    <style:style style:name="T480_15" style:family="text"/>
    <style:style style:name="T480_16" style:family="text">
      <style:text-properties fo:color="#1155cc" style:text-underline-style="solid" style:text-underline-color="font-color"/>
    </style:style>
    <style:style style:name="T480_17" style:family="text"/>
    <style:style style:name="T480_18" style:family="text">
      <style:text-properties fo:color="#1155cc" style:text-underline-style="solid" style:text-underline-color="font-color"/>
    </style:style>
    <style:style style:name="T480_19" style:family="text"/>
    <style:style style:name="T480_20" style:family="text">
      <style:text-properties fo:color="#1155cc" style:text-underline-style="solid" style:text-underline-color="font-color"/>
    </style:style>
    <style:style style:name="T480_21" style:family="text"/>
    <style:style style:name="T480_22" style:family="text">
      <style:text-properties fo:color="#1155cc" style:text-underline-style="solid" style:text-underline-color="font-color"/>
    </style:style>
    <style:style style:name="P481" style:family="paragraph" style:parent-style-name="Standard">
      <style:paragraph-properties fo:break-before="auto" fo:line-height="115%" fo:margin-top="0cm" fo:margin-right="2.54cm" style:writing-mode="lr-tb"/>
    </style:style>
    <style:style style:name="T481_1" style:family="text"/>
    <style:style style:name="T481_2" style:family="text">
      <style:text-properties fo:color="#1155cc" style:text-underline-style="solid" style:text-underline-color="font-color"/>
    </style:style>
    <style:style style:name="T481_3" style:family="text"/>
    <style:style style:name="T481_4" style:family="text"/>
    <style:style style:name="T481_5" style:family="text"/>
    <style:style style:name="T481_6" style:family="text"/>
    <style:style style:name="T481_7" style:family="text"/>
    <style:style style:name="T481_8" style:family="text"/>
    <style:style style:name="T481_9" style:family="text"/>
    <style:style style:name="T481_10" style:family="text"/>
    <style:style style:name="P482" style:family="paragraph" style:parent-style-name="Heading_20_2">
      <style:paragraph-properties fo:break-before="page" fo:line-height="115%" fo:margin-top="0.635cm" fo:margin-bottom="0.141cm" fo:margin-right="2.54cm" style:writing-mode="lr-tb"/>
    </style:style>
    <style:style style:name="T482_1" style:family="text"/>
    <style:style style:name="T482_2" style:family="text"/>
    <style:style style:name="T482_3" style:family="text"/>
    <style:style style:name="P483" style:family="paragraph" style:parent-style-name="Standard">
      <style:paragraph-properties fo:break-before="auto" fo:line-height="115%" style:writing-mode="lr-tb"/>
    </style:style>
    <style:style style:name="T483_1" style:family="text">
      <style:text-properties fo:font-weight="bold" style:font-weight-asian="bold" style:font-weight-complex="bold"/>
    </style:style>
    <style:style style:name="P484" style:family="paragraph" style:parent-style-name="Standard">
      <style:paragraph-properties fo:break-before="auto" fo:line-height="115%" fo:margin-top="0cm" fo:margin-right="2.54cm" style:writing-mode="lr-tb"/>
    </style:style>
    <style:style style:name="T484_1" style:family="text"/>
    <style:style style:name="T484_2" style:family="text"/>
    <style:style style:name="T484_3" style:family="text"/>
    <style:style style:name="T484_4" style:family="text"/>
    <style:style style:name="T484_5" style:family="text"/>
    <style:style style:name="T484_6" style:family="text"/>
    <style:style style:name="T484_7" style:family="text"/>
    <style:style style:name="P485" style:family="paragraph" style:parent-style-name="Standard">
      <style:paragraph-properties fo:break-before="auto" fo:line-height="115%" fo:margin-top="0cm" fo:margin-right="2.54cm" style:writing-mode="lr-tb"/>
    </style:style>
    <style:style style:name="T485_1" style:family="text"/>
    <style:style style:name="T485_2" style:family="text"/>
    <style:style style:name="T485_3" style:family="text"/>
    <style:style style:name="P486" style:family="paragraph" style:parent-style-name="Standard">
      <style:paragraph-properties fo:break-before="auto" fo:line-height="115%" fo:margin-top="0cm" fo:margin-right="2.54cm" style:writing-mode="lr-tb"/>
    </style:style>
    <style:style style:name="T486_1" style:family="text"/>
    <style:style style:name="T486_2" style:family="text"/>
    <style:style style:name="T486_3" style:family="text"/>
    <style:style style:name="T486_4" style:family="text"/>
    <style:style style:name="T486_5" style:family="text"/>
    <style:style style:name="P487" style:family="paragraph" style:parent-style-name="Standard">
      <style:paragraph-properties fo:break-before="auto" fo:line-height="115%" fo:margin-top="0cm" fo:margin-right="2.54cm" style:writing-mode="lr-tb"/>
    </style:style>
    <style:style style:name="T487_1" style:family="text"/>
    <style:style style:name="T487_2" style:family="text"/>
    <style:style style:name="T487_3" style:family="text"/>
    <style:style style:name="T487_4" style:family="text"/>
    <style:style style:name="T487_5" style:family="text"/>
    <style:style style:name="P488" style:family="paragraph" style:parent-style-name="Standard">
      <style:paragraph-properties fo:break-before="auto" fo:line-height="115%" fo:margin-top="0cm" fo:margin-right="2.54cm" style:writing-mode="lr-tb"/>
    </style:style>
    <style:style style:name="T488_1" style:family="text"/>
    <style:style style:name="T488_2" style:family="text"/>
    <style:style style:name="T488_3" style:family="text"/>
    <style:style style:name="T488_4" style:family="text"/>
    <style:style style:name="T488_5" style:family="text"/>
    <style:style style:name="T488_6" style:family="text"/>
    <style:style style:name="T488_7" style:family="text"/>
    <style:style style:name="P489" style:family="paragraph" style:parent-style-name="Standard">
      <style:paragraph-properties fo:break-before="auto" fo:line-height="115%" fo:margin-top="0cm" fo:margin-right="2.54cm" style:writing-mode="lr-tb"/>
    </style:style>
    <style:style style:name="P490" style:family="paragraph" style:parent-style-name="Heading_20_2">
      <style:paragraph-properties fo:break-before="page" fo:line-height="115%" fo:margin-top="0.635cm" fo:margin-bottom="0.141cm" fo:margin-right="2.54cm" style:writing-mode="lr-tb"/>
    </style:style>
    <style:style style:name="T490_1" style:family="text"/>
    <style:style style:name="T490_2" style:family="text"/>
    <style:style style:name="T490_3" style:family="text"/>
    <style:style style:name="P491" style:family="paragraph" style:parent-style-name="Standard">
      <style:paragraph-properties fo:break-before="auto" fo:line-height="115%" style:writing-mode="lr-tb"/>
    </style:style>
    <style:style style:name="T491_1" style:family="text">
      <style:text-properties fo:font-weight="bold" style:font-weight-asian="bold" style:font-weight-complex="bold"/>
    </style:style>
    <style:style style:name="P492" style:family="paragraph" style:parent-style-name="Standard">
      <style:paragraph-properties fo:break-before="auto" fo:line-height="115%" fo:margin-top="0cm" fo:margin-right="2.54cm" style:writing-mode="lr-tb"/>
    </style:style>
    <style:style style:name="T492_1" style:family="text"/>
    <style:style style:name="T492_2" style:family="text"/>
    <style:style style:name="T492_3" style:family="text"/>
    <style:style style:name="T492_4" style:family="text"/>
    <style:style style:name="T492_5" style:family="text"/>
    <style:style style:name="T492_6" style:family="text"/>
    <style:style style:name="T492_7" style:family="text"/>
    <style:style style:name="T492_8" style:family="text"/>
    <style:style style:name="T492_9" style:family="text"/>
    <style:style style:name="P493" style:family="paragraph" style:parent-style-name="Standard">
      <style:paragraph-properties fo:break-before="auto" fo:line-height="115%" fo:margin-top="0cm" fo:margin-right="2.54cm" style:writing-mode="lr-tb"/>
    </style:style>
    <style:style style:name="T493_1" style:family="text"/>
    <style:style style:name="T493_2" style:family="text"/>
    <style:style style:name="T493_3" style:family="text"/>
    <style:style style:name="T493_4" style:family="text"/>
    <style:style style:name="T493_5" style:family="text"/>
    <style:style style:name="T493_6" style:family="text"/>
    <style:style style:name="T493_7" style:family="text"/>
    <style:style style:name="T493_8" style:family="text"/>
    <style:style style:name="T493_9" style:family="text"/>
    <style:style style:name="P494" style:family="paragraph" style:parent-style-name="Standard">
      <style:paragraph-properties fo:break-before="auto" fo:line-height="115%" fo:margin-top="0cm" fo:margin-right="2.54cm" style:writing-mode="lr-tb"/>
    </style:style>
    <style:style style:name="T494_1" style:family="text"/>
    <style:style style:name="T494_2" style:family="text"/>
    <style:style style:name="T494_3" style:family="text"/>
    <style:style style:name="T494_4" style:family="text"/>
    <style:style style:name="T494_5" style:family="text"/>
    <style:style style:name="T494_6" style:family="text"/>
    <style:style style:name="T494_7" style:family="text"/>
    <style:style style:name="P495" style:family="paragraph" style:parent-style-name="Standard">
      <style:paragraph-properties fo:break-before="auto" fo:line-height="115%" fo:margin-top="0cm" fo:margin-right="2.54cm" style:writing-mode="lr-tb"/>
    </style:style>
    <style:style style:name="T495_1" style:family="text"/>
    <style:style style:name="T495_2" style:family="text"/>
    <style:style style:name="T495_3" style:family="text"/>
    <style:style style:name="T495_4" style:family="text"/>
    <style:style style:name="T495_5" style:family="text"/>
    <style:style style:name="T495_6" style:family="text"/>
    <style:style style:name="T495_7" style:family="text"/>
    <style:style style:name="T495_8" style:family="text"/>
    <style:style style:name="T495_9" style:family="text"/>
    <style:style style:name="T495_10" style:family="text"/>
    <style:style style:name="P496" style:family="paragraph" style:parent-style-name="Standard">
      <style:paragraph-properties fo:break-before="auto" fo:line-height="115%" fo:margin-top="0cm" fo:margin-right="2.54cm" style:writing-mode="lr-tb"/>
    </style:style>
    <style:style style:name="T496_1" style:family="text"/>
    <style:style style:name="T496_2" style:family="text"/>
    <style:style style:name="T496_3" style:family="text"/>
    <style:style style:name="T496_4" style:family="text"/>
    <style:style style:name="T496_5" style:family="text"/>
    <style:style style:name="T496_6" style:family="text"/>
    <style:style style:name="T496_7" style:family="text"/>
    <style:style style:name="T496_8" style:family="text"/>
    <style:style style:name="T496_9" style:family="text"/>
    <style:style style:name="T496_10" style:family="text"/>
    <style:style style:name="P497" style:family="paragraph" style:parent-style-name="Standard">
      <style:paragraph-properties fo:break-before="auto" fo:line-height="115%" fo:margin-top="0cm" fo:margin-right="2.54cm" style:writing-mode="lr-tb"/>
    </style:style>
    <style:style style:name="T497_1" style:family="text"/>
    <style:style style:name="T497_2" style:family="text"/>
    <style:style style:name="T497_3" style:family="text"/>
    <style:style style:name="T497_4" style:family="text"/>
    <style:style style:name="T497_5" style:family="text"/>
    <style:style style:name="P498" style:family="paragraph" style:parent-style-name="Standard">
      <style:paragraph-properties fo:break-before="auto" fo:line-height="115%" fo:margin-top="0cm" fo:margin-right="2.54cm" style:writing-mode="lr-tb"/>
    </style:style>
    <style:style style:name="T498_1" style:family="text"/>
    <style:style style:name="T498_2" style:family="text"/>
    <style:style style:name="T498_3" style:family="text"/>
    <style:style style:name="T498_4" style:family="text"/>
    <style:style style:name="T498_5" style:family="text"/>
    <style:style style:name="T498_6" style:family="text"/>
    <style:style style:name="T498_7" style:family="text"/>
    <style:style style:name="T498_8" style:family="text"/>
    <style:style style:name="T498_9" style:family="text"/>
    <style:style style:name="P499" style:family="paragraph" style:parent-style-name="Standard">
      <style:paragraph-properties fo:break-before="auto" fo:line-height="115%" fo:margin-top="0cm" fo:margin-right="2.54cm" style:writing-mode="lr-tb"/>
    </style:style>
    <style:style style:name="T499_1" style:family="text"/>
    <style:style style:name="T499_2" style:family="text"/>
    <style:style style:name="T499_3" style:family="text"/>
    <style:style style:name="P500" style:family="paragraph" style:parent-style-name="Standard">
      <style:paragraph-properties fo:break-before="auto" fo:line-height="115%" fo:margin-top="0cm" fo:margin-right="2.54cm" style:writing-mode="lr-tb"/>
    </style:style>
    <style:style style:name="T500_1" style:family="text"/>
    <style:style style:name="T500_2" style:family="text"/>
    <style:style style:name="T500_3" style:family="text"/>
    <style:style style:name="T500_4" style:family="text"/>
    <style:style style:name="T500_5" style:family="text"/>
    <style:style style:name="T500_6" style:family="text"/>
    <style:style style:name="T500_7" style:family="text"/>
    <style:style style:name="T500_8" style:family="text"/>
    <style:style style:name="T500_9" style:family="text"/>
    <style:style style:name="T500_10" style:family="text"/>
    <style:style style:name="T500_11" style:family="text"/>
    <style:style style:name="T500_12" style:family="text"/>
    <style:style style:name="T500_13" style:family="text"/>
    <style:style style:name="T500_14" style:family="text"/>
    <style:style style:name="T500_15" style:family="text"/>
    <style:style style:name="T500_16" style:family="text"/>
    <style:style style:name="T500_17" style:family="text"/>
    <style:style style:name="T500_18" style:family="text"/>
    <style:style style:name="T500_19" style:family="text"/>
    <style:style style:name="P501" style:family="paragraph" style:parent-style-name="Standard">
      <style:paragraph-properties fo:break-before="auto" fo:line-height="115%" fo:margin-top="0cm" fo:margin-right="2.54cm" style:writing-mode="lr-tb"/>
    </style:style>
    <style:style style:name="T501_1" style:family="text"/>
    <style:style style:name="T501_2" style:family="text"/>
    <style:style style:name="T501_3" style:family="text"/>
    <style:style style:name="T501_4" style:family="text"/>
    <style:style style:name="T501_5" style:family="text"/>
    <style:style style:name="T501_6" style:family="text"/>
    <style:style style:name="T501_7" style:family="text"/>
    <style:style style:name="T501_8" style:family="text"/>
    <style:style style:name="T501_9" style:family="text"/>
    <style:style style:name="T501_10" style:family="text"/>
    <style:style style:name="T501_11" style:family="text"/>
    <style:style style:name="T501_12" style:family="text"/>
    <style:style style:name="P502" style:family="paragraph" style:parent-style-name="Standard">
      <style:paragraph-properties fo:break-before="auto" fo:line-height="115%" fo:margin-top="0cm" fo:margin-right="2.54cm" style:writing-mode="lr-tb"/>
    </style:style>
    <style:style style:name="T502_1" style:family="text"/>
    <style:style style:name="T502_2" style:family="text"/>
    <style:style style:name="T502_3" style:family="text"/>
    <style:style style:name="T502_4" style:family="text"/>
    <style:style style:name="T502_5" style:family="text"/>
    <style:style style:name="T502_6" style:family="text"/>
    <style:style style:name="T502_7" style:family="text"/>
    <style:style style:name="T502_8" style:family="text"/>
    <style:style style:name="T502_9" style:family="text"/>
    <style:style style:name="T502_10" style:family="text"/>
    <style:style style:name="T502_11" style:family="text"/>
    <style:style style:name="T502_12" style:family="text"/>
    <style:style style:name="P503" style:family="paragraph" style:parent-style-name="Standard">
      <style:paragraph-properties fo:break-before="auto" fo:line-height="115%" fo:margin-top="0cm" fo:margin-right="2.54cm" style:writing-mode="lr-tb"/>
    </style:style>
    <style:style style:name="T503_1" style:family="text"/>
    <style:style style:name="T503_2" style:family="text"/>
    <style:style style:name="T503_3" style:family="text"/>
    <style:style style:name="T503_4" style:family="text"/>
    <style:style style:name="T503_5" style:family="text"/>
    <style:style style:name="T503_6" style:family="text"/>
    <style:style style:name="T503_7" style:family="text"/>
    <style:style style:name="P504" style:family="paragraph" style:parent-style-name="Standard">
      <style:paragraph-properties fo:break-before="auto" fo:line-height="115%" fo:margin-top="0cm" fo:margin-right="2.54cm" style:writing-mode="lr-tb"/>
    </style:style>
    <style:style style:name="T504_1" style:family="text"/>
    <style:style style:name="T504_2" style:family="text"/>
    <style:style style:name="T504_3" style:family="text"/>
    <style:style style:name="T504_4" style:family="text"/>
    <style:style style:name="T504_5" style:family="text"/>
    <style:style style:name="P505" style:family="paragraph" style:parent-style-name="Standard">
      <style:paragraph-properties fo:break-before="auto" fo:line-height="115%" fo:margin-top="0cm" fo:margin-right="2.54cm" style:writing-mode="lr-tb"/>
    </style:style>
    <style:style style:name="T505_1" style:family="text"/>
    <style:style style:name="T505_2" style:family="text"/>
    <style:style style:name="T505_3" style:family="text"/>
    <style:style style:name="P506" style:family="paragraph" style:parent-style-name="Standard">
      <style:paragraph-properties fo:break-before="auto" fo:line-height="115%" fo:margin-top="0cm" fo:margin-right="2.54cm" style:writing-mode="lr-tb"/>
    </style:style>
    <style:style style:name="T506_1" style:family="text"/>
    <style:style style:name="T506_2" style:family="text"/>
    <style:style style:name="T506_3" style:family="text"/>
    <style:style style:name="T506_4" style:family="text"/>
    <style:style style:name="T506_5" style:family="text"/>
    <style:style style:name="P507" style:family="paragraph" style:parent-style-name="Standard">
      <style:paragraph-properties fo:break-before="auto" fo:line-height="115%" fo:margin-top="0cm" fo:margin-right="2.54cm" style:writing-mode="lr-tb"/>
    </style:style>
    <style:style style:name="T507_1" style:family="text"/>
    <style:style style:name="P508" style:family="paragraph" style:parent-style-name="Standard">
      <style:paragraph-properties fo:break-before="auto" fo:line-height="115%" fo:margin-top="0cm" fo:margin-right="2.54cm" style:writing-mode="lr-tb"/>
    </style:style>
    <style:style style:name="T508_1" style:family="text"/>
    <style:style style:name="T508_2" style:family="text"/>
    <style:style style:name="T508_3" style:family="text"/>
    <style:style style:name="T508_4" style:family="text"/>
    <style:style style:name="T508_5" style:family="text"/>
    <style:style style:name="T508_6" style:family="text"/>
    <style:style style:name="T508_7" style:family="text"/>
    <style:style style:name="T508_8" style:family="text"/>
    <style:style style:name="P509" style:family="paragraph" style:parent-style-name="Heading_20_1">
      <style:paragraph-properties fo:break-before="page" fo:line-height="115%" fo:margin-top="0.847cm" fo:margin-bottom="0.212cm" fo:margin-right="2.54cm" style:writing-mode="lr-tb"/>
    </style:style>
    <style:style style:name="T509_1" style:family="text"/>
    <style:style style:name="T509_2" style:family="text"/>
    <style:style style:name="T509_3" style:family="text"/>
    <style:style style:name="P510" style:family="paragraph" style:parent-style-name="Standard">
      <style:paragraph-properties fo:break-before="auto" fo:line-height="115%" fo:margin-top="0cm" fo:margin-right="2.54cm" style:writing-mode="lr-tb"/>
    </style:style>
    <style:style style:name="T510_1" style:family="text"/>
    <style:style style:name="T510_2" style:family="text"/>
    <style:style style:name="T510_3" style:family="text"/>
    <style:style style:name="T510_4" style:family="text"/>
    <style:style style:name="T510_5" style:family="text"/>
    <style:style style:name="T510_6" style:family="text"/>
    <style:style style:name="T510_7" style:family="text"/>
    <style:style style:name="T510_8" style:family="text"/>
    <style:style style:name="T510_9" style:family="text"/>
    <style:style style:name="T510_10" style:family="text"/>
    <style:style style:name="T510_11" style:family="text"/>
    <style:style style:name="T510_12" style:family="text"/>
    <style:style style:name="T510_13" style:family="text"/>
    <style:style style:name="T510_14" style:family="text"/>
    <style:style style:name="T510_15" style:family="text"/>
    <style:style style:name="T510_16" style:family="text"/>
    <style:style style:name="T510_17" style:family="text"/>
    <style:style style:name="T510_18" style:family="text"/>
    <style:style style:name="T510_19" style:family="text"/>
    <style:style style:name="T510_20" style:family="text"/>
    <style:style style:name="T510_21" style:family="text"/>
    <style:style style:name="T510_22" style:family="text"/>
    <style:style style:name="T510_23" style:family="text"/>
    <style:style style:name="T510_24" style:family="text"/>
    <style:style style:name="T510_25" style:family="text"/>
    <style:style style:name="T510_26" style:family="text"/>
    <style:style style:name="P511" style:family="paragraph" style:parent-style-name="Standard">
      <style:paragraph-properties fo:break-before="auto" fo:line-height="115%" fo:margin-top="0cm" fo:margin-right="2.54cm" style:writing-mode="lr-tb"/>
    </style:style>
    <style:style style:name="P512" style:family="paragraph" style:parent-style-name="Standard">
      <style:paragraph-properties fo:break-before="auto" fo:line-height="115%" fo:margin-top="0cm" fo:margin-right="2.54cm" style:writing-mode="lr-tb"/>
    </style:style>
    <style:style style:name="T512_1" style:family="text">
      <style:text-properties fo:font-weight="bold" style:font-weight-asian="bold" style:font-weight-complex="bold"/>
    </style:style>
    <style:style style:name="P513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513_1" style:family="text"/>
    <style:style style:name="T513_2" style:family="text"/>
    <style:style style:name="T513_3" style:family="text"/>
    <style:style style:name="T513_4" style:family="text"/>
    <style:style style:name="T513_5" style:family="text"/>
    <style:style style:name="T513_6" style:family="text"/>
    <style:style style:name="T513_7" style:family="text"/>
    <style:style style:name="T513_8" style:family="text"/>
    <style:style style:name="T513_9" style:family="text"/>
    <style:style style:name="T513_10" style:family="text"/>
    <style:style style:name="T513_11" style:family="text"/>
    <style:style style:name="T513_12" style:family="text"/>
    <style:style style:name="T513_13" style:family="text"/>
    <style:style style:name="P514" style:family="paragraph" style:parent-style-name="Heading_20_2">
      <style:paragraph-properties fo:break-before="page" fo:line-height="115%" fo:margin-right="2.54cm" style:writing-mode="lr-tb"/>
    </style:style>
    <style:style style:name="T514_1" style:family="text"/>
    <style:style style:name="T514_2" style:family="text"/>
    <style:style style:name="T514_3" style:family="text"/>
    <style:style style:name="P515" style:family="paragraph" style:parent-style-name="Standard">
      <style:paragraph-properties fo:break-before="auto" fo:line-height="115%" style:writing-mode="lr-tb"/>
    </style:style>
    <style:style style:name="T515_1" style:family="text">
      <style:text-properties fo:font-weight="bold" style:font-weight-asian="bold" style:font-weight-complex="bold"/>
    </style:style>
    <style:style style:name="P516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516_1" style:family="text"/>
    <style:style style:name="T516_2" style:family="text"/>
    <style:style style:name="T516_3" style:family="text"/>
    <style:style style:name="T516_4" style:family="text"/>
    <style:style style:name="T516_5" style:family="text"/>
    <style:style style:name="T516_6" style:family="text"/>
    <style:style style:name="T516_7" style:family="text"/>
    <style:style style:name="T516_8" style:family="text"/>
    <style:style style:name="T516_9" style:family="text"/>
    <style:style style:name="T516_10" style:family="text"/>
    <style:style style:name="T516_11" style:family="text"/>
    <style:style style:name="T516_12" style:family="text"/>
    <style:style style:name="T516_13" style:family="text"/>
    <style:style style:name="T516_14" style:family="text"/>
    <style:style style:name="T516_15" style:family="text"/>
    <style:style style:name="T516_16" style:family="text"/>
    <style:style style:name="T516_17" style:family="text"/>
    <style:style style:name="T516_18" style:family="text"/>
    <style:style style:name="T516_19" style:family="text"/>
    <style:style style:name="T516_20" style:family="text"/>
    <style:style style:name="T516_21" style:family="text"/>
    <style:style style:name="T516_22" style:family="text"/>
    <style:style style:name="T516_23" style:family="text"/>
    <style:style style:name="T516_24" style:family="text"/>
    <style:style style:name="T516_25" style:family="text"/>
    <style:style style:name="T516_26" style:family="text"/>
    <style:style style:name="T516_27" style:family="text"/>
    <style:style style:name="T516_28" style:family="text"/>
    <style:style style:name="T516_29" style:family="text"/>
    <style:style style:name="T516_30" style:family="text"/>
    <style:style style:name="T516_31" style:family="text"/>
    <style:style style:name="T516_32" style:family="text"/>
    <style:style style:name="P517" style:family="paragraph" style:parent-style-name="Heading_20_2">
      <style:paragraph-properties fo:break-before="page" fo:line-height="115%" fo:margin-right="2.54cm" style:writing-mode="lr-tb"/>
    </style:style>
    <style:style style:name="T517_1" style:family="text"/>
    <style:style style:name="T517_2" style:family="text"/>
    <style:style style:name="T517_3" style:family="text"/>
    <style:style style:name="P518" style:family="paragraph" style:parent-style-name="Standard">
      <style:paragraph-properties fo:break-before="auto" fo:line-height="115%" style:writing-mode="lr-tb"/>
    </style:style>
    <style:style style:name="T518_1" style:family="text">
      <style:text-properties fo:font-weight="bold" style:font-weight-asian="bold" style:font-weight-complex="bold"/>
    </style:style>
    <style:style style:name="P519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519_1" style:family="text"/>
    <style:style style:name="T519_2" style:family="text"/>
    <style:style style:name="T519_3" style:family="text"/>
    <style:style style:name="T519_4" style:family="text"/>
    <style:style style:name="T519_5" style:family="text"/>
    <style:style style:name="T519_6" style:family="text"/>
    <style:style style:name="T519_7" style:family="text"/>
    <style:style style:name="T519_8" style:family="text"/>
    <style:style style:name="T519_9" style:family="text"/>
    <style:style style:name="T519_10" style:family="text"/>
    <style:style style:name="T519_11" style:family="text"/>
    <style:style style:name="T519_12" style:family="text"/>
    <style:style style:name="T519_13" style:family="text"/>
    <style:style style:name="T519_14" style:family="text"/>
    <style:style style:name="T519_15" style:family="text"/>
    <style:style style:name="T519_16" style:family="text"/>
    <style:style style:name="T519_17" style:family="text"/>
    <style:style style:name="T519_18" style:family="text"/>
    <style:style style:name="T519_19" style:family="text"/>
    <style:style style:name="T519_20" style:family="text"/>
    <style:style style:name="T519_21" style:family="text"/>
    <style:style style:name="T519_22" style:family="text"/>
    <style:style style:name="T519_23" style:family="text"/>
    <style:style style:name="P520" style:family="paragraph" style:parent-style-name="Heading_20_2">
      <style:paragraph-properties fo:break-before="page" fo:line-height="115%" fo:margin-right="2.54cm" style:writing-mode="lr-tb"/>
    </style:style>
    <style:style style:name="T520_1" style:family="text"/>
    <style:style style:name="T520_2" style:family="text"/>
    <style:style style:name="T520_3" style:family="text"/>
    <style:style style:name="T520_4" style:family="text"/>
    <style:style style:name="T520_5" style:family="text"/>
    <style:style style:name="P521" style:family="paragraph" style:parent-style-name="Standard">
      <style:paragraph-properties fo:break-before="auto" fo:line-height="115%" style:writing-mode="lr-tb"/>
    </style:style>
    <style:style style:name="T521_1" style:family="text">
      <style:text-properties fo:font-weight="bold" style:font-weight-asian="bold" style:font-weight-complex="bold"/>
    </style:style>
    <style:style style:name="P522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522_1" style:family="text"/>
    <style:style style:name="T522_2" style:family="text"/>
    <style:style style:name="T522_3" style:family="text"/>
    <style:style style:name="T522_4" style:family="text"/>
    <style:style style:name="T522_5" style:family="text"/>
    <style:style style:name="T522_6" style:family="text"/>
    <style:style style:name="T522_7" style:family="text"/>
    <style:style style:name="T522_8" style:family="text"/>
    <style:style style:name="T522_9" style:family="text"/>
    <style:style style:name="T522_10" style:family="text"/>
    <style:style style:name="T522_11" style:family="text"/>
    <style:style style:name="T522_12" style:family="text"/>
    <style:style style:name="T522_13" style:family="text"/>
    <style:style style:name="T522_14" style:family="text"/>
    <style:style style:name="T522_15" style:family="text"/>
    <style:style style:name="T522_16" style:family="text"/>
    <style:style style:name="T522_17" style:family="text"/>
    <style:style style:name="T522_18" style:family="text"/>
    <style:style style:name="T522_19" style:family="text"/>
    <style:style style:name="T522_20" style:family="text"/>
    <style:style style:name="T522_21" style:family="text"/>
    <style:style style:name="T522_22" style:family="text"/>
    <style:style style:name="T522_23" style:family="text"/>
    <style:style style:name="T522_24" style:family="text"/>
    <style:style style:name="T522_25" style:family="text"/>
    <style:style style:name="T522_26" style:family="text"/>
    <style:style style:name="T522_27" style:family="text"/>
    <style:style style:name="P523" style:family="paragraph" style:parent-style-name="Heading_20_2">
      <style:paragraph-properties fo:break-before="page" fo:line-height="115%" fo:margin-right="2.54cm" style:writing-mode="lr-tb"/>
    </style:style>
    <style:style style:name="T523_1" style:family="text"/>
    <style:style style:name="T523_2" style:family="text"/>
    <style:style style:name="T523_3" style:family="text"/>
    <style:style style:name="P524" style:family="paragraph" style:parent-style-name="Standard">
      <style:paragraph-properties fo:break-before="auto" fo:line-height="115%" style:writing-mode="lr-tb"/>
    </style:style>
    <style:style style:name="T524_1" style:family="text">
      <style:text-properties fo:font-weight="bold" style:font-weight-asian="bold" style:font-weight-complex="bold"/>
    </style:style>
    <style:style style:name="P525" style:family="paragraph" style:parent-style-name="Standard">
      <style:paragraph-properties fo:break-before="auto" fo:line-height="115%" fo:margin-top="0cm" fo:margin-right="2.54cm" style:writing-mode="lr-tb"/>
    </style:style>
    <style:style style:name="T525_1" style:family="text"/>
    <style:style style:name="T525_2" style:family="text"/>
    <style:style style:name="T525_3" style:family="text"/>
    <style:style style:name="T525_4" style:family="text"/>
    <style:style style:name="T525_5" style:family="text"/>
    <style:style style:name="T525_6" style:family="text"/>
    <style:style style:name="T525_7" style:family="text"/>
    <style:style style:name="T525_8" style:family="text"/>
    <style:style style:name="T525_9" style:family="text"/>
    <style:style style:name="T525_10" style:family="text"/>
    <style:style style:name="T525_11" style:family="text"/>
    <style:style style:name="T525_12" style:family="text"/>
    <style:style style:name="T525_13" style:family="text"/>
    <style:style style:name="T525_14" style:family="text"/>
    <style:style style:name="T525_15" style:family="text"/>
    <style:style style:name="T525_16" style:family="text"/>
    <style:style style:name="T525_17" style:family="text"/>
    <style:style style:name="T525_18" style:family="text"/>
    <style:style style:name="T525_19" style:family="text"/>
    <style:style style:name="T525_20" style:family="text"/>
    <style:style style:name="T525_21" style:family="text"/>
    <style:style style:name="P526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526_1" style:family="text"/>
    <style:style style:name="T526_2" style:family="text"/>
    <style:style style:name="T526_3" style:family="text"/>
    <style:style style:name="P527" style:family="paragraph" style:parent-style-name="Heading_20_2">
      <style:paragraph-properties fo:break-before="page" fo:line-height="115%" fo:margin-right="2.54cm" style:writing-mode="lr-tb"/>
    </style:style>
    <style:style style:name="T527_1" style:family="text"/>
    <style:style style:name="T527_2" style:family="text"/>
    <style:style style:name="T527_3" style:family="text"/>
    <style:style style:name="P528" style:family="paragraph" style:parent-style-name="Standard">
      <style:paragraph-properties fo:break-before="auto" fo:line-height="115%" style:writing-mode="lr-tb"/>
    </style:style>
    <style:style style:name="T528_1" style:family="text">
      <style:text-properties fo:font-weight="bold" style:font-weight-asian="bold" style:font-weight-complex="bold"/>
    </style:style>
    <style:style style:name="P529" style:family="paragraph" style:parent-style-name="Standard">
      <style:paragraph-properties fo:break-before="auto" fo:line-height="115%" fo:margin-top="0cm" fo:margin-right="2.54cm" style:writing-mode="lr-tb"/>
    </style:style>
    <style:style style:name="T529_1" style:family="text"/>
    <style:style style:name="T529_2" style:family="text"/>
    <style:style style:name="T529_3" style:family="text"/>
    <style:style style:name="T529_4" style:family="text"/>
    <style:style style:name="T529_5" style:family="text"/>
    <style:style style:name="T529_6" style:family="text"/>
    <style:style style:name="T529_7" style:family="text"/>
    <style:style style:name="T529_8" style:family="text"/>
    <style:style style:name="T529_9" style:family="text"/>
    <style:style style:name="T529_10" style:family="text"/>
    <style:style style:name="T529_11" style:family="text"/>
    <style:style style:name="T529_12" style:family="text"/>
    <style:style style:name="T529_13" style:family="text"/>
    <style:style style:name="T529_14" style:family="text"/>
    <style:style style:name="P530" style:family="paragraph" style:parent-style-name="Standard">
      <style:paragraph-properties fo:break-before="auto" fo:line-height="115%" fo:margin-top="0cm" fo:margin-right="2.54cm" style:writing-mode="lr-tb"/>
    </style:style>
    <style:style style:name="T530_1" style:family="text">
      <style:text-properties fo:font-weight="bold" style:font-weight-asian="bold" style:font-weight-complex="bold"/>
    </style:style>
    <style:style style:name="T530_2" style:family="text">
      <style:text-properties fo:font-weight="bold" style:font-weight-asian="bold" style:font-weight-complex="bold"/>
    </style:style>
    <style:style style:name="T530_3" style:family="text">
      <style:text-properties fo:font-weight="bold" style:font-weight-asian="bold" style:font-weight-complex="bold"/>
    </style:style>
    <style:style style:name="T530_4" style:family="text">
      <style:text-properties fo:font-weight="bold" style:font-weight-asian="bold" style:font-weight-complex="bold"/>
    </style:style>
    <style:style style:name="T530_5" style:family="text">
      <style:text-properties fo:font-weight="bold" style:font-weight-asian="bold" style:font-weight-complex="bold"/>
    </style:style>
    <style:style style:name="T530_6" style:family="text">
      <style:text-properties fo:font-weight="bold" style:font-weight-asian="bold" style:font-weight-complex="bold"/>
    </style:style>
    <style:style style:name="T530_7" style:family="text">
      <style:text-properties fo:font-weight="bold" style:font-weight-asian="bold" style:font-weight-complex="bold"/>
    </style:style>
    <style:style style:name="T530_8" style:family="text"/>
    <style:style style:name="T530_9" style:family="text"/>
    <style:style style:name="T530_10" style:family="text"/>
    <style:style style:name="T530_11" style:family="text"/>
    <style:style style:name="T530_12" style:family="text"/>
    <style:style style:name="T530_13" style:family="text"/>
    <style:style style:name="T530_14" style:family="text"/>
    <style:style style:name="T530_15" style:family="text"/>
    <style:style style:name="T530_16" style:family="text"/>
    <style:style style:name="T530_17" style:family="text"/>
    <style:style style:name="T530_18" style:family="text"/>
    <style:style style:name="T530_19" style:family="text"/>
    <style:style style:name="T530_20" style:family="text"/>
    <style:style style:name="T530_21" style:family="text"/>
    <style:style style:name="T530_22" style:family="text"/>
    <style:style style:name="T530_23" style:family="text"/>
    <style:style style:name="T530_24" style:family="text"/>
    <style:style style:name="T530_25" style:family="text"/>
    <style:style style:name="T530_26" style:family="text"/>
    <style:style style:name="T530_27" style:family="text"/>
    <style:style style:name="T530_28" style:family="text"/>
    <style:style style:name="T530_29" style:family="text"/>
    <style:style style:name="T530_30" style:family="text"/>
    <style:style style:name="T530_31" style:family="text"/>
    <style:style style:name="T530_32" style:family="text"/>
    <style:style style:name="T530_33" style:family="text"/>
    <style:style style:name="T530_34" style:family="text"/>
    <style:style style:name="T530_35" style:family="text"/>
    <style:style style:name="T530_36" style:family="text"/>
    <style:style style:name="T530_37" style:family="text"/>
    <style:style style:name="T530_38" style:family="text"/>
    <style:style style:name="T530_39" style:family="text"/>
    <style:style style:name="T530_40" style:family="text"/>
    <style:style style:name="T530_41" style:family="text"/>
    <style:style style:name="T530_42" style:family="text"/>
    <style:style style:name="T530_43" style:family="text"/>
    <style:style style:name="T530_44" style:family="text"/>
    <style:style style:name="T530_45" style:family="text"/>
    <style:style style:name="T530_46" style:family="text"/>
    <style:style style:name="T530_47" style:family="text"/>
    <style:style style:name="T530_48" style:family="text"/>
    <style:style style:name="T530_49" style:family="text"/>
    <style:style style:name="T530_50" style:family="text"/>
    <style:style style:name="T530_51" style:family="text"/>
    <style:style style:name="T530_52" style:family="text"/>
    <style:style style:name="T530_53" style:family="text"/>
    <style:style style:name="T530_54" style:family="text"/>
    <style:style style:name="T530_55" style:family="text"/>
    <style:style style:name="T530_56" style:family="text"/>
    <style:style style:name="T530_57" style:family="text"/>
    <style:style style:name="T530_58" style:family="text"/>
    <style:style style:name="T530_59" style:family="text"/>
    <style:style style:name="T530_60" style:family="text"/>
    <style:style style:name="T530_61" style:family="text"/>
    <style:style style:name="T530_62" style:family="text"/>
    <style:style style:name="T530_63" style:family="text"/>
    <style:style style:name="T530_64" style:family="text"/>
    <style:style style:name="T530_65" style:family="text"/>
    <style:style style:name="T530_66" style:family="text"/>
    <style:style style:name="T530_67" style:family="text"/>
    <style:style style:name="T530_68" style:family="text"/>
    <style:style style:name="T530_69" style:family="text"/>
    <style:style style:name="T530_70" style:family="text"/>
    <style:style style:name="T530_71" style:family="text"/>
    <style:style style:name="T530_72" style:family="text"/>
    <style:style style:name="T530_73" style:family="text"/>
    <style:style style:name="T530_74" style:family="text"/>
    <style:style style:name="T530_75" style:family="text"/>
    <style:style style:name="T530_76" style:family="text"/>
    <style:style style:name="T530_77" style:family="text"/>
    <style:style style:name="T530_78" style:family="text"/>
    <style:style style:name="T530_79" style:family="text"/>
    <style:style style:name="T530_80" style:family="text"/>
    <style:style style:name="T530_81" style:family="text"/>
    <style:style style:name="T530_82" style:family="text"/>
    <style:style style:name="T530_83" style:family="text"/>
    <style:style style:name="T530_84" style:family="text"/>
    <style:style style:name="T530_85" style:family="text"/>
    <style:style style:name="T530_86" style:family="text"/>
    <style:style style:name="T530_87" style:family="text"/>
    <style:style style:name="T530_88" style:family="text"/>
    <style:style style:name="T530_89" style:family="text"/>
    <style:style style:name="T530_90" style:family="text"/>
    <style:style style:name="T530_91" style:family="text"/>
    <style:style style:name="T530_92" style:family="text"/>
    <style:style style:name="T530_93" style:family="text"/>
    <style:style style:name="T530_94" style:family="text"/>
    <style:style style:name="T530_95" style:family="text"/>
    <style:style style:name="T530_96" style:family="text"/>
    <style:style style:name="T530_97" style:family="text"/>
    <style:style style:name="T530_98" style:family="text"/>
    <style:style style:name="T530_99" style:family="text"/>
    <style:style style:name="T530_100" style:family="text"/>
    <style:style style:name="T530_101" style:family="text"/>
    <style:style style:name="T530_102" style:family="text"/>
    <style:style style:name="T530_103" style:family="text"/>
    <style:style style:name="T530_104" style:family="text"/>
    <style:style style:name="T530_105" style:family="text"/>
    <style:style style:name="T530_106" style:family="text"/>
    <style:style style:name="T530_107" style:family="text"/>
    <style:style style:name="T530_108" style:family="text"/>
    <style:style style:name="T530_109" style:family="text"/>
    <style:style style:name="T530_110" style:family="text"/>
    <style:style style:name="T530_111" style:family="text"/>
    <style:style style:name="T530_112" style:family="text"/>
    <style:style style:name="T530_113" style:family="text"/>
    <style:style style:name="T530_114" style:family="text"/>
    <style:style style:name="T530_115" style:family="text"/>
    <style:style style:name="T530_116" style:family="text"/>
    <style:style style:name="T530_117" style:family="text"/>
    <style:style style:name="T530_118" style:family="text"/>
    <style:style style:name="T530_119" style:family="text"/>
    <style:style style:name="T530_120" style:family="text"/>
    <style:style style:name="T530_121" style:family="text"/>
    <style:style style:name="T530_122" style:family="text"/>
    <style:style style:name="T530_123" style:family="text"/>
    <style:style style:name="T530_124" style:family="text"/>
    <style:style style:name="T530_125" style:family="text"/>
    <style:style style:name="T530_126" style:family="text"/>
    <style:style style:name="T530_127" style:family="text"/>
    <style:style style:name="T530_128" style:family="text"/>
    <style:style style:name="T530_129" style:family="text"/>
    <style:style style:name="T530_130" style:family="text"/>
    <style:style style:name="T530_131" style:family="text"/>
    <style:style style:name="T530_132" style:family="text"/>
    <style:style style:name="T530_133" style:family="text"/>
    <style:style style:name="T530_134" style:family="text"/>
    <style:style style:name="T530_135" style:family="text"/>
    <style:style style:name="T530_136" style:family="text"/>
    <style:style style:name="T530_137" style:family="text"/>
    <style:style style:name="T530_138" style:family="text"/>
    <style:style style:name="T530_139" style:family="text"/>
    <style:style style:name="T530_140" style:family="text"/>
    <style:style style:name="T530_141" style:family="text"/>
    <style:style style:name="T530_142" style:family="text"/>
    <style:style style:name="T530_143" style:family="text"/>
    <style:style style:name="T530_144" style:family="text"/>
    <style:style style:name="T530_145" style:family="text"/>
    <style:style style:name="T530_146" style:family="text"/>
    <style:style style:name="T530_147" style:family="text"/>
    <style:style style:name="T530_148" style:family="text"/>
    <style:style style:name="T530_149" style:family="text"/>
    <style:style style:name="T530_150" style:family="text"/>
    <style:style style:name="T530_151" style:family="text"/>
    <style:style style:name="T530_152" style:family="text"/>
    <style:style style:name="T530_153" style:family="text"/>
    <style:style style:name="T530_154" style:family="text"/>
    <style:style style:name="T530_155" style:family="text"/>
    <style:style style:name="T530_156" style:family="text"/>
    <style:style style:name="T530_157" style:family="text"/>
    <style:style style:name="T530_158" style:family="text"/>
    <style:style style:name="T530_159" style:family="text"/>
    <style:style style:name="T530_160" style:family="text"/>
    <style:style style:name="T530_161" style:family="text"/>
    <style:style style:name="T530_162" style:family="text"/>
    <style:style style:name="T530_163" style:family="text"/>
    <style:style style:name="T530_164" style:family="text"/>
    <style:style style:name="T530_165" style:family="text"/>
    <style:style style:name="T530_166" style:family="text"/>
    <style:style style:name="T530_167" style:family="text"/>
    <style:style style:name="P531" style:family="paragraph" style:parent-style-name="Standard">
      <style:paragraph-properties fo:break-before="auto" fo:line-height="115%" fo:margin-top="0cm" fo:margin-right="2.54cm" style:writing-mode="lr-tb"/>
    </style:style>
    <style:style style:name="T531_1" style:family="text"/>
    <style:style style:name="T531_2" style:family="text"/>
    <style:style style:name="T531_3" style:family="text"/>
    <style:style style:name="T531_4" style:family="text"/>
    <style:style style:name="T531_5" style:family="text"/>
    <style:style style:name="T531_6" style:family="text"/>
    <style:style style:name="T531_7" style:family="text"/>
    <style:style style:name="T531_8" style:family="text"/>
    <style:style style:name="P532" style:family="paragraph" style:parent-style-name="Standard">
      <style:paragraph-properties fo:break-before="auto" fo:line-height="115%" fo:margin-top="0cm" fo:margin-right="2.54cm" style:writing-mode="lr-tb"/>
    </style:style>
    <style:style style:name="T532_1" style:family="text"/>
    <style:style style:name="T532_2" style:family="text"/>
    <style:style style:name="T532_3" style:family="text"/>
    <style:style style:name="P533" style:family="paragraph" style:parent-style-name="Standard">
      <style:paragraph-properties fo:break-before="auto" fo:line-height="115%" fo:margin-top="0cm" fo:margin-right="2.54cm" style:writing-mode="lr-tb"/>
    </style:style>
    <style:style style:name="T533_1" style:family="text"/>
    <style:style style:name="T533_2" style:family="text"/>
    <style:style style:name="T533_3" style:family="text"/>
    <style:style style:name="T533_4" style:family="text"/>
    <style:style style:name="T533_5" style:family="text"/>
    <style:style style:name="T533_6" style:family="text"/>
    <style:style style:name="T533_7" style:family="text"/>
    <style:style style:name="T533_8" style:family="text"/>
    <style:style style:name="T533_9" style:family="text"/>
    <style:style style:name="T533_10" style:family="text"/>
    <style:style style:name="T533_11" style:family="text"/>
    <style:style style:name="T533_12" style:family="text"/>
    <style:style style:name="T533_13" style:family="text"/>
    <style:style style:name="T533_14" style:family="text"/>
    <style:style style:name="T533_15" style:family="text"/>
    <style:style style:name="P534" style:family="paragraph" style:parent-style-name="Standard">
      <style:paragraph-properties fo:break-before="auto" fo:line-height="115%" fo:margin-top="0cm" style:writing-mode="lr-tb"/>
    </style:style>
    <style:style style:name="T534_1" style:family="text"/>
    <style:style style:name="T534_2" style:family="text"/>
    <style:style style:name="T534_3" style:family="text"/>
    <style:style style:name="T534_4" style:family="text"/>
    <style:style style:name="T534_5" style:family="text"/>
    <style:style style:name="T534_6" style:family="text"/>
    <style:style style:name="T534_7" style:family="text"/>
    <style:style style:name="T534_8" style:family="text"/>
    <style:style style:name="T534_9" style:family="text"/>
    <style:style style:name="T534_10" style:family="text"/>
    <style:style style:name="T534_11" style:family="text"/>
    <style:style style:name="P535" style:family="paragraph" style:parent-style-name="Standard">
      <style:paragraph-properties fo:break-before="auto" fo:line-height="115%" fo:margin-top="0cm" fo:margin-right="2.54cm" style:writing-mode="lr-tb"/>
    </style:style>
    <style:style style:name="T535_1" style:family="text"/>
    <style:style style:name="T535_2" style:family="text"/>
    <style:style style:name="T535_3" style:family="text"/>
    <style:style style:name="T535_4" style:family="text"/>
    <style:style style:name="T535_5" style:family="text"/>
    <style:style style:name="T535_6" style:family="text"/>
    <style:style style:name="T535_7" style:family="text"/>
    <style:style style:name="T535_8" style:family="text"/>
    <style:style style:name="T535_9" style:family="text"/>
    <style:style style:name="T535_10" style:family="text"/>
    <style:style style:name="T535_11" style:family="text"/>
    <style:style style:name="T535_12" style:family="text"/>
    <style:style style:name="T535_13" style:family="text"/>
    <style:style style:name="T535_14" style:family="text"/>
    <style:style style:name="T535_15" style:family="text"/>
    <style:style style:name="T535_16" style:family="text"/>
    <style:style style:name="T535_17" style:family="text"/>
    <style:style style:name="T535_18" style:family="text"/>
    <style:style style:name="T535_19" style:family="text"/>
    <style:style style:name="T535_20" style:family="text"/>
    <style:style style:name="T535_21" style:family="text"/>
    <style:style style:name="T535_22" style:family="text"/>
    <style:style style:name="T535_23" style:family="text"/>
    <style:style style:name="T535_24" style:family="text"/>
    <style:style style:name="T535_25" style:family="text"/>
    <style:style style:name="T535_26" style:family="text"/>
    <style:style style:name="T535_27" style:family="text"/>
    <style:style style:name="T535_28" style:family="text"/>
    <style:style style:name="T535_29" style:family="text"/>
    <style:style style:name="T535_30" style:family="text"/>
    <style:style style:name="T535_31" style:family="text"/>
    <style:style style:name="T535_32" style:family="text"/>
    <style:style style:name="P536" style:family="paragraph" style:parent-style-name="Standard">
      <style:paragraph-properties fo:break-before="auto" fo:line-height="115%" fo:margin-top="0cm" fo:margin-right="2.54cm" style:writing-mode="lr-tb"/>
    </style:style>
    <style:style style:name="T536_1" style:family="text"/>
    <style:style style:name="T536_2" style:family="text"/>
    <style:style style:name="T536_3" style:family="text"/>
    <style:style style:name="T536_4" style:family="text"/>
    <style:style style:name="T536_5" style:family="text"/>
    <style:style style:name="T536_6" style:family="text"/>
    <style:style style:name="T536_7" style:family="text"/>
    <style:style style:name="T536_8" style:family="text"/>
    <style:style style:name="T536_9" style:family="text"/>
    <style:style style:name="T536_10" style:family="text"/>
    <style:style style:name="T536_11" style:family="text"/>
    <style:style style:name="T536_12" style:family="text"/>
    <style:style style:name="T536_13" style:family="text"/>
    <style:style style:name="T536_14" style:family="text"/>
    <style:style style:name="T536_15" style:family="text"/>
    <style:style style:name="T536_16" style:family="text"/>
    <style:style style:name="T536_17" style:family="text"/>
    <style:style style:name="P537" style:family="paragraph" style:parent-style-name="Standard">
      <style:paragraph-properties fo:break-before="auto" fo:line-height="115%" fo:margin-top="0cm" fo:margin-right="2.54cm" style:writing-mode="lr-tb"/>
    </style:style>
    <style:style style:name="T537_1" style:family="text"/>
    <style:style style:name="T537_2" style:family="text"/>
    <style:style style:name="T537_3" style:family="text"/>
    <style:style style:name="T537_4" style:family="text"/>
    <style:style style:name="T537_5" style:family="text"/>
    <style:style style:name="T537_6" style:family="text"/>
    <style:style style:name="P538" style:family="paragraph" style:parent-style-name="Standard">
      <style:paragraph-properties fo:break-before="auto" fo:line-height="115%" fo:margin-top="0cm" fo:margin-right="2.54cm" style:writing-mode="lr-tb"/>
    </style:style>
    <style:style style:name="T538_1" style:family="text"/>
    <style:style style:name="T538_2" style:family="text"/>
    <style:style style:name="T538_3" style:family="text"/>
    <style:style style:name="T538_4" style:family="text"/>
    <style:style style:name="T538_5" style:family="text"/>
    <style:style style:name="T538_6" style:family="text"/>
    <style:style style:name="T538_7" style:family="text"/>
    <style:style style:name="T538_8" style:family="text"/>
    <style:style style:name="T538_9" style:family="text"/>
    <style:style style:name="T538_10" style:family="text"/>
    <style:style style:name="T538_11" style:family="text"/>
    <style:style style:name="T538_12" style:family="text"/>
    <style:style style:name="T538_13" style:family="text"/>
    <style:style style:name="T538_14" style:family="text"/>
    <style:style style:name="T538_15" style:family="text"/>
    <style:style style:name="T538_16" style:family="text"/>
    <style:style style:name="T538_17" style:family="text"/>
    <style:style style:name="T538_18" style:family="text"/>
    <style:style style:name="T538_19" style:family="text"/>
    <style:style style:name="T538_20" style:family="text"/>
    <style:style style:name="T538_21" style:family="text"/>
    <style:style style:name="T538_22" style:family="text"/>
    <style:style style:name="T538_23" style:family="text"/>
    <style:style style:name="T538_24" style:family="text"/>
    <style:style style:name="T538_25" style:family="text"/>
    <style:style style:name="T538_26" style:family="text"/>
    <style:style style:name="T538_27" style:family="text"/>
    <style:style style:name="T538_28" style:family="text"/>
    <style:style style:name="T538_29" style:family="text"/>
    <style:style style:name="T538_30" style:family="text"/>
    <style:style style:name="T538_31" style:family="text"/>
    <style:style style:name="T538_32" style:family="text"/>
    <style:style style:name="T538_33" style:family="text"/>
    <style:style style:name="T538_34" style:family="text"/>
    <style:style style:name="T538_35" style:family="text"/>
    <style:style style:name="T538_36" style:family="text"/>
    <style:style style:name="T538_37" style:family="text"/>
    <style:style style:name="T538_38" style:family="text"/>
    <style:style style:name="T538_39" style:family="text"/>
    <style:style style:name="T538_40" style:family="text"/>
    <style:style style:name="T538_41" style:family="text"/>
    <style:style style:name="T538_42" style:family="text"/>
    <style:style style:name="T538_43" style:family="text"/>
    <style:style style:name="P539" style:family="paragraph" style:parent-style-name="Standard">
      <style:paragraph-properties fo:break-before="auto" fo:line-height="115%" fo:margin-top="0cm" fo:margin-right="2.54cm" style:writing-mode="lr-tb"/>
    </style:style>
    <style:style style:name="T539_1" style:family="text"/>
    <style:style style:name="T539_2" style:family="text"/>
    <style:style style:name="T539_3" style:family="text"/>
    <style:style style:name="T539_4" style:family="text"/>
    <style:style style:name="T539_5" style:family="text"/>
    <style:style style:name="T539_6" style:family="text"/>
    <style:style style:name="T539_7" style:family="text"/>
    <style:style style:name="T539_8" style:family="text"/>
    <style:style style:name="T539_9" style:family="text"/>
    <style:style style:name="T539_10" style:family="text"/>
    <style:style style:name="T539_11" style:family="text"/>
    <style:style style:name="T539_12" style:family="text"/>
    <style:style style:name="T539_13" style:family="text"/>
    <style:style style:name="T539_14" style:family="text"/>
    <style:style style:name="T539_15" style:family="text"/>
    <style:style style:name="T539_16" style:family="text"/>
    <style:style style:name="T539_17" style:family="text"/>
    <style:style style:name="T539_18" style:family="text"/>
    <style:style style:name="T539_19" style:family="text"/>
    <style:style style:name="T539_20" style:family="text"/>
    <style:style style:name="T539_21" style:family="text"/>
    <style:style style:name="T539_22" style:family="text"/>
    <style:style style:name="T539_23" style:family="text"/>
    <style:style style:name="T539_24" style:family="text"/>
    <style:style style:name="T539_25" style:family="text"/>
    <style:style style:name="T539_26" style:family="text"/>
    <style:style style:name="T539_27" style:family="text"/>
    <style:style style:name="T539_28" style:family="text"/>
    <style:style style:name="T539_29" style:family="text"/>
    <style:style style:name="T539_30" style:family="text"/>
    <style:style style:name="T539_31" style:family="text"/>
    <style:style style:name="T539_32" style:family="text"/>
    <style:style style:name="T539_33" style:family="text"/>
    <style:style style:name="T539_34" style:family="text"/>
    <style:style style:name="T539_35" style:family="text"/>
    <style:style style:name="T539_36" style:family="text"/>
    <style:style style:name="P540" style:family="paragraph" style:parent-style-name="Standard">
      <style:paragraph-properties fo:break-before="auto" fo:line-height="115%" fo:margin-top="0cm" fo:margin-right="2.54cm" style:writing-mode="lr-tb"/>
    </style:style>
    <style:style style:name="T540_1" style:family="text"/>
    <style:style style:name="T540_2" style:family="text"/>
    <style:style style:name="T540_3" style:family="text"/>
    <style:style style:name="T540_4" style:family="text"/>
    <style:style style:name="T540_5" style:family="text"/>
    <style:style style:name="T540_6" style:family="text"/>
    <style:style style:name="T540_7" style:family="text"/>
    <style:style style:name="T540_8" style:family="text"/>
    <style:style style:name="T540_9" style:family="text"/>
    <style:style style:name="T540_10" style:family="text"/>
    <style:style style:name="T540_11" style:family="text"/>
    <style:style style:name="T540_12" style:family="text"/>
    <style:style style:name="T540_13" style:family="text"/>
    <style:style style:name="T540_14" style:family="text"/>
    <style:style style:name="T540_15" style:family="text"/>
    <style:style style:name="T540_16" style:family="text"/>
    <style:style style:name="T540_17" style:family="text"/>
    <style:style style:name="T540_18" style:family="text"/>
    <style:style style:name="T540_19" style:family="text"/>
    <style:style style:name="P541" style:family="paragraph" style:parent-style-name="Standard">
      <style:paragraph-properties fo:break-before="auto" fo:line-height="115%" fo:margin-top="0cm" fo:margin-right="2.54cm" style:writing-mode="lr-tb"/>
    </style:style>
    <style:style style:name="T541_1" style:family="text"/>
    <style:style style:name="T541_2" style:family="text"/>
    <style:style style:name="T541_3" style:family="text"/>
    <style:style style:name="T541_4" style:family="text"/>
    <style:style style:name="T541_5" style:family="text"/>
    <style:style style:name="T541_6" style:family="text"/>
    <style:style style:name="T541_7" style:family="text"/>
    <style:style style:name="T541_8" style:family="text"/>
    <style:style style:name="T541_9" style:family="text"/>
    <style:style style:name="T541_10" style:family="text"/>
    <style:style style:name="T541_11" style:family="text"/>
    <style:style style:name="T541_12" style:family="text"/>
    <style:style style:name="T541_13" style:family="text"/>
    <style:style style:name="T541_14" style:family="text"/>
    <style:style style:name="T541_15" style:family="text"/>
    <style:style style:name="T541_16" style:family="text"/>
    <style:style style:name="T541_17" style:family="text"/>
    <style:style style:name="T541_18" style:family="text"/>
    <style:style style:name="T541_19" style:family="text"/>
    <style:style style:name="T541_20" style:family="text"/>
    <style:style style:name="T541_21" style:family="text"/>
    <style:style style:name="P542" style:family="paragraph" style:parent-style-name="Standard">
      <style:paragraph-properties fo:break-before="auto" fo:line-height="115%" fo:margin-top="0cm" fo:margin-right="2.54cm" style:writing-mode="lr-tb"/>
    </style:style>
    <style:style style:name="T542_1" style:family="text"/>
    <style:style style:name="T542_2" style:family="text"/>
    <style:style style:name="T542_3" style:family="text"/>
    <style:style style:name="T542_4" style:family="text"/>
    <style:style style:name="T542_5" style:family="text"/>
    <style:style style:name="T542_6" style:family="text"/>
    <style:style style:name="T542_7" style:family="text"/>
    <style:style style:name="T542_8" style:family="text"/>
    <style:style style:name="T542_9" style:family="text"/>
    <style:style style:name="T542_10" style:family="text"/>
    <style:style style:name="T542_11" style:family="text"/>
    <style:style style:name="T542_12" style:family="text"/>
    <style:style style:name="T542_13" style:family="text"/>
    <style:style style:name="T542_14" style:family="text"/>
    <style:style style:name="T542_15" style:family="text"/>
    <style:style style:name="T542_16" style:family="text"/>
    <style:style style:name="T542_17" style:family="text"/>
    <style:style style:name="T542_18" style:family="text"/>
    <style:style style:name="T542_19" style:family="text"/>
    <style:style style:name="T542_20" style:family="text"/>
    <style:style style:name="T542_21" style:family="text"/>
    <style:style style:name="T542_22" style:family="text"/>
    <style:style style:name="T542_23" style:family="text"/>
    <style:style style:name="T542_24" style:family="text"/>
    <style:style style:name="T542_25" style:family="text"/>
    <style:style style:name="T542_26" style:family="text"/>
    <style:style style:name="T542_27" style:family="text"/>
    <style:style style:name="T542_28" style:family="text"/>
    <style:style style:name="T542_29" style:family="text"/>
    <style:style style:name="T542_30" style:family="text"/>
    <style:style style:name="T542_31" style:family="text"/>
    <style:style style:name="T542_32" style:family="text"/>
    <style:style style:name="T542_33" style:family="text"/>
    <style:style style:name="T542_34" style:family="text"/>
    <style:style style:name="T542_35" style:family="text"/>
    <style:style style:name="T542_36" style:family="text"/>
    <style:style style:name="T542_37" style:family="text"/>
    <style:style style:name="T542_38" style:family="text"/>
    <style:style style:name="T542_39" style:family="text"/>
    <style:style style:name="P543" style:family="paragraph" style:parent-style-name="Standard">
      <style:paragraph-properties fo:break-before="auto" fo:line-height="115%" fo:margin-top="0cm" fo:margin-right="2.54cm" style:writing-mode="lr-tb"/>
    </style:style>
    <style:style style:name="T543_1" style:family="text"/>
    <style:style style:name="T543_2" style:family="text"/>
    <style:style style:name="T543_3" style:family="text"/>
    <style:style style:name="T543_4" style:family="text"/>
    <style:style style:name="T543_5" style:family="text"/>
    <style:style style:name="T543_6" style:family="text"/>
    <style:style style:name="T543_7" style:family="text"/>
    <style:style style:name="T543_8" style:family="text"/>
    <style:style style:name="T543_9" style:family="text"/>
    <style:style style:name="T543_10" style:family="text"/>
    <style:style style:name="T543_11" style:family="text"/>
    <style:style style:name="T543_12" style:family="text"/>
    <style:style style:name="T543_13" style:family="text"/>
    <style:style style:name="T543_14" style:family="text"/>
    <style:style style:name="T543_15" style:family="text"/>
    <style:style style:name="T543_16" style:family="text"/>
    <style:style style:name="T543_17" style:family="text"/>
    <style:style style:name="T543_18" style:family="text"/>
    <style:style style:name="T543_19" style:family="text"/>
    <style:style style:name="T543_20" style:family="text"/>
    <style:style style:name="T543_21" style:family="text"/>
    <style:style style:name="T543_22" style:family="text"/>
    <style:style style:name="T543_23" style:family="text"/>
    <style:style style:name="P544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544_1" style:family="text"/>
    <style:style style:name="T544_2" style:family="text"/>
    <style:style style:name="T544_3" style:family="text"/>
    <style:style style:name="T544_4" style:family="text"/>
    <style:style style:name="T544_5" style:family="text"/>
    <style:style style:name="T544_6" style:family="text"/>
    <style:style style:name="T544_7" style:family="text"/>
    <style:style style:name="T544_8" style:family="text"/>
    <style:style style:name="T544_9" style:family="text"/>
    <style:style style:name="T544_10" style:family="text"/>
    <style:style style:name="T544_11" style:family="text"/>
    <style:style style:name="T544_12" style:family="text"/>
    <style:style style:name="T544_13" style:family="text"/>
    <style:style style:name="T544_14" style:family="text"/>
    <style:style style:name="T544_15" style:family="text"/>
    <style:style style:name="T544_16" style:family="text"/>
    <style:style style:name="T544_17" style:family="text"/>
    <style:style style:name="T544_18" style:family="text"/>
    <style:style style:name="T544_19" style:family="text"/>
    <style:style style:name="T544_20" style:family="text"/>
    <style:style style:name="T544_21" style:family="text"/>
    <style:style style:name="T544_22" style:family="text"/>
    <style:style style:name="T544_23" style:family="text"/>
    <style:style style:name="T544_24" style:family="text"/>
    <style:style style:name="T544_25" style:family="text"/>
    <style:style style:name="T544_26" style:family="text"/>
    <style:style style:name="T544_27" style:family="text"/>
    <style:style style:name="T544_28" style:family="text"/>
    <style:style style:name="T544_29" style:family="text"/>
    <style:style style:name="T544_30" style:family="text"/>
    <style:style style:name="T544_31" style:family="text"/>
    <style:style style:name="T544_32" style:family="text"/>
    <style:style style:name="T544_33" style:family="text"/>
    <style:style style:name="T544_34" style:family="text"/>
    <style:style style:name="T544_35" style:family="text"/>
    <style:style style:name="T544_36" style:family="text"/>
    <style:style style:name="T544_37" style:family="text"/>
    <style:style style:name="T544_38" style:family="text"/>
    <style:style style:name="T544_39" style:family="text"/>
    <style:style style:name="T544_40" style:family="text"/>
    <style:style style:name="T544_41" style:family="text"/>
    <style:style style:name="T544_42" style:family="text"/>
    <style:style style:name="T544_43" style:family="text"/>
    <style:style style:name="T544_44" style:family="text"/>
    <style:style style:name="T544_45" style:family="text"/>
    <style:style style:name="T544_46" style:family="text"/>
    <style:style style:name="T544_47" style:family="text"/>
    <style:style style:name="T544_48" style:family="text"/>
    <style:style style:name="T544_49" style:family="text"/>
    <style:style style:name="T544_50" style:family="text"/>
    <style:style style:name="T544_51" style:family="text"/>
    <style:style style:name="T544_52" style:family="text"/>
    <style:style style:name="T544_53" style:family="text"/>
    <style:style style:name="T544_54" style:family="text"/>
    <style:style style:name="T544_55" style:family="text"/>
    <style:style style:name="T544_56" style:family="text"/>
    <style:style style:name="T544_57" style:family="text"/>
    <style:style style:name="T544_58" style:family="text"/>
    <style:style style:name="T544_59" style:family="text"/>
    <style:style style:name="T544_60" style:family="text"/>
    <style:style style:name="T544_61" style:family="text"/>
    <style:style style:name="T544_62" style:family="text"/>
    <style:style style:name="T544_63" style:family="text"/>
    <style:style style:name="T544_64" style:family="text"/>
    <style:style style:name="T544_65" style:family="text"/>
    <style:style style:name="T544_66" style:family="text"/>
    <style:style style:name="T544_67" style:family="text"/>
    <style:style style:name="T544_68" style:family="text"/>
    <style:style style:name="T544_69" style:family="text"/>
    <style:style style:name="T544_70" style:family="text"/>
    <style:style style:name="T544_71" style:family="text"/>
    <style:style style:name="T544_72" style:family="text"/>
    <style:style style:name="T544_73" style:family="text"/>
    <style:style style:name="T544_74" style:family="text"/>
    <style:style style:name="T544_75" style:family="text"/>
    <style:style style:name="T544_76" style:family="text"/>
    <style:style style:name="T544_77" style:family="text"/>
    <style:style style:name="T544_78" style:family="text"/>
    <style:style style:name="T544_79" style:family="text"/>
    <style:style style:name="T544_80" style:family="text"/>
    <style:style style:name="T544_81" style:family="text"/>
    <style:style style:name="T544_82" style:family="text"/>
    <style:style style:name="T544_83" style:family="text"/>
    <style:style style:name="T544_84" style:family="text"/>
    <style:style style:name="T544_85" style:family="text"/>
    <style:style style:name="T544_86" style:family="text"/>
    <style:style style:name="T544_87" style:family="text"/>
    <style:style style:name="T544_88" style:family="text"/>
    <style:style style:name="T544_89" style:family="text"/>
    <style:style style:name="T544_90" style:family="text"/>
    <style:style style:name="T544_91" style:family="text"/>
    <style:style style:name="T544_92" style:family="text"/>
    <style:style style:name="T544_93" style:family="text"/>
    <style:style style:name="T544_94" style:family="text"/>
    <style:style style:name="T544_95" style:family="text"/>
    <style:style style:name="T544_96" style:family="text"/>
    <style:style style:name="T544_97" style:family="text"/>
    <style:style style:name="T544_98" style:family="text"/>
    <style:style style:name="T544_99" style:family="text"/>
    <style:style style:name="T544_100" style:family="text"/>
    <style:style style:name="T544_101" style:family="text"/>
    <style:style style:name="T544_102" style:family="text"/>
    <style:style style:name="T544_103" style:family="text"/>
    <style:style style:name="T544_104" style:family="text"/>
    <style:style style:name="T544_105" style:family="text"/>
    <style:style style:name="T544_106" style:family="text"/>
    <style:style style:name="T544_107" style:family="text"/>
    <style:style style:name="T544_108" style:family="text"/>
    <style:style style:name="T544_109" style:family="text"/>
    <style:style style:name="T544_110" style:family="text"/>
    <style:style style:name="T544_111" style:family="text"/>
    <style:style style:name="T544_112" style:family="text"/>
    <style:style style:name="T544_113" style:family="text"/>
    <style:style style:name="T544_114" style:family="text"/>
    <style:style style:name="T544_115" style:family="text"/>
    <style:style style:name="T544_116" style:family="text"/>
    <style:style style:name="T544_117" style:family="text"/>
    <style:style style:name="T544_118" style:family="text"/>
    <style:style style:name="T544_119" style:family="text"/>
    <style:style style:name="T544_120" style:family="text"/>
    <style:style style:name="T544_121" style:family="text"/>
    <style:style style:name="T544_122" style:family="text"/>
    <style:style style:name="T544_123" style:family="text"/>
    <style:style style:name="T544_124" style:family="text"/>
    <style:style style:name="T544_125" style:family="text"/>
    <style:style style:name="T544_126" style:family="text"/>
    <style:style style:name="T544_127" style:family="text"/>
    <style:style style:name="T544_128" style:family="text"/>
    <style:style style:name="T544_129" style:family="text"/>
    <style:style style:name="T544_130" style:family="text"/>
    <style:style style:name="T544_131" style:family="text"/>
    <style:style style:name="T544_132" style:family="text"/>
    <style:style style:name="T544_133" style:family="text"/>
    <style:style style:name="T544_134" style:family="text"/>
    <style:style style:name="T544_135" style:family="text"/>
    <style:style style:name="T544_136" style:family="text"/>
    <style:style style:name="T544_137" style:family="text"/>
    <style:style style:name="T544_138" style:family="text"/>
    <style:style style:name="T544_139" style:family="text"/>
    <style:style style:name="T544_140" style:family="text"/>
    <style:style style:name="T544_141" style:family="text"/>
    <style:style style:name="T544_142" style:family="text"/>
    <style:style style:name="T544_143" style:family="text"/>
    <style:style style:name="T544_144" style:family="text"/>
    <style:style style:name="T544_145" style:family="text"/>
    <style:style style:name="T544_146" style:family="text"/>
    <style:style style:name="T544_147" style:family="text"/>
    <style:style style:name="T544_148" style:family="text"/>
    <style:style style:name="T544_149" style:family="text"/>
    <style:style style:name="T544_150" style:family="text"/>
    <style:style style:name="T544_151" style:family="text"/>
    <style:style style:name="P545" style:family="paragraph" style:parent-style-name="Heading_20_1">
      <style:paragraph-properties fo:break-before="page" fo:line-height="115%" fo:margin-right="2.54cm" style:writing-mode="lr-tb"/>
    </style:style>
    <style:style style:name="T545_1" style:family="text"/>
    <style:style style:name="P546" style:family="paragraph" style:parent-style-name="Standard">
      <style:paragraph-properties fo:break-before="auto" fo:line-height="115%" fo:margin-top="0cm" fo:margin-right="2.54cm" style:writing-mode="lr-tb"/>
    </style:style>
    <style:style style:name="T546_1" style:family="text"/>
    <style:style style:name="T546_2" style:family="text"/>
    <style:style style:name="T546_3" style:family="text"/>
    <style:style style:name="T546_4" style:family="text"/>
    <style:style style:name="T546_5" style:family="text"/>
    <style:style style:name="T546_6" style:family="text"/>
    <style:style style:name="T546_7" style:family="text"/>
    <style:style style:name="T546_8" style:family="text"/>
    <style:style style:name="T546_9" style:family="text"/>
    <style:style style:name="T546_10" style:family="text"/>
    <style:style style:name="T546_11" style:family="text"/>
    <style:style style:name="T546_12" style:family="text"/>
    <style:style style:name="T546_13" style:family="text"/>
    <style:style style:name="T546_14" style:family="text"/>
    <style:style style:name="T546_15" style:family="text"/>
    <style:style style:name="T546_16" style:family="text"/>
    <style:style style:name="T546_17" style:family="text"/>
    <style:style style:name="T546_18" style:family="text"/>
    <style:style style:name="T546_19" style:family="text"/>
    <style:style style:name="T546_20" style:family="text"/>
    <style:style style:name="T546_21" style:family="text"/>
    <style:style style:name="P547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able7" style:family="table">
      <style:table-properties table:align="left" style:width="23.495cm" fo:margin-left="0.176cm"/>
    </style:style>
    <style:style style:name="Column13" style:family="table-column">
      <style:table-column-properties style:column-width="6.826cm"/>
    </style:style>
    <style:style style:name="Column14" style:family="table-column">
      <style:table-column-properties style:column-width="16.669cm"/>
    </style:style>
    <style:style style:name="Row13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8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5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9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5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4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0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1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51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1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1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1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1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1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1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1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1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1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1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1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1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1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1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1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1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1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1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1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1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1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1_2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1_2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1_2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1_2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1_2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1_2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52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52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2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2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2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2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2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2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2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3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3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3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3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3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3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3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3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3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3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4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4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4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4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4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4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4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4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4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4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2_5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53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53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23" style:family="text"/>
    <style:style style:name="T553_24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53_25" style:family="text"/>
    <style:style style:name="T553_26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53_27" style:family="text"/>
    <style:style style:name="T553_28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53_29" style:family="text"/>
    <style:style style:name="T553_30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53_31" style:family="text"/>
    <style:style style:name="T553_32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53_33" style:family="text"/>
    <style:style style:name="T553_34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53_35" style:family="text"/>
    <style:style style:name="T553_36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53_37" style:family="text"/>
    <style:style style:name="T553_38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53_39" style:family="text"/>
    <style:style style:name="T553_40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53_41" style:family="text"/>
    <style:style style:name="T553_42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53_4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4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4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4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3_4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54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54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4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4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4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4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4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4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4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4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4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4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4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4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4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4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4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4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4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4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4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4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4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4_2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4_2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4_2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4_2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4_2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4_2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4_2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4_3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4_3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4_3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4_3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4_3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4_3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4_3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4_3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4_3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4_3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4_4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4_4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4_4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4_4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4_4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4_4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4_4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4_4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4_4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55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55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2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2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2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2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2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2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2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3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3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3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3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3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3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3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3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3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3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4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4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4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4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4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4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4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4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4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4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5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5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5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5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5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5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5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5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5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5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6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6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6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6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6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6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6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6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6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6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7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7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5_7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56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56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6_17" style:family="text"/>
    <style:style style:name="T556_18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56_19" style:family="text"/>
    <style:style style:name="T556_20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56_21" style:family="text"/>
    <style:style style:name="T556_22" style:family="text">
      <style:text-properties fo:background-color="#ffffff" style:text-line-through-style="none" fo:font-style="normal" style:font-style-asian="normal" style:font-style-complex="normal" fo:color="#0000cc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solid" style:text-underline-color="font-color"/>
    </style:style>
    <style:style style:name="T556_2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57" style:family="paragraph" style:parent-style-name="Standard">
      <style:paragraph-properties fo:text-align="left" fo:break-before="auto" fo:line-height="115%" fo:margin-top="0cm" fo:margin-right="2.54cm" style:writing-mode="lr-tb"/>
    </style:style>
    <style:style style:name="T557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7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7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7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7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7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7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7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7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7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7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7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7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7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7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7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7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7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7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7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7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7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58" style:family="paragraph" style:parent-style-name="Standard">
      <style:paragraph-properties fo:text-align="left" fo:break-before="auto" fo:line-height="115%" fo:margin-top="0cm" fo:margin-bottom="0cm" fo:margin-right="2.54cm" style:writing-mode="lr-tb"/>
    </style:style>
    <style:style style:name="T558_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1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1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1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1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1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1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1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1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1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1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2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2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2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2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2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2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2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2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2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29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3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3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8_3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59" style:family="paragraph" style:parent-style-name="Standard">
      <style:paragraph-properties fo:break-before="auto" fo:line-height="115%" fo:margin-top="0cm" fo:margin-bottom="0cm" fo:margin-right="2.54cm" style:writing-mode="lr-tb"/>
    </style:style>
    <style:style style:name="T559_1" style:family="text">
      <style:text-properties fo:background-color="#ffffff" fo:color="#1f497d" style:font-name="Calibri" style:font-name-asian="Calibri" style:font-name-complex="Calibri"/>
    </style:style>
    <style:style style:name="P560" style:family="paragraph" style:parent-style-name="Heading_20_1">
      <style:paragraph-properties fo:break-before="page" fo:line-height="115%" fo:margin-right="2.54cm" style:writing-mode="lr-tb"/>
    </style:style>
    <style:style style:name="T560_1" style:family="text"/>
    <style:style style:name="T560_2" style:family="text"/>
    <style:style style:name="T560_3" style:family="text"/>
    <style:style style:name="P561" style:family="paragraph" style:parent-style-name="Standard">
      <style:paragraph-properties fo:break-before="auto" fo:line-height="115%" style:writing-mode="lr-tb"/>
    </style:style>
    <style:style style:name="T561_1" style:family="text">
      <style:text-properties fo:font-weight="bold" style:font-weight-asian="bold" style:font-weight-complex="bold"/>
    </style:style>
    <style:style style:name="P562" style:family="paragraph" style:parent-style-name="Standard">
      <style:paragraph-properties fo:break-before="auto" fo:line-height="115%" fo:margin-top="0cm" fo:margin-right="2.54cm" style:writing-mode="lr-tb"/>
    </style:style>
    <style:style style:name="T562_1" style:family="text"/>
    <style:style style:name="T562_2" style:family="text"/>
    <style:style style:name="T562_3" style:family="text"/>
    <style:style style:name="T562_4" style:family="text"/>
    <style:style style:name="T562_5" style:family="text"/>
    <style:style style:name="T562_6" style:family="text"/>
    <style:style style:name="T562_7" style:family="text"/>
    <style:style style:name="T562_8" style:family="text"/>
    <style:style style:name="T562_9" style:family="text"/>
    <style:style style:name="T562_10" style:family="text"/>
    <style:style style:name="T562_11" style:family="text"/>
    <style:style style:name="P563" style:family="paragraph" style:parent-style-name="Standard">
      <style:paragraph-properties fo:break-before="auto" fo:line-height="115%" fo:margin-top="0cm" fo:margin-right="2.54cm" style:writing-mode="lr-tb"/>
    </style:style>
    <style:style style:name="T563_1" style:family="text"/>
    <style:style style:name="T563_2" style:family="text"/>
    <style:style style:name="T563_3" style:family="text"/>
    <style:style style:name="T563_4" style:family="text"/>
    <style:style style:name="T563_5" style:family="text"/>
    <style:style style:name="T563_6" style:family="text"/>
    <style:style style:name="T563_7" style:family="text"/>
    <style:style style:name="T563_8" style:family="text"/>
    <style:style style:name="T563_9" style:family="text"/>
    <style:style style:name="T563_10" style:family="text"/>
    <style:style style:name="T563_11" style:family="text"/>
    <style:style style:name="T563_12" style:family="text"/>
    <style:style style:name="T563_13" style:family="text"/>
    <style:style style:name="T563_14" style:family="text"/>
    <style:style style:name="P564" style:family="paragraph" style:parent-style-name="Standard">
      <style:paragraph-properties fo:break-before="auto" fo:line-height="115%" fo:margin-top="0cm" fo:margin-right="2.54cm" style:writing-mode="lr-tb"/>
    </style:style>
    <style:style style:name="T564_1" style:family="text"/>
    <style:style style:name="T564_2" style:family="text"/>
    <style:style style:name="T564_3" style:family="text"/>
    <style:style style:name="T564_4" style:family="text"/>
    <style:style style:name="T564_5" style:family="text"/>
    <style:style style:name="T564_6" style:family="text"/>
    <style:style style:name="T564_7" style:family="text"/>
    <style:style style:name="T564_8" style:family="text"/>
    <style:style style:name="T564_9" style:family="text"/>
    <style:style style:name="T564_10" style:family="text"/>
    <style:style style:name="T564_11" style:family="text"/>
    <style:style style:name="P565" style:family="paragraph" style:parent-style-name="Standard">
      <style:paragraph-properties fo:break-before="auto" fo:line-height="115%" fo:margin-top="0cm" fo:margin-bottom="0cm" style:writing-mode="lr-tb"/>
    </style:style>
    <style:style style:name="T565_1" style:family="text"/>
    <style:style style:name="T565_2" style:family="text"/>
    <style:style style:name="T565_3" style:family="text"/>
    <style:style style:name="T565_4" style:family="text"/>
    <style:style style:name="T565_5" style:family="text"/>
    <style:style style:name="T565_6" style:family="text"/>
    <style:style style:name="T565_7" style:family="text"/>
    <style:style style:name="T565_8" style:family="text"/>
    <style:style style:name="T565_9" style:family="text"/>
    <style:style style:name="T565_10" style:family="text"/>
    <style:style style:name="T565_11" style:family="text"/>
    <style:style style:name="T565_12" style:family="text"/>
    <style:style style:name="T565_13" style:family="text"/>
    <style:style style:name="T565_14" style:family="text"/>
    <style:style style:name="P566" style:family="paragraph" style:parent-style-name="Heading_20_1">
      <style:paragraph-properties fo:break-before="page" fo:line-height="115%" fo:margin-right="2.54cm" style:writing-mode="lr-tb"/>
    </style:style>
    <style:style style:name="T566_1" style:family="text"/>
    <style:style style:name="T566_2" style:family="text"/>
    <style:style style:name="T566_3" style:family="text"/>
    <style:style style:name="P567" style:family="paragraph" style:parent-style-name="Standard">
      <style:paragraph-properties fo:break-before="auto" fo:line-height="115%" style:writing-mode="lr-tb"/>
    </style:style>
    <style:style style:name="T567_1" style:family="text">
      <style:text-properties fo:font-weight="bold" style:font-weight-asian="bold" style:font-weight-complex="bold"/>
    </style:style>
    <style:style style:name="P568" style:family="paragraph" style:parent-style-name="Standard">
      <style:paragraph-properties fo:break-before="auto" fo:line-height="115%" fo:margin-top="0cm" style:writing-mode="lr-tb"/>
    </style:style>
    <style:style style:name="T568_1" style:family="text"/>
    <style:style style:name="T568_2" style:family="text"/>
    <style:style style:name="T568_3" style:family="text"/>
    <style:style style:name="T568_4" style:family="text"/>
    <style:style style:name="T568_5" style:family="text"/>
    <style:style style:name="T568_6" style:family="text"/>
    <style:style style:name="T568_7" style:family="text"/>
    <style:style style:name="T568_8" style:family="text"/>
    <style:style style:name="T568_9" style:family="text"/>
    <style:style style:name="T568_10" style:family="text"/>
    <style:style style:name="T568_11" style:family="text"/>
    <style:style style:name="T568_12" style:family="text"/>
    <style:style style:name="T568_13" style:family="text"/>
    <style:style style:name="T568_14" style:family="text"/>
    <style:style style:name="T568_15" style:family="text"/>
    <style:style style:name="T568_16" style:family="text"/>
    <style:style style:name="T568_17" style:family="text"/>
    <style:style style:name="T568_18" style:family="text"/>
    <style:style style:name="T568_19" style:family="text"/>
    <style:style style:name="T568_20" style:family="text"/>
    <style:style style:name="T568_21" style:family="text"/>
    <style:style style:name="T568_22" style:family="text"/>
    <style:style style:name="T568_23" style:family="text"/>
    <style:style style:name="T568_24" style:family="text"/>
    <style:style style:name="T568_25" style:family="text"/>
    <style:style style:name="T568_26" style:family="text"/>
    <style:style style:name="T568_27" style:family="text"/>
    <style:style style:name="T568_28" style:family="text"/>
    <style:style style:name="T568_29" style:family="text"/>
    <style:style style:name="T568_30" style:family="text"/>
    <style:style style:name="T568_31" style:family="text"/>
    <style:style style:name="T568_32" style:family="text"/>
    <style:style style:name="T568_33" style:family="text"/>
    <style:style style:name="T568_34" style:family="text"/>
    <style:style style:name="T568_35" style:family="text"/>
    <style:style style:name="T568_36" style:family="text"/>
    <style:style style:name="T568_37" style:family="text"/>
    <style:style style:name="T568_38" style:family="text"/>
    <style:style style:name="T568_39" style:family="text"/>
    <style:style style:name="T568_40" style:family="text"/>
    <style:style style:name="T568_41" style:family="text"/>
    <style:style style:name="T568_42" style:family="text"/>
    <style:style style:name="T568_43" style:family="text"/>
    <style:style style:name="T568_44" style:family="text"/>
    <style:style style:name="T568_45" style:family="text"/>
    <style:style style:name="T568_46" style:family="text"/>
    <style:style style:name="T568_47" style:family="text"/>
    <style:style style:name="T568_48" style:family="text"/>
    <style:style style:name="P569" style:family="paragraph" style:parent-style-name="Standard">
      <style:paragraph-properties fo:break-before="auto" fo:line-height="115%" fo:margin-top="0cm" fo:margin-bottom="0cm" style:writing-mode="lr-tb"/>
    </style:style>
    <style:style style:name="T569_1" style:family="text"/>
    <style:style style:name="T569_2" style:family="text"/>
    <style:style style:name="T569_3" style:family="text"/>
    <style:style style:name="T569_4" style:family="text"/>
    <style:style style:name="T569_5" style:family="text"/>
    <style:style style:name="T569_6" style:family="text"/>
    <style:style style:name="T569_7" style:family="text"/>
    <style:style style:name="T569_8" style:family="text"/>
    <style:style style:name="T569_9" style:family="text"/>
    <style:style style:name="T569_10" style:family="text"/>
    <style:style style:name="T569_11" style:family="text"/>
    <style:style style:name="T569_12" style:family="text"/>
    <style:style style:name="T569_13" style:family="text"/>
    <style:style style:name="T569_14" style:family="text"/>
    <style:style style:name="T569_15" style:family="text"/>
    <style:style style:name="T569_16" style:family="text"/>
    <style:style style:name="T569_17" style:family="text"/>
    <style:style style:name="T569_18" style:family="text"/>
    <style:style style:name="T569_19" style:family="text"/>
    <style:style style:name="T569_20" style:family="text"/>
    <style:style style:name="T569_21" style:family="text"/>
    <style:style style:name="T569_22" style:family="text"/>
    <style:style style:name="T569_23" style:family="text"/>
    <style:style style:name="T569_24" style:family="text"/>
    <style:style style:name="T569_25" style:family="text"/>
    <style:style style:name="T569_26" style:family="text"/>
    <style:style style:name="T569_27" style:family="text"/>
    <style:style style:name="T569_28" style:family="text"/>
    <style:style style:name="T569_29" style:family="text"/>
    <style:style style:name="T569_30" style:family="text"/>
    <style:style style:name="T569_31" style:family="text"/>
    <style:style style:name="T569_32" style:family="text"/>
    <style:style style:name="T569_33" style:family="text"/>
    <style:style style:name="T569_34" style:family="text"/>
    <style:style style:name="T569_35" style:family="text"/>
    <style:style style:name="T569_36" style:family="text"/>
    <style:style style:name="T569_37" style:family="text"/>
    <style:style style:name="T569_38" style:family="text"/>
    <style:style style:name="T569_39" style:family="text"/>
    <style:style style:name="T569_40" style:family="text"/>
    <style:style style:name="T569_41" style:family="text"/>
    <style:style style:name="T569_42" style:family="text"/>
    <style:style style:name="T569_43" style:family="text"/>
    <style:style style:name="T569_44" style:family="text"/>
    <style:style style:name="T569_45" style:family="text"/>
    <style:style style:name="T569_46" style:family="text"/>
    <style:style style:name="T569_47" style:family="text"/>
    <style:style style:name="T569_48" style:family="text"/>
    <style:style style:name="T569_49" style:family="text"/>
    <style:style style:name="T569_50" style:family="text"/>
    <style:style style:name="T569_51" style:family="text"/>
    <style:style style:name="T569_52" style:family="text"/>
    <style:style style:name="T569_53" style:family="text"/>
    <style:style style:name="T569_54" style:family="text"/>
    <style:style style:name="T569_55" style:family="text"/>
    <style:style style:name="T569_56" style:family="text"/>
    <style:style style:name="T569_57" style:family="text"/>
    <style:style style:name="P570" style:family="paragraph" style:parent-style-name="Heading_20_1">
      <style:paragraph-properties fo:break-before="page" fo:line-height="115%" fo:margin-right="2.54cm" style:writing-mode="lr-tb"/>
    </style:style>
    <style:style style:name="T570_1" style:family="text"/>
    <style:style style:name="T570_2" style:family="text"/>
    <style:style style:name="P571" style:family="paragraph" style:parent-style-name="Standard">
      <style:paragraph-properties fo:break-before="auto" fo:line-height="115%" fo:margin-right="2.54cm" style:writing-mode="lr-tb"/>
    </style:style>
    <style:style style:name="T571_1" style:family="text"/>
    <style:style style:name="P572" style:family="paragraph" style:parent-style-name="Standard">
      <style:paragraph-properties fo:break-before="auto" fo:line-height="115%" fo:margin-right="2.54cm" style:writing-mode="lr-tb"/>
    </style:style>
    <style:style style:name="T572_1" style:family="text"/>
    <style:style style:name="T572_2" style:family="text">
      <style:text-properties fo:color="#1155cc" style:text-underline-style="solid" style:text-underline-color="font-color"/>
    </style:style>
    <style:style style:name="T572_3" style:family="text"/>
    <style:style style:name="T572_4" style:family="text">
      <style:text-properties fo:color="#1155cc" style:text-underline-style="solid" style:text-underline-color="font-color"/>
    </style:style>
    <style:style style:name="T572_5" style:family="text"/>
    <style:style style:name="T572_6" style:family="text">
      <style:text-properties fo:color="#1155cc" style:text-underline-style="solid" style:text-underline-color="font-color"/>
    </style:style>
    <style:style style:name="T572_7" style:family="text"/>
    <style:style style:name="T572_8" style:family="text">
      <style:text-properties fo:color="#1155cc" style:text-underline-style="solid" style:text-underline-color="font-color"/>
    </style:style>
    <style:style style:name="T572_9" style:family="text"/>
    <style:style style:name="T572_10" style:family="text">
      <style:text-properties fo:color="#1155cc" style:text-underline-style="solid" style:text-underline-color="font-color"/>
    </style:style>
    <style:style style:name="T572_11" style:family="text"/>
    <style:style style:name="T572_12" style:family="text">
      <style:text-properties fo:color="#1155cc" style:text-underline-style="solid" style:text-underline-color="font-color"/>
    </style:style>
    <style:style style:name="T572_13" style:family="text"/>
    <style:style style:name="T572_14" style:family="text">
      <style:text-properties fo:color="#1155cc" style:text-underline-style="solid" style:text-underline-color="font-color"/>
    </style:style>
    <style:style style:name="P573" style:family="paragraph" style:parent-style-name="Standard">
      <style:paragraph-properties fo:break-before="auto" fo:text-indent="1.27cm" fo:line-height="115%" fo:margin-right="2.54cm" style:writing-mode="lr-tb"/>
    </style:style>
    <style:style style:name="T573_1" style:family="text"/>
    <style:style style:name="T573_2" style:family="text">
      <style:text-properties fo:color="#1155cc" style:text-underline-style="solid" style:text-underline-color="font-color"/>
    </style:style>
    <style:style style:name="T573_3" style:family="text"/>
    <style:style style:name="T573_4" style:family="text">
      <style:text-properties fo:color="#1155cc" style:text-underline-style="solid" style:text-underline-color="font-color"/>
    </style:style>
    <style:style style:name="T573_5" style:family="text"/>
    <style:style style:name="T573_6" style:family="text">
      <style:text-properties fo:color="#1155cc" style:text-underline-style="solid" style:text-underline-color="font-color"/>
    </style:style>
    <style:style style:name="T573_7" style:family="text"/>
    <style:style style:name="T573_8" style:family="text">
      <style:text-properties fo:color="#1155cc" style:text-underline-style="solid" style:text-underline-color="font-color"/>
    </style:style>
    <style:style style:name="T573_9" style:family="text"/>
    <style:style style:name="T573_10" style:family="text">
      <style:text-properties fo:color="#1155cc" style:text-underline-style="solid" style:text-underline-color="font-color"/>
    </style:style>
    <style:style style:name="T573_11" style:family="text"/>
    <style:style style:name="T573_12" style:family="text">
      <style:text-properties fo:color="#1155cc" style:text-underline-style="solid" style:text-underline-color="font-color"/>
    </style:style>
    <style:style style:name="T573_13" style:family="text"/>
    <style:style style:name="T573_14" style:family="text">
      <style:text-properties fo:color="#1155cc" style:text-underline-style="solid" style:text-underline-color="font-color"/>
    </style:style>
    <style:style style:name="T573_15" style:family="text"/>
    <style:style style:name="T573_16" style:family="text">
      <style:text-properties fo:color="#1155cc" style:text-underline-style="solid" style:text-underline-color="font-color"/>
    </style:style>
    <style:style style:name="T573_17" style:family="text"/>
    <style:style style:name="T573_18" style:family="text">
      <style:text-properties fo:color="#1155cc" style:text-underline-style="solid" style:text-underline-color="font-color"/>
    </style:style>
    <style:style style:name="T573_19" style:family="text"/>
    <style:style style:name="T573_20" style:family="text">
      <style:text-properties fo:color="#1155cc" style:text-underline-style="solid" style:text-underline-color="font-color"/>
    </style:style>
    <style:style style:name="T573_21" style:family="text"/>
    <style:style style:name="T573_22" style:family="text">
      <style:text-properties fo:color="#1155cc" style:text-underline-style="solid" style:text-underline-color="font-color"/>
    </style:style>
    <style:style style:name="P574" style:family="paragraph" style:parent-style-name="Standard">
      <style:paragraph-properties fo:break-before="auto" fo:line-height="115%" fo:margin-right="2.54cm" style:writing-mode="lr-tb"/>
    </style:style>
    <style:style style:name="T574_1" style:family="text"/>
    <style:style style:name="T574_2" style:family="text"/>
    <style:style style:name="T574_3" style:family="text">
      <style:text-properties fo:color="#1155cc" style:text-underline-style="solid" style:text-underline-color="font-color"/>
    </style:style>
    <style:style style:name="T574_4" style:family="text"/>
    <style:style style:name="T574_5" style:family="text">
      <style:text-properties fo:color="#1155cc" style:text-underline-style="solid" style:text-underline-color="font-color"/>
    </style:style>
    <style:style style:name="T574_6" style:family="text"/>
    <style:style style:name="T574_7" style:family="text">
      <style:text-properties fo:color="#1155cc" style:text-underline-style="solid" style:text-underline-color="font-color"/>
    </style:style>
    <style:style style:name="T574_8" style:family="text"/>
    <style:style style:name="T574_9" style:family="text">
      <style:text-properties fo:color="#1155cc" style:text-underline-style="solid" style:text-underline-color="font-color"/>
    </style:style>
    <style:style style:name="T574_10" style:family="text"/>
    <style:style style:name="T574_11" style:family="text">
      <style:text-properties fo:color="#1155cc" style:text-underline-style="solid" style:text-underline-color="font-color"/>
    </style:style>
    <style:style style:name="T574_12" style:family="text"/>
    <style:style style:name="T574_13" style:family="text">
      <style:text-properties fo:color="#1155cc" style:text-underline-style="solid" style:text-underline-color="font-color"/>
    </style:style>
    <style:style style:name="T574_14" style:family="text"/>
    <style:style style:name="T574_15" style:family="text">
      <style:text-properties fo:color="#1155cc" style:text-underline-style="solid" style:text-underline-color="font-color"/>
    </style:style>
    <style:style style:name="T574_16" style:family="text"/>
    <style:style style:name="T574_17" style:family="text">
      <style:text-properties fo:color="#1155cc" style:text-underline-style="solid" style:text-underline-color="font-color"/>
    </style:style>
    <style:style style:name="T574_18" style:family="text"/>
    <style:style style:name="T574_19" style:family="text">
      <style:text-properties fo:color="#1155cc" style:text-underline-style="solid" style:text-underline-color="font-color"/>
    </style:style>
    <style:style style:name="T574_20" style:family="text"/>
    <style:style style:name="T574_21" style:family="text">
      <style:text-properties fo:color="#1155cc" style:text-underline-style="solid" style:text-underline-color="font-color"/>
    </style:style>
    <style:style style:name="T574_22" style:family="text"/>
    <style:style style:name="T574_23" style:family="text">
      <style:text-properties fo:color="#1155cc" style:text-underline-style="solid" style:text-underline-color="font-color"/>
    </style:style>
    <style:style style:name="P575" style:family="paragraph" style:parent-style-name="Standard">
      <style:paragraph-properties fo:break-before="auto" fo:line-height="115%" fo:margin-right="2.54cm" style:writing-mode="lr-tb"/>
    </style:style>
    <style:style style:name="T575_1" style:family="text"/>
    <style:style style:name="T575_2" style:family="text"/>
    <style:style style:name="T575_3" style:family="text">
      <style:text-properties fo:color="#1155cc" style:text-underline-style="solid" style:text-underline-color="font-color"/>
    </style:style>
    <style:style style:name="T575_4" style:family="text"/>
    <style:style style:name="T575_5" style:family="text">
      <style:text-properties fo:color="#1155cc" style:text-underline-style="solid" style:text-underline-color="font-color"/>
    </style:style>
    <style:style style:name="T575_6" style:family="text"/>
    <style:style style:name="T575_7" style:family="text">
      <style:text-properties fo:color="#1155cc" style:text-underline-style="solid" style:text-underline-color="font-color"/>
    </style:style>
    <style:style style:name="T575_8" style:family="text"/>
    <style:style style:name="T575_9" style:family="text">
      <style:text-properties fo:color="#1155cc" style:text-underline-style="solid" style:text-underline-color="font-color"/>
    </style:style>
    <style:style style:name="T575_10" style:family="text"/>
    <style:style style:name="T575_11" style:family="text">
      <style:text-properties fo:color="#1155cc" style:text-underline-style="solid" style:text-underline-color="font-color"/>
    </style:style>
    <style:style style:name="T575_12" style:family="text"/>
    <style:style style:name="T575_13" style:family="text">
      <style:text-properties fo:color="#1155cc" style:text-underline-style="solid" style:text-underline-color="font-color"/>
    </style:style>
    <style:style style:name="T575_14" style:family="text"/>
    <style:style style:name="T575_15" style:family="text">
      <style:text-properties fo:color="#1155cc" style:text-underline-style="solid" style:text-underline-color="font-color"/>
    </style:style>
    <style:style style:name="T575_16" style:family="text"/>
    <style:style style:name="T575_17" style:family="text">
      <style:text-properties fo:color="#1155cc" style:text-underline-style="solid" style:text-underline-color="font-color"/>
    </style:style>
    <style:style style:name="T575_18" style:family="text"/>
    <style:style style:name="T575_19" style:family="text">
      <style:text-properties fo:color="#1155cc" style:text-underline-style="solid" style:text-underline-color="font-color"/>
    </style:style>
    <style:style style:name="P576" style:family="paragraph" style:parent-style-name="Standard">
      <style:paragraph-properties fo:break-before="auto" fo:line-height="115%" fo:margin-right="2.54cm" style:writing-mode="lr-tb"/>
    </style:style>
    <style:style style:name="T576_1" style:family="text"/>
    <style:style style:name="T576_2" style:family="text">
      <style:text-properties fo:color="#1155cc" style:text-underline-style="solid" style:text-underline-color="font-color"/>
    </style:style>
    <style:style style:name="T576_3" style:family="text"/>
    <style:style style:name="T576_4" style:family="text">
      <style:text-properties fo:color="#1155cc" style:text-underline-style="solid" style:text-underline-color="font-color"/>
    </style:style>
    <style:style style:name="T576_5" style:family="text"/>
    <style:style style:name="T576_6" style:family="text">
      <style:text-properties fo:color="#1155cc" style:text-underline-style="solid" style:text-underline-color="font-color"/>
    </style:style>
    <style:style style:name="T576_7" style:family="text"/>
    <style:style style:name="T576_8" style:family="text">
      <style:text-properties fo:color="#1155cc" style:text-underline-style="solid" style:text-underline-color="font-color"/>
    </style:style>
    <style:style style:name="T576_9" style:family="text"/>
    <style:style style:name="T576_10" style:family="text">
      <style:text-properties fo:color="#1155cc" style:text-underline-style="solid" style:text-underline-color="font-color"/>
    </style:style>
    <style:style style:name="T576_11" style:family="text"/>
    <style:style style:name="T576_12" style:family="text">
      <style:text-properties fo:color="#1155cc" style:text-underline-style="solid" style:text-underline-color="font-color"/>
    </style:style>
    <style:style style:name="T576_13" style:family="text"/>
    <style:style style:name="T576_14" style:family="text">
      <style:text-properties fo:color="#1155cc" style:text-underline-style="solid" style:text-underline-color="font-color"/>
    </style:style>
    <style:style style:name="T576_15" style:family="text"/>
    <style:style style:name="T576_16" style:family="text">
      <style:text-properties fo:color="#1155cc" style:text-underline-style="solid" style:text-underline-color="font-color"/>
    </style:style>
    <style:style style:name="T576_17" style:family="text"/>
    <style:style style:name="T576_18" style:family="text">
      <style:text-properties fo:color="#1155cc" style:text-underline-style="solid" style:text-underline-color="font-color"/>
    </style:style>
    <style:style style:name="T576_19" style:family="text"/>
    <style:style style:name="T576_20" style:family="text">
      <style:text-properties fo:color="#1155cc" style:text-underline-style="solid" style:text-underline-color="font-color"/>
    </style:style>
    <style:style style:name="T576_21" style:family="text"/>
    <style:style style:name="T576_22" style:family="text">
      <style:text-properties fo:color="#1155cc" style:text-underline-style="solid" style:text-underline-color="font-color"/>
    </style:style>
    <style:style style:name="T576_23" style:family="text"/>
    <style:style style:name="T576_24" style:family="text">
      <style:text-properties fo:color="#1155cc" style:text-underline-style="solid" style:text-underline-color="font-color"/>
    </style:style>
    <style:style style:name="T576_25" style:family="text"/>
    <style:style style:name="T576_26" style:family="text">
      <style:text-properties fo:color="#1155cc" style:text-underline-style="solid" style:text-underline-color="font-color"/>
    </style:style>
    <style:style style:name="P577" style:family="paragraph" style:parent-style-name="Standard">
      <style:paragraph-properties fo:break-before="auto" fo:line-height="115%" fo:margin-right="2.54cm" style:writing-mode="lr-tb"/>
    </style:style>
    <style:style style:name="P578" style:family="paragraph" style:parent-style-name="Standard">
      <style:paragraph-properties fo:break-before="auto" fo:line-height="115%" fo:margin-right="2.54cm" style:writing-mode="lr-tb"/>
    </style:style>
    <style:style style:name="T578_1" style:family="text"/>
    <style:style style:name="T578_2" style:family="text"/>
    <style:style style:name="T578_3" style:family="text"/>
    <style:style style:name="T578_4" style:family="text">
      <style:text-properties fo:color="#1155cc" style:text-underline-style="solid" style:text-underline-color="font-color"/>
    </style:style>
    <style:style style:name="T578_5" style:family="text"/>
    <style:style style:name="T578_6" style:family="text">
      <style:text-properties fo:color="#1155cc" style:text-underline-style="solid" style:text-underline-color="font-color"/>
    </style:style>
    <style:style style:name="T578_7" style:family="text"/>
    <style:style style:name="T578_8" style:family="text">
      <style:text-properties fo:color="#1155cc" style:text-underline-style="solid" style:text-underline-color="font-color"/>
    </style:style>
    <style:style style:name="T578_9" style:family="text"/>
    <style:style style:name="T578_10" style:family="text">
      <style:text-properties fo:color="#1155cc" style:text-underline-style="solid" style:text-underline-color="font-color"/>
    </style:style>
    <style:style style:name="T578_11" style:family="text"/>
    <style:style style:name="T578_12" style:family="text">
      <style:text-properties fo:color="#1155cc" style:text-underline-style="solid" style:text-underline-color="font-color"/>
    </style:style>
    <style:style style:name="T578_13" style:family="text"/>
    <style:style style:name="T578_14" style:family="text">
      <style:text-properties fo:color="#1155cc" style:text-underline-style="solid" style:text-underline-color="font-color"/>
    </style:style>
    <style:style style:name="T578_15" style:family="text"/>
    <style:style style:name="T578_16" style:family="text">
      <style:text-properties fo:color="#1155cc" style:text-underline-style="solid" style:text-underline-color="font-color"/>
    </style:style>
    <style:style style:name="T578_17" style:family="text"/>
    <style:style style:name="T578_18" style:family="text">
      <style:text-properties fo:color="#1155cc" style:text-underline-style="solid" style:text-underline-color="font-color"/>
    </style:style>
    <style:style style:name="T578_19" style:family="text"/>
    <style:style style:name="T578_20" style:family="text">
      <style:text-properties fo:color="#1155cc" style:text-underline-style="solid" style:text-underline-color="font-color"/>
    </style:style>
    <style:style style:name="T578_21" style:family="text"/>
    <style:style style:name="T578_22" style:family="text">
      <style:text-properties fo:color="#1155cc" style:text-underline-style="solid" style:text-underline-color="font-color"/>
    </style:style>
    <style:style style:name="T578_23" style:family="text"/>
    <style:style style:name="T578_24" style:family="text">
      <style:text-properties fo:color="#1155cc" style:text-underline-style="solid" style:text-underline-color="font-color"/>
    </style:style>
    <style:style style:name="T578_25" style:family="text"/>
    <style:style style:name="T578_26" style:family="text">
      <style:text-properties fo:color="#1155cc" style:text-underline-style="solid" style:text-underline-color="font-color"/>
    </style:style>
    <style:style style:name="P579" style:family="paragraph" style:parent-style-name="Standard">
      <style:paragraph-properties fo:break-before="auto" fo:line-height="115%" fo:margin-right="2.54cm" style:writing-mode="lr-tb"/>
    </style:style>
    <style:style style:name="T579_1" style:family="text"/>
    <style:style style:name="T579_2" style:family="text">
      <style:text-properties fo:color="#1155cc" style:text-underline-style="solid" style:text-underline-color="font-color"/>
    </style:style>
    <style:style style:name="T579_3" style:family="text"/>
    <style:style style:name="T579_4" style:family="text">
      <style:text-properties fo:color="#1155cc" style:text-underline-style="solid" style:text-underline-color="font-color"/>
    </style:style>
    <style:style style:name="T579_5" style:family="text"/>
    <style:style style:name="T579_6" style:family="text">
      <style:text-properties fo:color="#1155cc" style:text-underline-style="solid" style:text-underline-color="font-color"/>
    </style:style>
    <style:style style:name="T579_7" style:family="text"/>
    <style:style style:name="T579_8" style:family="text">
      <style:text-properties fo:color="#1155cc" style:text-underline-style="solid" style:text-underline-color="font-color"/>
    </style:style>
    <style:style style:name="T579_9" style:family="text"/>
    <style:style style:name="T579_10" style:family="text">
      <style:text-properties fo:color="#1155cc" style:text-underline-style="solid" style:text-underline-color="font-color"/>
    </style:style>
    <style:style style:name="T579_11" style:family="text"/>
    <style:style style:name="T579_12" style:family="text">
      <style:text-properties fo:color="#1155cc" style:text-underline-style="solid" style:text-underline-color="font-color"/>
    </style:style>
    <style:style style:name="P580" style:family="paragraph" style:parent-style-name="Standard">
      <style:paragraph-properties fo:break-before="auto" fo:line-height="115%" fo:margin-right="2.54cm" style:writing-mode="lr-tb"/>
    </style:style>
    <style:style style:name="T580_1" style:family="text"/>
    <style:style style:name="T580_2" style:family="text"/>
    <style:style style:name="T580_3" style:family="text"/>
    <style:style style:name="T580_4" style:family="text"/>
    <style:style style:name="T580_5" style:family="text"/>
    <style:style style:name="T580_6" style:family="text"/>
    <style:style style:name="T580_7" style:family="text"/>
    <style:style style:name="T580_8" style:family="text"/>
    <style:style style:name="T580_9" style:family="text"/>
    <style:style style:name="T580_10" style:family="text"/>
    <style:style style:name="T580_11" style:family="text"/>
    <style:style style:name="T580_12" style:family="text"/>
    <style:style style:name="T580_13" style:family="text"/>
    <style:style style:name="P581" style:family="paragraph" style:parent-style-name="Standard">
      <style:paragraph-properties fo:break-before="auto" fo:line-height="115%" fo:margin-right="2.54cm" style:writing-mode="lr-tb"/>
    </style:style>
    <style:style style:name="T581_1" style:family="text"/>
    <style:style style:name="T581_2" style:family="text">
      <style:text-properties fo:color="#1155cc" style:text-underline-style="solid" style:text-underline-color="font-color"/>
    </style:style>
    <style:style style:name="T581_3" style:family="text"/>
    <style:style style:name="T581_4" style:family="text">
      <style:text-properties fo:color="#1155cc" style:text-underline-style="solid" style:text-underline-color="font-color"/>
    </style:style>
    <style:style style:name="T581_5" style:family="text"/>
    <style:style style:name="T581_6" style:family="text">
      <style:text-properties fo:color="#1155cc" style:text-underline-style="solid" style:text-underline-color="font-color"/>
    </style:style>
    <style:style style:name="T581_7" style:family="text"/>
    <style:style style:name="T581_8" style:family="text">
      <style:text-properties fo:color="#1155cc" style:text-underline-style="solid" style:text-underline-color="font-color"/>
    </style:style>
    <style:style style:name="T581_9" style:family="text"/>
    <style:style style:name="T581_10" style:family="text">
      <style:text-properties fo:color="#1155cc" style:text-underline-style="solid" style:text-underline-color="font-color"/>
    </style:style>
    <style:style style:name="T581_11" style:family="text"/>
    <style:style style:name="T581_12" style:family="text">
      <style:text-properties fo:color="#1155cc" style:text-underline-style="solid" style:text-underline-color="font-color"/>
    </style:style>
    <style:style style:name="T581_13" style:family="text"/>
    <style:style style:name="T581_14" style:family="text">
      <style:text-properties fo:color="#1155cc" style:text-underline-style="solid" style:text-underline-color="font-color"/>
    </style:style>
    <style:style style:name="T581_15" style:family="text"/>
    <style:style style:name="T581_16" style:family="text">
      <style:text-properties fo:color="#1155cc" style:text-underline-style="solid" style:text-underline-color="font-color"/>
    </style:style>
    <style:style style:name="T581_17" style:family="text"/>
    <style:style style:name="T581_18" style:family="text">
      <style:text-properties fo:color="#1155cc" style:text-underline-style="solid" style:text-underline-color="font-color"/>
    </style:style>
    <style:style style:name="T581_19" style:family="text"/>
    <style:style style:name="T581_20" style:family="text">
      <style:text-properties fo:color="#1155cc" style:text-underline-style="solid" style:text-underline-color="font-color"/>
    </style:style>
    <style:style style:name="T581_21" style:family="text"/>
    <style:style style:name="T581_22" style:family="text">
      <style:text-properties fo:color="#1155cc" style:text-underline-style="solid" style:text-underline-color="font-color"/>
    </style:style>
    <style:style style:name="P582" style:family="paragraph" style:parent-style-name="Standard">
      <style:paragraph-properties fo:break-before="auto" fo:line-height="115%" fo:margin-right="2.54cm" style:writing-mode="lr-tb"/>
    </style:style>
    <style:style style:name="T582_1" style:family="text"/>
    <style:style style:name="T582_2" style:family="text">
      <style:text-properties fo:color="#1155cc" style:text-underline-style="solid" style:text-underline-color="font-color"/>
    </style:style>
    <style:style style:name="T582_3" style:family="text"/>
    <style:style style:name="T582_4" style:family="text">
      <style:text-properties fo:color="#1155cc" style:text-underline-style="solid" style:text-underline-color="font-color"/>
    </style:style>
    <style:style style:name="T582_5" style:family="text"/>
    <style:style style:name="T582_6" style:family="text">
      <style:text-properties fo:color="#1155cc" style:text-underline-style="solid" style:text-underline-color="font-color"/>
    </style:style>
    <style:style style:name="T582_7" style:family="text"/>
    <style:style style:name="T582_8" style:family="text">
      <style:text-properties fo:color="#1155cc" style:text-underline-style="solid" style:text-underline-color="font-color"/>
    </style:style>
    <style:style style:name="T582_9" style:family="text"/>
    <style:style style:name="T582_10" style:family="text">
      <style:text-properties fo:color="#1155cc" style:text-underline-style="solid" style:text-underline-color="font-color"/>
    </style:style>
    <style:style style:name="T582_11" style:family="text"/>
    <style:style style:name="T582_12" style:family="text">
      <style:text-properties fo:color="#1155cc" style:text-underline-style="solid" style:text-underline-color="font-color"/>
    </style:style>
    <style:style style:name="T582_13" style:family="text"/>
    <style:style style:name="T582_14" style:family="text">
      <style:text-properties fo:color="#1155cc" style:text-underline-style="solid" style:text-underline-color="font-color"/>
    </style:style>
    <style:style style:name="T582_15" style:family="text"/>
    <style:style style:name="T582_16" style:family="text">
      <style:text-properties fo:color="#1155cc" style:text-underline-style="solid" style:text-underline-color="font-color"/>
    </style:style>
    <style:style style:name="T582_17" style:family="text"/>
    <style:style style:name="T582_18" style:family="text">
      <style:text-properties fo:color="#1155cc" style:text-underline-style="solid" style:text-underline-color="font-color"/>
    </style:style>
    <style:style style:name="T582_19" style:family="text"/>
    <style:style style:name="T582_20" style:family="text">
      <style:text-properties fo:color="#1155cc" style:text-underline-style="solid" style:text-underline-color="font-color"/>
    </style:style>
    <style:style style:name="T582_21" style:family="text"/>
    <style:style style:name="T582_22" style:family="text">
      <style:text-properties fo:color="#1155cc" style:text-underline-style="solid" style:text-underline-color="font-color"/>
    </style:style>
    <style:style style:name="T582_23" style:family="text"/>
    <style:style style:name="T582_24" style:family="text">
      <style:text-properties fo:color="#1155cc" style:text-underline-style="solid" style:text-underline-color="font-color"/>
    </style:style>
    <style:style style:name="P583" style:family="paragraph" style:parent-style-name="Standard">
      <style:paragraph-properties fo:break-before="auto" fo:line-height="115%" fo:margin-right="2.54cm" style:writing-mode="lr-tb"/>
    </style:style>
    <style:style style:name="P584" style:family="paragraph" style:parent-style-name="Standard">
      <style:paragraph-properties fo:break-before="auto" fo:line-height="115%" fo:margin-right="2.54cm" style:writing-mode="lr-tb"/>
    </style:style>
    <style:style style:name="T584_1" style:family="text"/>
    <style:style style:name="T584_2" style:family="text">
      <style:text-properties fo:color="#1155cc" style:text-underline-style="solid" style:text-underline-color="font-color"/>
    </style:style>
    <style:style style:name="T584_3" style:family="text"/>
    <style:style style:name="T584_4" style:family="text">
      <style:text-properties fo:color="#1155cc" style:text-underline-style="solid" style:text-underline-color="font-color"/>
    </style:style>
    <style:style style:name="T584_5" style:family="text"/>
    <style:style style:name="T584_6" style:family="text">
      <style:text-properties fo:color="#1155cc" style:text-underline-style="solid" style:text-underline-color="font-color"/>
    </style:style>
    <style:style style:name="T584_7" style:family="text"/>
    <style:style style:name="T584_8" style:family="text">
      <style:text-properties fo:color="#1155cc" style:text-underline-style="solid" style:text-underline-color="font-color"/>
    </style:style>
    <style:style style:name="T584_9" style:family="text"/>
    <style:style style:name="T584_10" style:family="text">
      <style:text-properties fo:color="#1155cc" style:text-underline-style="solid" style:text-underline-color="font-color"/>
    </style:style>
    <style:style style:name="T584_11" style:family="text"/>
    <style:style style:name="T584_12" style:family="text">
      <style:text-properties fo:color="#1155cc" style:text-underline-style="solid" style:text-underline-color="font-color"/>
    </style:style>
    <style:style style:name="T584_13" style:family="text"/>
    <style:style style:name="T584_14" style:family="text">
      <style:text-properties fo:color="#1155cc" style:text-underline-style="solid" style:text-underline-color="font-color"/>
    </style:style>
    <style:style style:name="T584_15" style:family="text"/>
    <style:style style:name="T584_16" style:family="text">
      <style:text-properties fo:color="#1155cc" style:text-underline-style="solid" style:text-underline-color="font-color"/>
    </style:style>
    <style:style style:name="T584_17" style:family="text"/>
    <style:style style:name="T584_18" style:family="text">
      <style:text-properties fo:color="#1155cc" style:text-underline-style="solid" style:text-underline-color="font-color"/>
    </style:style>
    <style:style style:name="T584_19" style:family="text"/>
    <style:style style:name="T584_20" style:family="text">
      <style:text-properties fo:color="#1155cc" style:text-underline-style="solid" style:text-underline-color="font-color"/>
    </style:style>
    <style:style style:name="T584_21" style:family="text"/>
    <style:style style:name="T584_22" style:family="text">
      <style:text-properties fo:color="#1155cc" style:text-underline-style="solid" style:text-underline-color="font-color"/>
    </style:style>
    <style:style style:name="T584_23" style:family="text"/>
    <style:style style:name="T584_24" style:family="text">
      <style:text-properties fo:color="#1155cc" style:text-underline-style="solid" style:text-underline-color="font-color"/>
    </style:style>
    <style:style style:name="T584_25" style:family="text"/>
    <style:style style:name="T584_26" style:family="text">
      <style:text-properties fo:color="#1155cc" style:text-underline-style="solid" style:text-underline-color="font-color"/>
    </style:style>
    <style:style style:name="T584_27" style:family="text"/>
    <style:style style:name="T584_28" style:family="text">
      <style:text-properties fo:color="#1155cc" style:text-underline-style="solid" style:text-underline-color="font-color"/>
    </style:style>
    <style:style style:name="T584_29" style:family="text"/>
    <style:style style:name="T584_30" style:family="text">
      <style:text-properties fo:color="#1155cc" style:text-underline-style="solid" style:text-underline-color="font-color"/>
    </style:style>
    <style:style style:name="P585" style:family="paragraph" style:parent-style-name="Standard">
      <style:paragraph-properties fo:break-before="auto" fo:line-height="115%" fo:margin-right="2.54cm" style:writing-mode="lr-tb"/>
    </style:style>
    <style:style style:name="P586" style:family="paragraph" style:parent-style-name="Standard">
      <style:paragraph-properties fo:break-before="auto" fo:line-height="115%" fo:margin-right="2.54cm" style:writing-mode="lr-tb"/>
    </style:style>
    <style:style style:name="T586_1" style:family="text"/>
    <style:style style:name="T586_2" style:family="text">
      <style:text-properties fo:color="#1155cc" style:text-underline-style="solid" style:text-underline-color="font-color"/>
    </style:style>
    <style:style style:name="T586_3" style:family="text"/>
    <style:style style:name="T586_4" style:family="text">
      <style:text-properties fo:color="#1155cc" style:text-underline-style="solid" style:text-underline-color="font-color"/>
    </style:style>
    <style:style style:name="T586_5" style:family="text"/>
    <style:style style:name="T586_6" style:family="text">
      <style:text-properties fo:color="#1155cc" style:text-underline-style="solid" style:text-underline-color="font-color"/>
    </style:style>
    <style:style style:name="T586_7" style:family="text"/>
    <style:style style:name="T586_8" style:family="text">
      <style:text-properties fo:color="#1155cc" style:text-underline-style="solid" style:text-underline-color="font-color"/>
    </style:style>
    <style:style style:name="T586_9" style:family="text"/>
    <style:style style:name="T586_10" style:family="text">
      <style:text-properties fo:color="#1155cc" style:text-underline-style="solid" style:text-underline-color="font-color"/>
    </style:style>
    <style:style style:name="T586_11" style:family="text"/>
    <style:style style:name="T586_12" style:family="text">
      <style:text-properties fo:color="#1155cc" style:text-underline-style="solid" style:text-underline-color="font-color"/>
    </style:style>
    <style:style style:name="T586_13" style:family="text"/>
    <style:style style:name="T586_14" style:family="text">
      <style:text-properties fo:color="#1155cc" style:text-underline-style="solid" style:text-underline-color="font-color"/>
    </style:style>
    <style:style style:name="T586_15" style:family="text"/>
    <style:style style:name="T586_16" style:family="text">
      <style:text-properties fo:color="#1155cc" style:text-underline-style="solid" style:text-underline-color="font-color"/>
    </style:style>
    <style:style style:name="T586_17" style:family="text"/>
    <style:style style:name="T586_18" style:family="text">
      <style:text-properties fo:color="#1155cc" style:text-underline-style="solid" style:text-underline-color="font-color"/>
    </style:style>
    <style:style style:name="T586_19" style:family="text"/>
    <style:style style:name="T586_20" style:family="text">
      <style:text-properties fo:color="#1155cc" style:text-underline-style="solid" style:text-underline-color="font-color"/>
    </style:style>
    <style:style style:name="T586_21" style:family="text"/>
    <style:style style:name="T586_22" style:family="text">
      <style:text-properties fo:color="#1155cc" style:text-underline-style="solid" style:text-underline-color="font-color"/>
    </style:style>
    <style:style style:name="P587" style:family="paragraph" style:parent-style-name="Standard">
      <style:paragraph-properties fo:break-before="auto" fo:line-height="115%" fo:margin-right="2.54cm" style:writing-mode="lr-tb"/>
    </style:style>
    <style:style style:name="P588" style:family="paragraph" style:parent-style-name="Standard">
      <style:paragraph-properties fo:break-before="auto" fo:line-height="115%" fo:margin-right="2.54cm" style:writing-mode="lr-tb"/>
    </style:style>
    <style:style style:name="T588_1" style:family="text"/>
    <style:style style:name="T588_2" style:family="text">
      <style:text-properties fo:color="#1155cc" style:text-underline-style="solid" style:text-underline-color="font-color"/>
    </style:style>
    <style:style style:name="T588_3" style:family="text"/>
    <style:style style:name="T588_4" style:family="text">
      <style:text-properties fo:color="#1155cc" style:text-underline-style="solid" style:text-underline-color="font-color"/>
    </style:style>
    <style:style style:name="T588_5" style:family="text"/>
    <style:style style:name="T588_6" style:family="text">
      <style:text-properties fo:color="#1155cc" style:text-underline-style="solid" style:text-underline-color="font-color"/>
    </style:style>
    <style:style style:name="T588_7" style:family="text"/>
    <style:style style:name="T588_8" style:family="text">
      <style:text-properties fo:color="#1155cc" style:text-underline-style="solid" style:text-underline-color="font-color"/>
    </style:style>
    <style:style style:name="T588_9" style:family="text"/>
    <style:style style:name="T588_10" style:family="text">
      <style:text-properties fo:color="#1155cc" style:text-underline-style="solid" style:text-underline-color="font-color"/>
    </style:style>
    <style:style style:name="T588_11" style:family="text"/>
    <style:style style:name="T588_12" style:family="text">
      <style:text-properties fo:color="#1155cc" style:text-underline-style="solid" style:text-underline-color="font-color"/>
    </style:style>
    <style:style style:name="T588_13" style:family="text"/>
    <style:style style:name="T588_14" style:family="text">
      <style:text-properties fo:color="#1155cc" style:text-underline-style="solid" style:text-underline-color="font-color"/>
    </style:style>
    <style:style style:name="T588_15" style:family="text"/>
    <style:style style:name="T588_16" style:family="text">
      <style:text-properties fo:color="#1155cc" style:text-underline-style="solid" style:text-underline-color="font-color"/>
    </style:style>
    <style:style style:name="T588_17" style:family="text"/>
    <style:style style:name="T588_18" style:family="text">
      <style:text-properties fo:color="#1155cc" style:text-underline-style="solid" style:text-underline-color="font-color"/>
    </style:style>
    <style:style style:name="T588_19" style:family="text"/>
    <style:style style:name="T588_20" style:family="text">
      <style:text-properties fo:color="#1155cc" style:text-underline-style="solid" style:text-underline-color="font-color"/>
    </style:style>
    <style:style style:name="T588_21" style:family="text"/>
    <style:style style:name="T588_22" style:family="text">
      <style:text-properties fo:color="#1155cc" style:text-underline-style="solid" style:text-underline-color="font-color"/>
    </style:style>
    <style:style style:name="P589" style:family="paragraph" style:parent-style-name="Standard">
      <style:paragraph-properties fo:break-before="auto" fo:line-height="115%" fo:margin-right="2.54cm" style:writing-mode="lr-tb"/>
    </style:style>
    <style:style style:name="T589_1" style:family="text"/>
    <style:style style:name="T589_2" style:family="text">
      <style:text-properties fo:color="#1155cc" style:text-underline-style="solid" style:text-underline-color="font-color"/>
    </style:style>
    <style:style style:name="T589_3" style:family="text"/>
    <style:style style:name="T589_4" style:family="text">
      <style:text-properties fo:color="#1155cc" style:text-underline-style="solid" style:text-underline-color="font-color"/>
    </style:style>
    <style:style style:name="T589_5" style:family="text"/>
    <style:style style:name="T589_6" style:family="text">
      <style:text-properties fo:color="#1155cc" style:text-underline-style="solid" style:text-underline-color="font-color"/>
    </style:style>
    <style:style style:name="T589_7" style:family="text"/>
    <style:style style:name="T589_8" style:family="text">
      <style:text-properties fo:color="#1155cc" style:text-underline-style="solid" style:text-underline-color="font-color"/>
    </style:style>
    <style:style style:name="T589_9" style:family="text"/>
    <style:style style:name="T589_10" style:family="text">
      <style:text-properties fo:color="#1155cc" style:text-underline-style="solid" style:text-underline-color="font-color"/>
    </style:style>
    <style:style style:name="T589_11" style:family="text"/>
    <style:style style:name="T589_12" style:family="text">
      <style:text-properties fo:color="#1155cc" style:text-underline-style="solid" style:text-underline-color="font-color"/>
    </style:style>
    <style:style style:name="T589_13" style:family="text"/>
    <style:style style:name="T589_14" style:family="text">
      <style:text-properties fo:color="#1155cc" style:text-underline-style="solid" style:text-underline-color="font-color"/>
    </style:style>
    <style:style style:name="T589_15" style:family="text"/>
    <style:style style:name="T589_16" style:family="text">
      <style:text-properties fo:color="#1155cc" style:text-underline-style="solid" style:text-underline-color="font-color"/>
    </style:style>
    <style:style style:name="T589_17" style:family="text"/>
    <style:style style:name="T589_18" style:family="text">
      <style:text-properties fo:color="#1155cc" style:text-underline-style="solid" style:text-underline-color="font-color"/>
    </style:style>
    <style:style style:name="T589_19" style:family="text"/>
    <style:style style:name="T589_20" style:family="text">
      <style:text-properties fo:color="#1155cc" style:text-underline-style="solid" style:text-underline-color="font-color"/>
    </style:style>
    <style:style style:name="T589_21" style:family="text"/>
    <style:style style:name="T589_22" style:family="text">
      <style:text-properties fo:color="#1155cc" style:text-underline-style="solid" style:text-underline-color="font-color"/>
    </style:style>
    <style:style style:name="P590" style:family="paragraph" style:parent-style-name="Standard">
      <style:paragraph-properties fo:break-before="auto" fo:line-height="115%" fo:margin-right="2.54cm" style:writing-mode="lr-tb"/>
    </style:style>
    <style:style style:name="P591" style:family="paragraph" style:parent-style-name="Standard">
      <style:paragraph-properties fo:break-before="auto" fo:line-height="115%" fo:margin-right="2.54cm" style:writing-mode="lr-tb"/>
    </style:style>
    <style:style style:name="T591_1" style:family="text"/>
    <style:style style:name="T591_2" style:family="text"/>
    <style:style style:name="T591_3" style:family="text"/>
    <style:style style:name="T591_4" style:family="text"/>
    <style:style style:name="T591_5" style:family="text"/>
    <style:style style:name="T591_6" style:family="text"/>
    <style:style style:name="T591_7" style:family="text"/>
    <style:style style:name="T591_8" style:family="text"/>
    <style:style style:name="T591_9" style:family="text"/>
    <style:style style:name="T591_10" style:family="text"/>
    <style:style style:name="T591_11" style:family="text"/>
    <style:style style:name="T591_12" style:family="text"/>
    <style:style style:name="T591_13" style:family="text"/>
    <style:style style:name="P592" style:family="paragraph" style:parent-style-name="Standard">
      <style:paragraph-properties fo:break-before="auto" fo:line-height="115%" fo:margin-right="2.54cm" style:writing-mode="lr-tb"/>
    </style:style>
    <style:style style:name="T592_1" style:family="text"/>
    <style:style style:name="T592_2" style:family="text">
      <style:text-properties fo:color="#1155cc" style:text-underline-style="solid" style:text-underline-color="font-color"/>
    </style:style>
    <style:style style:name="T592_3" style:family="text"/>
    <style:style style:name="T592_4" style:family="text">
      <style:text-properties fo:color="#1155cc" style:text-underline-style="solid" style:text-underline-color="font-color"/>
    </style:style>
    <style:style style:name="T592_5" style:family="text"/>
    <style:style style:name="T592_6" style:family="text">
      <style:text-properties fo:color="#1155cc" style:text-underline-style="solid" style:text-underline-color="font-color"/>
    </style:style>
    <style:style style:name="T592_7" style:family="text"/>
    <style:style style:name="T592_8" style:family="text">
      <style:text-properties fo:color="#1155cc" style:text-underline-style="solid" style:text-underline-color="font-color"/>
    </style:style>
    <style:style style:name="T592_9" style:family="text"/>
    <style:style style:name="T592_10" style:family="text">
      <style:text-properties fo:color="#1155cc" style:text-underline-style="solid" style:text-underline-color="font-color"/>
    </style:style>
    <style:style style:name="T592_11" style:family="text"/>
    <style:style style:name="T592_12" style:family="text">
      <style:text-properties fo:color="#1155cc" style:text-underline-style="solid" style:text-underline-color="font-color"/>
    </style:style>
    <style:style style:name="T592_13" style:family="text"/>
    <style:style style:name="T592_14" style:family="text">
      <style:text-properties fo:color="#1155cc" style:text-underline-style="solid" style:text-underline-color="font-color"/>
    </style:style>
    <style:style style:name="T592_15" style:family="text"/>
    <style:style style:name="T592_16" style:family="text">
      <style:text-properties fo:color="#1155cc" style:text-underline-style="solid" style:text-underline-color="font-color"/>
    </style:style>
    <style:style style:name="P593" style:family="paragraph" style:parent-style-name="Standard">
      <style:paragraph-properties fo:break-before="auto" fo:line-height="115%" fo:margin-right="2.54cm" style:writing-mode="lr-tb"/>
    </style:style>
    <style:style style:name="T593_1" style:family="text"/>
    <style:style style:name="T593_2" style:family="text">
      <style:text-properties fo:color="#1155cc" style:text-underline-style="solid" style:text-underline-color="font-color"/>
    </style:style>
    <style:style style:name="T593_3" style:family="text"/>
    <style:style style:name="T593_4" style:family="text">
      <style:text-properties fo:color="#1155cc" style:text-underline-style="solid" style:text-underline-color="font-color"/>
    </style:style>
    <style:style style:name="T593_5" style:family="text"/>
    <style:style style:name="T593_6" style:family="text">
      <style:text-properties fo:color="#1155cc" style:text-underline-style="solid" style:text-underline-color="font-color"/>
    </style:style>
    <style:style style:name="T593_7" style:family="text"/>
    <style:style style:name="T593_8" style:family="text">
      <style:text-properties fo:color="#1155cc" style:text-underline-style="solid" style:text-underline-color="font-color"/>
    </style:style>
    <style:style style:name="T593_9" style:family="text"/>
    <style:style style:name="T593_10" style:family="text">
      <style:text-properties fo:color="#1155cc" style:text-underline-style="solid" style:text-underline-color="font-color"/>
    </style:style>
    <style:style style:name="T593_11" style:family="text"/>
    <style:style style:name="T593_12" style:family="text">
      <style:text-properties fo:color="#1155cc" style:text-underline-style="solid" style:text-underline-color="font-color"/>
    </style:style>
    <style:style style:name="T593_13" style:family="text"/>
    <style:style style:name="T593_14" style:family="text">
      <style:text-properties fo:color="#1155cc" style:text-underline-style="solid" style:text-underline-color="font-color"/>
    </style:style>
    <style:style style:name="T593_15" style:family="text"/>
    <style:style style:name="T593_16" style:family="text">
      <style:text-properties fo:color="#1155cc" style:text-underline-style="solid" style:text-underline-color="font-color"/>
    </style:style>
    <style:style style:name="T593_17" style:family="text"/>
    <style:style style:name="T593_18" style:family="text">
      <style:text-properties fo:color="#1155cc" style:text-underline-style="solid" style:text-underline-color="font-color"/>
    </style:style>
    <style:style style:name="T593_19" style:family="text"/>
    <style:style style:name="T593_20" style:family="text">
      <style:text-properties fo:color="#1155cc" style:text-underline-style="solid" style:text-underline-color="font-color"/>
    </style:style>
    <style:style style:name="T593_21" style:family="text"/>
    <style:style style:name="T593_22" style:family="text">
      <style:text-properties fo:color="#1155cc" style:text-underline-style="solid" style:text-underline-color="font-color"/>
    </style:style>
    <style:style style:name="T593_23" style:family="text"/>
    <style:style style:name="T593_24" style:family="text">
      <style:text-properties fo:color="#1155cc" style:text-underline-style="solid" style:text-underline-color="font-color"/>
    </style:style>
    <style:style style:name="T593_25" style:family="text"/>
    <style:style style:name="T593_26" style:family="text">
      <style:text-properties fo:color="#1155cc" style:text-underline-style="solid" style:text-underline-color="font-color"/>
    </style:style>
    <style:style style:name="T593_27" style:family="text"/>
    <style:style style:name="T593_28" style:family="text">
      <style:text-properties fo:color="#1155cc" style:text-underline-style="solid" style:text-underline-color="font-color"/>
    </style:style>
    <style:style style:name="T593_29" style:family="text"/>
    <style:style style:name="T593_30" style:family="text">
      <style:text-properties fo:color="#1155cc" style:text-underline-style="solid" style:text-underline-color="font-color"/>
    </style:style>
    <style:style style:name="P594" style:family="paragraph" style:parent-style-name="Standard">
      <style:paragraph-properties fo:break-before="auto" fo:line-height="115%" fo:margin-right="2.54cm" style:writing-mode="lr-tb"/>
    </style:style>
    <style:style style:name="P595" style:family="paragraph" style:parent-style-name="Standard">
      <style:paragraph-properties fo:break-before="auto" fo:line-height="115%" fo:margin-right="2.54cm" style:writing-mode="lr-tb"/>
    </style:style>
    <style:style style:name="T595_1" style:family="text"/>
    <style:style style:name="P596" style:family="paragraph" style:parent-style-name="Standard">
      <style:paragraph-properties fo:break-before="auto" fo:text-indent="1.27cm" fo:line-height="115%" fo:margin-right="2.54cm" style:writing-mode="lr-tb"/>
    </style:style>
    <style:style style:name="T596_1" style:family="text"/>
    <style:style style:name="T596_2" style:family="text">
      <style:text-properties fo:color="#1155cc" style:text-underline-style="solid" style:text-underline-color="font-color"/>
    </style:style>
    <style:style style:name="T596_3" style:family="text"/>
    <style:style style:name="T596_4" style:family="text">
      <style:text-properties fo:color="#1155cc" style:text-underline-style="solid" style:text-underline-color="font-color"/>
    </style:style>
    <style:style style:name="T596_5" style:family="text"/>
    <style:style style:name="T596_6" style:family="text">
      <style:text-properties fo:color="#1155cc" style:text-underline-style="solid" style:text-underline-color="font-color"/>
    </style:style>
    <style:style style:name="T596_7" style:family="text"/>
    <style:style style:name="T596_8" style:family="text">
      <style:text-properties fo:color="#1155cc" style:text-underline-style="solid" style:text-underline-color="font-color"/>
    </style:style>
    <style:style style:name="T596_9" style:family="text"/>
    <style:style style:name="T596_10" style:family="text">
      <style:text-properties fo:color="#1155cc" style:text-underline-style="solid" style:text-underline-color="font-color"/>
    </style:style>
    <style:style style:name="T596_11" style:family="text"/>
    <style:style style:name="T596_12" style:family="text">
      <style:text-properties fo:color="#1155cc" style:text-underline-style="solid" style:text-underline-color="font-color"/>
    </style:style>
    <style:style style:name="T596_13" style:family="text"/>
    <style:style style:name="T596_14" style:family="text">
      <style:text-properties fo:color="#1155cc" style:text-underline-style="solid" style:text-underline-color="font-color"/>
    </style:style>
    <style:style style:name="T596_15" style:family="text"/>
    <style:style style:name="T596_16" style:family="text">
      <style:text-properties fo:color="#1155cc" style:text-underline-style="solid" style:text-underline-color="font-color"/>
    </style:style>
    <style:style style:name="T596_17" style:family="text"/>
    <style:style style:name="T596_18" style:family="text">
      <style:text-properties fo:color="#1155cc" style:text-underline-style="solid" style:text-underline-color="font-color"/>
    </style:style>
    <style:style style:name="T596_19" style:family="text"/>
    <style:style style:name="T596_20" style:family="text">
      <style:text-properties fo:color="#1155cc" style:text-underline-style="solid" style:text-underline-color="font-color"/>
    </style:style>
    <style:style style:name="T596_21" style:family="text"/>
    <style:style style:name="T596_22" style:family="text"/>
    <style:style style:name="T596_23" style:family="text"/>
    <style:style style:name="T596_24" style:family="text"/>
    <style:style style:name="T596_25" style:family="text"/>
    <style:style style:name="T596_26" style:family="text"/>
    <style:style style:name="T596_27" style:family="text"/>
    <style:style style:name="T596_28" style:family="text"/>
    <style:style style:name="T596_29" style:family="text"/>
    <style:style style:name="T596_30" style:family="text"/>
    <style:style style:name="P597" style:family="paragraph" style:parent-style-name="Standard">
      <style:paragraph-properties fo:break-before="auto" fo:text-indent="1.27cm" fo:line-height="115%" fo:margin-right="2.54cm" style:writing-mode="lr-tb"/>
    </style:style>
    <style:style style:name="P598" style:family="paragraph" style:parent-style-name="Standard">
      <style:paragraph-properties fo:break-before="auto" fo:text-indent="0cm" fo:line-height="115%" fo:margin-left="0cm" fo:margin-right="2.54cm" style:writing-mode="lr-tb"/>
    </style:style>
    <style:style style:name="T598_1" style:family="text"/>
    <style:style style:name="T598_2" style:family="text"/>
    <style:style style:name="T598_3" style:family="text"/>
    <style:style style:name="P599" style:family="paragraph" style:parent-style-name="Standard">
      <style:paragraph-properties fo:break-before="auto" fo:text-indent="0cm" fo:line-height="115%" fo:margin-left="0cm" fo:margin-right="2.54cm" style:writing-mode="lr-tb"/>
    </style:style>
    <style:style style:name="T599_1" style:family="text"/>
    <style:style style:name="T599_2" style:family="text"/>
    <style:style style:name="T599_3" style:family="text">
      <style:text-properties fo:color="#1155cc" style:text-underline-style="solid" style:text-underline-color="font-color"/>
    </style:style>
    <style:style style:name="T599_4" style:family="text"/>
    <style:style style:name="T599_5" style:family="text">
      <style:text-properties fo:color="#1155cc" style:text-underline-style="solid" style:text-underline-color="font-color"/>
    </style:style>
    <style:style style:name="T599_6" style:family="text"/>
    <style:style style:name="T599_7" style:family="text">
      <style:text-properties fo:color="#1155cc" style:text-underline-style="solid" style:text-underline-color="font-color"/>
    </style:style>
    <style:style style:name="T599_8" style:family="text"/>
    <style:style style:name="T599_9" style:family="text">
      <style:text-properties fo:color="#1155cc" style:text-underline-style="solid" style:text-underline-color="font-color"/>
    </style:style>
    <style:style style:name="T599_10" style:family="text"/>
    <style:style style:name="T599_11" style:family="text">
      <style:text-properties fo:color="#1155cc" style:text-underline-style="solid" style:text-underline-color="font-color"/>
    </style:style>
    <style:style style:name="T599_12" style:family="text"/>
    <style:style style:name="T599_13" style:family="text">
      <style:text-properties fo:color="#1155cc" style:text-underline-style="solid" style:text-underline-color="font-color"/>
    </style:style>
    <style:style style:name="T599_14" style:family="text"/>
    <style:style style:name="T599_15" style:family="text">
      <style:text-properties fo:color="#1155cc" style:text-underline-style="solid" style:text-underline-color="font-color"/>
    </style:style>
    <style:style style:name="T599_16" style:family="text"/>
    <style:style style:name="T599_17" style:family="text">
      <style:text-properties fo:color="#1155cc" style:text-underline-style="solid" style:text-underline-color="font-color"/>
    </style:style>
    <style:style style:name="T599_18" style:family="text"/>
    <style:style style:name="T599_19" style:family="text">
      <style:text-properties fo:color="#1155cc" style:text-underline-style="solid" style:text-underline-color="font-color"/>
    </style:style>
    <style:style style:name="P600" style:family="paragraph" style:parent-style-name="Standard">
      <style:paragraph-properties fo:break-before="auto" fo:line-height="115%" fo:margin-right="2.54cm" style:writing-mode="lr-tb"/>
    </style:style>
    <style:style style:name="T600_1" style:family="text"/>
    <style:style style:name="P601" style:family="paragraph" style:parent-style-name="Standard">
      <style:paragraph-properties fo:break-before="auto" fo:line-height="115%" fo:margin-right="2.54cm" style:writing-mode="lr-tb"/>
    </style:style>
    <style:style style:name="P602" style:family="paragraph" style:parent-style-name="Standard">
      <style:paragraph-properties fo:break-before="auto" fo:line-height="115%" fo:margin-right="2.54cm" style:writing-mode="lr-tb"/>
    </style:style>
    <style:style style:name="P603" style:family="paragraph" style:parent-style-name="Heading_20_1">
      <style:paragraph-properties fo:break-before="auto" fo:line-height="115%" fo:margin-right="2.54cm" style:writing-mode="lr-tb"/>
    </style:style>
    <style:style style:name="T603_1" style:family="text"/>
    <style:style style:name="T603_2" style:family="text"/>
    <style:style style:name="T603_3" style:family="text"/>
    <style:style style:name="T603_4" style:family="text"/>
    <style:style style:name="T603_5" style:family="text"/>
    <style:style style:name="P604" style:family="paragraph" style:parent-style-name="Standard">
      <style:paragraph-properties fo:break-before="auto" fo:line-height="115%" fo:margin-right="2.54cm" style:writing-mode="lr-tb"/>
    </style:style>
    <style:style style:name="T604_1" style:family="text"/>
    <style:style style:name="T604_2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604_3" style:family="text"/>
    <style:style style:name="T604_4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604_5" style:family="text"/>
    <style:style style:name="T604_6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604_7" style:family="text"/>
    <style:style style:name="T604_8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604_9" style:family="text"/>
    <style:style style:name="T604_10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604_11" style:family="text"/>
    <style:style style:name="T604_12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604_13" style:family="text"/>
    <style:style style:name="T604_14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604_15" style:family="text"/>
    <style:style style:name="T604_16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604_17" style:family="text"/>
    <style:style style:name="T604_18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604_19" style:family="text"/>
    <style:style style:name="T604_20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T604_21" style:family="text"/>
    <style:style style:name="T604_22" style:family="text"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P605" style:family="paragraph" style:parent-style-name="Standard">
      <style:paragraph-properties fo:break-before="auto" fo:line-height="115%" fo:margin-right="2.54cm" style:writing-mode="lr-tb"/>
      <style:text-properties fo:background-color="#ffffff" fo:color="#1155cc" fo:font-size="12pt" style:font-size-asian="12pt" style:font-size-complex="12pt" style:text-underline-style="solid" style:text-underline-color="font-color"/>
    </style:style>
    <style:style style:name="P606" style:family="paragraph" style:parent-style-name="Standard">
      <style:paragraph-properties fo:break-before="auto" fo:line-height="115%" fo:margin-right="2.54cm" style:writing-mode="lr-tb"/>
    </style:style>
    <style:style style:name="T606_1" style:family="text">
      <style:text-properties fo:background-color="#ffffff" fo:color="#222222" fo:font-size="12pt" style:font-size-asian="12pt" style:font-size-complex="12pt"/>
    </style:style>
    <style:style style:name="T606_2" style:family="text">
      <style:text-properties fo:background-color="#ffffff" fo:color="#222222" fo:font-size="12pt" style:font-size-asian="12pt" style:font-size-complex="12pt"/>
    </style:style>
    <style:style style:name="T606_3" style:family="text">
      <style:text-properties fo:background-color="#ffffff" fo:color="#222222" fo:font-size="12pt" style:font-size-asian="12pt" style:font-size-complex="12pt"/>
    </style:style>
    <style:style style:name="T606_4" style:family="text">
      <style:text-properties fo:background-color="#ffffff" fo:color="#222222" fo:font-size="12pt" style:font-size-asian="12pt" style:font-size-complex="12pt"/>
    </style:style>
    <style:style style:name="T606_5" style:family="text">
      <style:text-properties fo:background-color="#ffffff" fo:color="#222222" fo:font-size="12pt" style:font-size-asian="12pt" style:font-size-complex="12pt"/>
    </style:style>
    <style:style style:name="T606_6" style:family="text">
      <style:text-properties fo:background-color="#ffffff" fo:color="#222222" fo:font-size="12pt" style:font-size-asian="12pt" style:font-size-complex="12pt"/>
    </style:style>
    <style:style style:name="P607" style:family="paragraph" style:parent-style-name="Standard">
      <style:paragraph-properties fo:break-before="auto" fo:line-height="115%" fo:margin-right="2.54cm" style:writing-mode="lr-tb"/>
      <style:text-properties fo:background-color="#ffffff" fo:color="#222222" fo:font-size="12pt" style:font-size-asian="12pt" style:font-size-complex="12pt"/>
    </style:style>
    <style:style style:name="P608" style:family="paragraph" style:parent-style-name="Standard">
      <style:paragraph-properties fo:break-before="auto" fo:text-indent="0cm" fo:line-height="115%" fo:margin-left="0.176cm" style:writing-mode="lr-tb"/>
    </style:style>
    <style:style style:name="T608_1" style:family="text">
      <style:text-properties fo:background-color="#ffffff" fo:color="#222222" fo:font-size="12pt" style:font-size-asian="12pt" style:font-size-complex="12pt"/>
    </style:style>
    <style:style style:name="T608_2" style:family="text">
      <style:text-properties fo:background-color="#ffffff" fo:color="#222222" fo:font-size="12pt" style:font-size-asian="12pt" style:font-size-complex="12pt"/>
    </style:style>
    <style:style style:name="T608_3" style:family="text">
      <style:text-properties fo:background-color="#ffffff" fo:color="#222222" fo:font-size="12pt" style:font-size-asian="12pt" style:font-size-complex="12pt"/>
    </style:style>
    <style:style style:name="T608_4" style:family="text">
      <style:text-properties fo:background-color="#ffffff" fo:color="#222222" fo:font-size="12pt" style:font-size-asian="12pt" style:font-size-complex="12pt"/>
    </style:style>
    <style:style style:name="T608_5" style:family="text">
      <style:text-properties fo:background-color="#ffffff" fo:color="#222222" fo:font-size="12pt" style:font-size-asian="12pt" style:font-size-complex="12pt"/>
    </style:style>
    <style:style style:name="T608_6" style:family="text">
      <style:text-properties fo:background-color="#ffffff" fo:color="#222222" fo:font-size="12pt" style:font-size-asian="12pt" style:font-size-complex="12pt"/>
    </style:style>
    <style:style style:name="T608_7" style:family="text">
      <style:text-properties fo:background-color="#ffffff" fo:color="#222222" fo:font-size="12pt" style:font-size-asian="12pt" style:font-size-complex="12pt"/>
    </style:style>
    <style:style style:name="T608_8" style:family="text">
      <style:text-properties fo:background-color="#ffffff" fo:color="#222222" fo:font-size="12pt" style:font-size-asian="12pt" style:font-size-complex="12pt"/>
    </style:style>
    <style:style style:name="T608_9" style:family="text">
      <style:text-properties fo:background-color="#ffffff" fo:color="#222222" fo:font-size="12pt" style:font-size-asian="12pt" style:font-size-complex="12pt"/>
    </style:style>
    <style:style style:name="T608_10" style:family="text">
      <style:text-properties fo:background-color="#ffffff" fo:color="#222222" fo:font-size="12pt" style:font-size-asian="12pt" style:font-size-complex="12pt"/>
    </style:style>
    <style:style style:name="T608_11" style:family="text">
      <style:text-properties fo:background-color="#ffffff" fo:color="#222222" fo:font-size="12pt" style:font-size-asian="12pt" style:font-size-complex="12pt"/>
    </style:style>
    <style:style style:name="T608_12" style:family="text">
      <style:text-properties fo:background-color="#ffffff" fo:color="#222222" fo:font-size="12pt" style:font-size-asian="12pt" style:font-size-complex="12pt"/>
    </style:style>
    <style:style style:name="T608_13" style:family="text">
      <style:text-properties fo:background-color="#ffffff" fo:color="#222222" fo:font-size="12pt" style:font-size-asian="12pt" style:font-size-complex="12pt"/>
    </style:style>
    <style:style style:name="T608_14" style:family="text">
      <style:text-properties fo:background-color="#ffffff" fo:color="#222222" fo:font-size="12pt" style:font-size-asian="12pt" style:font-size-complex="12pt"/>
    </style:style>
    <style:style style:name="P609" style:family="paragraph" style:parent-style-name="Standard">
      <style:paragraph-properties fo:break-before="auto" fo:text-indent="0cm" fo:line-height="115%" fo:margin-left="0.176cm" style:writing-mode="lr-tb"/>
    </style:style>
    <style:style style:name="T609_1" style:family="text">
      <style:text-properties fo:background-color="#ffffff" fo:color="#222222" fo:font-size="12pt" style:font-size-asian="12pt" style:font-size-complex="12pt"/>
    </style:style>
    <style:style style:name="T609_2" style:family="text">
      <style:text-properties fo:background-color="#ffffff" fo:color="#222222" fo:font-size="12pt" style:font-size-asian="12pt" style:font-size-complex="12pt"/>
    </style:style>
    <style:style style:name="T609_3" style:family="text">
      <style:text-properties fo:background-color="#ffffff" fo:color="#222222" fo:font-size="12pt" style:font-size-asian="12pt" style:font-size-complex="12pt"/>
    </style:style>
    <style:style style:name="T609_4" style:family="text">
      <style:text-properties fo:background-color="#ffffff" fo:color="#222222" fo:font-size="12pt" style:font-size-asian="12pt" style:font-size-complex="12pt"/>
    </style:style>
    <style:style style:name="T609_5" style:family="text">
      <style:text-properties fo:background-color="#ffffff" fo:color="#222222" fo:font-size="12pt" style:font-size-asian="12pt" style:font-size-complex="12pt"/>
    </style:style>
    <style:style style:name="T609_6" style:family="text">
      <style:text-properties fo:background-color="#ffffff" fo:color="#222222" fo:font-size="12pt" style:font-size-asian="12pt" style:font-size-complex="12pt"/>
    </style:style>
    <style:style style:name="T609_7" style:family="text">
      <style:text-properties fo:background-color="#ffffff" fo:color="#222222" fo:font-size="12pt" style:font-size-asian="12pt" style:font-size-complex="12pt"/>
    </style:style>
    <style:style style:name="T609_8" style:family="text">
      <style:text-properties fo:background-color="#ffffff" fo:color="#222222" fo:font-size="12pt" style:font-size-asian="12pt" style:font-size-complex="12pt"/>
    </style:style>
    <style:style style:name="T609_9" style:family="text">
      <style:text-properties fo:background-color="#ffffff" fo:color="#222222" fo:font-size="12pt" style:font-size-asian="12pt" style:font-size-complex="12pt"/>
    </style:style>
    <style:style style:name="T609_10" style:family="text">
      <style:text-properties fo:background-color="#ffffff" fo:color="#222222" fo:font-size="12pt" style:font-size-asian="12pt" style:font-size-complex="12pt"/>
    </style:style>
    <style:style style:name="T609_11" style:family="text">
      <style:text-properties fo:background-color="#ffffff" fo:color="#222222" fo:font-size="12pt" style:font-size-asian="12pt" style:font-size-complex="12pt"/>
    </style:style>
    <style:style style:name="T609_12" style:family="text">
      <style:text-properties fo:background-color="#ffffff" fo:color="#222222" fo:font-size="12pt" style:font-size-asian="12pt" style:font-size-complex="12pt"/>
    </style:style>
    <style:style style:name="T609_13" style:family="text">
      <style:text-properties fo:background-color="#ffffff" fo:color="#222222" fo:font-size="12pt" style:font-size-asian="12pt" style:font-size-complex="12pt"/>
    </style:style>
    <style:style style:name="T609_14" style:family="text">
      <style:text-properties fo:background-color="#ffffff" fo:color="#222222" fo:font-size="12pt" style:font-size-asian="12pt" style:font-size-complex="12pt"/>
    </style:style>
    <style:style style:name="T609_15" style:family="text">
      <style:text-properties fo:background-color="#ffffff" fo:color="#222222" fo:font-size="12pt" style:font-size-asian="12pt" style:font-size-complex="12pt"/>
    </style:style>
    <style:style style:name="T609_16" style:family="text">
      <style:text-properties fo:background-color="#ffffff" fo:color="#222222" fo:font-size="12pt" style:font-size-asian="12pt" style:font-size-complex="12pt"/>
    </style:style>
    <style:style style:name="T609_17" style:family="text">
      <style:text-properties fo:background-color="#ffffff" fo:color="#222222" fo:font-size="12pt" style:font-size-asian="12pt" style:font-size-complex="12pt"/>
    </style:style>
    <style:style style:name="T609_18" style:family="text">
      <style:text-properties fo:background-color="#ffffff" fo:color="#222222" fo:font-size="12pt" style:font-size-asian="12pt" style:font-size-complex="12pt"/>
    </style:style>
    <style:style style:name="T609_19" style:family="text">
      <style:text-properties fo:background-color="#ffffff" fo:color="#222222" fo:font-size="12pt" style:font-size-asian="12pt" style:font-size-complex="12pt"/>
    </style:style>
    <style:style style:name="T609_20" style:family="text">
      <style:text-properties fo:background-color="#ffffff" fo:color="#222222" fo:font-size="12pt" style:font-size-asian="12pt" style:font-size-complex="12pt"/>
    </style:style>
    <style:style style:name="T609_21" style:family="text">
      <style:text-properties fo:background-color="#ffffff" fo:color="#222222" fo:font-size="12pt" style:font-size-asian="12pt" style:font-size-complex="12pt"/>
    </style:style>
    <style:style style:name="T609_22" style:family="text">
      <style:text-properties fo:background-color="#ffffff" fo:color="#222222" fo:font-size="12pt" style:font-size-asian="12pt" style:font-size-complex="12pt"/>
    </style:style>
    <style:style style:name="T609_23" style:family="text">
      <style:text-properties fo:background-color="#ffffff" fo:color="#222222" fo:font-size="12pt" style:font-size-asian="12pt" style:font-size-complex="12pt"/>
    </style:style>
    <style:style style:name="T609_24" style:family="text">
      <style:text-properties fo:background-color="#ffffff" fo:color="#222222" fo:font-size="12pt" style:font-size-asian="12pt" style:font-size-complex="12pt"/>
    </style:style>
    <style:style style:name="T609_25" style:family="text">
      <style:text-properties fo:background-color="#ffffff" fo:color="#222222" fo:font-size="12pt" style:font-size-asian="12pt" style:font-size-complex="12pt"/>
    </style:style>
    <style:style style:name="T609_26" style:family="text">
      <style:text-properties fo:background-color="#ffffff" fo:color="#222222" fo:font-size="12pt" style:font-size-asian="12pt" style:font-size-complex="12pt"/>
    </style:style>
    <style:style style:name="T609_27" style:family="text">
      <style:text-properties fo:background-color="#ffffff" fo:color="#222222" fo:font-size="12pt" style:font-size-asian="12pt" style:font-size-complex="12pt"/>
    </style:style>
    <style:style style:name="T609_28" style:family="text">
      <style:text-properties fo:background-color="#ffffff" fo:color="#222222" fo:font-size="12pt" style:font-size-asian="12pt" style:font-size-complex="12pt"/>
    </style:style>
    <style:style style:name="T609_29" style:family="text">
      <style:text-properties fo:background-color="#ffffff" fo:color="#222222" fo:font-size="12pt" style:font-size-asian="12pt" style:font-size-complex="12pt"/>
    </style:style>
    <style:style style:name="T609_30" style:family="text">
      <style:text-properties fo:background-color="#ffffff" fo:color="#222222" fo:font-size="12pt" style:font-size-asian="12pt" style:font-size-complex="12pt"/>
    </style:style>
    <style:style style:name="T609_31" style:family="text">
      <style:text-properties fo:background-color="#ffffff" fo:color="#222222" fo:font-size="12pt" style:font-size-asian="12pt" style:font-size-complex="12pt"/>
    </style:style>
    <style:style style:name="T609_32" style:family="text">
      <style:text-properties fo:background-color="#ffffff" fo:color="#222222" fo:font-size="12pt" style:font-size-asian="12pt" style:font-size-complex="12pt"/>
    </style:style>
    <style:style style:name="T609_33" style:family="text">
      <style:text-properties fo:background-color="#ffffff" fo:color="#222222" fo:font-size="12pt" style:font-size-asian="12pt" style:font-size-complex="12pt"/>
    </style:style>
    <style:style style:name="T609_34" style:family="text">
      <style:text-properties fo:background-color="#ffffff" fo:color="#222222" fo:font-size="12pt" style:font-size-asian="12pt" style:font-size-complex="12pt"/>
    </style:style>
    <style:style style:name="T609_35" style:family="text">
      <style:text-properties fo:background-color="#ffffff" fo:color="#222222" fo:font-size="12pt" style:font-size-asian="12pt" style:font-size-complex="12pt"/>
    </style:style>
    <style:style style:name="P610" style:family="paragraph" style:parent-style-name="Standard">
      <style:paragraph-properties fo:break-before="auto" fo:text-indent="0cm" fo:line-height="115%" fo:margin-left="0.176cm" style:writing-mode="lr-tb"/>
    </style:style>
    <style:style style:name="T610_1" style:family="text">
      <style:text-properties fo:background-color="#ffffff" fo:color="#222222" fo:font-size="12pt" style:font-size-asian="12pt" style:font-size-complex="12pt"/>
    </style:style>
    <style:style style:name="T610_2" style:family="text">
      <style:text-properties fo:background-color="#ffffff" fo:color="#222222" fo:font-size="12pt" style:font-size-asian="12pt" style:font-size-complex="12pt"/>
    </style:style>
    <style:style style:name="T610_3" style:family="text">
      <style:text-properties fo:background-color="#ffffff" fo:color="#222222" fo:font-size="12pt" style:font-size-asian="12pt" style:font-size-complex="12pt"/>
    </style:style>
    <style:style style:name="T610_4" style:family="text">
      <style:text-properties fo:background-color="#ffffff" fo:color="#222222" fo:font-size="12pt" style:font-size-asian="12pt" style:font-size-complex="12pt"/>
    </style:style>
    <style:style style:name="T610_5" style:family="text">
      <style:text-properties fo:background-color="#ffffff" fo:color="#222222" fo:font-size="12pt" style:font-size-asian="12pt" style:font-size-complex="12pt"/>
    </style:style>
    <style:style style:name="T610_6" style:family="text">
      <style:text-properties fo:background-color="#ffffff" fo:color="#222222" fo:font-size="12pt" style:font-size-asian="12pt" style:font-size-complex="12pt"/>
    </style:style>
    <style:style style:name="T610_7" style:family="text">
      <style:text-properties fo:background-color="#ffffff" fo:color="#222222" fo:font-size="12pt" style:font-size-asian="12pt" style:font-size-complex="12pt"/>
    </style:style>
    <style:style style:name="T610_8" style:family="text">
      <style:text-properties fo:background-color="#ffffff" fo:color="#222222" fo:font-size="12pt" style:font-size-asian="12pt" style:font-size-complex="12pt"/>
    </style:style>
    <style:style style:name="T610_9" style:family="text">
      <style:text-properties fo:background-color="#ffffff" fo:color="#222222" fo:font-size="12pt" style:font-size-asian="12pt" style:font-size-complex="12pt"/>
    </style:style>
    <style:style style:name="T610_10" style:family="text">
      <style:text-properties fo:background-color="#ffffff" fo:color="#222222" fo:font-size="12pt" style:font-size-asian="12pt" style:font-size-complex="12pt"/>
    </style:style>
    <style:style style:name="T610_11" style:family="text">
      <style:text-properties fo:background-color="#ffffff" fo:color="#222222" fo:font-size="12pt" style:font-size-asian="12pt" style:font-size-complex="12pt"/>
    </style:style>
    <style:style style:name="T610_12" style:family="text">
      <style:text-properties fo:background-color="#ffffff" fo:color="#222222" fo:font-size="12pt" style:font-size-asian="12pt" style:font-size-complex="12pt"/>
    </style:style>
    <style:style style:name="T610_13" style:family="text">
      <style:text-properties fo:background-color="#ffffff" fo:color="#222222" fo:font-size="12pt" style:font-size-asian="12pt" style:font-size-complex="12pt"/>
    </style:style>
    <style:style style:name="T610_14" style:family="text">
      <style:text-properties fo:background-color="#ffffff" fo:color="#222222" fo:font-size="12pt" style:font-size-asian="12pt" style:font-size-complex="12pt"/>
    </style:style>
    <style:style style:name="T610_15" style:family="text">
      <style:text-properties fo:background-color="#ffffff" fo:color="#222222" fo:font-size="12pt" style:font-size-asian="12pt" style:font-size-complex="12pt"/>
    </style:style>
    <style:style style:name="T610_16" style:family="text">
      <style:text-properties fo:background-color="#ffffff" fo:color="#222222" fo:font-size="12pt" style:font-size-asian="12pt" style:font-size-complex="12pt"/>
    </style:style>
    <style:style style:name="T610_17" style:family="text">
      <style:text-properties fo:background-color="#ffffff" fo:color="#222222" fo:font-size="12pt" style:font-size-asian="12pt" style:font-size-complex="12pt"/>
    </style:style>
    <style:style style:name="T610_18" style:family="text">
      <style:text-properties fo:background-color="#ffffff" fo:color="#222222" fo:font-size="12pt" style:font-size-asian="12pt" style:font-size-complex="12pt"/>
    </style:style>
    <style:style style:name="T610_19" style:family="text">
      <style:text-properties fo:background-color="#ffffff" fo:color="#222222" fo:font-size="12pt" style:font-size-asian="12pt" style:font-size-complex="12pt"/>
    </style:style>
    <style:style style:name="T610_20" style:family="text">
      <style:text-properties fo:background-color="#ffffff" fo:color="#222222" fo:font-size="12pt" style:font-size-asian="12pt" style:font-size-complex="12pt"/>
    </style:style>
    <style:style style:name="T610_21" style:family="text">
      <style:text-properties fo:background-color="#ffffff" fo:color="#222222" fo:font-size="12pt" style:font-size-asian="12pt" style:font-size-complex="12pt"/>
    </style:style>
    <style:style style:name="T610_22" style:family="text">
      <style:text-properties fo:background-color="#ffffff" fo:color="#222222" fo:font-size="12pt" style:font-size-asian="12pt" style:font-size-complex="12pt"/>
    </style:style>
    <style:style style:name="T610_23" style:family="text">
      <style:text-properties fo:background-color="#ffffff" fo:color="#222222" fo:font-size="12pt" style:font-size-asian="12pt" style:font-size-complex="12pt"/>
    </style:style>
    <style:style style:name="T610_24" style:family="text">
      <style:text-properties fo:background-color="#ffffff" fo:color="#222222" fo:font-size="12pt" style:font-size-asian="12pt" style:font-size-complex="12pt"/>
    </style:style>
    <style:style style:name="T610_25" style:family="text">
      <style:text-properties fo:background-color="#ffffff" fo:color="#222222" fo:font-size="12pt" style:font-size-asian="12pt" style:font-size-complex="12pt"/>
    </style:style>
    <style:style style:name="T610_26" style:family="text">
      <style:text-properties fo:background-color="#ffffff" fo:color="#222222" fo:font-size="12pt" style:font-size-asian="12pt" style:font-size-complex="12pt"/>
    </style:style>
    <style:style style:name="T610_27" style:family="text">
      <style:text-properties fo:background-color="#ffffff" fo:color="#222222" fo:font-size="12pt" style:font-size-asian="12pt" style:font-size-complex="12pt"/>
    </style:style>
    <style:style style:name="T610_28" style:family="text">
      <style:text-properties fo:background-color="#ffffff" fo:color="#222222" fo:font-size="12pt" style:font-size-asian="12pt" style:font-size-complex="12pt"/>
    </style:style>
    <style:style style:name="T610_29" style:family="text">
      <style:text-properties fo:background-color="#ffffff" fo:color="#222222" fo:font-size="12pt" style:font-size-asian="12pt" style:font-size-complex="12pt"/>
    </style:style>
    <style:style style:name="T610_30" style:family="text">
      <style:text-properties fo:background-color="#ffffff" fo:color="#222222" fo:font-size="12pt" style:font-size-asian="12pt" style:font-size-complex="12pt"/>
    </style:style>
    <style:style style:name="T610_31" style:family="text">
      <style:text-properties fo:background-color="#ffffff" fo:color="#222222" fo:font-size="12pt" style:font-size-asian="12pt" style:font-size-complex="12pt"/>
    </style:style>
    <style:style style:name="T610_32" style:family="text">
      <style:text-properties fo:background-color="#ffffff" fo:color="#222222" fo:font-size="12pt" style:font-size-asian="12pt" style:font-size-complex="12pt"/>
    </style:style>
    <style:style style:name="T610_33" style:family="text">
      <style:text-properties fo:background-color="#ffffff" fo:color="#222222" fo:font-size="12pt" style:font-size-asian="12pt" style:font-size-complex="12pt"/>
    </style:style>
    <style:style style:name="T610_34" style:family="text">
      <style:text-properties fo:background-color="#ffffff" fo:color="#222222" fo:font-size="12pt" style:font-size-asian="12pt" style:font-size-complex="12pt"/>
    </style:style>
    <style:style style:name="T610_35" style:family="text">
      <style:text-properties fo:background-color="#ffffff" fo:color="#222222" fo:font-size="12pt" style:font-size-asian="12pt" style:font-size-complex="12pt"/>
    </style:style>
    <style:style style:name="T610_36" style:family="text">
      <style:text-properties fo:background-color="#ffffff" fo:color="#222222" fo:font-size="12pt" style:font-size-asian="12pt" style:font-size-complex="12pt"/>
    </style:style>
    <style:style style:name="P611" style:family="paragraph" style:parent-style-name="Standard">
      <style:paragraph-properties fo:break-before="auto" fo:text-indent="0cm" fo:line-height="115%" fo:margin-left="0.176cm" style:writing-mode="lr-tb"/>
    </style:style>
    <style:style style:name="T611_1" style:family="text">
      <style:text-properties fo:background-color="#ffffff" fo:color="#222222" fo:font-size="12pt" style:font-size-asian="12pt" style:font-size-complex="12pt"/>
    </style:style>
    <style:style style:name="T611_2" style:family="text">
      <style:text-properties fo:background-color="#ffffff" fo:color="#222222" fo:font-size="12pt" style:font-size-asian="12pt" style:font-size-complex="12pt"/>
    </style:style>
    <style:style style:name="T611_3" style:family="text">
      <style:text-properties fo:background-color="#ffffff" fo:color="#222222" fo:font-size="12pt" style:font-size-asian="12pt" style:font-size-complex="12pt"/>
    </style:style>
    <style:style style:name="T611_4" style:family="text">
      <style:text-properties fo:background-color="#ffffff" fo:color="#222222" fo:font-size="12pt" style:font-size-asian="12pt" style:font-size-complex="12pt"/>
    </style:style>
    <style:style style:name="T611_5" style:family="text">
      <style:text-properties fo:background-color="#ffffff" fo:color="#222222" fo:font-size="12pt" style:font-size-asian="12pt" style:font-size-complex="12pt"/>
    </style:style>
    <style:style style:name="T611_6" style:family="text">
      <style:text-properties fo:background-color="#ffffff" fo:color="#222222" fo:font-size="12pt" style:font-size-asian="12pt" style:font-size-complex="12pt"/>
    </style:style>
    <style:style style:name="T611_7" style:family="text">
      <style:text-properties fo:background-color="#ffffff" fo:color="#222222" fo:font-size="12pt" style:font-size-asian="12pt" style:font-size-complex="12pt"/>
    </style:style>
    <style:style style:name="T611_8" style:family="text">
      <style:text-properties fo:background-color="#ffffff" fo:color="#222222" fo:font-size="12pt" style:font-size-asian="12pt" style:font-size-complex="12pt"/>
    </style:style>
    <style:style style:name="T611_9" style:family="text">
      <style:text-properties fo:background-color="#ffffff" fo:color="#222222" fo:font-size="12pt" style:font-size-asian="12pt" style:font-size-complex="12pt"/>
    </style:style>
    <style:style style:name="T611_10" style:family="text">
      <style:text-properties fo:background-color="#ffffff" fo:color="#222222" fo:font-size="12pt" style:font-size-asian="12pt" style:font-size-complex="12pt"/>
    </style:style>
    <style:style style:name="T611_11" style:family="text">
      <style:text-properties fo:background-color="#ffffff" fo:color="#222222" fo:font-size="12pt" style:font-size-asian="12pt" style:font-size-complex="12pt"/>
    </style:style>
    <style:style style:name="T611_12" style:family="text">
      <style:text-properties fo:background-color="#ffffff" fo:color="#222222" fo:font-size="12pt" style:font-size-asian="12pt" style:font-size-complex="12pt"/>
    </style:style>
    <style:style style:name="T611_13" style:family="text">
      <style:text-properties fo:background-color="#ffffff" fo:color="#222222" fo:font-size="12pt" style:font-size-asian="12pt" style:font-size-complex="12pt"/>
    </style:style>
    <style:style style:name="T611_14" style:family="text">
      <style:text-properties fo:background-color="#ffffff" fo:color="#222222" fo:font-size="12pt" style:font-size-asian="12pt" style:font-size-complex="12pt"/>
    </style:style>
    <style:style style:name="T611_15" style:family="text">
      <style:text-properties fo:background-color="#ffffff" fo:color="#222222" fo:font-size="12pt" style:font-size-asian="12pt" style:font-size-complex="12pt"/>
    </style:style>
    <style:style style:name="T611_16" style:family="text">
      <style:text-properties fo:background-color="#ffffff" fo:color="#222222" fo:font-size="12pt" style:font-size-asian="12pt" style:font-size-complex="12pt"/>
    </style:style>
    <style:style style:name="T611_17" style:family="text">
      <style:text-properties fo:background-color="#ffffff" fo:color="#222222" fo:font-size="12pt" style:font-size-asian="12pt" style:font-size-complex="12pt"/>
    </style:style>
    <style:style style:name="T611_18" style:family="text">
      <style:text-properties fo:background-color="#ffffff" fo:color="#222222" fo:font-size="12pt" style:font-size-asian="12pt" style:font-size-complex="12pt"/>
    </style:style>
    <style:style style:name="T611_19" style:family="text">
      <style:text-properties fo:background-color="#ffffff" fo:color="#222222" fo:font-size="12pt" style:font-size-asian="12pt" style:font-size-complex="12pt"/>
    </style:style>
    <style:style style:name="T611_20" style:family="text">
      <style:text-properties fo:background-color="#ffffff" fo:color="#222222" fo:font-size="12pt" style:font-size-asian="12pt" style:font-size-complex="12pt"/>
    </style:style>
    <style:style style:name="T611_21" style:family="text">
      <style:text-properties fo:background-color="#ffffff" fo:color="#222222" fo:font-size="12pt" style:font-size-asian="12pt" style:font-size-complex="12pt"/>
    </style:style>
    <style:style style:name="T611_22" style:family="text">
      <style:text-properties fo:background-color="#ffffff" fo:color="#222222" fo:font-size="12pt" style:font-size-asian="12pt" style:font-size-complex="12pt"/>
    </style:style>
    <style:style style:name="T611_23" style:family="text">
      <style:text-properties fo:background-color="#ffffff" fo:color="#222222" fo:font-size="12pt" style:font-size-asian="12pt" style:font-size-complex="12pt"/>
    </style:style>
    <style:style style:name="T611_24" style:family="text">
      <style:text-properties fo:background-color="#ffffff" fo:color="#222222" fo:font-size="12pt" style:font-size-asian="12pt" style:font-size-complex="12pt"/>
    </style:style>
    <style:style style:name="T611_25" style:family="text">
      <style:text-properties fo:background-color="#ffffff" fo:color="#222222" fo:font-size="12pt" style:font-size-asian="12pt" style:font-size-complex="12pt"/>
    </style:style>
    <style:style style:name="T611_26" style:family="text">
      <style:text-properties fo:background-color="#ffffff" fo:color="#222222" fo:font-size="12pt" style:font-size-asian="12pt" style:font-size-complex="12pt"/>
    </style:style>
    <style:style style:name="T611_27" style:family="text">
      <style:text-properties fo:background-color="#ffffff" fo:color="#222222" fo:font-size="12pt" style:font-size-asian="12pt" style:font-size-complex="12pt"/>
    </style:style>
    <style:style style:name="T611_28" style:family="text">
      <style:text-properties fo:background-color="#ffffff" fo:color="#222222" fo:font-size="12pt" style:font-size-asian="12pt" style:font-size-complex="12pt"/>
    </style:style>
    <style:style style:name="T611_29" style:family="text">
      <style:text-properties fo:background-color="#ffffff" fo:color="#222222" fo:font-size="12pt" style:font-size-asian="12pt" style:font-size-complex="12pt"/>
    </style:style>
    <style:style style:name="T611_30" style:family="text">
      <style:text-properties fo:background-color="#ffffff" fo:color="#222222" fo:font-size="12pt" style:font-size-asian="12pt" style:font-size-complex="12pt"/>
    </style:style>
    <style:style style:name="T611_31" style:family="text">
      <style:text-properties fo:background-color="#ffffff" fo:color="#222222" fo:font-size="12pt" style:font-size-asian="12pt" style:font-size-complex="12pt"/>
    </style:style>
    <style:style style:name="T611_32" style:family="text">
      <style:text-properties fo:background-color="#ffffff" fo:color="#222222" fo:font-size="12pt" style:font-size-asian="12pt" style:font-size-complex="12pt"/>
    </style:style>
    <style:style style:name="T611_33" style:family="text">
      <style:text-properties fo:background-color="#ffffff" fo:color="#222222" fo:font-size="12pt" style:font-size-asian="12pt" style:font-size-complex="12pt"/>
    </style:style>
    <style:style style:name="T611_34" style:family="text">
      <style:text-properties fo:background-color="#ffffff" fo:color="#222222" fo:font-size="12pt" style:font-size-asian="12pt" style:font-size-complex="12pt"/>
    </style:style>
    <style:style style:name="T611_35" style:family="text">
      <style:text-properties fo:background-color="#ffffff" fo:color="#222222" fo:font-size="12pt" style:font-size-asian="12pt" style:font-size-complex="12pt"/>
    </style:style>
    <style:style style:name="T611_36" style:family="text">
      <style:text-properties fo:background-color="#ffffff" fo:color="#222222" fo:font-size="12pt" style:font-size-asian="12pt" style:font-size-complex="12pt"/>
    </style:style>
    <style:style style:name="T611_37" style:family="text">
      <style:text-properties fo:background-color="#ffffff" fo:color="#222222" fo:font-size="12pt" style:font-size-asian="12pt" style:font-size-complex="12pt"/>
    </style:style>
    <style:style style:name="T611_38" style:family="text">
      <style:text-properties fo:background-color="#ffffff" fo:color="#222222" fo:font-size="12pt" style:font-size-asian="12pt" style:font-size-complex="12pt"/>
    </style:style>
    <style:style style:name="P612" style:family="paragraph" style:parent-style-name="Standard">
      <style:paragraph-properties fo:break-before="auto" fo:text-indent="0cm" fo:line-height="115%" fo:margin-left="0.176cm" style:writing-mode="lr-tb"/>
    </style:style>
    <style:style style:name="T612_1" style:family="text">
      <style:text-properties fo:background-color="#ffffff" fo:color="#222222" fo:font-size="12pt" style:font-size-asian="12pt" style:font-size-complex="12pt"/>
    </style:style>
    <style:style style:name="T612_2" style:family="text">
      <style:text-properties fo:background-color="#ffffff" fo:color="#222222" fo:font-size="12pt" style:font-size-asian="12pt" style:font-size-complex="12pt"/>
    </style:style>
    <style:style style:name="T612_3" style:family="text">
      <style:text-properties fo:background-color="#ffffff" fo:color="#222222" fo:font-size="12pt" style:font-size-asian="12pt" style:font-size-complex="12pt"/>
    </style:style>
    <style:style style:name="T612_4" style:family="text">
      <style:text-properties fo:background-color="#ffffff" fo:color="#222222" fo:font-size="12pt" style:font-size-asian="12pt" style:font-size-complex="12pt"/>
    </style:style>
    <style:style style:name="T612_5" style:family="text">
      <style:text-properties fo:background-color="#ffffff" fo:color="#222222" fo:font-size="12pt" style:font-size-asian="12pt" style:font-size-complex="12pt"/>
    </style:style>
    <style:style style:name="T612_6" style:family="text">
      <style:text-properties fo:background-color="#ffffff" fo:color="#222222" fo:font-size="12pt" style:font-size-asian="12pt" style:font-size-complex="12pt"/>
    </style:style>
    <style:style style:name="T612_7" style:family="text">
      <style:text-properties fo:background-color="#ffffff" fo:color="#222222" fo:font-size="12pt" style:font-size-asian="12pt" style:font-size-complex="12pt"/>
    </style:style>
    <style:style style:name="T612_8" style:family="text">
      <style:text-properties fo:background-color="#ffffff" fo:color="#222222" fo:font-size="12pt" style:font-size-asian="12pt" style:font-size-complex="12pt"/>
    </style:style>
    <style:style style:name="T612_9" style:family="text">
      <style:text-properties fo:background-color="#ffffff" fo:color="#222222" fo:font-size="12pt" style:font-size-asian="12pt" style:font-size-complex="12pt"/>
    </style:style>
    <style:style style:name="T612_10" style:family="text">
      <style:text-properties fo:background-color="#ffffff" fo:color="#222222" fo:font-size="12pt" style:font-size-asian="12pt" style:font-size-complex="12pt"/>
    </style:style>
    <style:style style:name="T612_11" style:family="text">
      <style:text-properties fo:background-color="#ffffff" fo:color="#222222" fo:font-size="12pt" style:font-size-asian="12pt" style:font-size-complex="12pt"/>
    </style:style>
    <style:style style:name="T612_12" style:family="text">
      <style:text-properties fo:background-color="#ffffff" fo:color="#222222" fo:font-size="12pt" style:font-size-asian="12pt" style:font-size-complex="12pt"/>
    </style:style>
    <style:style style:name="T612_13" style:family="text">
      <style:text-properties fo:background-color="#ffffff" fo:color="#222222" fo:font-size="12pt" style:font-size-asian="12pt" style:font-size-complex="12pt"/>
    </style:style>
    <style:style style:name="T612_14" style:family="text">
      <style:text-properties fo:background-color="#ffffff" fo:color="#222222" fo:font-size="12pt" style:font-size-asian="12pt" style:font-size-complex="12pt"/>
    </style:style>
    <style:style style:name="T612_15" style:family="text">
      <style:text-properties fo:background-color="#ffffff" fo:color="#222222" fo:font-size="12pt" style:font-size-asian="12pt" style:font-size-complex="12pt"/>
    </style:style>
    <style:style style:name="T612_16" style:family="text">
      <style:text-properties fo:background-color="#ffffff" fo:color="#222222" fo:font-size="12pt" style:font-size-asian="12pt" style:font-size-complex="12pt"/>
    </style:style>
    <style:style style:name="T612_17" style:family="text">
      <style:text-properties fo:background-color="#ffffff" fo:color="#222222" fo:font-size="12pt" style:font-size-asian="12pt" style:font-size-complex="12pt"/>
    </style:style>
    <style:style style:name="T612_18" style:family="text">
      <style:text-properties fo:background-color="#ffffff" fo:color="#222222" fo:font-size="12pt" style:font-size-asian="12pt" style:font-size-complex="12pt"/>
    </style:style>
    <style:style style:name="T612_19" style:family="text">
      <style:text-properties fo:background-color="#ffffff" fo:color="#222222" fo:font-size="12pt" style:font-size-asian="12pt" style:font-size-complex="12pt"/>
    </style:style>
    <style:style style:name="T612_20" style:family="text">
      <style:text-properties fo:background-color="#ffffff" fo:color="#222222" fo:font-size="12pt" style:font-size-asian="12pt" style:font-size-complex="12pt"/>
    </style:style>
    <style:style style:name="T612_21" style:family="text">
      <style:text-properties fo:background-color="#ffffff" fo:color="#222222" fo:font-size="12pt" style:font-size-asian="12pt" style:font-size-complex="12pt"/>
    </style:style>
    <style:style style:name="T612_22" style:family="text">
      <style:text-properties fo:background-color="#ffffff" fo:color="#222222" fo:font-size="12pt" style:font-size-asian="12pt" style:font-size-complex="12pt"/>
    </style:style>
    <style:style style:name="T612_23" style:family="text">
      <style:text-properties fo:background-color="#ffffff" fo:color="#222222" fo:font-size="12pt" style:font-size-asian="12pt" style:font-size-complex="12pt"/>
    </style:style>
    <style:style style:name="T612_24" style:family="text">
      <style:text-properties fo:background-color="#ffffff" fo:color="#222222" fo:font-size="12pt" style:font-size-asian="12pt" style:font-size-complex="12pt"/>
    </style:style>
    <style:style style:name="T612_25" style:family="text">
      <style:text-properties fo:background-color="#ffffff" fo:color="#222222" fo:font-size="12pt" style:font-size-asian="12pt" style:font-size-complex="12pt"/>
    </style:style>
    <style:style style:name="T612_26" style:family="text">
      <style:text-properties fo:background-color="#ffffff" fo:color="#222222" fo:font-size="12pt" style:font-size-asian="12pt" style:font-size-complex="12pt"/>
    </style:style>
    <style:style style:name="T612_27" style:family="text">
      <style:text-properties fo:background-color="#ffffff" fo:color="#222222" fo:font-size="12pt" style:font-size-asian="12pt" style:font-size-complex="12pt"/>
    </style:style>
    <style:style style:name="T612_28" style:family="text">
      <style:text-properties fo:background-color="#ffffff" fo:color="#222222" fo:font-size="12pt" style:font-size-asian="12pt" style:font-size-complex="12pt"/>
    </style:style>
    <style:style style:name="T612_29" style:family="text">
      <style:text-properties fo:background-color="#ffffff" fo:color="#222222" fo:font-size="12pt" style:font-size-asian="12pt" style:font-size-complex="12pt"/>
    </style:style>
    <style:style style:name="T612_30" style:family="text">
      <style:text-properties fo:background-color="#ffffff" fo:color="#222222" fo:font-size="12pt" style:font-size-asian="12pt" style:font-size-complex="12pt"/>
    </style:style>
    <style:style style:name="T612_31" style:family="text">
      <style:text-properties fo:background-color="#ffffff" fo:color="#222222" fo:font-size="12pt" style:font-size-asian="12pt" style:font-size-complex="12pt"/>
    </style:style>
    <style:style style:name="T612_32" style:family="text">
      <style:text-properties fo:background-color="#ffffff" fo:color="#222222" fo:font-size="12pt" style:font-size-asian="12pt" style:font-size-complex="12pt"/>
    </style:style>
    <style:style style:name="T612_33" style:family="text">
      <style:text-properties fo:background-color="#ffffff" fo:color="#222222" fo:font-size="12pt" style:font-size-asian="12pt" style:font-size-complex="12pt"/>
    </style:style>
    <style:style style:name="T612_34" style:family="text">
      <style:text-properties fo:background-color="#ffffff" fo:color="#222222" fo:font-size="12pt" style:font-size-asian="12pt" style:font-size-complex="12pt"/>
    </style:style>
    <style:style style:name="P613" style:family="paragraph" style:parent-style-name="Standard">
      <style:paragraph-properties fo:break-before="auto" fo:text-indent="0cm" fo:line-height="115%" fo:margin-left="0.176cm" style:writing-mode="lr-tb"/>
    </style:style>
    <style:style style:name="T613_1" style:family="text">
      <style:text-properties fo:background-color="#ffffff" fo:color="#222222" fo:font-size="12pt" style:font-size-asian="12pt" style:font-size-complex="12pt"/>
    </style:style>
    <style:style style:name="T613_2" style:family="text">
      <style:text-properties fo:background-color="#ffffff" fo:color="#222222" fo:font-size="12pt" style:font-size-asian="12pt" style:font-size-complex="12pt"/>
    </style:style>
    <style:style style:name="T613_3" style:family="text">
      <style:text-properties fo:background-color="#ffffff" fo:color="#222222" fo:font-size="12pt" style:font-size-asian="12pt" style:font-size-complex="12pt"/>
    </style:style>
    <style:style style:name="T613_4" style:family="text">
      <style:text-properties fo:background-color="#ffffff" fo:color="#222222" fo:font-size="12pt" style:font-size-asian="12pt" style:font-size-complex="12pt"/>
    </style:style>
    <style:style style:name="T613_5" style:family="text">
      <style:text-properties fo:background-color="#ffffff" fo:color="#222222" fo:font-size="12pt" style:font-size-asian="12pt" style:font-size-complex="12pt"/>
    </style:style>
    <style:style style:name="T613_6" style:family="text">
      <style:text-properties fo:background-color="#ffffff" fo:color="#222222" fo:font-size="12pt" style:font-size-asian="12pt" style:font-size-complex="12pt"/>
    </style:style>
    <style:style style:name="T613_7" style:family="text">
      <style:text-properties fo:background-color="#ffffff" fo:color="#222222" fo:font-size="12pt" style:font-size-asian="12pt" style:font-size-complex="12pt"/>
    </style:style>
    <style:style style:name="T613_8" style:family="text">
      <style:text-properties fo:background-color="#ffffff" fo:color="#222222" fo:font-size="12pt" style:font-size-asian="12pt" style:font-size-complex="12pt"/>
    </style:style>
    <style:style style:name="T613_9" style:family="text">
      <style:text-properties fo:background-color="#ffffff" fo:color="#222222" fo:font-size="12pt" style:font-size-asian="12pt" style:font-size-complex="12pt"/>
    </style:style>
    <style:style style:name="T613_10" style:family="text">
      <style:text-properties fo:background-color="#ffffff" fo:color="#222222" fo:font-size="12pt" style:font-size-asian="12pt" style:font-size-complex="12pt"/>
    </style:style>
    <style:style style:name="T613_11" style:family="text">
      <style:text-properties fo:background-color="#ffffff" fo:color="#222222" fo:font-size="12pt" style:font-size-asian="12pt" style:font-size-complex="12pt"/>
    </style:style>
    <style:style style:name="T613_12" style:family="text">
      <style:text-properties fo:background-color="#ffffff" fo:color="#222222" fo:font-size="12pt" style:font-size-asian="12pt" style:font-size-complex="12pt"/>
    </style:style>
    <style:style style:name="T613_13" style:family="text">
      <style:text-properties fo:background-color="#ffffff" fo:color="#222222" fo:font-size="12pt" style:font-size-asian="12pt" style:font-size-complex="12pt"/>
    </style:style>
    <style:style style:name="T613_14" style:family="text">
      <style:text-properties fo:background-color="#ffffff" fo:color="#222222" fo:font-size="12pt" style:font-size-asian="12pt" style:font-size-complex="12pt"/>
    </style:style>
    <style:style style:name="T613_15" style:family="text">
      <style:text-properties fo:background-color="#ffffff" fo:color="#222222" fo:font-size="12pt" style:font-size-asian="12pt" style:font-size-complex="12pt"/>
    </style:style>
    <style:style style:name="T613_16" style:family="text">
      <style:text-properties fo:background-color="#ffffff" fo:color="#222222" fo:font-size="12pt" style:font-size-asian="12pt" style:font-size-complex="12pt"/>
    </style:style>
    <style:style style:name="T613_17" style:family="text">
      <style:text-properties fo:background-color="#ffffff" fo:color="#222222" fo:font-size="12pt" style:font-size-asian="12pt" style:font-size-complex="12pt"/>
    </style:style>
    <style:style style:name="T613_18" style:family="text">
      <style:text-properties fo:background-color="#ffffff" fo:color="#222222" fo:font-size="12pt" style:font-size-asian="12pt" style:font-size-complex="12pt"/>
    </style:style>
    <style:style style:name="T613_19" style:family="text">
      <style:text-properties fo:background-color="#ffffff" fo:color="#222222" fo:font-size="12pt" style:font-size-asian="12pt" style:font-size-complex="12pt"/>
    </style:style>
    <style:style style:name="T613_20" style:family="text">
      <style:text-properties fo:background-color="#ffffff" fo:color="#222222" fo:font-size="12pt" style:font-size-asian="12pt" style:font-size-complex="12pt"/>
    </style:style>
    <style:style style:name="T613_21" style:family="text">
      <style:text-properties fo:background-color="#ffffff" fo:color="#222222" fo:font-size="12pt" style:font-size-asian="12pt" style:font-size-complex="12pt"/>
    </style:style>
    <style:style style:name="T613_22" style:family="text">
      <style:text-properties fo:background-color="#ffffff" fo:color="#222222" fo:font-size="12pt" style:font-size-asian="12pt" style:font-size-complex="12pt"/>
    </style:style>
    <style:style style:name="T613_23" style:family="text">
      <style:text-properties fo:background-color="#ffffff" fo:color="#222222" fo:font-size="12pt" style:font-size-asian="12pt" style:font-size-complex="12pt"/>
    </style:style>
    <style:style style:name="T613_24" style:family="text">
      <style:text-properties fo:background-color="#ffffff" fo:color="#222222" fo:font-size="12pt" style:font-size-asian="12pt" style:font-size-complex="12pt"/>
    </style:style>
    <style:style style:name="T613_25" style:family="text">
      <style:text-properties fo:background-color="#ffffff" fo:color="#222222" fo:font-size="12pt" style:font-size-asian="12pt" style:font-size-complex="12pt"/>
    </style:style>
    <style:style style:name="T613_26" style:family="text">
      <style:text-properties fo:background-color="#ffffff" fo:color="#222222" fo:font-size="12pt" style:font-size-asian="12pt" style:font-size-complex="12pt"/>
    </style:style>
    <style:style style:name="T613_27" style:family="text">
      <style:text-properties fo:background-color="#ffffff" fo:color="#222222" fo:font-size="12pt" style:font-size-asian="12pt" style:font-size-complex="12pt"/>
    </style:style>
    <style:style style:name="T613_28" style:family="text">
      <style:text-properties fo:background-color="#ffffff" fo:color="#222222" fo:font-size="12pt" style:font-size-asian="12pt" style:font-size-complex="12pt"/>
    </style:style>
    <style:style style:name="P614" style:family="paragraph" style:parent-style-name="Standard">
      <style:paragraph-properties fo:break-before="auto" fo:line-height="115%" fo:margin-right="2.54cm" style:writing-mode="lr-tb"/>
    </style:style>
    <style:style style:name="P615" style:family="paragraph" style:parent-style-name="Heading_20_1">
      <style:paragraph-properties fo:break-before="page" fo:line-height="115%" fo:margin-top="0.847cm" fo:margin-bottom="0.212cm" fo:margin-right="2.54cm" style:writing-mode="lr-tb"/>
    </style:style>
    <style:style style:name="T615_1" style:family="text"/>
    <style:style style:name="Table8" style:family="table">
      <style:table-properties table:align="left" style:width="23.495cm" fo:margin-left="0.176cm"/>
    </style:style>
    <style:style style:name="Column15" style:family="table-column">
      <style:table-column-properties style:column-width="11.536cm"/>
    </style:style>
    <style:style style:name="Column16" style:family="table-column">
      <style:table-column-properties style:column-width="11.959cm"/>
    </style:style>
    <style:style style:name="Row15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6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6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7" style:family="paragraph" style:parent-style-name="Standard">
      <style:paragraph-properties fo:text-align="center" fo:break-before="auto" fo:text-indent="0cm" fo:line-height="100%" fo:margin-top="0cm" fo:margin-bottom="0cm" fo:margin-left="0cm" fo:margin-right="2.54cm" style:writing-mode="lr-tb"/>
    </style:style>
    <style:style style:name="T6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6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8" style:family="paragraph" style:parent-style-name="Standard">
      <style:paragraph-properties fo:text-align="left" fo:break-before="auto" fo:text-indent="0cm" fo:line-height="100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9" style:family="paragraph" style:parent-style-name="Standard">
      <style:paragraph-properties fo:text-align="left" fo:break-before="auto" fo:text-indent="0cm" fo:line-height="115%" fo:margin-top="0cm" fo:margin-bottom="0cm" fo:margin-left="0cm" fo:margin-right="2.54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0" style:family="paragraph" style:parent-style-name="Standard">
      <style:paragraph-properties fo:break-before="auto" fo:line-height="115%" fo:margin-right="2.54cm" style:writing-mode="lr-tb"/>
    </style:style>
    <style:style style:name="P621" style:family="paragraph" style:parent-style-name="Standard">
      <style:paragraph-properties fo:break-before="auto" fo:line-height="115%" fo:margin-right="2.54cm" style:writing-mode="lr-tb"/>
    </style:style>
  </office:automatic-styles>
  <office:body>
    <office:text>
      <text:h text:style-name="P1" text:outline-level="10"><text:bookmark-start text:name="h.rqsrerz0l4c8"/><text:bookmark-end text:name="h.rqsrerz0l4c8"/></text:h>
      <text:p text:style-name="P2"><text:span text:style-name="T2_1"><text:a xlink:type="simple" xlink:href="#h.bggjjh92getq"><text:span text:style-name="T2_2">Uncategorized</text:span></text:a></text:span></text:p>
      <text:p text:style-name="P3"><text:span text:style-name="T3_1"><text:a xlink:type="simple" xlink:href="#h.koqjkwwd79kw"><text:span text:style-name="T3_2">Documentation</text:span></text:a></text:span></text:p>
      <text:p text:style-name="P4"><text:span text:style-name="T4_1"><text:a xlink:type="simple" xlink:href="#h.m354s1yfxc7h"><text:span text:style-name="T4_2">Server</text:span></text:a></text:span></text:p>
      <text:p text:style-name="P5"><text:span text:style-name="T5_1"><text:a xlink:type="simple" xlink:href="#h.9ckh54nxrva3"><text:span text:style-name="T5_2">100%<text:s/></text:span></text:a></text:span><text:span text:style-name="T5_3"><text:a xlink:type="simple" xlink:href="#h.9ckh54nxrva3"><text:span text:style-name="T5_4">Open</text:span></text:a></text:span><text:span text:style-name="T5_5"><text:a xlink:type="simple" xlink:href="#h.9ckh54nxrva3"><text:span text:style-name="T5_6">-</text:span></text:a></text:span><text:span text:style-name="T5_7"><text:a xlink:type="simple" xlink:href="#h.9ckh54nxrva3"><text:span text:style-name="T5_8">Source</text:span></text:a></text:span><text:span text:style-name="T5_9"><text:a xlink:type="simple" xlink:href="#h.9ckh54nxrva3"><text:span text:style-name="T5_10"><text:s/></text:span></text:a></text:span><text:span text:style-name="T5_11"><text:a xlink:type="simple" xlink:href="#h.9ckh54nxrva3"><text:span text:style-name="T5_12">Architecture</text:span></text:a></text:span></text:p>
      <text:p text:style-name="P6"><text:span text:style-name="T6_1"><text:a xlink:type="simple" xlink:href="#h.ez4cl1dejtpj"><text:span text:style-name="T6_2">Real</text:span></text:a></text:span><text:span text:style-name="T6_3"><text:a xlink:type="simple" xlink:href="#h.ez4cl1dejtpj"><text:span text:style-name="T6_4">-</text:span></text:a></text:span><text:span text:style-name="T6_5"><text:a xlink:type="simple" xlink:href="#h.ez4cl1dejtpj"><text:span text:style-name="T6_6">time</text:span></text:a></text:span><text:span text:style-name="T6_7"><text:a xlink:type="simple" xlink:href="#h.ez4cl1dejtpj"><text:span text:style-name="T6_8"><text:s/></text:span></text:a></text:span><text:span text:style-name="T6_9"><text:a xlink:type="simple" xlink:href="#h.ez4cl1dejtpj"><text:span text:style-name="T6_10">Secure</text:span></text:a></text:span><text:span text:style-name="T6_11"><text:a xlink:type="simple" xlink:href="#h.ez4cl1dejtpj"><text:span text:style-name="T6_12">,<text:s/></text:span></text:a></text:span><text:span text:style-name="T6_13"><text:a xlink:type="simple" xlink:href="#h.ez4cl1dejtpj"><text:span text:style-name="T6_14">Private</text:span></text:a></text:span><text:span text:style-name="T6_15"><text:a xlink:type="simple" xlink:href="#h.ez4cl1dejtpj"><text:span text:style-name="T6_16">,<text:s/></text:span></text:a></text:span><text:span text:style-name="T6_17"><text:a xlink:type="simple" xlink:href="#h.ez4cl1dejtpj"><text:span text:style-name="T6_18">and</text:span></text:a></text:span><text:span text:style-name="T6_19"><text:a xlink:type="simple" xlink:href="#h.ez4cl1dejtpj"><text:span text:style-name="T6_20"><text:s/></text:span></text:a></text:span><text:span text:style-name="T6_21"><text:a xlink:type="simple" xlink:href="#h.ez4cl1dejtpj"><text:span text:style-name="T6_22">Anonymous</text:span></text:a></text:span><text:span text:style-name="T6_23"><text:a xlink:type="simple" xlink:href="#h.ez4cl1dejtpj"><text:span text:style-name="T6_24"><text:s/></text:span></text:a></text:span><text:span text:style-name="T6_25"><text:a xlink:type="simple" xlink:href="#h.ez4cl1dejtpj"><text:span text:style-name="T6_26">Access</text:span></text:a></text:span></text:p>
      <text:p text:style-name="P7"><text:span text:style-name="T7_1"><text:a xlink:type="simple" xlink:href="#h.wdisfsvmkj7"><text:span text:style-name="T7_2">Object</text:span></text:a></text:span><text:span text:style-name="T7_3"><text:a xlink:type="simple" xlink:href="#h.wdisfsvmkj7"><text:span text:style-name="T7_4"><text:s/></text:span></text:a></text:span><text:span text:style-name="T7_5"><text:a xlink:type="simple" xlink:href="#h.wdisfsvmkj7"><text:span text:style-name="T7_6">Data</text:span></text:a></text:span><text:span text:style-name="T7_7"><text:a xlink:type="simple" xlink:href="#h.wdisfsvmkj7"><text:span text:style-name="T7_8"><text:s/></text:span></text:a></text:span><text:span text:style-name="T7_9"><text:a xlink:type="simple" xlink:href="#h.wdisfsvmkj7"><text:span text:style-name="T7_10">and</text:span></text:a></text:span><text:span text:style-name="T7_11"><text:a xlink:type="simple" xlink:href="#h.wdisfsvmkj7"><text:span text:style-name="T7_12"><text:s/></text:span></text:a></text:span><text:span text:style-name="T7_13"><text:a xlink:type="simple" xlink:href="#h.wdisfsvmkj7"><text:span text:style-name="T7_14">Metadata</text:span></text:a></text:span></text:p>
      <text:p text:style-name="P8"><text:span text:style-name="T8_1"><text:a xlink:type="simple" xlink:href="#h.ixs6rv5euu64"><text:span text:style-name="T8_2">Ontology</text:span></text:a></text:span></text:p>
      <text:p text:style-name="P9"><text:span text:style-name="T9_1"><text:a xlink:type="simple" xlink:href="#h.j7im06bt87g"><text:span text:style-name="T9_2">Inter</text:span></text:a></text:span><text:span text:style-name="T9_3"><text:a xlink:type="simple" xlink:href="#h.j7im06bt87g"><text:span text:style-name="T9_4">-</text:span></text:a></text:span><text:span text:style-name="T9_5"><text:a xlink:type="simple" xlink:href="#h.j7im06bt87g"><text:span text:style-name="T9_6">Server</text:span></text:a></text:span><text:span text:style-name="T9_7"><text:a xlink:type="simple" xlink:href="#h.j7im06bt87g"><text:span text:style-name="T9_8"><text:s/></text:span></text:a></text:span><text:span text:style-name="T9_9"><text:a xlink:type="simple" xlink:href="#h.j7im06bt87g"><text:span text:style-name="T9_10">Communication</text:span></text:a></text:span></text:p>
      <text:p text:style-name="P10"><text:span text:style-name="T10_1"><text:a xlink:type="simple" xlink:href="#h.acm67hexqo1v"><text:span text:style-name="T10_2">Remote</text:span></text:a></text:span><text:span text:style-name="T10_3"><text:a xlink:type="simple" xlink:href="#h.acm67hexqo1v"><text:span text:style-name="T10_4"><text:s/></text:span></text:a></text:span><text:span text:style-name="T10_5"><text:a xlink:type="simple" xlink:href="#h.acm67hexqo1v"><text:span text:style-name="T10_6">URL</text:span></text:a></text:span><text:span text:style-name="T10_7"><text:a xlink:type="simple" xlink:href="#h.acm67hexqo1v"><text:span text:style-name="T10_8"><text:s/></text:span></text:a></text:span><text:span text:style-name="T10_9"><text:a xlink:type="simple" xlink:href="#h.acm67hexqo1v"><text:span text:style-name="T10_10">Cache</text:span></text:a></text:span></text:p>
      <text:p text:style-name="P11"><text:span text:style-name="T11_1"><text:a xlink:type="simple" xlink:href="#h.6k4c8f25pdrn"><text:span text:style-name="T11_2">HTML</text:span></text:a></text:span><text:span text:style-name="T11_3"><text:a xlink:type="simple" xlink:href="#h.6k4c8f25pdrn"><text:span text:style-name="T11_4">5/</text:span></text:a></text:span><text:span text:style-name="T11_5"><text:a xlink:type="simple" xlink:href="#h.6k4c8f25pdrn"><text:span text:style-name="T11_6">Javascript</text:span></text:a></text:span><text:span text:style-name="T11_7"><text:a xlink:type="simple" xlink:href="#h.6k4c8f25pdrn"><text:span text:style-name="T11_8"><text:s/></text:span></text:a></text:span><text:span text:style-name="T11_9"><text:a xlink:type="simple" xlink:href="#h.6k4c8f25pdrn"><text:span text:style-name="T11_10">Client</text:span></text:a></text:span></text:p>
      <text:p text:style-name="P12"><text:span text:style-name="T12_1"><text:a xlink:type="simple" xlink:href="#h.epeu0wbpzdl3"><text:span text:style-name="T12_2">Desktop</text:span></text:a></text:span><text:span text:style-name="T12_3"><text:a xlink:type="simple" xlink:href="#h.epeu0wbpzdl3"><text:span text:style-name="T12_4"><text:s/></text:span></text:a></text:span><text:span text:style-name="T12_5"><text:a xlink:type="simple" xlink:href="#h.epeu0wbpzdl3"><text:span text:style-name="T12_6">and</text:span></text:a></text:span><text:span text:style-name="T12_7"><text:a xlink:type="simple" xlink:href="#h.epeu0wbpzdl3"><text:span text:style-name="T12_8"><text:s/></text:span></text:a></text:span><text:span text:style-name="T12_9"><text:a xlink:type="simple" xlink:href="#h.epeu0wbpzdl3"><text:span text:style-name="T12_10">Mobile</text:span></text:a></text:span><text:span text:style-name="T12_11"><text:a xlink:type="simple" xlink:href="#h.epeu0wbpzdl3"><text:span text:style-name="T12_12"><text:s/></text:span></text:a></text:span><text:span text:style-name="T12_13"><text:a xlink:type="simple" xlink:href="#h.epeu0wbpzdl3"><text:span text:style-name="T12_14">Browser</text:span></text:a></text:span><text:span text:style-name="T12_15"><text:a xlink:type="simple" xlink:href="#h.epeu0wbpzdl3"><text:span text:style-name="T12_16"><text:s/></text:span></text:a></text:span><text:span text:style-name="T12_17"><text:a xlink:type="simple" xlink:href="#h.epeu0wbpzdl3"><text:span text:style-name="T12_18">Compatibility</text:span></text:a></text:span></text:p>
      <text:p text:style-name="P13"><text:span text:style-name="T13_1"><text:a xlink:type="simple" xlink:href="#h.71jphpsicv4u"><text:span text:style-name="T13_2">Client</text:span></text:a></text:span><text:span text:style-name="T13_3"><text:a xlink:type="simple" xlink:href="#h.71jphpsicv4u"><text:span text:style-name="T13_4"><text:s/></text:span></text:a></text:span><text:span text:style-name="T13_5"><text:a xlink:type="simple" xlink:href="#h.71jphpsicv4u"><text:span text:style-name="T13_6">Memory</text:span></text:a></text:span></text:p>
      <text:p text:style-name="P14"><text:span text:style-name="T14_1"><text:a xlink:type="simple" xlink:href="#h.gtbxmgm10vr4"><text:span text:style-name="T14_2">ObjectView</text:span></text:a></text:span></text:p>
      <text:p text:style-name="P15"><text:span text:style-name="T15_1"><text:a xlink:type="simple" xlink:href="#h.62ysruk9plet"><text:span text:style-name="T15_2">Focus</text:span></text:a></text:span></text:p>
      <text:p text:style-name="P16"><text:span text:style-name="T16_1"><text:a xlink:type="simple" xlink:href="#h.g4z3dt1dcfro"><text:span text:style-name="T16_2">Memory</text:span></text:a></text:span><text:span text:style-name="T16_3"><text:a xlink:type="simple" xlink:href="#h.g4z3dt1dcfro"><text:span text:style-name="T16_4"><text:s/></text:span></text:a></text:span><text:span text:style-name="T16_5"><text:a xlink:type="simple" xlink:href="#h.g4z3dt1dcfro"><text:span text:style-name="T16_6">Focus</text:span></text:a></text:span></text:p>
      <text:p text:style-name="P17"><text:span text:style-name="T17_1"><text:a xlink:type="simple" xlink:href="#h.io61jshh13ud"><text:span text:style-name="T17_2">Semantic</text:span></text:a></text:span><text:span text:style-name="T17_3"><text:a xlink:type="simple" xlink:href="#h.io61jshh13ud"><text:span text:style-name="T17_4"><text:s/></text:span></text:a></text:span><text:span text:style-name="T17_5"><text:a xlink:type="simple" xlink:href="#h.io61jshh13ud"><text:span text:style-name="T17_6">Focus</text:span></text:a></text:span></text:p>
      <text:p text:style-name="P18"><text:span text:style-name="T18_1"><text:a xlink:type="simple" xlink:href="#h.sgigfjqer9kx"><text:span text:style-name="T18_2">Tag</text:span></text:a></text:span><text:span text:style-name="T18_3"><text:a xlink:type="simple" xlink:href="#h.sgigfjqer9kx"><text:span text:style-name="T18_4"><text:s/></text:span></text:a></text:span><text:span text:style-name="T18_5"><text:a xlink:type="simple" xlink:href="#h.sgigfjqer9kx"><text:span text:style-name="T18_6">Focus</text:span></text:a></text:span></text:p>
      <text:p text:style-name="P19"><text:span text:style-name="T19_1"><text:a xlink:type="simple" xlink:href="#h.7s2e5hmj9z"><text:span text:style-name="T19_2">Team</text:span></text:a></text:span><text:span text:style-name="T19_3"><text:a xlink:type="simple" xlink:href="#h.7s2e5hmj9z"><text:span text:style-name="T19_4"><text:s/></text:span></text:a></text:span><text:span text:style-name="T19_5"><text:a xlink:type="simple" xlink:href="#h.7s2e5hmj9z"><text:span text:style-name="T19_6">Focus</text:span></text:a></text:span></text:p>
      <text:p text:style-name="P20"><text:span text:style-name="T20_1"><text:a xlink:type="simple" xlink:href="#h.mf33992ydzvd"><text:span text:style-name="T20_2">Where</text:span></text:a></text:span><text:span text:style-name="T20_3"><text:a xlink:type="simple" xlink:href="#h.mf33992ydzvd"><text:span text:style-name="T20_4"><text:s/></text:span></text:a></text:span><text:span text:style-name="T20_5"><text:a xlink:type="simple" xlink:href="#h.mf33992ydzvd"><text:span text:style-name="T20_6">Focus</text:span></text:a></text:span></text:p>
      <text:p text:style-name="P21"><text:span text:style-name="T21_1"><text:a xlink:type="simple" xlink:href="#h.z4uy0s7lhkyg"><text:span text:style-name="T21_2">When</text:span></text:a></text:span><text:span text:style-name="T21_3"><text:a xlink:type="simple" xlink:href="#h.z4uy0s7lhkyg"><text:span text:style-name="T21_4"><text:s/></text:span></text:a></text:span><text:span text:style-name="T21_5"><text:a xlink:type="simple" xlink:href="#h.z4uy0s7lhkyg"><text:span text:style-name="T21_6">Focus</text:span></text:a></text:span></text:p>
      <text:p text:style-name="P22"><text:span text:style-name="T22_1"><text:a xlink:type="simple" xlink:href="#h.rg20x6n03uq5"><text:span text:style-name="T22_2">Environment</text:span></text:a></text:span><text:span text:style-name="T22_3"><text:a xlink:type="simple" xlink:href="#h.rg20x6n03uq5"><text:span text:style-name="T22_4"><text:s/></text:span></text:a></text:span><text:span text:style-name="T22_5"><text:a xlink:type="simple" xlink:href="#h.rg20x6n03uq5"><text:span text:style-name="T22_6">Focus</text:span></text:a></text:span></text:p>
      <text:p text:style-name="P23"><text:span text:style-name="T23_1"><text:a xlink:type="simple" xlink:href="#h.nnrr92orz2n8"><text:span text:style-name="T23_2">Search</text:span></text:a></text:span><text:span text:style-name="T23_3"><text:a xlink:type="simple" xlink:href="#h.nnrr92orz2n8"><text:span text:style-name="T23_4"><text:s/></text:span></text:a></text:span><text:span text:style-name="T23_5"><text:a xlink:type="simple" xlink:href="#h.nnrr92orz2n8"><text:span text:style-name="T23_6">Focus</text:span></text:a></text:span></text:p>
      <text:p text:style-name="P24"><text:span text:style-name="T24_1"><text:a xlink:type="simple" xlink:href="#h.xxez2fc5ikxn"><text:span text:style-name="T24_2">Human</text:span></text:a></text:span><text:span text:style-name="T24_3"><text:a xlink:type="simple" xlink:href="#h.xxez2fc5ikxn"><text:span text:style-name="T24_4"><text:s/></text:span></text:a></text:span><text:span text:style-name="T24_5"><text:a xlink:type="simple" xlink:href="#h.xxez2fc5ikxn"><text:span text:style-name="T24_6">Body</text:span></text:a></text:span><text:span text:style-name="T24_7"><text:a xlink:type="simple" xlink:href="#h.xxez2fc5ikxn"><text:span text:style-name="T24_8"><text:s/></text:span></text:a></text:span><text:span text:style-name="T24_9"><text:a xlink:type="simple" xlink:href="#h.xxez2fc5ikxn"><text:span text:style-name="T24_10">Focus</text:span></text:a></text:span></text:p>
      <text:p text:style-name="P25"><text:span text:style-name="T25_1"><text:a xlink:type="simple" xlink:href="#h.ceiqwe6snmrd"><text:span text:style-name="T25_2">Needs</text:span></text:a></text:span><text:span text:style-name="T25_3"><text:a xlink:type="simple" xlink:href="#h.ceiqwe6snmrd"><text:span text:style-name="T25_4"><text:s/></text:span></text:a></text:span><text:span text:style-name="T25_5"><text:a xlink:type="simple" xlink:href="#h.ceiqwe6snmrd"><text:span text:style-name="T25_6">Focus</text:span></text:a></text:span></text:p>
      <text:p text:style-name="P26"><text:span text:style-name="T26_1"><text:a xlink:type="simple" xlink:href="#h.nqc5svp01ib2"><text:span text:style-name="T26_2">Tag</text:span></text:a></text:span><text:span text:style-name="T26_3"><text:a xlink:type="simple" xlink:href="#h.nqc5svp01ib2"><text:span text:style-name="T26_4"><text:s/></text:span></text:a></text:span><text:span text:style-name="T26_5"><text:a xlink:type="simple" xlink:href="#h.nqc5svp01ib2"><text:span text:style-name="T26_6">Focus</text:span></text:a></text:span></text:p>
      <text:p text:style-name="P27"><text:span text:style-name="T27_1"><text:a xlink:type="simple" xlink:href="#h.rcf7uxonxw9g"><text:span text:style-name="T27_2">Favorite</text:span></text:a></text:span><text:span text:style-name="T27_3"><text:a xlink:type="simple" xlink:href="#h.rcf7uxonxw9g"><text:span text:style-name="T27_4"><text:s/></text:span></text:a></text:span><text:span text:style-name="T27_5"><text:a xlink:type="simple" xlink:href="#h.rcf7uxonxw9g"><text:span text:style-name="T27_6">Focus</text:span></text:a></text:span></text:p>
      <text:p text:style-name="P28"><text:span text:style-name="T28_1"><text:a xlink:type="simple" xlink:href="#h.2pdm0wcuo4a2"><text:span text:style-name="T28_2">Emotion</text:span></text:a></text:span><text:span text:style-name="T28_3"><text:a xlink:type="simple" xlink:href="#h.2pdm0wcuo4a2"><text:span text:style-name="T28_4"><text:s/></text:span></text:a></text:span><text:span text:style-name="T28_5"><text:a xlink:type="simple" xlink:href="#h.2pdm0wcuo4a2"><text:span text:style-name="T28_6">Focus</text:span></text:a></text:span></text:p>
      <text:p text:style-name="P29"><text:span text:style-name="T29_1"><text:a xlink:type="simple" xlink:href="#h.amykebv3qph2"><text:span text:style-name="T29_2">Other</text:span></text:a></text:span><text:span text:style-name="T29_3"><text:a xlink:type="simple" xlink:href="#h.amykebv3qph2"><text:span text:style-name="T29_4"><text:s/></text:span></text:a></text:span><text:span text:style-name="T29_5"><text:a xlink:type="simple" xlink:href="#h.amykebv3qph2"><text:span text:style-name="T29_6">Focuses</text:span></text:a></text:span></text:p>
      <text:p text:style-name="P30"><text:span text:style-name="T30_1"><text:a xlink:type="simple" xlink:href="#h.llcovc97lhwp"><text:span text:style-name="T30_2">View</text:span></text:a></text:span></text:p>
      <text:p text:style-name="P31"><text:span text:style-name="T31_1"><text:a xlink:type="simple" xlink:href="#h.ly1taj9ms9j2"><text:span text:style-name="T31_2">Home</text:span></text:a></text:span><text:span text:style-name="T31_3"><text:a xlink:type="simple" xlink:href="#h.ly1taj9ms9j2"><text:span text:style-name="T31_4"><text:s/></text:span></text:a></text:span><text:span text:style-name="T31_5"><text:a xlink:type="simple" xlink:href="#h.ly1taj9ms9j2"><text:span text:style-name="T31_6">View</text:span></text:a></text:span></text:p>
      <text:p text:style-name="P32"><text:span text:style-name="T32_1"><text:a xlink:type="simple" xlink:href="#h.alicss4mxjnn"><text:span text:style-name="T32_2">Cortexit</text:span></text:a></text:span><text:span text:style-name="T32_3"><text:a xlink:type="simple" xlink:href="#h.alicss4mxjnn"><text:span text:style-name="T32_4"><text:s/></text:span></text:a></text:span><text:span text:style-name="T32_5"><text:a xlink:type="simple" xlink:href="#h.alicss4mxjnn"><text:span text:style-name="T32_6">View</text:span></text:a></text:span></text:p>
      <text:p text:style-name="P33"><text:span text:style-name="T33_1"><text:a xlink:type="simple" xlink:href="#h.kx9jl2ozp5en"><text:span text:style-name="T33_2">Table</text:span></text:a></text:span><text:span text:style-name="T33_3"><text:a xlink:type="simple" xlink:href="#h.kx9jl2ozp5en"><text:span text:style-name="T33_4"><text:s/></text:span></text:a></text:span><text:span text:style-name="T33_5"><text:a xlink:type="simple" xlink:href="#h.kx9jl2ozp5en"><text:span text:style-name="T33_6">View</text:span></text:a></text:span></text:p>
      <text:p text:style-name="P34"><text:span text:style-name="T34_1"><text:a xlink:type="simple" xlink:href="#h.4dhllvw0xtko"><text:span text:style-name="T34_2">List</text:span></text:a></text:span><text:span text:style-name="T34_3"><text:a xlink:type="simple" xlink:href="#h.4dhllvw0xtko"><text:span text:style-name="T34_4"><text:s/></text:span></text:a></text:span><text:span text:style-name="T34_5"><text:a xlink:type="simple" xlink:href="#h.4dhllvw0xtko"><text:span text:style-name="T34_6">View</text:span></text:a></text:span></text:p>
      <text:p text:style-name="P35"><text:span text:style-name="T35_1"><text:a xlink:type="simple" xlink:href="#h.69fsnafazrv7"><text:span text:style-name="T35_2">Grid</text:span></text:a></text:span><text:span text:style-name="T35_3"><text:a xlink:type="simple" xlink:href="#h.69fsnafazrv7"><text:span text:style-name="T35_4"><text:s/></text:span></text:a></text:span><text:span text:style-name="T35_5"><text:a xlink:type="simple" xlink:href="#h.69fsnafazrv7"><text:span text:style-name="T35_6">View</text:span></text:a></text:span></text:p>
      <text:p text:style-name="P36"><text:span text:style-name="T36_1"><text:a xlink:type="simple" xlink:href="#h.xxx0t25gy31i"><text:span text:style-name="T36_2">Graph</text:span></text:a></text:span><text:span text:style-name="T36_3"><text:a xlink:type="simple" xlink:href="#h.xxx0t25gy31i"><text:span text:style-name="T36_4"><text:s/></text:span></text:a></text:span><text:span text:style-name="T36_5"><text:a xlink:type="simple" xlink:href="#h.xxx0t25gy31i"><text:span text:style-name="T36_6">View</text:span></text:a></text:span></text:p>
      <text:p text:style-name="P37"><text:span text:style-name="T37_1"><text:a xlink:type="simple" xlink:href="#h.sgduhq46b4wb"><text:span text:style-name="T37_2">Map</text:span></text:a></text:span><text:span text:style-name="T37_3"><text:a xlink:type="simple" xlink:href="#h.sgduhq46b4wb"><text:span text:style-name="T37_4"><text:s/></text:span></text:a></text:span><text:span text:style-name="T37_5"><text:a xlink:type="simple" xlink:href="#h.sgduhq46b4wb"><text:span text:style-name="T37_6">View</text:span></text:a></text:span></text:p>
      <text:p text:style-name="P38"><text:span text:style-name="T38_1"><text:a xlink:type="simple" xlink:href="#h.fxx2epye2igz"><text:span text:style-name="T38_2">Timeline</text:span></text:a></text:span><text:span text:style-name="T38_3"><text:a xlink:type="simple" xlink:href="#h.fxx2epye2igz"><text:span text:style-name="T38_4"><text:s/></text:span></text:a></text:span><text:span text:style-name="T38_5"><text:a xlink:type="simple" xlink:href="#h.fxx2epye2igz"><text:span text:style-name="T38_6">View</text:span></text:a></text:span></text:p>
      <text:p text:style-name="P39"><text:span text:style-name="T39_1"><text:a xlink:type="simple" xlink:href="#h.a29xye1pkzwk"><text:span text:style-name="T39_2">Analytics</text:span></text:a></text:span><text:span text:style-name="T39_3"><text:a xlink:type="simple" xlink:href="#h.a29xye1pkzwk"><text:span text:style-name="T39_4"><text:s/></text:span></text:a></text:span><text:span text:style-name="T39_5"><text:a xlink:type="simple" xlink:href="#h.a29xye1pkzwk"><text:span text:style-name="T39_6">View</text:span></text:a></text:span></text:p>
      <text:p text:style-name="P40"><text:span text:style-name="T40_1"><text:a xlink:type="simple" xlink:href="#h.7x7x2o6lhotb"><text:span text:style-name="T40_2">Server</text:span></text:a></text:span><text:span text:style-name="T40_3"><text:a xlink:type="simple" xlink:href="#h.7x7x2o6lhotb"><text:span text:style-name="T40_4"><text:s/></text:span></text:a></text:span><text:span text:style-name="T40_5"><text:a xlink:type="simple" xlink:href="#h.7x7x2o6lhotb"><text:span text:style-name="T40_6">Plugins</text:span></text:a></text:span></text:p>
      <text:p text:style-name="P41"><text:span text:style-name="T41_1"><text:a xlink:type="simple" xlink:href="#h.sluvipli6v5q"><text:span text:style-name="T41_2">Facetime</text:span></text:a></text:span><text:span text:style-name="T41_3"><text:a xlink:type="simple" xlink:href="#h.sluvipli6v5q"><text:span text:style-name="T41_4"><text:s/></text:span></text:a></text:span><text:span text:style-name="T41_5"><text:a xlink:type="simple" xlink:href="#h.sluvipli6v5q"><text:span text:style-name="T41_6">Plugin</text:span></text:a></text:span></text:p>
      <text:p text:style-name="P42"><text:span text:style-name="T42_1"><text:a xlink:type="simple" xlink:href="#h.normqaweovxl"><text:span text:style-name="T42_2">Jam</text:span></text:a></text:span><text:span text:style-name="T42_3"><text:a xlink:type="simple" xlink:href="#h.normqaweovxl"><text:span text:style-name="T42_4"><text:s/></text:span></text:a></text:span><text:span text:style-name="T42_5"><text:a xlink:type="simple" xlink:href="#h.normqaweovxl"><text:span text:style-name="T42_6">Plugin</text:span></text:a></text:span></text:p>
      <text:p text:style-name="P43"><text:span text:style-name="T43_1"><text:a xlink:type="simple" xlink:href="#h.ut5oul5ze08w"><text:span text:style-name="T43_2">Emotion</text:span></text:a></text:span><text:span text:style-name="T43_3"><text:a xlink:type="simple" xlink:href="#h.ut5oul5ze08w"><text:span text:style-name="T43_4"><text:s/></text:span></text:a></text:span><text:span text:style-name="T43_5"><text:a xlink:type="simple" xlink:href="#h.ut5oul5ze08w"><text:span text:style-name="T43_6">Detector</text:span></text:a></text:span><text:span text:style-name="T43_7"><text:a xlink:type="simple" xlink:href="#h.ut5oul5ze08w"><text:span text:style-name="T43_8"><text:s/></text:span></text:a></text:span><text:span text:style-name="T43_9"><text:a xlink:type="simple" xlink:href="#h.ut5oul5ze08w"><text:span text:style-name="T43_10">Plugin</text:span></text:a></text:span></text:p>
      <text:p text:style-name="P44"><text:span text:style-name="T44_1"><text:a xlink:type="simple" xlink:href="#h.9zfnabqb4yf5"><text:span text:style-name="T44_2">Craigslist</text:span></text:a></text:span><text:span text:style-name="T44_3"><text:a xlink:type="simple" xlink:href="#h.9zfnabqb4yf5"><text:span text:style-name="T44_4"><text:s/></text:span></text:a></text:span><text:span text:style-name="T44_5"><text:a xlink:type="simple" xlink:href="#h.9zfnabqb4yf5"><text:span text:style-name="T44_6">Plugin</text:span></text:a></text:span></text:p>
      <text:p text:style-name="P45"><text:span text:style-name="T45_1"><text:a xlink:type="simple" xlink:href="#h.549nhwcbra60"><text:span text:style-name="T45_2">Other</text:span></text:a></text:span><text:span text:style-name="T45_3"><text:a xlink:type="simple" xlink:href="#h.549nhwcbra60"><text:span text:style-name="T45_4"><text:s/></text:span></text:a></text:span><text:span text:style-name="T45_5"><text:a xlink:type="simple" xlink:href="#h.549nhwcbra60"><text:span text:style-name="T45_6">Plugins</text:span></text:a></text:span></text:p>
      <text:p text:style-name="P46"><text:span text:style-name="T46_1"><text:a xlink:type="simple" xlink:href="#h.9daridstim51"><text:span text:style-name="T46_2">ClimateViewer</text:span></text:a></text:span></text:p>
      <text:p text:style-name="P47"><text:span text:style-name="T47_1"><text:a xlink:type="simple" xlink:href="#h.b9e7du3qbsae"><text:span text:style-name="T47_2">GeoSemantic</text:span></text:a></text:span><text:span text:style-name="T47_3"><text:a xlink:type="simple" xlink:href="#h.b9e7du3qbsae"><text:span text:style-name="T47_4"><text:s/></text:span></text:a></text:span><text:span text:style-name="T47_5"><text:a xlink:type="simple" xlink:href="#h.b9e7du3qbsae"><text:span text:style-name="T47_6">Chat</text:span></text:a></text:span></text:p>
      <text:p text:style-name="P48"><text:span text:style-name="T48_1"><text:a xlink:type="simple" xlink:href="#h.2jwhi7jmn84t"><text:span text:style-name="T48_2">Android</text:span></text:a></text:span><text:span text:style-name="T48_3"><text:a xlink:type="simple" xlink:href="#h.2jwhi7jmn84t"><text:span text:style-name="T48_4"><text:s/></text:span></text:a></text:span><text:span text:style-name="T48_5"><text:a xlink:type="simple" xlink:href="#h.2jwhi7jmn84t"><text:span text:style-name="T48_6">App</text:span></text:a></text:span></text:p>
      <text:p text:style-name="P49"><text:span text:style-name="T49_1"><text:a xlink:type="simple" xlink:href="#h.ofhrwq7rq2t5"><text:span text:style-name="T49_2">Notes</text:span></text:a></text:span></text:p>
      <text:p text:style-name="P50"><text:span text:style-name="T50_1"><text:a xlink:type="simple" xlink:href="#h.ayrt18kl2rsa"><text:span text:style-name="T50_2">Github</text:span></text:a></text:span><text:span text:style-name="T50_3"><text:a xlink:type="simple" xlink:href="#h.ayrt18kl2rsa"><text:span text:style-name="T50_4"><text:s/></text:span></text:a></text:span><text:span text:style-name="T50_5"><text:a xlink:type="simple" xlink:href="#h.ayrt18kl2rsa"><text:span text:style-name="T50_6">Development</text:span></text:a></text:span><text:span text:style-name="T50_7"><text:a xlink:type="simple" xlink:href="#h.ayrt18kl2rsa"><text:span text:style-name="T50_8"><text:s/></text:span></text:a></text:span><text:span text:style-name="T50_9"><text:a xlink:type="simple" xlink:href="#h.ayrt18kl2rsa"><text:span text:style-name="T50_10">Flow</text:span></text:a></text:span></text:p>
      <text:p text:style-name="P51"><text:span text:style-name="T51_1"><text:a xlink:type="simple" xlink:href="#h.mp3m83ristpl"><text:span text:style-name="T51_2">Blank</text:span></text:a></text:span></text:p>
      <text:h text:style-name="P52" text:outline-level="10"><text:bookmark-start text:name="h.bggjjh92getq"/><text:bookmark-end text:name="h.bggjjh92getq"/><text:bookmark-start text:name="h.5l189o3mynjp"/><text:bookmark-end text:name="h.5l189o3mynjp"/><text:span text:style-name="T52_1">Uncategorized</text:span></text:h>
      <text:list text:style-name="LS1" xml:id="list0">
        <text:list-item>
          <text:list>
            <text:list-item>
              <text:p text:style-name="P53"><text:span text:style-name="T53_1">fix</text:span><text:span text:style-name="T53_2"><text:s/></text:span><text:span text:style-name="T53_3">relevant</text:span><text:span text:style-name="T53_4"><text:s/></text:span><text:span text:style-name="T53_5">not</text:span><text:span text:style-name="T53_6"><text:s/></text:span><text:span text:style-name="T53_7">updating</text:span><text:span text:style-name="T53_8"><text:s/></text:span><text:span text:style-name="T53_9">when</text:span><text:span text:style-name="T53_10"><text:s/>/</text:span><text:span text:style-name="T53_11">tag</text:span><text:span text:style-name="T53_12">/<text:s/></text:span><text:span text:style-name="T53_13">accessed</text:span></text:p>
            </text:list-item>
            <text:list-item>
              <text:p text:style-name="P54"><text:span text:style-name="T54_1">add</text:span><text:span text:style-name="T54_2"><text:s/></text:span><text:span text:style-name="T54_3">primitive</text:span><text:span text:style-name="T54_4"><text:s/></text:span><text:span text:style-name="T54_5">tag</text:span></text:p>
            </text:list-item>
            <text:list-item>
              <text:p text:style-name="P55"><text:span text:style-name="T55_1">add</text:span><text:span text:style-name="T55_2"><text:s/></text:span><text:span text:style-name="T55_3">tag</text:span></text:p>
            </text:list-item>
            <text:list-item>
              <text:p text:style-name="P56"><text:span text:style-name="T56_1">add</text:span><text:span text:style-name="T56_2"><text:s/></text:span><text:span text:style-name="T56_3">tag</text:span><text:span text:style-name="T56_4"><text:s/></text:span><text:span text:style-name="T56_5">property</text:span></text:p>
            </text:list-item>
            <text:list-item>
              <text:p text:style-name="P57"><text:span text:style-name="T57_1">CompleteObject</text:span><text:span text:style-name="T57_2"><text:s/></text:span><text:span text:style-name="T57_3">loaded</text:span><text:span text:style-name="T57_4"><text:s/></text:span><text:span text:style-name="T57_5">from</text:span><text:span text:style-name="T57_6"><text:s/></text:span><text:span text:style-name="T57_7">menu</text:span><text:span text:style-name="T57_8">/</text:span><text:span text:style-name="T57_9">url</text:span></text:p>
            </text:list-item>
            <text:list-item>
              <text:p text:style-name="P58"><text:span text:style-name="T58_1">complete</text:span><text:span text:style-name="T58_2"><text:s/></text:span><text:span text:style-name="T58_3">object</text:span><text:span text:style-name="T58_4"><text:s/></text:span><text:span text:style-name="T58_5">manipulation</text:span><text:span text:style-name="T58_6"><text:s/></text:span><text:span text:style-name="T58_7">unit</text:span><text:span text:style-name="T58_8"><text:s/></text:span><text:span text:style-name="T58_9">tests</text:span></text:p>
            </text:list-item>
            <text:list-item>
              <text:p text:style-name="P59"><text:span text:style-name="T59_1">fix</text:span><text:span text:style-name="T59_2"><text:s/></text:span><text:span text:style-name="T59_3">the</text:span><text:span text:style-name="T59_4"><text:s/></text:span><text:span text:style-name="T59_5">matching</text:span><text:span text:style-name="T59_6"><text:s/></text:span><text:span text:style-name="T59_7">plugins</text:span><text:span text:style-name="T59_8">,<text:s/></text:span><text:span text:style-name="T59_9">for</text:span><text:span text:style-name="T59_10"><text:s/></text:span><text:span text:style-name="T59_11">basic</text:span><text:span text:style-name="T59_12"><text:s/></text:span><text:span text:style-name="T59_13">object</text:span><text:span text:style-name="T59_14"><text:s/></text:span><text:span text:style-name="T59_15">matching</text:span></text:p>
              <text:list>
                <text:list-item>
                  <text:p text:style-name="P60"><text:span text:style-name="T60_1">human</text:span><text:span text:style-name="T60_2"><text:s/></text:span><text:span text:style-name="T60_3">age</text:span><text:span text:style-name="T60_4"><text:s/></text:span><text:span text:style-name="T60_5">match</text:span></text:p>
                </text:list-item>
                <text:list-item>
                  <text:p text:style-name="P61"><text:span text:style-name="T61_1">musical</text:span><text:span text:style-name="T61_2"><text:s/></text:span><text:span text:style-name="T61_3">instrument</text:span><text:span text:style-name="T61_4"><text:s/></text:span><text:span text:style-name="T61_5">match</text:span></text:p>
                </text:list-item>
              </text:list>
            </text:list-item>
            <text:list-item>
              <text:p text:style-name="P62"><text:span text:style-name="T62_1">obey</text:span><text:span text:style-name="T62_2"><text:s/></text:span><text:span text:style-name="T62_3">min</text:span><text:span text:style-name="T62_4">/</text:span><text:span text:style-name="T62_5">max</text:span><text:span text:style-name="T62_6"><text:s/></text:span><text:span text:style-name="T62_7">property</text:span><text:span text:style-name="T62_8"><text:s/></text:span><text:span text:style-name="T62_9">arity</text:span><text:span text:style-name="T62_10">,<text:s/></text:span><text:span text:style-name="T62_11">affects</text:span><text:span text:style-name="T62_12"><text:s/></text:span><text:span text:style-name="T62_13">tag</text:span><text:span text:style-name="T62_14"><text:s/></text:span><text:span text:style-name="T62_15">display</text:span><text:span text:style-name="T62_16"><text:s/></text:span><text:span text:style-name="T62_17">and</text:span><text:span text:style-name="T62_18"><text:s/></text:span><text:span text:style-name="T62_19">property</text:span><text:span text:style-name="T62_20"><text:s/></text:span><text:span text:style-name="T62_21">adding</text:span><text:span text:style-name="T62_22"><text:s/></text:span><text:span text:style-name="T62_23">behavior</text:span></text:p>
            </text:list-item>
            <text:list-item>
              <text:p text:style-name="P63"><text:span text:style-name="T63_1">on</text:span><text:span text:style-name="T63_2"><text:s/></text:span><text:span text:style-name="T63_3">startup</text:span><text:span text:style-name="T63_4">,<text:s/></text:span><text:span text:style-name="T63_5">download</text:span><text:span text:style-name="T63_6"><text:s/></text:span><text:span text:style-name="T63_7">all</text:span><text:span text:style-name="T63_8"><text:s/></text:span><text:span text:style-name="T63_9">of</text:span><text:span text:style-name="T63_10"><text:s/></text:span><text:span text:style-name="T63_11">a</text:span><text:span text:style-name="T63_12"><text:s/></text:span><text:span text:style-name="T63_13">user</text:span><text:span text:style-name="T63_14">’</text:span><text:span text:style-name="T63_15">s</text:span><text:span text:style-name="T63_16"><text:s/></text:span><text:span text:style-name="T63_17">objects</text:span><text:span text:style-name="T63_18"><text:s/></text:span><text:span text:style-name="T63_19">first</text:span><text:span text:style-name="T63_20">,<text:s/></text:span><text:span text:style-name="T63_21">then</text:span><text:span text:style-name="T63_22"><text:s/></text:span><text:span text:style-name="T63_23">get</text:span><text:span text:style-name="T63_24"><text:s/></text:span><text:span text:style-name="T63_25">other</text:span><text:span text:style-name="T63_26"><text:s/></text:span><text:span text:style-name="T63_27">objects</text:span><text:span text:style-name="T63_28"><text:s/></text:span><text:span text:style-name="T63_29">according</text:span><text:span text:style-name="T63_30"><text:s/></text:span><text:span text:style-name="T63_31">to</text:span><text:span text:style-name="T63_32"><text:s/></text:span><text:span text:style-name="T63_33">interests</text:span><text:span text:style-name="T63_34"><text:s/></text:span><text:span text:style-name="T63_35">and</text:span><text:span text:style-name="T63_36"><text:s/></text:span><text:span text:style-name="T63_37">recency</text:span><text:span text:style-name="T63_38">.<text:s/></text:span></text:p>
              <text:list>
                <text:list-item>
                  <text:p text:style-name="P64"><text:span text:style-name="T64_1"><text:s/></text:span><text:span text:style-name="T64_2">interest</text:span><text:span text:style-name="T64_3"><text:s/></text:span><text:span text:style-name="T64_4">modes</text:span><text:span text:style-name="T64_5">:</text:span></text:p>
                  <text:list>
                    <text:list-item>
                      <text:p text:style-name="P65"><text:span text:style-name="T65_1">geolocation</text:span></text:p>
                    </text:list-item>
                    <text:list-item>
                      <text:p text:style-name="P66"><text:span text:style-name="T66_1">tag</text:span><text:span text:style-name="T66_2"><text:s/></text:span><text:span text:style-name="T66_3">vector</text:span></text:p>
                    </text:list-item>
                    <text:list-item>
                      <text:p text:style-name="P67"/>
                    </text:list-item>
                  </text:list>
                </text:list-item>
              </text:list>
            </text:list-item>
            <text:list-item>
              <text:p text:style-name="P68"><text:span text:style-name="T68_1">add</text:span><text:span text:style-name="T68_2"><text:s/></text:span><text:span text:style-name="T68_3">a</text:span><text:span text:style-name="T68_4"><text:s/></text:span><text:span text:style-name="T68_5">restartEvery</text:span><text:span text:style-name="T68_6"><text:s/></text:span><text:span text:style-name="T68_7">parameter</text:span><text:span text:style-name="T68_8"><text:s/></text:span><text:span text:style-name="T68_9">to</text:span><text:span text:style-name="T68_10"><text:s/></text:span><text:span text:style-name="T68_11">plugins</text:span><text:span text:style-name="T68_12"><text:s/></text:span><text:span text:style-name="T68_13">to</text:span><text:span text:style-name="T68_14"><text:s/></text:span><text:span text:style-name="T68_15">have</text:span><text:span text:style-name="T68_16"><text:s/></text:span><text:span text:style-name="T68_17">them</text:span><text:span text:style-name="T68_18"><text:s/></text:span><text:span text:style-name="T68_19">stopped</text:span><text:span text:style-name="T68_20"><text:s/></text:span><text:span text:style-name="T68_21">and</text:span><text:span text:style-name="T68_22"><text:s/></text:span><text:span text:style-name="T68_23">restarted</text:span><text:span text:style-name="T68_24"><text:s/></text:span><text:span text:style-name="T68_25">at</text:span><text:span text:style-name="T68_26"><text:s/></text:span><text:span text:style-name="T68_27">periodic</text:span><text:span text:style-name="T68_28"><text:s/></text:span><text:span text:style-name="T68_29">intervals</text:span></text:p>
            </text:list-item>
            <text:list-item>
              <text:p text:style-name="P69"><text:span text:style-name="T69_1">tag</text:span><text:span text:style-name="T69_2"><text:s/></text:span><text:span text:style-name="T69_3">recommendations</text:span><text:span text:style-name="T69_4">:</text:span></text:p>
              <text:list>
                <text:list-item>
                  <text:p text:style-name="P70"><text:span text:style-name="T70_1">stemming</text:span><text:span text:style-name="T70_2"><text:s/></text:span><text:span text:style-name="T70_3">on</text:span><text:span text:style-name="T70_4"><text:s/></text:span><text:span text:style-name="T70_5">english</text:span><text:span text:style-name="T70_6"><text:s/></text:span><text:span text:style-name="T70_7">words</text:span></text:p>
                  <text:list>
                    <text:list-item>
                      <text:p text:style-name="P71"><text:span text:style-name="T71_1"><text:a xlink:type="simple" xlink:href="https://github.com/kristopolous/Porter-Stemmer"><text:span text:style-name="T71_2">https</text:span></text:a></text:span><text:span text:style-name="T71_3"><text:a xlink:type="simple" xlink:href="https://github.com/kristopolous/Porter-Stemmer"><text:span text:style-name="T71_4">://</text:span></text:a></text:span><text:span text:style-name="T71_5"><text:a xlink:type="simple" xlink:href="https://github.com/kristopolous/Porter-Stemmer"><text:span text:style-name="T71_6">github</text:span></text:a></text:span><text:span text:style-name="T71_7"><text:a xlink:type="simple" xlink:href="https://github.com/kristopolous/Porter-Stemmer"><text:span text:style-name="T71_8">.</text:span></text:a></text:span><text:span text:style-name="T71_9"><text:a xlink:type="simple" xlink:href="https://github.com/kristopolous/Porter-Stemmer"><text:span text:style-name="T71_10">com</text:span></text:a></text:span><text:span text:style-name="T71_11"><text:a xlink:type="simple" xlink:href="https://github.com/kristopolous/Porter-Stemmer"><text:span text:style-name="T71_12">/</text:span></text:a></text:span><text:span text:style-name="T71_13"><text:a xlink:type="simple" xlink:href="https://github.com/kristopolous/Porter-Stemmer"><text:span text:style-name="T71_14">kristopolous</text:span></text:a></text:span><text:span text:style-name="T71_15"><text:a xlink:type="simple" xlink:href="https://github.com/kristopolous/Porter-Stemmer"><text:span text:style-name="T71_16">/</text:span></text:a></text:span><text:span text:style-name="T71_17"><text:a xlink:type="simple" xlink:href="https://github.com/kristopolous/Porter-Stemmer"><text:span text:style-name="T71_18">Porter</text:span></text:a></text:span><text:span text:style-name="T71_19"><text:a xlink:type="simple" xlink:href="https://github.com/kristopolous/Porter-Stemmer"><text:span text:style-name="T71_20">-</text:span></text:a></text:span><text:span text:style-name="T71_21"><text:a xlink:type="simple" xlink:href="https://github.com/kristopolous/Porter-Stemmer"><text:span text:style-name="T71_22">Stemmer</text:span></text:a></text:span></text:p>
                    </text:list-item>
                  </text:list>
                </text:list-item>
                <text:list-item>
                  <text:p text:style-name="P72"><text:span text:style-name="T72_1">variable</text:span><text:span text:style-name="T72_2"><text:s/></text:span><text:span text:style-name="T72_3">score</text:span><text:span text:style-name="T72_4"><text:s/></text:span><text:span text:style-name="T72_5">result</text:span><text:span text:style-name="T72_6"><text:s/>0..1.0,<text:s/></text:span><text:span text:style-name="T72_7">indicated</text:span><text:span text:style-name="T72_8"><text:s/></text:span><text:span text:style-name="T72_9">with</text:span><text:span text:style-name="T72_10"><text:s/></text:span><text:span text:style-name="T72_11">sort</text:span><text:span text:style-name="T72_12"><text:s/></text:span><text:span text:style-name="T72_13">order</text:span><text:span text:style-name="T72_14"><text:s/></text:span><text:span text:style-name="T72_15">and</text:span><text:span text:style-name="T72_16"><text:s/></text:span><text:span text:style-name="T72_17">font</text:span><text:span text:style-name="T72_18"><text:s/></text:span><text:span text:style-name="T72_19">size</text:span></text:p>
                </text:list-item>
                <text:list-item>
                  <text:p text:style-name="P73"><text:span text:style-name="T73_1">display</text:span><text:span text:style-name="T73_2"><text:s/></text:span><text:span text:style-name="T73_3">in</text:span><text:span text:style-name="T73_4"><text:s/></text:span><text:span text:style-name="T73_5">bottom</text:span><text:span text:style-name="T73_6"><text:s/></text:span><text:span text:style-name="T73_7">section</text:span><text:span text:style-name="T73_8"><text:s/></text:span><text:span text:style-name="T73_9">below</text:span><text:span text:style-name="T73_10"><text:s/></text:span><text:span text:style-name="T73_11">all</text:span><text:span text:style-name="T73_12"><text:s/></text:span><text:span text:style-name="T73_13">tags</text:span></text:p>
                </text:list-item>
                <text:list-item>
                  <text:p text:style-name="P74"><text:span text:style-name="T74_1">mouseover</text:span><text:span text:style-name="T74_2"><text:s/></text:span><text:span text:style-name="T74_3">indicates</text:span><text:span text:style-name="T74_4"><text:s/></text:span><text:span text:style-name="T74_5">reason</text:span><text:span text:style-name="T74_6"><text:s/></text:span><text:span text:style-name="T74_7">for</text:span><text:span text:style-name="T74_8"><text:s/></text:span><text:span text:style-name="T74_9">selection</text:span><text:span text:style-name="T74_10"><text:s/>(</text:span><text:span text:style-name="T74_11">can</text:span><text:span text:style-name="T74_12"><text:s/></text:span><text:span text:style-name="T74_13">be</text:span><text:span text:style-name="T74_14"><text:s/></text:span><text:span text:style-name="T74_15">just</text:span><text:span text:style-name="T74_16"><text:s/>“</text:span><text:span text:style-name="T74_17">matched</text:span><text:span text:style-name="T74_18"><text:s/></text:span><text:span text:style-name="T74_19">keyword</text:span><text:span text:style-name="T74_20">”<text:s/></text:span><text:span text:style-name="T74_21">but</text:span><text:span text:style-name="T74_22"><text:s/></text:span><text:span text:style-name="T74_23">grow</text:span><text:span text:style-name="T74_24"><text:s/></text:span><text:span text:style-name="T74_25">to</text:span><text:span text:style-name="T74_26"><text:s/></text:span><text:span text:style-name="T74_27">cover</text:span><text:span text:style-name="T74_28"><text:s/></text:span><text:span text:style-name="T74_29">future</text:span><text:span text:style-name="T74_30"><text:s/></text:span><text:span text:style-name="T74_31">inference</text:span><text:span text:style-name="T74_32"><text:s/></text:span><text:span text:style-name="T74_33">abilities</text:span><text:span text:style-name="T74_34">)</text:span></text:p>
                </text:list-item>
              </text:list>
            </text:list-item>
            <text:list-item>
              <text:p text:style-name="P75"><text:span text:style-name="T75_1">find</text:span><text:span text:style-name="T75_2"><text:s/></text:span><text:span text:style-name="T75_3">relevant</text:span><text:span text:style-name="T75_4"><text:s/>(</text:span><text:span text:style-name="T75_5">geographically</text:span><text:span text:style-name="T75_6"><text:s/></text:span><text:span text:style-name="T75_7">near</text:span><text:span text:style-name="T75_8">)<text:s/></text:span><text:span text:style-name="T75_9">objects</text:span><text:span text:style-name="T75_10"><text:s/></text:span><text:span text:style-name="T75_11">when</text:span><text:span text:style-name="T75_12"><text:s/></text:span><text:span text:style-name="T75_13">only</text:span><text:span text:style-name="T75_14"><text:s/></text:span><text:span text:style-name="T75_15">a</text:span><text:span text:style-name="T75_16"><text:s/></text:span><text:span text:style-name="T75_17">spacepoint</text:span><text:span text:style-name="T75_18"><text:s/></text:span><text:span text:style-name="T75_19">is</text:span><text:span text:style-name="T75_20"><text:s/></text:span><text:span text:style-name="T75_21">in</text:span><text:span text:style-name="T75_22"><text:s/>(</text:span><text:span text:style-name="T75_23">edited</text:span><text:span text:style-name="T75_24">)<text:s/></text:span><text:span text:style-name="T75_25">focus</text:span></text:p>
            </text:list-item>
            <text:list-item>
              <text:p text:style-name="P76"><text:span text:style-name="T76_1">indicate</text:span><text:span text:style-name="T76_2"><text:s/></text:span><text:span text:style-name="T76_3">when</text:span><text:span text:style-name="T76_4"><text:s/></text:span><text:span text:style-name="T76_5">the</text:span><text:span text:style-name="T76_6"><text:s/></text:span><text:span text:style-name="T76_7">DB</text:span><text:span text:style-name="T76_8"><text:s/></text:span><text:span text:style-name="T76_9">isnt</text:span><text:span text:style-name="T76_10"><text:s/></text:span><text:span text:style-name="T76_11">running</text:span></text:p>
            </text:list-item>
            <text:list-item>
              <text:p text:style-name="P77"><text:span text:style-name="T77_1">merge</text:span><text:span text:style-name="T77_2"><text:s/></text:span><text:span text:style-name="T77_3">properties</text:span><text:span text:style-name="T77_4"><text:s/></text:span><text:span text:style-name="T77_5">from</text:span><text:span text:style-name="T77_6"><text:s/></text:span><text:span text:style-name="T77_7">duplicate</text:span><text:span text:style-name="T77_8"><text:s/></text:span><text:span text:style-name="T77_9">tags</text:span><text:span text:style-name="T77_10"><text:s/></text:span><text:span text:style-name="T77_11">on</text:span><text:span text:style-name="T77_12"><text:s/></text:span><text:span text:style-name="T77_13">ontology</text:span><text:span text:style-name="T77_14"><text:s/></text:span><text:span text:style-name="T77_15">loads</text:span></text:p>
            </text:list-item>
            <text:list-item>
              <text:p text:style-name="P78"><text:span text:style-name="T78_1">outer</text:span><text:span text:style-name="T78_2"><text:s/></text:span><text:span text:style-name="T78_3">space</text:span><text:span text:style-name="T78_4"><text:s/></text:span><text:span text:style-name="T78_5">aware</text:span></text:p>
              <text:list>
                <text:list-item>
                  <text:p text:style-name="P79"><text:span text:style-name="T79_1">time</text:span><text:span text:style-name="T79_2"><text:s/></text:span><text:span text:style-name="T79_3">delta</text:span><text:span text:style-name="T79_4"><text:s/>+<text:s/></text:span><text:span text:style-name="T79_5">space</text:span><text:span text:style-name="T79_6"><text:s/></text:span><text:span text:style-name="T79_7">distance</text:span><text:span text:style-name="T79_8"><text:s/></text:span><text:span text:style-name="T79_9">direction</text:span><text:span text:style-name="T79_10"><text:s/></text:span><text:span text:style-name="T79_11">altitude</text:span></text:p>
                </text:list-item>
                <text:list-item>
                  <text:p text:style-name="P80"><text:span text:style-name="T80_1">example</text:span><text:span text:style-name="T80_2">:<text:s/></text:span><text:span text:style-name="T80_3">1<text:s/></text:span><text:span text:style-name="T80_4">day</text:span><text:span text:style-name="T80_5"><text:s/></text:span><text:span text:style-name="T80_6">ago</text:span><text:span text:style-name="T80_7"><text:s/>|<text:s/>3.2<text:s/></text:span><text:span text:style-name="T80_8">km</text:span><text:span text:style-name="T80_9"><text:s/></text:span><text:span text:style-name="T80_10">NW</text:span><text:span text:style-name="T80_11"><text:s/></text:span><text:span text:style-name="T80_12">up</text:span><text:span text:style-name="T80_13"><text:s/>16.1</text:span><text:span text:style-name="T80_14">m</text:span></text:p>
                </text:list-item>
              </text:list>
            </text:list-item>
            <text:list-item>
              <text:p text:style-name="P81"><text:span text:style-name="T81_1">user</text:span><text:span text:style-name="T81_2"><text:s/></text:span><text:span text:style-name="T81_3">IP</text:span><text:span text:style-name="T81_4"><text:s/>-&gt;<text:s/></text:span><text:span text:style-name="T81_5">becomes</text:span><text:span text:style-name="T81_6"><text:s/></text:span><text:span text:style-name="T81_7">a</text:span><text:span text:style-name="T81_8"><text:s/></text:span><text:span text:style-name="T81_9">known</text:span><text:span text:style-name="T81_10"><text:s/></text:span><text:span text:style-name="T81_11">IP</text:span><text:span text:style-name="T81_12"><text:s/></text:span><text:span text:style-name="T81_13">object</text:span><text:span text:style-name="T81_14"><text:s/></text:span><text:span text:style-name="T81_15">that</text:span><text:span text:style-name="T81_16"><text:s/></text:span><text:span text:style-name="T81_17">can</text:span><text:span text:style-name="T81_18"><text:s/></text:span><text:span text:style-name="T81_19">become</text:span><text:span text:style-name="T81_20"><text:s/></text:span><text:span text:style-name="T81_21">geo</text:span><text:span text:style-name="T81_22">-</text:span><text:span text:style-name="T81_23">IP</text:span><text:span text:style-name="T81_24"><text:s/></text:span><text:span text:style-name="T81_25">resolved</text:span><text:span text:style-name="T81_26"><text:s/></text:span><text:span text:style-name="T81_27">as</text:span><text:span text:style-name="T81_28"><text:s/></text:span><text:span text:style-name="T81_29">a</text:span><text:span text:style-name="T81_30"><text:s/>“</text:span><text:span text:style-name="T81_31">location</text:span><text:span text:style-name="T81_32"><text:s/></text:span><text:span text:style-name="T81_33">of</text:span><text:span text:style-name="T81_34"><text:s/></text:span><text:span text:style-name="T81_35">interest</text:span><text:span text:style-name="T81_36">”<text:s/></text:span><text:span text:style-name="T81_37">to</text:span><text:span text:style-name="T81_38"><text:s/></text:span><text:span text:style-name="T81_39">ponder</text:span><text:span text:style-name="T81_40"><text:s/></text:span><text:span text:style-name="T81_41">inference</text:span><text:span text:style-name="T81_42"><text:s/></text:span><text:span text:style-name="T81_43">results</text:span></text:p>
            </text:list-item>
            <text:list-item>
              <text:p text:style-name="P82"><text:span text:style-name="T82_1">mousewheel</text:span><text:span text:style-name="T82_2"><text:s/></text:span><text:span text:style-name="T82_3">on</text:span><text:span text:style-name="T82_4"><text:s/></text:span><text:span text:style-name="T82_5">applied</text:span><text:span text:style-name="T82_6"><text:s/></text:span><text:span text:style-name="T82_7">Tag</text:span><text:span text:style-name="T82_8"><text:s/></text:span><text:span text:style-name="T82_9">to</text:span><text:span text:style-name="T82_10"><text:s/></text:span><text:span text:style-name="T82_11">adjust</text:span><text:span text:style-name="T82_12"><text:s/></text:span><text:span text:style-name="T82_13">strength</text:span><text:span text:style-name="T82_14">;<text:s/></text:span><text:span text:style-name="T82_15">adjusts</text:span><text:span text:style-name="T82_16"><text:s/></text:span><text:span text:style-name="T82_17">font</text:span><text:span text:style-name="T82_18">-</text:span><text:span text:style-name="T82_19">size</text:span><text:span text:style-name="T82_20"><text:s/></text:span><text:span text:style-name="T82_21">of</text:span><text:span text:style-name="T82_22"><text:s/></text:span><text:span text:style-name="T82_23">displayed</text:span><text:span text:style-name="T82_24"><text:s/></text:span><text:span text:style-name="T82_25">applied</text:span><text:span text:style-name="T82_26"><text:s/></text:span><text:span text:style-name="T82_27">tag</text:span></text:p>
            </text:list-item>
            <text:list-item>
              <text:p text:style-name="P83"><text:span text:style-name="T83_1">loaded</text:span><text:span text:style-name="T83_2"><text:s/></text:span><text:span text:style-name="T83_3">and</text:span><text:span text:style-name="T83_4"><text:s/></text:span><text:span text:style-name="T83_5">unloaded</text:span><text:span text:style-name="T83_6"><text:s/></text:span><text:span text:style-name="T83_7">plugins</text:span><text:span text:style-name="T83_8"><text:s/></text:span><text:span text:style-name="T83_9">reified</text:span><text:span text:style-name="T83_10"><text:s/></text:span><text:span text:style-name="T83_11">as</text:span><text:span text:style-name="T83_12"><text:s/></text:span><text:span text:style-name="T83_13">objects</text:span><text:span text:style-name="T83_14"><text:s/></text:span><text:span text:style-name="T83_15">themselves</text:span></text:p>
            </text:list-item>
            <text:list-item>
              <text:p text:style-name="P84"><text:span text:style-name="T84_1">“</text:span><text:span text:style-name="T84_2">Forecast</text:span><text:span text:style-name="T84_3">”<text:s/></text:span><text:span text:style-name="T84_4">tag</text:span><text:span text:style-name="T84_5"><text:s/></text:span><text:span text:style-name="T84_6">modeled</text:span><text:span text:style-name="T84_7"><text:s/></text:span><text:span text:style-name="T84_8">after</text:span><text:span text:style-name="T84_9"><text:s/></text:span><text:span text:style-name="T84_10">Foresight</text:span><text:span text:style-name="T84_11"><text:s/></text:span><text:span text:style-name="T84_12">Engine</text:span></text:p>
              <text:list>
                <text:list-item>
                  <text:p text:style-name="P85"><text:span text:style-name="T85_1"><text:a xlink:type="simple" xlink:href="http://foresight.breakthroughstocures.org/about"><text:span text:style-name="T85_2">http</text:span></text:a></text:span><text:span text:style-name="T85_3"><text:a xlink:type="simple" xlink:href="http://foresight.breakthroughstocures.org/about"><text:span text:style-name="T85_4">://</text:span></text:a></text:span><text:span text:style-name="T85_5"><text:a xlink:type="simple" xlink:href="http://foresight.breakthroughstocures.org/about"><text:span text:style-name="T85_6">foresight</text:span></text:a></text:span><text:span text:style-name="T85_7"><text:a xlink:type="simple" xlink:href="http://foresight.breakthroughstocures.org/about"><text:span text:style-name="T85_8">.</text:span></text:a></text:span><text:span text:style-name="T85_9"><text:a xlink:type="simple" xlink:href="http://foresight.breakthroughstocures.org/about"><text:span text:style-name="T85_10">breakthroughstocures</text:span></text:a></text:span><text:span text:style-name="T85_11"><text:a xlink:type="simple" xlink:href="http://foresight.breakthroughstocures.org/about"><text:span text:style-name="T85_12">.</text:span></text:a></text:span><text:span text:style-name="T85_13"><text:a xlink:type="simple" xlink:href="http://foresight.breakthroughstocures.org/about"><text:span text:style-name="T85_14">org</text:span></text:a></text:span><text:span text:style-name="T85_15"><text:a xlink:type="simple" xlink:href="http://foresight.breakthroughstocures.org/about"><text:span text:style-name="T85_16">/</text:span></text:a></text:span><text:span text:style-name="T85_17"><text:a xlink:type="simple" xlink:href="http://foresight.breakthroughstocures.org/about"><text:span text:style-name="T85_18">about</text:span></text:a></text:span></text:p>
                </text:list-item>
                <text:list-item>
                  <text:p text:style-name="P86"><text:span text:style-name="T86_1">Then</text:span><text:span text:style-name="T86_2"><text:s/></text:span><text:span text:style-name="T86_3">they</text:span><text:span text:style-name="T86_4"><text:s/></text:span><text:span text:style-name="T86_5">play</text:span><text:span text:style-name="T86_6"><text:s/></text:span><text:span text:style-name="T86_7">cards</text:span><text:span text:style-name="T86_8">:<text:s/></text:span><text:span text:style-name="T86_9">Twitter</text:span><text:span text:style-name="T86_10">-</text:span><text:span text:style-name="T86_11">length</text:span><text:span text:style-name="T86_12"><text:s/></text:span><text:span text:style-name="T86_13">forecasts</text:span><text:span text:style-name="T86_14"><text:s/>(140<text:s/></text:span><text:span text:style-name="T86_15">characters</text:span><text:span text:style-name="T86_16"><text:s/></text:span><text:span text:style-name="T86_17">or</text:span><text:span text:style-name="T86_18"><text:s/></text:span><text:span text:style-name="T86_19">less</text:span><text:span text:style-name="T86_20">)<text:s/></text:span><text:span text:style-name="T86_21">that</text:span><text:span text:style-name="T86_22"><text:s/></text:span><text:span text:style-name="T86_23">represent</text:span><text:span text:style-name="T86_24"><text:s/></text:span><text:span text:style-name="T86_25">their</text:span><text:span text:style-name="T86_26"><text:s/></text:span><text:span text:style-name="T86_27">best</text:span><text:span text:style-name="T86_28"><text:s/></text:span><text:span text:style-name="T86_29">thinking</text:span><text:span text:style-name="T86_30">.<text:s/></text:span><text:span text:style-name="T86_31">They</text:span><text:span text:style-name="T86_32"><text:s/></text:span><text:span text:style-name="T86_33">can</text:span><text:span text:style-name="T86_34"><text:s/></text:span><text:span text:style-name="T86_35">start</text:span><text:span text:style-name="T86_36"><text:s/></text:span><text:span text:style-name="T86_37">a</text:span><text:span text:style-name="T86_38"><text:s/></text:span><text:span text:style-name="T86_39">chain</text:span><text:span text:style-name="T86_40"><text:s/></text:span><text:span text:style-name="T86_41">of</text:span><text:span text:style-name="T86_42"><text:s/></text:span><text:span text:style-name="T86_43">cards</text:span><text:span text:style-name="T86_44"><text:s/></text:span><text:span text:style-name="T86_45">or</text:span><text:span text:style-name="T86_46"><text:s/></text:span><text:span text:style-name="T86_47">they</text:span><text:span text:style-name="T86_48"><text:s/></text:span><text:span text:style-name="T86_49">can</text:span><text:span text:style-name="T86_50"><text:s/></text:span><text:span text:style-name="T86_51">build</text:span><text:span text:style-name="T86_52"><text:s/></text:span><text:span text:style-name="T86_53">on</text:span><text:span text:style-name="T86_54"><text:s/></text:span><text:span text:style-name="T86_55">cards</text:span><text:span text:style-name="T86_56"><text:s/></text:span><text:span text:style-name="T86_57">that</text:span><text:span text:style-name="T86_58"><text:s/></text:span><text:span text:style-name="T86_59">others</text:span><text:span text:style-name="T86_60"><text:s/></text:span><text:span text:style-name="T86_61">play</text:span><text:span text:style-name="T86_62">.<text:s/></text:span></text:p>
                </text:list-item>
                <text:list-item>
                  <text:p text:style-name="P87"><text:span text:style-name="T87_1">A</text:span><text:span text:style-name="T87_2"><text:s/></text:span><text:span text:style-name="T87_3">card</text:span><text:span text:style-name="T87_4"><text:s/></text:span><text:span text:style-name="T87_5">is</text:span><text:span text:style-name="T87_6"><text:s/></text:span><text:span text:style-name="T87_7">an</text:span><text:span text:style-name="T87_8"><text:s/></text:span><text:span text:style-name="T87_9">idea</text:span><text:span text:style-name="T87_10"><text:s/></text:span><text:span text:style-name="T87_11">about</text:span><text:span text:style-name="T87_12"><text:s/></text:span><text:span text:style-name="T87_13">the</text:span><text:span text:style-name="T87_14"><text:s/></text:span><text:span text:style-name="T87_15">future</text:span><text:span text:style-name="T87_16">.<text:s/></text:span><text:span text:style-name="T87_17">Your</text:span><text:span text:style-name="T87_18"><text:s/></text:span><text:span text:style-name="T87_19">first</text:span><text:span text:style-name="T87_20"><text:s/></text:span><text:span text:style-name="T87_21">card</text:span><text:span text:style-name="T87_22"><text:s/></text:span><text:span text:style-name="T87_23">is</text:span><text:span text:style-name="T87_24"><text:s/></text:span><text:span text:style-name="T87_25">either</text:span><text:span text:style-name="T87_26"><text:s/>“</text:span><text:span text:style-name="T87_27">positive</text:span><text:span text:style-name="T87_28"><text:s/></text:span><text:span text:style-name="T87_29">imagination</text:span><text:span text:style-name="T87_30">”<text:s/>—<text:s/></text:span><text:span text:style-name="T87_31">something</text:span><text:span text:style-name="T87_32"><text:s/></text:span><text:span text:style-name="T87_33">good</text:span><text:span text:style-name="T87_34"><text:s/></text:span><text:span text:style-name="T87_35">that</text:span><text:span text:style-name="T87_36"><text:s/></text:span><text:span text:style-name="T87_37">we</text:span><text:span text:style-name="T87_38"><text:s/></text:span><text:span text:style-name="T87_39">could</text:span><text:span text:style-name="T87_40"><text:s/></text:span><text:span text:style-name="T87_41">do</text:span><text:span text:style-name="T87_42"><text:s/></text:span><text:span text:style-name="T87_43">in</text:span><text:span text:style-name="T87_44"><text:s/></text:span><text:span text:style-name="T87_45">the</text:span><text:span text:style-name="T87_46"><text:s/></text:span><text:span text:style-name="T87_47">future</text:span><text:span text:style-name="T87_48"><text:s/></text:span><text:span text:style-name="T87_49">scenario</text:span><text:span text:style-name="T87_50"><text:s/>—<text:s/></text:span><text:span text:style-name="T87_51">or</text:span><text:span text:style-name="T87_52"><text:s/>“</text:span><text:span text:style-name="T87_53">dark</text:span><text:span text:style-name="T87_54"><text:s/></text:span><text:span text:style-name="T87_55">imagination</text:span><text:span text:style-name="T87_56">”<text:s/>—<text:s/></text:span><text:span text:style-name="T87_57">a</text:span><text:span text:style-name="T87_58"><text:s/></text:span><text:span text:style-name="T87_59">challenge</text:span><text:span text:style-name="T87_60"><text:s/></text:span><text:span text:style-name="T87_61">or</text:span><text:span text:style-name="T87_62"><text:s/></text:span><text:span text:style-name="T87_63">obstacle</text:span><text:span text:style-name="T87_64"><text:s/></text:span><text:span text:style-name="T87_65">that</text:span><text:span text:style-name="T87_66"><text:s/></text:span><text:span text:style-name="T87_67">might</text:span><text:span text:style-name="T87_68"><text:s/></text:span><text:span text:style-name="T87_69">stand</text:span><text:span text:style-name="T87_70"><text:s/></text:span><text:span text:style-name="T87_71">in</text:span><text:span text:style-name="T87_72"><text:s/></text:span><text:span text:style-name="T87_73">our</text:span><text:span text:style-name="T87_74"><text:s/></text:span><text:span text:style-name="T87_75">way</text:span><text:span text:style-name="T87_76">.<text:s/></text:span><text:span text:style-name="T87_77">If</text:span><text:span text:style-name="T87_78"><text:s/></text:span><text:span text:style-name="T87_79">you</text:span><text:span text:style-name="T87_80">’</text:span><text:span text:style-name="T87_81">re</text:span><text:span text:style-name="T87_82"><text:s/></text:span><text:span text:style-name="T87_83">optimistic</text:span><text:span text:style-name="T87_84">,<text:s/></text:span><text:span text:style-name="T87_85">play</text:span><text:span text:style-name="T87_86"><text:s/></text:span><text:span text:style-name="T87_87">a</text:span><text:span text:style-name="T87_88"><text:s/></text:span><text:span text:style-name="T87_89">positive</text:span><text:span text:style-name="T87_90"><text:s/></text:span><text:span text:style-name="T87_91">imagination</text:span><text:span text:style-name="T87_92"><text:s/></text:span><text:span text:style-name="T87_93">card</text:span><text:span text:style-name="T87_94">.<text:s/></text:span><text:span text:style-name="T87_95">If</text:span><text:span text:style-name="T87_96"><text:s/></text:span><text:span text:style-name="T87_97">you</text:span><text:span text:style-name="T87_98">’</text:span><text:span text:style-name="T87_99">re</text:span><text:span text:style-name="T87_100"><text:s/></text:span><text:span text:style-name="T87_101">pessimistic</text:span><text:span text:style-name="T87_102">,<text:s/></text:span><text:span text:style-name="T87_103">play</text:span><text:span text:style-name="T87_104"><text:s/></text:span><text:span text:style-name="T87_105">a</text:span><text:span text:style-name="T87_106"><text:s/></text:span><text:span text:style-name="T87_107">dark</text:span><text:span text:style-name="T87_108"><text:s/></text:span><text:span text:style-name="T87_109">imagination</text:span><text:span text:style-name="T87_110"><text:s/></text:span><text:span text:style-name="T87_111">card</text:span><text:span text:style-name="T87_112">.<text:s/></text:span><text:span text:style-name="T87_113">And</text:span><text:span text:style-name="T87_114"><text:s/></text:span><text:span text:style-name="T87_115">if</text:span><text:span text:style-name="T87_116"><text:s/></text:span><text:span text:style-name="T87_117">you</text:span><text:span text:style-name="T87_118"><text:s/></text:span><text:span text:style-name="T87_119">can</text:span><text:span text:style-name="T87_120"><text:s/></text:span><text:span text:style-name="T87_121">picture</text:span><text:span text:style-name="T87_122"><text:s/></text:span><text:span text:style-name="T87_123">both</text:span><text:span text:style-name="T87_124"><text:s/></text:span><text:span text:style-name="T87_125">positive</text:span><text:span text:style-name="T87_126"><text:s/></text:span><text:span text:style-name="T87_127">and</text:span><text:span text:style-name="T87_128"><text:s/></text:span><text:span text:style-name="T87_129">dark</text:span><text:span text:style-name="T87_130"><text:s/></text:span><text:span text:style-name="T87_131">outcomes</text:span><text:span text:style-name="T87_132">,<text:s/></text:span><text:span text:style-name="T87_133">then</text:span><text:span text:style-name="T87_134"><text:s/></text:span><text:span text:style-name="T87_135">play</text:span><text:span text:style-name="T87_136"><text:s/></text:span><text:span text:style-name="T87_137">one</text:span><text:span text:style-name="T87_138"><text:s/></text:span><text:span text:style-name="T87_139">of</text:span><text:span text:style-name="T87_140"><text:s/></text:span><text:span text:style-name="T87_141">each</text:span><text:span text:style-name="T87_142">!</text:span></text:p>
                </text:list-item>
                <text:list-item>
                  <text:p text:style-name="P88"><text:span text:style-name="T88_1">Check</text:span><text:span text:style-name="T88_2"><text:s/></text:span><text:span text:style-name="T88_3">out</text:span><text:span text:style-name="T88_4"><text:s/></text:span><text:span text:style-name="T88_5"><text:a xlink:type="simple" xlink:href="http://foresight.breakthroughstocures.org/dashboard"><text:span text:style-name="T88_6">the</text:span></text:a></text:span><text:span text:style-name="T88_7"><text:a xlink:type="simple" xlink:href="http://foresight.breakthroughstocures.org/dashboard"><text:span text:style-name="T88_8"><text:s/></text:span></text:a></text:span><text:span text:style-name="T88_9"><text:a xlink:type="simple" xlink:href="http://foresight.breakthroughstocures.org/dashboard"><text:span text:style-name="T88_10">ideas</text:span></text:a></text:span><text:span text:style-name="T88_11"><text:a xlink:type="simple" xlink:href="http://foresight.breakthroughstocures.org/dashboard"><text:span text:style-name="T88_12"><text:s/></text:span></text:a></text:span><text:span text:style-name="T88_13"><text:a xlink:type="simple" xlink:href="http://foresight.breakthroughstocures.org/dashboard"><text:span text:style-name="T88_14">created</text:span></text:a></text:span><text:span text:style-name="T88_15"><text:a xlink:type="simple" xlink:href="http://foresight.breakthroughstocures.org/dashboard"><text:span text:style-name="T88_16"><text:s/></text:span></text:a></text:span><text:span text:style-name="T88_17"><text:a xlink:type="simple" xlink:href="http://foresight.breakthroughstocures.org/dashboard"><text:span text:style-name="T88_18">by</text:span></text:a></text:span><text:span text:style-name="T88_19"><text:a xlink:type="simple" xlink:href="http://foresight.breakthroughstocures.org/dashboard"><text:span text:style-name="T88_20"><text:s/></text:span></text:a></text:span><text:span text:style-name="T88_21"><text:a xlink:type="simple" xlink:href="http://foresight.breakthroughstocures.org/dashboard"><text:span text:style-name="T88_22">other</text:span></text:a></text:span><text:span text:style-name="T88_23"><text:a xlink:type="simple" xlink:href="http://foresight.breakthroughstocures.org/dashboard"><text:span text:style-name="T88_24"><text:s/></text:span></text:a></text:span><text:span text:style-name="T88_25"><text:a xlink:type="simple" xlink:href="http://foresight.breakthroughstocures.org/dashboard"><text:span text:style-name="T88_26">players</text:span></text:a></text:span><text:span text:style-name="T88_27"><text:a xlink:type="simple" xlink:href="http://foresight.breakthroughstocures.org/dashboard"><text:span text:style-name="T88_28">!</text:span></text:a></text:span><text:span text:style-name="T88_29"><text:s/></text:span><text:span text:style-name="T88_30">Look</text:span><text:span text:style-name="T88_31"><text:s/></text:span><text:span text:style-name="T88_32">for</text:span><text:span text:style-name="T88_33"><text:s/></text:span><text:span text:style-name="T88_34">cards</text:span><text:span text:style-name="T88_35"><text:s/></text:span><text:span text:style-name="T88_36">that</text:span><text:span text:style-name="T88_37"><text:s/></text:span><text:span text:style-name="T88_38">really</text:span><text:span text:style-name="T88_39"><text:s/></text:span><text:span text:style-name="T88_40">catch</text:span><text:span text:style-name="T88_41"><text:s/></text:span><text:span text:style-name="T88_42">your</text:span><text:span text:style-name="T88_43"><text:s/></text:span><text:span text:style-name="T88_44">eye</text:span><text:span text:style-name="T88_45"><text:s/>—<text:s/></text:span><text:span text:style-name="T88_46">and</text:span><text:span text:style-name="T88_47"><text:s/></text:span><text:span text:style-name="T88_48">then</text:span><text:span text:style-name="T88_49"><text:s/></text:span><text:span text:style-name="T88_50">take</text:span><text:span text:style-name="T88_51"><text:s/></text:span><text:span text:style-name="T88_52">them</text:span><text:span text:style-name="T88_53"><text:s/></text:span><text:span text:style-name="T88_54">one</text:span><text:span text:style-name="T88_55"><text:s/></text:span><text:span text:style-name="T88_56">step</text:span><text:span text:style-name="T88_57"><text:s/></text:span><text:span text:style-name="T88_58">further</text:span><text:span text:style-name="T88_59">,<text:s/></text:span><text:span text:style-name="T88_60">in</text:span><text:span text:style-name="T88_61"><text:s/></text:span><text:span text:style-name="T88_62">one</text:span><text:span text:style-name="T88_63"><text:s/></text:span><text:span text:style-name="T88_64">of</text:span><text:span text:style-name="T88_65"><text:s/></text:span><text:span text:style-name="T88_66">four</text:span><text:span text:style-name="T88_67"><text:s/></text:span><text:span text:style-name="T88_68">possible</text:span><text:span text:style-name="T88_69"><text:s/></text:span><text:span text:style-name="T88_70">directions</text:span><text:span text:style-name="T88_71">.</text:span></text:p>
                  <text:list>
                    <text:list-item>
                      <text:p text:style-name="P89"><text:span text:style-name="T89_1">No</text:span><text:span text:style-name="T89_2"><text:s/></text:span><text:span text:style-name="T89_3">way</text:span><text:span text:style-name="T89_4">!”<text:s/></text:span><text:span text:style-name="T89_5">If</text:span><text:span text:style-name="T89_6"><text:s/></text:span><text:span text:style-name="T89_7">you</text:span><text:span text:style-name="T89_8"><text:s/></text:span><text:span text:style-name="T89_9">disagree</text:span><text:span text:style-name="T89_10">,<text:s/></text:span><text:span text:style-name="T89_11">play</text:span><text:span text:style-name="T89_12"><text:s/></text:span><text:span text:style-name="T89_13">an</text:span><text:span text:style-name="T89_14"><text:s/></text:span><text:span text:style-name="T89_15">antagonism</text:span><text:span text:style-name="T89_16"><text:s/></text:span><text:span text:style-name="T89_17">card</text:span><text:span text:style-name="T89_18">.</text:span></text:p>
                    </text:list-item>
                    <text:list-item>
                      <text:p text:style-name="P90"><text:span text:style-name="T90_1">“</text:span><text:span text:style-name="T90_2">Yes</text:span><text:span text:style-name="T90_3">!<text:s/></text:span><text:span text:style-name="T90_4">And</text:span><text:span text:style-name="T90_5">…”<text:s/></text:span><text:span text:style-name="T90_6">If</text:span><text:span text:style-name="T90_7"><text:s/></text:span><text:span text:style-name="T90_8">you</text:span><text:span text:style-name="T90_9"><text:s/></text:span><text:span text:style-name="T90_10">agree</text:span><text:span text:style-name="T90_11">,<text:s/></text:span><text:span text:style-name="T90_12">play</text:span><text:span text:style-name="T90_13"><text:s/></text:span><text:span text:style-name="T90_14">a</text:span><text:span text:style-name="T90_15"><text:s/></text:span><text:span text:style-name="T90_16">momentum</text:span><text:span text:style-name="T90_17"><text:s/></text:span><text:span text:style-name="T90_18">card</text:span><text:span text:style-name="T90_19">.</text:span></text:p>
                    </text:list-item>
                    <text:list-item>
                      <text:p text:style-name="P91"><text:span text:style-name="T91_1">“</text:span><text:span text:style-name="T91_2">Yes</text:span><text:span text:style-name="T91_3">!<text:s/></text:span><text:span text:style-name="T91_4">But</text:span><text:span text:style-name="T91_5">…”<text:s/></text:span><text:span text:style-name="T91_6">If</text:span><text:span text:style-name="T91_7"><text:s/></text:span><text:span text:style-name="T91_8">you</text:span><text:span text:style-name="T91_9"><text:s/></text:span><text:span text:style-name="T91_10">agree</text:span><text:span text:style-name="T91_11">,<text:s/></text:span><text:span text:style-name="T91_12">but</text:span><text:span text:style-name="T91_13"><text:s/></text:span><text:span text:style-name="T91_14">if</text:span><text:span text:style-name="T91_15"><text:s/></text:span><text:span text:style-name="T91_16">you</text:span><text:span text:style-name="T91_17"><text:s/></text:span><text:span text:style-name="T91_18">can</text:span><text:span text:style-name="T91_19"><text:s/></text:span><text:span text:style-name="T91_20">imagine</text:span><text:span text:style-name="T91_21"><text:s/></text:span><text:span text:style-name="T91_22">the</text:span><text:span text:style-name="T91_23"><text:s/></text:span><text:span text:style-name="T91_24">idea</text:span><text:span text:style-name="T91_25"><text:s/></text:span><text:span text:style-name="T91_26">playing</text:span><text:span text:style-name="T91_27"><text:s/></text:span><text:span text:style-name="T91_28">out</text:span><text:span text:style-name="T91_29"><text:s/></text:span><text:span text:style-name="T91_30">differently</text:span><text:span text:style-name="T91_31"><text:s/></text:span><text:span text:style-name="T91_32">in</text:span><text:span text:style-name="T91_33"><text:s/></text:span><text:span text:style-name="T91_34">your</text:span><text:span text:style-name="T91_35"><text:s/></text:span><text:span text:style-name="T91_36">field</text:span><text:span text:style-name="T91_37"><text:s/></text:span><text:span text:style-name="T91_38">or</text:span><text:span text:style-name="T91_39"><text:s/></text:span><text:span text:style-name="T91_40">part</text:span><text:span text:style-name="T91_41"><text:s/></text:span><text:span text:style-name="T91_42">of</text:span><text:span text:style-name="T91_43"><text:s/></text:span><text:span text:style-name="T91_44">the</text:span><text:span text:style-name="T91_45"><text:s/></text:span><text:span text:style-name="T91_46">world</text:span><text:span text:style-name="T91_47">,<text:s/></text:span><text:span text:style-name="T91_48">play</text:span><text:span text:style-name="T91_49"><text:s/></text:span><text:span text:style-name="T91_50">an</text:span><text:span text:style-name="T91_51"><text:s/></text:span><text:span text:style-name="T91_52">adaptation</text:span><text:span text:style-name="T91_53"><text:s/></text:span><text:span text:style-name="T91_54">card</text:span><text:span text:style-name="T91_55">.</text:span></text:p>
                    </text:list-item>
                    <text:list-item>
                      <text:p text:style-name="P92"><text:span text:style-name="T92_1">“</text:span><text:span text:style-name="T92_2">Hmmm</text:span><text:span text:style-name="T92_3">…”<text:s/></text:span><text:span text:style-name="T92_4">If</text:span><text:span text:style-name="T92_5"><text:s/></text:span><text:span text:style-name="T92_6">you</text:span><text:span text:style-name="T92_7"><text:s/></text:span><text:span text:style-name="T92_8">have</text:span><text:span text:style-name="T92_9"><text:s/></text:span><text:span text:style-name="T92_10">a</text:span><text:span text:style-name="T92_11"><text:s/></text:span><text:span text:style-name="T92_12">follow</text:span><text:span text:style-name="T92_13">-</text:span><text:span text:style-name="T92_14">up</text:span><text:span text:style-name="T92_15"><text:s/></text:span><text:span text:style-name="T92_16">question</text:span><text:span text:style-name="T92_17">,<text:s/></text:span><text:span text:style-name="T92_18">play</text:span><text:span text:style-name="T92_19"><text:s/></text:span><text:span text:style-name="T92_20">an</text:span><text:span text:style-name="T92_21"><text:s/></text:span><text:span text:style-name="T92_22">investigation</text:span><text:span text:style-name="T92_23"><text:s/></text:span><text:span text:style-name="T92_24">card</text:span><text:span text:style-name="T92_25">.</text:span></text:p>
                    </text:list-item>
                  </text:list>
                </text:list-item>
              </text:list>
            </text:list-item>
            <text:list-item>
              <text:p text:style-name="P93"><text:span text:style-name="T93_1">make</text:span><text:span text:style-name="T93_2"><text:s/></text:span><text:span text:style-name="T93_3">cortexit</text:span><text:span text:style-name="T93_4">.</text:span><text:span text:style-name="T93_5">js</text:span><text:span text:style-name="T93_6"><text:s/></text:span><text:span text:style-name="T93_7">optional</text:span><text:span text:style-name="T93_8"><text:s/></text:span><text:span text:style-name="T93_9">using</text:span><text:span text:style-name="T93_10"><text:s/></text:span><text:span text:style-name="T93_11">try</text:span><text:span text:style-name="T93_12">/</text:span><text:span text:style-name="T93_13">catch</text:span><text:span text:style-name="T93_14"><text:s/></text:span><text:span text:style-name="T93_15">on</text:span><text:span text:style-name="T93_16"><text:s/></text:span><text:span text:style-name="T93_17">module</text:span><text:span text:style-name="T93_18"><text:s/></text:span><text:span text:style-name="T93_19">require</text:span></text:p>
            </text:list-item>
            <text:list-item>
              <text:p text:style-name="P94"><text:span text:style-name="T94_1">completely</text:span><text:span text:style-name="T94_2"><text:s/></text:span><text:span text:style-name="T94_3">modularize</text:span><text:span text:style-name="T94_4"><text:s/></text:span><text:span text:style-name="T94_5">the</text:span><text:span text:style-name="T94_6"><text:s/></text:span><text:span text:style-name="T94_7">focus</text:span><text:span text:style-name="T94_8"><text:s/></text:span><text:span text:style-name="T94_9">and</text:span><text:span text:style-name="T94_10"><text:s/></text:span><text:span text:style-name="T94_11">view</text:span><text:span text:style-name="T94_12"><text:s/></text:span><text:span text:style-name="T94_13">system</text:span><text:span text:style-name="T94_14">,<text:s/></text:span><text:span text:style-name="T94_15">to</text:span><text:span text:style-name="T94_16"><text:s/></text:span><text:span text:style-name="T94_17">include</text:span><text:span text:style-name="T94_18"><text:s/></text:span><text:span text:style-name="T94_19">a</text:span><text:span text:style-name="T94_20"><text:s/>‘</text:span><text:span text:style-name="T94_21">canView</text:span><text:span text:style-name="T94_22">(</text:span><text:span text:style-name="T94_23">x</text:span><text:span text:style-name="T94_24">)’<text:s/></text:span><text:span text:style-name="T94_25">function</text:span><text:span text:style-name="T94_26"><text:s/></text:span><text:span text:style-name="T94_27">to</text:span><text:span text:style-name="T94_28"><text:s/></text:span><text:span text:style-name="T94_29">determine</text:span><text:span text:style-name="T94_30"><text:s/></text:span><text:span text:style-name="T94_31">whether</text:span><text:span text:style-name="T94_32"><text:s/></text:span><text:span text:style-name="T94_33">view</text:span><text:span text:style-name="T94_34"><text:s/></text:span><text:span text:style-name="T94_35">is</text:span><text:span text:style-name="T94_36"><text:s/></text:span><text:span text:style-name="T94_37">applicable</text:span><text:span text:style-name="T94_38"><text:s/></text:span><text:span text:style-name="T94_39">to</text:span><text:span text:style-name="T94_40"><text:s/></text:span><text:span text:style-name="T94_41">focused</text:span><text:span text:style-name="T94_42"><text:s/></text:span><text:span text:style-name="T94_43">object</text:span><text:span text:style-name="T94_44">,<text:s/></text:span><text:span text:style-name="T94_45">whether</text:span><text:span text:style-name="T94_46"><text:s/></text:span><text:span text:style-name="T94_47">it</text:span><text:span text:style-name="T94_48"><text:s/></text:span><text:span text:style-name="T94_49">is</text:span><text:span text:style-name="T94_50"><text:s/></text:span><text:span text:style-name="T94_51">a</text:span><text:span text:style-name="T94_52"><text:s/></text:span><text:span text:style-name="T94_53">single</text:span><text:span text:style-name="T94_54"><text:s/></text:span><text:span text:style-name="T94_55">object</text:span><text:span text:style-name="T94_56"><text:s/></text:span><text:span text:style-name="T94_57">or</text:span><text:span text:style-name="T94_58"><text:s/></text:span><text:span text:style-name="T94_59">a</text:span><text:span text:style-name="T94_60"><text:s/></text:span><text:span text:style-name="T94_61">collection</text:span><text:span text:style-name="T94_62"><text:s/>(</text:span><text:span text:style-name="T94_63">array</text:span><text:span text:style-name="T94_64">)</text:span></text:p>
            </text:list-item>
            <text:list-item>
              <text:p text:style-name="P95"><text:span text:style-name="T95_1">object</text:span><text:span text:style-name="T95_2"><text:s/></text:span><text:span text:style-name="T95_3">properties</text:span></text:p>
              <text:list>
                <text:list-item>
                  <text:p text:style-name="P96"><text:span text:style-name="T96_1">shown</text:span><text:span text:style-name="T96_2"><text:s/></text:span><text:span text:style-name="T96_3">in</text:span><text:span text:style-name="T96_4"><text:s/></text:span><text:span text:style-name="T96_5">graph</text:span><text:span text:style-name="T96_6"><text:s/></text:span><text:span text:style-name="T96_7">view</text:span><text:span text:style-name="T96_8"><text:s/></text:span><text:span text:style-name="T96_9">as</text:span><text:span text:style-name="T96_10"><text:s/></text:span><text:span text:style-name="T96_11">edges</text:span></text:p>
                </text:list-item>
              </text:list>
            </text:list-item>
            <text:list-item>
              <text:p text:style-name="P97"><text:span text:style-name="T97_1">remove</text:span><text:span text:style-name="T97_2"><text:s/></text:span><text:span text:style-name="T97_3">text</text:span><text:span text:style-name="T97_4"><text:s/></text:span><text:span text:style-name="T97_5">display</text:span><text:span text:style-name="T97_6"><text:s/></text:span><text:span text:style-name="T97_7">of</text:span><text:span text:style-name="T97_8"><text:s/></text:span><text:span text:style-name="T97_9">name</text:span><text:span text:style-name="T97_10"><text:s/></text:span><text:span text:style-name="T97_11">in</text:span><text:span text:style-name="T97_12"><text:s/></text:span><text:span text:style-name="T97_13">message</text:span><text:span text:style-name="T97_14">,<text:s/></text:span><text:span text:style-name="T97_15">just</text:span><text:span text:style-name="T97_16"><text:s/></text:span><text:span text:style-name="T97_17">add</text:span><text:span text:style-name="T97_18"><text:s/>‘</text:span><text:span text:style-name="T97_19">title</text:span><text:span text:style-name="T97_20">=’<text:s/></text:span><text:span text:style-name="T97_21">to</text:span><text:span text:style-name="T97_22"><text:s/></text:span><text:span text:style-name="T97_23">displayed</text:span><text:span text:style-name="T97_24"><text:s/></text:span><text:span text:style-name="T97_25">avatar</text:span><text:span text:style-name="T97_26"><text:s/></text:span><text:span text:style-name="T97_27">icon</text:span></text:p>
            </text:list-item>
            <text:list-item>
              <text:p text:style-name="P98"><text:span text:style-name="T98_1">add</text:span><text:span text:style-name="T98_2"><text:s/>‘(</text:span><text:span text:style-name="T98_3">Me</text:span><text:span text:style-name="T98_4">)’<text:s/></text:span><text:span text:style-name="T98_5">to</text:span><text:span text:style-name="T98_6"><text:s/></text:span><text:span text:style-name="T98_7">a</text:span><text:span text:style-name="T98_8"><text:s/></text:span><text:span text:style-name="T98_9">displayed</text:span><text:span text:style-name="T98_10"><text:s/></text:span><text:span text:style-name="T98_11">Self</text:span><text:span text:style-name="T98_12"><text:s/></text:span><text:span text:style-name="T98_13">object</text:span><text:span text:style-name="T98_14"><text:s/></text:span><text:span text:style-name="T98_15">that</text:span><text:span text:style-name="T98_16"><text:s/></text:span><text:span text:style-name="T98_17">matches</text:span><text:span text:style-name="T98_18"><text:s/></text:span><text:span text:style-name="T98_19">clientID</text:span></text:p>
            </text:list-item>
            <text:list-item>
              <text:p text:style-name="P99"><text:span text:style-name="T99_1">team</text:span><text:span text:style-name="T99_2"><text:s/></text:span><text:span text:style-name="T99_3">focus</text:span><text:span text:style-name="T99_4"><text:s/></text:span><text:span text:style-name="T99_5">w</text:span><text:span text:style-name="T99_6">/<text:s/></text:span><text:span text:style-name="T99_7">filter</text:span><text:span text:style-name="T99_8"><text:s/></text:span><text:span text:style-name="T99_9">for</text:span><text:span text:style-name="T99_10"><text:s/></text:span><text:span text:style-name="T99_11">individual</text:span><text:span text:style-name="T99_12"><text:s/></text:span><text:span text:style-name="T99_13">authors</text:span></text:p>
              <text:list>
                <text:list-item>
                  <text:p text:style-name="P100"><text:span text:style-name="T100_1">private</text:span><text:span text:style-name="T100_2"><text:s/></text:span><text:span text:style-name="T100_3">message</text:span></text:p>
                </text:list-item>
                <text:list-item>
                  <text:p text:style-name="P101"><text:span text:style-name="T101_1">private</text:span><text:span text:style-name="T101_2"><text:s/></text:span><text:span text:style-name="T101_3">video</text:span><text:span text:style-name="T101_4"><text:s/></text:span><text:span text:style-name="T101_5">conference</text:span></text:p>
                </text:list-item>
                <text:list-item>
                  <text:p text:style-name="P102"><text:span text:style-name="T102_1">“</text:span><text:span text:style-name="T102_2">pay</text:span><text:span text:style-name="T102_3">...”</text:span></text:p>
                </text:list-item>
                <text:list-item>
                  <text:p text:style-name="P103"><text:span text:style-name="T103_1">trust</text:span><text:span text:style-name="T103_2">:<text:s/></text:span><text:span text:style-name="T103_3">unknown</text:span></text:p>
                </text:list-item>
                <text:list-item>
                  <text:p text:style-name="P104"><text:span text:style-name="T104_1">last</text:span><text:span text:style-name="T104_2"><text:s/></text:span><text:span text:style-name="T104_3">activity</text:span><text:span text:style-name="T104_4">:<text:s/></text:span><text:span text:style-name="T104_5">unknown</text:span></text:p>
                </text:list-item>
              </text:list>
            </text:list-item>
            <text:list-item>
              <text:p text:style-name="P105"><text:span text:style-name="T105_1">cloning</text:span><text:span text:style-name="T105_2"><text:s/></text:span><text:span text:style-name="T105_3">adds</text:span><text:span text:style-name="T105_4"><text:s/>‘</text:span><text:span text:style-name="T105_5">clonedFrom</text:span><text:span text:style-name="T105_6">:’<text:s/></text:span><text:span text:style-name="T105_7">field</text:span></text:p>
            </text:list-item>
            <text:list-item>
              <text:p text:style-name="P106"><text:span text:style-name="T106_1">“</text:span><text:span text:style-name="T106_2">Understand</text:span><text:span text:style-name="T106_3">”<text:s/></text:span><text:span text:style-name="T106_4">focus</text:span><text:span text:style-name="T106_5"><text:s/>-<text:s/></text:span><text:span text:style-name="T106_6">natural</text:span><text:span text:style-name="T106_7"><text:s/></text:span><text:span text:style-name="T106_8">language</text:span><text:span text:style-name="T106_9"><text:s/></text:span><text:span text:style-name="T106_10">input</text:span><text:span text:style-name="T106_11"><text:s/></text:span><text:span text:style-name="T106_12">w</text:span><text:span text:style-name="T106_13">/<text:s/></text:span><text:span text:style-name="T106_14">iterative</text:span><text:span text:style-name="T106_15"><text:s/></text:span><text:span text:style-name="T106_16">disambiguation</text:span><text:span text:style-name="T106_17"><text:s/></text:span><text:span text:style-name="T106_18">per</text:span><text:span text:style-name="T106_19"><text:s/></text:span><text:span text:style-name="T106_20">sentence</text:span></text:p>
            </text:list-item>
            <text:list-item>
              <text:p text:style-name="P107"><text:span text:style-name="T107_1">initMiniMap</text:span><text:span text:style-name="T107_2">()<text:s/>-<text:s/></text:span><text:span text:style-name="T107_3">should</text:span><text:span text:style-name="T107_4"><text:s/></text:span><text:span text:style-name="T107_5">use</text:span><text:span text:style-name="T107_6"><text:s/></text:span><text:span text:style-name="T107_7">self</text:span><text:span text:style-name="T107_8">’</text:span><text:span text:style-name="T107_9">s</text:span><text:span text:style-name="T107_10"><text:s/></text:span><text:span text:style-name="T107_11">geolocation</text:span><text:span text:style-name="T107_12"><text:s/></text:span><text:span text:style-name="T107_13">as</text:span><text:span text:style-name="T107_14"><text:s/></text:span><text:span text:style-name="T107_15">default</text:span><text:span text:style-name="T107_16"><text:s/></text:span><text:span text:style-name="T107_17">starting</text:span><text:span text:style-name="T107_18"><text:s/></text:span><text:span text:style-name="T107_19">position</text:span></text:p>
            </text:list-item>
            <text:list-item>
              <text:p text:style-name="P108"><text:span text:style-name="T108_1"><text:a xlink:type="simple" xlink:href="http://www.appelsiini.net/projects/jeditable"><text:span text:style-name="T108_2">http</text:span></text:a></text:span><text:span text:style-name="T108_3"><text:a xlink:type="simple" xlink:href="http://www.appelsiini.net/projects/jeditable"><text:span text:style-name="T108_4">://</text:span></text:a></text:span><text:span text:style-name="T108_5"><text:a xlink:type="simple" xlink:href="http://www.appelsiini.net/projects/jeditable"><text:span text:style-name="T108_6">www</text:span></text:a></text:span><text:span text:style-name="T108_7"><text:a xlink:type="simple" xlink:href="http://www.appelsiini.net/projects/jeditable"><text:span text:style-name="T108_8">.</text:span></text:a></text:span><text:span text:style-name="T108_9"><text:a xlink:type="simple" xlink:href="http://www.appelsiini.net/projects/jeditable"><text:span text:style-name="T108_10">appelsiini</text:span></text:a></text:span><text:span text:style-name="T108_11"><text:a xlink:type="simple" xlink:href="http://www.appelsiini.net/projects/jeditable"><text:span text:style-name="T108_12">.</text:span></text:a></text:span><text:span text:style-name="T108_13"><text:a xlink:type="simple" xlink:href="http://www.appelsiini.net/projects/jeditable"><text:span text:style-name="T108_14">net</text:span></text:a></text:span><text:span text:style-name="T108_15"><text:a xlink:type="simple" xlink:href="http://www.appelsiini.net/projects/jeditable"><text:span text:style-name="T108_16">/</text:span></text:a></text:span><text:span text:style-name="T108_17"><text:a xlink:type="simple" xlink:href="http://www.appelsiini.net/projects/jeditable"><text:span text:style-name="T108_18">projects</text:span></text:a></text:span><text:span text:style-name="T108_19"><text:a xlink:type="simple" xlink:href="http://www.appelsiini.net/projects/jeditable"><text:span text:style-name="T108_20">/</text:span></text:a></text:span><text:span text:style-name="T108_21"><text:a xlink:type="simple" xlink:href="http://www.appelsiini.net/projects/jeditable"><text:span text:style-name="T108_22">jeditable</text:span></text:a></text:span><text:span text:style-name="T108_23"><text:s/></text:span><text:span text:style-name="T108_24">in</text:span><text:span text:style-name="T108_25">-</text:span><text:span text:style-name="T108_26">place</text:span><text:span text:style-name="T108_27"><text:s/></text:span><text:span text:style-name="T108_28">editing</text:span></text:p>
            </text:list-item>
            <text:list-item>
              <text:p text:style-name="P109"><text:span text:style-name="T109_1">proxy</text:span><text:span text:style-name="T109_2"><text:s/></text:span><text:span text:style-name="T109_3">file</text:span><text:span text:style-name="T109_4"><text:s/></text:span><text:span text:style-name="T109_5">request</text:span><text:span text:style-name="T109_6"><text:s/></text:span><text:span text:style-name="T109_7">caching</text:span><text:span text:style-name="T109_8"><text:s/></text:span><text:span text:style-name="T109_9">to</text:span><text:span text:style-name="T109_10"><text:s/></text:span><text:span text:style-name="T109_11">avoid</text:span><text:span text:style-name="T109_12"><text:s/></text:span><text:span text:style-name="T109_13">refetching</text:span><text:span text:style-name="T109_14"><text:s/></text:span><text:span text:style-name="T109_15">on</text:span><text:span text:style-name="T109_16"><text:s/></text:span><text:span text:style-name="T109_17">repeated</text:span><text:span text:style-name="T109_18"><text:s/></text:span><text:span text:style-name="T109_19">or</text:span><text:span text:style-name="T109_20"><text:s/></text:span><text:span text:style-name="T109_21">same</text:span><text:span text:style-name="T109_22"><text:s/></text:span><text:span text:style-name="T109_23">requests</text:span><text:span text:style-name="T109_24"><text:s/></text:span><text:span text:style-name="T109_25">from</text:span><text:span text:style-name="T109_26"><text:s/></text:span><text:span text:style-name="T109_27">multiple</text:span><text:span text:style-name="T109_28"><text:s/></text:span><text:span text:style-name="T109_29">people</text:span></text:p>
            </text:list-item>
            <text:list-item>
              <text:p text:style-name="P110"><text:span text:style-name="T110_1">use</text:span><text:span text:style-name="T110_2"><text:s/></text:span><text:span text:style-name="T110_3">default</text:span><text:span text:style-name="T110_4"><text:s/></text:span><text:span text:style-name="T110_5">view</text:span><text:span text:style-name="T110_6"><text:s/></text:span><text:span text:style-name="T110_7">on</text:span><text:span text:style-name="T110_8"><text:s/></text:span><text:span text:style-name="T110_9">startup</text:span><text:span text:style-name="T110_10">,<text:s/></text:span><text:span text:style-name="T110_11">don</text:span><text:span text:style-name="T110_12">’</text:span><text:span text:style-name="T110_13">t</text:span><text:span text:style-name="T110_14"><text:s/></text:span><text:span text:style-name="T110_15">leave</text:span><text:span text:style-name="T110_16"><text:s/></text:span><text:span text:style-name="T110_17">blank</text:span></text:p>
            </text:list-item>
            <text:list-item>
              <text:p text:style-name="P111"><text:span text:style-name="T111_1">“</text:span><text:span text:style-name="T111_2">see</text:span><text:span text:style-name="T111_3"><text:s/></text:span><text:span text:style-name="T111_4">relevant</text:span><text:span text:style-name="T111_5">”<text:s/></text:span><text:span text:style-name="T111_6">item</text:span><text:span text:style-name="T111_7"><text:s/></text:span><text:span text:style-name="T111_8">in</text:span><text:span text:style-name="T111_9"><text:s/></text:span><text:span text:style-name="T111_10">focus</text:span><text:span text:style-name="T111_11"><text:s/></text:span><text:span text:style-name="T111_12">save</text:span><text:span text:style-name="T111_13"><text:s/></text:span><text:span text:style-name="T111_14">menu</text:span><text:span text:style-name="T111_15"><text:s/>(</text:span><text:span text:style-name="T111_16">underneath</text:span><text:span text:style-name="T111_17"><text:s/>‘</text:span><text:span text:style-name="T111_18">export</text:span><text:span text:style-name="T111_19">’)<text:s/>-&gt;<text:s/></text:span><text:span text:style-name="T111_20">set</text:span><text:span text:style-name="T111_21"><text:s/></text:span><text:span text:style-name="T111_22">list</text:span><text:span text:style-name="T111_23"><text:s/></text:span><text:span text:style-name="T111_24">semantics</text:span><text:span text:style-name="T111_25"><text:s/></text:span><text:span text:style-name="T111_26">to</text:span><text:span text:style-name="T111_27"><text:s/></text:span><text:span text:style-name="T111_28">relevance</text:span><text:span text:style-name="T111_29">,<text:s/></text:span><text:span text:style-name="T111_30">etc</text:span><text:span text:style-name="T111_31">..<text:s/></text:span><text:span text:style-name="T111_32">update</text:span><text:span text:style-name="T111_33"><text:s/></text:span><text:span text:style-name="T111_34">view</text:span></text:p>
            </text:list-item>
            <text:list-item>
              <text:p text:style-name="P112"><text:span text:style-name="T112_1">“</text:span><text:span text:style-name="T112_2">team</text:span><text:span text:style-name="T112_3">”<text:s/></text:span><text:span text:style-name="T112_4">main</text:span><text:span text:style-name="T112_5"><text:s/></text:span><text:span text:style-name="T112_6">menu</text:span><text:span text:style-name="T112_7"><text:s/></text:span><text:span text:style-name="T112_8">link</text:span><text:span text:style-name="T112_9"><text:s/>=<text:s/></text:span><text:span text:style-name="T112_10">relevant</text:span><text:span text:style-name="T112_11"><text:s/></text:span><text:span text:style-name="T112_12">to</text:span><text:span text:style-name="T112_13"><text:s/>“</text:span><text:span text:style-name="T112_14">user</text:span><text:span text:style-name="T112_15">”<text:s/>=<text:s/>/</text:span><text:span text:style-name="T112_16">tag</text:span><text:span text:style-name="T112_17">/</text:span><text:span text:style-name="T112_18">general</text:span><text:span text:style-name="T112_19">.</text:span><text:span text:style-name="T112_20">User</text:span></text:p>
            </text:list-item>
            <text:list-item>
              <text:p text:style-name="P113"><text:span text:style-name="T113_1">tag</text:span><text:span text:style-name="T113_2"><text:s/></text:span><text:span text:style-name="T113_3">cloud</text:span><text:span text:style-name="T113_4"><text:s/></text:span><text:span text:style-name="T113_5">in</text:span><text:span text:style-name="T113_6"><text:s/></text:span><text:span text:style-name="T113_7">report</text:span><text:span text:style-name="T113_8"><text:s/></text:span><text:span text:style-name="T113_9">with</text:span><text:span text:style-name="T113_10"><text:s/></text:span><text:span text:style-name="T113_11">links</text:span><text:span text:style-name="T113_12"><text:s/></text:span><text:span text:style-name="T113_13">to</text:span><text:span text:style-name="T113_14"><text:s/>/</text:span><text:span text:style-name="T113_15">tag</text:span><text:span text:style-name="T113_16">/*</text:span></text:p>
            </text:list-item>
            <text:list-item>
              <text:p text:style-name="P114"><text:span text:style-name="T114_1">layouts</text:span><text:span text:style-name="T114_2">:</text:span></text:p>
              <text:list>
                <text:list-item>
                  <text:p text:style-name="P115"><text:span text:style-name="T115_1">hide</text:span><text:span text:style-name="T115_2"><text:s/>/<text:s/></text:span><text:span text:style-name="T115_3">minimize</text:span><text:span text:style-name="T115_4"><text:s/>/<text:s/></text:span><text:span text:style-name="T115_5">maximize</text:span><text:span text:style-name="T115_6"><text:s/>(</text:span><text:span text:style-name="T115_7">like</text:span><text:span text:style-name="T115_8"><text:s/></text:span><text:span text:style-name="T115_9">blogger</text:span><text:span text:style-name="T115_10">)<text:s/></text:span><text:span text:style-name="T115_11">focus</text:span><text:span text:style-name="T115_12"><text:s/></text:span><text:span text:style-name="T115_13">section</text:span></text:p>
                </text:list-item>
              </text:list>
            </text:list-item>
            <text:list-item>
              <text:p text:style-name="P116"><text:span text:style-name="T116_1">themes</text:span></text:p>
              <text:list>
                <text:list-item>
                  <text:p text:style-name="P117"><text:span text:style-name="T117_1">styling</text:span><text:span text:style-name="T117_2"><text:s/></text:span><text:span text:style-name="T117_3">of</text:span><text:span text:style-name="T117_4"><text:s/></text:span><text:span text:style-name="T117_5">tag</text:span><text:span text:style-name="T117_6"><text:s/></text:span><text:span text:style-name="T117_7">buttons</text:span><text:span text:style-name="T117_8"><text:s/></text:span><text:span text:style-name="T117_9">both</text:span><text:span text:style-name="T117_10"><text:s/></text:span><text:span text:style-name="T117_11">in</text:span><text:span text:style-name="T117_12"><text:s/></text:span><text:span text:style-name="T117_13">focus</text:span><text:span text:style-name="T117_14"><text:s/></text:span><text:span text:style-name="T117_15">editor</text:span><text:span text:style-name="T117_16"><text:s/></text:span><text:span text:style-name="T117_17">and</text:span><text:span text:style-name="T117_18"><text:s/></text:span><text:span text:style-name="T117_19">in</text:span><text:span text:style-name="T117_20"><text:s/></text:span><text:span text:style-name="T117_21">object</text:span><text:span text:style-name="T117_22"><text:s/></text:span><text:span text:style-name="T117_23">view</text:span><text:span text:style-name="T117_24"><text:s/></text:span><text:span text:style-name="T117_25">to</text:span><text:span text:style-name="T117_26"><text:s/></text:span><text:span text:style-name="T117_27">resemble</text:span><text:span text:style-name="T117_28"><text:s/></text:span><text:span text:style-name="T117_29">each</text:span><text:span text:style-name="T117_30"><text:s/></text:span><text:span text:style-name="T117_31">other</text:span></text:p>
                </text:list-item>
                <text:list-item>
                  <text:p text:style-name="P118"><text:span text:style-name="T118_1">...</text:span><text:span text:style-name="T118_2">automatically</text:span><text:span text:style-name="T118_3"><text:s/></text:span><text:span text:style-name="T118_4">download</text:span><text:span text:style-name="T118_5"><text:s/></text:span><text:span text:style-name="T118_6">and</text:span><text:span text:style-name="T118_7"><text:s/></text:span><text:span text:style-name="T118_8">install</text:span><text:span text:style-name="T118_9"><text:s/></text:span><text:span text:style-name="T118_10">css</text:span><text:span text:style-name="T118_11">/</text:span><text:span text:style-name="T118_12">bootstrap</text:span><text:span text:style-name="T118_13"><text:s/></text:span><text:span text:style-name="T118_14">themes</text:span><text:span text:style-name="T118_15">?</text:span></text:p>
                </text:list-item>
                <text:list-item>
                  <text:p text:style-name="P119"><text:span text:style-name="T119_1">sounds</text:span><text:span text:style-name="T119_2">?</text:span></text:p>
                </text:list-item>
              </text:list>
            </text:list-item>
            <text:list-item>
              <text:p text:style-name="P120"><text:span text:style-name="T120_1">ontology</text:span><text:span text:style-name="T120_2"><text:s/></text:span><text:span text:style-name="T120_3">search</text:span><text:span text:style-name="T120_4">:<text:s/></text:span><text:span text:style-name="T120_5">include</text:span><text:span text:style-name="T120_6"><text:s/></text:span><text:span text:style-name="T120_7">matches</text:span><text:span text:style-name="T120_8"><text:s/></text:span><text:span text:style-name="T120_9">for</text:span><text:span text:style-name="T120_10"><text:s/></text:span><text:span text:style-name="T120_11">tags</text:span><text:span text:style-name="T120_12"><text:s/></text:span><text:span text:style-name="T120_13">and</text:span><text:span text:style-name="T120_14"><text:s/></text:span><text:span text:style-name="T120_15">properties</text:span><text:span text:style-name="T120_16">,<text:s/></text:span><text:span text:style-name="T120_17">their</text:span><text:span text:style-name="T120_18"><text:s/></text:span><text:span text:style-name="T120_19">names</text:span><text:span text:style-name="T120_20"><text:s/></text:span><text:span text:style-name="T120_21">and</text:span><text:span text:style-name="T120_22"><text:s/></text:span><text:span text:style-name="T120_23">descriptions</text:span></text:p>
            </text:list-item>
            <text:list-item>
              <text:p text:style-name="P121"><text:span text:style-name="T121_1">“</text:span><text:span text:style-name="T121_2">traveling</text:span><text:span text:style-name="T121_3"><text:s/></text:span><text:span text:style-name="T121_4">mode</text:span><text:span text:style-name="T121_5">“<text:s/></text:span><text:span text:style-name="T121_6">and</text:span><text:span text:style-name="T121_7"><text:s/></text:span><text:span text:style-name="T121_8">advanced</text:span><text:span text:style-name="T121_9"><text:s/></text:span><text:span text:style-name="T121_10">location</text:span><text:span text:style-name="T121_11"><text:s/></text:span><text:span text:style-name="T121_12">settings</text:span><text:span text:style-name="T121_13">,<text:s/></text:span><text:span text:style-name="T121_14">including</text:span><text:span text:style-name="T121_15"><text:s/></text:span><text:span text:style-name="T121_16">basic</text:span><text:span text:style-name="T121_17"><text:s/></text:span><text:span text:style-name="T121_18">location</text:span><text:span text:style-name="T121_19"><text:s/></text:span><text:span text:style-name="T121_20">selector</text:span><text:span text:style-name="T121_21"><text:s/></text:span><text:span text:style-name="T121_22">modal</text:span><text:span text:style-name="T121_23"><text:s/></text:span><text:span text:style-name="T121_24">dialog</text:span></text:p>
            </text:list-item>
            <text:list-item>
              <text:p text:style-name="P122"><text:span text:style-name="T122_1">_.</text:span><text:span text:style-name="T122_2">extend</text:span><text:span text:style-name="T122_3">()<text:s/></text:span><text:span text:style-name="T122_4">objects</text:span><text:span text:style-name="T122_5"><text:s/></text:span><text:span text:style-name="T122_6">with</text:span><text:span text:style-name="T122_7"><text:s/></text:span><text:span text:style-name="T122_8">utility</text:span><text:span text:style-name="T122_9"><text:s/></text:span><text:span text:style-name="T122_10">methods</text:span></text:p>
            </text:list-item>
            <text:list-item>
              <text:p text:style-name="P123"><text:span text:style-name="T123_1">focus</text:span><text:span text:style-name="T123_2">/</text:span><text:span text:style-name="T123_3">popup</text:span><text:span text:style-name="T123_4"><text:s/></text:span><text:span text:style-name="T123_5">a</text:span><text:span text:style-name="T123_6"><text:s/></text:span><text:span text:style-name="T123_7">specific</text:span><text:span text:style-name="T123_8"><text:s/></text:span><text:span text:style-name="T123_9">object</text:span><text:span text:style-name="T123_10">,<text:s/></text:span><text:span text:style-name="T123_11">fullscreen</text:span></text:p>
            </text:list-item>
            <text:list-item>
              <text:p text:style-name="P124"><text:span text:style-name="T124_1">{</text:span><text:span text:style-name="T124_2">Live</text:span><text:span text:style-name="T124_3"><text:s/></text:span><text:span text:style-name="T124_4">update</text:span><text:span text:style-name="T124_5"><text:s/>|<text:s/></text:span><text:span text:style-name="T124_6">Pagination</text:span><text:span text:style-name="T124_7">}<text:s/></text:span><text:span text:style-name="T124_8">modes</text:span></text:p>
            </text:list-item>
            <text:list-item>
              <text:p text:style-name="P125"><text:span text:style-name="T125_1">Relevance</text:span><text:span text:style-name="T125_2"><text:s/></text:span><text:span text:style-name="T125_3">highlights</text:span><text:span text:style-name="T125_4"><text:s/></text:span><text:span text:style-name="T125_5">tag</text:span><text:span text:style-name="T125_6"><text:s/></text:span><text:span text:style-name="T125_7">button</text:span><text:span text:style-name="T125_8"><text:s/></text:span><text:span text:style-name="T125_9">widgets</text:span><text:span text:style-name="T125_10"><text:s/>(</text:span><text:span text:style-name="T125_11">which</text:span><text:span text:style-name="T125_12"><text:s/></text:span><text:span text:style-name="T125_13">are</text:span><text:span text:style-name="T125_14"><text:s/></text:span><text:span text:style-name="T125_15">used</text:span><text:span text:style-name="T125_16"><text:s/></text:span><text:span text:style-name="T125_17">in</text:span><text:span text:style-name="T125_18"><text:s/></text:span><text:span text:style-name="T125_19">both</text:span><text:span text:style-name="T125_20"><text:s/></text:span><text:span text:style-name="T125_21">focus</text:span><text:span text:style-name="T125_22"><text:s/></text:span><text:span text:style-name="T125_23">editor</text:span><text:span text:style-name="T125_24"><text:s/></text:span><text:span text:style-name="T125_25">and</text:span><text:span text:style-name="T125_26"><text:s/></text:span><text:span text:style-name="T125_27">object</text:span><text:span text:style-name="T125_28"><text:s/></text:span><text:span text:style-name="T125_29">viewer</text:span><text:span text:style-name="T125_30">)</text:span></text:p>
            </text:list-item>
            <text:list-item>
              <text:p text:style-name="P126"><text:span text:style-name="T126_1">fontsize</text:span><text:span text:style-name="T126_2"><text:s/></text:span><text:span text:style-name="T126_3">adjust</text:span><text:span text:style-name="T126_4"><text:s/></text:span><text:span text:style-name="T126_5">slider</text:span><text:span text:style-name="T126_6">(</text:span><text:span text:style-name="T126_7">s</text:span><text:span text:style-name="T126_8">)</text:span></text:p>
            </text:list-item>
            <text:list-item>
              <text:p text:style-name="P127"><text:span text:style-name="T127_1"><text:a xlink:type="simple" xlink:href="https://github.com/jquery/globalize"><text:span text:style-name="T127_2">https</text:span></text:a></text:span><text:span text:style-name="T127_3"><text:a xlink:type="simple" xlink:href="https://github.com/jquery/globalize"><text:span text:style-name="T127_4">://</text:span></text:a></text:span><text:span text:style-name="T127_5"><text:a xlink:type="simple" xlink:href="https://github.com/jquery/globalize"><text:span text:style-name="T127_6">github</text:span></text:a></text:span><text:span text:style-name="T127_7"><text:a xlink:type="simple" xlink:href="https://github.com/jquery/globalize"><text:span text:style-name="T127_8">.</text:span></text:a></text:span><text:span text:style-name="T127_9"><text:a xlink:type="simple" xlink:href="https://github.com/jquery/globalize"><text:span text:style-name="T127_10">com</text:span></text:a></text:span><text:span text:style-name="T127_11"><text:a xlink:type="simple" xlink:href="https://github.com/jquery/globalize"><text:span text:style-name="T127_12">/</text:span></text:a></text:span><text:span text:style-name="T127_13"><text:a xlink:type="simple" xlink:href="https://github.com/jquery/globalize"><text:span text:style-name="T127_14">jquery</text:span></text:a></text:span><text:span text:style-name="T127_15"><text:a xlink:type="simple" xlink:href="https://github.com/jquery/globalize"><text:span text:style-name="T127_16">/</text:span></text:a></text:span><text:span text:style-name="T127_17"><text:a xlink:type="simple" xlink:href="https://github.com/jquery/globalize"><text:span text:style-name="T127_18">globalize</text:span></text:a></text:span></text:p>
            </text:list-item>
            <text:list-item>
              <text:p text:style-name="P128"><text:span text:style-name="T128_1">text</text:span><text:span text:style-name="T128_2">-</text:span><text:span text:style-name="T128_3">to</text:span><text:span text:style-name="T128_4">-</text:span><text:span text:style-name="T128_5">speech</text:span></text:p>
            </text:list-item>
            <text:list-item>
              <text:p text:style-name="P129"><text:span text:style-name="T129_1">plugin</text:span><text:span text:style-name="T129_2"><text:s/></text:span><text:span text:style-name="T129_3">dependencies</text:span></text:p>
            </text:list-item>
            <text:list-item>
              <text:p text:style-name="P130"><text:span text:style-name="T130_1">mobile</text:span><text:span text:style-name="T130_2"><text:s/></text:span><text:span text:style-name="T130_3">site</text:span><text:span text:style-name="T130_4"><text:s/>(</text:span><text:span text:style-name="T130_5">extensive</text:span><text:span text:style-name="T130_6"><text:s/></text:span><text:span text:style-name="T130_7">use</text:span><text:span text:style-name="T130_8"><text:s/></text:span><text:span text:style-name="T130_9">of</text:span><text:span text:style-name="T130_10"><text:s/></text:span><text:span text:style-name="T130_11">modal</text:span><text:span text:style-name="T130_12"><text:s/></text:span><text:span text:style-name="T130_13">dialogs</text:span><text:span text:style-name="T130_14"><text:s/></text:span><text:span text:style-name="T130_15">and</text:span><text:span text:style-name="T130_16"><text:s/></text:span><text:span text:style-name="T130_17">sliding</text:span><text:span text:style-name="T130_18">/</text:span><text:span text:style-name="T130_19">toggling</text:span><text:span text:style-name="T130_20"><text:s/></text:span><text:span text:style-name="T130_21">modes</text:span><text:span text:style-name="T130_22">)</text:span></text:p>
            </text:list-item>
            <text:list-item>
              <text:p text:style-name="P131"><text:span text:style-name="T131_1">node</text:span><text:span text:style-name="T131_2">-</text:span><text:span text:style-name="T131_3">inspector</text:span><text:span text:style-name="T131_4"><text:s/></text:span><text:span text:style-name="T131_5">for</text:span><text:span text:style-name="T131_6"><text:s/></text:span><text:span text:style-name="T131_7">debugging</text:span><text:span text:style-name="T131_8"><text:s/></text:span><text:span text:style-name="T131_9">and</text:span><text:span text:style-name="T131_10"><text:s/></text:span><text:span text:style-name="T131_11">profiling</text:span><text:span text:style-name="T131_12"><text:s/></text:span><text:span text:style-name="T131_13">of</text:span><text:span text:style-name="T131_14"><text:s/></text:span><text:span text:style-name="T131_15">node</text:span><text:span text:style-name="T131_16">.</text:span><text:span text:style-name="T131_17">js</text:span><text:span text:style-name="T131_18"><text:s/></text:span><text:span text:style-name="T131_19">server</text:span><text:span text:style-name="T131_20"><text:s/></text:span><text:span text:style-name="T131_21"><text:a xlink:type="simple" xlink:href="https://github.com/dannycoates/node-inspector"><text:span text:style-name="T131_22">https</text:span></text:a></text:span><text:span text:style-name="T131_23"><text:a xlink:type="simple" xlink:href="https://github.com/dannycoates/node-inspector"><text:span text:style-name="T131_24">://</text:span></text:a></text:span><text:span text:style-name="T131_25"><text:a xlink:type="simple" xlink:href="https://github.com/dannycoates/node-inspector"><text:span text:style-name="T131_26">github</text:span></text:a></text:span><text:span text:style-name="T131_27"><text:a xlink:type="simple" xlink:href="https://github.com/dannycoates/node-inspector"><text:span text:style-name="T131_28">.</text:span></text:a></text:span><text:span text:style-name="T131_29"><text:a xlink:type="simple" xlink:href="https://github.com/dannycoates/node-inspector"><text:span text:style-name="T131_30">com</text:span></text:a></text:span><text:span text:style-name="T131_31"><text:a xlink:type="simple" xlink:href="https://github.com/dannycoates/node-inspector"><text:span text:style-name="T131_32">/</text:span></text:a></text:span><text:span text:style-name="T131_33"><text:a xlink:type="simple" xlink:href="https://github.com/dannycoates/node-inspector"><text:span text:style-name="T131_34">dannycoates</text:span></text:a></text:span><text:span text:style-name="T131_35"><text:a xlink:type="simple" xlink:href="https://github.com/dannycoates/node-inspector"><text:span text:style-name="T131_36">/</text:span></text:a></text:span><text:span text:style-name="T131_37"><text:a xlink:type="simple" xlink:href="https://github.com/dannycoates/node-inspector"><text:span text:style-name="T131_38">node</text:span></text:a></text:span><text:span text:style-name="T131_39"><text:a xlink:type="simple" xlink:href="https://github.com/dannycoates/node-inspector"><text:span text:style-name="T131_40">-</text:span></text:a></text:span><text:span text:style-name="T131_41"><text:a xlink:type="simple" xlink:href="https://github.com/dannycoates/node-inspector"><text:span text:style-name="T131_42">inspector</text:span></text:a></text:span></text:p>
            </text:list-item>
            <text:list-item>
              <text:p text:style-name="P132"><text:span text:style-name="T132_1">popup</text:span><text:span text:style-name="T132_2">/</text:span><text:span text:style-name="T132_3">tooltip</text:span><text:span text:style-name="T132_4"><text:s/></text:span><text:span text:style-name="T132_5">wikipedia</text:span><text:span text:style-name="T132_6"><text:s/></text:span><text:span text:style-name="T132_7">mobile</text:span><text:span text:style-name="T132_8"><text:s/></text:span><text:span text:style-name="T132_9">view</text:span><text:span text:style-name="T132_10"><text:s/></text:span><text:span text:style-name="T132_11">for</text:span><text:span text:style-name="T132_12"><text:s/></text:span><text:span text:style-name="T132_13">annotated</text:span><text:span text:style-name="T132_14"><text:s/></text:span><text:span text:style-name="T132_15">terms</text:span><text:span text:style-name="T132_16">.<text:s/></text:span><text:span text:style-name="T132_17">ex</text:span><text:span text:style-name="T132_18">:<text:s/>“</text:span><text:span text:style-name="T132_19">Food</text:span><text:span text:style-name="T132_20">”<text:s/>-&gt;<text:s/></text:span><text:span text:style-name="T132_21">en</text:span><text:span text:style-name="T132_22">.</text:span><text:span text:style-name="T132_23">wikipedia</text:span><text:span text:style-name="T132_24">.</text:span><text:span text:style-name="T132_25">org</text:span><text:span text:style-name="T132_26">/</text:span><text:span text:style-name="T132_27">wiki</text:span><text:span text:style-name="T132_28">/</text:span><text:span text:style-name="T132_29">Food</text:span></text:p>
            </text:list-item>
            <text:list-item>
              <text:p text:style-name="P133"><text:span text:style-name="T133_1">modify</text:span><text:span text:style-name="T133_2"><text:s/></text:span><text:span text:style-name="T133_3">timeago</text:span><text:span text:style-name="T133_4"><text:s/></text:span><text:span text:style-name="T133_5">plugin</text:span><text:span text:style-name="T133_6"><text:s/></text:span><text:span text:style-name="T133_7">to</text:span><text:span text:style-name="T133_8"><text:s/></text:span><text:span text:style-name="T133_9">display</text:span><text:span text:style-name="T133_10"><text:s/>“1.3<text:s/></text:span><text:span text:style-name="T133_11">days</text:span><text:span text:style-name="T133_12"><text:s/></text:span><text:span text:style-name="T133_13">ago</text:span><text:span text:style-name="T133_14">”<text:s/>(</text:span><text:span text:style-name="T133_15">extra</text:span><text:span text:style-name="T133_16"><text:s/></text:span><text:span text:style-name="T133_17">decimal</text:span><text:span text:style-name="T133_18"><text:s/></text:span><text:span text:style-name="T133_19">place</text:span><text:span text:style-name="T133_20"><text:s/></text:span><text:span text:style-name="T133_21">for</text:span><text:span text:style-name="T133_22"><text:s/></text:span><text:span text:style-name="T133_23">increased</text:span><text:span text:style-name="T133_24"><text:s/></text:span><text:span text:style-name="T133_25">accuracy</text:span><text:span text:style-name="T133_26">)<text:s/></text:span><text:span text:style-name="T133_27">instead</text:span><text:span text:style-name="T133_28"><text:s/></text:span><text:span text:style-name="T133_29">of</text:span><text:span text:style-name="T133_30"><text:s/></text:span><text:span text:style-name="T133_31">just</text:span><text:span text:style-name="T133_32"><text:s/>“1<text:s/></text:span><text:span text:style-name="T133_33">day</text:span><text:span text:style-name="T133_34"><text:s/></text:span><text:span text:style-name="T133_35">ago</text:span><text:span text:style-name="T133_36">”<text:s/></text:span><text:span text:style-name="T133_37">and</text:span><text:span text:style-name="T133_38"><text:s/></text:span><text:span text:style-name="T133_39">similarly</text:span><text:span text:style-name="T133_40"><text:s/></text:span><text:span text:style-name="T133_41">for</text:span><text:span text:style-name="T133_42"><text:s/></text:span><text:span text:style-name="T133_43">other</text:span><text:span text:style-name="T133_44"><text:s/></text:span><text:span text:style-name="T133_45">larger</text:span><text:span text:style-name="T133_46">-</text:span><text:span text:style-name="T133_47">than</text:span><text:span text:style-name="T133_48">-</text:span><text:span text:style-name="T133_49">insignificant</text:span><text:span text:style-name="T133_50"><text:s/></text:span><text:span text:style-name="T133_51">measurements</text:span></text:p>
            </text:list-item>
            <text:list-item>
              <text:p text:style-name="P134"><text:span text:style-name="T134_1">favorites</text:span><text:span text:style-name="T134_2">:<text:s/></text:span><text:span text:style-name="T134_3">keeps</text:span><text:span text:style-name="T134_4"><text:s/></text:span><text:span text:style-name="T134_5">attention</text:span><text:span text:style-name="T134_6"><text:s/>“</text:span><text:span text:style-name="T134_7">pinned</text:span><text:span text:style-name="T134_8">”<text:s/></text:span><text:span text:style-name="T134_9">for</text:span><text:span text:style-name="T134_10"><text:s/></text:span><text:span text:style-name="T134_11">certain</text:span><text:span text:style-name="T134_12"><text:s/></text:span><text:span text:style-name="T134_13">objects</text:span><text:span text:style-name="T134_14"><text:s/></text:span><text:span text:style-name="T134_15">at</text:span><text:span text:style-name="T134_16"><text:s/></text:span><text:span text:style-name="T134_17">varying</text:span><text:span text:style-name="T134_18"><text:s/></text:span><text:span text:style-name="T134_19">levels</text:span><text:span text:style-name="T134_20">;<text:s/></text:span><text:span text:style-name="T134_21">ensures</text:span><text:span text:style-name="T134_22"><text:s/></text:span><text:span text:style-name="T134_23">they</text:span><text:span text:style-name="T134_24"><text:s/></text:span><text:span text:style-name="T134_25">wont</text:span><text:span text:style-name="T134_26"><text:s/></text:span><text:span text:style-name="T134_27">be</text:span><text:span text:style-name="T134_28"><text:s/></text:span><text:span text:style-name="T134_29">forgotten</text:span></text:p>
            </text:list-item>
            <text:list-item>
              <text:p text:style-name="P135"><text:span text:style-name="T135_1"><text:a xlink:type="simple" xlink:href="https://github.com/niftylettuce/express-cdn#how"><text:span text:style-name="T135_2">https</text:span></text:a></text:span><text:span text:style-name="T135_3"><text:a xlink:type="simple" xlink:href="https://github.com/niftylettuce/express-cdn#how"><text:span text:style-name="T135_4">://</text:span></text:a></text:span><text:span text:style-name="T135_5"><text:a xlink:type="simple" xlink:href="https://github.com/niftylettuce/express-cdn#how"><text:span text:style-name="T135_6">github</text:span></text:a></text:span><text:span text:style-name="T135_7"><text:a xlink:type="simple" xlink:href="https://github.com/niftylettuce/express-cdn#how"><text:span text:style-name="T135_8">.</text:span></text:a></text:span><text:span text:style-name="T135_9"><text:a xlink:type="simple" xlink:href="https://github.com/niftylettuce/express-cdn#how"><text:span text:style-name="T135_10">com</text:span></text:a></text:span><text:span text:style-name="T135_11"><text:a xlink:type="simple" xlink:href="https://github.com/niftylettuce/express-cdn#how"><text:span text:style-name="T135_12">/</text:span></text:a></text:span><text:span text:style-name="T135_13"><text:a xlink:type="simple" xlink:href="https://github.com/niftylettuce/express-cdn#how"><text:span text:style-name="T135_14">niftylettuce</text:span></text:a></text:span><text:span text:style-name="T135_15"><text:a xlink:type="simple" xlink:href="https://github.com/niftylettuce/express-cdn#how"><text:span text:style-name="T135_16">/</text:span></text:a></text:span><text:span text:style-name="T135_17"><text:a xlink:type="simple" xlink:href="https://github.com/niftylettuce/express-cdn#how"><text:span text:style-name="T135_18">express</text:span></text:a></text:span><text:span text:style-name="T135_19"><text:a xlink:type="simple" xlink:href="https://github.com/niftylettuce/express-cdn#how"><text:span text:style-name="T135_20">-</text:span></text:a></text:span><text:span text:style-name="T135_21"><text:a xlink:type="simple" xlink:href="https://github.com/niftylettuce/express-cdn#how"><text:span text:style-name="T135_22">cdn</text:span></text:a></text:span><text:span text:style-name="T135_23"><text:a xlink:type="simple" xlink:href="https://github.com/niftylettuce/express-cdn#how"><text:span text:style-name="T135_24">#</text:span></text:a></text:span><text:span text:style-name="T135_25"><text:a xlink:type="simple" xlink:href="https://github.com/niftylettuce/express-cdn#how"><text:span text:style-name="T135_26">how</text:span></text:a></text:span><text:span text:style-name="T135_27"><text:s/></text:span><text:span text:style-name="T135_28">CDN</text:span><text:span text:style-name="T135_29"><text:s/></text:span></text:p>
            </text:list-item>
          </text:list>
        </text:list-item>
      </text:list>
      <text:h text:style-name="P136" text:outline-level="10"><text:bookmark-start text:name="h.koqjkwwd79kw"/><text:bookmark-end text:name="h.koqjkwwd79kw"/><text:bookmark-start text:name="h.ag1474oxgekq"/><text:bookmark-end text:name="h.ag1474oxgekq"/><text:span text:style-name="T136_1">Documentation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37"><text:span text:style-name="T137_1">What</text:span><text:span text:style-name="T137_2"><text:s/></text:span><text:span text:style-name="T137_3">it</text:span><text:span text:style-name="T137_4"><text:s/></text:span><text:span text:style-name="T137_5">Does</text:span></text:p>
          </table:table-cell>
          <table:table-cell table:style-name="Cell2">
            <text:p text:style-name="P138"><text:span text:style-name="T138_1">What</text:span><text:span text:style-name="T138_2"><text:s/></text:span><text:span text:style-name="T138_3">it</text:span><text:span text:style-name="T138_4"><text:s/></text:span><text:span text:style-name="T138_5">Doesn</text:span><text:span text:style-name="T138_6">’</text:span><text:span text:style-name="T138_7">t</text:span><text:span text:style-name="T138_8"><text:s/>(</text:span><text:span text:style-name="T138_9">yet</text:span><text:span text:style-name="T138_10">)</text:span></text:p>
          </table:table-cell>
        </table:table-row>
        <table:table-row table:style-name="Row2">
          <table:table-cell table:style-name="Cell3">
            <text:p text:style-name="P139"><text:span text:style-name="T139_1">Installation</text:span><text:span text:style-name="T139_2"><text:s/></text:span><text:span text:style-name="T139_3">Instructions</text:span></text:p>
            <text:list text:style-name="LS2" xml:id="list83">
              <text:list-item>
                <text:p text:style-name="P140"><text:span text:style-name="T140_1">Linux</text:span></text:p>
              </text:list-item>
            </text:list>
            <text:p text:style-name="P141"/>
            <text:p text:style-name="P142"><text:span text:style-name="T142_1">Installation</text:span><text:span text:style-name="T142_2"><text:s/></text:span><text:span text:style-name="T142_3">Videos</text:span></text:p>
          </table:table-cell>
          <table:table-cell table:style-name="Cell4">
            <text:p text:style-name="P143"><text:span text:style-name="T143_1">Installation</text:span><text:span text:style-name="T143_2"><text:s/></text:span><text:span text:style-name="T143_3">Instructions</text:span></text:p>
            <text:list text:style-name="LS3" xml:id="list84">
              <text:list-item>
                <text:p text:style-name="P144"><text:span text:style-name="T144_1">Windows</text:span></text:p>
              </text:list-item>
              <text:list-item>
                <text:p text:style-name="P145"><text:span text:style-name="T145_1">Android</text:span></text:p>
              </text:list-item>
              <text:list-item>
                <text:p text:style-name="P146"><text:span text:style-name="T146_1">OSX</text:span></text:p>
              </text:list-item>
              <text:list-item>
                <text:p text:style-name="P147"><text:span text:style-name="T147_1">AppFog</text:span></text:p>
              </text:list-item>
              <text:list-item>
                <text:p text:style-name="P148"><text:span text:style-name="T148_1">Heroku</text:span></text:p>
              </text:list-item>
            </text:list>
            <text:p text:style-name="P149"><text:span text:style-name="T149_1">Documentation</text:span><text:span text:style-name="T149_2"><text:s/></text:span><text:span text:style-name="T149_3">available</text:span><text:span text:style-name="T149_4"><text:s/></text:span><text:span text:style-name="T149_5">from</text:span><text:span text:style-name="T149_6"><text:s/></text:span><text:span text:style-name="T149_7">within</text:span><text:span text:style-name="T149_8"><text:s/></text:span><text:span text:style-name="T149_9">Netention</text:span><text:span text:style-name="T149_10"><text:s/></text:span><text:span text:style-name="T149_11">as</text:span><text:span text:style-name="T149_12"><text:s/></text:span><text:span text:style-name="T149_13">statically</text:span><text:span text:style-name="T149_14"><text:s/></text:span><text:span text:style-name="T149_15">provided</text:span><text:span text:style-name="T149_16"><text:s/></text:span><text:span text:style-name="T149_17">objects</text:span></text:p>
          </table:table-cell>
        </table:table-row>
      </table:table>
      <text:h text:style-name="P150" text:outline-level="10"/>
      <text:h text:style-name="P151" text:outline-level="10"><text:bookmark-start text:name="h.m354s1yfxc7h"/><text:bookmark-end text:name="h.m354s1yfxc7h"/><text:bookmark-start text:name="h.tijibf5ympv5"/><text:bookmark-end text:name="h.tijibf5ympv5"/><text:span text:style-name="T151_1">Server</text:span></text:h>
      <text:p text:style-name="P152"><text:span text:style-name="T152_1">Web</text:span><text:span text:style-name="T152_2"><text:s/></text:span><text:span text:style-name="T152_3">server</text:span><text:span text:style-name="T152_4"><text:s/></text:span><text:span text:style-name="T152_5">providing</text:span><text:span text:style-name="T152_6"><text:s/></text:span><text:span text:style-name="T152_7">authenticated</text:span><text:span text:style-name="T152_8"><text:s/>&amp;<text:s/></text:span><text:span text:style-name="T152_9">anonymous</text:span><text:span text:style-name="T152_10"><text:s/></text:span><text:span text:style-name="T152_11">access</text:span><text:span text:style-name="T152_12"><text:s/></text:span><text:span text:style-name="T152_13">via</text:span><text:span text:style-name="T152_14"><text:s/></text:span><text:span text:style-name="T152_15">HTTP</text:span><text:span text:style-name="T152_16">/</text:span><text:span text:style-name="T152_17">HTTPS</text:span><text:span text:style-name="T152_18"><text:s/>(</text:span><text:span text:style-name="T152_19">AJAJ</text:span><text:span text:style-name="T152_20">,<text:s/></text:span><text:span text:style-name="T152_21">REST</text:span><text:span text:style-name="T152_22">)<text:s/></text:span><text:span text:style-name="T152_23">and</text:span><text:span text:style-name="T152_24"><text:s/></text:span><text:span text:style-name="T152_25">WebSockets</text:span><text:span text:style-name="T152_26">.<text:s text:c="2"/></text:span><text:span text:style-name="T152_27">Serves</text:span><text:span text:style-name="T152_28"><text:s/></text:span><text:span text:style-name="T152_29">static</text:span><text:span text:style-name="T152_30"><text:s/></text:span><text:span text:style-name="T152_31">content</text:span><text:span text:style-name="T152_32"><text:s/>(</text:span><text:span text:style-name="T152_33">HTML</text:span><text:span text:style-name="T152_34">,<text:s/></text:span><text:span text:style-name="T152_35">JS</text:span><text:span text:style-name="T152_36">,<text:s/></text:span><text:span text:style-name="T152_37">CSS</text:span><text:span text:style-name="T152_38">,<text:s/></text:span><text:span text:style-name="T152_39">images</text:span><text:span text:style-name="T152_40">,<text:s/></text:span><text:span text:style-name="T152_41">etc</text:span><text:span text:style-name="T152_42">...)<text:s/></text:span><text:span text:style-name="T152_43">for</text:span><text:span text:style-name="T152_44"><text:s/></text:span><text:span text:style-name="T152_45">client</text:span><text:span text:style-name="T152_46"><text:s/></text:span><text:span text:style-name="T152_47">applications</text:span><text:span text:style-name="T152_48">,<text:s/></text:span><text:span text:style-name="T152_49">and</text:span><text:span text:style-name="T152_50"><text:s/></text:span><text:span text:style-name="T152_51">also</text:span><text:span text:style-name="T152_52"><text:s/></text:span><text:span text:style-name="T152_53">stores</text:span><text:span text:style-name="T152_54"><text:s/>&amp;<text:s/></text:span><text:span text:style-name="T152_55">provides</text:span><text:span text:style-name="T152_56"><text:s/></text:span><text:span text:style-name="T152_57">uploaded</text:span><text:span text:style-name="T152_58"><text:s/></text:span><text:span text:style-name="T152_59">content</text:span><text:span text:style-name="T152_60">.</text:span></text:p>
      <text:p text:style-name="P153"/>
      <text:h text:style-name="P154" text:outline-level="10"><text:bookmark-start text:name="h.9ckh54nxrva3"/><text:bookmark-end text:name="h.9ckh54nxrva3"/><text:span text:style-name="T154_1">100%<text:s/></text:span><text:span text:style-name="T154_2">Open</text:span><text:span text:style-name="T154_3">-</text:span><text:span text:style-name="T154_4">Source</text:span><text:span text:style-name="T154_5"><text:s/></text:span><text:span text:style-name="T154_6">Architecture</text:span></text:h>
      <table:table table:style-name="Table2">
        <table:table-column table:style-name="Column3"/>
        <table:table-column table:style-name="Column4"/>
        <table:table-row table:style-name="Row3">
          <table:table-cell table:style-name="Cell5">
            <text:p text:style-name="P155"><text:span text:style-name="T155_1">What</text:span><text:span text:style-name="T155_2"><text:s/></text:span><text:span text:style-name="T155_3">it</text:span><text:span text:style-name="T155_4"><text:s/></text:span><text:span text:style-name="T155_5">Does</text:span></text:p>
          </table:table-cell>
          <table:table-cell table:style-name="Cell6">
            <text:p text:style-name="P156"><text:span text:style-name="T156_1">What</text:span><text:span text:style-name="T156_2"><text:s/></text:span><text:span text:style-name="T156_3">it</text:span><text:span text:style-name="T156_4"><text:s/></text:span><text:span text:style-name="T156_5">Doesn</text:span><text:span text:style-name="T156_6">’</text:span><text:span text:style-name="T156_7">t</text:span><text:span text:style-name="T156_8"><text:s/>(</text:span><text:span text:style-name="T156_9">yet</text:span><text:span text:style-name="T156_10">)</text:span></text:p>
          </table:table-cell>
        </table:table-row>
        <table:table-row table:style-name="Row4">
          <table:table-cell table:style-name="Cell7">
            <text:list text:style-name="LS4" xml:id="list89">
              <text:list-item>
                <text:p text:style-name="P157"><text:span text:style-name="T157_1">Components</text:span></text:p>
                <text:list>
                  <text:list-item>
                    <text:p text:style-name="P158"><text:span text:style-name="T158_1">Node</text:span><text:span text:style-name="T158_2">.</text:span><text:span text:style-name="T158_3">JS</text:span></text:p>
                    <text:list>
                      <text:list-item>
                        <text:p text:style-name="P159"><text:span text:style-name="T159_1">[</text:span><text:span text:style-name="T159_2">npm</text:span><text:span text:style-name="T159_3">’</text:span><text:span text:style-name="T159_4">s</text:span><text:span text:style-name="T159_5">]</text:span></text:p>
                      </text:list-item>
                    </text:list>
                  </text:list-item>
                  <text:list-item>
                    <text:p text:style-name="P160"><text:span text:style-name="T160_1">MongoDB</text:span></text:p>
                  </text:list-item>
                </text:list>
              </text:list-item>
              <text:list-item>
                <text:p text:style-name="P161"><text:span text:style-name="T161_1">License</text:span><text:span text:style-name="T161_2">:<text:s/></text:span><text:span text:style-name="T161_3">GPL</text:span></text:p>
              </text:list-item>
            </text:list>
          </table:table-cell>
          <table:table-cell table:style-name="Cell8">
            <text:list text:style-name="LS5" xml:id="list94">
              <text:list-item>
                <text:p text:style-name="P162"><text:span text:style-name="T162_1">Complete</text:span><text:span text:style-name="T162_2"><text:s/></text:span><text:span text:style-name="T162_3">installation</text:span><text:span text:style-name="T162_4"><text:s/></text:span><text:span text:style-name="T162_5">instructions</text:span><text:span text:style-name="T162_6"><text:s/></text:span><text:span text:style-name="T162_7">for</text:span><text:span text:style-name="T162_8"><text:s/></text:span><text:span text:style-name="T162_9">all</text:span><text:span text:style-name="T162_10"><text:s/></text:span><text:span text:style-name="T162_11">platforms</text:span></text:p>
              </text:list-item>
            </text:list>
          </table:table-cell>
        </table:table-row>
      </table:table>
      <text:p text:style-name="P163"/>
      <text:h text:style-name="P164" text:outline-level="10"><text:bookmark-start text:name="h.ez4cl1dejtpj"/><text:bookmark-end text:name="h.ez4cl1dejtpj"/><text:span text:style-name="T164_1">Real</text:span><text:span text:style-name="T164_2">-</text:span><text:span text:style-name="T164_3">time</text:span><text:span text:style-name="T164_4"><text:s/></text:span><text:span text:style-name="T164_5">Secure</text:span><text:span text:style-name="T164_6">,<text:s/></text:span><text:span text:style-name="T164_7">Private</text:span><text:span text:style-name="T164_8">,<text:s/></text:span><text:span text:style-name="T164_9">and</text:span><text:span text:style-name="T164_10"><text:s/></text:span><text:span text:style-name="T164_11">Anonymous</text:span><text:span text:style-name="T164_12"><text:s/></text:span><text:span text:style-name="T164_13">Access</text:span></text:h>
      <table:table table:style-name="Table3">
        <table:table-column table:style-name="Column5"/>
        <table:table-column table:style-name="Column6"/>
        <table:table-row table:style-name="Row5">
          <table:table-cell table:style-name="Cell9">
            <text:p text:style-name="P165"><text:span text:style-name="T165_1">What</text:span><text:span text:style-name="T165_2"><text:s/></text:span><text:span text:style-name="T165_3">it</text:span><text:span text:style-name="T165_4"><text:s/></text:span><text:span text:style-name="T165_5">Does</text:span></text:p>
          </table:table-cell>
          <table:table-cell table:style-name="Cell10">
            <text:p text:style-name="P166"><text:span text:style-name="T166_1">What</text:span><text:span text:style-name="T166_2"><text:s/></text:span><text:span text:style-name="T166_3">it</text:span><text:span text:style-name="T166_4"><text:s/></text:span><text:span text:style-name="T166_5">Doesn</text:span><text:span text:style-name="T166_6">’</text:span><text:span text:style-name="T166_7">t</text:span><text:span text:style-name="T166_8"><text:s/>(</text:span><text:span text:style-name="T166_9">yet</text:span><text:span text:style-name="T166_10">)</text:span></text:p>
          </table:table-cell>
        </table:table-row>
        <table:table-row table:style-name="Row6">
          <table:table-cell table:style-name="Cell11">
            <text:list text:style-name="LS4" xml:id="list95">
              <text:list-item>
                <text:p text:style-name="P167"><text:span text:style-name="T167_1">HTTP</text:span><text:span text:style-name="T167_2"><text:s/></text:span><text:span text:style-name="T167_3">REST</text:span><text:span text:style-name="T167_4"><text:s/>+<text:s/></text:span><text:span text:style-name="T167_5">Websockets</text:span></text:p>
              </text:list-item>
            </text:list>
            <text:list text:style-name="LS6" xml:id="list96">
              <text:list-item>
                <text:p text:style-name="P168"><text:span text:style-name="T168_1">Authenticated</text:span><text:span text:style-name="T168_2"><text:s/></text:span><text:span text:style-name="T168_3">Login</text:span></text:p>
                <text:list>
                  <text:list-item>
                    <text:p text:style-name="P169"><text:span text:style-name="T169_1">OpenID</text:span></text:p>
                  </text:list-item>
                  <text:list-item>
                    <text:p text:style-name="P170"><text:span text:style-name="T170_1">Google</text:span><text:span text:style-name="T170_2"><text:s/></text:span><text:span text:style-name="T170_3">Accounts</text:span></text:p>
                  </text:list-item>
                </text:list>
              </text:list-item>
              <text:list-item>
                <text:p text:style-name="P171"><text:span text:style-name="T171_1">Logout</text:span></text:p>
              </text:list-item>
              <text:list-item>
                <text:p text:style-name="P172"><text:span text:style-name="T172_1">Publish</text:span><text:span text:style-name="T172_2"><text:s/></text:span><text:span text:style-name="T172_3">objects</text:span><text:span text:style-name="T172_4"><text:s/>(</text:span><text:span text:style-name="T172_5">new</text:span><text:span text:style-name="T172_6"><text:s/></text:span><text:span text:style-name="T172_7">and</text:span><text:span text:style-name="T172_8"><text:s/></text:span><text:span text:style-name="T172_9">edits</text:span><text:span text:style-name="T172_10"><text:s/></text:span><text:span text:style-name="T172_11">to</text:span><text:span text:style-name="T172_12"><text:s/></text:span><text:span text:style-name="T172_13">existing</text:span><text:span text:style-name="T172_14">)</text:span></text:p>
              </text:list-item>
              <text:list-item>
                <text:p text:style-name="P173"><text:span text:style-name="T173_1">Delete</text:span><text:span text:style-name="T173_2"><text:s/></text:span><text:span text:style-name="T173_3">objects</text:span></text:p>
              </text:list-item>
            </text:list>
          </table:table-cell>
          <table:table-cell table:style-name="Cell12">
            <text:list text:style-name="LS1" xml:id="list102">
              <text:list-item>
                <text:p text:style-name="P174"><text:span text:style-name="T174_1">require</text:span><text:span text:style-name="T174_2"><text:s/></text:span><text:span text:style-name="T174_3">authentication</text:span><text:span text:style-name="T174_4"><text:s/></text:span><text:span text:style-name="T174_5">to</text:span><text:span text:style-name="T174_6"><text:s/></text:span><text:span text:style-name="T174_7">prevent</text:span><text:span text:style-name="T174_8"><text:s/></text:span><text:span text:style-name="T174_9">a</text:span><text:span text:style-name="T174_10"><text:s/></text:span><text:span text:style-name="T174_11">non</text:span><text:span text:style-name="T174_12">-</text:span><text:span text:style-name="T174_13">authenticated</text:span><text:span text:style-name="T174_14"><text:s/></text:span><text:span text:style-name="T174_15">user</text:span><text:span text:style-name="T174_16"><text:s/></text:span><text:span text:style-name="T174_17">from</text:span><text:span text:style-name="T174_18"><text:s/></text:span><text:span text:style-name="T174_19">editing</text:span><text:span text:style-name="T174_20"><text:s/></text:span><text:span text:style-name="T174_21">an</text:span><text:span text:style-name="T174_22"><text:s/></text:span><text:span text:style-name="T174_23">authenticated</text:span><text:span text:style-name="T174_24"><text:s/></text:span><text:span text:style-name="T174_25">user</text:span><text:span text:style-name="T174_26">’</text:span><text:span text:style-name="T174_27">s</text:span><text:span text:style-name="T174_28"><text:s/></text:span><text:span text:style-name="T174_29">objects</text:span></text:p>
              </text:list-item>
              <text:list-item>
                <text:p text:style-name="P175"><text:span text:style-name="T175_1">authentication</text:span><text:span text:style-name="T175_2"><text:s/></text:span><text:span text:style-name="T175_3">instructions</text:span><text:span text:style-name="T175_4">,<text:s/></text:span><text:span text:style-name="T175_5">more</text:span><text:span text:style-name="T175_6"><text:s/></text:span><text:span text:style-name="T175_7">intuitive</text:span><text:span text:style-name="T175_8">,<text:s/></text:span><text:span text:style-name="T175_9">hide</text:span><text:span text:style-name="T175_10"><text:s/></text:span><text:span text:style-name="T175_11">either</text:span><text:span text:style-name="T175_12"><text:s/></text:span><text:span text:style-name="T175_13">the</text:span><text:span text:style-name="T175_14"><text:s/></text:span><text:span text:style-name="T175_15">login</text:span><text:span text:style-name="T175_16"><text:s/></text:span><text:span text:style-name="T175_17">or</text:span><text:span text:style-name="T175_18"><text:s/></text:span><text:span text:style-name="T175_19">logout</text:span><text:span text:style-name="T175_20"><text:s/></text:span><text:span text:style-name="T175_21">menu</text:span><text:span text:style-name="T175_22"><text:s/></text:span><text:span text:style-name="T175_23">item</text:span><text:span text:style-name="T175_24"><text:s/></text:span><text:span text:style-name="T175_25">at</text:span><text:span text:style-name="T175_26"><text:s/></text:span><text:span text:style-name="T175_27">a</text:span><text:span text:style-name="T175_28"><text:s/></text:span><text:span text:style-name="T175_29">time</text:span><text:span text:style-name="T175_30">.<text:s text:c="2"/></text:span><text:span text:style-name="T175_31">no</text:span><text:span text:style-name="T175_32"><text:s/></text:span><text:span text:style-name="T175_33">separate</text:span><text:span text:style-name="T175_34"><text:s/></text:span><text:span text:style-name="T175_35">login</text:span><text:span text:style-name="T175_36">/</text:span><text:span text:style-name="T175_37">logout</text:span><text:span text:style-name="T175_38"><text:s/></text:span><text:span text:style-name="T175_39">page</text:span><text:span text:style-name="T175_40">,<text:s/></text:span><text:span text:style-name="T175_41">just</text:span><text:span text:style-name="T175_42"><text:s/></text:span><text:span text:style-name="T175_43">use</text:span><text:span text:style-name="T175_44"><text:s/></text:span><text:span text:style-name="T175_45">items</text:span><text:span text:style-name="T175_46"><text:s/></text:span><text:span text:style-name="T175_47">in</text:span><text:span text:style-name="T175_48"><text:s/></text:span><text:span text:style-name="T175_49">main</text:span><text:span text:style-name="T175_50"><text:s/></text:span><text:span text:style-name="T175_51">menu</text:span><text:span text:style-name="T175_52"><text:s/></text:span></text:p>
              </text:list-item>
              <text:list-item>
                <text:p text:style-name="P176"><text:span text:style-name="T176_1">display</text:span><text:span text:style-name="T176_2"><text:s/></text:span><text:span text:style-name="T176_3">status</text:span><text:span text:style-name="T176_4"><text:s/></text:span><text:span text:style-name="T176_5">of</text:span><text:span text:style-name="T176_6"><text:s/></text:span><text:span text:style-name="T176_7">connection</text:span><text:span text:style-name="T176_8"><text:s/></text:span><text:span text:style-name="T176_9">and</text:span><text:span text:style-name="T176_10"><text:s/></text:span><text:span text:style-name="T176_11">current</text:span><text:span text:style-name="T176_12"><text:s/></text:span><text:span text:style-name="T176_13">action</text:span><text:span text:style-name="T176_14"><text:s/></text:span><text:span text:style-name="T176_15">with</text:span><text:span text:style-name="T176_16"><text:s/></text:span><text:span text:style-name="T176_17">visible</text:span><text:span text:style-name="T176_18"><text:s/></text:span><text:span text:style-name="T176_19">icon</text:span><text:span text:style-name="T176_20">/</text:span><text:span text:style-name="T176_21">label</text:span><text:span text:style-name="T176_22">.<text:s text:c="2"/></text:span><text:span text:style-name="T176_23">visible</text:span><text:span text:style-name="T176_24"><text:s/></text:span><text:span text:style-name="T176_25">on</text:span><text:span text:style-name="T176_26"><text:s/></text:span><text:span text:style-name="T176_27">application</text:span><text:span text:style-name="T176_28"><text:s/></text:span><text:span text:style-name="T176_29">initializing</text:span><text:span text:style-name="T176_30"><text:s/></text:span><text:span text:style-name="T176_31">also</text:span><text:span text:style-name="T176_32"><text:s/></text:span><text:span text:style-name="T176_33">to</text:span><text:span text:style-name="T176_34"><text:s/></text:span><text:span text:style-name="T176_35">show</text:span><text:span text:style-name="T176_36"><text:s/></text:span><text:span text:style-name="T176_37">the</text:span><text:span text:style-name="T176_38"><text:s/></text:span><text:span text:style-name="T176_39">current</text:span><text:span text:style-name="T176_40"><text:s/></text:span><text:span text:style-name="T176_41">startup</text:span><text:span text:style-name="T176_42"><text:s/></text:span><text:span text:style-name="T176_43">stage</text:span></text:p>
              </text:list-item>
              <text:list-item>
                <text:p text:style-name="P177"><text:span text:style-name="T177_1">prevent</text:span><text:span text:style-name="T177_2"><text:s/></text:span><text:span text:style-name="T177_3">spoofing</text:span><text:span text:style-name="T177_4"><text:s/></text:span><text:span text:style-name="T177_5">of</text:span><text:span text:style-name="T177_6"><text:s/></text:span><text:span text:style-name="T177_7">clientID</text:span><text:span text:style-name="T177_8"><text:s/></text:span><text:span text:style-name="T177_9">by</text:span><text:span text:style-name="T177_10"><text:s/></text:span><text:span text:style-name="T177_11">adding</text:span><text:span text:style-name="T177_12"><text:s/>‘</text:span><text:span text:style-name="T177_13">requiresAuthentication</text:span><text:span text:style-name="T177_14">’<text:s/></text:span><text:span text:style-name="T177_15">to</text:span><text:span text:style-name="T177_16"><text:s/></text:span><text:span text:style-name="T177_17">a</text:span><text:span text:style-name="T177_18"><text:s/></text:span><text:span text:style-name="T177_19">User</text:span><text:span text:style-name="T177_20"><text:s/></text:span><text:span text:style-name="T177_21">upon</text:span><text:span text:style-name="T177_22"><text:s/></text:span><text:span text:style-name="T177_23">first</text:span><text:span text:style-name="T177_24"><text:s/></text:span><text:span text:style-name="T177_25">authentication</text:span><text:span text:style-name="T177_26">.<text:s/></text:span><text:span text:style-name="T177_27">this</text:span><text:span text:style-name="T177_28"><text:s/></text:span><text:span text:style-name="T177_29">will</text:span><text:span text:style-name="T177_30"><text:s/></text:span><text:span text:style-name="T177_31">cause</text:span><text:span text:style-name="T177_32"><text:s/></text:span><text:span text:style-name="T177_33">the</text:span><text:span text:style-name="T177_34"><text:s/></text:span><text:span text:style-name="T177_35">server</text:span><text:span text:style-name="T177_36"><text:s/></text:span><text:span text:style-name="T177_37">to</text:span><text:span text:style-name="T177_38"><text:s/></text:span><text:span text:style-name="T177_39">disregard</text:span><text:span text:style-name="T177_40"><text:s/></text:span><text:span text:style-name="T177_41">access</text:span><text:span text:style-name="T177_42"><text:s/></text:span><text:span text:style-name="T177_43">to</text:span><text:span text:style-name="T177_44"><text:s/></text:span><text:span text:style-name="T177_45">that</text:span><text:span text:style-name="T177_46"><text:s/></text:span><text:span text:style-name="T177_47">User</text:span><text:span text:style-name="T177_48"><text:s/></text:span><text:span text:style-name="T177_49">URI</text:span><text:span text:style-name="T177_50"><text:s/></text:span><text:span text:style-name="T177_51">while</text:span><text:span text:style-name="T177_52"><text:s/></text:span><text:span text:style-name="T177_53">unauthenticated</text:span><text:span text:style-name="T177_54">.<text:s text:c="2"/></text:span><text:span text:style-name="T177_55">they</text:span><text:span text:style-name="T177_56"><text:s/></text:span><text:span text:style-name="T177_57">will</text:span><text:span text:style-name="T177_58"><text:s/></text:span><text:span text:style-name="T177_59">only</text:span><text:span text:style-name="T177_60"><text:s/></text:span><text:span text:style-name="T177_61">be</text:span><text:span text:style-name="T177_62"><text:s/></text:span><text:span text:style-name="T177_63">able</text:span><text:span text:style-name="T177_64"><text:s/></text:span><text:span text:style-name="T177_65">to</text:span><text:span text:style-name="T177_66"><text:s/></text:span><text:span text:style-name="T177_67">authenticate</text:span><text:span text:style-name="T177_68"><text:s/></text:span><text:span text:style-name="T177_69">when</text:span><text:span text:style-name="T177_70"><text:s/></text:span><text:span text:style-name="T177_71">the</text:span><text:span text:style-name="T177_72"><text:s/></text:span><text:span text:style-name="T177_73">MD</text:span><text:span text:style-name="T177_74">5(</text:span><text:span text:style-name="T177_75">authenticationKey</text:span><text:span text:style-name="T177_76">)<text:s/>=<text:s/></text:span><text:span text:style-name="T177_77">that</text:span><text:span text:style-name="T177_78"><text:s/></text:span><text:span text:style-name="T177_79">self</text:span></text:p>
              </text:list-item>
              <text:list-item>
                <text:p text:style-name="P178"><text:span text:style-name="T178_1">client</text:span><text:span text:style-name="T178_2">-</text:span><text:span text:style-name="T178_3">side</text:span><text:span text:style-name="T178_4"><text:s/></text:span><text:span text:style-name="T178_5">crypto</text:span></text:p>
              </text:list-item>
              <text:list-item>
                <text:p text:style-name="P179"><text:span text:style-name="T179_1">public</text:span><text:span text:style-name="T179_2"><text:s/></text:span><text:span text:style-name="T179_3">key</text:span><text:span text:style-name="T179_4"><text:s/></text:span><text:span text:style-name="T179_5">crypto</text:span><text:span text:style-name="T179_6"><text:s/></text:span><text:span text:style-name="T179_7">for</text:span><text:span text:style-name="T179_8"><text:s/></text:span><text:span text:style-name="T179_9">private</text:span><text:span text:style-name="T179_10"><text:s/></text:span><text:span text:style-name="T179_11">message</text:span></text:p>
              </text:list-item>
              <text:list-item>
                <text:p text:style-name="P180"><text:span text:style-name="T180_1">HTTPS</text:span><text:span text:style-name="T180_2"><text:s/></text:span><text:span text:style-name="T180_3">Setup</text:span><text:span text:style-name="T180_4"><text:s/></text:span><text:span text:style-name="T180_5">Instructions</text:span></text:p>
              </text:list-item>
              <text:list-item>
                <text:p text:style-name="P181"><text:span text:style-name="T181_1">FB</text:span><text:span text:style-name="T181_2">,<text:s/></text:span><text:span text:style-name="T181_3">Twitter</text:span><text:span text:style-name="T181_4"><text:s/></text:span><text:span text:style-name="T181_5">Authentication</text:span></text:p>
              </text:list-item>
              <text:list-item>
                <text:p text:style-name="P182"><text:span text:style-name="T182_1">Documented</text:span><text:span text:style-name="T182_2"><text:s/></text:span><text:span text:style-name="T182_3">Web</text:span><text:span text:style-name="T182_4"><text:s/></text:span><text:span text:style-name="T182_5">API</text:span><text:span text:style-name="T182_6"><text:s/></text:span><text:span text:style-name="T182_7">for</text:span><text:span text:style-name="T182_8"><text:s/>3</text:span><text:span text:style-name="T182_9">rd</text:span><text:span text:style-name="T182_10"><text:s/></text:span><text:span text:style-name="T182_11">party</text:span><text:span text:style-name="T182_12"><text:s/></text:span><text:span text:style-name="T182_13">tools</text:span><text:span text:style-name="T182_14"><text:s/>&amp;<text:s/></text:span><text:span text:style-name="T182_15">apps</text:span></text:p>
              </text:list-item>
              <text:list-item>
                <text:p text:style-name="P183"><text:span text:style-name="T183_1">private</text:span><text:span text:style-name="T183_2"><text:s/></text:span><text:span text:style-name="T183_3">messages</text:span></text:p>
                <text:list>
                  <text:list-item>
                    <text:p text:style-name="P184"><text:span text:style-name="T184_1">notifications</text:span><text:span text:style-name="T184_2"><text:s/></text:span><text:span text:style-name="T184_3">of</text:span><text:span text:style-name="T184_4"><text:s/></text:span><text:span text:style-name="T184_5">replies</text:span><text:span text:style-name="T184_6"><text:s/></text:span><text:span text:style-name="T184_7">to</text:span><text:span text:style-name="T184_8"><text:s/></text:span><text:span text:style-name="T184_9">own</text:span><text:span text:style-name="T184_10"><text:s/></text:span><text:span text:style-name="T184_11">objects</text:span><text:span text:style-name="T184_12">,<text:s/></text:span><text:span text:style-name="T184_13">or</text:span><text:span text:style-name="T184_14"><text:s/></text:span><text:span text:style-name="T184_15">another</text:span><text:span text:style-name="T184_16"><text:s/></text:span><text:span text:style-name="T184_17">reply</text:span><text:span text:style-name="T184_18"><text:s/></text:span><text:span text:style-name="T184_19">to</text:span><text:span text:style-name="T184_20"><text:s/></text:span><text:span text:style-name="T184_21">an</text:span><text:span text:style-name="T184_22"><text:s/></text:span><text:span text:style-name="T184_23">object</text:span><text:span text:style-name="T184_24"><text:s/></text:span><text:span text:style-name="T184_25">one</text:span><text:span text:style-name="T184_26"><text:s/></text:span><text:span text:style-name="T184_27">has</text:span><text:span text:style-name="T184_28"><text:s/></text:span><text:span text:style-name="T184_29">replied</text:span><text:span text:style-name="T184_30"><text:s/></text:span><text:span text:style-name="T184_31">to</text:span></text:p>
                  </text:list-item>
                </text:list>
              </text:list-item>
            </text:list>
          </table:table-cell>
        </table:table-row>
      </table:table>
      <text:p text:style-name="P185"/>
      <text:h text:style-name="P186" text:outline-level="10"><text:bookmark-start text:name="h.wdisfsvmkj7"/><text:bookmark-end text:name="h.wdisfsvmkj7"/><text:span text:style-name="T186_1">Object</text:span><text:span text:style-name="T186_2"><text:s/></text:span><text:span text:style-name="T186_3">Data</text:span><text:span text:style-name="T186_4"><text:s/></text:span><text:span text:style-name="T186_5">and</text:span><text:span text:style-name="T186_6"><text:s/></text:span><text:span text:style-name="T186_7">Metadata</text:span></text:h>
      <text:p text:style-name="P187"><text:span text:style-name="T187_1">The</text:span><text:span text:style-name="T187_2"><text:s/></text:span><text:span text:style-name="T187_3">most</text:span><text:span text:style-name="T187_4"><text:s/></text:span><text:span text:style-name="T187_5">common</text:span><text:span text:style-name="T187_6"><text:s/></text:span><text:span text:style-name="T187_7">serialization</text:span><text:span text:style-name="T187_8"><text:s/></text:span><text:span text:style-name="T187_9">for</text:span><text:span text:style-name="T187_10"><text:s/></text:span><text:span text:style-name="T187_11">Netention</text:span><text:span text:style-name="T187_12"><text:s/></text:span><text:span text:style-name="T187_13">objects</text:span><text:span text:style-name="T187_14"><text:s/></text:span><text:span text:style-name="T187_15">is</text:span><text:span text:style-name="T187_16"><text:s/></text:span><text:span text:style-name="T187_17">JSON</text:span><text:span text:style-name="T187_18">.</text:span></text:p>
      <text:p text:style-name="P188"/>
      <text:list text:style-name="LS7" xml:id="list113">
        <text:list-item>
          <text:p text:style-name="P189"><text:span text:style-name="T189_1">name</text:span></text:p>
        </text:list-item>
        <text:list-item>
          <text:p text:style-name="P190"><text:span text:style-name="T190_1">description</text:span></text:p>
        </text:list-item>
        <text:list-item>
          <text:p text:style-name="P191"><text:span text:style-name="T191_1">geolocation</text:span></text:p>
        </text:list-item>
        <text:list-item>
          <text:p text:style-name="P192"><text:span text:style-name="T192_1">tags</text:span><text:span text:style-name="T192_2">,<text:s/></text:span><text:span text:style-name="T192_3">tagStrength</text:span></text:p>
        </text:list-item>
        <text:list-item>
          <text:p text:style-name="P193"><text:span text:style-name="T193_1">creation</text:span><text:span text:style-name="T193_2"><text:s/></text:span><text:span text:style-name="T193_3">date</text:span></text:p>
        </text:list-item>
        <text:list-item>
          <text:p text:style-name="P194"><text:span text:style-name="T194_1">author</text:span></text:p>
        </text:list-item>
        <text:list-item>
          <text:p text:style-name="P195"><text:span text:style-name="T195_1">replyTo</text:span></text:p>
        </text:list-item>
        <text:list-item>
          <text:p text:style-name="P196"><text:span text:style-name="T196_1">deleted</text:span><text:span text:style-name="T196_2">?</text:span></text:p>
        </text:list-item>
      </text:list>
      <text:p text:style-name="P197"/>
      <text:p text:style-name="P198"><text:span text:style-name="T198_1">TODO</text:span></text:p>
      <text:list text:style-name="LS8" xml:id="list121">
        <text:list-item>
          <text:p text:style-name="P199"><text:span text:style-name="T199_1">unify</text:span><text:span text:style-name="T199_2"><text:s/></text:span><text:span text:style-name="T199_3">tag</text:span><text:span text:style-name="T199_4"><text:s/>&amp;<text:s/></text:span><text:span text:style-name="T199_5">tagStrength</text:span><text:span text:style-name="T199_6">:<text:s/>“<text:s/>[<text:s/>[<text:s/>“</text:span><text:span text:style-name="T199_7">tag</text:span><text:span text:style-name="T199_8">1”,<text:s/>0.9<text:s/>],<text:s/>[“</text:span><text:span text:style-name="T199_9">tag</text:span><text:span text:style-name="T199_10">2”,-0.3]<text:s/>…<text:s/>]”</text:span></text:p>
        </text:list-item>
        <text:list-item>
          <text:p text:style-name="P200"><text:span text:style-name="T200_1">revision</text:span><text:span text:style-name="T200_2"><text:s/></text:span><text:span text:style-name="T200_3">history</text:span></text:p>
        </text:list-item>
        <text:list-item>
          <text:p text:style-name="P201"><text:span text:style-name="T201_1">modification</text:span><text:span text:style-name="T201_2"><text:s/></text:span><text:span text:style-name="T201_3">date</text:span><text:span text:style-name="T201_4"><text:s/>(</text:span><text:span text:style-name="T201_5">separate</text:span><text:span text:style-name="T201_6"><text:s/></text:span><text:span text:style-name="T201_7">from</text:span><text:span text:style-name="T201_8"><text:s/></text:span><text:span text:style-name="T201_9">creation</text:span><text:span text:style-name="T201_10"><text:s/></text:span><text:span text:style-name="T201_11">date</text:span><text:span text:style-name="T201_12">)</text:span></text:p>
        </text:list-item>
        <text:list-item>
          <text:p text:style-name="P202"><text:span text:style-name="T202_1">hidden</text:span><text:span text:style-name="T202_2">?</text:span></text:p>
        </text:list-item>
        <text:list-item>
          <text:p text:style-name="P203"><text:span text:style-name="T203_1">favoriteOf</text:span></text:p>
        </text:list-item>
      </text:list>
      <text:p text:style-name="P204"/>
      <text:h text:style-name="P205" text:outline-level="10"><text:bookmark-start text:name="h.ixs6rv5euu64"/><text:bookmark-end text:name="h.ixs6rv5euu64"/><text:span text:style-name="T205_1">Ontology</text:span></text:h>
      <text:p text:style-name="P206"><text:span text:style-name="T206_1">Collection</text:span><text:span text:style-name="T206_2"><text:s/></text:span><text:span text:style-name="T206_3">of</text:span><text:span text:style-name="T206_4"><text:s/></text:span><text:span text:style-name="T206_5">tags</text:span><text:span text:style-name="T206_6"><text:s/></text:span><text:span text:style-name="T206_7">and</text:span><text:span text:style-name="T206_8"><text:s/></text:span><text:span text:style-name="T206_9">properties</text:span><text:span text:style-name="T206_10"><text:s/></text:span><text:span text:style-name="T206_11">providing</text:span><text:span text:style-name="T206_12"><text:s/></text:span><text:span text:style-name="T206_13">a</text:span><text:span text:style-name="T206_14"><text:s/></text:span><text:span text:style-name="T206_15">common</text:span><text:span text:style-name="T206_16"><text:s/></text:span><text:span text:style-name="T206_17">semantic</text:span><text:span text:style-name="T206_18"><text:s/></text:span><text:span text:style-name="T206_19">vocabulary</text:span><text:span text:style-name="T206_20"><text:s/></text:span><text:span text:style-name="T206_21">for</text:span><text:span text:style-name="T206_22"><text:s/></text:span><text:span text:style-name="T206_23">describing</text:span><text:span text:style-name="T206_24"><text:s/></text:span><text:span text:style-name="T206_25">reality</text:span><text:span text:style-name="T206_26"><text:s/></text:span><text:span text:style-name="T206_27">and</text:span><text:span text:style-name="T206_28"><text:s/></text:span><text:span text:style-name="T206_29">imagination</text:span><text:span text:style-name="T206_30">.<text:s text:c="2"/></text:span><text:span text:style-name="T206_31">Each</text:span><text:span text:style-name="T206_32"><text:s/></text:span><text:span text:style-name="T206_33">tag</text:span><text:span text:style-name="T206_34"><text:s/></text:span><text:span text:style-name="T206_35">consists</text:span><text:span text:style-name="T206_36"><text:s/></text:span><text:span text:style-name="T206_37">of</text:span><text:span text:style-name="T206_38"><text:s/></text:span><text:span text:style-name="T206_39">a</text:span><text:span text:style-name="T206_40"><text:s/></text:span><text:span text:style-name="T206_41">set</text:span><text:span text:style-name="T206_42"><text:s/></text:span><text:span text:style-name="T206_43">of</text:span><text:span text:style-name="T206_44"><text:s/></text:span><text:span text:style-name="T206_45">properties</text:span><text:span text:style-name="T206_46"><text:s/></text:span><text:span text:style-name="T206_47">with</text:span><text:span text:style-name="T206_48"><text:s/></text:span><text:span text:style-name="T206_49">type</text:span><text:span text:style-name="T206_50">:</text:span></text:p>
      <text:list text:style-name="LS9" xml:id="list126">
        <text:list-item>
          <text:p text:style-name="P207"><text:span text:style-name="T207_1">Real</text:span><text:span text:style-name="T207_2"><text:s/>(</text:span><text:span text:style-name="T207_3">number</text:span><text:span text:style-name="T207_4">)</text:span></text:p>
        </text:list-item>
        <text:list-item>
          <text:p text:style-name="P208"><text:span text:style-name="T208_1">Text</text:span></text:p>
        </text:list-item>
        <text:list-item>
          <text:p text:style-name="P209"><text:span text:style-name="T209_1">BigText</text:span></text:p>
        </text:list-item>
        <text:list-item>
          <text:p text:style-name="P210"><text:span text:style-name="T210_1">Object</text:span></text:p>
        </text:list-item>
        <text:list-item>
          <text:p text:style-name="P211"><text:span text:style-name="T211_1">...</text:span></text:p>
        </text:list-item>
      </text:list>
      <text:p text:style-name="P212"/>
      <text:p text:style-name="P213"><text:span text:style-name="T213_1">TODO</text:span></text:p>
      <text:list text:style-name="LS1" xml:id="list131">
        <text:list-item>
          <text:p text:style-name="P214"><text:span text:style-name="T214_1">Extra</text:span><text:span text:style-name="T214_2"><text:s/></text:span><text:span text:style-name="T214_3">Data</text:span><text:span text:style-name="T214_4"><text:s/></text:span><text:span text:style-name="T214_5">types</text:span></text:p>
          <text:list>
            <text:list-item>
              <text:p text:style-name="P215"><text:span text:style-name="T215_1">[</text:span><text:span text:style-name="T215_2">see</text:span><text:span text:style-name="T215_3"><text:s/></text:span><text:span text:style-name="T215_4">Semantic</text:span><text:span text:style-name="T215_5"><text:s/></text:span><text:span text:style-name="T215_6">view</text:span><text:span text:style-name="T215_7">]</text:span></text:p>
            </text:list-item>
            <text:list-item>
              <text:p text:style-name="P216"><text:span text:style-name="T216_1"><text:a xlink:type="simple" xlink:href="http://developers.facebook.com/docs/technical-guides/opengraph/simple-object-types/"><text:span text:style-name="T216_2">http</text:span></text:a></text:span><text:span text:style-name="T216_3"><text:a xlink:type="simple" xlink:href="http://developers.facebook.com/docs/technical-guides/opengraph/simple-object-types/"><text:span text:style-name="T216_4">://</text:span></text:a></text:span><text:span text:style-name="T216_5"><text:a xlink:type="simple" xlink:href="http://developers.facebook.com/docs/technical-guides/opengraph/simple-object-types/"><text:span text:style-name="T216_6">developers</text:span></text:a></text:span><text:span text:style-name="T216_7"><text:a xlink:type="simple" xlink:href="http://developers.facebook.com/docs/technical-guides/opengraph/simple-object-types/"><text:span text:style-name="T216_8">.</text:span></text:a></text:span><text:span text:style-name="T216_9"><text:a xlink:type="simple" xlink:href="http://developers.facebook.com/docs/technical-guides/opengraph/simple-object-types/"><text:span text:style-name="T216_10">facebook</text:span></text:a></text:span><text:span text:style-name="T216_11"><text:a xlink:type="simple" xlink:href="http://developers.facebook.com/docs/technical-guides/opengraph/simple-object-types/"><text:span text:style-name="T216_12">.</text:span></text:a></text:span><text:span text:style-name="T216_13"><text:a xlink:type="simple" xlink:href="http://developers.facebook.com/docs/technical-guides/opengraph/simple-object-types/"><text:span text:style-name="T216_14">com</text:span></text:a></text:span><text:span text:style-name="T216_15"><text:a xlink:type="simple" xlink:href="http://developers.facebook.com/docs/technical-guides/opengraph/simple-object-types/"><text:span text:style-name="T216_16">/</text:span></text:a></text:span><text:span text:style-name="T216_17"><text:a xlink:type="simple" xlink:href="http://developers.facebook.com/docs/technical-guides/opengraph/simple-object-types/"><text:span text:style-name="T216_18">docs</text:span></text:a></text:span><text:span text:style-name="T216_19"><text:a xlink:type="simple" xlink:href="http://developers.facebook.com/docs/technical-guides/opengraph/simple-object-types/"><text:span text:style-name="T216_20">/</text:span></text:a></text:span><text:span text:style-name="T216_21"><text:a xlink:type="simple" xlink:href="http://developers.facebook.com/docs/technical-guides/opengraph/simple-object-types/"><text:span text:style-name="T216_22">technical</text:span></text:a></text:span><text:span text:style-name="T216_23"><text:a xlink:type="simple" xlink:href="http://developers.facebook.com/docs/technical-guides/opengraph/simple-object-types/"><text:span text:style-name="T216_24">-</text:span></text:a></text:span><text:span text:style-name="T216_25"><text:a xlink:type="simple" xlink:href="http://developers.facebook.com/docs/technical-guides/opengraph/simple-object-types/"><text:span text:style-name="T216_26">guides</text:span></text:a></text:span><text:span text:style-name="T216_27"><text:a xlink:type="simple" xlink:href="http://developers.facebook.com/docs/technical-guides/opengraph/simple-object-types/"><text:span text:style-name="T216_28">/</text:span></text:a></text:span><text:span text:style-name="T216_29"><text:a xlink:type="simple" xlink:href="http://developers.facebook.com/docs/technical-guides/opengraph/simple-object-types/"><text:span text:style-name="T216_30">opengraph</text:span></text:a></text:span><text:span text:style-name="T216_31"><text:a xlink:type="simple" xlink:href="http://developers.facebook.com/docs/technical-guides/opengraph/simple-object-types/"><text:span text:style-name="T216_32">/</text:span></text:a></text:span><text:span text:style-name="T216_33"><text:a xlink:type="simple" xlink:href="http://developers.facebook.com/docs/technical-guides/opengraph/simple-object-types/"><text:span text:style-name="T216_34">simple</text:span></text:a></text:span><text:span text:style-name="T216_35"><text:a xlink:type="simple" xlink:href="http://developers.facebook.com/docs/technical-guides/opengraph/simple-object-types/"><text:span text:style-name="T216_36">-</text:span></text:a></text:span><text:span text:style-name="T216_37"><text:a xlink:type="simple" xlink:href="http://developers.facebook.com/docs/technical-guides/opengraph/simple-object-types/"><text:span text:style-name="T216_38">object</text:span></text:a></text:span><text:span text:style-name="T216_39"><text:a xlink:type="simple" xlink:href="http://developers.facebook.com/docs/technical-guides/opengraph/simple-object-types/"><text:span text:style-name="T216_40">-</text:span></text:a></text:span><text:span text:style-name="T216_41"><text:a xlink:type="simple" xlink:href="http://developers.facebook.com/docs/technical-guides/opengraph/simple-object-types/"><text:span text:style-name="T216_42">types</text:span></text:a></text:span><text:span text:style-name="T216_43"><text:a xlink:type="simple" xlink:href="http://developers.facebook.com/docs/technical-guides/opengraph/simple-object-types/"><text:span text:style-name="T216_44">/</text:span></text:a></text:span></text:p>
            </text:list-item>
            <text:list-item>
              <text:p text:style-name="P217"><text:span text:style-name="T217_1">Measurement</text:span><text:span text:style-name="T217_2"><text:s/></text:span><text:span text:style-name="T217_3">units</text:span><text:span text:style-name="T217_4">:<text:s/></text:span><text:span text:style-name="T217_5"><text:a xlink:type="simple" xlink:href="http://developers.facebook.com/docs/technical-guides/opengraph/complex-object-types/#quantity"><text:span text:style-name="T217_6">http</text:span></text:a></text:span><text:span text:style-name="T217_7"><text:a xlink:type="simple" xlink:href="http://developers.facebook.com/docs/technical-guides/opengraph/complex-object-types/#quantity"><text:span text:style-name="T217_8">://</text:span></text:a></text:span><text:span text:style-name="T217_9"><text:a xlink:type="simple" xlink:href="http://developers.facebook.com/docs/technical-guides/opengraph/complex-object-types/#quantity"><text:span text:style-name="T217_10">developers</text:span></text:a></text:span><text:span text:style-name="T217_11"><text:a xlink:type="simple" xlink:href="http://developers.facebook.com/docs/technical-guides/opengraph/complex-object-types/#quantity"><text:span text:style-name="T217_12">.</text:span></text:a></text:span><text:span text:style-name="T217_13"><text:a xlink:type="simple" xlink:href="http://developers.facebook.com/docs/technical-guides/opengraph/complex-object-types/#quantity"><text:span text:style-name="T217_14">facebook</text:span></text:a></text:span><text:span text:style-name="T217_15"><text:a xlink:type="simple" xlink:href="http://developers.facebook.com/docs/technical-guides/opengraph/complex-object-types/#quantity"><text:span text:style-name="T217_16">.</text:span></text:a></text:span><text:span text:style-name="T217_17"><text:a xlink:type="simple" xlink:href="http://developers.facebook.com/docs/technical-guides/opengraph/complex-object-types/#quantity"><text:span text:style-name="T217_18">com</text:span></text:a></text:span><text:span text:style-name="T217_19"><text:a xlink:type="simple" xlink:href="http://developers.facebook.com/docs/technical-guides/opengraph/complex-object-types/#quantity"><text:span text:style-name="T217_20">/</text:span></text:a></text:span><text:span text:style-name="T217_21"><text:a xlink:type="simple" xlink:href="http://developers.facebook.com/docs/technical-guides/opengraph/complex-object-types/#quantity"><text:span text:style-name="T217_22">docs</text:span></text:a></text:span><text:span text:style-name="T217_23"><text:a xlink:type="simple" xlink:href="http://developers.facebook.com/docs/technical-guides/opengraph/complex-object-types/#quantity"><text:span text:style-name="T217_24">/</text:span></text:a></text:span><text:span text:style-name="T217_25"><text:a xlink:type="simple" xlink:href="http://developers.facebook.com/docs/technical-guides/opengraph/complex-object-types/#quantity"><text:span text:style-name="T217_26">technical</text:span></text:a></text:span><text:span text:style-name="T217_27"><text:a xlink:type="simple" xlink:href="http://developers.facebook.com/docs/technical-guides/opengraph/complex-object-types/#quantity"><text:span text:style-name="T217_28">-</text:span></text:a></text:span><text:span text:style-name="T217_29"><text:a xlink:type="simple" xlink:href="http://developers.facebook.com/docs/technical-guides/opengraph/complex-object-types/#quantity"><text:span text:style-name="T217_30">guides</text:span></text:a></text:span><text:span text:style-name="T217_31"><text:a xlink:type="simple" xlink:href="http://developers.facebook.com/docs/technical-guides/opengraph/complex-object-types/#quantity"><text:span text:style-name="T217_32">/</text:span></text:a></text:span><text:span text:style-name="T217_33"><text:a xlink:type="simple" xlink:href="http://developers.facebook.com/docs/technical-guides/opengraph/complex-object-types/#quantity"><text:span text:style-name="T217_34">opengraph</text:span></text:a></text:span><text:span text:style-name="T217_35"><text:a xlink:type="simple" xlink:href="http://developers.facebook.com/docs/technical-guides/opengraph/complex-object-types/#quantity"><text:span text:style-name="T217_36">/</text:span></text:a></text:span><text:span text:style-name="T217_37"><text:a xlink:type="simple" xlink:href="http://developers.facebook.com/docs/technical-guides/opengraph/complex-object-types/#quantity"><text:span text:style-name="T217_38">complex</text:span></text:a></text:span><text:span text:style-name="T217_39"><text:a xlink:type="simple" xlink:href="http://developers.facebook.com/docs/technical-guides/opengraph/complex-object-types/#quantity"><text:span text:style-name="T217_40">-</text:span></text:a></text:span><text:span text:style-name="T217_41"><text:a xlink:type="simple" xlink:href="http://developers.facebook.com/docs/technical-guides/opengraph/complex-object-types/#quantity"><text:span text:style-name="T217_42">object</text:span></text:a></text:span><text:span text:style-name="T217_43"><text:a xlink:type="simple" xlink:href="http://developers.facebook.com/docs/technical-guides/opengraph/complex-object-types/#quantity"><text:span text:style-name="T217_44">-</text:span></text:a></text:span><text:span text:style-name="T217_45"><text:a xlink:type="simple" xlink:href="http://developers.facebook.com/docs/technical-guides/opengraph/complex-object-types/#quantity"><text:span text:style-name="T217_46">types</text:span></text:a></text:span><text:span text:style-name="T217_47"><text:a xlink:type="simple" xlink:href="http://developers.facebook.com/docs/technical-guides/opengraph/complex-object-types/#quantity"><text:span text:style-name="T217_48">/#</text:span></text:a></text:span><text:span text:style-name="T217_49"><text:a xlink:type="simple" xlink:href="http://developers.facebook.com/docs/technical-guides/opengraph/complex-object-types/#quantity"><text:span text:style-name="T217_50">quantity</text:span></text:a></text:span></text:p>
            </text:list-item>
          </text:list>
        </text:list-item>
        <text:list-item>
          <text:p text:style-name="P218"><text:span text:style-name="T218_1">alert</text:span><text:span text:style-name="T218_2"><text:s/></text:span><text:span text:style-name="T218_3">messages</text:span><text:span text:style-name="T218_4"><text:s/></text:span><text:span text:style-name="T218_5">for</text:span><text:span text:style-name="T218_6"><text:s/></text:span><text:span text:style-name="T218_7">when</text:span><text:span text:style-name="T218_8"><text:s/></text:span><text:span text:style-name="T218_9">tags</text:span><text:span text:style-name="T218_10"><text:s/></text:span><text:span text:style-name="T218_11">are</text:span><text:span text:style-name="T218_12"><text:s/></text:span><text:span text:style-name="T218_13">added</text:span><text:span text:style-name="T218_14">,<text:s/></text:span><text:span text:style-name="T218_15">ex</text:span><text:span text:style-name="T218_16">.<text:s/></text:span><text:span text:style-name="T218_17">rss</text:span><text:span text:style-name="T218_18"><text:s/></text:span><text:span text:style-name="T218_19">instructions</text:span></text:p>
        </text:list-item>
        <text:list-item>
          <text:p text:style-name="P219"><text:span text:style-name="T219_1">object</text:span><text:span text:style-name="T219_2"><text:s/></text:span><text:span text:style-name="T219_3">values</text:span></text:p>
          <text:list>
            <text:list-item>
              <text:p text:style-name="P220"><text:span text:style-name="T220_1"><text:a xlink:type="simple" xlink:href="http://ivaynberg.github.com/select2/"><text:span text:style-name="T220_2">http</text:span></text:a></text:span><text:span text:style-name="T220_3"><text:a xlink:type="simple" xlink:href="http://ivaynberg.github.com/select2/"><text:span text:style-name="T220_4">://</text:span></text:a></text:span><text:span text:style-name="T220_5"><text:a xlink:type="simple" xlink:href="http://ivaynberg.github.com/select2/"><text:span text:style-name="T220_6">ivaynberg</text:span></text:a></text:span><text:span text:style-name="T220_7"><text:a xlink:type="simple" xlink:href="http://ivaynberg.github.com/select2/"><text:span text:style-name="T220_8">.</text:span></text:a></text:span><text:span text:style-name="T220_9"><text:a xlink:type="simple" xlink:href="http://ivaynberg.github.com/select2/"><text:span text:style-name="T220_10">github</text:span></text:a></text:span><text:span text:style-name="T220_11"><text:a xlink:type="simple" xlink:href="http://ivaynberg.github.com/select2/"><text:span text:style-name="T220_12">.</text:span></text:a></text:span><text:span text:style-name="T220_13"><text:a xlink:type="simple" xlink:href="http://ivaynberg.github.com/select2/"><text:span text:style-name="T220_14">com</text:span></text:a></text:span><text:span text:style-name="T220_15"><text:a xlink:type="simple" xlink:href="http://ivaynberg.github.com/select2/"><text:span text:style-name="T220_16">/</text:span></text:a></text:span><text:span text:style-name="T220_17"><text:a xlink:type="simple" xlink:href="http://ivaynberg.github.com/select2/"><text:span text:style-name="T220_18">select</text:span></text:a></text:span><text:span text:style-name="T220_19"><text:a xlink:type="simple" xlink:href="http://ivaynberg.github.com/select2/"><text:span text:style-name="T220_20">2</text:span></text:a></text:span></text:p>
            </text:list-item>
          </text:list>
        </text:list-item>
        <text:list-item>
          <text:p text:style-name="P221"><text:span text:style-name="T221_1">tag</text:span><text:span text:style-name="T221_2"><text:s/></text:span><text:span text:style-name="T221_3">and</text:span><text:span text:style-name="T221_4"><text:s/></text:span><text:span text:style-name="T221_5">property</text:span><text:span text:style-name="T221_6"><text:s/></text:span><text:span text:style-name="T221_7">creation</text:span><text:span text:style-name="T221_8"><text:s/></text:span><text:span text:style-name="T221_9">and</text:span><text:span text:style-name="T221_10"><text:s/></text:span><text:span text:style-name="T221_11">editing</text:span></text:p>
        </text:list-item>
        <text:list-item>
          <text:p text:style-name="P222"><text:span text:style-name="T222_1">property</text:span><text:span text:style-name="T222_2"><text:s/></text:span><text:span text:style-name="T222_3">inheritance</text:span></text:p>
        </text:list-item>
        <text:list-item>
          <text:p text:style-name="P223"><text:span text:style-name="T223_1">max</text:span><text:span text:style-name="T223_2"><text:s/></text:span><text:span text:style-name="T223_3">property</text:span><text:span text:style-name="T223_4"><text:s/></text:span><text:span text:style-name="T223_5">arity</text:span><text:span text:style-name="T223_6"><text:s/>(</text:span><text:span text:style-name="T223_7">default</text:span><text:span text:style-name="T223_8">=</text:span><text:span text:style-name="T223_9">unlimited</text:span><text:span text:style-name="T223_10"><text:s/>&amp;<text:s/></text:span><text:span text:style-name="T223_11">not</text:span><text:span text:style-name="T223_12"><text:s/></text:span><text:span text:style-name="T223_13">required</text:span><text:span text:style-name="T223_14">)</text:span></text:p>
        </text:list-item>
        <text:list-item>
          <text:p text:style-name="P224"><text:span text:style-name="T224_1">subtag</text:span><text:span text:style-name="T224_2"><text:s/></text:span><text:span text:style-name="T224_3">matches</text:span><text:span text:style-name="T224_4"><text:s/></text:span><text:span text:style-name="T224_5">in</text:span><text:span text:style-name="T224_6"><text:s/></text:span><text:span text:style-name="T224_7">relevancy</text:span><text:span text:style-name="T224_8"><text:s/></text:span><text:span text:style-name="T224_9">heuristic</text:span></text:p>
        </text:list-item>
        <text:list-item>
          <text:p text:style-name="P225"><text:span text:style-name="T225_1">icons</text:span><text:span text:style-name="T225_2"><text:s/></text:span><text:span text:style-name="T225_3">for</text:span><text:span text:style-name="T225_4"><text:s/></text:span><text:span text:style-name="T225_5">tags</text:span><text:span text:style-name="T225_6"><text:s/></text:span><text:span text:style-name="T225_7">and</text:span><text:span text:style-name="T225_8"><text:s/></text:span><text:span text:style-name="T225_9">properties</text:span></text:p>
          <text:list>
            <text:list-item>
              <text:p text:style-name="P226"><text:span text:style-name="T226_1">in</text:span><text:span text:style-name="T226_2"><text:s/></text:span><text:span text:style-name="T226_3">tag</text:span><text:span text:style-name="T226_4"><text:s/></text:span><text:span text:style-name="T226_5">menus</text:span></text:p>
            </text:list-item>
            <text:list-item>
              <text:p text:style-name="P227"><text:span text:style-name="T227_1">default</text:span><text:span text:style-name="T227_2"><text:s/></text:span><text:span text:style-name="T227_3">icon</text:span><text:span text:style-name="T227_4">?</text:span></text:p>
            </text:list-item>
            <text:list-item>
              <text:p text:style-name="P228"><text:span text:style-name="T228_1">icon</text:span><text:span text:style-name="T228_2"><text:s/></text:span><text:span text:style-name="T228_3">grow</text:span><text:span text:style-name="T228_4"><text:s/></text:span><text:span text:style-name="T228_5">on</text:span><text:span text:style-name="T228_6"><text:s/></text:span><text:span text:style-name="T228_7">hover</text:span><text:span text:style-name="T228_8">?</text:span></text:p>
            </text:list-item>
          </text:list>
        </text:list-item>
        <text:list-item>
          <text:p text:style-name="P229"><text:span text:style-name="T229_1">tag</text:span><text:span text:style-name="T229_2"><text:s/></text:span><text:span text:style-name="T229_3">actions</text:span><text:span text:style-name="T229_4"><text:s/>(</text:span><text:span text:style-name="T229_5">ex</text:span><text:span text:style-name="T229_6">:<text:s/></text:span><text:span text:style-name="T229_7">popup</text:span><text:span text:style-name="T229_8"><text:s/></text:span><text:span text:style-name="T229_9">notice</text:span><text:span text:style-name="T229_10">)</text:span></text:p>
        </text:list-item>
        <text:list-item>
          <text:p text:style-name="P230"><text:span text:style-name="T230_1">hidden</text:span><text:span text:style-name="T230_2"><text:s/></text:span><text:span text:style-name="T230_3">tags</text:span><text:span text:style-name="T230_4"><text:s/></text:span><text:span text:style-name="T230_5">and</text:span><text:span text:style-name="T230_6"><text:s/></text:span><text:span text:style-name="T230_7">properties</text:span><text:span text:style-name="T230_8"><text:s/>(</text:span><text:span text:style-name="T230_9">ex</text:span><text:span text:style-name="T230_10">:<text:s/></text:span><text:span text:style-name="T230_11">for</text:span><text:span text:style-name="T230_12"><text:s/></text:span><text:span text:style-name="T230_13">system</text:span><text:span text:style-name="T230_14"><text:s/></text:span><text:span text:style-name="T230_15">use</text:span><text:span text:style-name="T230_16">,<text:s/></text:span><text:span text:style-name="T230_17">not</text:span><text:span text:style-name="T230_18"><text:s/></text:span><text:span text:style-name="T230_19">humans</text:span><text:span text:style-name="T230_20">)</text:span></text:p>
        </text:list-item>
        <text:list-item>
          <text:p text:style-name="P231"><text:span text:style-name="T231_1"><text:a xlink:type="simple" xlink:href="https://npmjs.org/package/nools"><text:span text:style-name="T231_2">https</text:span></text:a></text:span><text:span text:style-name="T231_3"><text:a xlink:type="simple" xlink:href="https://npmjs.org/package/nools"><text:span text:style-name="T231_4">://</text:span></text:a></text:span><text:span text:style-name="T231_5"><text:a xlink:type="simple" xlink:href="https://npmjs.org/package/nools"><text:span text:style-name="T231_6">npmjs</text:span></text:a></text:span><text:span text:style-name="T231_7"><text:a xlink:type="simple" xlink:href="https://npmjs.org/package/nools"><text:span text:style-name="T231_8">.</text:span></text:a></text:span><text:span text:style-name="T231_9"><text:a xlink:type="simple" xlink:href="https://npmjs.org/package/nools"><text:span text:style-name="T231_10">org</text:span></text:a></text:span><text:span text:style-name="T231_11"><text:a xlink:type="simple" xlink:href="https://npmjs.org/package/nools"><text:span text:style-name="T231_12">/</text:span></text:a></text:span><text:span text:style-name="T231_13"><text:a xlink:type="simple" xlink:href="https://npmjs.org/package/nools"><text:span text:style-name="T231_14">package</text:span></text:a></text:span><text:span text:style-name="T231_15"><text:a xlink:type="simple" xlink:href="https://npmjs.org/package/nools"><text:span text:style-name="T231_16">/</text:span></text:a></text:span><text:span text:style-name="T231_17"><text:a xlink:type="simple" xlink:href="https://npmjs.org/package/nools"><text:span text:style-name="T231_18">nools</text:span></text:a></text:span></text:p>
        </text:list-item>
      </text:list>
      <text:h text:style-name="P232" text:outline-level="10"><text:bookmark-start text:name="h.j7im06bt87g"/><text:bookmark-end text:name="h.j7im06bt87g"/><text:span text:style-name="T232_1">Inter</text:span><text:span text:style-name="T232_2">-</text:span><text:span text:style-name="T232_3">Server</text:span><text:span text:style-name="T232_4"><text:s/></text:span><text:span text:style-name="T232_5">Communication</text:span></text:h>
      <table:table table:style-name="Table4">
        <table:table-column table:style-name="Column7"/>
        <table:table-column table:style-name="Column8"/>
        <table:table-row table:style-name="Row7">
          <table:table-cell table:style-name="Cell13">
            <text:p text:style-name="P233"><text:span text:style-name="T233_1">What</text:span><text:span text:style-name="T233_2"><text:s/></text:span><text:span text:style-name="T233_3">it</text:span><text:span text:style-name="T233_4"><text:s/></text:span><text:span text:style-name="T233_5">Does</text:span></text:p>
          </table:table-cell>
          <table:table-cell table:style-name="Cell14">
            <text:p text:style-name="P234"><text:span text:style-name="T234_1">What</text:span><text:span text:style-name="T234_2"><text:s/></text:span><text:span text:style-name="T234_3">it</text:span><text:span text:style-name="T234_4"><text:s/></text:span><text:span text:style-name="T234_5">Doesn</text:span><text:span text:style-name="T234_6">’</text:span><text:span text:style-name="T234_7">t</text:span><text:span text:style-name="T234_8"><text:s/>(</text:span><text:span text:style-name="T234_9">yet</text:span><text:span text:style-name="T234_10">)</text:span></text:p>
          </table:table-cell>
        </table:table-row>
        <table:table-row table:style-name="Row8">
          <table:table-cell table:style-name="Cell15">
            <text:p text:style-name="P235"/>
          </table:table-cell>
          <table:table-cell table:style-name="Cell16">
            <text:list text:style-name="LS10" xml:id="list149">
              <text:list-item>
                <text:p text:style-name="P236"><text:span text:style-name="T236_1">Import</text:span><text:span text:style-name="T236_2"><text:s/></text:span><text:span text:style-name="T236_3">and</text:span><text:span text:style-name="T236_4"><text:s/></text:span><text:span text:style-name="T236_5">Export</text:span><text:span text:style-name="T236_6"><text:s/></text:span><text:span text:style-name="T236_7">JSON</text:span><text:span text:style-name="T236_8"><text:s/></text:span><text:span text:style-name="T236_9">dump</text:span></text:p>
              </text:list-item>
              <text:list-item>
                <text:p text:style-name="P237"><text:span text:style-name="T237_1">Telehash</text:span></text:p>
              </text:list-item>
              <text:list-item>
                <text:p text:style-name="P238"><text:span text:style-name="T238_1">XMPP</text:span></text:p>
              </text:list-item>
            </text:list>
          </table:table-cell>
        </table:table-row>
      </table:table>
      <text:h text:style-name="P239" text:outline-level="10"/>
      <text:h text:style-name="P240" text:outline-level="10"><text:bookmark-start text:name="h.acm67hexqo1v"/><text:bookmark-end text:name="h.acm67hexqo1v"/><text:bookmark-start text:name="h.pi2xtqgacjcx"/><text:bookmark-end text:name="h.pi2xtqgacjcx"/><text:span text:style-name="T240_1">Remote</text:span><text:span text:style-name="T240_2"><text:s/></text:span><text:span text:style-name="T240_3">URL</text:span><text:span text:style-name="T240_4"><text:s/></text:span><text:span text:style-name="T240_5">Cache</text:span></text:h>
      <text:p text:style-name="P241"/>
      <text:p text:style-name="P242"><text:span text:style-name="T242_1">TODO</text:span></text:p>
      <text:list text:style-name="LS11" xml:id="list152">
        <text:list-item>
          <text:p text:style-name="P243"><text:span text:style-name="T243_1">stores</text:span><text:span text:style-name="T243_2"><text:s/></text:span><text:span text:style-name="T243_3">files</text:span></text:p>
        </text:list-item>
        <text:list-item>
          <text:p text:style-name="P244"><text:span text:style-name="T244_1">unzips</text:span><text:span text:style-name="T244_2"><text:s/>.</text:span><text:span text:style-name="T244_3">zip</text:span><text:span text:style-name="T244_4">,<text:s/>.</text:span><text:span text:style-name="T244_5">kmz</text:span><text:span text:style-name="T244_6"><text:s/>(</text:span><text:span text:style-name="T244_7">and</text:span><text:span text:style-name="T244_8"><text:s/></text:span><text:span text:style-name="T244_9">adjusts</text:span><text:span text:style-name="T244_10"><text:s/>&lt;</text:span><text:span text:style-name="T244_11">link</text:span><text:span text:style-name="T244_12">&gt;<text:s/></text:span><text:span text:style-name="T244_13">url</text:span><text:span text:style-name="T244_14">’</text:span><text:span text:style-name="T244_15">s</text:span><text:span text:style-name="T244_16">),<text:s/></text:span><text:span text:style-name="T244_17">etc</text:span><text:span text:style-name="T244_18">..</text:span></text:p>
        </text:list-item>
        <text:list-item>
          <text:p text:style-name="P245"><text:span text:style-name="T245_1">hosts</text:span><text:span text:style-name="T245_2"><text:s/></text:span><text:span text:style-name="T245_3">on</text:span><text:span text:style-name="T245_4"><text:s/></text:span><text:span text:style-name="T245_5">webserver</text:span><text:span text:style-name="T245_6"><text:s/></text:span><text:span text:style-name="T245_7">as</text:span><text:span text:style-name="T245_8"><text:s/></text:span><text:span text:style-name="T245_9">static</text:span><text:span text:style-name="T245_10"><text:s/></text:span><text:span text:style-name="T245_11">content</text:span></text:p>
        </text:list-item>
        <text:list-item>
          <text:p text:style-name="P246"><text:span text:style-name="T246_1">.</text:span><text:span text:style-name="T246_2">gitignore</text:span><text:span text:style-name="T246_3">’</text:span><text:span text:style-name="T246_4">d</text:span></text:p>
        </text:list-item>
      </text:list>
      <text:h text:style-name="P247" text:outline-level="10"><text:bookmark-start text:name="h.6k4c8f25pdrn"/><text:bookmark-end text:name="h.6k4c8f25pdrn"/><text:bookmark-start text:name="h.uq0jcsjdroj"/><text:bookmark-end text:name="h.uq0jcsjdroj"/><text:span text:style-name="T247_1">HTML</text:span><text:span text:style-name="T247_2">5/</text:span><text:span text:style-name="T247_3">Javascript</text:span><text:span text:style-name="T247_4"><text:s/></text:span><text:span text:style-name="T247_5">Client</text:span></text:h>
      <text:list text:style-name="LS12" xml:id="list156">
        <text:list-item>
          <text:p text:style-name="P248"><text:span text:style-name="T248_1">Themes</text:span></text:p>
          <text:list>
            <text:list-item>
              <text:p text:style-name="P249"><text:span text:style-name="T249_1">Bright</text:span></text:p>
              <text:list>
                <text:list-item>
                  <text:p text:style-name="P250"><text:span text:style-name="T250_1">[</text:span><text:span text:style-name="T250_2">Bright</text:span><text:span text:style-name="T250_3"><text:s/></text:span><text:span text:style-name="T250_4">derivatives</text:span><text:span text:style-name="T250_5">]</text:span></text:p>
                </text:list-item>
              </text:list>
            </text:list-item>
            <text:list-item>
              <text:p text:style-name="P251"><text:span text:style-name="T251_1">Dark</text:span></text:p>
              <text:list>
                <text:list-item>
                  <text:p text:style-name="P252"><text:span text:style-name="T252_1">[</text:span><text:span text:style-name="T252_2">Dark</text:span><text:span text:style-name="T252_3"><text:s/></text:span><text:span text:style-name="T252_4">derivatives</text:span><text:span text:style-name="T252_5">]</text:span></text:p>
                </text:list-item>
              </text:list>
            </text:list-item>
          </text:list>
        </text:list-item>
      </text:list>
      <text:p text:style-name="P253"/>
      <text:p text:style-name="P254"><text:span text:style-name="T254_1">TODO</text:span></text:p>
      <text:list text:style-name="LS13" xml:id="list161">
        <text:list-item>
          <text:p text:style-name="P255"><text:span text:style-name="T255_1">Location</text:span><text:span text:style-name="T255_2"><text:s/></text:span><text:span text:style-name="T255_3">detection</text:span><text:span text:style-name="T255_4">,<text:s/></text:span><text:span text:style-name="T255_5">tracking</text:span><text:span text:style-name="T255_6">,<text:s/></text:span><text:span text:style-name="T255_7">and</text:span><text:span text:style-name="T255_8"><text:s/></text:span><text:span text:style-name="T255_9">manual</text:span><text:span text:style-name="T255_10"><text:s/></text:span><text:span text:style-name="T255_11">repositioning</text:span><text:span text:style-name="T255_12"><text:s/>(</text:span><text:span text:style-name="T255_13">even</text:span><text:span text:style-name="T255_14"><text:s/></text:span><text:span text:style-name="T255_15">without</text:span><text:span text:style-name="T255_16"><text:s/></text:span><text:span text:style-name="T255_17">Map</text:span><text:span text:style-name="T255_18"><text:s/></text:span><text:span text:style-name="T255_19">view</text:span><text:span text:style-name="T255_20">)</text:span></text:p>
        </text:list-item>
        <text:list-item>
          <text:p text:style-name="P256"><text:span text:style-name="T256_1">Send</text:span><text:span text:style-name="T256_2"><text:s/></text:span><text:span text:style-name="T256_3">changes</text:span><text:span text:style-name="T256_4"><text:s/></text:span><text:span text:style-name="T256_5">in</text:span><text:span text:style-name="T256_6"><text:s/>“</text:span><text:span text:style-name="T256_7">interests</text:span><text:span text:style-name="T256_8">”<text:s/></text:span><text:span text:style-name="T256_9">to</text:span><text:span text:style-name="T256_10"><text:s/></text:span><text:span text:style-name="T256_11">server</text:span><text:span text:style-name="T256_12"><text:s/></text:span><text:span text:style-name="T256_13">for</text:span><text:span text:style-name="T256_14"><text:s/></text:span><text:span text:style-name="T256_15">analytics</text:span></text:p>
        </text:list-item>
        <text:list-item>
          <text:p text:style-name="P257"><text:span text:style-name="T257_1">Accessibility</text:span></text:p>
        </text:list-item>
      </text:list>
      <text:list text:style-name="LS14" xml:id="list164">
        <text:list-item>
          <text:p text:style-name="P258"><text:span text:style-name="T258_1">Blind</text:span></text:p>
        </text:list-item>
        <text:list-item>
          <text:p text:style-name="P259"><text:span text:style-name="T259_1">Deaf</text:span></text:p>
        </text:list-item>
        <text:list-item>
          <text:p text:style-name="P260"><text:span text:style-name="T260_1">Pre</text:span><text:span text:style-name="T260_2">-</text:span><text:span text:style-name="T260_3">Symbolic</text:span><text:span text:style-name="T260_4"><text:s/>/<text:s/></text:span><text:span text:style-name="T260_5">Non</text:span><text:span text:style-name="T260_6">-</text:span><text:span text:style-name="T260_7">Verbal</text:span><text:span text:style-name="T260_8"><text:s/>/<text:s/></text:span><text:span text:style-name="T260_9">Gestural</text:span><text:span text:style-name="T260_10"><text:s/>(</text:span><text:span text:style-name="T260_11">Children</text:span><text:span text:style-name="T260_12">,<text:s/></text:span><text:span text:style-name="T260_13">Paralyzed</text:span><text:span text:style-name="T260_14">,<text:s/></text:span><text:span text:style-name="T260_15">Animals</text:span><text:span text:style-name="T260_16">)</text:span></text:p>
        </text:list-item>
        <text:list-item>
          <text:p text:style-name="P261"><text:span text:style-name="T261_1">Translations</text:span></text:p>
          <text:list>
            <text:list-item>
              <text:p text:style-name="P262"><text:span text:style-name="T262_1">Spanish</text:span></text:p>
            </text:list-item>
            <text:list-item>
              <text:p text:style-name="P263"><text:span text:style-name="T263_1">...</text:span></text:p>
            </text:list-item>
          </text:list>
        </text:list-item>
      </text:list>
      <text:p text:style-name="P264"/>
      <text:p text:style-name="P265"/>
      <text:h text:style-name="P266" text:outline-level="10"><text:bookmark-start text:name="h.epeu0wbpzdl3"/><text:bookmark-end text:name="h.epeu0wbpzdl3"/><text:span text:style-name="T266_1">Desktop</text:span><text:span text:style-name="T266_2"><text:s/></text:span><text:span text:style-name="T266_3">and</text:span><text:span text:style-name="T266_4"><text:s/></text:span><text:span text:style-name="T266_5">Mobile</text:span><text:span text:style-name="T266_6"><text:s/></text:span><text:span text:style-name="T266_7">Browser</text:span><text:span text:style-name="T266_8"><text:s/></text:span><text:span text:style-name="T266_9">Compatibility</text:span></text:h>
      <table:table table:style-name="Table5">
        <table:table-column table:style-name="Column9"/>
        <table:table-column table:style-name="Column10"/>
        <table:table-row table:style-name="Row9">
          <table:table-cell table:style-name="Cell17">
            <text:p text:style-name="P267"><text:span text:style-name="T267_1">What</text:span><text:span text:style-name="T267_2"><text:s/></text:span><text:span text:style-name="T267_3">it</text:span><text:span text:style-name="T267_4"><text:s/></text:span><text:span text:style-name="T267_5">Does</text:span></text:p>
          </table:table-cell>
          <table:table-cell table:style-name="Cell18">
            <text:p text:style-name="P268"><text:span text:style-name="T268_1">What</text:span><text:span text:style-name="T268_2"><text:s/></text:span><text:span text:style-name="T268_3">it</text:span><text:span text:style-name="T268_4"><text:s/></text:span><text:span text:style-name="T268_5">Doesn</text:span><text:span text:style-name="T268_6">’</text:span><text:span text:style-name="T268_7">t</text:span><text:span text:style-name="T268_8"><text:s/>(</text:span><text:span text:style-name="T268_9">yet</text:span><text:span text:style-name="T268_10">)</text:span></text:p>
          </table:table-cell>
        </table:table-row>
        <table:table-row table:style-name="Row10">
          <table:table-cell table:style-name="Cell19">
            <text:list text:style-name="LS4" xml:id="list170">
              <text:list-item>
                <text:p text:style-name="P269"><text:span text:style-name="T269_1">Chrome</text:span></text:p>
              </text:list-item>
              <text:list-item>
                <text:p text:style-name="P270"><text:span text:style-name="T270_1">Firefox</text:span></text:p>
              </text:list-item>
            </text:list>
          </table:table-cell>
          <table:table-cell table:style-name="Cell20">
            <text:list text:style-name="LS5" xml:id="list172">
              <text:list-item>
                <text:p text:style-name="P271"><text:span text:style-name="T271_1">Android</text:span></text:p>
              </text:list-item>
              <text:list-item>
                <text:p text:style-name="P272"><text:span text:style-name="T272_1">Internet</text:span><text:span text:style-name="T272_2"><text:s/></text:span><text:span text:style-name="T272_3">Explorer</text:span></text:p>
              </text:list-item>
            </text:list>
          </table:table-cell>
        </table:table-row>
      </table:table>
      <text:h text:style-name="P273" text:outline-level="10"/>
      <text:h text:style-name="P274" text:outline-level="10"><text:bookmark-start text:name="h.71jphpsicv4u"/><text:bookmark-end text:name="h.71jphpsicv4u"/><text:bookmark-start text:name="h.f7sg7t9yg0qh"/><text:bookmark-end text:name="h.f7sg7t9yg0qh"/><text:span text:style-name="T274_1">Client</text:span><text:span text:style-name="T274_2"><text:s/></text:span><text:span text:style-name="T274_3">Memory</text:span></text:h>
      <text:list text:style-name="LS15" xml:id="list174">
        <text:list-item>
          <text:p text:style-name="P275"><text:span text:style-name="T275_1">Stores</text:span><text:span text:style-name="T275_2"><text:s/></text:span><text:span text:style-name="T275_3">objects</text:span><text:span text:style-name="T275_4"><text:s/></text:span><text:span text:style-name="T275_5">as</text:span><text:span text:style-name="T275_6"><text:s/></text:span><text:span text:style-name="T275_7">indexed</text:span><text:span text:style-name="T275_8"><text:s/></text:span><text:span text:style-name="T275_9">keys</text:span><text:span text:style-name="T275_10">.</text:span></text:p>
          <text:list>
            <text:list-item>
              <text:p text:style-name="P276"><text:span text:style-name="T276_1">Limited</text:span><text:span text:style-name="T276_2"><text:s/></text:span><text:span text:style-name="T276_3">to</text:span><text:span text:style-name="T276_4"><text:s/></text:span><text:span text:style-name="T276_5">localStorage</text:span><text:span text:style-name="T276_6"><text:s/></text:span><text:span text:style-name="T276_7">quota</text:span><text:span text:style-name="T276_8"><text:s/></text:span><text:span text:style-name="T276_9">which</text:span><text:span text:style-name="T276_10"><text:s/></text:span><text:span text:style-name="T276_11">is</text:span><text:span text:style-name="T276_12"><text:s/></text:span><text:span text:style-name="T276_13">quite</text:span><text:span text:style-name="T276_14"><text:s/></text:span><text:span text:style-name="T276_15">small</text:span></text:p>
            </text:list-item>
          </text:list>
        </text:list-item>
      </text:list>
      <text:p text:style-name="P277"/>
      <text:p text:style-name="P278"><text:span text:style-name="T278_1">TODO</text:span></text:p>
      <text:list text:style-name="LS1" xml:id="list176">
        <text:list-item>
          <text:p text:style-name="P279"><text:span text:style-name="T279_1">indexedDB</text:span><text:span text:style-name="T279_2"><text:s/></text:span><text:span text:style-name="T279_3">support</text:span><text:span text:style-name="T279_4"><text:s/>-<text:s/></text:span><text:span text:style-name="T279_5">enables</text:span><text:span text:style-name="T279_6"><text:s/></text:span><text:span text:style-name="T279_7">larger</text:span><text:span text:style-name="T279_8"><text:s/></text:span><text:span text:style-name="T279_9">client</text:span><text:span text:style-name="T279_10">-</text:span><text:span text:style-name="T279_11">side</text:span><text:span text:style-name="T279_12"><text:s/></text:span><text:span text:style-name="T279_13">datastore</text:span></text:p>
          <text:list>
            <text:list-item>
              <text:p text:style-name="P280"><text:span text:style-name="T280_1">with</text:span><text:span text:style-name="T280_2"><text:s/></text:span><text:span text:style-name="T280_3">WARNING</text:span><text:span text:style-name="T280_4"><text:s/></text:span><text:span text:style-name="T280_5">when</text:span><text:span text:style-name="T280_6"><text:s/></text:span><text:span text:style-name="T280_7">quota</text:span><text:span text:style-name="T280_8"><text:s/></text:span><text:span text:style-name="T280_9">may</text:span><text:span text:style-name="T280_10"><text:s/></text:span><text:span text:style-name="T280_11">be</text:span><text:span text:style-name="T280_12"><text:s/></text:span><text:span text:style-name="T280_13">near</text:span><text:span text:style-name="T280_14"><text:s/></text:span><text:span text:style-name="T280_15">exceeded</text:span></text:p>
            </text:list-item>
          </text:list>
        </text:list-item>
        <text:list-item>
          <text:p text:style-name="P281"><text:span text:style-name="T281_1">attention</text:span><text:span text:style-name="T281_2"><text:s/></text:span><text:span text:style-name="T281_3">vector</text:span><text:span text:style-name="T281_4"><text:s/>:<text:s/></text:span><text:span text:style-name="T281_5">map</text:span><text:span text:style-name="T281_6">&lt;</text:span><text:span text:style-name="T281_7">object</text:span><text:span text:style-name="T281_8">,</text:span><text:span text:style-name="T281_9">interest</text:span><text:span text:style-name="T281_10">&gt;</text:span></text:p>
        </text:list-item>
        <text:list-item>
          <text:p text:style-name="P282"><text:span text:style-name="T282_1">forgetting</text:span><text:span text:style-name="T282_2">:<text:s/></text:span><text:span text:style-name="T282_3">keeps</text:span><text:span text:style-name="T282_4"><text:s/></text:span><text:span text:style-name="T282_5">total</text:span><text:span text:style-name="T282_6"><text:s/>#<text:s/></text:span><text:span text:style-name="T282_7">of</text:span><text:span text:style-name="T282_8"><text:s/></text:span><text:span text:style-name="T282_9">objects</text:span><text:span text:style-name="T282_10"><text:s/></text:span><text:span text:style-name="T282_11">in</text:span><text:span text:style-name="T282_12"><text:s/></text:span><text:span text:style-name="T282_13">server</text:span><text:span text:style-name="T282_14"><text:s/></text:span><text:span text:style-name="T282_15">and</text:span><text:span text:style-name="T282_16"><text:s/></text:span><text:span text:style-name="T282_17">client</text:span><text:span text:style-name="T282_18"><text:s/></text:span><text:span text:style-name="T282_19">within</text:span><text:span text:style-name="T282_20"><text:s/></text:span><text:span text:style-name="T282_21">range</text:span><text:span text:style-name="T282_22"><text:s/>(</text:span><text:span text:style-name="T282_23">ex</text:span><text:span text:style-name="T282_24">:<text:s/>&lt;<text:s/>10</text:span><text:span text:style-name="T282_25">k</text:span><text:span text:style-name="T282_26">)<text:s/></text:span><text:span text:style-name="T282_27">based</text:span><text:span text:style-name="T282_28"><text:s/></text:span><text:span text:style-name="T282_29">on</text:span><text:span text:style-name="T282_30"><text:s/></text:span><text:span text:style-name="T282_31">attention</text:span></text:p>
        </text:list-item>
        <text:list-item>
          <text:p text:style-name="P283"><text:span text:style-name="T283_1">spreading</text:span></text:p>
        </text:list-item>
        <text:list-item>
          <text:p text:style-name="P284"><text:span text:style-name="T284_1">importance</text:span><text:span text:style-name="T284_2"><text:s/></text:span><text:span text:style-name="T284_3">classifier</text:span><text:span text:style-name="T284_4">:<text:s/></text:span><text:span text:style-name="T284_5">classifies</text:span><text:span text:style-name="T284_6"><text:s/></text:span><text:span text:style-name="T284_7">incoming</text:span><text:span text:style-name="T284_8"><text:s/></text:span><text:span text:style-name="T284_9">objects</text:span><text:span text:style-name="T284_10"><text:s/></text:span><text:span text:style-name="T284_11">according</text:span><text:span text:style-name="T284_12"><text:s/></text:span><text:span text:style-name="T284_13">to</text:span><text:span text:style-name="T284_14"><text:s/></text:span><text:span text:style-name="T284_15">its</text:span><text:span text:style-name="T284_16"><text:s/></text:span><text:span text:style-name="T284_17">features</text:span><text:span text:style-name="T284_18"><text:s/></text:span><text:span text:style-name="T284_19">to</text:span><text:span text:style-name="T284_20"><text:s/></text:span><text:span text:style-name="T284_21">predict</text:span><text:span text:style-name="T284_22"><text:s/></text:span><text:span text:style-name="T284_23">the</text:span><text:span text:style-name="T284_24"><text:s/></text:span><text:span text:style-name="T284_25">user</text:span><text:span text:style-name="T284_26">’</text:span><text:span text:style-name="T284_27">s</text:span><text:span text:style-name="T284_28"><text:s/></text:span><text:span text:style-name="T284_29">interest</text:span><text:span text:style-name="T284_30"><text:s/></text:span><text:span text:style-name="T284_31">in</text:span><text:span text:style-name="T284_32"><text:s/></text:span><text:span text:style-name="T284_33">it</text:span><text:span text:style-name="T284_34"><text:s/>(0..1.0)</text:span></text:p>
          <text:list>
            <text:list-item>
              <text:p text:style-name="P285"><text:span text:style-name="T285_1">author</text:span><text:span text:style-name="T285_2">,<text:s/></text:span><text:span text:style-name="T285_3">age</text:span><text:span text:style-name="T285_4">,<text:s/></text:span><text:span text:style-name="T285_5">etc</text:span><text:span text:style-name="T285_6">..</text:span></text:p>
            </text:list-item>
            <text:list-item>
              <text:p text:style-name="P286"><text:span text:style-name="T286_1">use</text:span><text:span text:style-name="T286_2"><text:s/></text:span><text:span text:style-name="T286_3">an</text:span><text:span text:style-name="T286_4"><text:s/></text:span><text:span text:style-name="T286_5">encog</text:span><text:span text:style-name="T286_6"><text:s/></text:span><text:span text:style-name="T286_7">component</text:span><text:span text:style-name="T286_8"><text:s/></text:span><text:span text:style-name="T286_9">to</text:span><text:span text:style-name="T286_10"><text:s/></text:span><text:span text:style-name="T286_11">automatically</text:span><text:span text:style-name="T286_12"><text:s/></text:span><text:span text:style-name="T286_13">learn</text:span><text:span text:style-name="T286_14"><text:s/></text:span><text:span text:style-name="T286_15">user</text:span><text:span text:style-name="T286_16">’</text:span><text:span text:style-name="T286_17">s</text:span><text:span text:style-name="T286_18"><text:s/></text:span><text:span text:style-name="T286_19">classification</text:span><text:span text:style-name="T286_20"><text:s/></text:span><text:span text:style-name="T286_21">parameters</text:span></text:p>
            </text:list-item>
            <text:list-item>
              <text:p text:style-name="P287"><text:span text:style-name="T287_1">this</text:span><text:span text:style-name="T287_2"><text:s/></text:span><text:span text:style-name="T287_3">is</text:span><text:span text:style-name="T287_4"><text:s/></text:span><text:span text:style-name="T287_5">analogous</text:span><text:span text:style-name="T287_6"><text:s/></text:span><text:span text:style-name="T287_7">to</text:span><text:span text:style-name="T287_8"><text:s/></text:span><text:span text:style-name="T287_9">google</text:span><text:span text:style-name="T287_10">’</text:span><text:span text:style-name="T287_11">s</text:span><text:span text:style-name="T287_12"><text:s/></text:span><text:span text:style-name="T287_13">important</text:span><text:span text:style-name="T287_14"><text:s/></text:span><text:span text:style-name="T287_15">inbox</text:span><text:span text:style-name="T287_16"><text:s/></text:span><text:span text:style-name="T287_17">feature</text:span></text:p>
            </text:list-item>
          </text:list>
        </text:list-item>
      </text:list>
      <text:h text:style-name="P288" text:outline-level="10"><text:bookmark-start text:name="h.gtbxmgm10vr4"/><text:bookmark-end text:name="h.gtbxmgm10vr4"/><text:span text:style-name="T288_1">ObjectView</text:span></text:h>
      <text:p text:style-name="P289"><text:span text:style-name="T289_1">An</text:span><text:span text:style-name="T289_2"><text:s/></text:span><text:span text:style-name="T289_3">ObjectView</text:span><text:span text:style-name="T289_4"><text:s/></text:span><text:span text:style-name="T289_5">is</text:span><text:span text:style-name="T289_6"><text:s/></text:span><text:span text:style-name="T289_7">a</text:span><text:span text:style-name="T289_8"><text:s/></text:span><text:span text:style-name="T289_9">widget</text:span><text:span text:style-name="T289_10"><text:s/></text:span><text:span text:style-name="T289_11">that</text:span><text:span text:style-name="T289_12"><text:s/></text:span><text:span text:style-name="T289_13">displays</text:span><text:span text:style-name="T289_14"><text:s/></text:span><text:span text:style-name="T289_15">essential</text:span><text:span text:style-name="T289_16"><text:s/></text:span><text:span text:style-name="T289_17">information</text:span><text:span text:style-name="T289_18"><text:s/></text:span><text:span text:style-name="T289_19">about</text:span><text:span text:style-name="T289_20"><text:s/></text:span><text:span text:style-name="T289_21">an</text:span><text:span text:style-name="T289_22"><text:s/></text:span><text:span text:style-name="T289_23">object</text:span><text:span text:style-name="T289_24">.</text:span></text:p>
      <text:p text:style-name="P290"/>
      <text:list text:style-name="LS16" xml:id="list185">
        <text:list-item>
          <text:p text:style-name="P291"><text:span text:style-name="T291_1">Name</text:span></text:p>
        </text:list-item>
        <text:list-item>
          <text:p text:style-name="P292"><text:span text:style-name="T292_1">Tags</text:span></text:p>
        </text:list-item>
        <text:list-item>
          <text:p text:style-name="P293"><text:span text:style-name="T293_1">Description</text:span></text:p>
        </text:list-item>
        <text:list-item>
          <text:p text:style-name="P294"><text:span text:style-name="T294_1">Geolocation</text:span></text:p>
        </text:list-item>
        <text:list-item>
          <text:p text:style-name="P295"><text:span text:style-name="T295_1">Age</text:span></text:p>
        </text:list-item>
        <text:list-item>
          <text:p text:style-name="P296"><text:span text:style-name="T296_1">...</text:span></text:p>
        </text:list-item>
      </text:list>
      <text:p text:style-name="P297"><text:span text:style-name="T297_1">It</text:span><text:span text:style-name="T297_2"><text:s/></text:span><text:span text:style-name="T297_3">also</text:span><text:span text:style-name="T297_4"><text:s/></text:span><text:span text:style-name="T297_5">includes</text:span><text:span text:style-name="T297_6"><text:s/></text:span><text:span text:style-name="T297_7">actions</text:span><text:span text:style-name="T297_8"><text:s/></text:span><text:span text:style-name="T297_9">which</text:span><text:span text:style-name="T297_10"><text:s/></text:span><text:span text:style-name="T297_11">may</text:span><text:span text:style-name="T297_12"><text:s/></text:span><text:span text:style-name="T297_13">be</text:span><text:span text:style-name="T297_14"><text:s/></text:span><text:span text:style-name="T297_15">displayed</text:span><text:span text:style-name="T297_16"><text:s/></text:span><text:span text:style-name="T297_17">as</text:span><text:span text:style-name="T297_18"><text:s/></text:span><text:span text:style-name="T297_19">buttons</text:span><text:span text:style-name="T297_20">,<text:s/></text:span><text:span text:style-name="T297_21">or</text:span><text:span text:style-name="T297_22"><text:s/></text:span><text:span text:style-name="T297_23">in</text:span><text:span text:style-name="T297_24"><text:s/></text:span><text:span text:style-name="T297_25">a</text:span><text:span text:style-name="T297_26"><text:s/></text:span><text:span text:style-name="T297_27">pulldown</text:span><text:span text:style-name="T297_28"><text:s/></text:span><text:span text:style-name="T297_29">menu</text:span><text:span text:style-name="T297_30">:</text:span></text:p>
      <text:list text:style-name="LS17" xml:id="list191">
        <text:list-item>
          <text:p text:style-name="P298"><text:span text:style-name="T298_1">Reply</text:span></text:p>
        </text:list-item>
        <text:list-item>
          <text:p text:style-name="P299"><text:span text:style-name="T299_1">Delete</text:span></text:p>
        </text:list-item>
        <text:list-item>
          <text:p text:style-name="P300"><text:span text:style-name="T300_1">..</text:span></text:p>
        </text:list-item>
      </text:list>
      <text:p text:style-name="P301"/>
      <text:p text:style-name="P302"><text:span text:style-name="T302_1">TODO</text:span></text:p>
      <text:list text:style-name="LS1" xml:id="list194">
        <text:list-item>
          <text:p text:style-name="P303"><text:span text:style-name="T303_1">inline</text:span><text:span text:style-name="T303_2"><text:s/></text:span><text:span text:style-name="T303_3">editing</text:span><text:span text:style-name="T303_4"><text:s/></text:span><text:span text:style-name="T303_5">of</text:span><text:span text:style-name="T303_6"><text:s/></text:span><text:span text:style-name="T303_7">properties</text:span><text:span text:style-name="T303_8"><text:s/></text:span><text:span text:style-name="T303_9">by</text:span><text:span text:style-name="T303_10"><text:s/></text:span><text:span text:style-name="T303_11">clicking</text:span><text:span text:style-name="T303_12"><text:s/></text:span><text:span text:style-name="T303_13">on</text:span><text:span text:style-name="T303_14"><text:s/></text:span><text:span text:style-name="T303_15">them</text:span><text:span text:style-name="T303_16"><text:s/></text:span><text:span text:style-name="T303_17">when</text:span><text:span text:style-name="T303_18"><text:s/></text:span><text:span text:style-name="T303_19">one</text:span><text:span text:style-name="T303_20"><text:s/></text:span><text:span text:style-name="T303_21">has</text:span><text:span text:style-name="T303_22"><text:s/></text:span><text:span text:style-name="T303_23">edit</text:span><text:span text:style-name="T303_24"><text:s/></text:span><text:span text:style-name="T303_25">permission</text:span><text:span text:style-name="T303_26">,<text:s/></text:span><text:span text:style-name="T303_27">clicked</text:span><text:span text:style-name="T303_28"><text:s/></text:span><text:span text:style-name="T303_29">label</text:span><text:span text:style-name="T303_30"><text:s/>-&gt;<text:s/></text:span><text:span text:style-name="T303_31">text</text:span><text:span text:style-name="T303_32"><text:s/></text:span><text:span text:style-name="T303_33">input</text:span><text:span text:style-name="T303_34"><text:s/>-&gt;<text:s/></text:span><text:span text:style-name="T303_35">label</text:span></text:p>
        </text:list-item>
      </text:list>
      <text:list text:style-name="LS18" xml:id="list195">
        <text:list-item>
          <text:p text:style-name="P304"><text:span text:style-name="T304_1">Parameters</text:span><text:span text:style-name="T304_2"><text:s/></text:span><text:span text:style-name="T304_3">to</text:span><text:span text:style-name="T304_4"><text:s/></text:span><text:span text:style-name="T304_5">customize</text:span><text:span text:style-name="T304_6"><text:s/></text:span><text:span text:style-name="T304_7">rendering</text:span></text:p>
        </text:list-item>
        <text:list-item>
          <text:p text:style-name="P305"><text:span text:style-name="T305_1">Add</text:span><text:span text:style-name="T305_2"><text:s/></text:span><text:span text:style-name="T305_3">favorite</text:span><text:span text:style-name="T305_4"><text:s/>(‘</text:span><text:span text:style-name="T305_5">star</text:span><text:span text:style-name="T305_6">’<text:s/></text:span><text:span text:style-name="T305_7">button</text:span><text:span text:style-name="T305_8">)<text:s/></text:span><text:span text:style-name="T305_9">aka</text:span><text:span text:style-name="T305_10"><text:s/></text:span><text:span text:style-name="T305_11">Bookmark</text:span></text:p>
        </text:list-item>
        <text:list-item>
          <text:p text:style-name="P306"><text:span text:style-name="T306_1">“</text:span><text:span text:style-name="T306_2">User</text:span><text:span text:style-name="T306_3">”<text:s/></text:span><text:span text:style-name="T306_4">Action</text:span><text:span text:style-name="T306_5"><text:s/></text:span><text:span text:style-name="T306_6">Buttons</text:span></text:p>
          <text:list>
            <text:list-item>
              <text:p text:style-name="P307"><text:span text:style-name="T307_1">Text</text:span><text:span text:style-name="T307_2"><text:s/></text:span><text:span text:style-name="T307_3">Chat</text:span><text:span text:style-name="T307_4"><text:s/>(</text:span><text:span text:style-name="T307_5">button</text:span><text:span text:style-name="T307_6">)</text:span></text:p>
            </text:list-item>
            <text:list-item>
              <text:p text:style-name="P308"><text:span text:style-name="T308_1">Video</text:span><text:span text:style-name="T308_2"><text:s/></text:span><text:span text:style-name="T308_3">Chat</text:span><text:span text:style-name="T308_4"><text:s/>(</text:span><text:span text:style-name="T308_5">button</text:span><text:span text:style-name="T308_6">)</text:span></text:p>
            </text:list-item>
            <text:list-item>
              <text:p text:style-name="P309"><text:span text:style-name="T309_1">Pay</text:span><text:span text:style-name="T309_2"><text:s/>(</text:span><text:span text:style-name="T309_3">button</text:span><text:span text:style-name="T309_4">)</text:span></text:p>
              <text:list>
                <text:list-item>
                  <text:p text:style-name="P310"><text:span text:style-name="T310_1">Bitcoin</text:span></text:p>
                </text:list-item>
                <text:list-item>
                  <text:p text:style-name="P311"><text:span text:style-name="T311_1">Paypal</text:span></text:p>
                </text:list-item>
              </text:list>
            </text:list-item>
          </text:list>
        </text:list-item>
        <text:list-item>
          <text:p text:style-name="P312"><text:span text:style-name="T312_1">Optimize</text:span><text:span text:style-name="T312_2"><text:s/></text:span><text:span text:style-name="T312_3">rendering</text:span><text:span text:style-name="T312_4"><text:s/></text:span><text:span text:style-name="T312_5">with</text:span><text:span text:style-name="T312_6"><text:s/></text:span><text:span text:style-name="T312_7">templates</text:span></text:p>
        </text:list-item>
      </text:list>
      <text:h text:style-name="P313" text:outline-level="10"><text:bookmark-start text:name="h.62ysruk9plet"/><text:bookmark-end text:name="h.62ysruk9plet"/><text:span text:style-name="T313_1">Focus</text:span></text:h>
      <text:p text:style-name="P314"><text:span text:style-name="T314_1">Each</text:span><text:span text:style-name="T314_2"><text:s/></text:span><text:span text:style-name="T314_3">focus</text:span><text:span text:style-name="T314_4"><text:s/></text:span><text:span text:style-name="T314_5">is</text:span><text:span text:style-name="T314_6"><text:s/></text:span><text:span text:style-name="T314_7">a</text:span><text:span text:style-name="T314_8"><text:s/></text:span><text:span text:style-name="T314_9">method</text:span><text:span text:style-name="T314_10"><text:s/></text:span><text:span text:style-name="T314_11">of</text:span><text:span text:style-name="T314_12"><text:s/></text:span><text:span text:style-name="T314_13">describing</text:span><text:span text:style-name="T314_14"><text:s/></text:span><text:span text:style-name="T314_15">what</text:span><text:span text:style-name="T314_16"><text:s/></text:span><text:span text:style-name="T314_17">one</text:span><text:span text:style-name="T314_18"><text:s/></text:span><text:span text:style-name="T314_19">is</text:span><text:span text:style-name="T314_20"><text:s/></text:span><text:span text:style-name="T314_21">thinking</text:span><text:span text:style-name="T314_22"><text:s/></text:span><text:span text:style-name="T314_23">about</text:span><text:span text:style-name="T314_24">.<text:s text:c="2"/></text:span><text:span text:style-name="T314_25">It</text:span><text:span text:style-name="T314_26"><text:s/></text:span><text:span text:style-name="T314_27">functions</text:span><text:span text:style-name="T314_28"><text:s/></text:span><text:span text:style-name="T314_29">as</text:span><text:span text:style-name="T314_30"><text:s/></text:span><text:span text:style-name="T314_31">a</text:span><text:span text:style-name="T314_32"><text:s/></text:span><text:span text:style-name="T314_33">semantic</text:span><text:span text:style-name="T314_34"><text:s/></text:span><text:span text:style-name="T314_35">analog</text:span><text:span text:style-name="T314_36">-</text:span><text:span text:style-name="T314_37">to</text:span><text:span text:style-name="T314_38">-</text:span><text:span text:style-name="T314_39">digital</text:span><text:span text:style-name="T314_40"><text:s/></text:span><text:span text:style-name="T314_41">converter</text:span><text:span text:style-name="T314_42"><text:s/></text:span><text:span text:style-name="T314_43">for</text:span><text:span text:style-name="T314_44"><text:s/></text:span><text:span text:style-name="T314_45">expressing</text:span><text:span text:style-name="T314_46"><text:s/></text:span><text:span text:style-name="T314_47">one</text:span><text:span text:style-name="T314_48">’</text:span><text:span text:style-name="T314_49">s</text:span><text:span text:style-name="T314_50"><text:s/></text:span><text:span text:style-name="T314_51">mental</text:span><text:span text:style-name="T314_52"><text:s/></text:span><text:span text:style-name="T314_53">state</text:span><text:span text:style-name="T314_54"><text:s/></text:span><text:span text:style-name="T314_55">in</text:span><text:span text:style-name="T314_56"><text:s/></text:span><text:span text:style-name="T314_57">a</text:span><text:span text:style-name="T314_58"><text:s/></text:span><text:span text:style-name="T314_59">machine</text:span><text:span text:style-name="T314_60">-</text:span><text:span text:style-name="T314_61">readable</text:span><text:span text:style-name="T314_62"><text:s/></text:span><text:span text:style-name="T314_63">data</text:span><text:span text:style-name="T314_64"><text:s/></text:span><text:span text:style-name="T314_65">structure</text:span><text:span text:style-name="T314_66">.<text:s text:c="2"/></text:span><text:span text:style-name="T314_67">What</text:span><text:span text:style-name="T314_68"><text:s/></text:span><text:span text:style-name="T314_69">one</text:span><text:span text:style-name="T314_70"><text:s/></text:span><text:span text:style-name="T314_71">enters</text:span><text:span text:style-name="T314_72"><text:s/></text:span><text:span text:style-name="T314_73">into</text:span><text:span text:style-name="T314_74"><text:s/></text:span><text:span text:style-name="T314_75">a</text:span><text:span text:style-name="T314_76"><text:s/></text:span><text:span text:style-name="T314_77">focus</text:span><text:span text:style-name="T314_78"><text:s/></text:span><text:span text:style-name="T314_79">may</text:span><text:span text:style-name="T314_80"><text:s/></text:span><text:span text:style-name="T314_81">be</text:span><text:span text:style-name="T314_82"><text:s/></text:span><text:span text:style-name="T314_83">used</text:span><text:span text:style-name="T314_84"><text:s/></text:span><text:span text:style-name="T314_85">to</text:span><text:span text:style-name="T314_86">:</text:span></text:p>
      <text:list text:style-name="LS19" xml:id="list204">
        <text:list-item>
          <text:p text:style-name="P315"><text:span text:style-name="T315_1">compare</text:span><text:span text:style-name="T315_2"><text:s/></text:span><text:span text:style-name="T315_3">relevancy</text:span><text:span text:style-name="T315_4"><text:s/></text:span><text:span text:style-name="T315_5">with</text:span><text:span text:style-name="T315_6"><text:s/></text:span><text:span text:style-name="T315_7">known</text:span><text:span text:style-name="T315_8"><text:s/></text:span><text:span text:style-name="T315_9">data</text:span><text:span text:style-name="T315_10"><text:s/></text:span><text:span text:style-name="T315_11">objects</text:span><text:span text:style-name="T315_12">,<text:s/></text:span><text:span text:style-name="T315_13">or</text:span></text:p>
        </text:list-item>
        <text:list-item>
          <text:p text:style-name="P316"><text:span text:style-name="T316_1">to</text:span><text:span text:style-name="T316_2"><text:s/></text:span><text:span text:style-name="T316_3">create</text:span><text:span text:style-name="T316_4"><text:s/></text:span><text:span text:style-name="T316_5">a</text:span><text:span text:style-name="T316_6"><text:s/></text:span><text:span text:style-name="T316_7">new</text:span><text:span text:style-name="T316_8"><text:s/></text:span><text:span text:style-name="T316_9">data</text:span><text:span text:style-name="T316_10"><text:s/></text:span><text:span text:style-name="T316_11">object</text:span><text:span text:style-name="T316_12"><text:s/></text:span><text:span text:style-name="T316_13">which</text:span><text:span text:style-name="T316_14"><text:s/></text:span><text:span text:style-name="T316_15">may</text:span><text:span text:style-name="T316_16"><text:s/></text:span><text:span text:style-name="T316_17">be</text:span><text:span text:style-name="T316_18"><text:s/></text:span><text:span text:style-name="T316_19">stored</text:span><text:span text:style-name="T316_20"><text:s/></text:span><text:span text:style-name="T316_21">for</text:span><text:span text:style-name="T316_22"><text:s/></text:span><text:span text:style-name="T316_23">future</text:span><text:span text:style-name="T316_24"><text:s/></text:span><text:span text:style-name="T316_25">use</text:span><text:span text:style-name="T316_26"><text:s/></text:span><text:span text:style-name="T316_27">and</text:span><text:span text:style-name="T316_28">/</text:span><text:span text:style-name="T316_29">or</text:span><text:span text:style-name="T316_30"><text:s/></text:span><text:span text:style-name="T316_31">shared</text:span><text:span text:style-name="T316_32"><text:s/></text:span><text:span text:style-name="T316_33">with</text:span><text:span text:style-name="T316_34"><text:s/></text:span><text:span text:style-name="T316_35">others</text:span><text:span text:style-name="T316_36">.</text:span></text:p>
        </text:list-item>
      </text:list>
      <text:p text:style-name="P317"/>
      <text:h text:style-name="P318" text:outline-level="10"><text:bookmark-start text:name="h.g4z3dt1dcfro"/><text:bookmark-end text:name="h.g4z3dt1dcfro"/><text:span text:style-name="T318_1">Memory</text:span><text:span text:style-name="T318_2"><text:s/></text:span><text:span text:style-name="T318_3">Focus</text:span></text:h>
      <text:p text:style-name="P319"><text:span text:style-name="T319_1">TODO</text:span></text:p>
      <text:list text:style-name="LS1" xml:id="list206">
        <text:list-item>
          <text:p text:style-name="P320"><text:span text:style-name="T320_1">represents</text:span><text:span text:style-name="T320_2"><text:s/></text:span><text:span text:style-name="T320_3">the</text:span><text:span text:style-name="T320_4"><text:s/></text:span><text:span text:style-name="T320_5">memory</text:span><text:span text:style-name="T320_6"><text:s/></text:span><text:span text:style-name="T320_7">w</text:span><text:span text:style-name="T320_8">/<text:s/></text:span><text:span text:style-name="T320_9">relative</text:span><text:span text:style-name="T320_10"><text:s/></text:span><text:span text:style-name="T320_11">attention</text:span><text:span text:style-name="T320_12"><text:s/></text:span><text:span text:style-name="T320_13">as</text:span><text:span text:style-name="T320_14"><text:s/></text:span><text:span text:style-name="T320_15">a</text:span><text:span text:style-name="T320_16"><text:s/></text:span><text:span text:style-name="T320_17">selectable</text:span><text:span text:style-name="T320_18"><text:s/></text:span><text:span text:style-name="T320_19">list</text:span></text:p>
        </text:list-item>
        <text:list-item>
          <text:p text:style-name="P321"><text:span text:style-name="T321_1">type</text:span><text:span text:style-name="T321_2"><text:s/></text:span><text:span text:style-name="T321_3">whitelist</text:span><text:span text:style-name="T321_4">/</text:span><text:span text:style-name="T321_5">blacklist</text:span><text:span text:style-name="T321_6"><text:s/></text:span><text:span text:style-name="T321_7">filter</text:span><text:span text:style-name="T321_8"><text:s/>(</text:span><text:span text:style-name="T321_9">at</text:span><text:span text:style-name="T321_10"><text:s/></text:span><text:span text:style-name="T321_11">top</text:span><text:span text:style-name="T321_12">,<text:s/></text:span><text:span text:style-name="T321_13">as</text:span><text:span text:style-name="T321_14"><text:s/></text:span><text:span text:style-name="T321_15">a</text:span><text:span text:style-name="T321_16"><text:s/></text:span><text:span text:style-name="T321_17">popup</text:span><text:span text:style-name="T321_18">)</text:span></text:p>
        </text:list-item>
        <text:list-item>
          <text:p text:style-name="P322"><text:span text:style-name="T322_1">allow</text:span><text:span text:style-name="T322_2"><text:s/></text:span><text:span text:style-name="T322_3">mouse</text:span><text:span text:style-name="T322_4"><text:s/></text:span><text:span text:style-name="T322_5">drag</text:span><text:span text:style-name="T322_6"><text:s/></text:span><text:span text:style-name="T322_7">to</text:span><text:span text:style-name="T322_8"><text:s/></text:span><text:span text:style-name="T322_9">select</text:span><text:span text:style-name="T322_10"><text:s/></text:span><text:span text:style-name="T322_11">included</text:span><text:span text:style-name="T322_12"><text:s/></text:span><text:span text:style-name="T322_13">objects</text:span><text:span text:style-name="T322_14">,<text:s/></text:span><text:span text:style-name="T322_15">which</text:span><text:span text:style-name="T322_16"><text:s/></text:span><text:span text:style-name="T322_17">updates</text:span><text:span text:style-name="T322_18"><text:s/></text:span><text:span text:style-name="T322_19">a</text:span><text:span text:style-name="T322_20"><text:s/>“</text:span><text:span text:style-name="T322_21">includeURI</text:span><text:span text:style-name="T322_22">”<text:s/></text:span><text:span text:style-name="T322_23">predicate</text:span><text:span text:style-name="T322_24"><text:s/></text:span><text:span text:style-name="T322_25">in</text:span><text:span text:style-name="T322_26"><text:s/></text:span><text:span text:style-name="T322_27">the</text:span><text:span text:style-name="T322_28"><text:s/></text:span><text:span text:style-name="T322_29">focus</text:span><text:span text:style-name="T322_30"><text:s/></text:span><text:span text:style-name="T322_31">object</text:span><text:span text:style-name="T322_32"><text:s/></text:span><text:span text:style-name="T322_33">used</text:span><text:span text:style-name="T322_34"><text:s/></text:span><text:span text:style-name="T322_35">by</text:span><text:span text:style-name="T322_36"><text:s/></text:span><text:span text:style-name="T322_37">view</text:span><text:span text:style-name="T322_38"><text:s/></text:span><text:span text:style-name="T322_39">filters</text:span></text:p>
        </text:list-item>
      </text:list>
      <text:p text:style-name="P323"/>
      <text:h text:style-name="P324" text:outline-level="10"><text:bookmark-start text:name="h.io61jshh13ud"/><text:bookmark-end text:name="h.io61jshh13ud"/><text:span text:style-name="T324_1">Semantic</text:span><text:span text:style-name="T324_2"><text:s/></text:span><text:span text:style-name="T324_3">Focus</text:span></text:h>
      <text:list text:style-name="LS20" xml:id="list209">
        <text:list-item>
          <text:p text:style-name="P325"><text:span text:style-name="T325_1">Creates</text:span><text:span text:style-name="T325_2"><text:s/></text:span><text:span text:style-name="T325_3">new</text:span><text:span text:style-name="T325_4"><text:s/></text:span><text:span text:style-name="T325_5">or</text:span><text:span text:style-name="T325_6"><text:s/></text:span><text:span text:style-name="T325_7">edits</text:span><text:span text:style-name="T325_8"><text:s/></text:span><text:span text:style-name="T325_9">existing</text:span><text:span text:style-name="T325_10"><text:s/></text:span><text:span text:style-name="T325_11">object</text:span></text:p>
        </text:list-item>
        <text:list-item>
          <text:p text:style-name="P326"><text:span text:style-name="T326_1">Name</text:span><text:span text:style-name="T326_2"><text:s/></text:span><text:span text:style-name="T326_3">field</text:span></text:p>
          <text:list>
            <text:list-item>
              <text:p text:style-name="P327"><text:span text:style-name="T327_1">with</text:span><text:span text:style-name="T327_2"><text:s/></text:span><text:span text:style-name="T327_3">voice</text:span><text:span text:style-name="T327_4"><text:s/></text:span><text:span text:style-name="T327_5">input</text:span><text:span text:style-name="T327_6"><text:s/>(</text:span><text:span text:style-name="T327_7">on</text:span><text:span text:style-name="T327_8"><text:s/></text:span><text:span text:style-name="T327_9">Chrome</text:span><text:span text:style-name="T327_10"><text:s/></text:span><text:span text:style-name="T327_11">browsers</text:span><text:span text:style-name="T327_12">)</text:span></text:p>
            </text:list-item>
          </text:list>
        </text:list-item>
        <text:list-item>
          <text:p text:style-name="P328"><text:span text:style-name="T328_1">Optional</text:span><text:span text:style-name="T328_2"><text:s/></text:span><text:span text:style-name="T328_3">Description</text:span><text:span text:style-name="T328_4"><text:s/></text:span><text:span text:style-name="T328_5">field</text:span></text:p>
        </text:list-item>
        <text:list-item>
          <text:p text:style-name="P329"><text:span text:style-name="T329_1">Optional</text:span><text:span text:style-name="T329_2"><text:s/></text:span><text:span text:style-name="T329_3">Geolocation</text:span><text:span text:style-name="T329_4"><text:s/></text:span><text:span text:style-name="T329_5">field</text:span><text:span text:style-name="T329_6"><text:s/>(</text:span><text:span text:style-name="T329_7">clickable</text:span><text:span text:style-name="T329_8"><text:s/></text:span><text:span text:style-name="T329_9">map</text:span><text:span text:style-name="T329_10">)</text:span></text:p>
        </text:list-item>
        <text:list-item>
          <text:p text:style-name="P330"><text:span text:style-name="T330_1">Optional</text:span><text:span text:style-name="T330_2"><text:s/></text:span><text:span text:style-name="T330_3">File</text:span><text:span text:style-name="T330_4"><text:s/></text:span><text:span text:style-name="T330_5">Upload</text:span><text:span text:style-name="T330_6"><text:s/></text:span><text:span text:style-name="T330_7">widget</text:span></text:p>
        </text:list-item>
        <text:list-item>
          <text:p text:style-name="P331"><text:span text:style-name="T331_1">Add</text:span><text:span text:style-name="T331_2"><text:s/></text:span><text:span text:style-name="T331_3">tags</text:span><text:span text:style-name="T331_4"><text:s/></text:span><text:span text:style-name="T331_5">from</text:span><text:span text:style-name="T331_6"><text:s/></text:span><text:span text:style-name="T331_7">dialog</text:span><text:span text:style-name="T331_8"><text:s/></text:span><text:span text:style-name="T331_9">popup</text:span></text:p>
        </text:list-item>
        <text:list-item>
          <text:p text:style-name="P332"><text:span text:style-name="T332_1">Add</text:span><text:span text:style-name="T332_2"><text:s/></text:span><text:span text:style-name="T332_3">auto</text:span><text:span text:style-name="T332_4">-</text:span><text:span text:style-name="T332_5">suggested</text:span><text:span text:style-name="T332_6"><text:s/></text:span><text:span text:style-name="T332_7">tags</text:span><text:span text:style-name="T332_8"><text:s/></text:span><text:span text:style-name="T332_9">from</text:span><text:span text:style-name="T332_10"><text:s/></text:span><text:span text:style-name="T332_11">enterd</text:span><text:span text:style-name="T332_12"><text:s/></text:span><text:span text:style-name="T332_13">text</text:span><text:span text:style-name="T332_14"><text:s/></text:span><text:span text:style-name="T332_15">in</text:span><text:span text:style-name="T332_16"><text:s/></text:span><text:span text:style-name="T332_17">Name</text:span><text:span text:style-name="T332_18"><text:s/></text:span><text:span text:style-name="T332_19">field</text:span></text:p>
        </text:list-item>
        <text:list-item>
          <text:p text:style-name="P333"><text:span text:style-name="T333_1">Add</text:span><text:span text:style-name="T333_2"><text:s/></text:span><text:span text:style-name="T333_3">properties</text:span><text:span text:style-name="T333_4"><text:s/></text:span><text:span text:style-name="T333_5">from</text:span><text:span text:style-name="T333_6"><text:s/></text:span><text:span text:style-name="T333_7">Tag</text:span><text:span text:style-name="T333_8"><text:s/></text:span><text:span text:style-name="T333_9">pulldown</text:span><text:span text:style-name="T333_10"><text:s/></text:span><text:span text:style-name="T333_11">menus</text:span></text:p>
        </text:list-item>
        <text:list-item>
          <text:p text:style-name="P334"><text:span text:style-name="T334_1">Edit</text:span><text:span text:style-name="T334_2"><text:s/></text:span><text:span text:style-name="T334_3">properties</text:span></text:p>
        </text:list-item>
        <text:list-item>
          <text:p text:style-name="P335"><text:span text:style-name="T335_1">Export</text:span><text:span text:style-name="T335_2"><text:s/></text:span><text:span text:style-name="T335_3">to</text:span><text:span text:style-name="T335_4"><text:s/></text:span><text:span text:style-name="T335_5">JSON</text:span></text:p>
        </text:list-item>
        <text:list-item>
          <text:p text:style-name="P336"><text:span text:style-name="T336_1">proportional</text:span><text:span text:style-name="T336_2"><text:s/></text:span><text:span text:style-name="T336_3">tagging</text:span><text:span text:style-name="T336_4"><text:s/>(</text:span><text:span text:style-name="T336_5">ex</text:span><text:span text:style-name="T336_6">:<text:s/>75%<text:s/></text:span><text:span text:style-name="T336_7">A</text:span><text:span text:style-name="T336_8">,<text:s/>50%<text:s/></text:span><text:span text:style-name="T336_9">B</text:span><text:span text:style-name="T336_10">,<text:s/>25%<text:s/></text:span><text:span text:style-name="T336_11">C</text:span><text:span text:style-name="T336_12">)</text:span></text:p>
        </text:list-item>
        <text:list-item>
          <text:p text:style-name="P337"><text:span text:style-name="T337_1">...</text:span></text:p>
        </text:list-item>
      </text:list>
      <text:p text:style-name="P338"/>
      <text:p text:style-name="P339"><text:span text:style-name="T339_1">TODO</text:span></text:p>
      <text:list text:style-name="LS1" xml:id="list222">
        <text:list-item>
          <text:p text:style-name="P340"><text:span text:style-name="T340_1">display</text:span><text:span text:style-name="T340_2"><text:s/></text:span><text:span text:style-name="T340_3">marker</text:span><text:span text:style-name="T340_4"><text:s/></text:span><text:span text:style-name="T340_5">on</text:span><text:span text:style-name="T340_6"><text:s/></text:span><text:span text:style-name="T340_7">clicked</text:span><text:span text:style-name="T340_8"><text:s/></text:span><text:span text:style-name="T340_9">map</text:span><text:span text:style-name="T340_10"><text:s/></text:span><text:span text:style-name="T340_11">location</text:span></text:p>
        </text:list-item>
        <text:list-item>
          <text:p text:style-name="P341"><text:span text:style-name="T341_1">“</text:span><text:span text:style-name="T341_2">interview</text:span><text:span text:style-name="T341_3">”<text:s/></text:span><text:span text:style-name="T341_4">mode</text:span><text:span text:style-name="T341_5"><text:s/></text:span><text:span text:style-name="T341_6">for</text:span><text:span text:style-name="T341_7"><text:s/></text:span><text:span text:style-name="T341_8">answering</text:span><text:span text:style-name="T341_9"><text:s/></text:span><text:span text:style-name="T341_10">required</text:span><text:span text:style-name="T341_11"><text:s/></text:span><text:span text:style-name="T341_12">fields</text:span><text:span text:style-name="T341_13"><text:s/></text:span><text:span text:style-name="T341_14">as</text:span><text:span text:style-name="T341_15"><text:s/></text:span><text:span text:style-name="T341_16">they</text:span><text:span text:style-name="T341_17"><text:s/></text:span><text:span text:style-name="T341_18">become</text:span><text:span text:style-name="T341_19"><text:s/></text:span><text:span text:style-name="T341_20">necessary</text:span><text:span text:style-name="T341_21">.<text:s/></text:span><text:span text:style-name="T341_22">activated</text:span><text:span text:style-name="T341_23"><text:s/></text:span><text:span text:style-name="T341_24">by</text:span><text:span text:style-name="T341_25"><text:s/></text:span><text:span text:style-name="T341_26">a</text:span><text:span text:style-name="T341_27"><text:s/></text:span><text:span text:style-name="T341_28">flashing</text:span><text:span text:style-name="T341_29"><text:s/></text:span><text:span text:style-name="T341_30">button</text:span><text:span text:style-name="T341_31">?</text:span></text:p>
        </text:list-item>
        <text:list-item>
          <text:p text:style-name="P342"><text:span text:style-name="T342_1">ctrl</text:span><text:span text:style-name="T342_2">-</text:span><text:span text:style-name="T342_3">enter</text:span><text:span text:style-name="T342_4"><text:s/></text:span><text:span text:style-name="T342_5">to</text:span><text:span text:style-name="T342_6"><text:s/></text:span><text:span text:style-name="T342_7">send</text:span><text:span text:style-name="T342_8">/</text:span><text:span text:style-name="T342_9">create</text:span></text:p>
        </text:list-item>
        <text:list-item>
          <text:p text:style-name="P343"><text:span text:style-name="T343_1">property</text:span><text:span text:style-name="T343_2"><text:s/></text:span><text:span text:style-name="T343_3">widgets</text:span><text:span text:style-name="T343_4"><text:s/></text:span><text:span text:style-name="T343_5">for</text:span><text:span text:style-name="T343_6"><text:s/></text:span><text:span text:style-name="T343_7">types</text:span><text:span text:style-name="T343_8">:</text:span></text:p>
          <text:list>
            <text:list-item>
              <text:list>
                <text:list-item>
                  <text:p text:style-name="P344"><text:span text:style-name="T344_1">timepoint</text:span><text:span text:style-name="T344_2"><text:s/>(1<text:s/></text:span><text:span text:style-name="T344_3">calendar</text:span><text:span text:style-name="T344_4"><text:s/></text:span><text:span text:style-name="T344_5">with</text:span><text:span text:style-name="T344_6"><text:s/></text:span><text:span text:style-name="T344_7">time</text:span><text:span text:style-name="T344_8"><text:s/></text:span><text:span text:style-name="T344_9">input</text:span><text:span text:style-name="T344_10">)</text:span></text:p>
                </text:list-item>
                <text:list-item>
                  <text:p text:style-name="P345"><text:span text:style-name="T345_1">timesegment</text:span><text:span text:style-name="T345_2"><text:s/>(2<text:s/></text:span><text:span text:style-name="T345_3">calendars</text:span><text:span text:style-name="T345_4"><text:s/></text:span><text:span text:style-name="T345_5">with</text:span><text:span text:style-name="T345_6"><text:s/></text:span><text:span text:style-name="T345_7">time</text:span><text:span text:style-name="T345_8"><text:s/></text:span><text:span text:style-name="T345_9">input</text:span><text:span text:style-name="T345_10">)</text:span></text:p>
                </text:list-item>
                <text:list-item>
                  <text:p text:style-name="P346"><text:span text:style-name="T346_1">real</text:span><text:span text:style-name="T346_2">:</text:span><text:span text:style-name="T346_3">unit</text:span></text:p>
                  <text:list>
                    <text:list-item>
                      <text:p text:style-name="P347"><text:span text:style-name="T347_1">seconds</text:span></text:p>
                    </text:list-item>
                    <text:list-item>
                      <text:p text:style-name="P348"><text:span text:style-name="T348_1">meters</text:span></text:p>
                    </text:list-item>
                    <text:list-item>
                      <text:p text:style-name="P349"><text:span text:style-name="T349_1">kilograms</text:span></text:p>
                    </text:list-item>
                    <text:list-item>
                      <text:p text:style-name="P350"><text:span text:style-name="T350_1">celsius</text:span></text:p>
                    </text:list-item>
                    <text:list-item>
                      <text:p text:style-name="P351"><text:span text:style-name="T351_1">joules</text:span><text:span text:style-name="T351_2">,<text:s/></text:span><text:span text:style-name="T351_3">watts</text:span></text:p>
                    </text:list-item>
                    <text:list-item>
                      <text:p text:style-name="P352"><text:span text:style-name="T352_1">[</text:span><text:span text:style-name="T352_2">all</text:span><text:span text:style-name="T352_3"><text:s/></text:span><text:span text:style-name="T352_4">SI</text:span><text:span text:style-name="T352_5"><text:s/></text:span><text:span text:style-name="T352_6">units</text:span><text:span text:style-name="T352_7">]</text:span></text:p>
                    </text:list-item>
                    <text:list-item>
                      <text:p text:style-name="P353"><text:span text:style-name="T353_1">...</text:span></text:p>
                    </text:list-item>
                  </text:list>
                </text:list-item>
                <text:list-item>
                  <text:p text:style-name="P354"><text:span text:style-name="T354_1">texthash</text:span></text:p>
                </text:list-item>
                <text:list-item>
                  <text:p text:style-name="P355"><text:span text:style-name="T355_1">object</text:span><text:span text:style-name="T355_2">:</text:span><text:span text:style-name="T355_3">tag</text:span><text:span text:style-name="T355_4"><text:s/></text:span><text:span text:style-name="T355_5">with</text:span><text:span text:style-name="T355_6"><text:s/></text:span><text:span text:style-name="T355_7">dynamic</text:span><text:span text:style-name="T355_8"><text:s/></text:span><text:span text:style-name="T355_9">combobox</text:span><text:span text:style-name="T355_10"><text:s/></text:span><text:span text:style-name="T355_11">selector</text:span><text:span text:style-name="T355_12"><text:s/></text:span><text:span text:style-name="T355_13">of</text:span><text:span text:style-name="T355_14"><text:s/></text:span><text:span text:style-name="T355_15">all</text:span><text:span text:style-name="T355_16"><text:s/></text:span><text:span text:style-name="T355_17">tags</text:span><text:span text:style-name="T355_18">,<text:s/></text:span><text:span text:style-name="T355_19">by</text:span><text:span text:style-name="T355_20"><text:s/></text:span><text:span text:style-name="T355_21">package</text:span><text:span text:style-name="T355_22"><text:s/></text:span><text:span text:style-name="T355_23">or</text:span><text:span text:style-name="T355_24"><text:s/></text:span><text:span text:style-name="T355_25">hierarchy</text:span></text:p>
                </text:list-item>
                <text:list-item>
                  <text:p text:style-name="P356"><text:span text:style-name="T356_1">object</text:span><text:span text:style-name="T356_2">:[</text:span><text:span text:style-name="T356_3">tag</text:span><text:span text:style-name="T356_4">]<text:s/></text:span><text:span text:style-name="T356_5">with</text:span><text:span text:style-name="T356_6"><text:s/></text:span><text:span text:style-name="T356_7">dynamic</text:span><text:span text:style-name="T356_8"><text:s/></text:span><text:span text:style-name="T356_9">combobox</text:span><text:span text:style-name="T356_10"><text:s/></text:span><text:span text:style-name="T356_11">selector</text:span><text:span text:style-name="T356_12"><text:s/></text:span><text:span text:style-name="T356_13">of</text:span><text:span text:style-name="T356_14"><text:s/></text:span><text:span text:style-name="T356_15">all</text:span><text:span text:style-name="T356_16"><text:s/></text:span><text:span text:style-name="T356_17">instances</text:span><text:span text:style-name="T356_18"><text:s/></text:span><text:span text:style-name="T356_19">of</text:span><text:span text:style-name="T356_20"><text:s/></text:span><text:span text:style-name="T356_21">a</text:span><text:span text:style-name="T356_22"><text:s/></text:span><text:span text:style-name="T356_23">specific</text:span><text:span text:style-name="T356_24"><text:s/></text:span><text:span text:style-name="T356_25">tag</text:span></text:p>
                </text:list-item>
                <text:list-item>
                  <text:p text:style-name="P357"><text:span text:style-name="T357_1">livetext</text:span><text:span text:style-name="T357_2"><text:s/>(</text:span><text:span text:style-name="T357_3">a</text:span><text:span text:style-name="T357_4"><text:s/></text:span><text:span text:style-name="T357_5">realtime</text:span><text:span text:style-name="T357_6"><text:s/></text:span><text:span text:style-name="T357_7">collaborative</text:span><text:span text:style-name="T357_8"><text:s/></text:span><text:span text:style-name="T357_9">text</text:span><text:span text:style-name="T357_10"><text:s/></text:span><text:span text:style-name="T357_11">editor</text:span><text:span text:style-name="T357_12"><text:s/></text:span><text:span text:style-name="T357_13">via</text:span><text:span text:style-name="T357_14"><text:s/></text:span><text:span text:style-name="T357_15">ShareJS</text:span><text:span text:style-name="T357_16">)</text:span></text:p>
                </text:list-item>
                <text:list-item>
                  <text:p text:style-name="P358"><text:span text:style-name="T358_1">[</text:span><text:span text:style-name="T358_2">other</text:span><text:span text:style-name="T358_3"><text:s/></text:span><text:span text:style-name="T358_4">datatypes</text:span><text:span text:style-name="T358_5">...]</text:span></text:p>
                </text:list-item>
              </text:list>
            </text:list-item>
          </text:list>
        </text:list-item>
      </text:list>
      <text:p text:style-name="P359"/>
      <text:h text:style-name="P360" text:outline-level="10"><text:bookmark-start text:name="h.x3cy6cj05bsq"/><text:bookmark-end text:name="h.x3cy6cj05bsq"/><text:span text:style-name="T360_1">Deprecated</text:span><text:span text:style-name="T360_2"><text:s/></text:span><text:span text:style-name="T360_3">Focuses</text:span></text:h>
      <text:h text:style-name="P361" text:outline-level="10"><text:bookmark-start text:name="h.sgigfjqer9kx"/><text:bookmark-end text:name="h.sgigfjqer9kx"/><text:span text:style-name="T361_1">Tag</text:span><text:span text:style-name="T361_2"><text:s/></text:span><text:span text:style-name="T361_3">Focus</text:span><text:span text:style-name="T361_4"><text:s/></text:span></text:h>
      <table:table table:style-name="Table6">
        <table:table-column table:style-name="Column11"/>
        <table:table-column table:style-name="Column12"/>
        <table:table-row table:style-name="Row11">
          <table:table-cell table:style-name="Cell21">
            <text:p text:style-name="P362"><text:span text:style-name="T362_1">What</text:span><text:span text:style-name="T362_2"><text:s/></text:span><text:span text:style-name="T362_3">it</text:span><text:span text:style-name="T362_4"><text:s/></text:span><text:span text:style-name="T362_5">Does</text:span></text:p>
          </table:table-cell>
          <table:table-cell table:style-name="Cell22">
            <text:p text:style-name="P363"><text:span text:style-name="T363_1">What</text:span><text:span text:style-name="T363_2"><text:s/></text:span><text:span text:style-name="T363_3">it</text:span><text:span text:style-name="T363_4"><text:s/></text:span><text:span text:style-name="T363_5">Doesn</text:span><text:span text:style-name="T363_6">’</text:span><text:span text:style-name="T363_7">t</text:span><text:span text:style-name="T363_8"><text:s/>(</text:span><text:span text:style-name="T363_9">yet</text:span><text:span text:style-name="T363_10">)</text:span></text:p>
          </table:table-cell>
        </table:table-row>
        <table:table-row table:style-name="Row12">
          <table:table-cell table:style-name="Cell23">
            <text:p text:style-name="P364"><text:span text:style-name="T364_1">Dynamically</text:span><text:span text:style-name="T364_2"><text:s/></text:span><text:span text:style-name="T364_3">filter</text:span><text:span text:style-name="T364_4"><text:s/></text:span><text:span text:style-name="T364_5">by</text:span><text:span text:style-name="T364_6"><text:s/></text:span><text:span text:style-name="T364_7">tags</text:span><text:span text:style-name="T364_8"><text:s/>(</text:span><text:span text:style-name="T364_9">checkboxes</text:span><text:span text:style-name="T364_10">)</text:span></text:p>
          </table:table-cell>
          <table:table-cell table:style-name="Cell24">
            <text:list text:style-name="LS1" xml:id="list241">
              <text:list-item>
                <text:p text:style-name="P365"><text:span text:style-name="T365_1">highlight</text:span><text:span text:style-name="T365_2"><text:s/></text:span><text:span text:style-name="T365_3">currently</text:span><text:span text:style-name="T365_4"><text:s/></text:span><text:span text:style-name="T365_5">selected</text:span><text:span text:style-name="T365_6"><text:s/></text:span><text:span text:style-name="T365_7">tag</text:span><text:span text:style-name="T365_8">(</text:span><text:span text:style-name="T365_9">s</text:span><text:span text:style-name="T365_10">)</text:span></text:p>
              </text:list-item>
              <text:list-item>
                <text:p text:style-name="P366"><text:span text:style-name="T366_1">allow</text:span><text:span text:style-name="T366_2"><text:s/></text:span><text:span text:style-name="T366_3">multiple</text:span><text:span text:style-name="T366_4"><text:s/></text:span><text:span text:style-name="T366_5">tag</text:span><text:span text:style-name="T366_6"><text:s/></text:span><text:span text:style-name="T366_7">selection</text:span></text:p>
              </text:list-item>
              <text:list-item>
                <text:p text:style-name="P367"><text:span text:style-name="T367_1">allow</text:span><text:span text:style-name="T367_2"><text:s/></text:span><text:span text:style-name="T367_3">strength</text:span><text:span text:style-name="T367_4">-</text:span><text:span text:style-name="T367_5">based</text:span><text:span text:style-name="T367_6"><text:s/></text:span><text:span text:style-name="T367_7">tag</text:span><text:span text:style-name="T367_8"><text:s/></text:span><text:span text:style-name="T367_9">selection</text:span></text:p>
              </text:list-item>
              <text:list-item>
                <text:p text:style-name="P368"><text:span text:style-name="T368_1">order</text:span><text:span text:style-name="T368_2"><text:s/></text:span><text:span text:style-name="T368_3">by</text:span><text:span text:style-name="T368_4"><text:s/></text:span><text:span text:style-name="T368_5">most</text:span><text:span text:style-name="T368_6"><text:s/></text:span><text:span text:style-name="T368_7">tags</text:span></text:p>
              </text:list-item>
              <text:list-item>
                <text:p text:style-name="P369"><text:span text:style-name="T369_1">show</text:span><text:span text:style-name="T369_2"><text:s/></text:span><text:span text:style-name="T369_3">other</text:span><text:span text:style-name="T369_4"><text:s/></text:span><text:span text:style-name="T369_5">information</text:span><text:span text:style-name="T369_6"><text:s/></text:span><text:span text:style-name="T369_7">about</text:span><text:span text:style-name="T369_8"><text:s/></text:span><text:span text:style-name="T369_9">each</text:span><text:span text:style-name="T369_10"><text:s/></text:span><text:span text:style-name="T369_11">tag</text:span><text:span text:style-name="T369_12">,<text:s/></text:span><text:span text:style-name="T369_13">live</text:span><text:span text:style-name="T369_14"><text:s/></text:span><text:span text:style-name="T369_15">update</text:span><text:span text:style-name="T369_16"><text:s/></text:span><text:span text:style-name="T369_17">where</text:span><text:span text:style-name="T369_18"><text:s/></text:span><text:span text:style-name="T369_19">necessary</text:span></text:p>
              </text:list-item>
              <text:list-item>
                <text:p text:style-name="P370"><text:span text:style-name="T370_1">alternate</text:span><text:span text:style-name="T370_2"><text:s/></text:span><text:span text:style-name="T370_3"><text:a xlink:type="simple" xlink:href="http://mbostock.github.com/d3/talk/20111018/tree.html"><text:span text:style-name="T370_4">“</text:span></text:a></text:span><text:span text:style-name="T370_5"><text:a xlink:type="simple" xlink:href="http://mbostock.github.com/d3/talk/20111018/tree.html"><text:span text:style-name="T370_6">tree</text:span></text:a></text:span><text:span text:style-name="T370_7"><text:a xlink:type="simple" xlink:href="http://mbostock.github.com/d3/talk/20111018/tree.html"><text:span text:style-name="T370_8">”<text:s/></text:span></text:a></text:span><text:span text:style-name="T370_9">views</text:span><text:span text:style-name="T370_10">:</text:span></text:p>
                <text:list>
                  <text:list-item>
                    <text:p text:style-name="P371"><text:span text:style-name="T371_1"><text:a xlink:type="simple" xlink:href="http://mbostock.github.com/d3/talk/20111018/tree.html"><text:span text:style-name="T371_2">http</text:span></text:a></text:span><text:span text:style-name="T371_3"><text:a xlink:type="simple" xlink:href="http://mbostock.github.com/d3/talk/20111018/tree.html"><text:span text:style-name="T371_4">://</text:span></text:a></text:span><text:span text:style-name="T371_5"><text:a xlink:type="simple" xlink:href="http://mbostock.github.com/d3/talk/20111018/tree.html"><text:span text:style-name="T371_6">mbostock</text:span></text:a></text:span><text:span text:style-name="T371_7"><text:a xlink:type="simple" xlink:href="http://mbostock.github.com/d3/talk/20111018/tree.html"><text:span text:style-name="T371_8">.</text:span></text:a></text:span><text:span text:style-name="T371_9"><text:a xlink:type="simple" xlink:href="http://mbostock.github.com/d3/talk/20111018/tree.html"><text:span text:style-name="T371_10">github</text:span></text:a></text:span><text:span text:style-name="T371_11"><text:a xlink:type="simple" xlink:href="http://mbostock.github.com/d3/talk/20111018/tree.html"><text:span text:style-name="T371_12">.</text:span></text:a></text:span><text:span text:style-name="T371_13"><text:a xlink:type="simple" xlink:href="http://mbostock.github.com/d3/talk/20111018/tree.html"><text:span text:style-name="T371_14">com</text:span></text:a></text:span><text:span text:style-name="T371_15"><text:a xlink:type="simple" xlink:href="http://mbostock.github.com/d3/talk/20111018/tree.html"><text:span text:style-name="T371_16">/</text:span></text:a></text:span><text:span text:style-name="T371_17"><text:a xlink:type="simple" xlink:href="http://mbostock.github.com/d3/talk/20111018/tree.html"><text:span text:style-name="T371_18">d</text:span></text:a></text:span><text:span text:style-name="T371_19"><text:a xlink:type="simple" xlink:href="http://mbostock.github.com/d3/talk/20111018/tree.html"><text:span text:style-name="T371_20">3/</text:span></text:a></text:span><text:span text:style-name="T371_21"><text:a xlink:type="simple" xlink:href="http://mbostock.github.com/d3/talk/20111018/tree.html"><text:span text:style-name="T371_22">talk</text:span></text:a></text:span><text:span text:style-name="T371_23"><text:a xlink:type="simple" xlink:href="http://mbostock.github.com/d3/talk/20111018/tree.html"><text:span text:style-name="T371_24">/20111018/</text:span></text:a></text:span><text:span text:style-name="T371_25"><text:a xlink:type="simple" xlink:href="http://mbostock.github.com/d3/talk/20111018/tree.html"><text:span text:style-name="T371_26">tree</text:span></text:a></text:span><text:span text:style-name="T371_27"><text:a xlink:type="simple" xlink:href="http://mbostock.github.com/d3/talk/20111018/tree.html"><text:span text:style-name="T371_28">.</text:span></text:a></text:span><text:span text:style-name="T371_29"><text:a xlink:type="simple" xlink:href="http://mbostock.github.com/d3/talk/20111018/tree.html"><text:span text:style-name="T371_30">html</text:span></text:a></text:span></text:p>
                  </text:list-item>
                  <text:list-item>
                    <text:p text:style-name="P372"><text:span text:style-name="T372_1"><text:a xlink:type="simple" xlink:href="http://mbostock.github.com/d3/talk/20111116/pack-hierarchy.html"><text:span text:style-name="T372_2">http</text:span></text:a></text:span><text:span text:style-name="T372_3"><text:a xlink:type="simple" xlink:href="http://mbostock.github.com/d3/talk/20111116/pack-hierarchy.html"><text:span text:style-name="T372_4">://</text:span></text:a></text:span><text:span text:style-name="T372_5"><text:a xlink:type="simple" xlink:href="http://mbostock.github.com/d3/talk/20111116/pack-hierarchy.html"><text:span text:style-name="T372_6">mbostock</text:span></text:a></text:span><text:span text:style-name="T372_7"><text:a xlink:type="simple" xlink:href="http://mbostock.github.com/d3/talk/20111116/pack-hierarchy.html"><text:span text:style-name="T372_8">.</text:span></text:a></text:span><text:span text:style-name="T372_9"><text:a xlink:type="simple" xlink:href="http://mbostock.github.com/d3/talk/20111116/pack-hierarchy.html"><text:span text:style-name="T372_10">github</text:span></text:a></text:span><text:span text:style-name="T372_11"><text:a xlink:type="simple" xlink:href="http://mbostock.github.com/d3/talk/20111116/pack-hierarchy.html"><text:span text:style-name="T372_12">.</text:span></text:a></text:span><text:span text:style-name="T372_13"><text:a xlink:type="simple" xlink:href="http://mbostock.github.com/d3/talk/20111116/pack-hierarchy.html"><text:span text:style-name="T372_14">com</text:span></text:a></text:span><text:span text:style-name="T372_15"><text:a xlink:type="simple" xlink:href="http://mbostock.github.com/d3/talk/20111116/pack-hierarchy.html"><text:span text:style-name="T372_16">/</text:span></text:a></text:span><text:span text:style-name="T372_17"><text:a xlink:type="simple" xlink:href="http://mbostock.github.com/d3/talk/20111116/pack-hierarchy.html"><text:span text:style-name="T372_18">d</text:span></text:a></text:span><text:span text:style-name="T372_19"><text:a xlink:type="simple" xlink:href="http://mbostock.github.com/d3/talk/20111116/pack-hierarchy.html"><text:span text:style-name="T372_20">3/</text:span></text:a></text:span><text:span text:style-name="T372_21"><text:a xlink:type="simple" xlink:href="http://mbostock.github.com/d3/talk/20111116/pack-hierarchy.html"><text:span text:style-name="T372_22">talk</text:span></text:a></text:span><text:span text:style-name="T372_23"><text:a xlink:type="simple" xlink:href="http://mbostock.github.com/d3/talk/20111116/pack-hierarchy.html"><text:span text:style-name="T372_24">/20111116/</text:span></text:a></text:span><text:span text:style-name="T372_25"><text:a xlink:type="simple" xlink:href="http://mbostock.github.com/d3/talk/20111116/pack-hierarchy.html"><text:span text:style-name="T372_26">pack</text:span></text:a></text:span><text:span text:style-name="T372_27"><text:a xlink:type="simple" xlink:href="http://mbostock.github.com/d3/talk/20111116/pack-hierarchy.html"><text:span text:style-name="T372_28">-</text:span></text:a></text:span><text:span text:style-name="T372_29"><text:a xlink:type="simple" xlink:href="http://mbostock.github.com/d3/talk/20111116/pack-hierarchy.html"><text:span text:style-name="T372_30">hierarchy</text:span></text:a></text:span><text:span text:style-name="T372_31"><text:a xlink:type="simple" xlink:href="http://mbostock.github.com/d3/talk/20111116/pack-hierarchy.html"><text:span text:style-name="T372_32">.</text:span></text:a></text:span><text:span text:style-name="T372_33"><text:a xlink:type="simple" xlink:href="http://mbostock.github.com/d3/talk/20111116/pack-hierarchy.html"><text:span text:style-name="T372_34">html</text:span></text:a></text:span></text:p>
                  </text:list-item>
                </text:list>
              </text:list-item>
            </text:list>
          </table:table-cell>
        </table:table-row>
      </table:table>
      <text:h text:style-name="P373" text:outline-level="10"><text:bookmark-start text:name="h.7s2e5hmj9z"/><text:bookmark-end text:name="h.7s2e5hmj9z"/><text:span text:style-name="T373_1">Team</text:span><text:span text:style-name="T373_2"><text:s/></text:span><text:span text:style-name="T373_3">Focus</text:span></text:h>
      <text:p text:style-name="P374"><text:span text:style-name="T374_1">TODO</text:span></text:p>
      <text:list text:style-name="LS18" xml:id="list249">
        <text:list-item>
          <text:p text:style-name="P375"><text:span text:style-name="T375_1">Filter</text:span><text:span text:style-name="T375_2"><text:s/></text:span><text:span text:style-name="T375_3">by</text:span><text:span text:style-name="T375_4"><text:s/>‘</text:span><text:span text:style-name="T375_5">User</text:span><text:span text:style-name="T375_6">’<text:s/></text:span><text:span text:style-name="T375_7">type</text:span><text:span text:style-name="T375_8"><text:s/>(</text:span><text:span text:style-name="T375_9">not</text:span><text:span text:style-name="T375_10"><text:s/></text:span><text:span text:style-name="T375_11">Human</text:span><text:span text:style-name="T375_12">)</text:span></text:p>
        </text:list-item>
        <text:list-item>
          <text:p text:style-name="P376"><text:span text:style-name="T376_1">Summarize</text:span><text:span text:style-name="T376_2"><text:s/></text:span><text:span text:style-name="T376_3">activity</text:span><text:span text:style-name="T376_4"><text:s/></text:span><text:span text:style-name="T376_5">stats</text:span><text:span text:style-name="T376_6"><text:s/>(</text:span><text:span text:style-name="T376_7">ex</text:span><text:span text:style-name="T376_8">:<text:s/>#<text:s/></text:span><text:span text:style-name="T376_9">messages</text:span><text:span text:style-name="T376_10"><text:s/>/<text:s/></text:span><text:span text:style-name="T376_11">second</text:span><text:span text:style-name="T376_12"><text:s/>@<text:s/>5</text:span><text:span text:style-name="T376_13">m</text:span><text:span text:style-name="T376_14">,<text:s/>1</text:span><text:span text:style-name="T376_15">hr</text:span><text:span text:style-name="T376_16">,<text:s/>…<text:s/></text:span><text:span text:style-name="T376_17">intervals</text:span></text:p>
        </text:list-item>
      </text:list>
      <text:list text:style-name="LS1" xml:id="list251">
        <text:list-item>
          <text:p text:style-name="P377"><text:span text:style-name="T377_1">Sort</text:span><text:span text:style-name="T377_2"><text:s/></text:span><text:span text:style-name="T377_3">by</text:span><text:span text:style-name="T377_4"><text:s/></text:span><text:span text:style-name="T377_5">distance</text:span><text:span text:style-name="T377_6"><text:s/>|<text:s/></text:span><text:span text:style-name="T377_7">last</text:span><text:span text:style-name="T377_8"><text:s/></text:span><text:span text:style-name="T377_9">activity</text:span></text:p>
        </text:list-item>
      </text:list>
      <text:h text:style-name="P378" text:outline-level="10"><text:bookmark-start text:name="h.mf33992ydzvd"/><text:bookmark-end text:name="h.mf33992ydzvd"/><text:span text:style-name="T378_1">Where</text:span><text:span text:style-name="T378_2"><text:s/></text:span><text:span text:style-name="T378_3">Focus</text:span></text:h>
      <text:p text:style-name="P379"/>
      <text:h text:style-name="P380" text:outline-level="10"><text:bookmark-start text:name="h.z4uy0s7lhkyg"/><text:bookmark-end text:name="h.z4uy0s7lhkyg"/><text:span text:style-name="T380_1">When</text:span><text:span text:style-name="T380_2"><text:s/></text:span><text:span text:style-name="T380_3">Focus</text:span></text:h>
      <text:p text:style-name="P381"/>
      <text:h text:style-name="P382" text:outline-level="10"><text:bookmark-start text:name="h.fchqb44mwq6l"/><text:bookmark-end text:name="h.fchqb44mwq6l"/><text:span text:style-name="T382_1">Environment</text:span><text:span text:style-name="T382_2"><text:s/></text:span><text:span text:style-name="T382_3">Focus</text:span></text:h>
      <text:h text:style-name="P383" text:outline-level="10"><text:bookmark-start text:name="h.rg20x6n03uq5"/><text:bookmark-end text:name="h.rg20x6n03uq5"/><text:span text:style-name="T383_1">Search</text:span><text:span text:style-name="T383_2"><text:s/></text:span><text:span text:style-name="T383_3">Focus</text:span></text:h>
      <text:p text:style-name="P384"><text:span text:style-name="T384_1">Filtering</text:span><text:span text:style-name="T384_2"><text:s/></text:span><text:span text:style-name="T384_3">by</text:span><text:span text:style-name="T384_4"><text:s/></text:span><text:span text:style-name="T384_5">keyword</text:span><text:span text:style-name="T384_6">.</text:span></text:p>
      <text:h text:style-name="P385" text:outline-level="10"><text:bookmark-start text:name="h.njzcylvkyftt"/><text:bookmark-end text:name="h.njzcylvkyftt"/><text:span text:style-name="T385_1">Human</text:span><text:span text:style-name="T385_2"><text:s/></text:span><text:span text:style-name="T385_3">Body</text:span><text:span text:style-name="T385_4"><text:s/></text:span><text:span text:style-name="T385_5">Focus</text:span></text:h>
      <text:h text:style-name="P386" text:outline-level="10"><text:bookmark-start text:name="h.e3w0grtythbq"/><text:bookmark-end text:name="h.e3w0grtythbq"/><text:span text:style-name="T386_1">Needs</text:span><text:span text:style-name="T386_2"><text:s/></text:span><text:span text:style-name="T386_3">Focus</text:span></text:h>
      <text:h text:style-name="P387" text:outline-level="10"><text:bookmark-start text:name="h.xxez2fc5ikxn"/><text:bookmark-end text:name="h.xxez2fc5ikxn"/><text:span text:style-name="T387_1">Tag</text:span><text:span text:style-name="T387_2"><text:s/></text:span><text:span text:style-name="T387_3">Focus</text:span></text:h>
      <text:p text:style-name="P388"><text:span text:style-name="T388_1">TODO</text:span></text:p>
      <text:list text:style-name="LS21" xml:id="list252">
        <text:list-item>
          <text:p text:style-name="P389"><text:span text:style-name="T389_1">Tag</text:span><text:span text:style-name="T389_2"><text:s/></text:span><text:span text:style-name="T389_3">Cloud</text:span><text:span text:style-name="T389_4"><text:s/></text:span><text:span text:style-name="T389_5">Mode</text:span></text:p>
        </text:list-item>
        <text:list-item>
          <text:p text:style-name="P390"/>
        </text:list-item>
      </text:list>
      <text:h text:style-name="P391" text:outline-level="10"><text:bookmark-start text:name="h.rcf7uxonxw9g"/><text:bookmark-end text:name="h.rcf7uxonxw9g"/><text:span text:style-name="T391_1">Favorite</text:span><text:span text:style-name="T391_2"><text:s/></text:span><text:span text:style-name="T391_3">Focus</text:span></text:h>
      <text:p text:style-name="P392"><text:span text:style-name="T392_1">TODO</text:span></text:p>
      <text:list text:style-name="LS22" xml:id="list254">
        <text:list-item>
          <text:p text:style-name="P393"><text:span text:style-name="T393_1">Show</text:span><text:span text:style-name="T393_2"><text:s/></text:span><text:span text:style-name="T393_3">added</text:span><text:span text:style-name="T393_4"><text:s/></text:span><text:span text:style-name="T393_5">favorites</text:span></text:p>
        </text:list-item>
      </text:list>
      <text:h text:style-name="P394" text:outline-level="10"><text:bookmark-start text:name="h.2pdm0wcuo4a2"/><text:bookmark-end text:name="h.2pdm0wcuo4a2"/><text:span text:style-name="T394_1">Emotion</text:span><text:span text:style-name="T394_2"><text:s/></text:span><text:span text:style-name="T394_3">Focus</text:span></text:h>
      <text:p text:style-name="P395"><text:span text:style-name="T395_1">Displays</text:span><text:span text:style-name="T395_2"><text:s/></text:span><text:span text:style-name="T395_3">emotion</text:span><text:span text:style-name="T395_4"><text:s/></text:span><text:span text:style-name="T395_5">chart</text:span><text:span text:style-name="T395_6"><text:s/></text:span><text:span text:style-name="T395_7">and</text:span><text:span text:style-name="T395_8"><text:s/></text:span><text:span text:style-name="T395_9">allows</text:span><text:span text:style-name="T395_10"><text:s/></text:span><text:span text:style-name="T395_11">creation</text:span><text:span text:style-name="T395_12"><text:s/></text:span><text:span text:style-name="T395_13">of</text:span><text:span text:style-name="T395_14"><text:s/></text:span><text:span text:style-name="T395_15">an</text:span><text:span text:style-name="T395_16"><text:s/></text:span><text:span text:style-name="T395_17">emotion</text:span><text:span text:style-name="T395_18"><text:s/></text:span><text:span text:style-name="T395_19">state</text:span><text:span text:style-name="T395_20"><text:s/></text:span><text:span text:style-name="T395_21">vector</text:span><text:span text:style-name="T395_22">.</text:span></text:p>
      <text:p text:style-name="P396"/>
      <text:p text:style-name="P397"><text:span text:style-name="T397_1">TODO</text:span></text:p>
      <text:list text:style-name="LS23" xml:id="list255">
        <text:list-item>
          <text:p text:style-name="P398"><text:span text:style-name="T398_1">publish</text:span><text:span text:style-name="T398_2"><text:s/></text:span><text:span text:style-name="T398_3">current</text:span><text:span text:style-name="T398_4"><text:s/></text:span><text:span text:style-name="T398_5">emotion</text:span><text:span text:style-name="T398_6"><text:s/>(</text:span><text:span text:style-name="T398_7">button</text:span><text:span text:style-name="T398_8">)</text:span></text:p>
        </text:list-item>
      </text:list>
      <text:h text:style-name="P399" text:outline-level="10"><text:bookmark-start text:name="h.amykebv3qph2"/><text:bookmark-end text:name="h.amykebv3qph2"/><text:span text:style-name="T399_1">Other</text:span><text:span text:style-name="T399_2"><text:s/></text:span><text:span text:style-name="T399_3">Focuses</text:span></text:h>
      <text:p text:style-name="P400"><text:span text:style-name="T400_1">TODO</text:span></text:p>
      <text:list text:style-name="LS1" xml:id="list256">
        <text:list-item>
          <text:p text:style-name="P401"><text:span text:style-name="T401_1"><text:a xlink:type="simple" xlink:href="http://mousesearch3d.com/"><text:span text:style-name="T401_2">http</text:span></text:a></text:span><text:span text:style-name="T401_3"><text:a xlink:type="simple" xlink:href="http://mousesearch3d.com/"><text:span text:style-name="T401_4">://</text:span></text:a></text:span><text:span text:style-name="T401_5"><text:a xlink:type="simple" xlink:href="http://mousesearch3d.com/"><text:span text:style-name="T401_6">mousesearch</text:span></text:a></text:span><text:span text:style-name="T401_7"><text:a xlink:type="simple" xlink:href="http://mousesearch3d.com/"><text:span text:style-name="T401_8">3</text:span></text:a></text:span><text:span text:style-name="T401_9"><text:a xlink:type="simple" xlink:href="http://mousesearch3d.com/"><text:span text:style-name="T401_10">d</text:span></text:a></text:span><text:span text:style-name="T401_11"><text:a xlink:type="simple" xlink:href="http://mousesearch3d.com/"><text:span text:style-name="T401_12">.</text:span></text:a></text:span><text:span text:style-name="T401_13"><text:a xlink:type="simple" xlink:href="http://mousesearch3d.com/"><text:span text:style-name="T401_14">com</text:span></text:a></text:span><text:span text:style-name="T401_15"><text:a xlink:type="simple" xlink:href="http://mousesearch3d.com/"><text:span text:style-name="T401_16">/</text:span></text:a></text:span></text:p>
        </text:list-item>
        <text:list-item>
          <text:p text:style-name="P402"><text:span text:style-name="T402_1">ivan</text:span><text:span text:style-name="T402_2">’</text:span><text:span text:style-name="T402_3">s</text:span><text:span text:style-name="T402_4"><text:s/></text:span><text:span text:style-name="T402_5">circle</text:span><text:span text:style-name="T402_6"><text:s/></text:span><text:span text:style-name="T402_7">menu</text:span></text:p>
        </text:list-item>
        <text:list-item>
          <text:p text:style-name="P403"><text:span text:style-name="T403_1">metamaps</text:span><text:span text:style-name="T403_2"><text:s/></text:span><text:span text:style-name="T403_3">spinning</text:span><text:span text:style-name="T403_4"><text:s/></text:span><text:span text:style-name="T403_5">carousel</text:span><text:span text:style-name="T403_6"><text:s/></text:span><text:span text:style-name="T403_7">menu</text:span></text:p>
        </text:list-item>
        <text:list-item>
          <text:p text:style-name="P404"><text:span text:style-name="T404_1">Dashboard</text:span><text:span text:style-name="T404_2">/</text:span><text:span text:style-name="T404_3">Home</text:span><text:span text:style-name="T404_4"><text:s/></text:span><text:span text:style-name="T404_5">screen</text:span></text:p>
        </text:list-item>
      </text:list>
      <text:h text:style-name="P405" text:outline-level="10"><text:bookmark-start text:name="h.llcovc97lhwp"/><text:bookmark-end text:name="h.llcovc97lhwp"/><text:span text:style-name="T405_1">View</text:span></text:h>
      <text:p text:style-name="P406"><text:span text:style-name="T406_1">Each</text:span><text:span text:style-name="T406_2"><text:s/></text:span><text:span text:style-name="T406_3">view</text:span><text:span text:style-name="T406_4"><text:s/></text:span><text:span text:style-name="T406_5">is</text:span><text:span text:style-name="T406_6"><text:s/></text:span><text:span text:style-name="T406_7">a</text:span><text:span text:style-name="T406_8"><text:s/></text:span><text:span text:style-name="T406_9">different</text:span><text:span text:style-name="T406_10"><text:s/></text:span><text:span text:style-name="T406_11">method</text:span><text:span text:style-name="T406_12"><text:s/></text:span><text:span text:style-name="T406_13">of</text:span><text:span text:style-name="T406_14"><text:s/></text:span><text:span text:style-name="T406_15">depicting</text:span><text:span text:style-name="T406_16"><text:s/></text:span><text:span text:style-name="T406_17">a</text:span><text:span text:style-name="T406_18"><text:s/></text:span><text:span text:style-name="T406_19">set</text:span><text:span text:style-name="T406_20"><text:s/></text:span><text:span text:style-name="T406_21">of</text:span><text:span text:style-name="T406_22"><text:s/></text:span><text:span text:style-name="T406_23">objects</text:span><text:span text:style-name="T406_24">.</text:span></text:p>
      <text:h text:style-name="P407" text:outline-level="10"><text:bookmark-start text:name="h.ly1taj9ms9j2"/><text:bookmark-end text:name="h.ly1taj9ms9j2"/><text:span text:style-name="T407_1">Home</text:span><text:span text:style-name="T407_2"><text:s/></text:span><text:span text:style-name="T407_3">View</text:span></text:h>
      <text:p text:style-name="P408"><text:span text:style-name="T408_1">TODO</text:span></text:p>
      <text:list text:style-name="LS1" xml:id="list260">
        <text:list-item>
          <text:p text:style-name="P409"><text:span text:style-name="T409_1">includes</text:span><text:span text:style-name="T409_2"><text:s/></text:span><text:span text:style-name="T409_3">map</text:span><text:span text:style-name="T409_4">,<text:s/></text:span><text:span text:style-name="T409_5">recent</text:span><text:span text:style-name="T409_6"><text:s/></text:span><text:span text:style-name="T409_7">items</text:span><text:span text:style-name="T409_8">,<text:s/></text:span><text:span text:style-name="T409_9">and</text:span><text:span text:style-name="T409_10"><text:s/></text:span><text:span text:style-name="T409_11">stats</text:span></text:p>
        </text:list-item>
        <text:list-item>
          <text:p text:style-name="P410"><text:span text:style-name="T410_1">requests</text:span><text:span text:style-name="T410_2"><text:s/></text:span><text:span text:style-name="T410_3">fullsize</text:span></text:p>
        </text:list-item>
      </text:list>
      <text:h text:style-name="P411" text:outline-level="10"><text:bookmark-start text:name="h.alicss4mxjnn"/><text:bookmark-end text:name="h.alicss4mxjnn"/><text:span text:style-name="T411_1">Cortexit</text:span><text:span text:style-name="T411_2"><text:s/></text:span><text:span text:style-name="T411_3">View</text:span></text:h>
      <text:p text:style-name="P412"><text:span text:style-name="T412_1">“</text:span><text:span text:style-name="T412_2">Disperse</text:span><text:span text:style-name="T412_3"><text:s/></text:span><text:span text:style-name="T412_4">large</text:span><text:span text:style-name="T412_5"><text:s/></text:span><text:span text:style-name="T412_6">paragraphs</text:span><text:span text:style-name="T412_7"><text:s/></text:span><text:span text:style-name="T412_8">of</text:span><text:span text:style-name="T412_9"><text:s/></text:span><text:span text:style-name="T412_10">text</text:span><text:span text:style-name="T412_11">,<text:s/></text:span><text:span text:style-name="T412_12">where</text:span><text:span text:style-name="T412_13"><text:s/></text:span><text:span text:style-name="T412_14">words</text:span><text:span text:style-name="T412_15"><text:s/></text:span><text:span text:style-name="T412_16">seem</text:span><text:span text:style-name="T412_17"><text:s/></text:span><text:span text:style-name="T412_18">to</text:span><text:span text:style-name="T412_19"><text:s/></text:span><text:span text:style-name="T412_20">blend</text:span><text:span text:style-name="T412_21"><text:s/></text:span><text:span text:style-name="T412_22">together</text:span><text:span text:style-name="T412_23">,<text:s/></text:span><text:span text:style-name="T412_24">into</text:span><text:span text:style-name="T412_25"><text:s/></text:span><text:span text:style-name="T412_26">easily</text:span><text:span text:style-name="T412_27"><text:s/></text:span><text:span text:style-name="T412_28">digestible</text:span><text:span text:style-name="T412_29"><text:s/></text:span><text:span text:style-name="T412_30">chunks</text:span><text:span text:style-name="T412_31">.<text:line-break/><text:s/>*<text:s/></text:span><text:span text:style-name="T412_32">In</text:span><text:span text:style-name="T412_33"><text:s/></text:span><text:span text:style-name="T412_34">large</text:span><text:span text:style-name="T412_35"><text:s/></text:span><text:span text:style-name="T412_36">fonts</text:span><text:span text:style-name="T412_37">,<text:s/></text:span><text:span text:style-name="T412_38">filling</text:span><text:span text:style-name="T412_39"><text:s/></text:span><text:span text:style-name="T412_40">the</text:span><text:span text:style-name="T412_41"><text:s/></text:span><text:span text:style-name="T412_42">screen</text:span><text:span text:style-name="T412_43"><text:line-break/><text:s/>*<text:s/></text:span><text:span text:style-name="T412_44">Fluid</text:span><text:span text:style-name="T412_45"><text:s/></text:span><text:span text:style-name="T412_46">navigation</text:span><text:span text:style-name="T412_47"><text:line-break/><text:s/>*<text:s/></text:span><text:span text:style-name="T412_48">Read</text:span><text:span text:style-name="T412_49"><text:s/></text:span><text:span text:style-name="T412_50">at</text:span><text:span text:style-name="T412_51"><text:s/></text:span><text:span text:style-name="T412_52">your</text:span><text:span text:style-name="T412_53"><text:s/></text:span><text:span text:style-name="T412_54">own</text:span><text:span text:style-name="T412_55"><text:s/></text:span><text:span text:style-name="T412_56">pace</text:span><text:span text:style-name="T412_57"><text:line-break/><text:s/>*<text:s/></text:span><text:span text:style-name="T412_58">Focus</text:span><text:span text:style-name="T412_59"><text:s/></text:span><text:span text:style-name="T412_60">on</text:span><text:span text:style-name="T412_61"><text:s/></text:span><text:span text:style-name="T412_62">one</text:span><text:span text:style-name="T412_63"><text:s/></text:span><text:span text:style-name="T412_64">sentence</text:span><text:span text:style-name="T412_65"><text:s/></text:span><text:span text:style-name="T412_66">or</text:span><text:span text:style-name="T412_67"><text:s/></text:span><text:span text:style-name="T412_68">word</text:span><text:span text:style-name="T412_69"><text:s/></text:span><text:span text:style-name="T412_70">at</text:span><text:span text:style-name="T412_71"><text:s/></text:span><text:span text:style-name="T412_72">a</text:span><text:span text:style-name="T412_73"><text:s/></text:span><text:span text:style-name="T412_74">time</text:span><text:span text:style-name="T412_75">.<text:line-break/><text:s/>*<text:s/></text:span><text:span text:style-name="T412_76">Helps</text:span><text:span text:style-name="T412_77"><text:s/></text:span><text:span text:style-name="T412_78">those</text:span><text:span text:style-name="T412_79"><text:s/></text:span><text:span text:style-name="T412_80">with</text:span><text:span text:style-name="T412_81"><text:s/></text:span><text:span text:style-name="T412_82">ADD</text:span><text:span text:style-name="T412_83">,<text:s/></text:span><text:span text:style-name="T412_84">Dyslexia</text:span><text:span text:style-name="T412_85">,<text:s/></text:span><text:span text:style-name="T412_86">and</text:span><text:span text:style-name="T412_87"><text:s/></text:span><text:span text:style-name="T412_88">Vision</text:span><text:span text:style-name="T412_89"><text:s/></text:span><text:span text:style-name="T412_90">problems</text:span><text:span text:style-name="T412_91"><text:line-break/><text:line-break/></text:span><text:span text:style-name="T412_92">Now</text:span><text:span text:style-name="T412_93"><text:s/></text:span><text:span text:style-name="T412_94">you</text:span><text:span text:style-name="T412_95"><text:s/></text:span><text:span text:style-name="T412_96">can</text:span><text:span text:style-name="T412_97"><text:s/></text:span><text:span text:style-name="T412_98">adjust</text:span><text:span text:style-name="T412_99">,<text:s/></text:span><text:span text:style-name="T412_100">and</text:span><text:span text:style-name="T412_101"><text:s/></text:span><text:span text:style-name="T412_102">maybe</text:span><text:span text:style-name="T412_103"><text:s/></text:span><text:span text:style-name="T412_104">improve</text:span><text:span text:style-name="T412_105"><text:s/></text:span><text:span text:style-name="T412_106">the</text:span><text:span text:style-name="T412_107"><text:s/></text:span><text:span text:style-name="T412_108">rate</text:span><text:span text:style-name="T412_109"><text:s/></text:span><text:span text:style-name="T412_110">and</text:span><text:span text:style-name="T412_111"><text:s/></text:span><text:span text:style-name="T412_112">quality</text:span><text:span text:style-name="T412_113"><text:s/></text:span><text:span text:style-name="T412_114">of</text:span><text:span text:style-name="T412_115"><text:s/></text:span><text:span text:style-name="T412_116">how</text:span><text:span text:style-name="T412_117"><text:s/></text:span><text:span text:style-name="T412_118">you</text:span><text:span text:style-name="T412_119"><text:s/></text:span><text:span text:style-name="T412_120">absorb</text:span><text:span text:style-name="T412_121"><text:s/></text:span><text:span text:style-name="T412_122">information</text:span><text:span text:style-name="T412_123">.<text:line-break/><text:line-break/></text:span><text:span text:style-name="T412_124">You</text:span><text:span text:style-name="T412_125"><text:s/></text:span><text:span text:style-name="T412_126">are</text:span><text:span text:style-name="T412_127"><text:s/></text:span><text:span text:style-name="T412_128">no</text:span><text:span text:style-name="T412_129"><text:s/></text:span><text:span text:style-name="T412_130">longer</text:span><text:span text:style-name="T412_131"><text:s/></text:span><text:span text:style-name="T412_132">at</text:span><text:span text:style-name="T412_133"><text:s/></text:span><text:span text:style-name="T412_134">the</text:span><text:span text:style-name="T412_135"><text:s/></text:span><text:span text:style-name="T412_136">mercy</text:span><text:span text:style-name="T412_137"><text:s/></text:span><text:span text:style-name="T412_138">of</text:span><text:span text:style-name="T412_139"><text:s/></text:span><text:span text:style-name="T412_140">web</text:span><text:span text:style-name="T412_141"><text:s/></text:span><text:span text:style-name="T412_142">designers</text:span><text:span text:style-name="T412_143"><text:s/></text:span><text:span text:style-name="T412_144">and</text:span><text:span text:style-name="T412_145"><text:s/></text:span><text:span text:style-name="T412_146">authors</text:span><text:span text:style-name="T412_147"><text:s/></text:span><text:span text:style-name="T412_148">that</text:span><text:span text:style-name="T412_149"><text:s/></text:span><text:span text:style-name="T412_150">insist</text:span><text:span text:style-name="T412_151"><text:s/></text:span><text:span text:style-name="T412_152">on</text:span><text:span text:style-name="T412_153"><text:s/></text:span><text:span text:style-name="T412_154">writing</text:span><text:span text:style-name="T412_155"><text:s/></text:span><text:span text:style-name="T412_156">impenetrably</text:span><text:span text:style-name="T412_157"><text:s/></text:span><text:span text:style-name="T412_158">dense</text:span><text:span text:style-name="T412_159"><text:s/></text:span><text:span text:style-name="T412_160">paragraphs</text:span><text:span text:style-name="T412_161"><text:s/></text:span><text:span text:style-name="T412_162">in</text:span><text:span text:style-name="T412_163"><text:s/></text:span><text:span text:style-name="T412_164">small</text:span><text:span text:style-name="T412_165"><text:s/></text:span><text:span text:style-name="T412_166">fonts</text:span><text:span text:style-name="T412_167">.”</text:span></text:p>
      <text:p text:style-name="P413"/>
      <text:p text:style-name="P414"><text:span text:style-name="T414_1">TODO</text:span></text:p>
      <text:list text:style-name="LS24" xml:id="list262">
        <text:list-item>
          <text:p text:style-name="P415"><text:span text:style-name="T415_1">jQuery</text:span><text:span text:style-name="T415_2"><text:s/></text:span><text:span text:style-name="T415_3">plugin</text:span><text:span text:style-name="T415_4">,<text:s/></text:span><text:span text:style-name="T415_5">with</text:span><text:span text:style-name="T415_6"><text:s/></text:span><text:span text:style-name="T415_7">demonstrated</text:span><text:span text:style-name="T415_8"><text:s/></text:span><text:span text:style-name="T415_9">multi</text:span><text:span text:style-name="T415_10">-</text:span><text:span text:style-name="T415_11">instantiability</text:span><text:span text:style-name="T415_12"><text:s/></text:span><text:span text:style-name="T415_13">on</text:span><text:span text:style-name="T415_14"><text:s/></text:span><text:span text:style-name="T415_15">single</text:span><text:span text:style-name="T415_16"><text:s/></text:span><text:span text:style-name="T415_17">document</text:span><text:span text:style-name="T415_18"><text:s/></text:span><text:span text:style-name="T415_19">OK</text:span></text:p>
        </text:list-item>
        <text:list-item>
          <text:p text:style-name="P416"><text:span text:style-name="T416_1">Sentencizing</text:span><text:span text:style-name="T416_2"><text:s/></text:span><text:span text:style-name="T416_3">OK</text:span></text:p>
        </text:list-item>
        <text:list-item>
          <text:p text:style-name="P417"><text:span text:style-name="T417_1">Text</text:span><text:span text:style-name="T417_2">-</text:span><text:span text:style-name="T417_3">to</text:span><text:span text:style-name="T417_4">-</text:span><text:span text:style-name="T417_5">speech</text:span></text:p>
        </text:list-item>
        <text:list-item>
          <text:p text:style-name="P418"><text:span text:style-name="T418_1">Preserve</text:span><text:span text:style-name="T418_2"><text:s/></text:span><text:span text:style-name="T418_3">links</text:span><text:span text:style-name="T418_4"><text:s/></text:span><text:span text:style-name="T418_5">and</text:span><text:span text:style-name="T418_6"><text:s/></text:span><text:span text:style-name="T418_7">images</text:span><text:span text:style-name="T418_8"><text:s/></text:span><text:span text:style-name="T418_9">in</text:span><text:span text:style-name="T418_10"><text:s/></text:span><text:span text:style-name="T418_11">frames</text:span></text:p>
        </text:list-item>
        <text:list-item>
          <text:p text:style-name="P419"><text:span text:style-name="T419_1">Image</text:span><text:span text:style-name="T419_2"><text:s/></text:span><text:span text:style-name="T419_3">Search</text:span></text:p>
        </text:list-item>
        <text:list-item>
          <text:p text:style-name="P420"><text:span text:style-name="T420_1">Add</text:span><text:span text:style-name="T420_2"><text:s/></text:span><text:span text:style-name="T420_3">current</text:span><text:span text:style-name="T420_4"><text:s/></text:span><text:span text:style-name="T420_5">sentence</text:span><text:span text:style-name="T420_6"><text:s/></text:span><text:span text:style-name="T420_7">to</text:span><text:span text:style-name="T420_8"><text:s/></text:span><text:span text:style-name="T420_9">attention</text:span><text:span text:style-name="T420_10"><text:s/></text:span><text:span text:style-name="T420_11">set</text:span><text:span text:style-name="T420_12"><text:s/>(</text:span><text:span text:style-name="T420_13">as</text:span><text:span text:style-name="T420_14"><text:s/>#<text:s/></text:span><text:span text:style-name="T420_15">anchor</text:span><text:span text:style-name="T420_16"><text:s/></text:span><text:span text:style-name="T420_17">to</text:span><text:span text:style-name="T420_18"><text:s/></text:span><text:span text:style-name="T420_19">the</text:span><text:span text:style-name="T420_20"><text:s/></text:span><text:span text:style-name="T420_21">base</text:span><text:span text:style-name="T420_22"><text:s/></text:span><text:span text:style-name="T420_23">page</text:span><text:span text:style-name="T420_24"><text:s/></text:span><text:span text:style-name="T420_25">URL</text:span><text:span text:style-name="T420_26">)</text:span></text:p>
        </text:list-item>
        <text:list-item>
          <text:p text:style-name="P421"><text:span text:style-name="T421_1">jQuery</text:span><text:span text:style-name="T421_2"><text:s/></text:span><text:span text:style-name="T421_3">Mobile</text:span><text:span text:style-name="T421_4"><text:s/></text:span><text:span text:style-name="T421_5">Dragging</text:span><text:span text:style-name="T421_6"><text:s/></text:span><text:span text:style-name="T421_7">for</text:span><text:span text:style-name="T421_8"><text:s/></text:span><text:span text:style-name="T421_9">next</text:span><text:span text:style-name="T421_10">/</text:span><text:span text:style-name="T421_11">prev</text:span><text:span text:style-name="T421_12"><text:s/></text:span><text:span text:style-name="T421_13">and</text:span><text:span text:style-name="T421_14"><text:s/></text:span><text:span text:style-name="T421_15">font</text:span><text:span text:style-name="T421_16">-</text:span><text:span text:style-name="T421_17">size</text:span></text:p>
        </text:list-item>
      </text:list>
      <text:list text:style-name="LS25" xml:id="list269">
        <text:list-item>
          <text:p text:style-name="P422"><text:span text:style-name="T422_1">Rapid</text:span><text:span text:style-name="T422_2"><text:s/></text:span><text:span text:style-name="T422_3">presentation</text:span><text:span text:style-name="T422_4"><text:s/></text:span><text:span text:style-name="T422_5">mode</text:span><text:span text:style-name="T422_6">:<text:s/>“</text:span><text:span text:style-name="T422_7">Neuro</text:span><text:span text:style-name="T422_8"><text:s/></text:span><text:span text:style-name="T422_9">Download</text:span><text:span text:style-name="T422_10">”</text:span></text:p>
        </text:list-item>
      </text:list>
      <text:h text:style-name="P423" text:outline-level="10"><text:bookmark-start text:name="h.kx9jl2ozp5en"/><text:bookmark-end text:name="h.kx9jl2ozp5en"/><text:span text:style-name="T423_1">Table</text:span><text:span text:style-name="T423_2"><text:s/></text:span><text:span text:style-name="T423_3">View</text:span></text:h>
      <text:p text:style-name="P424"><text:span text:style-name="T424_1">TODO</text:span></text:p>
      <text:list text:style-name="LS1" xml:id="list270">
        <text:list-item>
          <text:p text:style-name="P425"><text:span text:style-name="T425_1">ex</text:span><text:span text:style-name="T425_2">:<text:s/></text:span><text:span text:style-name="T425_3">jquery</text:span><text:span text:style-name="T425_4">-</text:span><text:span text:style-name="T425_5">table</text:span></text:p>
        </text:list-item>
      </text:list>
      <text:h text:style-name="P426" text:outline-level="10"><text:bookmark-start text:name="h.4dhllvw0xtko"/><text:bookmark-end text:name="h.4dhllvw0xtko"/><text:span text:style-name="T426_1">List</text:span><text:span text:style-name="T426_2"><text:s/></text:span><text:span text:style-name="T426_3">View</text:span></text:h>
      <text:p text:style-name="P427"><text:span text:style-name="T427_1">TODO</text:span></text:p>
      <text:list text:style-name="LS1" xml:id="list271">
        <text:list-item>
          <text:p text:style-name="P428"><text:span text:style-name="T428_1">pin</text:span><text:span text:style-name="T428_2"><text:s/></text:span><text:span text:style-name="T428_3">pinned</text:span><text:span text:style-name="T428_4"><text:s/></text:span><text:span text:style-name="T428_5">objects</text:span><text:span text:style-name="T428_6"><text:s/></text:span><text:span text:style-name="T428_7">to</text:span><text:span text:style-name="T428_8"><text:s/></text:span><text:span text:style-name="T428_9">the</text:span><text:span text:style-name="T428_10"><text:s/></text:span><text:span text:style-name="T428_11">top</text:span></text:p>
        </text:list-item>
        <text:list-item>
          <text:p text:style-name="P429"><text:span text:style-name="T429_1">exclude</text:span><text:span text:style-name="T429_2"><text:s/>/<text:s/></text:span><text:span text:style-name="T429_3">include</text:span><text:span text:style-name="T429_4"><text:s/></text:span><text:span text:style-name="T429_5">by</text:span><text:span text:style-name="T429_6"><text:s/></text:span><text:span text:style-name="T429_7">tag</text:span></text:p>
        </text:list-item>
        <text:list-item>
          <text:p text:style-name="P430"><text:span text:style-name="T430_1">replies</text:span><text:span text:style-name="T430_2">,<text:s/></text:span><text:span text:style-name="T430_3">threaded</text:span><text:span text:style-name="T430_4"><text:s/></text:span><text:span text:style-name="T430_5">replies</text:span></text:p>
        </text:list-item>
        <text:list-item>
          <text:p text:style-name="P431"><text:span text:style-name="T431_1">clone</text:span><text:span text:style-name="T431_2"><text:s/></text:span><text:span text:style-name="T431_3">it</text:span><text:span text:style-name="T431_4"><text:s/></text:span><text:span text:style-name="T431_5">or</text:span><text:span text:style-name="T431_6"><text:s/></text:span><text:span text:style-name="T431_7">save</text:span><text:span text:style-name="T431_8"><text:s/></text:span><text:span text:style-name="T431_9">as</text:span><text:span text:style-name="T431_10"><text:s/></text:span><text:span text:style-name="T431_11">a</text:span><text:span text:style-name="T431_12"><text:s/></text:span><text:span text:style-name="T431_13">self</text:span><text:span text:style-name="T431_14">-</text:span><text:span text:style-name="T431_15">contained</text:span><text:span text:style-name="T431_16"><text:s/></text:span><text:span text:style-name="T431_17">report</text:span><text:span text:style-name="T431_18"><text:s/></text:span><text:span text:style-name="T431_19">object</text:span><text:span text:style-name="T431_20"><text:s/></text:span><text:span text:style-name="T431_21">which</text:span><text:span text:style-name="T431_22"><text:s/></text:span><text:span text:style-name="T431_23">can</text:span><text:span text:style-name="T431_24"><text:s/></text:span><text:span text:style-name="T431_25">be</text:span><text:span text:style-name="T431_26"><text:s/></text:span><text:span text:style-name="T431_27">shared</text:span></text:p>
        </text:list-item>
        <text:list-item>
          <text:p text:style-name="P432"><text:span text:style-name="T432_1">correct</text:span><text:span text:style-name="T432_2"><text:s/></text:span><text:span text:style-name="T432_3">pagination</text:span></text:p>
        </text:list-item>
      </text:list>
      <text:h text:style-name="P433" text:outline-level="10"><text:bookmark-start text:name="h.69fsnafazrv7"/><text:bookmark-end text:name="h.69fsnafazrv7"/><text:span text:style-name="T433_1">Grid</text:span><text:span text:style-name="T433_2"><text:s/></text:span><text:span text:style-name="T433_3">View</text:span></text:h>
      <text:p text:style-name="P434"><text:span text:style-name="T434_1">TODO</text:span></text:p>
      <text:list text:style-name="LS1" xml:id="list276">
        <text:list-item>
          <text:p text:style-name="P435"><text:span text:style-name="T435_1">Use</text:span><text:span text:style-name="T435_2"><text:s/></text:span><text:span text:style-name="T435_3">http</text:span><text:span text:style-name="T435_4">://</text:span><text:span text:style-name="T435_5">masonry</text:span><text:span text:style-name="T435_6">.</text:span><text:span text:style-name="T435_7">desandro</text:span><text:span text:style-name="T435_8">.</text:span><text:span text:style-name="T435_9">com</text:span><text:span text:style-name="T435_10">/</text:span></text:p>
        </text:list-item>
      </text:list>
      <text:h text:style-name="P436" text:outline-level="10"><text:bookmark-start text:name="h.xxx0t25gy31i"/><text:bookmark-end text:name="h.xxx0t25gy31i"/><text:span text:style-name="T436_1">Graph</text:span><text:span text:style-name="T436_2"><text:s/></text:span><text:span text:style-name="T436_3">View</text:span></text:h>
      <text:p text:style-name="P437"><text:span text:style-name="T437_1">TODO</text:span></text:p>
      <text:list text:style-name="LS1" xml:id="list277">
        <text:list-item>
          <text:p text:style-name="P438"><text:span text:style-name="T438_1">create</text:span><text:span text:style-name="T438_2"><text:s/></text:span><text:span text:style-name="T438_3">new</text:span><text:span text:style-name="T438_4"><text:s/></text:span><text:span text:style-name="T438_5">object</text:span><text:span text:style-name="T438_6"><text:s/></text:span><text:span text:style-name="T438_7">properties</text:span><text:span text:style-name="T438_8"><text:s/></text:span><text:span text:style-name="T438_9">between</text:span><text:span text:style-name="T438_10"><text:s/></text:span><text:span text:style-name="T438_11">visible</text:span><text:span text:style-name="T438_12"><text:s/></text:span><text:span text:style-name="T438_13">items</text:span></text:p>
          <text:list>
            <text:list-item>
              <text:p text:style-name="P439"><text:span text:style-name="T439_1">drag</text:span><text:span text:style-name="T439_2"><text:s/></text:span><text:span text:style-name="T439_3">and</text:span><text:span text:style-name="T439_4"><text:s/></text:span><text:span text:style-name="T439_5">draw</text:span><text:span text:style-name="T439_6"><text:s/></text:span><text:span text:style-name="T439_7">a</text:span><text:span text:style-name="T439_8"><text:s/></text:span><text:span text:style-name="T439_9">line</text:span></text:p>
            </text:list-item>
            <text:list-item>
              <text:p text:style-name="P440"><text:span text:style-name="T440_1">select</text:span><text:span text:style-name="T440_2"><text:s/></text:span><text:span text:style-name="T440_3">them</text:span><text:span text:style-name="T440_4"><text:s/></text:span><text:span text:style-name="T440_5">in</text:span><text:span text:style-name="T440_6"><text:s/></text:span><text:span text:style-name="T440_7">sequence</text:span><text:span text:style-name="T440_8"><text:s/>(1</text:span><text:span text:style-name="T440_9">st</text:span><text:span text:style-name="T440_10"><text:s/></text:span><text:span text:style-name="T440_11">and</text:span><text:span text:style-name="T440_12"><text:s/>2</text:span><text:span text:style-name="T440_13">nd</text:span><text:span text:style-name="T440_14">)</text:span></text:p>
            </text:list-item>
          </text:list>
        </text:list-item>
        <text:list-item>
          <text:p text:style-name="P441"><text:span text:style-name="T441_1">handle</text:span><text:span text:style-name="T441_2"><text:s/></text:span><text:span text:style-name="T441_3">graph</text:span><text:span text:style-name="T441_4"><text:s/></text:span><text:span text:style-name="T441_5">streaming</text:span></text:p>
        </text:list-item>
        <text:list-item>
          <text:p text:style-name="P442"><text:span text:style-name="T442_1">save</text:span><text:span text:style-name="T442_2"><text:s/></text:span><text:span text:style-name="T442_3">and</text:span><text:span text:style-name="T442_4"><text:s/></text:span><text:span text:style-name="T442_5">restore</text:span><text:span text:style-name="T442_6"><text:s/></text:span><text:span text:style-name="T442_7">current</text:span><text:span text:style-name="T442_8"><text:s/></text:span><text:span text:style-name="T442_9">graph</text:span><text:span text:style-name="T442_10"><text:s/></text:span><text:span text:style-name="T442_11">view</text:span></text:p>
        </text:list-item>
      </text:list>
      <text:p text:style-name="P443"/>
      <text:h text:style-name="P444" text:outline-level="10"><text:bookmark-start text:name="h.sgduhq46b4wb"/><text:bookmark-end text:name="h.sgduhq46b4wb"/><text:span text:style-name="T444_1">Map</text:span><text:span text:style-name="T444_2"><text:s/></text:span><text:span text:style-name="T444_3">View</text:span></text:h>
      <text:p text:style-name="P445"><text:span text:style-name="T445_1">Displays</text:span><text:span text:style-name="T445_2"><text:s/></text:span><text:span text:style-name="T445_3">all</text:span><text:span text:style-name="T445_4"><text:s/></text:span><text:span text:style-name="T445_5">objects</text:span><text:span text:style-name="T445_6"><text:s/></text:span><text:span text:style-name="T445_7">containing</text:span><text:span text:style-name="T445_8"><text:s/></text:span><text:span text:style-name="T445_9">geographic</text:span><text:span text:style-name="T445_10"><text:s/></text:span><text:span text:style-name="T445_11">metadata</text:span><text:span text:style-name="T445_12">.</text:span></text:p>
      <text:list text:style-name="LS26" xml:id="list282">
        <text:list-item>
          <text:p text:style-name="P446"><text:span text:style-name="T446_1">OpenLayers</text:span><text:span text:style-name="T446_2"><text:s/></text:span><text:span text:style-name="T446_3">with</text:span><text:span text:style-name="T446_4"><text:s/></text:span><text:span text:style-name="T446_5">OpenStreetMaps</text:span><text:span text:style-name="T446_6"><text:s/></text:span><text:span text:style-name="T446_7">layers</text:span></text:p>
        </text:list-item>
        <text:list-item>
          <text:p text:style-name="P447"><text:span text:style-name="T447_1">Bitmap</text:span><text:span text:style-name="T447_2"><text:s/></text:span><text:span text:style-name="T447_3">icon</text:span><text:span text:style-name="T447_4"><text:s/>(</text:span><text:span text:style-name="T447_5">visible</text:span><text:span text:style-name="T447_6"><text:s/></text:span><text:span text:style-name="T447_7">from</text:span><text:span text:style-name="T447_8"><text:s/></text:span><text:span text:style-name="T447_9">any</text:span><text:span text:style-name="T447_10"><text:s/></text:span><text:span text:style-name="T447_11">scale</text:span><text:span text:style-name="T447_12">)<text:s/>+<text:s/></text:span><text:span text:style-name="T447_13">Vector</text:span><text:span text:style-name="T447_14"><text:s/></text:span><text:span text:style-name="T447_15">polygon</text:span><text:span text:style-name="T447_16"><text:s/>(</text:span><text:span text:style-name="T447_17">scales</text:span><text:span text:style-name="T447_18">,<text:s/></text:span><text:span text:style-name="T447_19">and</text:span><text:span text:style-name="T447_20"><text:s/></text:span><text:span text:style-name="T447_21">clickable</text:span><text:span text:style-name="T447_22">)</text:span></text:p>
        </text:list-item>
        <text:list-item>
          <text:p text:style-name="P448"><text:span text:style-name="T448_1">Remembers</text:span><text:span text:style-name="T448_2"><text:s/></text:span><text:span text:style-name="T448_3">center</text:span><text:span text:style-name="T448_4"><text:s/></text:span><text:span text:style-name="T448_5">position</text:span><text:span text:style-name="T448_6"><text:s/>&amp;<text:s/></text:span><text:span text:style-name="T448_7">zoom</text:span></text:p>
        </text:list-item>
        <text:list-item>
          <text:p text:style-name="P449"><text:span text:style-name="T449_1">Displays</text:span><text:span text:style-name="T449_2"><text:s/></text:span><text:span text:style-name="T449_3">icon</text:span><text:span text:style-name="T449_4"><text:s/></text:span><text:span text:style-name="T449_5">for</text:span><text:span text:style-name="T449_6"><text:s/>1</text:span><text:span text:style-name="T449_7">st</text:span><text:span text:style-name="T449_8"><text:s/></text:span><text:span text:style-name="T449_9">tag</text:span><text:span text:style-name="T449_10"><text:s/></text:span><text:span text:style-name="T449_11">of</text:span><text:span text:style-name="T449_12"><text:s/></text:span><text:span text:style-name="T449_13">geolocated</text:span><text:span text:style-name="T449_14"><text:s/></text:span><text:span text:style-name="T449_15">object</text:span></text:p>
        </text:list-item>
      </text:list>
      <text:p text:style-name="P450"/>
      <text:p text:style-name="P451"><text:span text:style-name="T451_1">TODO</text:span></text:p>
      <text:list text:style-name="LS1" xml:id="list286">
        <text:list-item>
          <text:p text:style-name="P452"><text:span text:style-name="T452_1">Extra</text:span><text:span text:style-name="T452_2"><text:s/></text:span><text:span text:style-name="T452_3">OpenLayers</text:span><text:span text:style-name="T452_4"><text:s/></text:span><text:span text:style-name="T452_5">layers</text:span><text:span text:style-name="T452_6">:<text:s/></text:span><text:span text:style-name="T452_7">Google</text:span><text:span text:style-name="T452_8">,<text:s/></text:span><text:span text:style-name="T452_9">Bing</text:span><text:span text:style-name="T452_10">,<text:s/></text:span><text:span text:style-name="T452_11">etc</text:span><text:span text:style-name="T452_12">..</text:span></text:p>
        </text:list-item>
        <text:list-item>
          <text:p text:style-name="P453"><text:span text:style-name="T453_1">Self</text:span><text:span text:style-name="T453_2"><text:s/></text:span><text:span text:style-name="T453_3">Marker</text:span></text:p>
          <text:list>
            <text:list-item>
              <text:p text:style-name="P454"><text:span text:style-name="T454_1">Draggable</text:span><text:span text:style-name="T454_2"><text:s/>(</text:span><text:span text:style-name="T454_3">sets</text:span><text:span text:style-name="T454_4"><text:s/></text:span><text:span text:style-name="T454_5">Self</text:span><text:span text:style-name="T454_6"><text:s/></text:span><text:span text:style-name="T454_7">geolocation</text:span><text:span text:style-name="T454_8">)</text:span></text:p>
            </text:list-item>
            <text:list-item>
              <text:p text:style-name="P455"><text:span text:style-name="T455_1">with</text:span><text:span text:style-name="T455_2"><text:s/></text:span><text:span text:style-name="T455_3">Avatar</text:span><text:span text:style-name="T455_4"><text:s/></text:span><text:span text:style-name="T455_5">Icon</text:span></text:p>
            </text:list-item>
          </text:list>
        </text:list-item>
        <text:list-item>
          <text:p text:style-name="P456"><text:span text:style-name="T456_1">animated</text:span><text:span text:style-name="T456_2"><text:s/></text:span><text:span text:style-name="T456_3">map</text:span><text:span text:style-name="T456_4"><text:s/></text:span><text:span text:style-name="T456_5">markers</text:span><text:span text:style-name="T456_6"><text:s/></text:span><text:span text:style-name="T456_7">to</text:span><text:span text:style-name="T456_8"><text:s/></text:span><text:span text:style-name="T456_9">indicate</text:span><text:span text:style-name="T456_10"><text:s/></text:span><text:span text:style-name="T456_11">indefinite</text:span><text:span text:style-name="T456_12"><text:s/></text:span><text:span text:style-name="T456_13">sphere</text:span><text:span text:style-name="T456_14"><text:s/></text:span><text:span text:style-name="T456_15">of</text:span><text:span text:style-name="T456_16"><text:s/></text:span><text:span text:style-name="T456_17">influence</text:span><text:span text:style-name="T456_18"><text:s/>(</text:span><text:span text:style-name="T456_19">min</text:span><text:span text:style-name="T456_20">/</text:span><text:span text:style-name="T456_21">max</text:span><text:span text:style-name="T456_22"><text:s/></text:span><text:span text:style-name="T456_23">radii</text:span><text:span text:style-name="T456_24">)</text:span></text:p>
          <text:list>
            <text:list-item>
              <text:p text:style-name="P457"><text:span text:style-name="T457_1">You</text:span><text:span text:style-name="T457_2"><text:s/></text:span><text:span text:style-name="T457_3">change</text:span><text:span text:style-name="T457_4"><text:s/></text:span><text:span text:style-name="T457_5">the</text:span><text:span text:style-name="T457_6"><text:s/></text:span><text:span text:style-name="T457_7">geometry</text:span><text:span text:style-name="T457_8"><text:s/></text:span><text:span text:style-name="T457_9">of</text:span><text:span text:style-name="T457_10"><text:s/></text:span><text:span text:style-name="T457_11">a</text:span><text:span text:style-name="T457_12"><text:s/></text:span><text:span text:style-name="T457_13">feature</text:span><text:span text:style-name="T457_14"><text:s/></text:span><text:span text:style-name="T457_15">and</text:span><text:span text:style-name="T457_16"><text:s/></text:span><text:span text:style-name="T457_17">then</text:span><text:span text:style-name="T457_18"><text:s/></text:span><text:span text:style-name="T457_19">you</text:span><text:span text:style-name="T457_20"><text:s/></text:span><text:span text:style-name="T457_21">have</text:span><text:span text:style-name="T457_22"><text:s/></text:span><text:span text:style-name="T457_23">to</text:span><text:span text:style-name="T457_24"><text:s/></text:span><text:span text:style-name="T457_25">redraw</text:span><text:span text:style-name="T457_26"><text:s/></text:span><text:span text:style-name="T457_27">the</text:span><text:span text:style-name="T457_28"><text:s/></text:span><text:span text:style-name="T457_29">feature</text:span><text:span text:style-name="T457_30"><text:line-break/></text:span><text:span text:style-name="T457_31">feature</text:span><text:span text:style-name="T457_32">.</text:span><text:span text:style-name="T457_33">geometry</text:span><text:span text:style-name="T457_34">.</text:span><text:span text:style-name="T457_35">rotate</text:span><text:span text:style-name="T457_36">(</text:span><text:span text:style-name="T457_37">angle</text:span><text:span text:style-name="T457_38">,<text:s/></text:span><text:span text:style-name="T457_39">origin</text:span><text:span text:style-name="T457_40">);<text:s/></text:span><text:span text:style-name="T457_41">feature</text:span><text:span text:style-name="T457_42">.</text:span><text:span text:style-name="T457_43">layer</text:span><text:span text:style-name="T457_44">.</text:span><text:span text:style-name="T457_45">drawFeature</text:span><text:span text:style-name="T457_46">(</text:span><text:span text:style-name="T457_47">feature</text:span><text:span text:style-name="T457_48">);</text:span></text:p>
            </text:list-item>
          </text:list>
        </text:list-item>
        <text:list-item>
          <text:p text:style-name="P458"><text:span text:style-name="T458_1">clustering</text:span><text:span text:style-name="T458_2">:<text:s/></text:span></text:p>
          <text:list>
            <text:list-item>
              <text:p text:style-name="P459"><text:span text:style-name="T459_1"><text:a xlink:type="simple" xlink:href="http://openlayers.org/dev/examples/strategy-cluster.html"><text:span text:style-name="T459_2">http</text:span></text:a></text:span><text:span text:style-name="T459_3"><text:a xlink:type="simple" xlink:href="http://openlayers.org/dev/examples/strategy-cluster.html"><text:span text:style-name="T459_4">://</text:span></text:a></text:span><text:span text:style-name="T459_5"><text:a xlink:type="simple" xlink:href="http://openlayers.org/dev/examples/strategy-cluster.html"><text:span text:style-name="T459_6">openlayers</text:span></text:a></text:span><text:span text:style-name="T459_7"><text:a xlink:type="simple" xlink:href="http://openlayers.org/dev/examples/strategy-cluster.html"><text:span text:style-name="T459_8">.</text:span></text:a></text:span><text:span text:style-name="T459_9"><text:a xlink:type="simple" xlink:href="http://openlayers.org/dev/examples/strategy-cluster.html"><text:span text:style-name="T459_10">org</text:span></text:a></text:span><text:span text:style-name="T459_11"><text:a xlink:type="simple" xlink:href="http://openlayers.org/dev/examples/strategy-cluster.html"><text:span text:style-name="T459_12">/</text:span></text:a></text:span><text:span text:style-name="T459_13"><text:a xlink:type="simple" xlink:href="http://openlayers.org/dev/examples/strategy-cluster.html"><text:span text:style-name="T459_14">dev</text:span></text:a></text:span><text:span text:style-name="T459_15"><text:a xlink:type="simple" xlink:href="http://openlayers.org/dev/examples/strategy-cluster.html"><text:span text:style-name="T459_16">/</text:span></text:a></text:span><text:span text:style-name="T459_17"><text:a xlink:type="simple" xlink:href="http://openlayers.org/dev/examples/strategy-cluster.html"><text:span text:style-name="T459_18">examples</text:span></text:a></text:span><text:span text:style-name="T459_19"><text:a xlink:type="simple" xlink:href="http://openlayers.org/dev/examples/strategy-cluster.html"><text:span text:style-name="T459_20">/</text:span></text:a></text:span><text:span text:style-name="T459_21"><text:a xlink:type="simple" xlink:href="http://openlayers.org/dev/examples/strategy-cluster.html"><text:span text:style-name="T459_22">strategy</text:span></text:a></text:span><text:span text:style-name="T459_23"><text:a xlink:type="simple" xlink:href="http://openlayers.org/dev/examples/strategy-cluster.html"><text:span text:style-name="T459_24">-</text:span></text:a></text:span><text:span text:style-name="T459_25"><text:a xlink:type="simple" xlink:href="http://openlayers.org/dev/examples/strategy-cluster.html"><text:span text:style-name="T459_26">cluster</text:span></text:a></text:span><text:span text:style-name="T459_27"><text:a xlink:type="simple" xlink:href="http://openlayers.org/dev/examples/strategy-cluster.html"><text:span text:style-name="T459_28">.</text:span></text:a></text:span><text:span text:style-name="T459_29"><text:a xlink:type="simple" xlink:href="http://openlayers.org/dev/examples/strategy-cluster.html"><text:span text:style-name="T459_30">html</text:span></text:a></text:span></text:p>
            </text:list-item>
            <text:list-item>
              <text:p text:style-name="P460"><text:span text:style-name="T460_1"><text:a xlink:type="simple" xlink:href="http://openlayers.org/dev/examples/strategy-cluster-threshold.html"><text:span text:style-name="T460_2">http</text:span></text:a></text:span><text:span text:style-name="T460_3"><text:a xlink:type="simple" xlink:href="http://openlayers.org/dev/examples/strategy-cluster-threshold.html"><text:span text:style-name="T460_4">://</text:span></text:a></text:span><text:span text:style-name="T460_5"><text:a xlink:type="simple" xlink:href="http://openlayers.org/dev/examples/strategy-cluster-threshold.html"><text:span text:style-name="T460_6">openlayers</text:span></text:a></text:span><text:span text:style-name="T460_7"><text:a xlink:type="simple" xlink:href="http://openlayers.org/dev/examples/strategy-cluster-threshold.html"><text:span text:style-name="T460_8">.</text:span></text:a></text:span><text:span text:style-name="T460_9"><text:a xlink:type="simple" xlink:href="http://openlayers.org/dev/examples/strategy-cluster-threshold.html"><text:span text:style-name="T460_10">org</text:span></text:a></text:span><text:span text:style-name="T460_11"><text:a xlink:type="simple" xlink:href="http://openlayers.org/dev/examples/strategy-cluster-threshold.html"><text:span text:style-name="T460_12">/</text:span></text:a></text:span><text:span text:style-name="T460_13"><text:a xlink:type="simple" xlink:href="http://openlayers.org/dev/examples/strategy-cluster-threshold.html"><text:span text:style-name="T460_14">dev</text:span></text:a></text:span><text:span text:style-name="T460_15"><text:a xlink:type="simple" xlink:href="http://openlayers.org/dev/examples/strategy-cluster-threshold.html"><text:span text:style-name="T460_16">/</text:span></text:a></text:span><text:span text:style-name="T460_17"><text:a xlink:type="simple" xlink:href="http://openlayers.org/dev/examples/strategy-cluster-threshold.html"><text:span text:style-name="T460_18">examples</text:span></text:a></text:span><text:span text:style-name="T460_19"><text:a xlink:type="simple" xlink:href="http://openlayers.org/dev/examples/strategy-cluster-threshold.html"><text:span text:style-name="T460_20">/</text:span></text:a></text:span><text:span text:style-name="T460_21"><text:a xlink:type="simple" xlink:href="http://openlayers.org/dev/examples/strategy-cluster-threshold.html"><text:span text:style-name="T460_22">strategy</text:span></text:a></text:span><text:span text:style-name="T460_23"><text:a xlink:type="simple" xlink:href="http://openlayers.org/dev/examples/strategy-cluster-threshold.html"><text:span text:style-name="T460_24">-</text:span></text:a></text:span><text:span text:style-name="T460_25"><text:a xlink:type="simple" xlink:href="http://openlayers.org/dev/examples/strategy-cluster-threshold.html"><text:span text:style-name="T460_26">cluster</text:span></text:a></text:span><text:span text:style-name="T460_27"><text:a xlink:type="simple" xlink:href="http://openlayers.org/dev/examples/strategy-cluster-threshold.html"><text:span text:style-name="T460_28">-</text:span></text:a></text:span><text:span text:style-name="T460_29"><text:a xlink:type="simple" xlink:href="http://openlayers.org/dev/examples/strategy-cluster-threshold.html"><text:span text:style-name="T460_30">threshold</text:span></text:a></text:span><text:span text:style-name="T460_31"><text:a xlink:type="simple" xlink:href="http://openlayers.org/dev/examples/strategy-cluster-threshold.html"><text:span text:style-name="T460_32">.</text:span></text:a></text:span><text:span text:style-name="T460_33"><text:a xlink:type="simple" xlink:href="http://openlayers.org/dev/examples/strategy-cluster-threshold.html"><text:span text:style-name="T460_34">html</text:span></text:a></text:span></text:p>
            </text:list-item>
            <text:list-item>
              <text:p text:style-name="P461"><text:span text:style-name="T461_1"><text:a xlink:type="simple" xlink:href="http://stackoverflow.com/questions/6641919/openlayers-nice-marker-clustering"><text:span text:style-name="T461_2">http</text:span></text:a></text:span><text:span text:style-name="T461_3"><text:a xlink:type="simple" xlink:href="http://stackoverflow.com/questions/6641919/openlayers-nice-marker-clustering"><text:span text:style-name="T461_4">://</text:span></text:a></text:span><text:span text:style-name="T461_5"><text:a xlink:type="simple" xlink:href="http://stackoverflow.com/questions/6641919/openlayers-nice-marker-clustering"><text:span text:style-name="T461_6">stackoverflow</text:span></text:a></text:span><text:span text:style-name="T461_7"><text:a xlink:type="simple" xlink:href="http://stackoverflow.com/questions/6641919/openlayers-nice-marker-clustering"><text:span text:style-name="T461_8">.</text:span></text:a></text:span><text:span text:style-name="T461_9"><text:a xlink:type="simple" xlink:href="http://stackoverflow.com/questions/6641919/openlayers-nice-marker-clustering"><text:span text:style-name="T461_10">com</text:span></text:a></text:span><text:span text:style-name="T461_11"><text:a xlink:type="simple" xlink:href="http://stackoverflow.com/questions/6641919/openlayers-nice-marker-clustering"><text:span text:style-name="T461_12">/</text:span></text:a></text:span><text:span text:style-name="T461_13"><text:a xlink:type="simple" xlink:href="http://stackoverflow.com/questions/6641919/openlayers-nice-marker-clustering"><text:span text:style-name="T461_14">questions</text:span></text:a></text:span><text:span text:style-name="T461_15"><text:a xlink:type="simple" xlink:href="http://stackoverflow.com/questions/6641919/openlayers-nice-marker-clustering"><text:span text:style-name="T461_16">/6641919/</text:span></text:a></text:span><text:span text:style-name="T461_17"><text:a xlink:type="simple" xlink:href="http://stackoverflow.com/questions/6641919/openlayers-nice-marker-clustering"><text:span text:style-name="T461_18">openlayers</text:span></text:a></text:span><text:span text:style-name="T461_19"><text:a xlink:type="simple" xlink:href="http://stackoverflow.com/questions/6641919/openlayers-nice-marker-clustering"><text:span text:style-name="T461_20">-</text:span></text:a></text:span><text:span text:style-name="T461_21"><text:a xlink:type="simple" xlink:href="http://stackoverflow.com/questions/6641919/openlayers-nice-marker-clustering"><text:span text:style-name="T461_22">nice</text:span></text:a></text:span><text:span text:style-name="T461_23"><text:a xlink:type="simple" xlink:href="http://stackoverflow.com/questions/6641919/openlayers-nice-marker-clustering"><text:span text:style-name="T461_24">-</text:span></text:a></text:span><text:span text:style-name="T461_25"><text:a xlink:type="simple" xlink:href="http://stackoverflow.com/questions/6641919/openlayers-nice-marker-clustering"><text:span text:style-name="T461_26">marker</text:span></text:a></text:span><text:span text:style-name="T461_27"><text:a xlink:type="simple" xlink:href="http://stackoverflow.com/questions/6641919/openlayers-nice-marker-clustering"><text:span text:style-name="T461_28">-</text:span></text:a></text:span><text:span text:style-name="T461_29"><text:a xlink:type="simple" xlink:href="http://stackoverflow.com/questions/6641919/openlayers-nice-marker-clustering"><text:span text:style-name="T461_30">clustering</text:span></text:a></text:span></text:p>
            </text:list-item>
            <text:list-item>
              <text:p text:style-name="P462"><text:span text:style-name="T462_1"><text:a xlink:type="simple" xlink:href="http://acuriousanimal.com/code/animatedCluster/"><text:span text:style-name="T462_2">http</text:span></text:a></text:span><text:span text:style-name="T462_3"><text:a xlink:type="simple" xlink:href="http://acuriousanimal.com/code/animatedCluster/"><text:span text:style-name="T462_4">://</text:span></text:a></text:span><text:span text:style-name="T462_5"><text:a xlink:type="simple" xlink:href="http://acuriousanimal.com/code/animatedCluster/"><text:span text:style-name="T462_6">acuriousanimal</text:span></text:a></text:span><text:span text:style-name="T462_7"><text:a xlink:type="simple" xlink:href="http://acuriousanimal.com/code/animatedCluster/"><text:span text:style-name="T462_8">.</text:span></text:a></text:span><text:span text:style-name="T462_9"><text:a xlink:type="simple" xlink:href="http://acuriousanimal.com/code/animatedCluster/"><text:span text:style-name="T462_10">com</text:span></text:a></text:span><text:span text:style-name="T462_11"><text:a xlink:type="simple" xlink:href="http://acuriousanimal.com/code/animatedCluster/"><text:span text:style-name="T462_12">/</text:span></text:a></text:span><text:span text:style-name="T462_13"><text:a xlink:type="simple" xlink:href="http://acuriousanimal.com/code/animatedCluster/"><text:span text:style-name="T462_14">code</text:span></text:a></text:span><text:span text:style-name="T462_15"><text:a xlink:type="simple" xlink:href="http://acuriousanimal.com/code/animatedCluster/"><text:span text:style-name="T462_16">/</text:span></text:a></text:span><text:span text:style-name="T462_17"><text:a xlink:type="simple" xlink:href="http://acuriousanimal.com/code/animatedCluster/"><text:span text:style-name="T462_18">animatedCluster</text:span></text:a></text:span><text:span text:style-name="T462_19"><text:a xlink:type="simple" xlink:href="http://acuriousanimal.com/code/animatedCluster/"><text:span text:style-name="T462_20">/</text:span></text:a></text:span></text:p>
            </text:list-item>
          </text:list>
        </text:list-item>
        <text:list-item>
          <text:p text:style-name="P463"><text:span text:style-name="T463_1">Scan</text:span></text:p>
          <text:list>
            <text:list-item>
              <text:p text:style-name="P464"><text:span text:style-name="T464_1">get</text:span><text:span text:style-name="T464_2"><text:s/></text:span><text:span text:style-name="T464_3">local</text:span><text:span text:style-name="T464_4"><text:s/></text:span><text:span text:style-name="T464_5">results</text:span><text:span text:style-name="T464_6"><text:s/></text:span><text:span text:style-name="T464_7">from</text:span><text:span text:style-name="T464_8"><text:s/></text:span><text:span text:style-name="T464_9">server</text:span></text:p>
            </text:list-item>
          </text:list>
        </text:list-item>
        <text:list-item>
          <text:p text:style-name="P465"><text:span text:style-name="T465_1">set</text:span><text:span text:style-name="T465_2"><text:s/></text:span><text:span text:style-name="T465_3">current</text:span><text:span text:style-name="T465_4"><text:s/></text:span><text:span text:style-name="T465_5">location</text:span></text:p>
        </text:list-item>
        <text:list-item>
          <text:p text:style-name="P466"><text:span text:style-name="T466_1">optimized</text:span><text:span text:style-name="T466_2"><text:s/></text:span><text:span text:style-name="T466_3">distance</text:span><text:span text:style-name="T466_4"><text:s/></text:span><text:span text:style-name="T466_5">nearness</text:span><text:span text:style-name="T466_6"><text:s/></text:span><text:span text:style-name="T466_7">function</text:span><text:span text:style-name="T466_8"><text:s/></text:span><text:span text:style-name="T466_9">that</text:span><text:span text:style-name="T466_10"><text:s/></text:span><text:span text:style-name="T466_11">can</text:span><text:span text:style-name="T466_12"><text:s/></text:span><text:span text:style-name="T466_13">return</text:span><text:span text:style-name="T466_14"><text:s/></text:span><text:span text:style-name="T466_15">false</text:span><text:span text:style-name="T466_16"><text:s/></text:span><text:span text:style-name="T466_17">early</text:span><text:span text:style-name="T466_18"><text:s/></text:span><text:span text:style-name="T466_19">in</text:span><text:span text:style-name="T466_20"><text:s/></text:span><text:span text:style-name="T466_21">the</text:span><text:span text:style-name="T466_22"><text:s/></text:span><text:span text:style-name="T466_23">computation</text:span><text:span text:style-name="T466_24"><text:s/>(</text:span><text:span text:style-name="T466_25">ex</text:span><text:span text:style-name="T466_26">:<text:s/></text:span><text:span text:style-name="T466_27">already</text:span><text:span text:style-name="T466_28"><text:s/></text:span><text:span text:style-name="T466_29">too</text:span><text:span text:style-name="T466_30"><text:s/></text:span><text:span text:style-name="T466_31">far</text:span><text:span text:style-name="T466_32"><text:s/></text:span><text:span text:style-name="T466_33">if</text:span><text:span text:style-name="T466_34"><text:s/></text:span><text:span text:style-name="T466_35">dx</text:span><text:span text:style-name="T466_36"><text:s/>&gt;<text:s/></text:span><text:span text:style-name="T466_37">maxDist</text:span><text:span text:style-name="T466_38">^2)</text:span></text:p>
        </text:list-item>
        <text:list-item>
          <text:p text:style-name="P467"><text:span text:style-name="T467_1">create</text:span><text:span text:style-name="T467_2"><text:s/></text:span><text:span text:style-name="T467_3">new</text:span><text:span text:style-name="T467_4"><text:s/></text:span><text:span text:style-name="T467_5">object</text:span><text:span text:style-name="T467_6"><text:s/></text:span><text:span text:style-name="T467_7">at</text:span><text:span text:style-name="T467_8"><text:s/></text:span><text:span text:style-name="T467_9">location</text:span></text:p>
        </text:list-item>
        <text:list-item>
          <text:p text:style-name="P468"><text:span text:style-name="T468_1">create</text:span><text:span text:style-name="T468_2"><text:s/></text:span><text:span text:style-name="T468_3">new</text:span><text:span text:style-name="T468_4"><text:s/></text:span><text:span text:style-name="T468_5">object</text:span><text:span text:style-name="T468_6"><text:s/></text:span><text:span text:style-name="T468_7">of</text:span><text:span text:style-name="T468_8"><text:s/></text:span><text:span text:style-name="T468_9">specific</text:span><text:span text:style-name="T468_10"><text:s/></text:span><text:span text:style-name="T468_11">radius</text:span></text:p>
        </text:list-item>
        <text:list-item>
          <text:p text:style-name="P469"><text:span text:style-name="T469_1">create</text:span><text:span text:style-name="T469_2"><text:s/></text:span><text:span text:style-name="T469_3">new</text:span><text:span text:style-name="T469_4"><text:s/></text:span><text:span text:style-name="T469_5">object</text:span><text:span text:style-name="T469_6"><text:s/></text:span><text:span text:style-name="T469_7">of</text:span><text:span text:style-name="T469_8"><text:s/></text:span><text:span text:style-name="T469_9">specific</text:span><text:span text:style-name="T469_10"><text:s/></text:span><text:span text:style-name="T469_11">polygon</text:span></text:p>
        </text:list-item>
        <text:list-item>
          <text:p text:style-name="P470"><text:span text:style-name="T470_1">calculate</text:span><text:span text:style-name="T470_2"><text:s/></text:span><text:span text:style-name="T470_3">routes</text:span><text:span text:style-name="T470_4"><text:s/></text:span><text:span text:style-name="T470_5">for</text:span><text:span text:style-name="T470_6"><text:s/></text:span><text:span text:style-name="T470_7">map</text:span><text:span text:style-name="T470_8"><text:s/></text:span><text:span text:style-name="T470_9">line</text:span></text:p>
        </text:list-item>
        <text:list-item>
          <text:p text:style-name="P471"><text:span text:style-name="T471_1">cesium</text:span><text:span text:style-name="T471_2"><text:s/></text:span><text:span text:style-name="T471_3">map</text:span><text:span text:style-name="T471_4"><text:s/></text:span><text:span text:style-name="T471_5"><text:a xlink:type="simple" xlink:href="http://cesium.agi.com"><text:span text:style-name="T471_6">http</text:span></text:a></text:span><text:span text:style-name="T471_7"><text:a xlink:type="simple" xlink:href="http://cesium.agi.com"><text:span text:style-name="T471_8">://</text:span></text:a></text:span><text:span text:style-name="T471_9"><text:a xlink:type="simple" xlink:href="http://cesium.agi.com"><text:span text:style-name="T471_10">cesium</text:span></text:a></text:span><text:span text:style-name="T471_11"><text:a xlink:type="simple" xlink:href="http://cesium.agi.com"><text:span text:style-name="T471_12">.</text:span></text:a></text:span><text:span text:style-name="T471_13"><text:a xlink:type="simple" xlink:href="http://cesium.agi.com"><text:span text:style-name="T471_14">agi</text:span></text:a></text:span><text:span text:style-name="T471_15"><text:a xlink:type="simple" xlink:href="http://cesium.agi.com"><text:span text:style-name="T471_16">.</text:span></text:a></text:span><text:span text:style-name="T471_17"><text:a xlink:type="simple" xlink:href="http://cesium.agi.com"><text:span text:style-name="T471_18">com</text:span></text:a></text:span><text:span text:style-name="T471_19"><text:s/></text:span><text:span text:style-name="T471_20">as</text:span><text:span text:style-name="T471_21"><text:s/></text:span><text:span text:style-name="T471_22">alternate</text:span><text:span text:style-name="T471_23"><text:s/></text:span><text:span text:style-name="T471_24">to</text:span><text:span text:style-name="T471_25"><text:s/></text:span><text:span text:style-name="T471_26">openlayers</text:span><text:span text:style-name="T471_27"><text:s/>2<text:s/>(</text:span><text:span text:style-name="T471_28">openlayers</text:span><text:span text:style-name="T471_29"><text:s/>3<text:s/></text:span><text:span text:style-name="T471_30">will</text:span><text:span text:style-name="T471_31"><text:s/></text:span><text:span text:style-name="T471_32">integrate</text:span><text:span text:style-name="T471_33"><text:s/></text:span><text:span text:style-name="T471_34">them</text:span><text:span text:style-name="T471_35">!)</text:span></text:p>
        </text:list-item>
        <text:list-item>
          <text:p text:style-name="P472"><text:span text:style-name="T472_1">timeslider</text:span><text:span text:style-name="T472_2"><text:s/></text:span><text:span text:style-name="T472_3">to</text:span><text:span text:style-name="T472_4"><text:s/></text:span><text:span text:style-name="T472_5">adjust</text:span><text:span text:style-name="T472_6"><text:s/></text:span><text:span text:style-name="T472_7">current</text:span><text:span text:style-name="T472_8"><text:s/></text:span><text:span text:style-name="T472_9">time</text:span><text:span text:style-name="T472_10"><text:s/></text:span><text:span text:style-name="T472_11">to</text:span><text:span text:style-name="T472_12"><text:s/></text:span><text:span text:style-name="T472_13">compare</text:span><text:span text:style-name="T472_14"><text:s/>‘</text:span><text:span text:style-name="T472_15">recent</text:span><text:span text:style-name="T472_16">’<text:s/></text:span><text:span text:style-name="T472_17">to</text:span></text:p>
        </text:list-item>
        <text:list-item>
          <text:p text:style-name="P473"><text:span text:style-name="T473_1">Animation</text:span></text:p>
          <text:list>
            <text:list-item>
              <text:p text:style-name="P474"><text:span text:style-name="T474_1">Cyclical</text:span><text:span text:style-name="T474_2"><text:s/></text:span><text:span text:style-name="T474_3">Zoom</text:span><text:span text:style-name="T474_4">-</text:span><text:span text:style-name="T474_5">in</text:span><text:span text:style-name="T474_6"><text:s/>/<text:s/></text:span><text:span text:style-name="T474_7">Zoom</text:span><text:span text:style-name="T474_8">-</text:span><text:span text:style-name="T474_9">out</text:span></text:p>
            </text:list-item>
          </text:list>
        </text:list-item>
        <text:list-item>
          <text:p text:style-name="P475"><text:span text:style-name="T475_1">Display</text:span><text:span text:style-name="T475_2"><text:s/></text:span><text:span text:style-name="T475_3">all</text:span><text:span text:style-name="T475_4"><text:s/></text:span><text:span text:style-name="T475_5">tag</text:span><text:span text:style-name="T475_6"><text:s/></text:span><text:span text:style-name="T475_7">icons</text:span><text:span text:style-name="T475_8"><text:s/></text:span><text:span text:style-name="T475_9">for</text:span><text:span text:style-name="T475_10"><text:s/></text:span><text:span text:style-name="T475_11">a</text:span><text:span text:style-name="T475_12"><text:s/></text:span><text:span text:style-name="T475_13">given</text:span><text:span text:style-name="T475_14"><text:s/></text:span><text:span text:style-name="T475_15">object</text:span></text:p>
          <text:list>
            <text:list-item>
              <text:p text:style-name="P476"><text:span text:style-name="T476_1">periodically</text:span><text:span text:style-name="T476_2"><text:s/></text:span><text:span text:style-name="T476_3">changing</text:span><text:span text:style-name="T476_4"><text:s/></text:span><text:span text:style-name="T476_5">to</text:span><text:span text:style-name="T476_6"><text:s/></text:span><text:span text:style-name="T476_7">next</text:span><text:span text:style-name="T476_8"><text:s/></text:span><text:span text:style-name="T476_9">one</text:span></text:p>
            </text:list-item>
          </text:list>
        </text:list-item>
        <text:list-item>
          <text:p text:style-name="P477"><text:span text:style-name="T477_1">semantic</text:span><text:span text:style-name="T477_2"><text:s/></text:span><text:span text:style-name="T477_3">heatmap</text:span></text:p>
          <text:list>
            <text:list-item>
              <text:p text:style-name="P478"><text:span text:style-name="T478_1">calculate</text:span><text:span text:style-name="T478_2"><text:s/></text:span><text:span text:style-name="T478_3">semantic</text:span><text:span text:style-name="T478_4"><text:s/></text:span><text:span text:style-name="T478_5">relevancy</text:span><text:span text:style-name="T478_6"><text:s/>(</text:span><text:span text:style-name="T478_7">Ex</text:span><text:span text:style-name="T478_8">:<text:s/></text:span><text:span text:style-name="T478_9">by</text:span><text:span text:style-name="T478_10"><text:s/></text:span><text:span text:style-name="T478_11">keyword</text:span><text:span text:style-name="T478_12">,<text:s/></text:span><text:span text:style-name="T478_13">tags</text:span><text:span text:style-name="T478_14">,<text:s/></text:span><text:span text:style-name="T478_15">etc</text:span><text:span text:style-name="T478_16">...)<text:s/></text:span><text:span text:style-name="T478_17">for</text:span><text:span text:style-name="T478_18"><text:s/></text:span><text:span text:style-name="T478_19">each</text:span><text:span text:style-name="T478_20"><text:s/></text:span><text:span text:style-name="T478_21">geo</text:span><text:span text:style-name="T478_22">-</text:span><text:span text:style-name="T478_23">pixel</text:span><text:span text:style-name="T478_24"><text:s/></text:span><text:span text:style-name="T478_25">on</text:span><text:span text:style-name="T478_26"><text:s/></text:span><text:span text:style-name="T478_27">a</text:span><text:span text:style-name="T478_28"><text:s/></text:span><text:span text:style-name="T478_29">map</text:span><text:span text:style-name="T478_30"><text:s/></text:span><text:span text:style-name="T478_31">to</text:span><text:span text:style-name="T478_32"><text:s/></text:span><text:span text:style-name="T478_33">arbitrary</text:span><text:span text:style-name="T478_34"><text:s/></text:span><text:span text:style-name="T478_35">resolution</text:span><text:span text:style-name="T478_36">.<text:s text:c="2"/></text:span><text:span text:style-name="T478_37">each</text:span><text:span text:style-name="T478_38"><text:s/></text:span><text:span text:style-name="T478_39">tag</text:span><text:span text:style-name="T478_40"><text:s/></text:span><text:span text:style-name="T478_41">is</text:span><text:span text:style-name="T478_42"><text:s/></text:span><text:span text:style-name="T478_43">its</text:span><text:span text:style-name="T478_44"><text:s/></text:span><text:span text:style-name="T478_45">own</text:span><text:span text:style-name="T478_46"><text:s/></text:span><text:span text:style-name="T478_47">heatmap</text:span><text:span text:style-name="T478_48"><text:s/></text:span><text:span text:style-name="T478_49">of</text:span><text:span text:style-name="T478_50"><text:s/></text:span><text:span text:style-name="T478_51">intensity</text:span><text:span text:style-name="T478_52">..<text:s/></text:span><text:span text:style-name="T478_53">hotspots</text:span><text:span text:style-name="T478_54"><text:s/>(</text:span><text:span text:style-name="T478_55">local</text:span><text:span text:style-name="T478_56"><text:s/></text:span><text:span text:style-name="T478_57">maxima</text:span><text:span text:style-name="T478_58"><text:s/></text:span><text:span text:style-name="T478_59">or</text:span><text:span text:style-name="T478_60"><text:s/></text:span><text:span text:style-name="T478_61">minima</text:span><text:span text:style-name="T478_62">)<text:s/></text:span><text:span text:style-name="T478_63">in</text:span><text:span text:style-name="T478_64"><text:s/></text:span><text:span text:style-name="T478_65">the</text:span><text:span text:style-name="T478_66"><text:s/></text:span><text:span text:style-name="T478_67">map</text:span><text:span text:style-name="T478_68"><text:s/></text:span><text:span text:style-name="T478_69">of</text:span><text:span text:style-name="T478_70"><text:s/></text:span><text:span text:style-name="T478_71">each</text:span><text:span text:style-name="T478_72"><text:s/></text:span><text:span text:style-name="T478_73">tag</text:span><text:span text:style-name="T478_74"><text:s/></text:span><text:span text:style-name="T478_75">can</text:span><text:span text:style-name="T478_76"><text:s/></text:span><text:span text:style-name="T478_77">be</text:span><text:span text:style-name="T478_78"><text:s/></text:span><text:span text:style-name="T478_79">identified</text:span><text:span text:style-name="T478_80"><text:s/></text:span><text:span text:style-name="T478_81">and</text:span><text:span text:style-name="T478_82"><text:s/></text:span><text:span text:style-name="T478_83">plotted</text:span><text:span text:style-name="T478_84"><text:s/></text:span><text:span text:style-name="T478_85">too</text:span></text:p>
            </text:list-item>
          </text:list>
        </text:list-item>
        <text:list-item>
          <text:p text:style-name="P479"><text:span text:style-name="T479_1">geolocate</text:span><text:span text:style-name="T479_2">:<text:s/></text:span><text:span text:style-name="T479_3">find</text:span><text:span text:style-name="T479_4"><text:s/></text:span><text:span text:style-name="T479_5">location</text:span><text:span text:style-name="T479_6"><text:s/></text:span><text:span text:style-name="T479_7">by</text:span><text:span text:style-name="T479_8"><text:s/></text:span><text:span text:style-name="T479_9">name</text:span></text:p>
          <text:list>
            <text:list-item>
              <text:p text:style-name="P480"><text:span text:style-name="T480_1"><text:a xlink:type="simple" xlink:href="http://wiki.openstreetmap.org/wiki/Nominatim"><text:span text:style-name="T480_2">http</text:span></text:a></text:span><text:span text:style-name="T480_3"><text:a xlink:type="simple" xlink:href="http://wiki.openstreetmap.org/wiki/Nominatim"><text:span text:style-name="T480_4">://</text:span></text:a></text:span><text:span text:style-name="T480_5"><text:a xlink:type="simple" xlink:href="http://wiki.openstreetmap.org/wiki/Nominatim"><text:span text:style-name="T480_6">wiki</text:span></text:a></text:span><text:span text:style-name="T480_7"><text:a xlink:type="simple" xlink:href="http://wiki.openstreetmap.org/wiki/Nominatim"><text:span text:style-name="T480_8">.</text:span></text:a></text:span><text:span text:style-name="T480_9"><text:a xlink:type="simple" xlink:href="http://wiki.openstreetmap.org/wiki/Nominatim"><text:span text:style-name="T480_10">openstreetmap</text:span></text:a></text:span><text:span text:style-name="T480_11"><text:a xlink:type="simple" xlink:href="http://wiki.openstreetmap.org/wiki/Nominatim"><text:span text:style-name="T480_12">.</text:span></text:a></text:span><text:span text:style-name="T480_13"><text:a xlink:type="simple" xlink:href="http://wiki.openstreetmap.org/wiki/Nominatim"><text:span text:style-name="T480_14">org</text:span></text:a></text:span><text:span text:style-name="T480_15"><text:a xlink:type="simple" xlink:href="http://wiki.openstreetmap.org/wiki/Nominatim"><text:span text:style-name="T480_16">/</text:span></text:a></text:span><text:span text:style-name="T480_17"><text:a xlink:type="simple" xlink:href="http://wiki.openstreetmap.org/wiki/Nominatim"><text:span text:style-name="T480_18">wiki</text:span></text:a></text:span><text:span text:style-name="T480_19"><text:a xlink:type="simple" xlink:href="http://wiki.openstreetmap.org/wiki/Nominatim"><text:span text:style-name="T480_20">/</text:span></text:a></text:span><text:span text:style-name="T480_21"><text:a xlink:type="simple" xlink:href="http://wiki.openstreetmap.org/wiki/Nominatim"><text:span text:style-name="T480_22">Nominatim</text:span></text:a></text:span></text:p>
            </text:list-item>
          </text:list>
        </text:list-item>
        <text:list-item>
          <text:p text:style-name="P481"><text:span text:style-name="T481_1"><text:a xlink:type="simple" xlink:href="http://cesium.agi.com"><text:span text:style-name="T481_2">Cesium</text:span></text:a></text:span><text:span text:style-name="T481_3"><text:s/></text:span><text:span text:style-name="T481_4">as</text:span><text:span text:style-name="T481_5"><text:s/></text:span><text:span text:style-name="T481_6">alternative</text:span><text:span text:style-name="T481_7"><text:s/></text:span><text:span text:style-name="T481_8">to</text:span><text:span text:style-name="T481_9"><text:s/></text:span><text:span text:style-name="T481_10">OpenLayers</text:span></text:p>
        </text:list-item>
      </text:list>
      <text:h text:style-name="P482" text:outline-level="10"><text:bookmark-start text:name="h.fxx2epye2igz"/><text:bookmark-end text:name="h.fxx2epye2igz"/><text:span text:style-name="T482_1">Timeline</text:span><text:span text:style-name="T482_2"><text:s/></text:span><text:span text:style-name="T482_3">View</text:span></text:h>
      <text:p text:style-name="P483"><text:span text:style-name="T483_1">TODO</text:span></text:p>
      <text:list text:style-name="LS1" xml:id="list316">
        <text:list-item>
          <text:p text:style-name="P484"><text:span text:style-name="T484_1">event</text:span><text:span text:style-name="T484_2"><text:s/></text:span><text:span text:style-name="T484_3">labels</text:span><text:span text:style-name="T484_4">,<text:s/></text:span><text:span text:style-name="T484_5">icons</text:span><text:span text:style-name="T484_6">,<text:s/></text:span><text:span text:style-name="T484_7">colors</text:span></text:p>
        </text:list-item>
        <text:list-item>
          <text:p text:style-name="P485"><text:span text:style-name="T485_1">category</text:span><text:span text:style-name="T485_2"><text:s/></text:span><text:span text:style-name="T485_3">filters</text:span></text:p>
        </text:list-item>
        <text:list-item>
          <text:p text:style-name="P486"><text:span text:style-name="T486_1">input</text:span><text:span text:style-name="T486_2">:<text:s/></text:span><text:span text:style-name="T486_3">focus</text:span><text:span text:style-name="T486_4"><text:s/></text:span><text:span text:style-name="T486_5">history</text:span></text:p>
        </text:list-item>
        <text:list-item>
          <text:p text:style-name="P487"><text:span text:style-name="T487_1">demo</text:span><text:span text:style-name="T487_2">:<text:s/></text:span><text:span text:style-name="T487_3">stock</text:span><text:span text:style-name="T487_4"><text:s/></text:span><text:span text:style-name="T487_5">data</text:span></text:p>
        </text:list-item>
        <text:list-item>
          <text:p text:style-name="P488"><text:span text:style-name="T488_1">demo</text:span><text:span text:style-name="T488_2">:<text:s/></text:span><text:span text:style-name="T488_3">fukushima</text:span><text:span text:style-name="T488_4"><text:s/></text:span><text:span text:style-name="T488_5">timeplot</text:span><text:span text:style-name="T488_6"><text:s/></text:span><text:span text:style-name="T488_7">data</text:span></text:p>
        </text:list-item>
      </text:list>
      <text:p text:style-name="P489"/>
      <text:h text:style-name="P490" text:outline-level="10"><text:bookmark-start text:name="h.a29xye1pkzwk"/><text:bookmark-end text:name="h.a29xye1pkzwk"/><text:span text:style-name="T490_1">Analytics</text:span><text:span text:style-name="T490_2"><text:s/></text:span><text:span text:style-name="T490_3">View</text:span></text:h>
      <text:p text:style-name="P491"><text:span text:style-name="T491_1">TODO</text:span></text:p>
      <text:list text:style-name="LS1" xml:id="list321">
        <text:list-item>
          <text:p text:style-name="P492"><text:span text:style-name="T492_1">avg</text:span><text:span text:style-name="T492_2"><text:s/>#<text:s/></text:span><text:span text:style-name="T492_3">of</text:span><text:span text:style-name="T492_4"><text:s/></text:span><text:span text:style-name="T492_5">properties</text:span><text:span text:style-name="T492_6"><text:s/></text:span><text:span text:style-name="T492_7">per</text:span><text:span text:style-name="T492_8"><text:s/></text:span><text:span text:style-name="T492_9">object</text:span></text:p>
        </text:list-item>
        <text:list-item>
          <text:p text:style-name="P493"><text:span text:style-name="T493_1">avg</text:span><text:span text:style-name="T493_2"><text:s/>#<text:s/></text:span><text:span text:style-name="T493_3">of</text:span><text:span text:style-name="T493_4"><text:s/></text:span><text:span text:style-name="T493_5">tags</text:span><text:span text:style-name="T493_6"><text:s/></text:span><text:span text:style-name="T493_7">per</text:span><text:span text:style-name="T493_8"><text:s/></text:span><text:span text:style-name="T493_9">object</text:span></text:p>
        </text:list-item>
        <text:list-item>
          <text:p text:style-name="P494"><text:span text:style-name="T494_1">avg</text:span><text:span text:style-name="T494_2"><text:s/>#<text:s/></text:span><text:span text:style-name="T494_3">of</text:span><text:span text:style-name="T494_4"><text:s/></text:span><text:span text:style-name="T494_5">supertags</text:span><text:span text:style-name="T494_6"><text:s/>&amp;<text:s/></text:span><text:span text:style-name="T494_7">subtags</text:span></text:p>
        </text:list-item>
        <text:list-item>
          <text:p text:style-name="P495"><text:span text:style-name="T495_1">#<text:s/></text:span><text:span text:style-name="T495_2">of</text:span><text:span text:style-name="T495_3"><text:s/></text:span><text:span text:style-name="T495_4">instances</text:span><text:span text:style-name="T495_5"><text:s/></text:span><text:span text:style-name="T495_6">of</text:span><text:span text:style-name="T495_7"><text:s/></text:span><text:span text:style-name="T495_8">each</text:span><text:span text:style-name="T495_9"><text:s/></text:span><text:span text:style-name="T495_10">property</text:span></text:p>
        </text:list-item>
        <text:list-item>
          <text:p text:style-name="P496"><text:span text:style-name="T496_1">#<text:s/></text:span><text:span text:style-name="T496_2">of</text:span><text:span text:style-name="T496_3"><text:s/></text:span><text:span text:style-name="T496_4">instances</text:span><text:span text:style-name="T496_5"><text:s/></text:span><text:span text:style-name="T496_6">of</text:span><text:span text:style-name="T496_7"><text:s/></text:span><text:span text:style-name="T496_8">each</text:span><text:span text:style-name="T496_9"><text:s/></text:span><text:span text:style-name="T496_10">tag</text:span></text:p>
        </text:list-item>
        <text:list-item>
          <text:p text:style-name="P497"><text:span text:style-name="T497_1">Download</text:span><text:span text:style-name="T497_2"><text:s/></text:span><text:span text:style-name="T497_3">as</text:span><text:span text:style-name="T497_4"><text:s/></text:span><text:span text:style-name="T497_5">JSON</text:span></text:p>
        </text:list-item>
        <text:list-item>
          <text:p text:style-name="P498"><text:span text:style-name="T498_1">Relationships</text:span><text:span text:style-name="T498_2"><text:s/></text:span><text:span text:style-name="T498_3">between</text:span><text:span text:style-name="T498_4"><text:s/></text:span><text:span text:style-name="T498_5">combinations</text:span><text:span text:style-name="T498_6"><text:s/></text:span><text:span text:style-name="T498_7">of</text:span><text:span text:style-name="T498_8"><text:s/></text:span><text:span text:style-name="T498_9">Interests</text:span></text:p>
        </text:list-item>
        <text:list-item>
          <text:p text:style-name="P499"><text:span text:style-name="T499_1">Focus</text:span><text:span text:style-name="T499_2"><text:s/></text:span><text:span text:style-name="T499_3">History</text:span></text:p>
          <text:list>
            <text:list-item>
              <text:p text:style-name="P500"><text:span text:style-name="T500_1">discrete</text:span><text:span text:style-name="T500_2"><text:s/></text:span><text:span text:style-name="T500_3">totals</text:span><text:span text:style-name="T500_4"><text:s/>(</text:span><text:span text:style-name="T500_5">ex</text:span><text:span text:style-name="T500_6">:<text:s/></text:span><text:span text:style-name="T500_7">each</text:span><text:span text:style-name="T500_8"><text:s/>1</text:span><text:span text:style-name="T500_9">s</text:span><text:span text:style-name="T500_10">,<text:s/>5</text:span><text:span text:style-name="T500_11">s</text:span><text:span text:style-name="T500_12">)<text:s/>,<text:s/></text:span><text:span text:style-name="T500_13">computed</text:span><text:span text:style-name="T500_14"><text:s/></text:span><text:span text:style-name="T500_15">locally</text:span><text:span text:style-name="T500_16"><text:s/>&amp;<text:s/></text:span><text:span text:style-name="T500_17">on</text:span><text:span text:style-name="T500_18"><text:s/></text:span><text:span text:style-name="T500_19">server</text:span></text:p>
              <text:list>
                <text:list-item>
                  <text:p text:style-name="P501"><text:span text:style-name="T501_1">Time</text:span><text:span text:style-name="T501_2">-</text:span><text:span text:style-name="T501_3">sampled</text:span><text:span text:style-name="T501_4"><text:s/></text:span><text:span text:style-name="T501_5">Individual</text:span><text:span text:style-name="T501_6"><text:s/></text:span><text:span text:style-name="T501_7">History</text:span><text:span text:style-name="T501_8"><text:s/>(</text:span><text:span text:style-name="T501_9">client</text:span><text:span text:style-name="T501_10">-</text:span><text:span text:style-name="T501_11">collected</text:span><text:span text:style-name="T501_12">)</text:span></text:p>
                </text:list-item>
                <text:list-item>
                  <text:p text:style-name="P502"><text:span text:style-name="T502_1">Time</text:span><text:span text:style-name="T502_2">-</text:span><text:span text:style-name="T502_3">sampled</text:span><text:span text:style-name="T502_4"><text:s/></text:span><text:span text:style-name="T502_5">Team</text:span><text:span text:style-name="T502_6"><text:s/></text:span><text:span text:style-name="T502_7">History</text:span><text:span text:style-name="T502_8"><text:s/>(</text:span><text:span text:style-name="T502_9">server</text:span><text:span text:style-name="T502_10">-</text:span><text:span text:style-name="T502_11">collected</text:span><text:span text:style-name="T502_12">)</text:span></text:p>
                </text:list-item>
              </text:list>
            </text:list-item>
            <text:list-item>
              <text:p text:style-name="P503"><text:span text:style-name="T503_1">Interest</text:span><text:span text:style-name="T503_2"><text:s/></text:span><text:span text:style-name="T503_3">Timeline</text:span><text:span text:style-name="T503_4">,<text:s/></text:span><text:span text:style-name="T503_5">Line</text:span><text:span text:style-name="T503_6"><text:s/></text:span><text:span text:style-name="T503_7">Chart</text:span></text:p>
            </text:list-item>
            <text:list-item>
              <text:p text:style-name="P504"><text:span text:style-name="T504_1">FB</text:span><text:span text:style-name="T504_2">-</text:span><text:span text:style-name="T504_3">style</text:span><text:span text:style-name="T504_4"><text:s/></text:span><text:span text:style-name="T504_5">Timeline</text:span></text:p>
            </text:list-item>
            <text:list-item>
              <text:p text:style-name="P505"><text:span text:style-name="T505_1">Cortexitized</text:span><text:span text:style-name="T505_2"><text:s/></text:span><text:span text:style-name="T505_3">Narrative</text:span></text:p>
            </text:list-item>
            <text:list-item>
              <text:p text:style-name="P506"><text:span text:style-name="T506_1">Load</text:span><text:span text:style-name="T506_2">,<text:s/></text:span><text:span text:style-name="T506_3">Save</text:span><text:span text:style-name="T506_4">,<text:s/></text:span><text:span text:style-name="T506_5">Share</text:span></text:p>
            </text:list-item>
            <text:list-item>
              <text:p text:style-name="P507"><text:span text:style-name="T507_1">Import</text:span></text:p>
              <text:list>
                <text:list-item>
                  <text:p text:style-name="P508"><text:span text:style-name="T508_1">Facebook</text:span><text:span text:style-name="T508_2"><text:s/></text:span><text:span text:style-name="T508_3">likes</text:span><text:span text:style-name="T508_4">,<text:s/></text:span><text:span text:style-name="T508_5">G</text:span><text:span text:style-name="T508_6">+<text:s/>“+1”’</text:span><text:span text:style-name="T508_7">s</text:span><text:span text:style-name="T508_8">,<text:s/>...</text:span></text:p>
                </text:list-item>
              </text:list>
            </text:list-item>
          </text:list>
        </text:list-item>
      </text:list>
      <text:h text:style-name="P509" text:outline-level="10"><text:bookmark-start text:name="h.7x7x2o6lhotb"/><text:bookmark-end text:name="h.7x7x2o6lhotb"/><text:span text:style-name="T509_1">Server</text:span><text:span text:style-name="T509_2"><text:s/></text:span><text:span text:style-name="T509_3">Plugins</text:span></text:h>
      <text:p text:style-name="P510"><text:span text:style-name="T510_1">Server</text:span><text:span text:style-name="T510_2"><text:s/></text:span><text:span text:style-name="T510_3">plugins</text:span><text:span text:style-name="T510_4"><text:s/></text:span><text:span text:style-name="T510_5">can</text:span><text:span text:style-name="T510_6"><text:s/></text:span><text:span text:style-name="T510_7">be</text:span><text:span text:style-name="T510_8"><text:s/></text:span><text:span text:style-name="T510_9">enabled</text:span><text:span text:style-name="T510_10"><text:s/></text:span><text:span text:style-name="T510_11">by</text:span><text:span text:style-name="T510_12"><text:s/></text:span><text:span text:style-name="T510_13">administrators</text:span><text:span text:style-name="T510_14"><text:s/></text:span><text:span text:style-name="T510_15">to</text:span><text:span text:style-name="T510_16"><text:s/></text:span><text:span text:style-name="T510_17">expand</text:span><text:span text:style-name="T510_18"><text:s/></text:span><text:span text:style-name="T510_19">the</text:span><text:span text:style-name="T510_20"><text:s/></text:span><text:span text:style-name="T510_21">server</text:span><text:span text:style-name="T510_22">’</text:span><text:span text:style-name="T510_23">s</text:span><text:span text:style-name="T510_24"><text:s/></text:span><text:span text:style-name="T510_25">functionality</text:span><text:span text:style-name="T510_26">.</text:span></text:p>
      <text:p text:style-name="P511"/>
      <text:p text:style-name="P512"><text:span text:style-name="T512_1">TODO</text:span></text:p>
      <text:list text:style-name="LS1" xml:id="list338">
        <text:list-item>
          <text:p text:style-name="P513"><text:span text:style-name="T513_1">Server</text:span><text:span text:style-name="T513_2"><text:s/></text:span><text:span text:style-name="T513_3">plugins</text:span><text:span text:style-name="T513_4"><text:s/></text:span><text:span text:style-name="T513_5">provide</text:span><text:span text:style-name="T513_6"><text:s/></text:span><text:span text:style-name="T513_7">Focus</text:span><text:span text:style-name="T513_8"><text:s/></text:span><text:span text:style-name="T513_9">modes</text:span><text:span text:style-name="T513_10"><text:s/></text:span><text:span text:style-name="T513_11">to</text:span><text:span text:style-name="T513_12"><text:s/></text:span><text:span text:style-name="T513_13">client</text:span></text:p>
        </text:list-item>
      </text:list>
      <text:h text:style-name="P514" text:outline-level="10"><text:bookmark-start text:name="h.sluvipli6v5q"/><text:bookmark-end text:name="h.sluvipli6v5q"/><text:span text:style-name="T514_1">Facetime</text:span><text:span text:style-name="T514_2"><text:s/></text:span><text:span text:style-name="T514_3">Plugin</text:span></text:h>
      <text:p text:style-name="P515"><text:span text:style-name="T515_1">TODO</text:span></text:p>
      <text:list text:style-name="LS1" xml:id="list339">
        <text:list-item>
          <text:p text:style-name="P516"><text:span text:style-name="T516_1">identify</text:span><text:span text:style-name="T516_2"><text:s/></text:span><text:span text:style-name="T516_3">people</text:span><text:span text:style-name="T516_4"><text:s/></text:span><text:span text:style-name="T516_5">in</text:span><text:span text:style-name="T516_6"><text:s/></text:span><text:span text:style-name="T516_7">close</text:span><text:span text:style-name="T516_8"><text:s/></text:span><text:span text:style-name="T516_9">proximity</text:span><text:span text:style-name="T516_10"><text:s/></text:span><text:span text:style-name="T516_11">that</text:span><text:span text:style-name="T516_12"><text:s/></text:span><text:span text:style-name="T516_13">you</text:span><text:span text:style-name="T516_14"><text:s/></text:span><text:span text:style-name="T516_15">can</text:span><text:span text:style-name="T516_16"><text:s/></text:span><text:span text:style-name="T516_17">explore</text:span><text:span text:style-name="T516_18"><text:s/>“</text:span><text:span text:style-name="T516_19">face</text:span><text:span text:style-name="T516_20"><text:s/></text:span><text:span text:style-name="T516_21">time</text:span><text:span text:style-name="T516_22">”<text:s/></text:span><text:span text:style-name="T516_23">with</text:span><text:span text:style-name="T516_24"><text:s/>(</text:span><text:span text:style-name="T516_25">sent</text:span><text:span text:style-name="T516_26"><text:s/></text:span><text:span text:style-name="T516_27">as</text:span><text:span text:style-name="T516_28"><text:s/></text:span><text:span text:style-name="T516_29">private</text:span><text:span text:style-name="T516_30"><text:s/></text:span><text:span text:style-name="T516_31">messages</text:span><text:span text:style-name="T516_32">)</text:span></text:p>
        </text:list-item>
      </text:list>
      <text:h text:style-name="P517" text:outline-level="10"><text:bookmark-start text:name="h.normqaweovxl"/><text:bookmark-end text:name="h.normqaweovxl"/><text:span text:style-name="T517_1">Jam</text:span><text:span text:style-name="T517_2"><text:s/></text:span><text:span text:style-name="T517_3">Plugin</text:span></text:h>
      <text:p text:style-name="P518"><text:span text:style-name="T518_1">TODO</text:span></text:p>
      <text:list text:style-name="LS1" xml:id="list340">
        <text:list-item>
          <text:p text:style-name="P519"><text:span text:style-name="T519_1">identify</text:span><text:span text:style-name="T519_2"><text:s/></text:span><text:span text:style-name="T519_3">people</text:span><text:span text:style-name="T519_4"><text:s/></text:span><text:span text:style-name="T519_5">with</text:span><text:span text:style-name="T519_6"><text:s/></text:span><text:span text:style-name="T519_7">musical</text:span><text:span text:style-name="T519_8"><text:s/></text:span><text:span text:style-name="T519_9">instruments</text:span><text:span text:style-name="T519_10"><text:s/></text:span><text:span text:style-name="T519_11">in</text:span><text:span text:style-name="T519_12"><text:s/></text:span><text:span text:style-name="T519_13">close</text:span><text:span text:style-name="T519_14"><text:s/></text:span><text:span text:style-name="T519_15">proximity</text:span><text:span text:style-name="T519_16"><text:s/></text:span><text:span text:style-name="T519_17">that</text:span><text:span text:style-name="T519_18"><text:s/></text:span><text:span text:style-name="T519_19">can</text:span><text:span text:style-name="T519_20"><text:s/></text:span><text:span text:style-name="T519_21">form</text:span><text:span text:style-name="T519_22"><text:s/></text:span><text:span text:style-name="T519_23">bands</text:span></text:p>
        </text:list-item>
      </text:list>
      <text:h text:style-name="P520" text:outline-level="10"><text:bookmark-start text:name="h.ut5oul5ze08w"/><text:bookmark-end text:name="h.ut5oul5ze08w"/><text:span text:style-name="T520_1">Emotion</text:span><text:span text:style-name="T520_2"><text:s/></text:span><text:span text:style-name="T520_3">Detector</text:span><text:span text:style-name="T520_4"><text:s/></text:span><text:span text:style-name="T520_5">Plugin</text:span></text:h>
      <text:p text:style-name="P521"><text:span text:style-name="T521_1">TODO</text:span></text:p>
      <text:list text:style-name="LS1" xml:id="list341">
        <text:list-item>
          <text:p text:style-name="P522"><text:span text:style-name="T522_1">clarify</text:span><text:span text:style-name="T522_2"><text:s/></text:span><text:span text:style-name="T522_3">emotional</text:span><text:span text:style-name="T522_4"><text:s/></text:span><text:span text:style-name="T522_5">context</text:span><text:span text:style-name="T522_6"><text:s/></text:span><text:span text:style-name="T522_7">of</text:span><text:span text:style-name="T522_8"><text:s/></text:span><text:span text:style-name="T522_9">previously</text:span><text:span text:style-name="T522_10"><text:s/></text:span><text:span text:style-name="T522_11">authored</text:span><text:span text:style-name="T522_12"><text:s/></text:span><text:span text:style-name="T522_13">objects</text:span><text:span text:style-name="T522_14"><text:s/></text:span><text:span text:style-name="T522_15">using</text:span><text:span text:style-name="T522_16"><text:s/></text:span><text:span text:style-name="T522_17">one</text:span><text:span text:style-name="T522_18"><text:s/></text:span><text:span text:style-name="T522_19">or</text:span><text:span text:style-name="T522_20"><text:s/></text:span><text:span text:style-name="T522_21">more</text:span><text:span text:style-name="T522_22"><text:s/></text:span><text:span text:style-name="T522_23">sentiment</text:span><text:span text:style-name="T522_24"><text:s/></text:span><text:span text:style-name="T522_25">analysis</text:span><text:span text:style-name="T522_26"><text:s/></text:span><text:span text:style-name="T522_27">algorithms</text:span></text:p>
        </text:list-item>
      </text:list>
      <text:h text:style-name="P523" text:outline-level="10"><text:bookmark-start text:name="h.9zfnabqb4yf5"/><text:bookmark-end text:name="h.9zfnabqb4yf5"/><text:span text:style-name="T523_1">Craigslist</text:span><text:span text:style-name="T523_2"><text:s/></text:span><text:span text:style-name="T523_3">Plugin</text:span></text:h>
      <text:p text:style-name="P524"><text:span text:style-name="T524_1">TODO</text:span></text:p>
      <text:list text:style-name="LS1" xml:id="list342">
        <text:list-item>
          <text:p text:style-name="P525"><text:span text:style-name="T525_1">get</text:span><text:span text:style-name="T525_2"><text:s/></text:span><text:span text:style-name="T525_3">craigslist</text:span><text:span text:style-name="T525_4"><text:s/></text:span><text:span text:style-name="T525_5">items</text:span><text:span text:style-name="T525_6"><text:s/></text:span><text:span text:style-name="T525_7">from</text:span><text:span text:style-name="T525_8"><text:s/></text:span><text:span text:style-name="T525_9">appropriate</text:span><text:span text:style-name="T525_10"><text:s/></text:span><text:span text:style-name="T525_11">RSS</text:span><text:span text:style-name="T525_12"><text:s/></text:span><text:span text:style-name="T525_13">feed</text:span><text:span text:style-name="T525_14">,<text:s/></text:span><text:span text:style-name="T525_15">and</text:span><text:span text:style-name="T525_16"><text:s/></text:span><text:span text:style-name="T525_17">apply</text:span><text:span text:style-name="T525_18"><text:s/></text:span><text:span text:style-name="T525_19">relevant</text:span><text:span text:style-name="T525_20"><text:s/></text:span><text:span text:style-name="T525_21">tags</text:span></text:p>
        </text:list-item>
        <text:list-item>
          <text:p text:style-name="P526"><text:span text:style-name="T526_1">craigslist</text:span><text:span text:style-name="T526_2"><text:s/></text:span><text:span text:style-name="T526_3">enhancements</text:span></text:p>
        </text:list-item>
      </text:list>
      <text:h text:style-name="P527" text:outline-level="10"><text:bookmark-start text:name="h.549nhwcbra60"/><text:bookmark-end text:name="h.549nhwcbra60"/><text:span text:style-name="T527_1">Other</text:span><text:span text:style-name="T527_2"><text:s/></text:span><text:span text:style-name="T527_3">Plugins</text:span></text:h>
      <text:p text:style-name="P528"><text:span text:style-name="T528_1">TODO</text:span></text:p>
      <text:list text:style-name="LS1" xml:id="list344">
        <text:list-item>
          <text:list>
            <text:list-item>
              <text:p text:style-name="P529"><text:span text:style-name="T529_1">“</text:span><text:span text:style-name="T529_2">happy</text:span><text:span text:style-name="T529_3"><text:s/>&lt;-&gt;<text:s/></text:span><text:span text:style-name="T529_4">sad</text:span><text:span text:style-name="T529_5">”<text:s/>/<text:s/>“</text:span><text:span text:style-name="T529_6">rich</text:span><text:span text:style-name="T529_7"><text:s/>&lt;-&gt;<text:s/></text:span><text:span text:style-name="T529_8">poor</text:span><text:span text:style-name="T529_9">”<text:s/>@</text:span><text:span text:style-name="T529_10">afxdeadcode</text:span><text:span text:style-name="T529_11"><text:s/></text:span><text:span text:style-name="T529_12">bot</text:span><text:span text:style-name="T529_13"><text:s/></text:span><text:span text:style-name="T529_14">functionality</text:span></text:p>
            </text:list-item>
            <text:list-item>
              <text:p text:style-name="P530"><text:span text:style-name="T530_1">rational</text:span><text:span text:style-name="T530_2"><text:s/></text:span><text:span text:style-name="T530_3">product</text:span><text:span text:style-name="T530_4"><text:s/></text:span><text:span text:style-name="T530_5">sales</text:span><text:span text:style-name="T530_6"><text:s/></text:span><text:span text:style-name="T530_7">bot</text:span><text:span text:style-name="T530_8">:<text:s/></text:span><text:span text:style-name="T530_9">explains</text:span><text:span text:style-name="T530_10"><text:s/></text:span><text:span text:style-name="T530_11">all</text:span><text:span text:style-name="T530_12"><text:s/></text:span><text:span text:style-name="T530_13">ads</text:span><text:span text:style-name="T530_14"><text:s/></text:span><text:span text:style-name="T530_15">with</text:span><text:span text:style-name="T530_16"><text:s/></text:span><text:span text:style-name="T530_17">reasons</text:span><text:span text:style-name="T530_18"><text:s/></text:span><text:span text:style-name="T530_19">inferred</text:span><text:span text:style-name="T530_20"><text:s/></text:span><text:span text:style-name="T530_21">about</text:span><text:span text:style-name="T530_22"><text:s/></text:span><text:span text:style-name="T530_23">you</text:span><text:span text:style-name="T530_24"><text:s/></text:span><text:span text:style-name="T530_25">and</text:span><text:span text:style-name="T530_26"><text:s/></text:span><text:span text:style-name="T530_27">your</text:span><text:span text:style-name="T530_28"><text:s/></text:span><text:span text:style-name="T530_29">environment</text:span><text:span text:style-name="T530_30">,<text:s/></text:span><text:span text:style-name="T530_31">ex</text:span><text:span text:style-name="T530_32">:<text:s/></text:span><text:span text:style-name="T530_33">raining</text:span><text:span text:style-name="T530_34"><text:s/>-&gt;<text:s/></text:span><text:span text:style-name="T530_35">buy</text:span><text:span text:style-name="T530_36"><text:s/></text:span><text:span text:style-name="T530_37">umbrella</text:span><text:span text:style-name="T530_38">,<text:s/></text:span><text:span text:style-name="T530_39">why</text:span><text:span text:style-name="T530_40">?<text:s/></text:span><text:span text:style-name="T530_41">because</text:span><text:span text:style-name="T530_42"><text:s/></text:span><text:span text:style-name="T530_43">precipitation</text:span><text:span text:style-name="T530_44"><text:s/>&gt;<text:s/>80%<text:s/></text:span><text:span text:style-name="T530_45">for</text:span><text:span text:style-name="T530_46"><text:s/></text:span><text:span text:style-name="T530_47">the</text:span><text:span text:style-name="T530_48"><text:s/></text:span><text:span text:style-name="T530_49">next</text:span><text:span text:style-name="T530_50"><text:s/>8<text:s/></text:span><text:span text:style-name="T530_51">hours</text:span><text:span text:style-name="T530_52">”)<text:s/></text:span><text:span text:style-name="T530_53">not</text:span><text:span text:style-name="T530_54"><text:s/></text:span><text:span text:style-name="T530_55">just</text:span><text:span text:style-name="T530_56"><text:s/></text:span><text:span text:style-name="T530_57">on</text:span><text:span text:style-name="T530_58"><text:s/></text:span><text:span text:style-name="T530_59">presence</text:span><text:span text:style-name="T530_60"><text:s/></text:span><text:span text:style-name="T530_61">of</text:span><text:span text:style-name="T530_62"><text:s/></text:span><text:span text:style-name="T530_63">phenomena</text:span><text:span text:style-name="T530_64"><text:s/></text:span><text:span text:style-name="T530_65">but</text:span><text:span text:style-name="T530_66"><text:s/></text:span><text:span text:style-name="T530_67">also</text:span><text:span text:style-name="T530_68"><text:s/></text:span><text:span text:style-name="T530_69">the</text:span><text:span text:style-name="T530_70"><text:s/></text:span><text:span text:style-name="T530_71">lack</text:span><text:span text:style-name="T530_72"><text:s/></text:span><text:span text:style-name="T530_73">of</text:span><text:span text:style-name="T530_74"><text:s/></text:span><text:span text:style-name="T530_75">it</text:span><text:span text:style-name="T530_76">,<text:s/></text:span><text:span text:style-name="T530_77">for</text:span><text:span text:style-name="T530_78"><text:s/></text:span><text:span text:style-name="T530_79">ex</text:span><text:span text:style-name="T530_80">:<text:s/></text:span><text:span text:style-name="T530_81">buy</text:span><text:span text:style-name="T530_82"><text:s/></text:span><text:span text:style-name="T530_83">first</text:span><text:span text:style-name="T530_84"><text:s/></text:span><text:span text:style-name="T530_85">aid</text:span><text:span text:style-name="T530_86"><text:s/></text:span><text:span text:style-name="T530_87">kit</text:span><text:span text:style-name="T530_88"><text:s/></text:span><text:span text:style-name="T530_89">because</text:span><text:span text:style-name="T530_90"><text:s/></text:span><text:span text:style-name="T530_91">you</text:span><text:span text:style-name="T530_92"><text:s/></text:span><text:span text:style-name="T530_93">are</text:span><text:span text:style-name="T530_94"><text:s/>230</text:span><text:span text:style-name="T530_95">km</text:span><text:span text:style-name="T530_96"><text:s/></text:span><text:span text:style-name="T530_97">away</text:span><text:span text:style-name="T530_98"><text:s/></text:span><text:span text:style-name="T530_99">from</text:span><text:span text:style-name="T530_100"><text:s/></text:span><text:span text:style-name="T530_101">the</text:span><text:span text:style-name="T530_102"><text:s/></text:span><text:span text:style-name="T530_103">nearest</text:span><text:span text:style-name="T530_104"><text:s/></text:span><text:span text:style-name="T530_105">hospital</text:span><text:span text:style-name="T530_106"><text:s/></text:span><text:span text:style-name="T530_107">or</text:span><text:span text:style-name="T530_108"><text:s/></text:span><text:span text:style-name="T530_109">pharmacy</text:span><text:span text:style-name="T530_110">”.<text:s text:c="2"/></text:span><text:span text:style-name="T530_111">this</text:span><text:span text:style-name="T530_112"><text:s/></text:span><text:span text:style-name="T530_113">can</text:span><text:span text:style-name="T530_114"><text:s/></text:span><text:span text:style-name="T530_115">be</text:span><text:span text:style-name="T530_116"><text:s/></text:span><text:span text:style-name="T530_117">hooked</text:span><text:span text:style-name="T530_118"><text:s/></text:span><text:span text:style-name="T530_119">into</text:span><text:span text:style-name="T530_120"><text:s/></text:span><text:span text:style-name="T530_121">amazon</text:span><text:span text:style-name="T530_122"><text:s/></text:span><text:span text:style-name="T530_123">affiliate</text:span><text:span text:style-name="T530_124"><text:s/></text:span><text:span text:style-name="T530_125">marketing</text:span><text:span text:style-name="T530_126"><text:s/></text:span><text:span text:style-name="T530_127">to</text:span><text:span text:style-name="T530_128"><text:s/></text:span><text:span text:style-name="T530_129">allow</text:span><text:span text:style-name="T530_130"><text:s/></text:span><text:span text:style-name="T530_131">anyone</text:span><text:span text:style-name="T530_132"><text:s/></text:span><text:span text:style-name="T530_133">to</text:span><text:span text:style-name="T530_134"><text:s/></text:span><text:span text:style-name="T530_135">instantly</text:span><text:span text:style-name="T530_136"><text:s/></text:span><text:span text:style-name="T530_137">generate</text:span><text:span text:style-name="T530_138"><text:s/></text:span><text:span text:style-name="T530_139">money</text:span><text:span text:style-name="T530_140">.<text:s/></text:span><text:span text:style-name="T530_141">in</text:span><text:span text:style-name="T530_142">-</text:span><text:span text:style-name="T530_143">person</text:span><text:span text:style-name="T530_144"><text:s/></text:span><text:span text:style-name="T530_145">delivery</text:span><text:span text:style-name="T530_146"><text:s/></text:span><text:span text:style-name="T530_147">can</text:span><text:span text:style-name="T530_148"><text:s/></text:span><text:span text:style-name="T530_149">be</text:span><text:span text:style-name="T530_150"><text:s/></text:span><text:span text:style-name="T530_151">added</text:span><text:span text:style-name="T530_152"><text:s/></text:span><text:span text:style-name="T530_153">to</text:span><text:span text:style-name="T530_154"><text:s/></text:span><text:span text:style-name="T530_155">local</text:span><text:span text:style-name="T530_156"><text:s/></text:span><text:span text:style-name="T530_157">customers</text:span><text:span text:style-name="T530_158"><text:s/></text:span><text:span text:style-name="T530_159">as</text:span><text:span text:style-name="T530_160"><text:s/></text:span><text:span text:style-name="T530_161">a</text:span><text:span text:style-name="T530_162"><text:s/></text:span><text:span text:style-name="T530_163">value</text:span><text:span text:style-name="T530_164">-</text:span><text:span text:style-name="T530_165">added</text:span><text:span text:style-name="T530_166"><text:s/></text:span><text:span text:style-name="T530_167">bonus</text:span></text:p>
            </text:list-item>
          </text:list>
        </text:list-item>
      </text:list>
      <text:list text:style-name="LS27" xml:id="list346">
        <text:list-item>
          <text:p text:style-name="P531"><text:span text:style-name="T531_1">Environment</text:span><text:span text:style-name="T531_2">-</text:span><text:span text:style-name="T531_3">dependent</text:span><text:span text:style-name="T531_4"><text:s/>(</text:span><text:span text:style-name="T531_5">relevance</text:span><text:span text:style-name="T531_6"><text:s/></text:span><text:span text:style-name="T531_7">predicate</text:span><text:span text:style-name="T531_8">)</text:span></text:p>
        </text:list-item>
        <text:list-item>
          <text:p text:style-name="P532"><text:span text:style-name="T532_1">Chat</text:span><text:span text:style-name="T532_2"><text:s/></text:span><text:span text:style-name="T532_3">Bots</text:span></text:p>
        </text:list-item>
        <text:list-item>
          <text:p text:style-name="P533"><text:span text:style-name="T533_1">Administrator</text:span><text:span text:style-name="T533_2"><text:s/>“</text:span><text:span text:style-name="T533_3">add</text:span><text:span text:style-name="T533_4"><text:s/></text:span><text:span text:style-name="T533_5">new</text:span><text:span text:style-name="T533_6"><text:s/></text:span><text:span text:style-name="T533_7">product</text:span><text:span text:style-name="T533_8">”<text:s/></text:span><text:span text:style-name="T533_9">pages</text:span><text:span text:style-name="T533_10">,<text:s/></text:span><text:span text:style-name="T533_11">with</text:span><text:span text:style-name="T533_12"><text:s/></text:span><text:span text:style-name="T533_13">environment</text:span><text:span text:style-name="T533_14"><text:s/></text:span><text:span text:style-name="T533_15">simulation</text:span></text:p>
        </text:list-item>
        <text:list-item>
          <text:p text:style-name="P534"><text:span text:style-name="T534_1">Implemented</text:span><text:span text:style-name="T534_2"><text:s/></text:span><text:span text:style-name="T534_3">as</text:span><text:span text:style-name="T534_4"><text:s/></text:span><text:span text:style-name="T534_5">Support</text:span><text:span text:style-name="T534_6"><text:s/></text:span><text:span text:style-name="T534_7">for</text:span><text:span text:style-name="T534_8"><text:s/></text:span><text:span text:style-name="T534_9">an</text:span><text:span text:style-name="T534_10"><text:s/></text:span><text:span text:style-name="T534_11">Intention</text:span></text:p>
        </text:list-item>
      </text:list>
      <text:list text:style-name="LS1" xml:id="list350">
        <text:list-item>
          <text:list>
            <text:list-item>
              <text:p text:style-name="P535"><text:span text:style-name="T535_1">demographics</text:span><text:span text:style-name="T535_2"><text:s/></text:span><text:span text:style-name="T535_3">reports</text:span><text:span text:style-name="T535_4">:<text:s/></text:span><text:span text:style-name="T535_5">produce</text:span><text:span text:style-name="T535_6"><text:s/></text:span><text:span text:style-name="T535_7">data</text:span><text:span text:style-name="T535_8"><text:s/></text:span><text:span text:style-name="T535_9">reports</text:span><text:span text:style-name="T535_10"><text:s/></text:span><text:span text:style-name="T535_11">of</text:span><text:span text:style-name="T535_12"><text:s/></text:span><text:span text:style-name="T535_13">analyzed</text:span><text:span text:style-name="T535_14"><text:s/></text:span><text:span text:style-name="T535_15">trends</text:span><text:span text:style-name="T535_16">,<text:s/></text:span><text:span text:style-name="T535_17">sentiments</text:span><text:span text:style-name="T535_18">,<text:s/></text:span><text:span text:style-name="T535_19">etc</text:span><text:span text:style-name="T535_20">..<text:s/></text:span><text:span text:style-name="T535_21">useful</text:span><text:span text:style-name="T535_22"><text:s/></text:span><text:span text:style-name="T535_23">for</text:span><text:span text:style-name="T535_24"><text:s/></text:span><text:span text:style-name="T535_25">selling</text:span><text:span text:style-name="T535_26"><text:s/></text:span><text:span text:style-name="T535_27">to</text:span><text:span text:style-name="T535_28"><text:s/></text:span><text:span text:style-name="T535_29">marketing</text:span><text:span text:style-name="T535_30"><text:s/></text:span><text:span text:style-name="T535_31">business</text:span><text:span text:style-name="T535_32">.</text:span></text:p>
            </text:list-item>
            <text:list-item>
              <text:p text:style-name="P536"><text:span text:style-name="T536_1">product</text:span><text:span text:style-name="T536_2"><text:s/></text:span><text:span text:style-name="T536_3">wars</text:span><text:span text:style-name="T536_4">:<text:s/></text:span><text:span text:style-name="T536_5">incite</text:span><text:span text:style-name="T536_6"><text:s/></text:span><text:span text:style-name="T536_7">fights</text:span><text:span text:style-name="T536_8"><text:s/></text:span><text:span text:style-name="T536_9">between</text:span><text:span text:style-name="T536_10"><text:s/></text:span><text:span text:style-name="T536_11">consumers</text:span><text:span text:style-name="T536_12"><text:s/></text:span><text:span text:style-name="T536_13">of</text:span><text:span text:style-name="T536_14"><text:s/></text:span><text:span text:style-name="T536_15">competing</text:span><text:span text:style-name="T536_16"><text:s/></text:span><text:span text:style-name="T536_17">products</text:span></text:p>
            </text:list-item>
            <text:list-item>
              <text:p text:style-name="P537"><text:span text:style-name="T537_1">twitter</text:span><text:span text:style-name="T537_2"><text:s/></text:span><text:span text:style-name="T537_3">local</text:span><text:span text:style-name="T537_4"><text:s/></text:span><text:span text:style-name="T537_5">tweets</text:span><text:span text:style-name="T537_6">:</text:span></text:p>
              <text:list>
                <text:list-item>
                  <text:p text:style-name="P538"><text:span text:style-name="T538_1">eliminate</text:span><text:span text:style-name="T538_2"><text:s/></text:span><text:span text:style-name="T538_3">searches</text:span><text:span text:style-name="T538_4"><text:s/></text:span><text:span text:style-name="T538_5">that</text:span><text:span text:style-name="T538_6"><text:s/></text:span><text:span text:style-name="T538_7">are</text:span><text:span text:style-name="T538_8"><text:s/></text:span><text:span text:style-name="T538_9">too</text:span><text:span text:style-name="T538_10"><text:s/></text:span><text:span text:style-name="T538_11">close</text:span><text:span text:style-name="T538_12">.<text:s/></text:span><text:span text:style-name="T538_13">if</text:span><text:span text:style-name="T538_14"><text:s/>2<text:s/></text:span><text:span text:style-name="T538_15">users</text:span><text:span text:style-name="T538_16"><text:s/></text:span><text:span text:style-name="T538_17">are</text:span><text:span text:style-name="T538_18"><text:s/></text:span><text:span text:style-name="T538_19">too</text:span><text:span text:style-name="T538_20"><text:s/></text:span><text:span text:style-name="T538_21">close</text:span><text:span text:style-name="T538_22"><text:s/></text:span><text:span text:style-name="T538_23">their</text:span><text:span text:style-name="T538_24"><text:s/></text:span><text:span text:style-name="T538_25">searches</text:span><text:span text:style-name="T538_26"><text:s/></text:span><text:span text:style-name="T538_27">might</text:span><text:span text:style-name="T538_28"><text:s/></text:span><text:span text:style-name="T538_29">be</text:span><text:span text:style-name="T538_30"><text:s/></text:span><text:span text:style-name="T538_31">redundant</text:span><text:span text:style-name="T538_32">.<text:s text:c="2"/></text:span><text:span text:style-name="T538_33">this</text:span><text:span text:style-name="T538_34"><text:s/></text:span><text:span text:style-name="T538_35">is</text:span><text:span text:style-name="T538_36"><text:s/></text:span><text:span text:style-name="T538_37">a</text:span><text:span text:style-name="T538_38"><text:s/></text:span><text:span text:style-name="T538_39">simple</text:span><text:span text:style-name="T538_40"><text:s/></text:span><text:span text:style-name="T538_41">threshold</text:span><text:span text:style-name="T538_42"><text:s/></text:span><text:span text:style-name="T538_43">optimization</text:span></text:p>
                </text:list-item>
              </text:list>
            </text:list-item>
            <text:list-item>
              <text:p text:style-name="P539"><text:span text:style-name="T539_1">twitter</text:span><text:span text:style-name="T539_2"><text:s/></text:span><text:span text:style-name="T539_3">output</text:span><text:span text:style-name="T539_4"><text:s/>:<text:s/></text:span><text:span text:style-name="T539_5">transmits</text:span><text:span text:style-name="T539_6"><text:s/></text:span><text:span text:style-name="T539_7">objects</text:span><text:span text:style-name="T539_8"><text:s/></text:span><text:span text:style-name="T539_9">that</text:span><text:span text:style-name="T539_10"><text:s/></text:span><text:span text:style-name="T539_11">have</text:span><text:span text:style-name="T539_12"><text:s/>‘</text:span><text:span text:style-name="T539_13">SendToTwitter</text:span><text:span text:style-name="T539_14">’<text:s/></text:span><text:span text:style-name="T539_15">tag</text:span><text:span text:style-name="T539_16"><text:s/>(</text:span><text:span text:style-name="T539_17">replaces</text:span><text:span text:style-name="T539_18"><text:s/></text:span><text:span text:style-name="T539_19">with</text:span><text:span text:style-name="T539_20"><text:s/></text:span><text:span text:style-name="T539_21">SentToTwitter</text:span><text:span text:style-name="T539_22">,<text:s/></text:span><text:span text:style-name="T539_23">or</text:span><text:span text:style-name="T539_24"><text:s/></text:span><text:span text:style-name="T539_25">replaces</text:span><text:span text:style-name="T539_26"><text:s/></text:span><text:span text:style-name="T539_27">with</text:span><text:span text:style-name="T539_28"><text:s/>“</text:span><text:span text:style-name="T539_29">TooLargeForTwitter</text:span><text:span text:style-name="T539_30">”<text:s/></text:span><text:span text:style-name="T539_31">if</text:span><text:span text:style-name="T539_32"><text:s/></text:span><text:span text:style-name="T539_33">too</text:span><text:span text:style-name="T539_34"><text:s/></text:span><text:span text:style-name="T539_35">large</text:span><text:span text:style-name="T539_36">).<text:s text:c="2"/></text:span></text:p>
              <text:list>
                <text:list-item>
                  <text:p text:style-name="P540"><text:span text:style-name="T540_1">SendToTwitter</text:span><text:span text:style-name="T540_2">(</text:span><text:span text:style-name="T540_3">username</text:span><text:span text:style-name="T540_4">=...)<text:s/></text:span><text:span text:style-name="T540_5">if</text:span><text:span text:style-name="T540_6"><text:s/></text:span><text:span text:style-name="T540_7">multiple</text:span><text:span text:style-name="T540_8"><text:s/></text:span><text:span text:style-name="T540_9">bots</text:span><text:span text:style-name="T540_10"><text:s/></text:span><text:span text:style-name="T540_11">are</text:span><text:span text:style-name="T540_12"><text:s/></text:span><text:span text:style-name="T540_13">registered</text:span><text:span text:style-name="T540_14"><text:s/></text:span><text:span text:style-name="T540_15">on</text:span><text:span text:style-name="T540_16"><text:s/></text:span><text:span text:style-name="T540_17">the</text:span><text:span text:style-name="T540_18"><text:s/></text:span><text:span text:style-name="T540_19">server</text:span></text:p>
                </text:list-item>
                <text:list-item>
                  <text:p text:style-name="P541"><text:span text:style-name="T541_1">attempt</text:span><text:span text:style-name="T541_2"><text:s/></text:span><text:span text:style-name="T541_3">to</text:span><text:span text:style-name="T541_4"><text:s/></text:span><text:span text:style-name="T541_5">send</text:span><text:span text:style-name="T541_6"><text:s/></text:span><text:span text:style-name="T541_7">pending</text:span><text:span text:style-name="T541_8"><text:s/></text:span><text:span text:style-name="T541_9">replies</text:span><text:span text:style-name="T541_10"><text:s/></text:span><text:span text:style-name="T541_11">to</text:span><text:span text:style-name="T541_12"><text:s/></text:span><text:span text:style-name="T541_13">messages</text:span><text:span text:style-name="T541_14"><text:s/></text:span><text:span text:style-name="T541_15">previously</text:span><text:span text:style-name="T541_16"><text:s/></text:span><text:span text:style-name="T541_17">received</text:span><text:span text:style-name="T541_18"><text:s/></text:span><text:span text:style-name="T541_19">from</text:span><text:span text:style-name="T541_20"><text:s/></text:span><text:span text:style-name="T541_21">twitter</text:span></text:p>
                </text:list-item>
              </text:list>
            </text:list-item>
            <text:list-item>
              <text:p text:style-name="P542"><text:span text:style-name="T542_1">OSM</text:span><text:span text:style-name="T542_2">:<text:s/></text:span><text:span text:style-name="T542_3">interest</text:span><text:span text:style-name="T542_4"><text:s/>(“</text:span><text:span text:style-name="T542_5">curiosity</text:span><text:span text:style-name="T542_6">”)<text:s/></text:span><text:span text:style-name="T542_7">in</text:span><text:span text:style-name="T542_8"><text:s/></text:span><text:span text:style-name="T542_9">amenities</text:span><text:span text:style-name="T542_10"><text:s/></text:span><text:span text:style-name="T542_11">for</text:span><text:span text:style-name="T542_12"><text:s/></text:span><text:span text:style-name="T542_13">a</text:span><text:span text:style-name="T542_14"><text:s/></text:span><text:span text:style-name="T542_15">given</text:span><text:span text:style-name="T542_16"><text:s/></text:span><text:span text:style-name="T542_17">location</text:span><text:span text:style-name="T542_18"><text:s/></text:span><text:span text:style-name="T542_19">is</text:span><text:span text:style-name="T542_20"><text:s/></text:span><text:span text:style-name="T542_21">noticed</text:span><text:span text:style-name="T542_22"><text:s/></text:span><text:span text:style-name="T542_23">by</text:span><text:span text:style-name="T542_24"><text:s/></text:span><text:span text:style-name="T542_25">the</text:span><text:span text:style-name="T542_26"><text:s/></text:span><text:span text:style-name="T542_27">plugin</text:span><text:span text:style-name="T542_28"><text:s/></text:span><text:span text:style-name="T542_29">to</text:span><text:span text:style-name="T542_30"><text:s/></text:span><text:span text:style-name="T542_31">yield</text:span><text:span text:style-name="T542_32"><text:s/></text:span><text:span text:style-name="T542_33">the</text:span><text:span text:style-name="T542_34"><text:s/></text:span><text:span text:style-name="T542_35">OSM</text:span><text:span text:style-name="T542_36"><text:s/></text:span><text:span text:style-name="T542_37">amenity</text:span><text:span text:style-name="T542_38"><text:s/></text:span><text:span text:style-name="T542_39">data</text:span></text:p>
            </text:list-item>
            <text:list-item>
              <text:p text:style-name="P543"><text:span text:style-name="T543_1">RSS</text:span><text:span text:style-name="T543_2">:<text:s/></text:span><text:span text:style-name="T543_3">created</text:span><text:span text:style-name="T543_4"><text:s/></text:span><text:span text:style-name="T543_5">post</text:span><text:span text:style-name="T543_6"><text:s/></text:span><text:span text:style-name="T543_7">objects</text:span><text:span text:style-name="T543_8"><text:s/></text:span><text:span text:style-name="T543_9">inherit</text:span><text:span text:style-name="T543_10"><text:s/></text:span><text:span text:style-name="T543_11">all</text:span><text:span text:style-name="T543_12"><text:s/></text:span><text:span text:style-name="T543_13">other</text:span><text:span text:style-name="T543_14"><text:s/></text:span><text:span text:style-name="T543_15">tags</text:span><text:span text:style-name="T543_16"><text:s/></text:span><text:span text:style-name="T543_17">of</text:span><text:span text:style-name="T543_18"><text:s/></text:span><text:span text:style-name="T543_19">the</text:span><text:span text:style-name="T543_20"><text:s/>(</text:span><text:span text:style-name="T543_21">creating</text:span><text:span text:style-name="T543_22">)<text:s/></text:span><text:span text:style-name="T543_23">feed</text:span></text:p>
            </text:list-item>
            <text:list-item>
              <text:p text:style-name="P544"><text:span text:style-name="T544_1">“</text:span><text:span text:style-name="T544_2">perfect</text:span><text:span text:style-name="T544_3"><text:s/></text:span><text:span text:style-name="T544_4">match</text:span><text:span text:style-name="T544_5">”<text:s/>:<text:s/></text:span><text:span text:style-name="T544_6">attempt</text:span><text:span text:style-name="T544_7"><text:s/></text:span><text:span text:style-name="T544_8">to</text:span><text:span text:style-name="T544_9"><text:s/></text:span><text:span text:style-name="T544_10">match</text:span><text:span text:style-name="T544_11"><text:s/></text:span><text:span text:style-name="T544_12">any</text:span><text:span text:style-name="T544_13"><text:s/></text:span><text:span text:style-name="T544_14">objects</text:span><text:span text:style-name="T544_15"><text:s/></text:span><text:span text:style-name="T544_16">of</text:span><text:span text:style-name="T544_17"><text:s/></text:span><text:span text:style-name="T544_18">similar</text:span><text:span text:style-name="T544_19"><text:s/></text:span><text:span text:style-name="T544_20">types</text:span><text:span text:style-name="T544_21"><text:s/></text:span><text:span text:style-name="T544_22">that</text:span><text:span text:style-name="T544_23"><text:s/></text:span><text:span text:style-name="T544_24">have</text:span><text:span text:style-name="T544_25"><text:s/></text:span><text:span text:style-name="T544_26">predicate</text:span><text:span text:style-name="T544_27">-</text:span><text:span text:style-name="T544_28">matched</text:span><text:span text:style-name="T544_29"><text:s/>(</text:span><text:span text:style-name="T544_30">ex</text:span><text:span text:style-name="T544_31">:<text:s/>3<text:s/></text:span><text:span text:style-name="T544_32">bike</text:span><text:span text:style-name="T544_33"><text:s/></text:span><text:span text:style-name="T544_34">gears</text:span><text:span text:style-name="T544_35"><text:s/>~~<text:s/></text:span><text:span text:style-name="T544_36">less</text:span><text:span text:style-name="T544_37"><text:s/></text:span><text:span text:style-name="T544_38">than</text:span><text:span text:style-name="T544_39"><text:s/>5<text:s/></text:span><text:span text:style-name="T544_40">bike</text:span><text:span text:style-name="T544_41"><text:s/></text:span><text:span text:style-name="T544_42">gears</text:span><text:span text:style-name="T544_43">)<text:s/></text:span><text:span text:style-name="T544_44">properties</text:span><text:span text:style-name="T544_45"><text:s/></text:span><text:span text:style-name="T544_46">and</text:span><text:span text:style-name="T544_47"><text:s/></text:span><text:span text:style-name="T544_48">provide</text:span><text:span text:style-name="T544_49"><text:s/></text:span><text:span text:style-name="T544_50">a</text:span><text:span text:style-name="T544_51"><text:s/></text:span><text:span text:style-name="T544_52">summary</text:span><text:span text:style-name="T544_53"><text:s/></text:span><text:span text:style-name="T544_54">to</text:span><text:span text:style-name="T544_55"><text:s/></text:span><text:span text:style-name="T544_56">each</text:span><text:span text:style-name="T544_57"><text:s/></text:span><text:span text:style-name="T544_58">object</text:span><text:span text:style-name="T544_59"><text:s/></text:span><text:span text:style-name="T544_60">as</text:span><text:span text:style-name="T544_61"><text:s/></text:span><text:span text:style-name="T544_62">a</text:span><text:span text:style-name="T544_63"><text:s/></text:span><text:span text:style-name="T544_64">reply</text:span><text:span text:style-name="T544_65">.<text:s text:c="2"/></text:span><text:span text:style-name="T544_66">serves</text:span><text:span text:style-name="T544_67"><text:s/></text:span><text:span text:style-name="T544_68">as</text:span><text:span text:style-name="T544_69"><text:s/></text:span><text:span text:style-name="T544_70">an</text:span><text:span text:style-name="T544_71"><text:s/></text:span><text:span text:style-name="T544_72">innocent</text:span><text:span text:style-name="T544_73"><text:s/></text:span><text:span text:style-name="T544_74">introduction</text:span><text:span text:style-name="T544_75"><text:s/></text:span><text:span text:style-name="T544_76">to</text:span><text:span text:style-name="T544_77"><text:s/></text:span><text:span text:style-name="T544_78">more</text:span><text:span text:style-name="T544_79"><text:s/></text:span><text:span text:style-name="T544_80">powerful</text:span><text:span text:style-name="T544_81"><text:s/></text:span><text:span text:style-name="T544_82">matching</text:span><text:span text:style-name="T544_83"><text:s/></text:span><text:span text:style-name="T544_84">algorithms</text:span><text:span text:style-name="T544_85"><text:s/></text:span><text:span text:style-name="T544_86">that</text:span><text:span text:style-name="T544_87"><text:s/></text:span><text:span text:style-name="T544_88">can</text:span><text:span text:style-name="T544_89"><text:s/></text:span><text:span text:style-name="T544_90">be</text:span><text:span text:style-name="T544_91"><text:s/></text:span><text:span text:style-name="T544_92">added</text:span><text:span text:style-name="T544_93"><text:s/></text:span><text:span text:style-name="T544_94">later</text:span><text:span text:style-name="T544_95">.<text:s text:c="2"/></text:span><text:span text:style-name="T544_96">should</text:span><text:span text:style-name="T544_97"><text:s/></text:span><text:span text:style-name="T544_98">prioritize</text:span><text:span text:style-name="T544_99"><text:s/>“</text:span><text:span text:style-name="T544_100">best</text:span><text:span text:style-name="T544_101">”<text:s/></text:span><text:span text:style-name="T544_102">matches</text:span><text:span text:style-name="T544_103"><text:s/></text:span><text:span text:style-name="T544_104">first</text:span><text:span text:style-name="T544_105"><text:s/></text:span><text:span text:style-name="T544_106">and</text:span><text:span text:style-name="T544_107"><text:s/></text:span><text:span text:style-name="T544_108">avoid</text:span><text:span text:style-name="T544_109"><text:s/></text:span><text:span text:style-name="T544_110">commenting</text:span><text:span text:style-name="T544_111"><text:s/></text:span><text:span text:style-name="T544_112">on</text:span><text:span text:style-name="T544_113"><text:s/></text:span><text:span text:style-name="T544_114">poor</text:span><text:span text:style-name="T544_115"><text:s/></text:span><text:span text:style-name="T544_116">matches</text:span><text:span text:style-name="T544_117"><text:s/>(</text:span><text:span text:style-name="T544_118">most</text:span><text:span text:style-name="T544_119"><text:s/>#<text:s/></text:span><text:span text:style-name="T544_120">of</text:span><text:span text:style-name="T544_121"><text:s/></text:span><text:span text:style-name="T544_122">properties</text:span><text:span text:style-name="T544_123"><text:s/></text:span><text:span text:style-name="T544_124">matched</text:span><text:span text:style-name="T544_125">,<text:s/></text:span><text:span text:style-name="T544_126">most</text:span><text:span text:style-name="T544_127"><text:s/>“</text:span><text:span text:style-name="T544_128">special</text:span><text:span text:style-name="T544_129">”<text:s/></text:span><text:span text:style-name="T544_130">properties</text:span><text:span text:style-name="T544_131"><text:s/>(</text:span><text:span text:style-name="T544_132">inversely</text:span><text:span text:style-name="T544_133"><text:s/></text:span><text:span text:style-name="T544_134">proportional</text:span><text:span text:style-name="T544_135"><text:s/></text:span><text:span text:style-name="T544_136">to</text:span><text:span text:style-name="T544_137"><text:s/></text:span><text:span text:style-name="T544_138">known</text:span><text:span text:style-name="T544_139"><text:s/></text:span><text:span text:style-name="T544_140">usage</text:span><text:span text:style-name="T544_141"><text:s/></text:span><text:span text:style-name="T544_142">popularity</text:span><text:span text:style-name="T544_143"><text:s/></text:span><text:span text:style-name="T544_144">of</text:span><text:span text:style-name="T544_145"><text:s/></text:span><text:span text:style-name="T544_146">that</text:span><text:span text:style-name="T544_147"><text:s/></text:span><text:span text:style-name="T544_148">property</text:span><text:span text:style-name="T544_149">’</text:span><text:span text:style-name="T544_150">s</text:span><text:span text:style-name="T544_151">)<text:s/>)</text:span></text:p>
            </text:list-item>
          </text:list>
        </text:list-item>
      </text:list>
      <text:h text:style-name="P545" text:outline-level="10"><text:bookmark-start text:name="h.9daridstim51"/><text:bookmark-end text:name="h.9daridstim51"/><text:span text:style-name="T545_1">ClimateViewer</text:span></text:h>
      <text:p text:style-name="P546"><text:span text:style-name="T546_1">Facebook</text:span><text:span text:style-name="T546_2"><text:s/></text:span><text:span text:style-name="T546_3">meets</text:span><text:span text:style-name="T546_4"><text:s/>3</text:span><text:span text:style-name="T546_5">D</text:span><text:span text:style-name="T546_6"><text:s/></text:span><text:span text:style-name="T546_7">map</text:span><text:span text:style-name="T546_8">,<text:s/></text:span><text:span text:style-name="T546_9">toggle</text:span><text:span text:style-name="T546_10"><text:s/></text:span><text:span text:style-name="T546_11">overlays</text:span><text:span text:style-name="T546_12"><text:s/></text:span><text:span text:style-name="T546_13">from</text:span><text:span text:style-name="T546_14"><text:s/></text:span><text:span text:style-name="T546_15">individuals</text:span><text:span text:style-name="T546_16">,<text:s/></text:span><text:span text:style-name="T546_17">networks</text:span><text:span text:style-name="T546_18"><text:s/></text:span><text:span text:style-name="T546_19">and</text:span><text:span text:style-name="T546_20"><text:s/></text:span><text:span text:style-name="T546_21">services</text:span></text:p>
      <text:p text:style-name="P547"/>
      <table:table table:style-name="Table7">
        <table:table-column table:style-name="Column13"/>
        <table:table-column table:style-name="Column14"/>
        <table:table-row table:style-name="Row13">
          <table:table-cell table:style-name="Cell25">
            <text:p text:style-name="P548"><text:span text:style-name="T548_1">What</text:span><text:span text:style-name="T548_2"><text:s/></text:span><text:span text:style-name="T548_3">it</text:span><text:span text:style-name="T548_4"><text:s/></text:span><text:span text:style-name="T548_5">Does</text:span></text:p>
          </table:table-cell>
          <table:table-cell table:style-name="Cell26">
            <text:p text:style-name="P549"><text:span text:style-name="T549_1">What</text:span><text:span text:style-name="T549_2"><text:s/></text:span><text:span text:style-name="T549_3">it</text:span><text:span text:style-name="T549_4"><text:s/></text:span><text:span text:style-name="T549_5">Doesn</text:span><text:span text:style-name="T549_6">’</text:span><text:span text:style-name="T549_7">t</text:span><text:span text:style-name="T549_8"><text:s/>(</text:span><text:span text:style-name="T549_9">yet</text:span><text:span text:style-name="T549_10">)</text:span></text:p>
          </table:table-cell>
        </table:table-row>
        <table:table-row table:style-name="Row14">
          <table:table-cell table:style-name="Cell27">
            <text:p text:style-name="P550"/>
          </table:table-cell>
          <table:table-cell table:style-name="Cell28">
            <text:list text:style-name="LS28" xml:id="list360">
              <text:list-item>
                <text:p text:style-name="P551"><text:span text:style-name="T551_1">Create</text:span><text:span text:style-name="T551_2"><text:s/></text:span><text:span text:style-name="T551_3">groups</text:span><text:span text:style-name="T551_4">,<text:s/></text:span><text:span text:style-name="T551_5">have</text:span><text:span text:style-name="T551_6"><text:s/></text:span><text:span text:style-name="T551_7">global</text:span><text:span text:style-name="T551_8">/</text:span><text:span text:style-name="T551_9">group</text:span><text:span text:style-name="T551_10">/</text:span><text:span text:style-name="T551_11">local</text:span><text:span text:style-name="T551_12"><text:s/></text:span><text:span text:style-name="T551_13">chat</text:span><text:span text:style-name="T551_14"><text:s/></text:span><text:span text:style-name="T551_15">rooms</text:span><text:span text:style-name="T551_16">,<text:s/></text:span><text:span text:style-name="T551_17">ability</text:span><text:span text:style-name="T551_18"><text:s/></text:span><text:span text:style-name="T551_19">to</text:span><text:span text:style-name="T551_20"><text:s/></text:span><text:span text:style-name="T551_21">friend</text:span><text:span text:style-name="T551_22">/</text:span><text:span text:style-name="T551_23">subscribe</text:span><text:span text:style-name="T551_24"><text:s/></text:span><text:span text:style-name="T551_25">to</text:span><text:span text:style-name="T551_26"><text:s/></text:span><text:span text:style-name="T551_27">users</text:span><text:span text:style-name="T551_28">.</text:span></text:p>
              </text:list-item>
              <text:list-item>
                <text:p text:style-name="P552"><text:span text:style-name="T552_1">Post</text:span><text:span text:style-name="T552_2"><text:s/></text:span><text:span text:style-name="T552_3">photo</text:span><text:span text:style-name="T552_4">/</text:span><text:span text:style-name="T552_5">video</text:span><text:span text:style-name="T552_6">/</text:span><text:span text:style-name="T552_7">audio</text:span><text:span text:style-name="T552_8"><text:s/></text:span><text:span text:style-name="T552_9">clips</text:span><text:span text:style-name="T552_10"><text:s/></text:span><text:span text:style-name="T552_11">to</text:span><text:span text:style-name="T552_12"><text:s/></text:span><text:span text:style-name="T552_13">map</text:span><text:span text:style-name="T552_14"><text:s/></text:span><text:span text:style-name="T552_15">markers</text:span><text:span text:style-name="T552_16"><text:s/></text:span><text:span text:style-name="T552_17">with</text:span><text:span text:style-name="T552_18"><text:s/></text:span><text:span text:style-name="T552_19">time</text:span><text:span text:style-name="T552_20"><text:s/></text:span><text:span text:style-name="T552_21">stamps</text:span><text:span text:style-name="T552_22">,<text:s/></text:span><text:span text:style-name="T552_23">and</text:span><text:span text:style-name="T552_24"><text:s/></text:span><text:span text:style-name="T552_25">the</text:span><text:span text:style-name="T552_26"><text:s/></text:span><text:span text:style-name="T552_27">ability</text:span><text:span text:style-name="T552_28"><text:s/></text:span><text:span text:style-name="T552_29">to</text:span><text:span text:style-name="T552_30"><text:s/></text:span><text:span text:style-name="T552_31">view</text:span><text:span text:style-name="T552_32"><text:s/></text:span><text:span text:style-name="T552_33">the</text:span><text:span text:style-name="T552_34"><text:s/></text:span><text:span text:style-name="T552_35">content</text:span><text:span text:style-name="T552_36"><text:s/></text:span><text:span text:style-name="T552_37">in</text:span><text:span text:style-name="T552_38"><text:s/></text:span><text:span text:style-name="T552_39">a</text:span><text:span text:style-name="T552_40"><text:s/></text:span><text:span text:style-name="T552_41">popup</text:span><text:span text:style-name="T552_42"><text:s/></text:span><text:span text:style-name="T552_43">balloon</text:span><text:span text:style-name="T552_44"><text:s/></text:span><text:span text:style-name="T552_45">or</text:span><text:span text:style-name="T552_46"><text:s/></text:span><text:span text:style-name="T552_47">rss</text:span><text:span text:style-name="T552_48"><text:s/></text:span><text:span text:style-name="T552_49">feed</text:span><text:span text:style-name="T552_50">.</text:span></text:p>
              </text:list-item>
              <text:list-item>
                <text:p text:style-name="P553"><text:span text:style-name="T553_1">Share</text:span><text:span text:style-name="T553_2"><text:s/></text:span><text:span text:style-name="T553_3">your</text:span><text:span text:style-name="T553_4"><text:s/></text:span><text:span text:style-name="T553_5">map</text:span><text:span text:style-name="T553_6"><text:s/></text:span><text:span text:style-name="T553_7">marker</text:span><text:span text:style-name="T553_8"><text:s/></text:span><text:span text:style-name="T553_9">data</text:span><text:span text:style-name="T553_10"><text:s/></text:span><text:span text:style-name="T553_11">using</text:span><text:span text:style-name="T553_12"><text:s/></text:span><text:span text:style-name="T553_13">url</text:span><text:span text:style-name="T553_14">’</text:span><text:span text:style-name="T553_15">s</text:span><text:span text:style-name="T553_16"><text:s/></text:span><text:span text:style-name="T553_17">and</text:span><text:span text:style-name="T553_18"><text:s/></text:span><text:span text:style-name="T553_19">social</text:span><text:span text:style-name="T553_20"><text:s/></text:span><text:span text:style-name="T553_21">sharing</text:span><text:span text:style-name="T553_22"><text:s/>(</text:span><text:span text:style-name="T553_23"><text:a xlink:type="simple" xlink:href="http://server.com/dome.php?1239382902"><text:span text:style-name="T553_24">http</text:span></text:a></text:span><text:span text:style-name="T553_25"><text:a xlink:type="simple" xlink:href="http://server.com/dome.php?1239382902"><text:span text:style-name="T553_26">://</text:span></text:a></text:span><text:span text:style-name="T553_27"><text:a xlink:type="simple" xlink:href="http://server.com/dome.php?1239382902"><text:span text:style-name="T553_28">server</text:span></text:a></text:span><text:span text:style-name="T553_29"><text:a xlink:type="simple" xlink:href="http://server.com/dome.php?1239382902"><text:span text:style-name="T553_30">.</text:span></text:a></text:span><text:span text:style-name="T553_31"><text:a xlink:type="simple" xlink:href="http://server.com/dome.php?1239382902"><text:span text:style-name="T553_32">com</text:span></text:a></text:span><text:span text:style-name="T553_33"><text:a xlink:type="simple" xlink:href="http://server.com/dome.php?1239382902"><text:span text:style-name="T553_34">/</text:span></text:a></text:span><text:span text:style-name="T553_35"><text:a xlink:type="simple" xlink:href="http://server.com/dome.php?1239382902"><text:span text:style-name="T553_36">dome</text:span></text:a></text:span><text:span text:style-name="T553_37"><text:a xlink:type="simple" xlink:href="http://server.com/dome.php?1239382902"><text:span text:style-name="T553_38">.</text:span></text:a></text:span><text:span text:style-name="T553_39"><text:a xlink:type="simple" xlink:href="http://server.com/dome.php?1239382902"><text:span text:style-name="T553_40">php</text:span></text:a></text:span><text:span text:style-name="T553_41"><text:a xlink:type="simple" xlink:href="http://server.com/dome.php?1239382902"><text:span text:style-name="T553_42">?1239382902</text:span></text:a></text:span><text:span text:style-name="T553_43"><text:s/>=<text:s/></text:span><text:span text:style-name="T553_44">your</text:span><text:span text:style-name="T553_45"><text:s/></text:span><text:span text:style-name="T553_46">post</text:span><text:span text:style-name="T553_47">)</text:span></text:p>
              </text:list-item>
              <text:list-item>
                <text:p text:style-name="P554"><text:span text:style-name="T554_1">Subscribe</text:span><text:span text:style-name="T554_2"><text:s/></text:span><text:span text:style-name="T554_3">to</text:span><text:span text:style-name="T554_4"><text:s/></text:span><text:span text:style-name="T554_5">text</text:span><text:span text:style-name="T554_6">/</text:span><text:span text:style-name="T554_7">sms</text:span><text:span text:style-name="T554_8">/</text:span><text:span text:style-name="T554_9">email</text:span><text:span text:style-name="T554_10"><text:s/></text:span><text:span text:style-name="T554_11">updates</text:span><text:span text:style-name="T554_12"><text:s/></text:span><text:span text:style-name="T554_13">for</text:span><text:span text:style-name="T554_14"><text:s/></text:span><text:span text:style-name="T554_15">events</text:span><text:span text:style-name="T554_16"><text:s/></text:span><text:span text:style-name="T554_17">you</text:span><text:span text:style-name="T554_18"><text:s/></text:span><text:span text:style-name="T554_19">predefine</text:span><text:span text:style-name="T554_20"><text:s/>(</text:span><text:span text:style-name="T554_21">environmental</text:span><text:span text:style-name="T554_22"><text:s/></text:span><text:span text:style-name="T554_23">pollution</text:span><text:span text:style-name="T554_24">,<text:s/>50<text:s/></text:span><text:span text:style-name="T554_25">mile</text:span><text:span text:style-name="T554_26"><text:s/></text:span><text:span text:style-name="T554_27">radius</text:span><text:span text:style-name="T554_28"><text:s/></text:span><text:span text:style-name="T554_29">from</text:span><text:span text:style-name="T554_30"><text:s/></text:span><text:span text:style-name="T554_31">my</text:span><text:span text:style-name="T554_32"><text:s/></text:span><text:span text:style-name="T554_33">home</text:span><text:span text:style-name="T554_34">,<text:s/></text:span><text:span text:style-name="T554_35">email</text:span><text:span text:style-name="T554_36"><text:s/></text:span><text:span text:style-name="T554_37">me</text:span><text:span text:style-name="T554_38"><text:s/></text:span><text:span text:style-name="T554_39">or</text:span><text:span text:style-name="T554_40"><text:s/></text:span><text:span text:style-name="T554_41">tsunami</text:span><text:span text:style-name="T554_42"><text:s/></text:span><text:span text:style-name="T554_43">alert</text:span><text:span text:style-name="T554_44">/</text:span><text:span text:style-name="T554_45">earthquake</text:span><text:span text:style-name="T554_46">/</text:span><text:span text:style-name="T554_47">tornado</text:span><text:span text:style-name="T554_48">)</text:span></text:p>
              </text:list-item>
              <text:list-item>
                <text:p text:style-name="P555"><text:span text:style-name="T555_1">Zoom</text:span><text:span text:style-name="T555_2"><text:s/></text:span><text:span text:style-name="T555_3">in</text:span><text:span text:style-name="T555_4">/</text:span><text:span text:style-name="T555_5">out</text:span><text:span text:style-name="T555_6"><text:s/></text:span><text:span text:style-name="T555_7">on</text:span><text:span text:style-name="T555_8"><text:s/></text:span><text:span text:style-name="T555_9">timeline</text:span><text:span text:style-name="T555_10"><text:s/></text:span><text:span text:style-name="T555_11">at</text:span><text:span text:style-name="T555_12"><text:s/></text:span><text:span text:style-name="T555_13">bottom</text:span><text:span text:style-name="T555_14"><text:s/></text:span><text:span text:style-name="T555_15">of</text:span><text:span text:style-name="T555_16"><text:s/></text:span><text:span text:style-name="T555_17">screen</text:span><text:span text:style-name="T555_18"><text:s/></text:span><text:span text:style-name="T555_19">which</text:span><text:span text:style-name="T555_20"><text:s/></text:span><text:span text:style-name="T555_21">will</text:span><text:span text:style-name="T555_22"><text:s/></text:span><text:span text:style-name="T555_23">toggle</text:span><text:span text:style-name="T555_24"><text:s/></text:span><text:span text:style-name="T555_25">display</text:span><text:span text:style-name="T555_26"><text:s/></text:span><text:span text:style-name="T555_27">of</text:span><text:span text:style-name="T555_28"><text:s/></text:span><text:span text:style-name="T555_29">visible</text:span><text:span text:style-name="T555_30"><text:s/></text:span><text:span text:style-name="T555_31">icons</text:span><text:span text:style-name="T555_32"><text:s/>(</text:span><text:span text:style-name="T555_33">which</text:span><text:span text:style-name="T555_34"><text:s/></text:span><text:span text:style-name="T555_35">were</text:span><text:span text:style-name="T555_36"><text:s/></text:span><text:span text:style-name="T555_37">defined</text:span><text:span text:style-name="T555_38"><text:s/></text:span><text:span text:style-name="T555_39">in</text:span><text:span text:style-name="T555_40"><text:s/></text:span><text:span text:style-name="T555_41">the</text:span><text:span text:style-name="T555_42"><text:s/></text:span><text:span text:style-name="T555_43">sidebar</text:span><text:span text:style-name="T555_44">)<text:s/></text:span><text:span text:style-name="T555_45">Example</text:span><text:span text:style-name="T555_46">:<text:s/></text:span><text:span text:style-name="T555_47">earthquakes</text:span><text:span text:style-name="T555_48"><text:s/></text:span><text:span text:style-name="T555_49">checked</text:span><text:span text:style-name="T555_50">,<text:s/></text:span><text:span text:style-name="T555_51">zoom</text:span><text:span text:style-name="T555_52"><text:s/></text:span><text:span text:style-name="T555_53">in</text:span><text:span text:style-name="T555_54">/</text:span><text:span text:style-name="T555_55">out</text:span><text:span text:style-name="T555_56"><text:s/></text:span><text:span text:style-name="T555_57">to</text:span><text:span text:style-name="T555_58"><text:s/></text:span><text:span text:style-name="T555_59">increase</text:span><text:span text:style-name="T555_60">/</text:span><text:span text:style-name="T555_61">decrease</text:span><text:span text:style-name="T555_62"><text:s/></text:span><text:span text:style-name="T555_63">number</text:span><text:span text:style-name="T555_64"><text:s/></text:span><text:span text:style-name="T555_65">of</text:span><text:span text:style-name="T555_66"><text:s/></text:span><text:span text:style-name="T555_67">quakes</text:span><text:span text:style-name="T555_68"><text:s/></text:span><text:span text:style-name="T555_69">on</text:span><text:span text:style-name="T555_70"><text:s/></text:span><text:span text:style-name="T555_71">map</text:span><text:span text:style-name="T555_72">.</text:span></text:p>
              </text:list-item>
              <text:list-item>
                <text:p text:style-name="P556"><text:span text:style-name="T556_1">Post</text:span><text:span text:style-name="T556_2"><text:s/></text:span><text:span text:style-name="T556_3">polygon</text:span><text:span text:style-name="T556_4"><text:s/></text:span><text:span text:style-name="T556_5">data</text:span><text:span text:style-name="T556_6"><text:s/></text:span><text:span text:style-name="T556_7">with</text:span><text:span text:style-name="T556_8"><text:s/></text:span><text:span text:style-name="T556_9">html</text:span><text:span text:style-name="T556_10"><text:s/></text:span><text:span text:style-name="T556_11">content</text:span><text:span text:style-name="T556_12"><text:s/></text:span><text:span text:style-name="T556_13">similar</text:span><text:span text:style-name="T556_14"><text:s/></text:span><text:span text:style-name="T556_15">to</text:span><text:span text:style-name="T556_16"><text:s/></text:span><text:span text:style-name="T556_17"><text:a xlink:type="simple" xlink:href="http://wikimapia.org"><text:span text:style-name="T556_18">wikimapia</text:span></text:a></text:span><text:span text:style-name="T556_19"><text:a xlink:type="simple" xlink:href="http://wikimapia.org"><text:span text:style-name="T556_20">.</text:span></text:a></text:span><text:span text:style-name="T556_21"><text:a xlink:type="simple" xlink:href="http://wikimapia.org"><text:span text:style-name="T556_22">org</text:span></text:a></text:span><text:span text:style-name="T556_23">.</text:span></text:p>
              </text:list-item>
              <text:list-item>
                <text:p text:style-name="P557"><text:span text:style-name="T557_1">Post</text:span><text:span text:style-name="T557_2"><text:s/></text:span><text:span text:style-name="T557_3">anonymous</text:span><text:span text:style-name="T557_4"><text:s/></text:span><text:span text:style-name="T557_5">content</text:span><text:span text:style-name="T557_6">,<text:s/></text:span><text:span text:style-name="T557_7">which</text:span><text:span text:style-name="T557_8"><text:s/></text:span><text:span text:style-name="T557_9">is</text:span><text:span text:style-name="T557_10"><text:s/></text:span><text:span text:style-name="T557_11">private</text:span><text:span text:style-name="T557_12"><text:s/></text:span><text:span text:style-name="T557_13">and</text:span><text:span text:style-name="T557_14"><text:s/></text:span><text:span text:style-name="T557_15">encrypted</text:span><text:span text:style-name="T557_16"><text:s/>(</text:span><text:span text:style-name="T557_17">long</text:span><text:span text:style-name="T557_18"><text:s/></text:span><text:span text:style-name="T557_19">term</text:span><text:span text:style-name="T557_20"><text:s/></text:span><text:span text:style-name="T557_21">goal</text:span><text:span text:style-name="T557_22">)</text:span></text:p>
              </text:list-item>
              <text:list-item>
                <text:p text:style-name="P558"><text:span text:style-name="T558_1">Use</text:span><text:span text:style-name="T558_2"><text:s/></text:span><text:span text:style-name="T558_3">all</text:span><text:span text:style-name="T558_4"><text:s/></text:span><text:span text:style-name="T558_5">features</text:span><text:span text:style-name="T558_6"><text:s/></text:span><text:span text:style-name="T558_7">above</text:span><text:span text:style-name="T558_8"><text:s/></text:span><text:span text:style-name="T558_9">on</text:span><text:span text:style-name="T558_10"><text:s/></text:span><text:span text:style-name="T558_11">mobile</text:span><text:span text:style-name="T558_12"><text:s/></text:span><text:span text:style-name="T558_13">devices</text:span><text:span text:style-name="T558_14"><text:s/></text:span><text:span text:style-name="T558_15">in</text:span><text:span text:style-name="T558_16"><text:s/>2</text:span><text:span text:style-name="T558_17">D</text:span><text:span text:style-name="T558_18">,<text:s/></text:span><text:span text:style-name="T558_19">and</text:span><text:span text:style-name="T558_20"><text:s/>3</text:span><text:span text:style-name="T558_21">D</text:span><text:span text:style-name="T558_22"><text:s/></text:span><text:span text:style-name="T558_23">on</text:span><text:span text:style-name="T558_24"><text:s/></text:span><text:span text:style-name="T558_25">PC</text:span><text:span text:style-name="T558_26">,<text:s/></text:span><text:span text:style-name="T558_27">Mac</text:span><text:span text:style-name="T558_28">,<text:s/></text:span><text:span text:style-name="T558_29">and</text:span><text:span text:style-name="T558_30"><text:s/></text:span><text:span text:style-name="T558_31">Linux</text:span><text:span text:style-name="T558_32">.</text:span></text:p>
              </text:list-item>
            </text:list>
          </table:table-cell>
        </table:table-row>
      </table:table>
      <text:p text:style-name="P559"><text:span text:style-name="T559_1"><text:s/></text:span></text:p>
      <text:h text:style-name="P560" text:outline-level="10"><text:bookmark-start text:name="h.b9e7du3qbsae"/><text:bookmark-end text:name="h.b9e7du3qbsae"/><text:span text:style-name="T560_1">GeoSemantic</text:span><text:span text:style-name="T560_2"><text:s/></text:span><text:span text:style-name="T560_3">Chat</text:span></text:h>
      <text:p text:style-name="P561"><text:span text:style-name="T561_1">TODO</text:span></text:p>
      <text:list text:style-name="LS29" xml:id="list368">
        <text:list-item>
          <text:p text:style-name="P562"><text:span text:style-name="T562_1">geographic</text:span><text:span text:style-name="T562_2"><text:s/></text:span><text:span text:style-name="T562_3">nearness</text:span><text:span text:style-name="T562_4"><text:s/></text:span><text:span text:style-name="T562_5">and</text:span><text:span text:style-name="T562_6"><text:s/></text:span><text:span text:style-name="T562_7">interest</text:span><text:span text:style-name="T562_8"><text:s/></text:span><text:span text:style-name="T562_9">matching</text:span><text:span text:style-name="T562_10"><text:s/></text:span><text:span text:style-name="T562_11">heuristic</text:span></text:p>
        </text:list-item>
        <text:list-item>
          <text:p text:style-name="P563"><text:span text:style-name="T563_1">roster</text:span><text:span text:style-name="T563_2">:<text:s/></text:span><text:span text:style-name="T563_3">show</text:span><text:span text:style-name="T563_4"><text:s/></text:span><text:span text:style-name="T563_5">team</text:span><text:span text:style-name="T563_6"><text:s/>(</text:span><text:span text:style-name="T563_7">members</text:span><text:span text:style-name="T563_8"><text:s/></text:span><text:span text:style-name="T563_9">of</text:span><text:span text:style-name="T563_10"><text:s/></text:span><text:span text:style-name="T563_11">semantic</text:span><text:span text:style-name="T563_12"><text:s/></text:span><text:span text:style-name="T563_13">space</text:span><text:span text:style-name="T563_14">)</text:span></text:p>
        </text:list-item>
        <text:list-item>
          <text:p text:style-name="P564"><text:span text:style-name="T564_1">incoming</text:span><text:span text:style-name="T564_2"><text:s/></text:span><text:span text:style-name="T564_3">message</text:span><text:span text:style-name="T564_4"><text:s/></text:span><text:span text:style-name="T564_5">stream</text:span><text:span text:style-name="T564_6">,<text:s/></text:span><text:span text:style-name="T564_7">see</text:span><text:span text:style-name="T564_8">:<text:s/></text:span><text:span text:style-name="T564_9">wireclub</text:span><text:span text:style-name="T564_10">.</text:span><text:span text:style-name="T564_11">com</text:span></text:p>
        </text:list-item>
        <text:list-item>
          <text:p text:style-name="P565"><text:span text:style-name="T565_1">page</text:span><text:span text:style-name="T565_2">-</text:span><text:span text:style-name="T565_3">close</text:span><text:span text:style-name="T565_4"><text:s/></text:span><text:span text:style-name="T565_5">behavior</text:span><text:span text:style-name="T565_6"><text:s/>(</text:span><text:span text:style-name="T565_7">log</text:span><text:span text:style-name="T565_8">-</text:span><text:span text:style-name="T565_9">out</text:span><text:span text:style-name="T565_10"><text:s/></text:span><text:span text:style-name="T565_11">from</text:span><text:span text:style-name="T565_12"><text:s/></text:span><text:span text:style-name="T565_13">chat</text:span><text:span text:style-name="T565_14">)</text:span></text:p>
        </text:list-item>
      </text:list>
      <text:h text:style-name="P566" text:outline-level="10"><text:bookmark-start text:name="h.2jwhi7jmn84t"/><text:bookmark-end text:name="h.2jwhi7jmn84t"/><text:span text:style-name="T566_1">Android</text:span><text:span text:style-name="T566_2"><text:s/></text:span><text:span text:style-name="T566_3">App</text:span></text:h>
      <text:p text:style-name="P567"><text:span text:style-name="T567_1">TODO</text:span></text:p>
      <text:list text:style-name="LS30" xml:id="list372">
        <text:list-item>
          <text:p text:style-name="P568"><text:span text:style-name="T568_1">Wraps</text:span><text:span text:style-name="T568_2"><text:s/></text:span><text:span text:style-name="T568_3">client</text:span><text:span text:style-name="T568_4"><text:s/></text:span><text:span text:style-name="T568_5">functionality</text:span><text:span text:style-name="T568_6"><text:s/></text:span><text:span text:style-name="T568_7">as</text:span><text:span text:style-name="T568_8"><text:s/></text:span><text:span text:style-name="T568_9">an</text:span><text:span text:style-name="T568_10"><text:s/></text:span><text:span text:style-name="T568_11">Android</text:span><text:span text:style-name="T568_12"><text:s/></text:span><text:span text:style-name="T568_13">app</text:span><text:span text:style-name="T568_14"><text:s/></text:span><text:span text:style-name="T568_15">enabling</text:span><text:span text:style-name="T568_16"><text:s/></text:span><text:span text:style-name="T568_17">higher</text:span><text:span text:style-name="T568_18">-</text:span><text:span text:style-name="T568_19">frequency</text:span><text:span text:style-name="T568_20"><text:s/></text:span><text:span text:style-name="T568_21">interaction</text:span><text:span text:style-name="T568_22"><text:s/></text:span><text:span text:style-name="T568_23">and</text:span><text:span text:style-name="T568_24"><text:s/></text:span><text:span text:style-name="T568_25">direct</text:span><text:span text:style-name="T568_26"><text:s/></text:span><text:span text:style-name="T568_27">access</text:span><text:span text:style-name="T568_28"><text:s/></text:span><text:span text:style-name="T568_29">to</text:span><text:span text:style-name="T568_30"><text:s/></text:span><text:span text:style-name="T568_31">mobile</text:span><text:span text:style-name="T568_32"><text:s/></text:span><text:span text:style-name="T568_33">device</text:span><text:span text:style-name="T568_34"><text:s/></text:span><text:span text:style-name="T568_35">features</text:span><text:span text:style-name="T568_36"><text:s/></text:span><text:span text:style-name="T568_37">such</text:span><text:span text:style-name="T568_38"><text:s/></text:span><text:span text:style-name="T568_39">as</text:span><text:span text:style-name="T568_40"><text:s/></text:span><text:span text:style-name="T568_41">Camera</text:span><text:span text:style-name="T568_42">,<text:s/></text:span><text:span text:style-name="T568_43">GPS</text:span><text:span text:style-name="T568_44">,<text:s/></text:span><text:span text:style-name="T568_45">Bluetooth</text:span><text:span text:style-name="T568_46">,<text:s/></text:span><text:span text:style-name="T568_47">etc</text:span><text:span text:style-name="T568_48">..</text:span></text:p>
        </text:list-item>
        <text:list-item>
          <text:p text:style-name="P569"><text:span text:style-name="T569_1">A</text:span><text:span text:style-name="T569_2"><text:s/></text:span><text:span text:style-name="T569_3">first</text:span><text:span text:style-name="T569_4"><text:s/></text:span><text:span text:style-name="T569_5">version</text:span><text:span text:style-name="T569_6"><text:s/></text:span><text:span text:style-name="T569_7">may</text:span><text:span text:style-name="T569_8"><text:s/></text:span><text:span text:style-name="T569_9">simply</text:span><text:span text:style-name="T569_10"><text:s/></text:span><text:span text:style-name="T569_11">consist</text:span><text:span text:style-name="T569_12"><text:s/></text:span><text:span text:style-name="T569_13">of</text:span><text:span text:style-name="T569_14"><text:s/></text:span><text:span text:style-name="T569_15">a</text:span><text:span text:style-name="T569_16"><text:s/></text:span><text:span text:style-name="T569_17">WebView</text:span><text:span text:style-name="T569_18"><text:s/></text:span><text:span text:style-name="T569_19">component</text:span><text:span text:style-name="T569_20"><text:s/></text:span><text:span text:style-name="T569_21">linking</text:span><text:span text:style-name="T569_22"><text:s/></text:span><text:span text:style-name="T569_23">to</text:span><text:span text:style-name="T569_24"><text:s/></text:span><text:span text:style-name="T569_25">a</text:span><text:span text:style-name="T569_26"><text:s/></text:span><text:span text:style-name="T569_27">remote</text:span><text:span text:style-name="T569_28"><text:s/></text:span><text:span text:style-name="T569_29">web</text:span><text:span text:style-name="T569_30"><text:s/></text:span><text:span text:style-name="T569_31">server</text:span><text:span text:style-name="T569_32">’</text:span><text:span text:style-name="T569_33">s</text:span><text:span text:style-name="T569_34"><text:s/></text:span><text:span text:style-name="T569_35">page</text:span><text:span text:style-name="T569_36">.<text:s text:c="2"/></text:span><text:span text:style-name="T569_37">Possibly</text:span><text:span text:style-name="T569_38"><text:s/></text:span><text:span text:style-name="T569_39">with</text:span><text:span text:style-name="T569_40"><text:s/></text:span><text:span text:style-name="T569_41">list</text:span><text:span text:style-name="T569_42"><text:s/></text:span><text:span text:style-name="T569_43">of</text:span><text:span text:style-name="T569_44"><text:s/></text:span><text:span text:style-name="T569_45">known</text:span><text:span text:style-name="T569_46"><text:s/></text:span><text:span text:style-name="T569_47">servers</text:span><text:span text:style-name="T569_48"><text:s/></text:span><text:span text:style-name="T569_49">to</text:span><text:span text:style-name="T569_50"><text:s/></text:span><text:span text:style-name="T569_51">choose</text:span><text:span text:style-name="T569_52"><text:s/></text:span><text:span text:style-name="T569_53">from</text:span><text:span text:style-name="T569_54"><text:s/></text:span><text:span text:style-name="T569_55">on</text:span><text:span text:style-name="T569_56"><text:s/></text:span><text:span text:style-name="T569_57">startup</text:span></text:p>
        </text:list-item>
      </text:list>
      <text:h text:style-name="P570" text:outline-level="10"><text:bookmark-start text:name="h.ofhrwq7rq2t5"/><text:bookmark-end text:name="h.ofhrwq7rq2t5"/><text:span text:style-name="T570_1">Notes</text:span><text:span text:style-name="T570_2"><text:line-break/></text:span></text:h>
      <text:p text:style-name="P571"><text:span text:style-name="T571_1">backbone</text:span></text:p>
      <text:p text:style-name="P572"><text:span text:style-name="T572_1"><text:a xlink:type="simple" xlink:href="http://backbonejs.org/#introduction"><text:span text:style-name="T572_2">http</text:span></text:a></text:span><text:span text:style-name="T572_3"><text:a xlink:type="simple" xlink:href="http://backbonejs.org/#introduction"><text:span text:style-name="T572_4">://</text:span></text:a></text:span><text:span text:style-name="T572_5"><text:a xlink:type="simple" xlink:href="http://backbonejs.org/#introduction"><text:span text:style-name="T572_6">backbonejs</text:span></text:a></text:span><text:span text:style-name="T572_7"><text:a xlink:type="simple" xlink:href="http://backbonejs.org/#introduction"><text:span text:style-name="T572_8">.</text:span></text:a></text:span><text:span text:style-name="T572_9"><text:a xlink:type="simple" xlink:href="http://backbonejs.org/#introduction"><text:span text:style-name="T572_10">org</text:span></text:a></text:span><text:span text:style-name="T572_11"><text:a xlink:type="simple" xlink:href="http://backbonejs.org/#introduction"><text:span text:style-name="T572_12">/#</text:span></text:a></text:span><text:span text:style-name="T572_13"><text:a xlink:type="simple" xlink:href="http://backbonejs.org/#introduction"><text:span text:style-name="T572_14">introduction</text:span></text:a></text:span></text:p>
      <text:p text:style-name="P573"><text:span text:style-name="T573_1"><text:a xlink:type="simple" xlink:href="https://github.com/bevry/query-engine"><text:span text:style-name="T573_2">https</text:span></text:a></text:span><text:span text:style-name="T573_3"><text:a xlink:type="simple" xlink:href="https://github.com/bevry/query-engine"><text:span text:style-name="T573_4">://</text:span></text:a></text:span><text:span text:style-name="T573_5"><text:a xlink:type="simple" xlink:href="https://github.com/bevry/query-engine"><text:span text:style-name="T573_6">github</text:span></text:a></text:span><text:span text:style-name="T573_7"><text:a xlink:type="simple" xlink:href="https://github.com/bevry/query-engine"><text:span text:style-name="T573_8">.</text:span></text:a></text:span><text:span text:style-name="T573_9"><text:a xlink:type="simple" xlink:href="https://github.com/bevry/query-engine"><text:span text:style-name="T573_10">com</text:span></text:a></text:span><text:span text:style-name="T573_11"><text:a xlink:type="simple" xlink:href="https://github.com/bevry/query-engine"><text:span text:style-name="T573_12">/</text:span></text:a></text:span><text:span text:style-name="T573_13"><text:a xlink:type="simple" xlink:href="https://github.com/bevry/query-engine"><text:span text:style-name="T573_14">bevry</text:span></text:a></text:span><text:span text:style-name="T573_15"><text:a xlink:type="simple" xlink:href="https://github.com/bevry/query-engine"><text:span text:style-name="T573_16">/</text:span></text:a></text:span><text:span text:style-name="T573_17"><text:a xlink:type="simple" xlink:href="https://github.com/bevry/query-engine"><text:span text:style-name="T573_18">query</text:span></text:a></text:span><text:span text:style-name="T573_19"><text:a xlink:type="simple" xlink:href="https://github.com/bevry/query-engine"><text:span text:style-name="T573_20">-</text:span></text:a></text:span><text:span text:style-name="T573_21"><text:a xlink:type="simple" xlink:href="https://github.com/bevry/query-engine"><text:span text:style-name="T573_22">engine</text:span></text:a></text:span></text:p>
      <text:p text:style-name="P574"><text:span text:style-name="T574_1"><text:tab/></text:span><text:span text:style-name="T574_2"><text:a xlink:type="simple" xlink:href="https://github.com/davidgtonge/backbone_query"><text:span text:style-name="T574_3">https</text:span></text:a></text:span><text:span text:style-name="T574_4"><text:a xlink:type="simple" xlink:href="https://github.com/davidgtonge/backbone_query"><text:span text:style-name="T574_5">://</text:span></text:a></text:span><text:span text:style-name="T574_6"><text:a xlink:type="simple" xlink:href="https://github.com/davidgtonge/backbone_query"><text:span text:style-name="T574_7">github</text:span></text:a></text:span><text:span text:style-name="T574_8"><text:a xlink:type="simple" xlink:href="https://github.com/davidgtonge/backbone_query"><text:span text:style-name="T574_9">.</text:span></text:a></text:span><text:span text:style-name="T574_10"><text:a xlink:type="simple" xlink:href="https://github.com/davidgtonge/backbone_query"><text:span text:style-name="T574_11">com</text:span></text:a></text:span><text:span text:style-name="T574_12"><text:a xlink:type="simple" xlink:href="https://github.com/davidgtonge/backbone_query"><text:span text:style-name="T574_13">/</text:span></text:a></text:span><text:span text:style-name="T574_14"><text:a xlink:type="simple" xlink:href="https://github.com/davidgtonge/backbone_query"><text:span text:style-name="T574_15">davidgtonge</text:span></text:a></text:span><text:span text:style-name="T574_16"><text:a xlink:type="simple" xlink:href="https://github.com/davidgtonge/backbone_query"><text:span text:style-name="T574_17">/</text:span></text:a></text:span><text:span text:style-name="T574_18"><text:a xlink:type="simple" xlink:href="https://github.com/davidgtonge/backbone_query"><text:span text:style-name="T574_19">backbone</text:span></text:a></text:span><text:span text:style-name="T574_20"><text:a xlink:type="simple" xlink:href="https://github.com/davidgtonge/backbone_query"><text:span text:style-name="T574_21">_</text:span></text:a></text:span><text:span text:style-name="T574_22"><text:a xlink:type="simple" xlink:href="https://github.com/davidgtonge/backbone_query"><text:span text:style-name="T574_23">query</text:span></text:a></text:span></text:p>
      <text:p text:style-name="P575"><text:span text:style-name="T575_1"><text:line-break/><text:line-break/></text:span><text:span text:style-name="T575_2"><text:a xlink:type="simple" xlink:href="http://twitter.github.com/bootstrap/"><text:span text:style-name="T575_3">http</text:span></text:a></text:span><text:span text:style-name="T575_4"><text:a xlink:type="simple" xlink:href="http://twitter.github.com/bootstrap/"><text:span text:style-name="T575_5">://</text:span></text:a></text:span><text:span text:style-name="T575_6"><text:a xlink:type="simple" xlink:href="http://twitter.github.com/bootstrap/"><text:span text:style-name="T575_7">twitter</text:span></text:a></text:span><text:span text:style-name="T575_8"><text:a xlink:type="simple" xlink:href="http://twitter.github.com/bootstrap/"><text:span text:style-name="T575_9">.</text:span></text:a></text:span><text:span text:style-name="T575_10"><text:a xlink:type="simple" xlink:href="http://twitter.github.com/bootstrap/"><text:span text:style-name="T575_11">github</text:span></text:a></text:span><text:span text:style-name="T575_12"><text:a xlink:type="simple" xlink:href="http://twitter.github.com/bootstrap/"><text:span text:style-name="T575_13">.</text:span></text:a></text:span><text:span text:style-name="T575_14"><text:a xlink:type="simple" xlink:href="http://twitter.github.com/bootstrap/"><text:span text:style-name="T575_15">com</text:span></text:a></text:span><text:span text:style-name="T575_16"><text:a xlink:type="simple" xlink:href="http://twitter.github.com/bootstrap/"><text:span text:style-name="T575_17">/</text:span></text:a></text:span><text:span text:style-name="T575_18"><text:a xlink:type="simple" xlink:href="http://twitter.github.com/bootstrap/"><text:span text:style-name="T575_19">bootstrap</text:span></text:a></text:span></text:p>
      <text:p text:style-name="P576"><text:span text:style-name="T576_1"><text:a xlink:type="simple" xlink:href="https://github.com/epeli/underscore.string#readme"><text:span text:style-name="T576_2">https</text:span></text:a></text:span><text:span text:style-name="T576_3"><text:a xlink:type="simple" xlink:href="https://github.com/epeli/underscore.string#readme"><text:span text:style-name="T576_4">://</text:span></text:a></text:span><text:span text:style-name="T576_5"><text:a xlink:type="simple" xlink:href="https://github.com/epeli/underscore.string#readme"><text:span text:style-name="T576_6">github</text:span></text:a></text:span><text:span text:style-name="T576_7"><text:a xlink:type="simple" xlink:href="https://github.com/epeli/underscore.string#readme"><text:span text:style-name="T576_8">.</text:span></text:a></text:span><text:span text:style-name="T576_9"><text:a xlink:type="simple" xlink:href="https://github.com/epeli/underscore.string#readme"><text:span text:style-name="T576_10">com</text:span></text:a></text:span><text:span text:style-name="T576_11"><text:a xlink:type="simple" xlink:href="https://github.com/epeli/underscore.string#readme"><text:span text:style-name="T576_12">/</text:span></text:a></text:span><text:span text:style-name="T576_13"><text:a xlink:type="simple" xlink:href="https://github.com/epeli/underscore.string#readme"><text:span text:style-name="T576_14">epeli</text:span></text:a></text:span><text:span text:style-name="T576_15"><text:a xlink:type="simple" xlink:href="https://github.com/epeli/underscore.string#readme"><text:span text:style-name="T576_16">/</text:span></text:a></text:span><text:span text:style-name="T576_17"><text:a xlink:type="simple" xlink:href="https://github.com/epeli/underscore.string#readme"><text:span text:style-name="T576_18">underscore</text:span></text:a></text:span><text:span text:style-name="T576_19"><text:a xlink:type="simple" xlink:href="https://github.com/epeli/underscore.string#readme"><text:span text:style-name="T576_20">.</text:span></text:a></text:span><text:span text:style-name="T576_21"><text:a xlink:type="simple" xlink:href="https://github.com/epeli/underscore.string#readme"><text:span text:style-name="T576_22">string</text:span></text:a></text:span><text:span text:style-name="T576_23"><text:a xlink:type="simple" xlink:href="https://github.com/epeli/underscore.string#readme"><text:span text:style-name="T576_24">#</text:span></text:a></text:span><text:span text:style-name="T576_25"><text:a xlink:type="simple" xlink:href="https://github.com/epeli/underscore.string#readme"><text:span text:style-name="T576_26">readme</text:span></text:a></text:span></text:p>
      <text:p text:style-name="P577"/>
      <text:p text:style-name="P578"><text:span text:style-name="T578_1">rte</text:span><text:span text:style-name="T578_2">:<text:s/></text:span><text:span text:style-name="T578_3"><text:a xlink:type="simple" xlink:href="http://jhollingworth.github.com/bootstrap-wysihtml5/"><text:span text:style-name="T578_4">http</text:span></text:a></text:span><text:span text:style-name="T578_5"><text:a xlink:type="simple" xlink:href="http://jhollingworth.github.com/bootstrap-wysihtml5/"><text:span text:style-name="T578_6">://</text:span></text:a></text:span><text:span text:style-name="T578_7"><text:a xlink:type="simple" xlink:href="http://jhollingworth.github.com/bootstrap-wysihtml5/"><text:span text:style-name="T578_8">jhollingworth</text:span></text:a></text:span><text:span text:style-name="T578_9"><text:a xlink:type="simple" xlink:href="http://jhollingworth.github.com/bootstrap-wysihtml5/"><text:span text:style-name="T578_10">.</text:span></text:a></text:span><text:span text:style-name="T578_11"><text:a xlink:type="simple" xlink:href="http://jhollingworth.github.com/bootstrap-wysihtml5/"><text:span text:style-name="T578_12">github</text:span></text:a></text:span><text:span text:style-name="T578_13"><text:a xlink:type="simple" xlink:href="http://jhollingworth.github.com/bootstrap-wysihtml5/"><text:span text:style-name="T578_14">.</text:span></text:a></text:span><text:span text:style-name="T578_15"><text:a xlink:type="simple" xlink:href="http://jhollingworth.github.com/bootstrap-wysihtml5/"><text:span text:style-name="T578_16">com</text:span></text:a></text:span><text:span text:style-name="T578_17"><text:a xlink:type="simple" xlink:href="http://jhollingworth.github.com/bootstrap-wysihtml5/"><text:span text:style-name="T578_18">/</text:span></text:a></text:span><text:span text:style-name="T578_19"><text:a xlink:type="simple" xlink:href="http://jhollingworth.github.com/bootstrap-wysihtml5/"><text:span text:style-name="T578_20">bootstrap</text:span></text:a></text:span><text:span text:style-name="T578_21"><text:a xlink:type="simple" xlink:href="http://jhollingworth.github.com/bootstrap-wysihtml5/"><text:span text:style-name="T578_22">-</text:span></text:a></text:span><text:span text:style-name="T578_23"><text:a xlink:type="simple" xlink:href="http://jhollingworth.github.com/bootstrap-wysihtml5/"><text:span text:style-name="T578_24">wysihtml</text:span></text:a></text:span><text:span text:style-name="T578_25"><text:a xlink:type="simple" xlink:href="http://jhollingworth.github.com/bootstrap-wysihtml5/"><text:span text:style-name="T578_26">5/</text:span></text:a></text:span></text:p>
      <text:p text:style-name="P579"><text:span text:style-name="T579_1"><text:a xlink:type="simple" xlink:href="http://bootboxjs.com/"><text:span text:style-name="T579_2">http</text:span></text:a></text:span><text:span text:style-name="T579_3"><text:a xlink:type="simple" xlink:href="http://bootboxjs.com/"><text:span text:style-name="T579_4">://</text:span></text:a></text:span><text:span text:style-name="T579_5"><text:a xlink:type="simple" xlink:href="http://bootboxjs.com/"><text:span text:style-name="T579_6">bootboxjs</text:span></text:a></text:span><text:span text:style-name="T579_7"><text:a xlink:type="simple" xlink:href="http://bootboxjs.com/"><text:span text:style-name="T579_8">.</text:span></text:a></text:span><text:span text:style-name="T579_9"><text:a xlink:type="simple" xlink:href="http://bootboxjs.com/"><text:span text:style-name="T579_10">com</text:span></text:a></text:span><text:span text:style-name="T579_11"><text:a xlink:type="simple" xlink:href="http://bootboxjs.com/"><text:span text:style-name="T579_12">/</text:span></text:a></text:span></text:p>
      <text:p text:style-name="P580"><text:span text:style-name="T580_1">https</text:span><text:span text:style-name="T580_2">://</text:span><text:span text:style-name="T580_3">github</text:span><text:span text:style-name="T580_4">.</text:span><text:span text:style-name="T580_5">com</text:span><text:span text:style-name="T580_6">/</text:span><text:span text:style-name="T580_7">po</text:span><text:span text:style-name="T580_8"><text:s/></text:span><text:span text:style-name="T580_9">wmedia</text:span><text:span text:style-name="T580_10">/</text:span><text:span text:style-name="T580_11">backbone</text:span><text:span text:style-name="T580_12">-</text:span><text:span text:style-name="T580_13">forms</text:span></text:p>
      <text:p text:style-name="P581"><text:span text:style-name="T581_1"><text:a xlink:type="simple" xlink:href="https://github.com/bevry/query-engine"><text:span text:style-name="T581_2">https</text:span></text:a></text:span><text:span text:style-name="T581_3"><text:a xlink:type="simple" xlink:href="https://github.com/bevry/query-engine"><text:span text:style-name="T581_4">://</text:span></text:a></text:span><text:span text:style-name="T581_5"><text:a xlink:type="simple" xlink:href="https://github.com/bevry/query-engine"><text:span text:style-name="T581_6">github</text:span></text:a></text:span><text:span text:style-name="T581_7"><text:a xlink:type="simple" xlink:href="https://github.com/bevry/query-engine"><text:span text:style-name="T581_8">.</text:span></text:a></text:span><text:span text:style-name="T581_9"><text:a xlink:type="simple" xlink:href="https://github.com/bevry/query-engine"><text:span text:style-name="T581_10">com</text:span></text:a></text:span><text:span text:style-name="T581_11"><text:a xlink:type="simple" xlink:href="https://github.com/bevry/query-engine"><text:span text:style-name="T581_12">/</text:span></text:a></text:span><text:span text:style-name="T581_13"><text:a xlink:type="simple" xlink:href="https://github.com/bevry/query-engine"><text:span text:style-name="T581_14">bevry</text:span></text:a></text:span><text:span text:style-name="T581_15"><text:a xlink:type="simple" xlink:href="https://github.com/bevry/query-engine"><text:span text:style-name="T581_16">/</text:span></text:a></text:span><text:span text:style-name="T581_17"><text:a xlink:type="simple" xlink:href="https://github.com/bevry/query-engine"><text:span text:style-name="T581_18">query</text:span></text:a></text:span><text:span text:style-name="T581_19"><text:a xlink:type="simple" xlink:href="https://github.com/bevry/query-engine"><text:span text:style-name="T581_20">-</text:span></text:a></text:span><text:span text:style-name="T581_21"><text:a xlink:type="simple" xlink:href="https://github.com/bevry/query-engine"><text:span text:style-name="T581_22">engine</text:span></text:a></text:span></text:p>
      <text:p text:style-name="P582"><text:span text:style-name="T582_1"><text:a xlink:type="simple" xlink:href="http://bruth.github.com/synapse/docs/"><text:span text:style-name="T582_2">http</text:span></text:a></text:span><text:span text:style-name="T582_3"><text:a xlink:type="simple" xlink:href="http://bruth.github.com/synapse/docs/"><text:span text:style-name="T582_4">://</text:span></text:a></text:span><text:span text:style-name="T582_5"><text:a xlink:type="simple" xlink:href="http://bruth.github.com/synapse/docs/"><text:span text:style-name="T582_6">bruth</text:span></text:a></text:span><text:span text:style-name="T582_7"><text:a xlink:type="simple" xlink:href="http://bruth.github.com/synapse/docs/"><text:span text:style-name="T582_8">.</text:span></text:a></text:span><text:span text:style-name="T582_9"><text:a xlink:type="simple" xlink:href="http://bruth.github.com/synapse/docs/"><text:span text:style-name="T582_10">github</text:span></text:a></text:span><text:span text:style-name="T582_11"><text:a xlink:type="simple" xlink:href="http://bruth.github.com/synapse/docs/"><text:span text:style-name="T582_12">.</text:span></text:a></text:span><text:span text:style-name="T582_13"><text:a xlink:type="simple" xlink:href="http://bruth.github.com/synapse/docs/"><text:span text:style-name="T582_14">com</text:span></text:a></text:span><text:span text:style-name="T582_15"><text:a xlink:type="simple" xlink:href="http://bruth.github.com/synapse/docs/"><text:span text:style-name="T582_16">/</text:span></text:a></text:span><text:span text:style-name="T582_17"><text:a xlink:type="simple" xlink:href="http://bruth.github.com/synapse/docs/"><text:span text:style-name="T582_18">synapse</text:span></text:a></text:span><text:span text:style-name="T582_19"><text:a xlink:type="simple" xlink:href="http://bruth.github.com/synapse/docs/"><text:span text:style-name="T582_20">/</text:span></text:a></text:span><text:span text:style-name="T582_21"><text:a xlink:type="simple" xlink:href="http://bruth.github.com/synapse/docs/"><text:span text:style-name="T582_22">docs</text:span></text:a></text:span><text:span text:style-name="T582_23"><text:a xlink:type="simple" xlink:href="http://bruth.github.com/synapse/docs/"><text:span text:style-name="T582_24">/</text:span></text:a></text:span></text:p>
      <text:p text:style-name="P583"/>
      <text:p text:style-name="P584"><text:span text:style-name="T584_1"><text:a xlink:type="simple" xlink:href="http://wiki.iks-project.eu/index.php/VIE"><text:span text:style-name="T584_2">http</text:span></text:a></text:span><text:span text:style-name="T584_3"><text:a xlink:type="simple" xlink:href="http://wiki.iks-project.eu/index.php/VIE"><text:span text:style-name="T584_4">://</text:span></text:a></text:span><text:span text:style-name="T584_5"><text:a xlink:type="simple" xlink:href="http://wiki.iks-project.eu/index.php/VIE"><text:span text:style-name="T584_6">wiki</text:span></text:a></text:span><text:span text:style-name="T584_7"><text:a xlink:type="simple" xlink:href="http://wiki.iks-project.eu/index.php/VIE"><text:span text:style-name="T584_8">.</text:span></text:a></text:span><text:span text:style-name="T584_9"><text:a xlink:type="simple" xlink:href="http://wiki.iks-project.eu/index.php/VIE"><text:span text:style-name="T584_10">iks</text:span></text:a></text:span><text:span text:style-name="T584_11"><text:a xlink:type="simple" xlink:href="http://wiki.iks-project.eu/index.php/VIE"><text:span text:style-name="T584_12">-</text:span></text:a></text:span><text:span text:style-name="T584_13"><text:a xlink:type="simple" xlink:href="http://wiki.iks-project.eu/index.php/VIE"><text:span text:style-name="T584_14">project</text:span></text:a></text:span><text:span text:style-name="T584_15"><text:a xlink:type="simple" xlink:href="http://wiki.iks-project.eu/index.php/VIE"><text:span text:style-name="T584_16">.</text:span></text:a></text:span><text:span text:style-name="T584_17"><text:a xlink:type="simple" xlink:href="http://wiki.iks-project.eu/index.php/VIE"><text:span text:style-name="T584_18">eu</text:span></text:a></text:span><text:span text:style-name="T584_19"><text:a xlink:type="simple" xlink:href="http://wiki.iks-project.eu/index.php/VIE"><text:span text:style-name="T584_20">/</text:span></text:a></text:span><text:span text:style-name="T584_21"><text:a xlink:type="simple" xlink:href="http://wiki.iks-project.eu/index.php/VIE"><text:span text:style-name="T584_22">index</text:span></text:a></text:span><text:span text:style-name="T584_23"><text:a xlink:type="simple" xlink:href="http://wiki.iks-project.eu/index.php/VIE"><text:span text:style-name="T584_24">.</text:span></text:a></text:span><text:span text:style-name="T584_25"><text:a xlink:type="simple" xlink:href="http://wiki.iks-project.eu/index.php/VIE"><text:span text:style-name="T584_26">php</text:span></text:a></text:span><text:span text:style-name="T584_27"><text:a xlink:type="simple" xlink:href="http://wiki.iks-project.eu/index.php/VIE"><text:span text:style-name="T584_28">/</text:span></text:a></text:span><text:span text:style-name="T584_29"><text:a xlink:type="simple" xlink:href="http://wiki.iks-project.eu/index.php/VIE"><text:span text:style-name="T584_30">VIE</text:span></text:a></text:span></text:p>
      <text:p text:style-name="P585"/>
      <text:p text:style-name="P586"><text:span text:style-name="T586_1"><text:a xlink:type="simple" xlink:href="https://github.com/kendagriff/backbone.analytics"><text:span text:style-name="T586_2">https</text:span></text:a></text:span><text:span text:style-name="T586_3"><text:a xlink:type="simple" xlink:href="https://github.com/kendagriff/backbone.analytics"><text:span text:style-name="T586_4">://</text:span></text:a></text:span><text:span text:style-name="T586_5"><text:a xlink:type="simple" xlink:href="https://github.com/kendagriff/backbone.analytics"><text:span text:style-name="T586_6">github</text:span></text:a></text:span><text:span text:style-name="T586_7"><text:a xlink:type="simple" xlink:href="https://github.com/kendagriff/backbone.analytics"><text:span text:style-name="T586_8">.</text:span></text:a></text:span><text:span text:style-name="T586_9"><text:a xlink:type="simple" xlink:href="https://github.com/kendagriff/backbone.analytics"><text:span text:style-name="T586_10">com</text:span></text:a></text:span><text:span text:style-name="T586_11"><text:a xlink:type="simple" xlink:href="https://github.com/kendagriff/backbone.analytics"><text:span text:style-name="T586_12">/</text:span></text:a></text:span><text:span text:style-name="T586_13"><text:a xlink:type="simple" xlink:href="https://github.com/kendagriff/backbone.analytics"><text:span text:style-name="T586_14">kendagriff</text:span></text:a></text:span><text:span text:style-name="T586_15"><text:a xlink:type="simple" xlink:href="https://github.com/kendagriff/backbone.analytics"><text:span text:style-name="T586_16">/</text:span></text:a></text:span><text:span text:style-name="T586_17"><text:a xlink:type="simple" xlink:href="https://github.com/kendagriff/backbone.analytics"><text:span text:style-name="T586_18">backbone</text:span></text:a></text:span><text:span text:style-name="T586_19"><text:a xlink:type="simple" xlink:href="https://github.com/kendagriff/backbone.analytics"><text:span text:style-name="T586_20">.</text:span></text:a></text:span><text:span text:style-name="T586_21"><text:a xlink:type="simple" xlink:href="https://github.com/kendagriff/backbone.analytics"><text:span text:style-name="T586_22">analytics</text:span></text:a></text:span></text:p>
      <text:p text:style-name="P587"/>
      <text:p text:style-name="P588"><text:span text:style-name="T588_1"><text:a xlink:type="simple" xlink:href="https://github.com/mlanza/thingy-client"><text:span text:style-name="T588_2">https</text:span></text:a></text:span><text:span text:style-name="T588_3"><text:a xlink:type="simple" xlink:href="https://github.com/mlanza/thingy-client"><text:span text:style-name="T588_4">://</text:span></text:a></text:span><text:span text:style-name="T588_5"><text:a xlink:type="simple" xlink:href="https://github.com/mlanza/thingy-client"><text:span text:style-name="T588_6">github</text:span></text:a></text:span><text:span text:style-name="T588_7"><text:a xlink:type="simple" xlink:href="https://github.com/mlanza/thingy-client"><text:span text:style-name="T588_8">.</text:span></text:a></text:span><text:span text:style-name="T588_9"><text:a xlink:type="simple" xlink:href="https://github.com/mlanza/thingy-client"><text:span text:style-name="T588_10">com</text:span></text:a></text:span><text:span text:style-name="T588_11"><text:a xlink:type="simple" xlink:href="https://github.com/mlanza/thingy-client"><text:span text:style-name="T588_12">/</text:span></text:a></text:span><text:span text:style-name="T588_13"><text:a xlink:type="simple" xlink:href="https://github.com/mlanza/thingy-client"><text:span text:style-name="T588_14">mlanza</text:span></text:a></text:span><text:span text:style-name="T588_15"><text:a xlink:type="simple" xlink:href="https://github.com/mlanza/thingy-client"><text:span text:style-name="T588_16">/</text:span></text:a></text:span><text:span text:style-name="T588_17"><text:a xlink:type="simple" xlink:href="https://github.com/mlanza/thingy-client"><text:span text:style-name="T588_18">thingy</text:span></text:a></text:span><text:span text:style-name="T588_19"><text:a xlink:type="simple" xlink:href="https://github.com/mlanza/thingy-client"><text:span text:style-name="T588_20">-</text:span></text:a></text:span><text:span text:style-name="T588_21"><text:a xlink:type="simple" xlink:href="https://github.com/mlanza/thingy-client"><text:span text:style-name="T588_22">client</text:span></text:a></text:span></text:p>
      <text:p text:style-name="P589"><text:span text:style-name="T589_1"><text:a xlink:type="simple" xlink:href="http://treeline.bellz.org/download.html"><text:span text:style-name="T589_2">http</text:span></text:a></text:span><text:span text:style-name="T589_3"><text:a xlink:type="simple" xlink:href="http://treeline.bellz.org/download.html"><text:span text:style-name="T589_4">://</text:span></text:a></text:span><text:span text:style-name="T589_5"><text:a xlink:type="simple" xlink:href="http://treeline.bellz.org/download.html"><text:span text:style-name="T589_6">treeline</text:span></text:a></text:span><text:span text:style-name="T589_7"><text:a xlink:type="simple" xlink:href="http://treeline.bellz.org/download.html"><text:span text:style-name="T589_8">.</text:span></text:a></text:span><text:span text:style-name="T589_9"><text:a xlink:type="simple" xlink:href="http://treeline.bellz.org/download.html"><text:span text:style-name="T589_10">bellz</text:span></text:a></text:span><text:span text:style-name="T589_11"><text:a xlink:type="simple" xlink:href="http://treeline.bellz.org/download.html"><text:span text:style-name="T589_12">.</text:span></text:a></text:span><text:span text:style-name="T589_13"><text:a xlink:type="simple" xlink:href="http://treeline.bellz.org/download.html"><text:span text:style-name="T589_14">org</text:span></text:a></text:span><text:span text:style-name="T589_15"><text:a xlink:type="simple" xlink:href="http://treeline.bellz.org/download.html"><text:span text:style-name="T589_16">/</text:span></text:a></text:span><text:span text:style-name="T589_17"><text:a xlink:type="simple" xlink:href="http://treeline.bellz.org/download.html"><text:span text:style-name="T589_18">download</text:span></text:a></text:span><text:span text:style-name="T589_19"><text:a xlink:type="simple" xlink:href="http://treeline.bellz.org/download.html"><text:span text:style-name="T589_20">.</text:span></text:a></text:span><text:span text:style-name="T589_21"><text:a xlink:type="simple" xlink:href="http://treeline.bellz.org/download.html"><text:span text:style-name="T589_22">html</text:span></text:a></text:span></text:p>
      <text:p text:style-name="P590"/>
      <text:p text:style-name="P591"><text:span text:style-name="T591_1">https</text:span><text:span text:style-name="T591_2">://</text:span><text:span text:style-name="T591_3">github</text:span><text:span text:style-name="T591_4">.</text:span><text:span text:style-name="T591_5">com</text:span><text:span text:style-name="T591_6">/</text:span><text:span text:style-name="T591_7">bry</text:span><text:span text:style-name="T591_8">4</text:span><text:span text:style-name="T591_9">n</text:span><text:span text:style-name="T591_10">/</text:span><text:span text:style-name="T591_11">backbone</text:span><text:span text:style-name="T591_12">-</text:span><text:span text:style-name="T591_13">shortcuts</text:span></text:p>
      <text:p text:style-name="P592"><text:span text:style-name="T592_1"><text:a xlink:type="simple" xlink:href="http://mousesearch3d.com/"><text:span text:style-name="T592_2">http</text:span></text:a></text:span><text:span text:style-name="T592_3"><text:a xlink:type="simple" xlink:href="http://mousesearch3d.com/"><text:span text:style-name="T592_4">://</text:span></text:a></text:span><text:span text:style-name="T592_5"><text:a xlink:type="simple" xlink:href="http://mousesearch3d.com/"><text:span text:style-name="T592_6">mousesearch</text:span></text:a></text:span><text:span text:style-name="T592_7"><text:a xlink:type="simple" xlink:href="http://mousesearch3d.com/"><text:span text:style-name="T592_8">3</text:span></text:a></text:span><text:span text:style-name="T592_9"><text:a xlink:type="simple" xlink:href="http://mousesearch3d.com/"><text:span text:style-name="T592_10">d</text:span></text:a></text:span><text:span text:style-name="T592_11"><text:a xlink:type="simple" xlink:href="http://mousesearch3d.com/"><text:span text:style-name="T592_12">.</text:span></text:a></text:span><text:span text:style-name="T592_13"><text:a xlink:type="simple" xlink:href="http://mousesearch3d.com/"><text:span text:style-name="T592_14">com</text:span></text:a></text:span><text:span text:style-name="T592_15"><text:a xlink:type="simple" xlink:href="http://mousesearch3d.com/"><text:span text:style-name="T592_16">/</text:span></text:a></text:span></text:p>
      <text:p text:style-name="P593"><text:span text:style-name="T593_1"><text:a xlink:type="simple" xlink:href="http://semantic-mediawiki.org/wiki/Semantic_MediaWiki_Plus"><text:span text:style-name="T593_2">http</text:span></text:a></text:span><text:span text:style-name="T593_3"><text:a xlink:type="simple" xlink:href="http://semantic-mediawiki.org/wiki/Semantic_MediaWiki_Plus"><text:span text:style-name="T593_4">://</text:span></text:a></text:span><text:span text:style-name="T593_5"><text:a xlink:type="simple" xlink:href="http://semantic-mediawiki.org/wiki/Semantic_MediaWiki_Plus"><text:span text:style-name="T593_6">semantic</text:span></text:a></text:span><text:span text:style-name="T593_7"><text:a xlink:type="simple" xlink:href="http://semantic-mediawiki.org/wiki/Semantic_MediaWiki_Plus"><text:span text:style-name="T593_8">-</text:span></text:a></text:span><text:span text:style-name="T593_9"><text:a xlink:type="simple" xlink:href="http://semantic-mediawiki.org/wiki/Semantic_MediaWiki_Plus"><text:span text:style-name="T593_10">mediawiki</text:span></text:a></text:span><text:span text:style-name="T593_11"><text:a xlink:type="simple" xlink:href="http://semantic-mediawiki.org/wiki/Semantic_MediaWiki_Plus"><text:span text:style-name="T593_12">.</text:span></text:a></text:span><text:span text:style-name="T593_13"><text:a xlink:type="simple" xlink:href="http://semantic-mediawiki.org/wiki/Semantic_MediaWiki_Plus"><text:span text:style-name="T593_14">org</text:span></text:a></text:span><text:span text:style-name="T593_15"><text:a xlink:type="simple" xlink:href="http://semantic-mediawiki.org/wiki/Semantic_MediaWiki_Plus"><text:span text:style-name="T593_16">/</text:span></text:a></text:span><text:span text:style-name="T593_17"><text:a xlink:type="simple" xlink:href="http://semantic-mediawiki.org/wiki/Semantic_MediaWiki_Plus"><text:span text:style-name="T593_18">wiki</text:span></text:a></text:span><text:span text:style-name="T593_19"><text:a xlink:type="simple" xlink:href="http://semantic-mediawiki.org/wiki/Semantic_MediaWiki_Plus"><text:span text:style-name="T593_20">/</text:span></text:a></text:span><text:span text:style-name="T593_21"><text:a xlink:type="simple" xlink:href="http://semantic-mediawiki.org/wiki/Semantic_MediaWiki_Plus"><text:span text:style-name="T593_22">Semantic</text:span></text:a></text:span><text:span text:style-name="T593_23"><text:a xlink:type="simple" xlink:href="http://semantic-mediawiki.org/wiki/Semantic_MediaWiki_Plus"><text:span text:style-name="T593_24">_</text:span></text:a></text:span><text:span text:style-name="T593_25"><text:a xlink:type="simple" xlink:href="http://semantic-mediawiki.org/wiki/Semantic_MediaWiki_Plus"><text:span text:style-name="T593_26">MediaWiki</text:span></text:a></text:span><text:span text:style-name="T593_27"><text:a xlink:type="simple" xlink:href="http://semantic-mediawiki.org/wiki/Semantic_MediaWiki_Plus"><text:span text:style-name="T593_28">_</text:span></text:a></text:span><text:span text:style-name="T593_29"><text:a xlink:type="simple" xlink:href="http://semantic-mediawiki.org/wiki/Semantic_MediaWiki_Plus"><text:span text:style-name="T593_30">Plus</text:span></text:a></text:span></text:p>
      <text:p text:style-name="P594"/>
      <text:p text:style-name="P595"><text:span text:style-name="T595_1">Combobox</text:span></text:p>
      <text:p text:style-name="P596"><text:span text:style-name="T596_1"><text:a xlink:type="simple" xlink:href="http://ivaynberg.github.com/select2/"><text:span text:style-name="T596_2">http</text:span></text:a></text:span><text:span text:style-name="T596_3"><text:a xlink:type="simple" xlink:href="http://ivaynberg.github.com/select2/"><text:span text:style-name="T596_4">://</text:span></text:a></text:span><text:span text:style-name="T596_5"><text:a xlink:type="simple" xlink:href="http://ivaynberg.github.com/select2/"><text:span text:style-name="T596_6">ivaynberg</text:span></text:a></text:span><text:span text:style-name="T596_7"><text:a xlink:type="simple" xlink:href="http://ivaynberg.github.com/select2/"><text:span text:style-name="T596_8">.</text:span></text:a></text:span><text:span text:style-name="T596_9"><text:a xlink:type="simple" xlink:href="http://ivaynberg.github.com/select2/"><text:span text:style-name="T596_10">github</text:span></text:a></text:span><text:span text:style-name="T596_11"><text:a xlink:type="simple" xlink:href="http://ivaynberg.github.com/select2/"><text:span text:style-name="T596_12">.</text:span></text:a></text:span><text:span text:style-name="T596_13"><text:a xlink:type="simple" xlink:href="http://ivaynberg.github.com/select2/"><text:span text:style-name="T596_14">com</text:span></text:a></text:span><text:span text:style-name="T596_15"><text:a xlink:type="simple" xlink:href="http://ivaynberg.github.com/select2/"><text:span text:style-name="T596_16">/</text:span></text:a></text:span><text:span text:style-name="T596_17"><text:a xlink:type="simple" xlink:href="http://ivaynberg.github.com/select2/"><text:span text:style-name="T596_18">select</text:span></text:a></text:span><text:span text:style-name="T596_19"><text:a xlink:type="simple" xlink:href="http://ivaynberg.github.com/select2/"><text:span text:style-name="T596_20">2/</text:span></text:a></text:span><text:span text:style-name="T596_21"><text:s/></text:span><text:span text:style-name="T596_22">multi</text:span><text:span text:style-name="T596_23">-</text:span><text:span text:style-name="T596_24">value</text:span><text:span text:style-name="T596_25"><text:s/></text:span><text:span text:style-name="T596_26">select</text:span><text:span text:style-name="T596_27"><text:s/></text:span><text:span text:style-name="T596_28">boxes</text:span><text:span text:style-name="T596_29"><text:s/>-&gt;<text:s/></text:span><text:span text:style-name="T596_30">pills</text:span></text:p>
      <text:p text:style-name="P597"/>
      <text:p text:style-name="P598"><text:span text:style-name="T598_1">Keyboard</text:span><text:span text:style-name="T598_2"><text:s/></text:span><text:span text:style-name="T598_3">shortcuts</text:span></text:p>
      <text:p text:style-name="P599"><text:span text:style-name="T599_1"><text:tab/></text:span><text:span text:style-name="T599_2"><text:a xlink:type="simple" xlink:href="http://craig.is/killing/mice"><text:span text:style-name="T599_3">http</text:span></text:a></text:span><text:span text:style-name="T599_4"><text:a xlink:type="simple" xlink:href="http://craig.is/killing/mice"><text:span text:style-name="T599_5">://</text:span></text:a></text:span><text:span text:style-name="T599_6"><text:a xlink:type="simple" xlink:href="http://craig.is/killing/mice"><text:span text:style-name="T599_7">craig</text:span></text:a></text:span><text:span text:style-name="T599_8"><text:a xlink:type="simple" xlink:href="http://craig.is/killing/mice"><text:span text:style-name="T599_9">.</text:span></text:a></text:span><text:span text:style-name="T599_10"><text:a xlink:type="simple" xlink:href="http://craig.is/killing/mice"><text:span text:style-name="T599_11">is</text:span></text:a></text:span><text:span text:style-name="T599_12"><text:a xlink:type="simple" xlink:href="http://craig.is/killing/mice"><text:span text:style-name="T599_13">/</text:span></text:a></text:span><text:span text:style-name="T599_14"><text:a xlink:type="simple" xlink:href="http://craig.is/killing/mice"><text:span text:style-name="T599_15">killing</text:span></text:a></text:span><text:span text:style-name="T599_16"><text:a xlink:type="simple" xlink:href="http://craig.is/killing/mice"><text:span text:style-name="T599_17">/</text:span></text:a></text:span><text:span text:style-name="T599_18"><text:a xlink:type="simple" xlink:href="http://craig.is/killing/mice"><text:span text:style-name="T599_19">mice</text:span></text:a></text:span></text:p>
      <text:p text:style-name="P600"><text:span text:style-name="T600_1"><text:line-break/></text:span></text:p>
      <text:p text:style-name="P601"/>
      <text:p text:style-name="P602"/>
      <text:h text:style-name="P603" text:outline-level="10"><text:bookmark-start text:name="h.ayrt18kl2rsa"/><text:bookmark-end text:name="h.ayrt18kl2rsa"/><text:span text:style-name="T603_1">Github</text:span><text:span text:style-name="T603_2"><text:s/></text:span><text:span text:style-name="T603_3">Development</text:span><text:span text:style-name="T603_4"><text:s/></text:span><text:span text:style-name="T603_5">Flow</text:span></text:h>
      <text:p text:style-name="P604"><text:span text:style-name="T604_1"><text:a xlink:type="simple" xlink:href="http://scottchacon.com/2011/08/31/github-flow.html"><text:span text:style-name="T604_2">http</text:span></text:a></text:span><text:span text:style-name="T604_3"><text:a xlink:type="simple" xlink:href="http://scottchacon.com/2011/08/31/github-flow.html"><text:span text:style-name="T604_4">://</text:span></text:a></text:span><text:span text:style-name="T604_5"><text:a xlink:type="simple" xlink:href="http://scottchacon.com/2011/08/31/github-flow.html"><text:span text:style-name="T604_6">scottchacon</text:span></text:a></text:span><text:span text:style-name="T604_7"><text:a xlink:type="simple" xlink:href="http://scottchacon.com/2011/08/31/github-flow.html"><text:span text:style-name="T604_8">.</text:span></text:a></text:span><text:span text:style-name="T604_9"><text:a xlink:type="simple" xlink:href="http://scottchacon.com/2011/08/31/github-flow.html"><text:span text:style-name="T604_10">com</text:span></text:a></text:span><text:span text:style-name="T604_11"><text:a xlink:type="simple" xlink:href="http://scottchacon.com/2011/08/31/github-flow.html"><text:span text:style-name="T604_12">/2011/08/31/</text:span></text:a></text:span><text:span text:style-name="T604_13"><text:a xlink:type="simple" xlink:href="http://scottchacon.com/2011/08/31/github-flow.html"><text:span text:style-name="T604_14">github</text:span></text:a></text:span><text:span text:style-name="T604_15"><text:a xlink:type="simple" xlink:href="http://scottchacon.com/2011/08/31/github-flow.html"><text:span text:style-name="T604_16">-</text:span></text:a></text:span><text:span text:style-name="T604_17"><text:a xlink:type="simple" xlink:href="http://scottchacon.com/2011/08/31/github-flow.html"><text:span text:style-name="T604_18">flow</text:span></text:a></text:span><text:span text:style-name="T604_19"><text:a xlink:type="simple" xlink:href="http://scottchacon.com/2011/08/31/github-flow.html"><text:span text:style-name="T604_20">.</text:span></text:a></text:span><text:span text:style-name="T604_21"><text:a xlink:type="simple" xlink:href="http://scottchacon.com/2011/08/31/github-flow.html"><text:span text:style-name="T604_22">html</text:span></text:a></text:span></text:p>
      <text:p text:style-name="P605"/>
      <text:p text:style-name="P606"><text:span text:style-name="T606_1">From</text:span><text:span text:style-name="T606_2"><text:s/></text:span><text:span text:style-name="T606_3">the</text:span><text:span text:style-name="T606_4"><text:s/></text:span><text:span text:style-name="T606_5">post</text:span><text:span text:style-name="T606_6">:</text:span></text:p>
      <text:p text:style-name="P607"/>
      <text:p text:style-name="P608"><text:span text:style-name="T608_1">*<text:s/></text:span><text:span text:style-name="T608_2">Anything</text:span><text:span text:style-name="T608_3"><text:s/></text:span><text:span text:style-name="T608_4">in</text:span><text:span text:style-name="T608_5"><text:s/></text:span><text:span text:style-name="T608_6">the</text:span><text:span text:style-name="T608_7"><text:s/></text:span><text:span text:style-name="T608_8">master</text:span><text:span text:style-name="T608_9"><text:s/></text:span><text:span text:style-name="T608_10">branch</text:span><text:span text:style-name="T608_11"><text:s/></text:span><text:span text:style-name="T608_12">is</text:span><text:span text:style-name="T608_13"><text:s/></text:span><text:span text:style-name="T608_14">deployable</text:span></text:p>
      <text:p text:style-name="P609"><text:span text:style-name="T609_1">*<text:s/></text:span><text:span text:style-name="T609_2">To</text:span><text:span text:style-name="T609_3"><text:s/></text:span><text:span text:style-name="T609_4">work</text:span><text:span text:style-name="T609_5"><text:s/></text:span><text:span text:style-name="T609_6">on</text:span><text:span text:style-name="T609_7"><text:s/></text:span><text:span text:style-name="T609_8">something</text:span><text:span text:style-name="T609_9"><text:s/></text:span><text:span text:style-name="T609_10">new</text:span><text:span text:style-name="T609_11">,<text:s/></text:span><text:span text:style-name="T609_12">create</text:span><text:span text:style-name="T609_13"><text:s/></text:span><text:span text:style-name="T609_14">a</text:span><text:span text:style-name="T609_15"><text:s/></text:span><text:span text:style-name="T609_16">descriptively</text:span><text:span text:style-name="T609_17"><text:s/></text:span><text:span text:style-name="T609_18">named</text:span><text:span text:style-name="T609_19"><text:s/></text:span><text:span text:style-name="T609_20">branch</text:span><text:span text:style-name="T609_21"><text:s/></text:span><text:span text:style-name="T609_22">off</text:span><text:span text:style-name="T609_23"><text:s/></text:span><text:span text:style-name="T609_24">of</text:span><text:span text:style-name="T609_25"><text:s/></text:span><text:span text:style-name="T609_26">master</text:span><text:span text:style-name="T609_27"><text:s/>(</text:span><text:span text:style-name="T609_28">ie</text:span><text:span text:style-name="T609_29">:<text:s/></text:span><text:span text:style-name="T609_30">new</text:span><text:span text:style-name="T609_31">-</text:span><text:span text:style-name="T609_32">oauth</text:span><text:span text:style-name="T609_33">2-</text:span><text:span text:style-name="T609_34">scopes</text:span><text:span text:style-name="T609_35">)</text:span></text:p>
      <text:p text:style-name="P610"><text:span text:style-name="T610_1">*<text:s/></text:span><text:span text:style-name="T610_2">Commit</text:span><text:span text:style-name="T610_3"><text:s/></text:span><text:span text:style-name="T610_4">to</text:span><text:span text:style-name="T610_5"><text:s/></text:span><text:span text:style-name="T610_6">that</text:span><text:span text:style-name="T610_7"><text:s/></text:span><text:span text:style-name="T610_8">branch</text:span><text:span text:style-name="T610_9"><text:s/></text:span><text:span text:style-name="T610_10">locally</text:span><text:span text:style-name="T610_11"><text:s/></text:span><text:span text:style-name="T610_12">and</text:span><text:span text:style-name="T610_13"><text:s/></text:span><text:span text:style-name="T610_14">regularly</text:span><text:span text:style-name="T610_15"><text:s/></text:span><text:span text:style-name="T610_16">push</text:span><text:span text:style-name="T610_17"><text:s/></text:span><text:span text:style-name="T610_18">your</text:span><text:span text:style-name="T610_19"><text:s/></text:span><text:span text:style-name="T610_20">work</text:span><text:span text:style-name="T610_21"><text:s/></text:span><text:span text:style-name="T610_22">to</text:span><text:span text:style-name="T610_23"><text:s/></text:span><text:span text:style-name="T610_24">the</text:span><text:span text:style-name="T610_25"><text:s/></text:span><text:span text:style-name="T610_26">same</text:span><text:span text:style-name="T610_27"><text:s/></text:span><text:span text:style-name="T610_28">named</text:span><text:span text:style-name="T610_29"><text:s/></text:span><text:span text:style-name="T610_30">branch</text:span><text:span text:style-name="T610_31"><text:s/></text:span><text:span text:style-name="T610_32">on</text:span><text:span text:style-name="T610_33"><text:s/></text:span><text:span text:style-name="T610_34">the</text:span><text:span text:style-name="T610_35"><text:s/></text:span><text:span text:style-name="T610_36">server</text:span></text:p>
      <text:p text:style-name="P611"><text:span text:style-name="T611_1">*<text:s/></text:span><text:span text:style-name="T611_2">When</text:span><text:span text:style-name="T611_3"><text:s/></text:span><text:span text:style-name="T611_4">you</text:span><text:span text:style-name="T611_5"><text:s/></text:span><text:span text:style-name="T611_6">need</text:span><text:span text:style-name="T611_7"><text:s/></text:span><text:span text:style-name="T611_8">feedback</text:span><text:span text:style-name="T611_9"><text:s/></text:span><text:span text:style-name="T611_10">or</text:span><text:span text:style-name="T611_11"><text:s/></text:span><text:span text:style-name="T611_12">help</text:span><text:span text:style-name="T611_13">,<text:s/></text:span><text:span text:style-name="T611_14">or</text:span><text:span text:style-name="T611_15"><text:s/></text:span><text:span text:style-name="T611_16">you</text:span><text:span text:style-name="T611_17"><text:s/></text:span><text:span text:style-name="T611_18">think</text:span><text:span text:style-name="T611_19"><text:s/></text:span><text:span text:style-name="T611_20">the</text:span><text:span text:style-name="T611_21"><text:s/></text:span><text:span text:style-name="T611_22">branch</text:span><text:span text:style-name="T611_23"><text:s/></text:span><text:span text:style-name="T611_24">is</text:span><text:span text:style-name="T611_25"><text:s/></text:span><text:span text:style-name="T611_26">ready</text:span><text:span text:style-name="T611_27"><text:s/></text:span><text:span text:style-name="T611_28">for</text:span><text:span text:style-name="T611_29"><text:s/></text:span><text:span text:style-name="T611_30">merging</text:span><text:span text:style-name="T611_31">,<text:s/></text:span><text:span text:style-name="T611_32">open</text:span><text:span text:style-name="T611_33"><text:s/></text:span><text:span text:style-name="T611_34">a</text:span><text:span text:style-name="T611_35"><text:s/></text:span><text:span text:style-name="T611_36">pull</text:span><text:span text:style-name="T611_37"><text:s/></text:span><text:span text:style-name="T611_38">request</text:span></text:p>
      <text:p text:style-name="P612"><text:span text:style-name="T612_1">*<text:s/></text:span><text:span text:style-name="T612_2">After</text:span><text:span text:style-name="T612_3"><text:s/></text:span><text:span text:style-name="T612_4">someone</text:span><text:span text:style-name="T612_5"><text:s/></text:span><text:span text:style-name="T612_6">else</text:span><text:span text:style-name="T612_7"><text:s/></text:span><text:span text:style-name="T612_8">has</text:span><text:span text:style-name="T612_9"><text:s/></text:span><text:span text:style-name="T612_10">reviewed</text:span><text:span text:style-name="T612_11"><text:s/></text:span><text:span text:style-name="T612_12">and</text:span><text:span text:style-name="T612_13"><text:s/></text:span><text:span text:style-name="T612_14">signed</text:span><text:span text:style-name="T612_15"><text:s/></text:span><text:span text:style-name="T612_16">off</text:span><text:span text:style-name="T612_17"><text:s/></text:span><text:span text:style-name="T612_18">on</text:span><text:span text:style-name="T612_19"><text:s/></text:span><text:span text:style-name="T612_20">the</text:span><text:span text:style-name="T612_21"><text:s/></text:span><text:span text:style-name="T612_22">feature</text:span><text:span text:style-name="T612_23">,<text:s/></text:span><text:span text:style-name="T612_24">you</text:span><text:span text:style-name="T612_25"><text:s/></text:span><text:span text:style-name="T612_26">can</text:span><text:span text:style-name="T612_27"><text:s/></text:span><text:span text:style-name="T612_28">merge</text:span><text:span text:style-name="T612_29"><text:s/></text:span><text:span text:style-name="T612_30">it</text:span><text:span text:style-name="T612_31"><text:s/></text:span><text:span text:style-name="T612_32">into</text:span><text:span text:style-name="T612_33"><text:s/></text:span><text:span text:style-name="T612_34">master</text:span></text:p>
      <text:p text:style-name="P613"><text:span text:style-name="T613_1">*<text:s/></text:span><text:span text:style-name="T613_2">Once</text:span><text:span text:style-name="T613_3"><text:s/></text:span><text:span text:style-name="T613_4">it</text:span><text:span text:style-name="T613_5"><text:s/></text:span><text:span text:style-name="T613_6">is</text:span><text:span text:style-name="T613_7"><text:s/></text:span><text:span text:style-name="T613_8">merged</text:span><text:span text:style-name="T613_9"><text:s/></text:span><text:span text:style-name="T613_10">and</text:span><text:span text:style-name="T613_11"><text:s/></text:span><text:span text:style-name="T613_12">pushed</text:span><text:span text:style-name="T613_13"><text:s/></text:span><text:span text:style-name="T613_14">to</text:span><text:span text:style-name="T613_15"><text:s/>‘</text:span><text:span text:style-name="T613_16">master</text:span><text:span text:style-name="T613_17">’,<text:s/></text:span><text:span text:style-name="T613_18">you</text:span><text:span text:style-name="T613_19"><text:s/></text:span><text:span text:style-name="T613_20">can</text:span><text:span text:style-name="T613_21"><text:s/></text:span><text:span text:style-name="T613_22">and</text:span><text:span text:style-name="T613_23"><text:s/></text:span><text:span text:style-name="T613_24">should</text:span><text:span text:style-name="T613_25"><text:s/></text:span><text:span text:style-name="T613_26">deploy</text:span><text:span text:style-name="T613_27"><text:s/></text:span><text:span text:style-name="T613_28">immediately</text:span></text:p>
      <text:p text:style-name="P614"/>
      <text:h text:style-name="P615" text:outline-level="10"><text:bookmark-start text:name="h.mp3m83ristpl"/><text:bookmark-end text:name="h.mp3m83ristpl"/><text:span text:style-name="T615_1">Blank</text:span></text:h>
      <table:table table:style-name="Table8">
        <table:table-column table:style-name="Column15"/>
        <table:table-column table:style-name="Column16"/>
        <table:table-row table:style-name="Row15">
          <table:table-cell table:style-name="Cell29">
            <text:p text:style-name="P616"><text:span text:style-name="T616_1">What</text:span><text:span text:style-name="T616_2"><text:s/></text:span><text:span text:style-name="T616_3">it</text:span><text:span text:style-name="T616_4"><text:s/></text:span><text:span text:style-name="T616_5">Does</text:span></text:p>
          </table:table-cell>
          <table:table-cell table:style-name="Cell30">
            <text:p text:style-name="P617"><text:span text:style-name="T617_1">What</text:span><text:span text:style-name="T617_2"><text:s/></text:span><text:span text:style-name="T617_3">it</text:span><text:span text:style-name="T617_4"><text:s/></text:span><text:span text:style-name="T617_5">Doesn</text:span><text:span text:style-name="T617_6">’</text:span><text:span text:style-name="T617_7">t</text:span><text:span text:style-name="T617_8"><text:s/>(</text:span><text:span text:style-name="T617_9">yet</text:span><text:span text:style-name="T617_10">)</text:span></text:p>
          </table:table-cell>
        </table:table-row>
        <table:table-row table:style-name="Row16">
          <table:table-cell table:style-name="Cell31">
            <text:p text:style-name="P618"/>
          </table:table-cell>
          <table:table-cell table:style-name="Cell32">
            <text:p text:style-name="P619"/>
          </table:table-cell>
        </table:table-row>
      </table:table>
      <text:p text:style-name="P620"/>
      <text:p text:style-name="P62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3Level0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3Level1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3Level2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3Level3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3Level4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3Level5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3Level6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3Level7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List13Level8" style:family="text">
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■" text:style-name="List1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■" text:style-name="List1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  <text:list-level-style-bullet text:bullet-char="■" text:style-name="List1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cc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  </text:list-level-style-bullet>
    </text:list-style>
    <style:style style:name="List1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6">
      <text:list-level-style-bullet text:bullet-char="●" text:style-name="List1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7">
      <text:list-level-style-bullet text:bullet-char="●" text:style-name="List1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8">
      <text:list-level-style-bullet text:bullet-char="●" text:style-name="List1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9">
      <text:list-level-style-bullet text:bullet-char="●" text:style-name="List1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0">
      <text:list-level-style-bullet text:bullet-char="●" text:style-name="List2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1">
      <text:list-level-style-bullet text:bullet-char="●" text:style-name="List2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2">
      <text:list-level-style-bullet text:bullet-char="●" text:style-name="List2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3">
      <text:list-level-style-bullet text:bullet-char="●" text:style-name="List2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4">
      <text:list-level-style-bullet text:bullet-char="●" text:style-name="List2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5">
      <text:list-level-style-bullet text:bullet-char="●" text:style-name="List2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6">
      <text:list-level-style-bullet text:bullet-char="●" text:style-name="List2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7">
      <text:list-level-style-bullet text:bullet-char="●" text:style-name="List27Level0" text:level="1">
        <style:list-level-properties text:space-before="0.635cm" text:min-label-width="3.17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1" text:level="2">
        <style:list-level-properties text:space-before="1.905cm" text:min-label-width="3.17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2" text:level="3">
        <style:list-level-properties text:min-label-width="6.35cm" text:min-label-distance="2.85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7Level3" text:level="4">
        <style:list-level-properties text:space-before="4.445cm" text:min-label-width="3.17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4" text:level="5">
        <style:list-level-properties text:space-before="5.715cm" text:min-label-width="3.17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5" text:level="6">
        <style:list-level-properties text:min-label-width="10.16cm" text:min-label-distance="2.85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7Level6" text:level="7">
        <style:list-level-properties text:space-before="8.255cm" text:min-label-width="3.17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7" text:level="8">
        <style:list-level-properties text:space-before="9.525cm" text:min-label-width="3.17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8" text:level="9">
        <style:list-level-properties text:min-label-width="13.97cm" text:min-label-distance="2.85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8Level0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8Level1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8Level2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8Level3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8Level4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8Level5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8Level6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8Level7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List28Level8" style:family="text">
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text:list-style style:name="LS28">
      <text:list-level-style-number style:num-format="1" text:style-name="List28Level0" style:num-suffix="." text:level="1">
        <style:list-level-properties text:space-before="0.63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a" text:style-name="List28Level1" style:num-suffix="." text:level="2">
        <style:list-level-properties text:space-before="1.90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i" text:style-name="List28Level2" style:num-suffix="." text:level="3">
        <style:list-level-properties text:min-label-width="3.81cm" text:min-label-distance="0.318cm" fo:text-align="end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1" text:style-name="List28Level3" style:num-suffix="." text:level="4">
        <style:list-level-properties text:space-before="4.44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a" text:style-name="List28Level4" style:num-suffix="." text:level="5">
        <style:list-level-properties text:space-before="5.71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i" text:style-name="List28Level5" style:num-suffix="." text:level="6">
        <style:list-level-properties text:min-label-width="7.62cm" text:min-label-distance="0.318cm" fo:text-align="end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1" text:style-name="List28Level6" style:num-suffix="." text:level="7">
        <style:list-level-properties text:space-before="8.25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a" text:style-name="List28Level7" style:num-suffix="." text:level="8">
        <style:list-level-properties text:space-before="9.525cm" text:min-label-width="0.635cm" fo:text-align="start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  <text:list-level-style-number style:num-format="i" text:style-name="List28Level8" style:num-suffix="." text:level="9">
        <style:list-level-properties text:min-label-width="11.43cm" text:min-label-distance="0.318cm" fo:text-align="end"/>
        <style:text-properties fo:background-color="#ffffff" style:text-line-through-style="none" fo:font-style="normal" style:font-style-asian="normal" style:font-style-complex="normal" fo:color="#1f497d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  </text:list-level-style-number>
    </text:list-style>
    <style:style style:name="List2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9">
      <text:list-level-style-bullet text:bullet-char="●" text:style-name="List2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0">
      <text:list-level-style-bullet text:bullet-char="●" text:style-name="List3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7.94cm" fo:page-height="21.59cm" fo:padding-top="0cm" fo:margin-top="0.635cm" fo:padding-bottom="0cm" fo:margin-bottom="0.635cm" fo:padding-left="0cm" fo:margin-left="1.27cm" fo:padding-right="0cm" fo:margin-right="3.17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